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"/>
    <style:style style:name="P2" style:family="paragraph" style:parent-style-name="Standard" style:list-style-name="">
      <style:text-properties fo:color="#008000" fo:font-size="10pt" style:font-size-asian="10pt" style:font-size-complex="10pt"/>
    </style:style>
    <style:style style:name="P3" style:family="paragraph" style:parent-style-name="Standard" style:list-style-name="">
      <style:text-properties fo:color="#008000" fo:font-size="10pt" fo:background-color="#ffff00" style:font-size-asian="10pt" style:font-size-complex="10pt"/>
    </style:style>
    <style:style style:name="P4" style:family="paragraph" style:parent-style-name="Standard" style:list-style-name="">
      <style:text-properties fo:color="#000000" fo:font-size="10pt" style:font-size-asian="10pt" style:font-size-complex="10pt"/>
    </style:style>
    <style:style style:name="P5" style:family="paragraph" style:parent-style-name="Standard" style:list-style-name="">
      <style:text-properties fo:color="#000000" fo:font-size="10pt" fo:background-color="#ffff00" style:font-size-asian="10pt" style:font-size-complex="10pt"/>
    </style:style>
    <style:style style:name="P6" style:family="paragraph" style:parent-style-name="Standard" style:list-style-name="">
      <style:text-properties fo:background-color="#ffff00"/>
    </style:style>
    <style:style style:name="T1" style:family="text">
      <style:text-properties fo:color="#000000" fo:font-size="10pt" style:font-size-asian="10pt" style:font-size-complex="10pt"/>
    </style:style>
    <style:style style:name="T2" style:family="text">
      <style:text-properties fo:color="#000000" fo:font-size="10pt" fo:font-weight="bold" style:font-size-asian="10pt" style:font-weight-asian="bold" style:font-size-complex="10pt" style:font-weight-complex="bold"/>
    </style:style>
    <style:style style:name="T3" style:family="text">
      <style:text-properties fo:color="#000000" fo:font-size="10pt" fo:background-color="#ffff00" style:font-size-asian="10pt" style:font-size-complex="10pt"/>
    </style:style>
    <style:style style:name="T4" style:family="text">
      <style:text-properties fo:color="#000080" fo:font-size="10pt" fo:font-weight="bold" style:font-size-asian="10pt" style:font-weight-asian="bold" style:font-size-complex="10pt" style:font-weight-complex="bold"/>
    </style:style>
    <style:style style:name="T5" style:family="text">
      <style:text-properties fo:color="#000080" fo:font-size="10pt" fo:font-weight="bold" fo:background-color="#ffff00" style:font-size-asian="10pt" style:font-weight-asian="bold" style:font-size-complex="10pt" style:font-weight-complex="bold"/>
    </style:style>
    <style:style style:name="T6" style:family="text">
      <style:text-properties fo:color="#808080" fo:font-size="10pt" style:font-size-asian="10pt" style:font-size-complex="10pt"/>
    </style:style>
    <style:style style:name="T7" style:family="text">
      <style:text-properties fo:color="#0000ff" fo:font-size="10pt" fo:font-weight="bold" style:font-size-asian="10pt" style:font-weight-asian="bold" style:font-size-complex="10pt" style:font-weight-complex="bold"/>
    </style:style>
    <style:style style:name="T8" style:family="text">
      <style:text-properties fo:color="#ff0000" fo:font-size="10pt" style:font-size-asian="10pt" style:font-size-complex="10pt"/>
    </style:style>
    <style:style style:name="T9" style:family="text">
      <style:text-properties fo:color="#ff0000" fo:font-size="10pt" fo:background-color="#ffff00" style:font-size-asian="10pt" style:font-size-complex="10pt"/>
    </style:style>
    <style:style style:name="T10" style:family="text">
      <style:text-properties fo:color="#008000" fo:font-size="10pt" style:font-size-asian="10pt" style:font-size-complex="10pt"/>
    </style:style>
    <style:style style:name="T11" style:family="text">
      <style:text-properties fo:color="#ff00ff" fo:font-size="10pt" style:font-size-asian="10pt" style:font-size-complex="10pt"/>
    </style:style>
    <style:style style:name="T12" style:family="text">
      <style:text-properties fo:background-color="#ffff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#Summary of Changes from original file</text:p>
      <text:p text:style-name="P2"># Checker Tab added (def __init__ pg 5)</text:p>
      <text:p text:style-name="P2"># checkedGcode and checkMode variables added (def __init__ pg 7)</text:p>
      <text:p text:style-name="P2"># checkGode frame and button added (def __init__ pg 14)</text:p>
      <text:p text:style-name="P2"># checkertab added (def _checkerTab pg 21)</text:p>
      <text:p text:style-name="P2"># checkMode flag set if $C issued via Command line (def commandExecute pg 39)</text:p>
      <text:p text:style-name="P2"># def checkGcode added to so checking occurs (pg 53) 2 step approach needed so that Grbl response to $C didn't 'contaminate' snt/resp compilation</text:p>
      <text:p text:style-name="P2"># steps in def initRun() (pg 59) <text:s/>removed (more contamination – better solution req'd)</text:p>
      <text:p text:style-name="P2"># 'if checkMode' code added to def runEnded (pg 61) to update checker text</text:p>
      <text:p text:style-name="P2"># 'if checkMode' code added to def serialIO() (pg 62) so that checking continues to end of gcode file</text:p>
      <text:p text:style-name="P2"># 'if checkMode' code added to def monitorSerial() (pg 63) to capture gcode snt and grbl resp</text:p>
      <text:p text:style-name="P2"/>
      <text:p text:style-name="P2"/>
      <text:p text:style-name="P2"># Additional changes – to fit letterbox screen</text:p>
      <text:p text:style-name="P2"># Status from moved into Control Tab (def __init__ &amp; def _controlTab code on pg 3-4 moved to 7-8)</text:p>
      <text:p text:style-name="P2"># Control Tab made into a paned window</text:p>
      <text:p text:style-name="P2"/>
      <text:p text:style-name="P2"/>
      <text:p text:style-name="P2">#!/usr/bin/python</text:p>
      <text:p text:style-name="P2"># -*- coding: latin1 -*-</text:p>
      <text:p text:style-name="P2"># $Id: bCNC.py,v 1.6 2014/10/15 15:04:48 bnv Exp bnv $</text:p>
      <text:p text:style-name="P2">#</text:p>
      <text:p text:style-name="P2"># Author: vvlachoudis@gmail.com</text:p>
      <text:p text:style-name="P2"># Date: 24-Aug-2014</text:p>
      <text:p text:style-name="P4"/>
      <text:p text:style-name="P1"><text:span text:style-name="T1">__version__ </text:span><text:span text:style-name="T4">=</text:span><text:span text:style-name="T1"> </text:span><text:span text:style-name="T6">"0.4.9"</text:span></text:p>
      <text:p text:style-name="P1"><text:span text:style-name="T1">__date__ <text:s text:c="3"/></text:span><text:span text:style-name="T4">=</text:span><text:span text:style-name="T1"> </text:span><text:span text:style-name="T6">"18 Jun 2015"</text:span></text:p>
      <text:p text:style-name="P1"><text:span text:style-name="T1">__author__ <text:s/></text:span><text:span text:style-name="T4">=</text:span><text:span text:style-name="T1"> </text:span><text:span text:style-name="T6">"Vasilis Vlachoudis"</text:span></text:p>
      <text:p text:style-name="P1"><text:span text:style-name="T1">__email__ <text:s text:c="2"/></text:span><text:span text:style-name="T4">=</text:span><text:span text:style-name="T1"> </text:span><text:span text:style-name="T6">"vvlachoudis@gmail.com"</text:span></text:p>
      <text:p text:style-name="P4"/>
      <text:p text:style-name="P1"><text:span text:style-name="T7">import</text:span><text:span text:style-name="T1"> os</text:span></text:p>
      <text:p text:style-name="P1"><text:span text:style-name="T7">import</text:span><text:span text:style-name="T1"> re</text:span></text:p>
      <text:p text:style-name="P1"><text:span text:style-name="T7">import</text:span><text:span text:style-name="T1"> sys</text:span></text:p>
      <text:p text:style-name="P1"><text:span text:style-name="T7">import</text:span><text:span text:style-name="T1"> pdb</text:span></text:p>
      <text:p text:style-name="P1"><text:span text:style-name="T7">import</text:span><text:span text:style-name="T1"> glob</text:span></text:p>
      <text:p text:style-name="P1"><text:span text:style-name="T7">import</text:span><text:span text:style-name="T1"> math</text:span></text:p>
      <text:p text:style-name="P1"><text:span text:style-name="T7">import</text:span><text:span text:style-name="T1"> time</text:span></text:p>
      <text:p text:style-name="P1"><text:span text:style-name="T7">import</text:span><text:span text:style-name="T1"> getopt</text:span></text:p>
      <text:p text:style-name="P1"><text:span text:style-name="T7">import</text:span><text:span text:style-name="T1"> string</text:span></text:p>
      <text:p text:style-name="P1"><text:span text:style-name="T7">import</text:span><text:span text:style-name="T1"> serial</text:span></text:p>
      <text:p text:style-name="P1"><text:span text:style-name="T7">import</text:span><text:span text:style-name="T1"> socket</text:span></text:p>
      <text:p text:style-name="P1"><text:span text:style-name="T7">import</text:span><text:span text:style-name="T1"> threading</text:span></text:p>
      <text:p text:style-name="P1"><text:span text:style-name="T7">import</text:span><text:span text:style-name="T1"> webbrowser</text:span></text:p>
      <text:p text:style-name="P1"><text:span text:style-name="T7">try</text:span><text:span text:style-name="T4">:</text:span></text:p>
      <text:p text:style-name="P1"><text:span text:style-name="T1"><text:tab/></text:span><text:span text:style-name="T7">from</text:span><text:span text:style-name="T1"> serial</text:span><text:span text:style-name="T4">.</text:span><text:span text:style-name="T1">tools</text:span><text:span text:style-name="T4">.</text:span><text:span text:style-name="T1">list_ports </text:span><text:span text:style-name="T7">import</text:span><text:span text:style-name="T1"> comports</text:span></text:p>
      <text:p text:style-name="P1"><text:span text:style-name="T7">except</text:span><text:span text:style-name="T4">:</text:span></text:p>
      <text:p text:style-name="P1"><text:span text:style-name="T1"><text:tab/></text:span><text:span text:style-name="T7">from</text:span><text:span text:style-name="T1"> Utils </text:span><text:span text:style-name="T7">import</text:span><text:span text:style-name="T1"> comports</text:span></text:p>
      <text:p text:style-name="P4"/>
      <text:p text:style-name="P1"><text:span text:style-name="T7">try</text:span><text:span text:style-name="T4">:</text:span></text:p>
      <text:p text:style-name="P1"><text:span text:style-name="T1"><text:tab/></text:span><text:span text:style-name="T7">import</text:span><text:span text:style-name="T1"> Tkinter</text:span></text:p>
      <text:p text:style-name="P1"><text:span text:style-name="T1"><text:tab/></text:span><text:span text:style-name="T7">from</text:span><text:span text:style-name="T1"> Queue </text:span><text:span text:style-name="T7">import</text:span><text:span text:style-name="T1"> </text:span><text:span text:style-name="T4">*</text:span></text:p>
      <text:p text:style-name="P1"><text:span text:style-name="T1"><text:tab/></text:span><text:span text:style-name="T7">from</text:span><text:span text:style-name="T1"> Tkinter </text:span><text:span text:style-name="T7">import</text:span><text:span text:style-name="T1"> </text:span><text:span text:style-name="T4">*</text:span></text:p>
      <text:p text:style-name="P1"><text:span text:style-name="T1"><text:tab/></text:span><text:span text:style-name="T7">import</text:span><text:span text:style-name="T1"> ConfigParser</text:span></text:p>
      <text:p text:style-name="P1"><text:span text:style-name="T1"><text:tab/></text:span><text:span text:style-name="T7">import</text:span><text:span text:style-name="T1"> tkMessageBox</text:span></text:p>
      <text:p text:style-name="P1"><text:span text:style-name="T7">except</text:span><text:span text:style-name="T1"> ImportError</text:span><text:span text:style-name="T4">:</text:span></text:p>
      <text:p text:style-name="P1"><text:span text:style-name="T1"><text:tab/></text:span><text:span text:style-name="T7">import</text:span><text:span text:style-name="T1"> tkinter</text:span></text:p>
      <text:p text:style-name="P1"><text:span text:style-name="T1"><text:tab/></text:span><text:span text:style-name="T7">from</text:span><text:span text:style-name="T1"> queue </text:span><text:span text:style-name="T7">import</text:span><text:span text:style-name="T1"> </text:span><text:span text:style-name="T4">*</text:span></text:p>
      <text:p text:style-name="P1"><text:span text:style-name="T1"><text:tab/></text:span><text:span text:style-name="T7">from</text:span><text:span text:style-name="T1"> tkinter </text:span><text:span text:style-name="T7">import</text:span><text:span text:style-name="T1"> </text:span><text:span text:style-name="T4">*</text:span></text:p>
      <text:p text:style-name="P1"><text:span text:style-name="T1"><text:tab/></text:span><text:span text:style-name="T7">import</text:span><text:span text:style-name="T1"> configparser </text:span><text:span text:style-name="T7">as</text:span><text:span text:style-name="T1"> ConfigParser</text:span></text:p>
      <text:p text:style-name="P1"><text:soft-page-break/><text:span text:style-name="T1"><text:tab/></text:span><text:span text:style-name="T7">import</text:span><text:span text:style-name="T1"> tkinter</text:span><text:span text:style-name="T4">.</text:span><text:span text:style-name="T1">messagebox </text:span><text:span text:style-name="T7">as</text:span><text:span text:style-name="T1"> tkMessageBox</text:span></text:p>
      <text:p text:style-name="P4"/>
      <text:p text:style-name="P1"><text:span text:style-name="T7">import</text:span><text:span text:style-name="T1"> rexx</text:span></text:p>
      <text:p text:style-name="P1"><text:span text:style-name="T7">import</text:span><text:span text:style-name="T1"> tkExtra</text:span></text:p>
      <text:p text:style-name="P1"><text:span text:style-name="T7">import</text:span><text:span text:style-name="T1"> Unicode</text:span></text:p>
      <text:p text:style-name="P1"><text:span text:style-name="T7">import</text:span><text:span text:style-name="T1"> bFileDialog</text:span></text:p>
      <text:p text:style-name="P4"/>
      <text:p text:style-name="P1"><text:span text:style-name="T7">import</text:span><text:span text:style-name="T1"> CNC</text:span></text:p>
      <text:p text:style-name="P1"><text:span text:style-name="T7">import</text:span><text:span text:style-name="T1"> Utils</text:span></text:p>
      <text:p text:style-name="P1"><text:span text:style-name="T7">import</text:span><text:span text:style-name="T1"> CNCList</text:span></text:p>
      <text:p text:style-name="P1"><text:span text:style-name="T7">import</text:span><text:span text:style-name="T1"> CNCTree</text:span></text:p>
      <text:p text:style-name="P1"><text:span text:style-name="T7">import</text:span><text:span text:style-name="T1"> CNCTools</text:span></text:p>
      <text:p text:style-name="P1"><text:span text:style-name="T7">import</text:span><text:span text:style-name="T1"> CNCCanvas</text:span></text:p>
      <text:p text:style-name="P1"><text:span text:style-name="T7">import</text:span><text:span text:style-name="T1"> CNCPendant</text:span></text:p>
      <text:p text:style-name="P4"/>
      <text:p text:style-name="P1"><text:span text:style-name="T1">BAUDS </text:span><text:span text:style-name="T4">=</text:span><text:span text:style-name="T1"> </text:span><text:span text:style-name="T4">[</text:span><text:span text:style-name="T8">2400</text:span><text:span text:style-name="T4">,</text:span><text:span text:style-name="T1"> </text:span><text:span text:style-name="T8">4800</text:span><text:span text:style-name="T4">,</text:span><text:span text:style-name="T1"> </text:span><text:span text:style-name="T8">9600</text:span><text:span text:style-name="T4">,</text:span><text:span text:style-name="T1"> </text:span><text:span text:style-name="T8">19200</text:span><text:span text:style-name="T4">,</text:span><text:span text:style-name="T1"> </text:span><text:span text:style-name="T8">38400</text:span><text:span text:style-name="T4">,</text:span><text:span text:style-name="T1"> </text:span><text:span text:style-name="T8">57600</text:span><text:span text:style-name="T4">,</text:span><text:span text:style-name="T1"> </text:span><text:span text:style-name="T8">115200</text:span><text:span text:style-name="T4">]</text:span></text:p>
      <text:p text:style-name="P4"/>
      <text:p text:style-name="P1"><text:span text:style-name="T1">SERIAL_POLL <text:s text:c="2"/></text:span><text:span text:style-name="T4">=</text:span><text:span text:style-name="T1"> </text:span><text:span text:style-name="T8">0.250</text:span><text:span text:style-name="T1"><text:tab/></text:span><text:span text:style-name="T10"># s</text:span></text:p>
      <text:p text:style-name="P1"><text:span text:style-name="T1">G_POLL <text:s text:c="7"/></text:span><text:span text:style-name="T4">=</text:span><text:span text:style-name="T1"> </text:span><text:span text:style-name="T8">10</text:span><text:span text:style-name="T1"><text:tab/></text:span><text:span text:style-name="T10"># s</text:span></text:p>
      <text:p text:style-name="P1"><text:span text:style-name="T1">MONITOR_AFTER </text:span><text:span text:style-name="T4">=</text:span><text:span text:style-name="T1"> <text:s/></text:span><text:span text:style-name="T8">250</text:span><text:span text:style-name="T1"><text:tab/></text:span><text:span text:style-name="T10"># ms</text:span></text:p>
      <text:p text:style-name="P1"><text:span text:style-name="T1">DRAW_AFTER <text:s text:c="3"/></text:span><text:span text:style-name="T4">=</text:span><text:span text:style-name="T1"> <text:s/></text:span><text:span text:style-name="T8">300</text:span><text:span text:style-name="T1"><text:tab/></text:span><text:span text:style-name="T10"># ms</text:span></text:p>
      <text:p text:style-name="P4"/>
      <text:p text:style-name="P1"><text:span text:style-name="T1">RX_BUFFER_SIZE </text:span><text:span text:style-name="T4">=</text:span><text:span text:style-name="T1"> </text:span><text:span text:style-name="T8">128</text:span></text:p>
      <text:p text:style-name="P4"/>
      <text:p text:style-name="P1"><text:span text:style-name="T1">MAX_HISTORY <text:s/></text:span><text:span text:style-name="T4">=</text:span><text:span text:style-name="T1"> </text:span><text:span text:style-name="T8">500</text:span></text:p>
      <text:p text:style-name="P4"/>
      <text:p text:style-name="P1"><text:span text:style-name="T1">GPAT <text:s text:c="4"/></text:span><text:span text:style-name="T4">=</text:span><text:span text:style-name="T1"> re</text:span><text:span text:style-name="T4">.</text:span><text:span text:style-name="T1">compile</text:span><text:span text:style-name="T4">(</text:span><text:span text:style-name="T6">r"[A-Za-z]\d+.*"</text:span><text:span text:style-name="T4">)</text:span></text:p>
      <text:p text:style-name="P1"><text:span text:style-name="T1">LINEPAT <text:s/></text:span><text:span text:style-name="T4">=</text:span><text:span text:style-name="T1"> re</text:span><text:span text:style-name="T4">.</text:span><text:span text:style-name="T1">compile</text:span><text:span text:style-name="T4">(</text:span><text:span text:style-name="T6">r"^(.*?)\n(.*)"</text:span><text:span text:style-name="T4">,</text:span><text:span text:style-name="T1"> re</text:span><text:span text:style-name="T4">.</text:span><text:span text:style-name="T1">DOTALL</text:span><text:span text:style-name="T4">|</text:span><text:span text:style-name="T1">re</text:span><text:span text:style-name="T4">.</text:span><text:span text:style-name="T1">MULTILINE</text:span><text:span text:style-name="T4">)</text:span></text:p>
      <text:p text:style-name="P1"><text:span text:style-name="T1">STATUSPAT</text:span><text:span text:style-name="T4">=</text:span><text:span text:style-name="T1"> re</text:span><text:span text:style-name="T4">.</text:span><text:span text:style-name="T1">compile</text:span><text:span text:style-name="T4">(</text:span><text:span text:style-name="T6">r"^&lt;(.*?),MPos:([+\-]?\d*\.\d*),([+\-]?\d*\.\d*),([+\-]?\d*\.\d*),WPos:([+\-]?\d*\.\d*),([+\-]?\d*\.\d*),([+\-]?\d*\.\d*)&gt;$"</text:span><text:span text:style-name="T4">)</text:span></text:p>
      <text:p text:style-name="P1"><text:span text:style-name="T1">POSPAT <text:s text:c="2"/></text:span><text:span text:style-name="T4">=</text:span><text:span text:style-name="T1"> re</text:span><text:span text:style-name="T4">.</text:span><text:span text:style-name="T1">compile</text:span><text:span text:style-name="T4">(</text:span><text:span text:style-name="T6">r"^\[(...):([+\-]?\d*\.\d*),([+\-]?\d*\.\d*),([+\-]?\d*\.\d*):?(\d*)\]$"</text:span><text:span text:style-name="T4">)</text:span></text:p>
      <text:p text:style-name="P1"><text:span text:style-name="T1">TLOPAT <text:s text:c="2"/></text:span><text:span text:style-name="T4">=</text:span><text:span text:style-name="T1"> re</text:span><text:span text:style-name="T4">.</text:span><text:span text:style-name="T1">compile</text:span><text:span text:style-name="T4">(</text:span><text:span text:style-name="T6">r"^\[(...):([+\-]?\d*\.\d*)\]$"</text:span><text:span text:style-name="T4">)</text:span></text:p>
      <text:p text:style-name="P4"/>
      <text:p text:style-name="P1"><text:span text:style-name="T1">_LOWSTEP <text:s text:c="2"/></text:span><text:span text:style-name="T4">=</text:span><text:span text:style-name="T1"> </text:span><text:span text:style-name="T8">0.0001</text:span></text:p>
      <text:p text:style-name="P1"><text:span text:style-name="T1">_HIGHSTEP <text:s/></text:span><text:span text:style-name="T4">=</text:span><text:span text:style-name="T1"> </text:span><text:span text:style-name="T8">1000.0</text:span></text:p>
      <text:p text:style-name="P4"/>
      <text:p text:style-name="P1"><text:span text:style-name="T1">NOT_CONNECTED </text:span><text:span text:style-name="T4">=</text:span><text:span text:style-name="T1"> </text:span><text:span text:style-name="T6">"Not connected"</text:span></text:p>
      <text:p text:style-name="P4"/>
      <text:p text:style-name="P1"><text:span text:style-name="T1">WCS <text:s/></text:span><text:span text:style-name="T4">=</text:span><text:span text:style-name="T1"> </text:span><text:span text:style-name="T4">[</text:span><text:span text:style-name="T6">"G54"</text:span><text:span text:style-name="T4">,</text:span><text:span text:style-name="T1"> </text:span><text:span text:style-name="T6">"G55"</text:span><text:span text:style-name="T4">,</text:span><text:span text:style-name="T1"> </text:span><text:span text:style-name="T6">"G56"</text:span><text:span text:style-name="T4">,</text:span><text:span text:style-name="T1"> </text:span><text:span text:style-name="T6">"G57"</text:span><text:span text:style-name="T4">,</text:span><text:span text:style-name="T1"> </text:span><text:span text:style-name="T6">"G58"</text:span><text:span text:style-name="T4">,</text:span><text:span text:style-name="T1"> </text:span><text:span text:style-name="T6">"G59"</text:span><text:span text:style-name="T4">]</text:span></text:p>
      <text:p text:style-name="P1"><text:span text:style-name="T1">ZERO </text:span><text:span text:style-name="T4">=</text:span><text:span text:style-name="T1"> </text:span><text:span text:style-name="T4">[</text:span><text:span text:style-name="T6">"G28"</text:span><text:span text:style-name="T4">,</text:span><text:span text:style-name="T1"> </text:span><text:span text:style-name="T6">"G30"</text:span><text:span text:style-name="T4">,</text:span><text:span text:style-name="T1"> </text:span><text:span text:style-name="T6">"G92"</text:span><text:span text:style-name="T4">]</text:span></text:p>
      <text:p text:style-name="P4"/>
      <text:p text:style-name="P1"><text:span text:style-name="T1">STATECOLOR </text:span><text:span text:style-name="T4">=</text:span><text:span text:style-name="T1"> </text:span><text:span text:style-name="T4">{</text:span><text:span text:style-name="T1"><text:tab/></text:span><text:span text:style-name="T6">"Alarm"</text:span><text:span text:style-name="T4">:</text:span><text:span text:style-name="T1"> </text:span><text:span text:style-name="T6">"Red"</text:span><text:span text:style-name="T4">,</text:span></text:p>
      <text:p text:style-name="P1"><text:span text:style-name="T1"><text:tab/><text:tab/></text:span><text:span text:style-name="T6">"Run"</text:span><text:span text:style-name="T1"> <text:s/></text:span><text:span text:style-name="T4">:</text:span><text:span text:style-name="T1"> </text:span><text:span text:style-name="T6">"LightGreen"</text:span><text:span text:style-name="T4">,</text:span></text:p>
      <text:p text:style-name="P1"><text:span text:style-name="T1"><text:tab/><text:tab/></text:span><text:span text:style-name="T6">"Hold"</text:span><text:span text:style-name="T1"> </text:span><text:span text:style-name="T4">:</text:span><text:span text:style-name="T1"> </text:span><text:span text:style-name="T6">"Orange"</text:span><text:span text:style-name="T4">,</text:span></text:p>
      <text:p text:style-name="P1"><text:span text:style-name="T1"><text:tab/><text:tab/></text:span><text:span text:style-name="T6">"Connected"</text:span><text:span text:style-name="T1"> </text:span><text:span text:style-name="T4">:</text:span><text:span text:style-name="T1"> </text:span><text:span text:style-name="T6">"Orange"</text:span><text:span text:style-name="T4">,</text:span></text:p>
      <text:p text:style-name="P1"><text:span text:style-name="T1"><text:tab/><text:tab/>NOT_CONNECTED</text:span><text:span text:style-name="T4">:</text:span><text:span text:style-name="T1"> </text:span><text:span text:style-name="T6">"OrangeRed"</text:span><text:span text:style-name="T4">}</text:span></text:p>
      <text:p text:style-name="P1"><text:span text:style-name="T1">STATECOLORDEF </text:span><text:span text:style-name="T4">=</text:span><text:span text:style-name="T1"> </text:span><text:span text:style-name="T6">"LightYellow"</text:span></text:p>
      <text:p text:style-name="P4"/>
      <text:p text:style-name="P1"><text:span text:style-name="T1">DISTANCE_MODE </text:span><text:span text:style-name="T4">=</text:span><text:span text:style-name="T1"> </text:span><text:span text:style-name="T4">{</text:span><text:span text:style-name="T1"> </text:span><text:span text:style-name="T6">"G90"</text:span><text:span text:style-name="T1"> </text:span><text:span text:style-name="T4">:</text:span><text:span text:style-name="T1"> </text:span><text:span text:style-name="T6">"Absolute"</text:span><text:span text:style-name="T4">,</text:span></text:p>
      <text:p text:style-name="P1"><text:span text:style-name="T1"><text:tab/><text:tab/> <text:s/></text:span><text:span text:style-name="T6">"G91"</text:span><text:span text:style-name="T1"> </text:span><text:span text:style-name="T4">:</text:span><text:span text:style-name="T1"> </text:span><text:span text:style-name="T6">"Incremental"</text:span><text:span text:style-name="T1"> </text:span><text:span text:style-name="T4">}</text:span></text:p>
      <text:p text:style-name="P1"><text:span text:style-name="T1">FEED_MODE <text:s text:c="4"/></text:span><text:span text:style-name="T4">=</text:span><text:span text:style-name="T1"> </text:span><text:span text:style-name="T4">{</text:span><text:span text:style-name="T1"> </text:span><text:span text:style-name="T6">"G93"</text:span><text:span text:style-name="T1"> </text:span><text:span text:style-name="T4">:</text:span><text:span text:style-name="T1"> </text:span><text:span text:style-name="T6">"1/Time"</text:span><text:span text:style-name="T4">,</text:span></text:p>
      <text:p text:style-name="P1"><text:span text:style-name="T1"><text:tab/><text:tab/> <text:s/></text:span><text:span text:style-name="T6">"G94"</text:span><text:span text:style-name="T1"> </text:span><text:span text:style-name="T4">:</text:span><text:span text:style-name="T1"> </text:span><text:span text:style-name="T6">"unit/min"</text:span><text:span text:style-name="T4">,</text:span></text:p>
      <text:p text:style-name="P1"><text:span text:style-name="T1"><text:tab/><text:tab/> <text:s/></text:span><text:span text:style-name="T6">"G95"</text:span><text:span text:style-name="T1"> </text:span><text:span text:style-name="T4">:</text:span><text:span text:style-name="T1"> </text:span><text:span text:style-name="T6">"unit/rev"</text:span><text:span text:style-name="T4">}</text:span></text:p>
      <text:p text:style-name="P1"><text:span text:style-name="T1">UNITS <text:s text:c="8"/></text:span><text:span text:style-name="T4">=</text:span><text:span text:style-name="T1"> </text:span><text:span text:style-name="T4">{</text:span><text:span text:style-name="T1"> </text:span><text:span text:style-name="T6">"G20"</text:span><text:span text:style-name="T1"> </text:span><text:span text:style-name="T4">:</text:span><text:span text:style-name="T1"> </text:span><text:span text:style-name="T6">"inch"</text:span><text:span text:style-name="T4">,</text:span></text:p>
      <text:p text:style-name="P1"><text:span text:style-name="T1"><text:tab/><text:tab/> <text:s/></text:span><text:span text:style-name="T6">"G21"</text:span><text:span text:style-name="T1"> </text:span><text:span text:style-name="T4">:</text:span><text:span text:style-name="T1"> </text:span><text:span text:style-name="T6">"mm"</text:span><text:span text:style-name="T1"> </text:span><text:span text:style-name="T4">}</text:span></text:p>
      <text:p text:style-name="P1"><text:span text:style-name="T1">PLANE <text:s text:c="8"/></text:span><text:span text:style-name="T4">=</text:span><text:span text:style-name="T1"> </text:span><text:span text:style-name="T4">{</text:span><text:span text:style-name="T1"> </text:span><text:span text:style-name="T6">"G17"</text:span><text:span text:style-name="T1"> </text:span><text:span text:style-name="T4">:</text:span><text:span text:style-name="T1"> </text:span><text:span text:style-name="T6">"XY"</text:span><text:span text:style-name="T4">,</text:span></text:p>
      <text:p text:style-name="P1"><text:span text:style-name="T1"><text:tab/><text:tab/> <text:s/></text:span><text:span text:style-name="T6">"G18"</text:span><text:span text:style-name="T1"> </text:span><text:span text:style-name="T4">:</text:span><text:span text:style-name="T1"> </text:span><text:span text:style-name="T6">"ZX"</text:span><text:span text:style-name="T4">,</text:span></text:p>
      <text:p text:style-name="P1"><text:span text:style-name="T1"><text:tab/><text:tab/> <text:s/></text:span><text:span text:style-name="T6">"G19"</text:span><text:span text:style-name="T1"> </text:span><text:span text:style-name="T4">:</text:span><text:span text:style-name="T1"> </text:span><text:span text:style-name="T6">"YZ"</text:span><text:span text:style-name="T1"> </text:span><text:span text:style-name="T4">}</text:span></text:p>
      <text:p text:style-name="P4"/>
      <text:p text:style-name="P2">#==============================================================================</text:p>
      <text:p text:style-name="P2"># Main Application window</text:p>
      <text:p text:style-name="P2">#==============================================================================</text:p>
      <text:p text:style-name="P1"><text:span text:style-name="T7">class</text:span><text:span text:style-name="T1"> </text:span><text:span text:style-name="T2">Application</text:span><text:span text:style-name="T4">(</text:span><text:span text:style-name="T1">Toplevel</text:span><text:span text:style-name="T4">):</text:span></text:p>
      <text:p text:style-name="P1"><text:soft-page-break/><text:span text:style-name="T1"><text:tab/></text:span><text:span text:style-name="T7">def</text:span><text:span text:style-name="T1"> </text:span><text:span text:style-name="T11">__init__</text:span><text:span text:style-name="T4">(</text:span><text:span text:style-name="T1">self</text:span><text:span text:style-name="T4">,</text:span><text:span text:style-name="T1"> master</text:span><text:span text:style-name="T4">,</text:span><text:span text:style-name="T1"> </text:span><text:span text:style-name="T4">**</text:span><text:span text:style-name="T1">kw</text:span><text:span text:style-name="T4">):</text:span></text:p>
      <text:p text:style-name="P1"><text:span text:style-name="T1"><text:tab/><text:tab/>Toplevel</text:span><text:span text:style-name="T4">.</text:span><text:span text:style-name="T1">__init__</text:span><text:span text:style-name="T4">(</text:span><text:span text:style-name="T1">self</text:span><text:span text:style-name="T4">,</text:span><text:span text:style-name="T1"> master</text:span><text:span text:style-name="T4">,</text:span><text:span text:style-name="T1"> </text:span><text:span text:style-name="T4">**</text:span><text:span text:style-name="T1">kw</text:span><text:span text:style-name="T4">)</text:span></text:p>
      <text:p text:style-name="P1"><text:span text:style-name="T1"><text:tab/><text:tab/>self</text:span><text:span text:style-name="T4">.</text:span><text:span text:style-name="T1">iconbitmap</text:span><text:span text:style-name="T4">(</text:span><text:span text:style-name="T6">"@%s/bCNC.xbm"</text:span><text:span text:style-name="T4">%(</text:span><text:span text:style-name="T1">Utils</text:span><text:span text:style-name="T4">.</text:span><text:span text:style-name="T1">prgpath</text:span><text:span text:style-name="T4">))</text:span></text:p>
      <text:p text:style-name="P1"><text:span text:style-name="T1"><text:tab/><text:tab/>self</text:span><text:span text:style-name="T4">.</text:span><text:span text:style-name="T1">title</text:span><text:span text:style-name="T4">(</text:span><text:span text:style-name="T1">Utils</text:span><text:span text:style-name="T4">.</text:span><text:span text:style-name="T1">__prg__</text:span><text:span text:style-name="T4">)</text:span></text:p>
      <text:p text:style-name="P1"><text:span text:style-name="T1"><text:tab/><text:tab/>self</text:span><text:span text:style-name="T4">.</text:span><text:span text:style-name="T1">widgets </text:span><text:span text:style-name="T4">=</text:span><text:span text:style-name="T1"> </text:span><text:span text:style-name="T4">[]</text:span></text:p>
      <text:p text:style-name="P4"/>
      <text:p text:style-name="P1"><text:span text:style-name="T1"><text:tab/><text:tab/></text:span><text:span text:style-name="T10"># Global variables</text:span></text:p>
      <text:p text:style-name="P1"><text:span text:style-name="T1"><text:tab/><text:tab/>self</text:span><text:span text:style-name="T4">.</text:span><text:span text:style-name="T1">history <text:s text:c="4"/></text:span><text:span text:style-name="T4">=</text:span><text:span text:style-name="T1"> </text:span><text:span text:style-name="T4">[]</text:span></text:p>
      <text:p text:style-name="P1"><text:span text:style-name="T1"><text:tab/><text:tab/>self</text:span><text:span text:style-name="T4">.</text:span><text:span text:style-name="T1">_historyPos </text:span><text:span text:style-name="T4">=</text:span><text:span text:style-name="T1"> </text:span><text:span text:style-name="T7">None</text:span></text:p>
      <text:p text:style-name="P1"><text:span text:style-name="T1"><text:tab/><text:tab/>CNC</text:span><text:span text:style-name="T4">.</text:span><text:span text:style-name="T1">CNC</text:span><text:span text:style-name="T4">.</text:span><text:span text:style-name="T1">loadConfig</text:span><text:span text:style-name="T4">(</text:span><text:span text:style-name="T1">Utils</text:span><text:span text:style-name="T4">.</text:span><text:span text:style-name="T1">config</text:span><text:span text:style-name="T4">)</text:span></text:p>
      <text:p text:style-name="P1"><text:span text:style-name="T1"><text:tab/><text:tab/>self</text:span><text:span text:style-name="T4">.</text:span><text:span text:style-name="T1">gcode </text:span><text:span text:style-name="T4">=</text:span><text:span text:style-name="T1"> CNC</text:span><text:span text:style-name="T4">.</text:span><text:span text:style-name="T1">GCode</text:span><text:span text:style-name="T4">()</text:span></text:p>
      <text:p text:style-name="P1"><text:span text:style-name="T1"><text:tab/><text:tab/>self</text:span><text:span text:style-name="T4">.</text:span><text:span text:style-name="T1">cnc <text:s text:c="2"/></text:span><text:span text:style-name="T4">=</text:span><text:span text:style-name="T1"> self</text:span><text:span text:style-name="T4">.</text:span><text:span text:style-name="T1">gcode</text:span><text:span text:style-name="T4">.</text:span><text:span text:style-name="T1">cnc</text:span></text:p>
      <text:p text:style-name="P1"><text:span text:style-name="T1"><text:tab/><text:tab/>self</text:span><text:span text:style-name="T4">.</text:span><text:span text:style-name="T1">view <text:s/></text:span><text:span text:style-name="T4">=</text:span><text:span text:style-name="T1"> StringVar</text:span><text:span text:style-name="T4">()</text:span></text:p>
      <text:p text:style-name="P1"><text:span text:style-name="T1"><text:tab/><text:tab/>self</text:span><text:span text:style-name="T4">.</text:span><text:span text:style-name="T1">view</text:span><text:span text:style-name="T4">.</text:span><text:span text:style-name="T1">set</text:span><text:span text:style-name="T4">(</text:span><text:span text:style-name="T1">CNCCanvas</text:span><text:span text:style-name="T4">.</text:span><text:span text:style-name="T1">VIEWS</text:span><text:span text:style-name="T4">[</text:span><text:span text:style-name="T8">0</text:span><text:span text:style-name="T4">])</text:span></text:p>
      <text:p text:style-name="P1"><text:span text:style-name="T1"><text:tab/><text:tab/>self</text:span><text:span text:style-name="T4">.</text:span><text:span text:style-name="T1">view</text:span><text:span text:style-name="T4">.</text:span><text:span text:style-name="T1">trace</text:span><text:span text:style-name="T4">(</text:span><text:span text:style-name="T6">'w'</text:span><text:span text:style-name="T4">,</text:span><text:span text:style-name="T1"> self</text:span><text:span text:style-name="T4">.</text:span><text:span text:style-name="T1">viewChange</text:span><text:span text:style-name="T4">)</text:span></text:p>
      <text:p text:style-name="P1"><text:span text:style-name="T1"><text:tab/><text:tab/>self</text:span><text:span text:style-name="T4">.</text:span><text:span text:style-name="T1">tools </text:span><text:span text:style-name="T4">=</text:span><text:span text:style-name="T1"> CNCTools</text:span><text:span text:style-name="T4">.</text:span><text:span text:style-name="T1">Tools</text:span><text:span text:style-name="T4">(</text:span><text:span text:style-name="T1">self</text:span><text:span text:style-name="T4">.</text:span><text:span text:style-name="T1">gcode</text:span><text:span text:style-name="T4">)</text:span></text:p>
      <text:p text:style-name="P1"><text:span text:style-name="T1"><text:tab/><text:tab/>self</text:span><text:span text:style-name="T4">.</text:span><text:span text:style-name="T1">loadConfig</text:span><text:span text:style-name="T4">()</text:span><text:span text:style-name="T1"><text:tab/></text:span><text:span text:style-name="T10"># load rest of config</text:span></text:p>
      <text:p text:style-name="P1"><text:span text:style-name="T1"><text:tab/><text:tab/>self</text:span><text:span text:style-name="T4">.</text:span><text:span text:style-name="T1">gstate </text:span><text:span text:style-name="T4">=</text:span><text:span text:style-name="T1"> </text:span><text:span text:style-name="T4">{}</text:span><text:span text:style-name="T1"><text:tab/></text:span><text:span text:style-name="T10"># $G state results widget dictionary</text:span></text:p>
      <text:p text:style-name="P4"/>
      <text:p text:style-name="P1"><text:span text:style-name="T1"><text:tab/><text:tab/>self</text:span><text:span text:style-name="T4">.</text:span><text:span text:style-name="T1">draw_axes <text:s text:c="2"/></text:span><text:span text:style-name="T4">=</text:span><text:span text:style-name="T1"> BooleanVar</text:span><text:span text:style-name="T4">()</text:span></text:p>
      <text:p text:style-name="P1"><text:span text:style-name="T1"><text:tab/><text:tab/>self</text:span><text:span text:style-name="T4">.</text:span><text:span text:style-name="T1">draw_axes</text:span><text:span text:style-name="T4">.</text:span><text:span text:style-name="T1">set</text:span><text:span text:style-name="T4">(</text:span><text:span text:style-name="T1">bool</text:span><text:span text:style-name="T4">(</text:span><text:span text:style-name="T1">int</text:span><text:span text:style-name="T4">(</text:span><text:span text:style-name="T1">Utils</text:span><text:span text:style-name="T4">.</text:span><text:span text:style-name="T1">config</text:span><text:span text:style-name="T4">.</text:span><text:span text:style-name="T1">get</text:span><text:span text:style-name="T4">(</text:span><text:span text:style-name="T6">"Canvas"</text:span><text:span text:style-name="T4">,</text:span><text:span text:style-name="T6">"axes"</text:span><text:span text:style-name="T4">))))</text:span></text:p>
      <text:p text:style-name="P1"><text:span text:style-name="T1"><text:tab/><text:tab/>self</text:span><text:span text:style-name="T4">.</text:span><text:span text:style-name="T1">draw_grid <text:s text:c="2"/></text:span><text:span text:style-name="T4">=</text:span><text:span text:style-name="T1"> BooleanVar</text:span><text:span text:style-name="T4">()</text:span></text:p>
      <text:p text:style-name="P1"><text:span text:style-name="T1"><text:tab/><text:tab/>self</text:span><text:span text:style-name="T4">.</text:span><text:span text:style-name="T1">draw_grid</text:span><text:span text:style-name="T4">.</text:span><text:span text:style-name="T1">set</text:span><text:span text:style-name="T4">(</text:span><text:span text:style-name="T1">bool</text:span><text:span text:style-name="T4">(</text:span><text:span text:style-name="T1">int</text:span><text:span text:style-name="T4">(</text:span><text:span text:style-name="T1">Utils</text:span><text:span text:style-name="T4">.</text:span><text:span text:style-name="T1">config</text:span><text:span text:style-name="T4">.</text:span><text:span text:style-name="T1">get</text:span><text:span text:style-name="T4">(</text:span><text:span text:style-name="T6">"Canvas"</text:span><text:span text:style-name="T4">,</text:span><text:span text:style-name="T6">"grid"</text:span><text:span text:style-name="T4">))))</text:span></text:p>
      <text:p text:style-name="P1"><text:span text:style-name="T1"><text:tab/><text:tab/>self</text:span><text:span text:style-name="T4">.</text:span><text:span text:style-name="T1">draw_margin </text:span><text:span text:style-name="T4">=</text:span><text:span text:style-name="T1"> BooleanVar</text:span><text:span text:style-name="T4">()</text:span></text:p>
      <text:p text:style-name="P1"><text:span text:style-name="T1"><text:tab/><text:tab/>self</text:span><text:span text:style-name="T4">.</text:span><text:span text:style-name="T1">draw_margin</text:span><text:span text:style-name="T4">.</text:span><text:span text:style-name="T1">set</text:span><text:span text:style-name="T4">(</text:span><text:span text:style-name="T1">bool</text:span><text:span text:style-name="T4">(</text:span><text:span text:style-name="T1">int</text:span><text:span text:style-name="T4">(</text:span><text:span text:style-name="T1">Utils</text:span><text:span text:style-name="T4">.</text:span><text:span text:style-name="T1">config</text:span><text:span text:style-name="T4">.</text:span><text:span text:style-name="T1">get</text:span><text:span text:style-name="T4">(</text:span><text:span text:style-name="T6">"Canvas"</text:span><text:span text:style-name="T4">,</text:span><text:span text:style-name="T6">"margin"</text:span><text:span text:style-name="T4">))))</text:span></text:p>
      <text:p text:style-name="P1"><text:span text:style-name="T1"><text:tab/><text:tab/>self</text:span><text:span text:style-name="T4">.</text:span><text:span text:style-name="T1">draw_probe <text:s/></text:span><text:span text:style-name="T4">=</text:span><text:span text:style-name="T1"> BooleanVar</text:span><text:span text:style-name="T4">()</text:span></text:p>
      <text:p text:style-name="P1"><text:span text:style-name="T1"><text:tab/><text:tab/>self</text:span><text:span text:style-name="T4">.</text:span><text:span text:style-name="T1">draw_probe</text:span><text:span text:style-name="T4">.</text:span><text:span text:style-name="T1">set</text:span><text:span text:style-name="T4">(</text:span><text:span text:style-name="T1">bool</text:span><text:span text:style-name="T4">(</text:span><text:span text:style-name="T1">int</text:span><text:span text:style-name="T4">(</text:span><text:span text:style-name="T1">Utils</text:span><text:span text:style-name="T4">.</text:span><text:span text:style-name="T1">config</text:span><text:span text:style-name="T4">.</text:span><text:span text:style-name="T1">get</text:span><text:span text:style-name="T4">(</text:span><text:span text:style-name="T6">"Canvas"</text:span><text:span text:style-name="T4">,</text:span><text:span text:style-name="T6">"probe"</text:span><text:span text:style-name="T4">))))</text:span></text:p>
      <text:p text:style-name="P1"><text:span text:style-name="T1"><text:tab/><text:tab/>self</text:span><text:span text:style-name="T4">.</text:span><text:span text:style-name="T1">draw_paths <text:s/></text:span><text:span text:style-name="T4">=</text:span><text:span text:style-name="T1"> BooleanVar</text:span><text:span text:style-name="T4">()</text:span></text:p>
      <text:p text:style-name="P1"><text:span text:style-name="T1"><text:tab/><text:tab/>self</text:span><text:span text:style-name="T4">.</text:span><text:span text:style-name="T1">draw_paths</text:span><text:span text:style-name="T4">.</text:span><text:span text:style-name="T1">set</text:span><text:span text:style-name="T4">(</text:span><text:span text:style-name="T1">bool</text:span><text:span text:style-name="T4">(</text:span><text:span text:style-name="T1">int</text:span><text:span text:style-name="T4">(</text:span><text:span text:style-name="T1">Utils</text:span><text:span text:style-name="T4">.</text:span><text:span text:style-name="T1">config</text:span><text:span text:style-name="T4">.</text:span><text:span text:style-name="T1">get</text:span><text:span text:style-name="T4">(</text:span><text:span text:style-name="T6">"Canvas"</text:span><text:span text:style-name="T4">,</text:span><text:span text:style-name="T6">"paths"</text:span><text:span text:style-name="T4">))))</text:span></text:p>
      <text:p text:style-name="P1"><text:span text:style-name="T1"><text:tab/><text:tab/>self</text:span><text:span text:style-name="T4">.</text:span><text:span text:style-name="T1">draw_rapid <text:s/></text:span><text:span text:style-name="T4">=</text:span><text:span text:style-name="T1"> BooleanVar</text:span><text:span text:style-name="T4">()</text:span></text:p>
      <text:p text:style-name="P1"><text:span text:style-name="T1"><text:tab/><text:tab/>self</text:span><text:span text:style-name="T4">.</text:span><text:span text:style-name="T1">draw_rapid</text:span><text:span text:style-name="T4">.</text:span><text:span text:style-name="T1">set</text:span><text:span text:style-name="T4">(</text:span><text:span text:style-name="T1">bool</text:span><text:span text:style-name="T4">(</text:span><text:span text:style-name="T1">int</text:span><text:span text:style-name="T4">(</text:span><text:span text:style-name="T1">Utils</text:span><text:span text:style-name="T4">.</text:span><text:span text:style-name="T1">config</text:span><text:span text:style-name="T4">.</text:span><text:span text:style-name="T1">get</text:span><text:span text:style-name="T4">(</text:span><text:span text:style-name="T6">"Canvas"</text:span><text:span text:style-name="T4">,</text:span><text:span text:style-name="T6">"rapid"</text:span><text:span text:style-name="T4">))))</text:span></text:p>
      <text:p text:style-name="P1"><text:span text:style-name="T1"><text:tab/><text:tab/>self</text:span><text:span text:style-name="T4">.</text:span><text:span text:style-name="T1">draw_workarea </text:span><text:span text:style-name="T4">=</text:span><text:span text:style-name="T1"> BooleanVar</text:span><text:span text:style-name="T4">()</text:span></text:p>
      <text:p text:style-name="P1"><text:span text:style-name="T1"><text:tab/><text:tab/>self</text:span><text:span text:style-name="T4">.</text:span><text:span text:style-name="T1">draw_workarea</text:span><text:span text:style-name="T4">.</text:span><text:span text:style-name="T1">set</text:span><text:span text:style-name="T4">(</text:span><text:span text:style-name="T1">bool</text:span><text:span text:style-name="T4">(</text:span><text:span text:style-name="T1">int</text:span><text:span text:style-name="T4">(</text:span><text:span text:style-name="T1">Utils</text:span><text:span text:style-name="T4">.</text:span><text:span text:style-name="T1">config</text:span><text:span text:style-name="T4">.</text:span><text:span text:style-name="T1">get</text:span><text:span text:style-name="T4">(</text:span><text:span text:style-name="T6">"Canvas"</text:span><text:span text:style-name="T4">,</text:span><text:span text:style-name="T6">"workarea"</text:span><text:span text:style-name="T4">))))</text:span></text:p>
      <text:p text:style-name="P4"/>
      <text:p text:style-name="P1"><text:span text:style-name="T1"><text:tab/><text:tab/></text:span><text:span text:style-name="T10"># --- Toolbar ---</text:span></text:p>
      <text:p text:style-name="P1"><text:span text:style-name="T1"><text:tab/><text:tab/>toolbar </text:span><text:span text:style-name="T4">=</text:span><text:span text:style-name="T1"> Frame</text:span><text:span text:style-name="T4">(</text:span><text:span text:style-name="T1">self</text:span><text:span text:style-name="T4">,</text:span><text:span text:style-name="T1"> relief</text:span><text:span text:style-name="T4">=</text:span><text:span text:style-name="T1">RAISED</text:span><text:span text:style-name="T4">)</text:span></text:p>
      <text:p text:style-name="P1"><text:span text:style-name="T1"><text:tab/><text:tab/>toolbar</text:span><text:span text:style-name="T4">.</text:span><text:span text:style-name="T1">pack</text:span><text:span text:style-name="T4">(</text:span><text:span text:style-name="T1">side</text:span><text:span text:style-name="T4">=</text:span><text:span text:style-name="T1">TOP</text:span><text:span text:style-name="T4">,</text:span><text:span text:style-name="T1"> fill</text:span><text:span text:style-name="T4">=</text:span><text:span text:style-name="T1">X</text:span><text:span text:style-name="T4">)</text:span></text:p>
      <text:p text:style-name="P4"/>
      <text:p text:style-name="P1"><text:span text:style-name="T1"><text:tab/><text:tab/></text:span><text:span text:style-name="T10"># Main frame</text:span></text:p>
      <text:p text:style-name="P1"><text:span text:style-name="T1"><text:tab/><text:tab/>paned </text:span><text:span text:style-name="T4">=</text:span><text:span text:style-name="T1"> PanedWindow</text:span><text:span text:style-name="T4">(</text:span><text:span text:style-name="T1">self</text:span><text:span text:style-name="T4">,</text:span><text:span text:style-name="T1"> orient</text:span><text:span text:style-name="T4">=</text:span><text:span text:style-name="T1">HORIZONTAL</text:span><text:span text:style-name="T4">)</text:span></text:p>
      <text:p text:style-name="P1"><text:span text:style-name="T1"><text:tab/><text:tab/>paned</text:span><text:span text:style-name="T4">.</text:span><text:span text:style-name="T1">pack</text:span><text:span text:style-name="T4">(</text:span><text:span text:style-name="T1">fill</text:span><text:span text:style-name="T4">=</text:span><text:span text:style-name="T1">BOTH</text:span><text:span text:style-name="T4">,</text:span><text:span text:style-name="T1"> expand</text:span><text:span text:style-name="T4">=</text:span><text:span text:style-name="T1">YES</text:span><text:span text:style-name="T4">)</text:span></text:p>
      <text:p text:style-name="P4"/>
      <text:p text:style-name="P1"><text:span text:style-name="T1"><text:tab/><text:tab/></text:span><text:span text:style-name="T10"># Status bar</text:span></text:p>
      <text:p text:style-name="P1"><text:span text:style-name="T1"><text:tab/><text:tab/>f </text:span><text:span text:style-name="T4">=</text:span><text:span text:style-name="T1"> Frame</text:span><text:span text:style-name="T4">(</text:span><text:span text:style-name="T1">self</text:span><text:span text:style-name="T4">)</text:span></text:p>
      <text:p text:style-name="P1"><text:span text:style-name="T1"><text:tab/><text:tab/>f</text:span><text:span text:style-name="T4">.</text:span><text:span text:style-name="T1">pack</text:span><text:span text:style-name="T4">(</text:span><text:span text:style-name="T1">side</text:span><text:span text:style-name="T4">=</text:span><text:span text:style-name="T1">BOTTOM</text:span><text:span text:style-name="T4">,</text:span><text:span text:style-name="T1"> fill</text:span><text:span text:style-name="T4">=</text:span><text:span text:style-name="T1">X</text:span><text:span text:style-name="T4">)</text:span></text:p>
      <text:p text:style-name="P1"><text:span text:style-name="T1"><text:tab/><text:tab/>self</text:span><text:span text:style-name="T4">.</text:span><text:span text:style-name="T1">statusbar </text:span><text:span text:style-name="T4">=</text:span><text:span text:style-name="T1"> Label</text:span><text:span text:style-name="T4">(</text:span><text:span text:style-name="T1">f</text:span><text:span text:style-name="T4">,</text:span><text:span text:style-name="T1"> relief</text:span><text:span text:style-name="T4">=</text:span><text:span text:style-name="T1">SUNKEN</text:span><text:span text:style-name="T4">,</text:span></text:p>
      <text:p text:style-name="P1"><text:span text:style-name="T1"><text:tab/><text:tab/><text:tab/>foreground</text:span><text:span text:style-name="T4">=</text:span><text:span text:style-name="T6">"DarkBlue"</text:span><text:span text:style-name="T4">,</text:span><text:span text:style-name="T1"> justify</text:span><text:span text:style-name="T4">=</text:span><text:span text:style-name="T1">LEFT</text:span><text:span text:style-name="T4">,</text:span><text:span text:style-name="T1"> anchor</text:span><text:span text:style-name="T4">=</text:span><text:span text:style-name="T1">W</text:span><text:span text:style-name="T4">)</text:span></text:p>
      <text:p text:style-name="P1"><text:span text:style-name="T1"><text:tab/><text:tab/>self</text:span><text:span text:style-name="T4">.</text:span><text:span text:style-name="T1">statusbar</text:span><text:span text:style-name="T4">.</text:span><text:span text:style-name="T1">pack</text:span><text:span text:style-name="T4">(</text:span><text:span text:style-name="T1">side</text:span><text:span text:style-name="T4">=</text:span><text:span text:style-name="T1">LEFT</text:span><text:span text:style-name="T4">,</text:span><text:span text:style-name="T1"> fill</text:span><text:span text:style-name="T4">=</text:span><text:span text:style-name="T1">X</text:span><text:span text:style-name="T4">,</text:span><text:span text:style-name="T1"> expand</text:span><text:span text:style-name="T4">=</text:span><text:span text:style-name="T1">TRUE</text:span><text:span text:style-name="T4">)</text:span></text:p>
      <text:p text:style-name="P4"/>
      <text:p text:style-name="P1"><text:span text:style-name="T1"><text:tab/><text:tab/>self</text:span><text:span text:style-name="T4">.</text:span><text:span text:style-name="T1">canvasbar </text:span><text:span text:style-name="T4">=</text:span><text:span text:style-name="T1"> Label</text:span><text:span text:style-name="T4">(</text:span><text:span text:style-name="T1">f</text:span><text:span text:style-name="T4">,</text:span><text:span text:style-name="T1"> relief</text:span><text:span text:style-name="T4">=</text:span><text:span text:style-name="T1">SUNKEN</text:span><text:span text:style-name="T4">,</text:span></text:p>
      <text:p text:style-name="P1"><text:span text:style-name="T1"><text:tab/><text:tab/><text:tab/>foreground</text:span><text:span text:style-name="T4">=</text:span><text:span text:style-name="T6">"DarkBlue"</text:span><text:span text:style-name="T4">,</text:span><text:span text:style-name="T1"> justify</text:span><text:span text:style-name="T4">=</text:span><text:span text:style-name="T1">LEFT</text:span><text:span text:style-name="T4">,</text:span><text:span text:style-name="T1"> anchor</text:span><text:span text:style-name="T4">=</text:span><text:span text:style-name="T1">W</text:span><text:span text:style-name="T4">)</text:span></text:p>
      <text:p text:style-name="P1"><text:span text:style-name="T1"><text:tab/><text:tab/>self</text:span><text:span text:style-name="T4">.</text:span><text:span text:style-name="T1">canvasbar</text:span><text:span text:style-name="T4">.</text:span><text:span text:style-name="T1">pack</text:span><text:span text:style-name="T4">(</text:span><text:span text:style-name="T1">side</text:span><text:span text:style-name="T4">=</text:span><text:span text:style-name="T1">RIGHT</text:span><text:span text:style-name="T4">,</text:span><text:span text:style-name="T1"> fill</text:span><text:span text:style-name="T4">=</text:span><text:span text:style-name="T1">X</text:span><text:span text:style-name="T4">,</text:span><text:span text:style-name="T1"> expand</text:span><text:span text:style-name="T4">=</text:span><text:span text:style-name="T1">TRUE</text:span><text:span text:style-name="T4">)</text:span></text:p>
      <text:p text:style-name="P4"/>
      <text:p text:style-name="P1"><text:span text:style-name="T1"><text:tab/><text:tab/></text:span><text:span text:style-name="T10"># Command bar</text:span></text:p>
      <text:p text:style-name="P1"><text:span text:style-name="T1"><text:tab/><text:tab/>f </text:span><text:span text:style-name="T4">=</text:span><text:span text:style-name="T1"> Frame</text:span><text:span text:style-name="T4">(</text:span><text:span text:style-name="T1">self</text:span><text:span text:style-name="T4">)</text:span></text:p>
      <text:p text:style-name="P1"><text:span text:style-name="T1"><text:tab/><text:tab/>f</text:span><text:span text:style-name="T4">.</text:span><text:span text:style-name="T1">pack</text:span><text:span text:style-name="T4">(</text:span><text:span text:style-name="T1">side</text:span><text:span text:style-name="T4">=</text:span><text:span text:style-name="T1">BOTTOM</text:span><text:span text:style-name="T4">,</text:span><text:span text:style-name="T1"> fill</text:span><text:span text:style-name="T4">=</text:span><text:span text:style-name="T1">X</text:span><text:span text:style-name="T4">)</text:span></text:p>
      <text:p text:style-name="P1"><text:span text:style-name="T1"><text:tab/><text:tab/>self</text:span><text:span text:style-name="T4">.</text:span><text:span text:style-name="T1">cmdlabel </text:span><text:span text:style-name="T4">=</text:span><text:span text:style-name="T1"> Label</text:span><text:span text:style-name="T4">(</text:span><text:span text:style-name="T1">f</text:span><text:span text:style-name="T4">,</text:span><text:span text:style-name="T1"> text</text:span><text:span text:style-name="T4">=</text:span><text:span text:style-name="T6">"Command:"</text:span><text:span text:style-name="T4">)</text:span></text:p>
      <text:p text:style-name="P1"><text:span text:style-name="T1"><text:tab/><text:tab/>self</text:span><text:span text:style-name="T4">.</text:span><text:span text:style-name="T1">cmdlabel</text:span><text:span text:style-name="T4">.</text:span><text:span text:style-name="T1">pack</text:span><text:span text:style-name="T4">(</text:span><text:span text:style-name="T1">side</text:span><text:span text:style-name="T4">=</text:span><text:span text:style-name="T1">LEFT</text:span><text:span text:style-name="T4">)</text:span></text:p>
      <text:p text:style-name="P1"><text:span text:style-name="T1"><text:tab/><text:tab/>self</text:span><text:span text:style-name="T4">.</text:span><text:span text:style-name="T1">command </text:span><text:span text:style-name="T4">=</text:span><text:span text:style-name="T1"> Entry</text:span><text:span text:style-name="T4">(</text:span><text:span text:style-name="T1">f</text:span><text:span text:style-name="T4">,</text:span><text:span text:style-name="T1"> relief</text:span><text:span text:style-name="T4">=</text:span><text:span text:style-name="T1">SUNKEN</text:span><text:span text:style-name="T4">,</text:span><text:span text:style-name="T1"> background</text:span><text:span text:style-name="T4">=</text:span><text:span text:style-name="T6">"White"</text:span><text:span text:style-name="T4">)</text:span></text:p>
      <text:p text:style-name="P1"><text:span text:style-name="T1"><text:tab/><text:tab/>self</text:span><text:span text:style-name="T4">.</text:span><text:span text:style-name="T1">command</text:span><text:span text:style-name="T4">.</text:span><text:span text:style-name="T1">pack</text:span><text:span text:style-name="T4">(</text:span><text:span text:style-name="T1">side</text:span><text:span text:style-name="T4">=</text:span><text:span text:style-name="T1">RIGHT</text:span><text:span text:style-name="T4">,</text:span><text:span text:style-name="T1"> fill</text:span><text:span text:style-name="T4">=</text:span><text:span text:style-name="T1">X</text:span><text:span text:style-name="T4">,</text:span><text:span text:style-name="T1"> expand</text:span><text:span text:style-name="T4">=</text:span><text:span text:style-name="T1">YES</text:span><text:span text:style-name="T4">)</text:span></text:p>
      <text:p text:style-name="P1"><text:span text:style-name="T1"><text:tab/><text:tab/>self</text:span><text:span text:style-name="T4">.</text:span><text:span text:style-name="T1">command</text:span><text:span text:style-name="T4">.</text:span><text:span text:style-name="T1">bind</text:span><text:span text:style-name="T4">(</text:span><text:span text:style-name="T6">"&lt;Return&gt;"</text:span><text:span text:style-name="T4">,</text:span><text:span text:style-name="T1"><text:tab/>self</text:span><text:span text:style-name="T4">.</text:span><text:span text:style-name="T1">cmdExecute</text:span><text:span text:style-name="T4">)</text:span></text:p>
      <text:p text:style-name="P1"><text:span text:style-name="T1"><text:tab/><text:tab/>self</text:span><text:span text:style-name="T4">.</text:span><text:span text:style-name="T1">command</text:span><text:span text:style-name="T4">.</text:span><text:span text:style-name="T1">bind</text:span><text:span text:style-name="T4">(</text:span><text:span text:style-name="T6">"&lt;Up&gt;"</text:span><text:span text:style-name="T4">,</text:span><text:span text:style-name="T1"><text:tab/>self</text:span><text:span text:style-name="T4">.</text:span><text:span text:style-name="T1">commandHistoryUp</text:span><text:span text:style-name="T4">)</text:span></text:p>
      <text:p text:style-name="P1"><text:span text:style-name="T1"><text:tab/><text:tab/>self</text:span><text:span text:style-name="T4">.</text:span><text:span text:style-name="T1">command</text:span><text:span text:style-name="T4">.</text:span><text:span text:style-name="T1">bind</text:span><text:span text:style-name="T4">(</text:span><text:span text:style-name="T6">"&lt;Down&gt;"</text:span><text:span text:style-name="T4">,</text:span><text:span text:style-name="T1"><text:tab/>self</text:span><text:span text:style-name="T4">.</text:span><text:span text:style-name="T1">commandHistoryDown</text:span><text:span text:style-name="T4">)</text:span></text:p>
      <text:p text:style-name="P1"><text:span text:style-name="T1"><text:tab/><text:tab/>self</text:span><text:span text:style-name="T4">.</text:span><text:span text:style-name="T1">command</text:span><text:span text:style-name="T4">.</text:span><text:span text:style-name="T1">bind</text:span><text:span text:style-name="T4">(</text:span><text:span text:style-name="T6">"&lt;FocusIn&gt;"</text:span><text:span text:style-name="T4">,</text:span><text:span text:style-name="T1"><text:tab/>self</text:span><text:span text:style-name="T4">.</text:span><text:span text:style-name="T1">commandFocusIn</text:span><text:span text:style-name="T4">)</text:span></text:p>
      <text:p text:style-name="P1"><text:soft-page-break/><text:span text:style-name="T1"><text:tab/><text:tab/>self</text:span><text:span text:style-name="T4">.</text:span><text:span text:style-name="T1">command</text:span><text:span text:style-name="T4">.</text:span><text:span text:style-name="T1">bind</text:span><text:span text:style-name="T4">(</text:span><text:span text:style-name="T6">"&lt;FocusOut&gt;"</text:span><text:span text:style-name="T4">,</text:span><text:span text:style-name="T1">self</text:span><text:span text:style-name="T4">.</text:span><text:span text:style-name="T1">commandFocusOut</text:span><text:span text:style-name="T4">)</text:span></text:p>
      <text:p text:style-name="P1"><text:span text:style-name="T1"><text:tab/><text:tab/>self</text:span><text:span text:style-name="T4">.</text:span><text:span text:style-name="T1">command</text:span><text:span text:style-name="T4">.</text:span><text:span text:style-name="T1">bind</text:span><text:span text:style-name="T4">(</text:span><text:span text:style-name="T6">"&lt;Control-Key-z&gt;"</text:span><text:span text:style-name="T4">,</text:span><text:span text:style-name="T1"><text:tab/>self</text:span><text:span text:style-name="T4">.</text:span><text:span text:style-name="T1">undo</text:span><text:span text:style-name="T4">)</text:span></text:p>
      <text:p text:style-name="P1"><text:span text:style-name="T1"><text:tab/><text:tab/>self</text:span><text:span text:style-name="T4">.</text:span><text:span text:style-name="T1">command</text:span><text:span text:style-name="T4">.</text:span><text:span text:style-name="T1">bind</text:span><text:span text:style-name="T4">(</text:span><text:span text:style-name="T6">"&lt;Control-Key-Z&gt;"</text:span><text:span text:style-name="T4">,</text:span><text:span text:style-name="T1"><text:tab/>self</text:span><text:span text:style-name="T4">.</text:span><text:span text:style-name="T1">redo</text:span><text:span text:style-name="T4">)</text:span></text:p>
      <text:p text:style-name="P1"><text:span text:style-name="T1"><text:tab/><text:tab/>self</text:span><text:span text:style-name="T4">.</text:span><text:span text:style-name="T1">command</text:span><text:span text:style-name="T4">.</text:span><text:span text:style-name="T1">bind</text:span><text:span text:style-name="T4">(</text:span><text:span text:style-name="T6">"&lt;Control-Key-y&gt;"</text:span><text:span text:style-name="T4">,</text:span><text:span text:style-name="T1"><text:tab/>self</text:span><text:span text:style-name="T4">.</text:span><text:span text:style-name="T1">redo</text:span><text:span text:style-name="T4">)</text:span></text:p>
      <text:p text:style-name="P1"><text:span text:style-name="T1"><text:tab/><text:tab/>tkExtra</text:span><text:span text:style-name="T4">.</text:span><text:span text:style-name="T1">Balloon</text:span><text:span text:style-name="T4">.</text:span><text:span text:style-name="T1">set</text:span><text:span text:style-name="T4">(</text:span><text:span text:style-name="T1">self</text:span><text:span text:style-name="T4">.</text:span><text:span text:style-name="T1">command</text:span><text:span text:style-name="T4">,</text:span></text:p>
      <text:p text:style-name="P1"><text:span text:style-name="T1"><text:tab/><text:tab/><text:tab/></text:span><text:span text:style-name="T6">"MDI Command line: Accept g-code commands or macro "</text:span></text:p>
      <text:p text:style-name="P1"><text:span text:style-name="T1"><text:tab/><text:tab/><text:tab/></text:span><text:span text:style-name="T6">"commands (RESET/HOME...) or editor commands "</text:span></text:p>
      <text:p text:style-name="P1"><text:span text:style-name="T1"><text:tab/><text:tab/><text:tab/></text:span><text:span text:style-name="T6">"(move,inkscape, round...) [Space or Ctrl-Space]"</text:span><text:span text:style-name="T4">)</text:span></text:p>
      <text:p text:style-name="P1"><text:span text:style-name="T1"><text:tab/><text:tab/>self</text:span><text:span text:style-name="T4">.</text:span><text:span text:style-name="T1">widgets</text:span><text:span text:style-name="T4">.</text:span><text:span text:style-name="T1">append</text:span><text:span text:style-name="T4">(</text:span><text:span text:style-name="T1">self</text:span><text:span text:style-name="T4">.</text:span><text:span text:style-name="T1">command</text:span><text:span text:style-name="T4">)</text:span></text:p>
      <text:p text:style-name="P4"/>
      <text:p text:style-name="P6"><text:span text:style-name="T1"><text:tab/><text:tab/></text:span><text:span text:style-name="T10"># --- Tabbed Notebook ---</text:span></text:p>
      <text:p text:style-name="P1"><text:span text:style-name="T1"><text:tab/><text:tab/>panedframe </text:span><text:span text:style-name="T4">=</text:span><text:span text:style-name="T1"> Frame</text:span><text:span text:style-name="T4">(</text:span><text:span text:style-name="T1">paned</text:span><text:span text:style-name="T4">)</text:span></text:p>
      <text:p text:style-name="P1"><text:span text:style-name="T1"><text:tab/><text:tab/>paned</text:span><text:span text:style-name="T4">.</text:span><text:span text:style-name="T1">add</text:span><text:span text:style-name="T4">(</text:span><text:span text:style-name="T1">panedframe</text:span><text:span text:style-name="T4">,</text:span><text:span text:style-name="T1"> </text:span><text:span text:style-name="T3">minsize</text:span><text:span text:style-name="T5">=</text:span><text:span text:style-name="T9">600</text:span><text:span text:style-name="T4">)</text:span></text:p>
      <text:p text:style-name="P4"/>
      <text:p text:style-name="P3">##<text:tab/><text:tab/>frame = Frame(panedframe, relief=RAISED)</text:p>
      <text:p text:style-name="P3">##<text:tab/><text:tab/>frame.pack(side=TOP, fill=X, pady=1)</text:p>
      <text:p text:style-name="P3">##</text:p>
      <text:p text:style-name="P3">##<text:tab/><text:tab/>row = 0</text:p>
      <text:p text:style-name="P3">##<text:tab/><text:tab/>col = 0</text:p>
      <text:p text:style-name="P3">##<text:tab/><text:tab/>Label(frame,text="Status:").grid(row=row,column=col,sticky=E)</text:p>
      <text:p text:style-name="P3">##<text:tab/><text:tab/>col += 1</text:p>
      <text:p text:style-name="P3">##<text:tab/><text:tab/>self.state = Label(frame, text=NOT_CONNECTED,</text:p>
      <text:p text:style-name="P3">##<text:tab/><text:tab/><text:tab/><text:tab/>background=STATECOLOR[NOT_CONNECTED])</text:p>
      <text:p text:style-name="P3">##<text:tab/><text:tab/>self.state.grid(row=row,column=col, columnspan=3, sticky=EW)</text:p>
      <text:p text:style-name="P3">##</text:p>
      <text:p text:style-name="P3">##<text:tab/><text:tab/>row += 1</text:p>
      <text:p text:style-name="P3">##<text:tab/><text:tab/>col = 0</text:p>
      <text:p text:style-name="P3">##<text:tab/><text:tab/>Label(frame,text="WPos:").grid(row=row,column=col,sticky=E)</text:p>
      <text:p text:style-name="P3">##</text:p>
      <text:p text:style-name="P3">##<text:tab/><text:tab/># work</text:p>
      <text:p text:style-name="P3">##<text:tab/><text:tab/>col += 1</text:p>
      <text:p text:style-name="P3">##<text:tab/><text:tab/>self.xwork = Label(frame, background="White",anchor=E)</text:p>
      <text:p text:style-name="P3">##<text:tab/><text:tab/>self.xwork.grid(row=row,column=col,padx=1,sticky=EW)</text:p>
      <text:p text:style-name="P3">##<text:tab/><text:tab/>tkExtra.Balloon.set(self.xwork, "X work position")</text:p>
      <text:p text:style-name="P3">##</text:p>
      <text:p text:style-name="P3">##<text:tab/><text:tab/># ---</text:p>
      <text:p text:style-name="P3">##<text:tab/><text:tab/>col += 1</text:p>
      <text:p text:style-name="P3">##<text:tab/><text:tab/>self.ywork = Label(frame, background="White",anchor=E)</text:p>
      <text:p text:style-name="P3">##<text:tab/><text:tab/>self.ywork.grid(row=row,column=col,padx=1,sticky=EW)</text:p>
      <text:p text:style-name="P3">##<text:tab/><text:tab/>tkExtra.Balloon.set(self.ywork, "Y work position")</text:p>
      <text:p text:style-name="P3">##</text:p>
      <text:p text:style-name="P3">##<text:tab/><text:tab/># ---</text:p>
      <text:p text:style-name="P3">##<text:tab/><text:tab/>col += 1</text:p>
      <text:p text:style-name="P3">##<text:tab/><text:tab/>self.zwork = Label(frame, background="White", anchor=E)</text:p>
      <text:p text:style-name="P3">##<text:tab/><text:tab/>self.zwork.grid(row=row,column=col,padx=1,sticky=EW)</text:p>
      <text:p text:style-name="P3">##<text:tab/><text:tab/>tkExtra.Balloon.set(self.zwork, "Z work position")</text:p>
      <text:p text:style-name="P3">##</text:p>
      <text:p text:style-name="P3">##<text:tab/><text:tab/># Machine</text:p>
      <text:p text:style-name="P3">##<text:tab/><text:tab/>row += 1</text:p>
      <text:p text:style-name="P3">##<text:tab/><text:tab/>col = 0</text:p>
      <text:p text:style-name="P3">##<text:tab/><text:tab/>Label(frame,text="MPos:").grid(row=row,column=col,sticky=E)</text:p>
      <text:p text:style-name="P3">##</text:p>
      <text:p text:style-name="P3">##<text:tab/><text:tab/>col += 1</text:p>
      <text:p text:style-name="P3">##<text:tab/><text:tab/>self.xmachine = Label(frame, background="White",anchor=E)</text:p>
      <text:p text:style-name="P3">##<text:tab/><text:tab/>self.xmachine.grid(row=row,column=col,padx=1,sticky=EW)</text:p>
      <text:p text:style-name="P3">##</text:p>
      <text:p text:style-name="P3">##<text:tab/><text:tab/>col += 1</text:p>
      <text:p text:style-name="P3">##<text:tab/><text:tab/>self.ymachine = Label(frame, background="White",anchor=E)</text:p>
      <text:p text:style-name="P3">##<text:tab/><text:tab/>self.ymachine.grid(row=row,column=col,padx=1,sticky=EW)</text:p>
      <text:p text:style-name="P3">##</text:p>
      <text:p text:style-name="P3">##<text:tab/><text:tab/>col += 1</text:p>
      <text:p text:style-name="P3">##<text:tab/><text:tab/>self.zmachine = Label(frame, background="White", anchor=E)</text:p>
      <text:p text:style-name="P3">##<text:tab/><text:tab/>self.zmachine.grid(row=row,column=col,padx=1,sticky=EW)</text:p>
      <text:p text:style-name="P3">##</text:p>
      <text:p text:style-name="P3"><text:soft-page-break/>##<text:tab/><text:tab/>frame.grid_columnconfigure(1, weight=1)</text:p>
      <text:p text:style-name="P3">##<text:tab/><text:tab/>frame.grid_columnconfigure(2, weight=1)</text:p>
      <text:p text:style-name="P3">##<text:tab/><text:tab/>frame.grid_columnconfigure(3, weight=1)</text:p>
      <text:p text:style-name="P5"/>
      <text:p text:style-name="P1"><text:span text:style-name="T1"><text:tab/><text:tab/></text:span><text:span text:style-name="T10"># Tab page set</text:span></text:p>
      <text:p text:style-name="P1"><text:span text:style-name="T1"><text:tab/><text:tab/>self</text:span><text:span text:style-name="T4">.</text:span><text:span text:style-name="T1">tabPage </text:span><text:span text:style-name="T4">=</text:span><text:span text:style-name="T1"> tkExtra</text:span><text:span text:style-name="T4">.</text:span><text:span text:style-name="T1">TabPageSet</text:span><text:span text:style-name="T4">(</text:span><text:span text:style-name="T1">panedframe</text:span><text:span text:style-name="T4">,</text:span><text:span text:style-name="T1"> pageNames</text:span><text:span text:style-name="T4">=</text:span></text:p>
      <text:p text:style-name="P1"><text:span text:style-name="T1"><text:tab/><text:tab/><text:tab/><text:tab/><text:tab/></text:span><text:span text:style-name="T4">[(</text:span><text:span text:style-name="T6">"Control"</text:span><text:span text:style-name="T4">,</text:span><text:span text:style-name="T1"> <text:s/>Utils</text:span><text:span text:style-name="T4">.</text:span><text:span text:style-name="T1">icons</text:span><text:span text:style-name="T4">[</text:span><text:span text:style-name="T6">"control"</text:span><text:span text:style-name="T4">]),</text:span></text:p>
      <text:p text:style-name="P1"><text:span text:style-name="T1"><text:tab/><text:tab/><text:tab/><text:tab/><text:tab/> </text:span><text:span text:style-name="T4">(</text:span><text:span text:style-name="T6">"Terminal"</text:span><text:span text:style-name="T4">,</text:span><text:span text:style-name="T1"> Utils</text:span><text:span text:style-name="T4">.</text:span><text:span text:style-name="T1">icons</text:span><text:span text:style-name="T4">[</text:span><text:span text:style-name="T6">"terminal"</text:span><text:span text:style-name="T4">]),</text:span></text:p>
      <text:p text:style-name="P1"><text:span text:style-name="T1"><text:tab/><text:tab/><text:tab/><text:tab/><text:tab/> </text:span><text:span text:style-name="T4">(</text:span><text:span text:style-name="T6">"WCS"</text:span><text:span text:style-name="T4">,</text:span><text:span text:style-name="T1"> <text:s text:c="5"/>Utils</text:span><text:span text:style-name="T4">.</text:span><text:span text:style-name="T1">icons</text:span><text:span text:style-name="T4">[</text:span><text:span text:style-name="T6">"measure"</text:span><text:span text:style-name="T4">]),</text:span></text:p>
      <text:p text:style-name="P1"><text:span text:style-name="T1"><text:tab/><text:tab/><text:tab/><text:tab/><text:tab/> </text:span><text:span text:style-name="T4">(</text:span><text:span text:style-name="T6">"Tools"</text:span><text:span text:style-name="T4">,</text:span><text:span text:style-name="T1"> <text:s text:c="3"/>Utils</text:span><text:span text:style-name="T4">.</text:span><text:span text:style-name="T1">icons</text:span><text:span text:style-name="T4">[</text:span><text:span text:style-name="T6">"tools"</text:span><text:span text:style-name="T4">]),</text:span></text:p>
      <text:p text:style-name="P1"><text:span text:style-name="T1"><text:tab/><text:tab/><text:tab/><text:tab/><text:tab/> </text:span><text:span text:style-name="T4">(</text:span><text:span text:style-name="T6">"Editor"</text:span><text:span text:style-name="T4">,</text:span><text:span text:style-name="T1"> <text:s text:c="2"/>Utils</text:span><text:span text:style-name="T4">.</text:span><text:span text:style-name="T1">icons</text:span><text:span text:style-name="T4">[</text:span><text:span text:style-name="T6">"edit"</text:span><text:span text:style-name="T4">]),</text:span></text:p>
      <text:p text:style-name="P6"><text:span text:style-name="T1"><text:tab/><text:tab/><text:tab/><text:tab/><text:tab/> </text:span><text:span text:style-name="T4">(</text:span><text:span text:style-name="T6">"Checker"</text:span><text:span text:style-name="T4">,</text:span><text:span text:style-name="T1"> <text:s text:c="2"/>Utils</text:span><text:span text:style-name="T4">.</text:span><text:span text:style-name="T1">icons</text:span><text:span text:style-name="T4">[</text:span><text:span text:style-name="T6">"ok"</text:span><text:span text:style-name="T4">])])</text:span></text:p>
      <text:p text:style-name="P5"/>
      <text:p text:style-name="P1"><text:span text:style-name="T1"><text:tab/><text:tab/>self</text:span><text:span text:style-name="T4">.</text:span><text:span text:style-name="T1">tabPage</text:span><text:span text:style-name="T4">.</text:span><text:span text:style-name="T1">pack</text:span><text:span text:style-name="T4">(</text:span><text:span text:style-name="T1">fill</text:span><text:span text:style-name="T4">=</text:span><text:span text:style-name="T1">BOTH</text:span><text:span text:style-name="T4">,</text:span><text:span text:style-name="T1"> expand</text:span><text:span text:style-name="T4">=</text:span><text:span text:style-name="T1">YES</text:span><text:span text:style-name="T4">)</text:span></text:p>
      <text:p text:style-name="P1"><text:span text:style-name="T1"><text:tab/><text:tab/>self</text:span><text:span text:style-name="T4">.</text:span><text:span text:style-name="T1">tabPage</text:span><text:span text:style-name="T4">.</text:span><text:span text:style-name="T1">bind</text:span><text:span text:style-name="T4">(</text:span><text:span text:style-name="T6">"&lt;&lt;ChangePage&gt;&gt;"</text:span><text:span text:style-name="T4">,</text:span><text:span text:style-name="T1"> self</text:span><text:span text:style-name="T4">.</text:span><text:span text:style-name="T1">changePage</text:span><text:span text:style-name="T4">)</text:span></text:p>
      <text:p text:style-name="P4"/>
      <text:p text:style-name="P1"><text:span text:style-name="T1"><text:tab/><text:tab/>self</text:span><text:span text:style-name="T4">.</text:span><text:span text:style-name="T1">_controlTab</text:span><text:span text:style-name="T4">()</text:span></text:p>
      <text:p text:style-name="P1"><text:span text:style-name="T1"><text:tab/><text:tab/>self</text:span><text:span text:style-name="T4">.</text:span><text:span text:style-name="T1">_terminalTab</text:span><text:span text:style-name="T4">()</text:span></text:p>
      <text:p text:style-name="P1"><text:span text:style-name="T1"><text:tab/><text:tab/>self</text:span><text:span text:style-name="T4">.</text:span><text:span text:style-name="T1">_wcsTab</text:span><text:span text:style-name="T4">()</text:span></text:p>
      <text:p text:style-name="P1"><text:span text:style-name="T1"><text:tab/><text:tab/>self</text:span><text:span text:style-name="T4">.</text:span><text:span text:style-name="T1">_editorTab</text:span><text:span text:style-name="T4">()</text:span></text:p>
      <text:p text:style-name="P6"><text:span text:style-name="T1"><text:tab/><text:tab/>self</text:span><text:span text:style-name="T4">.</text:span><text:span text:style-name="T1">_checkerTab</text:span><text:span text:style-name="T4">()</text:span></text:p>
      <text:p text:style-name="P5"/>
      <text:p text:style-name="P1"><text:span text:style-name="T1"><text:tab/><text:tab/></text:span><text:span text:style-name="T10"># ---- Tools ----</text:span></text:p>
      <text:p text:style-name="P1"><text:span text:style-name="T1"><text:tab/><text:tab/>frame </text:span><text:span text:style-name="T4">=</text:span><text:span text:style-name="T1"> self</text:span><text:span text:style-name="T4">.</text:span><text:span text:style-name="T1">tabPage</text:span><text:span text:style-name="T4">[</text:span><text:span text:style-name="T6">"Tools"</text:span><text:span text:style-name="T4">]</text:span></text:p>
      <text:p text:style-name="P4"/>
      <text:p text:style-name="P1"><text:span text:style-name="T1"><text:tab/><text:tab/>self</text:span><text:span text:style-name="T4">.</text:span><text:span text:style-name="T1">toolFrame </text:span><text:span text:style-name="T4">=</text:span><text:span text:style-name="T1"> CNCTools</text:span><text:span text:style-name="T4">.</text:span><text:span text:style-name="T1">ToolFrame</text:span><text:span text:style-name="T4">(</text:span><text:span text:style-name="T1">frame</text:span><text:span text:style-name="T4">,</text:span><text:span text:style-name="T1"> self</text:span><text:span text:style-name="T4">,</text:span><text:span text:style-name="T1"> self</text:span><text:span text:style-name="T4">.</text:span><text:span text:style-name="T1">tools</text:span><text:span text:style-name="T4">)</text:span></text:p>
      <text:p text:style-name="P1"><text:span text:style-name="T1"><text:tab/><text:tab/>self</text:span><text:span text:style-name="T4">.</text:span><text:span text:style-name="T1">toolFrame</text:span><text:span text:style-name="T4">.</text:span><text:span text:style-name="T1">pack</text:span><text:span text:style-name="T4">(</text:span><text:span text:style-name="T1">fill</text:span><text:span text:style-name="T4">=</text:span><text:span text:style-name="T1">BOTH</text:span><text:span text:style-name="T4">,</text:span><text:span text:style-name="T1"> expand</text:span><text:span text:style-name="T4">=</text:span><text:span text:style-name="T1">YES</text:span><text:span text:style-name="T4">)</text:span></text:p>
      <text:p text:style-name="P4"/>
      <text:p text:style-name="P1"><text:span text:style-name="T1"><text:tab/><text:tab/></text:span><text:span text:style-name="T10"># --- Canvas ---</text:span></text:p>
      <text:p text:style-name="P1"><text:span text:style-name="T1"><text:tab/><text:tab/>frame </text:span><text:span text:style-name="T4">=</text:span><text:span text:style-name="T1"> Frame</text:span><text:span text:style-name="T4">(</text:span><text:span text:style-name="T1">paned</text:span><text:span text:style-name="T4">)</text:span></text:p>
      <text:p text:style-name="P1"><text:span text:style-name="T1"><text:tab/><text:tab/>paned</text:span><text:span text:style-name="T4">.</text:span><text:span text:style-name="T1">add</text:span><text:span text:style-name="T4">(</text:span><text:span text:style-name="T1">frame</text:span><text:span text:style-name="T4">)</text:span></text:p>
      <text:p text:style-name="P4"/>
      <text:p text:style-name="P1"><text:span text:style-name="T1"><text:tab/><text:tab/>self</text:span><text:span text:style-name="T4">.</text:span><text:span text:style-name="T1">canvas </text:span><text:span text:style-name="T4">=</text:span><text:span text:style-name="T1"> CNCCanvas</text:span><text:span text:style-name="T4">.</text:span><text:span text:style-name="T1">CNCCanvas</text:span><text:span text:style-name="T4">(</text:span><text:span text:style-name="T1">frame</text:span><text:span text:style-name="T4">,</text:span><text:span text:style-name="T1"> self</text:span><text:span text:style-name="T4">,</text:span><text:span text:style-name="T1"> takefocus</text:span><text:span text:style-name="T4">=</text:span><text:span text:style-name="T7">True</text:span><text:span text:style-name="T4">,</text:span><text:span text:style-name="T1"> background</text:span><text:span text:style-name="T4">=</text:span><text:span text:style-name="T6">"White"</text:span><text:span text:style-name="T4">)</text:span></text:p>
      <text:p text:style-name="P1"><text:span text:style-name="T1"><text:tab/><text:tab/>self</text:span><text:span text:style-name="T4">.</text:span><text:span text:style-name="T1">canvas</text:span><text:span text:style-name="T4">.</text:span><text:span text:style-name="T1">grid</text:span><text:span text:style-name="T4">(</text:span><text:span text:style-name="T1">row</text:span><text:span text:style-name="T4">=</text:span><text:span text:style-name="T8">0</text:span><text:span text:style-name="T4">,</text:span><text:span text:style-name="T1"> column</text:span><text:span text:style-name="T4">=</text:span><text:span text:style-name="T8">0</text:span><text:span text:style-name="T4">,</text:span><text:span text:style-name="T1"> sticky</text:span><text:span text:style-name="T4">=</text:span><text:span text:style-name="T1">NSEW</text:span><text:span text:style-name="T4">)</text:span></text:p>
      <text:p text:style-name="P1"><text:span text:style-name="T1"><text:tab/><text:tab/>sb </text:span><text:span text:style-name="T4">=</text:span><text:span text:style-name="T1"> Scrollbar</text:span><text:span text:style-name="T4">(</text:span><text:span text:style-name="T1">frame</text:span><text:span text:style-name="T4">,</text:span><text:span text:style-name="T1"> orient</text:span><text:span text:style-name="T4">=</text:span><text:span text:style-name="T1">VERTICAL</text:span><text:span text:style-name="T4">,</text:span><text:span text:style-name="T1"> command</text:span><text:span text:style-name="T4">=</text:span><text:span text:style-name="T1">self</text:span><text:span text:style-name="T4">.</text:span><text:span text:style-name="T1">canvas</text:span><text:span text:style-name="T4">.</text:span><text:span text:style-name="T1">yview</text:span><text:span text:style-name="T4">)</text:span></text:p>
      <text:p text:style-name="P1"><text:span text:style-name="T1"><text:tab/><text:tab/>sb</text:span><text:span text:style-name="T4">.</text:span><text:span text:style-name="T1">grid</text:span><text:span text:style-name="T4">(</text:span><text:span text:style-name="T1">row</text:span><text:span text:style-name="T4">=</text:span><text:span text:style-name="T8">0</text:span><text:span text:style-name="T4">,</text:span><text:span text:style-name="T1"> column</text:span><text:span text:style-name="T4">=</text:span><text:span text:style-name="T8">1</text:span><text:span text:style-name="T4">,</text:span><text:span text:style-name="T1"> sticky</text:span><text:span text:style-name="T4">=</text:span><text:span text:style-name="T1">NS</text:span><text:span text:style-name="T4">)</text:span></text:p>
      <text:p text:style-name="P1"><text:span text:style-name="T1"><text:tab/><text:tab/>self</text:span><text:span text:style-name="T4">.</text:span><text:span text:style-name="T1">canvas</text:span><text:span text:style-name="T4">.</text:span><text:span text:style-name="T1">config</text:span><text:span text:style-name="T4">(</text:span><text:span text:style-name="T1">yscrollcommand</text:span><text:span text:style-name="T4">=</text:span><text:span text:style-name="T1">sb</text:span><text:span text:style-name="T4">.</text:span><text:span text:style-name="T1">set</text:span><text:span text:style-name="T4">)</text:span></text:p>
      <text:p text:style-name="P1"><text:span text:style-name="T1"><text:tab/><text:tab/>sb </text:span><text:span text:style-name="T4">=</text:span><text:span text:style-name="T1"> Scrollbar</text:span><text:span text:style-name="T4">(</text:span><text:span text:style-name="T1">frame</text:span><text:span text:style-name="T4">,</text:span><text:span text:style-name="T1"> orient</text:span><text:span text:style-name="T4">=</text:span><text:span text:style-name="T1">HORIZONTAL</text:span><text:span text:style-name="T4">,</text:span><text:span text:style-name="T1"> command</text:span><text:span text:style-name="T4">=</text:span><text:span text:style-name="T1">self</text:span><text:span text:style-name="T4">.</text:span><text:span text:style-name="T1">canvas</text:span><text:span text:style-name="T4">.</text:span><text:span text:style-name="T1">xview</text:span><text:span text:style-name="T4">)</text:span></text:p>
      <text:p text:style-name="P1"><text:span text:style-name="T1"><text:tab/><text:tab/>sb</text:span><text:span text:style-name="T4">.</text:span><text:span text:style-name="T1">grid</text:span><text:span text:style-name="T4">(</text:span><text:span text:style-name="T1">row</text:span><text:span text:style-name="T4">=</text:span><text:span text:style-name="T8">1</text:span><text:span text:style-name="T4">,</text:span><text:span text:style-name="T1"> column</text:span><text:span text:style-name="T4">=</text:span><text:span text:style-name="T8">0</text:span><text:span text:style-name="T4">,</text:span><text:span text:style-name="T1"> sticky</text:span><text:span text:style-name="T4">=</text:span><text:span text:style-name="T1">EW</text:span><text:span text:style-name="T4">)</text:span></text:p>
      <text:p text:style-name="P1"><text:span text:style-name="T1"><text:tab/><text:tab/>self</text:span><text:span text:style-name="T4">.</text:span><text:span text:style-name="T1">canvas</text:span><text:span text:style-name="T4">.</text:span><text:span text:style-name="T1">config</text:span><text:span text:style-name="T4">(</text:span><text:span text:style-name="T1">xscrollcommand</text:span><text:span text:style-name="T4">=</text:span><text:span text:style-name="T1">sb</text:span><text:span text:style-name="T4">.</text:span><text:span text:style-name="T1">set</text:span><text:span text:style-name="T4">)</text:span></text:p>
      <text:p text:style-name="P4"/>
      <text:p text:style-name="P1"><text:span text:style-name="T1"><text:tab/><text:tab/>frame</text:span><text:span text:style-name="T4">.</text:span><text:span text:style-name="T1">grid_rowconfigure</text:span><text:span text:style-name="T4">(</text:span><text:span text:style-name="T8">0</text:span><text:span text:style-name="T4">,</text:span><text:span text:style-name="T1"> weight</text:span><text:span text:style-name="T4">=</text:span><text:span text:style-name="T8">1</text:span><text:span text:style-name="T4">)</text:span></text:p>
      <text:p text:style-name="P1"><text:span text:style-name="T1"><text:tab/><text:tab/>frame</text:span><text:span text:style-name="T4">.</text:span><text:span text:style-name="T1">grid_columnconfigure</text:span><text:span text:style-name="T4">(</text:span><text:span text:style-name="T8">0</text:span><text:span text:style-name="T4">,</text:span><text:span text:style-name="T1"> weight</text:span><text:span text:style-name="T4">=</text:span><text:span text:style-name="T8">1</text:span><text:span text:style-name="T4">)</text:span></text:p>
      <text:p text:style-name="P4"/>
      <text:p text:style-name="P1"><text:span text:style-name="T1"><text:tab/><text:tab/></text:span><text:span text:style-name="T10"># Canvas bindings</text:span></text:p>
      <text:p text:style-name="P1"><text:span text:style-name="T1"><text:tab/><text:tab/>self</text:span><text:span text:style-name="T4">.</text:span><text:span text:style-name="T1">canvas</text:span><text:span text:style-name="T4">.</text:span><text:span text:style-name="T1">bind</text:span><text:span text:style-name="T4">(</text:span><text:span text:style-name="T6">'&lt;Control-Key-c&gt;'</text:span><text:span text:style-name="T4">,</text:span><text:span text:style-name="T1"><text:tab/>self</text:span><text:span text:style-name="T4">.</text:span><text:span text:style-name="T1">copy</text:span><text:span text:style-name="T4">)</text:span></text:p>
      <text:p text:style-name="P1"><text:span text:style-name="T1"><text:tab/><text:tab/>self</text:span><text:span text:style-name="T4">.</text:span><text:span text:style-name="T1">canvas</text:span><text:span text:style-name="T4">.</text:span><text:span text:style-name="T1">bind</text:span><text:span text:style-name="T4">(</text:span><text:span text:style-name="T6">'&lt;Control-Key-x&gt;'</text:span><text:span text:style-name="T4">,</text:span><text:span text:style-name="T1"><text:tab/>self</text:span><text:span text:style-name="T4">.</text:span><text:span text:style-name="T1">cut</text:span><text:span text:style-name="T4">)</text:span></text:p>
      <text:p text:style-name="P1"><text:span text:style-name="T1"><text:tab/><text:tab/>self</text:span><text:span text:style-name="T4">.</text:span><text:span text:style-name="T1">canvas</text:span><text:span text:style-name="T4">.</text:span><text:span text:style-name="T1">bind</text:span><text:span text:style-name="T4">(</text:span><text:span text:style-name="T6">'&lt;Control-Key-v&gt;'</text:span><text:span text:style-name="T4">,</text:span><text:span text:style-name="T1"><text:tab/>self</text:span><text:span text:style-name="T4">.</text:span><text:span text:style-name="T1">paste</text:span><text:span text:style-name="T4">)</text:span></text:p>
      <text:p text:style-name="P2">#<text:tab/><text:tab/>self.canvas.bind("&lt;Control-Key-Up&gt;",<text:tab/>self.commandOrderUp)</text:p>
      <text:p text:style-name="P2">#<text:tab/><text:tab/>self.canvas.bind("&lt;Control-Key-Down&gt;",<text:tab/>self.commandOrderDown)</text:p>
      <text:p text:style-name="P1"><text:span text:style-name="T1"><text:tab/><text:tab/>self</text:span><text:span text:style-name="T4">.</text:span><text:span text:style-name="T1">canvas</text:span><text:span text:style-name="T4">.</text:span><text:span text:style-name="T1">bind</text:span><text:span text:style-name="T4">(</text:span><text:span text:style-name="T6">"&lt;Delete&gt;"</text:span><text:span text:style-name="T4">,</text:span><text:span text:style-name="T1"><text:tab/><text:tab/>self</text:span><text:span text:style-name="T4">.</text:span><text:span text:style-name="T1">gcodelist</text:span><text:span text:style-name="T4">.</text:span><text:span text:style-name="T1">deleteLine</text:span><text:span text:style-name="T4">)</text:span></text:p>
      <text:p text:style-name="P1"><text:span text:style-name="T1"><text:tab/><text:tab/>self</text:span><text:span text:style-name="T4">.</text:span><text:span text:style-name="T1">canvas</text:span><text:span text:style-name="T4">.</text:span><text:span text:style-name="T1">bind</text:span><text:span text:style-name="T4">(</text:span><text:span text:style-name="T6">"&lt;BackSpace&gt;"</text:span><text:span text:style-name="T4">,</text:span><text:span text:style-name="T1"><text:tab/><text:tab/>self</text:span><text:span text:style-name="T4">.</text:span><text:span text:style-name="T1">gcodelist</text:span><text:span text:style-name="T4">.</text:span><text:span text:style-name="T1">deleteLine</text:span><text:span text:style-name="T4">)</text:span></text:p>
      <text:p text:style-name="P1"><text:span text:style-name="T1"><text:tab/><text:tab/></text:span><text:span text:style-name="T7">try</text:span><text:span text:style-name="T4">:</text:span></text:p>
      <text:p text:style-name="P1"><text:span text:style-name="T1"><text:tab/><text:tab/><text:tab/>self</text:span><text:span text:style-name="T4">.</text:span><text:span text:style-name="T1">canvas</text:span><text:span text:style-name="T4">.</text:span><text:span text:style-name="T1">bind</text:span><text:span text:style-name="T4">(</text:span><text:span text:style-name="T6">"&lt;KP_Delete&gt;"</text:span><text:span text:style-name="T4">,</text:span><text:span text:style-name="T1"><text:tab/>self</text:span><text:span text:style-name="T4">.</text:span><text:span text:style-name="T1">gcodelist</text:span><text:span text:style-name="T4">.</text:span><text:span text:style-name="T1">deleteLine</text:span><text:span text:style-name="T4">)</text:span></text:p>
      <text:p text:style-name="P1"><text:span text:style-name="T1"><text:tab/><text:tab/></text:span><text:span text:style-name="T7">except</text:span><text:span text:style-name="T4">:</text:span></text:p>
      <text:p text:style-name="P1"><text:span text:style-name="T1"><text:tab/><text:tab/><text:tab/></text:span><text:span text:style-name="T7">pass</text:span></text:p>
      <text:p text:style-name="P4"/>
      <text:p text:style-name="P1"><text:span text:style-name="T1"><text:tab/><text:tab/></text:span><text:span text:style-name="T10"># Global bindings</text:span></text:p>
      <text:p text:style-name="P1"><text:span text:style-name="T1"><text:tab/><text:tab/>self</text:span><text:span text:style-name="T4">.</text:span><text:span text:style-name="T1">bind</text:span><text:span text:style-name="T4">(</text:span><text:span text:style-name="T6">'&lt;Escape&gt;'</text:span><text:span text:style-name="T4">,</text:span><text:span text:style-name="T1"><text:tab/><text:tab/>self</text:span><text:span text:style-name="T4">.</text:span><text:span text:style-name="T1">unselectAll</text:span><text:span text:style-name="T4">)</text:span></text:p>
      <text:p text:style-name="P1"><text:span text:style-name="T1"><text:tab/><text:tab/>self</text:span><text:span text:style-name="T4">.</text:span><text:span text:style-name="T1">bind</text:span><text:span text:style-name="T4">(</text:span><text:span text:style-name="T6">'&lt;Control-Key-a&gt;'</text:span><text:span text:style-name="T4">,</text:span><text:span text:style-name="T1"><text:tab/>self</text:span><text:span text:style-name="T4">.</text:span><text:span text:style-name="T1">selectAll</text:span><text:span text:style-name="T4">)</text:span></text:p>
      <text:p text:style-name="P1"><text:span text:style-name="T1"><text:tab/><text:tab/>self</text:span><text:span text:style-name="T4">.</text:span><text:span text:style-name="T1">bind</text:span><text:span text:style-name="T4">(</text:span><text:span text:style-name="T6">'&lt;Control-Key-f&gt;'</text:span><text:span text:style-name="T4">,</text:span><text:span text:style-name="T1"><text:tab/>self</text:span><text:span text:style-name="T4">.</text:span><text:span text:style-name="T1">find</text:span><text:span text:style-name="T4">)</text:span></text:p>
      <text:p text:style-name="P1"><text:span text:style-name="T1"><text:tab/><text:tab/>self</text:span><text:span text:style-name="T4">.</text:span><text:span text:style-name="T1">bind</text:span><text:span text:style-name="T4">(</text:span><text:span text:style-name="T6">'&lt;Control-Key-g&gt;'</text:span><text:span text:style-name="T4">,</text:span><text:span text:style-name="T1"><text:tab/>self</text:span><text:span text:style-name="T4">.</text:span><text:span text:style-name="T1">findNext</text:span><text:span text:style-name="T4">)</text:span></text:p>
      <text:p text:style-name="P1"><text:span text:style-name="T1"><text:tab/><text:tab/>self</text:span><text:span text:style-name="T4">.</text:span><text:span text:style-name="T1">bind</text:span><text:span text:style-name="T4">(</text:span><text:span text:style-name="T6">'&lt;Control-Key-h&gt;'</text:span><text:span text:style-name="T4">,</text:span><text:span text:style-name="T1"><text:tab/>self</text:span><text:span text:style-name="T4">.</text:span><text:span text:style-name="T1">replace</text:span><text:span text:style-name="T4">)</text:span></text:p>
      <text:p text:style-name="P1"><text:soft-page-break/><text:span text:style-name="T1"><text:tab/><text:tab/>self</text:span><text:span text:style-name="T4">.</text:span><text:span text:style-name="T1">bind</text:span><text:span text:style-name="T4">(</text:span><text:span text:style-name="T6">'&lt;Control-Key-e&gt;'</text:span><text:span text:style-name="T4">,</text:span><text:span text:style-name="T1"><text:tab/>self</text:span><text:span text:style-name="T4">.</text:span><text:span text:style-name="T1">gcodelist</text:span><text:span text:style-name="T4">.</text:span><text:span text:style-name="T1">toggleExpand</text:span><text:span text:style-name="T4">)</text:span></text:p>
      <text:p text:style-name="P1"><text:span text:style-name="T1"><text:tab/><text:tab/>self</text:span><text:span text:style-name="T4">.</text:span><text:span text:style-name="T1">bind</text:span><text:span text:style-name="T4">(</text:span><text:span text:style-name="T6">'&lt;Control-Key-l&gt;'</text:span><text:span text:style-name="T4">,</text:span><text:span text:style-name="T1"><text:tab/>self</text:span><text:span text:style-name="T4">.</text:span><text:span text:style-name="T1">gcodelist</text:span><text:span text:style-name="T4">.</text:span><text:span text:style-name="T1">toggleEnable</text:span><text:span text:style-name="T4">)</text:span></text:p>
      <text:p text:style-name="P1"><text:span text:style-name="T1"><text:tab/><text:tab/>self</text:span><text:span text:style-name="T4">.</text:span><text:span text:style-name="T1">bind</text:span><text:span text:style-name="T4">(</text:span><text:span text:style-name="T6">"&lt;Control-Key-q&gt;"</text:span><text:span text:style-name="T4">,</text:span><text:span text:style-name="T1"><text:tab/>self</text:span><text:span text:style-name="T4">.</text:span><text:span text:style-name="T1">quit</text:span><text:span text:style-name="T4">)</text:span></text:p>
      <text:p text:style-name="P1"><text:span text:style-name="T1"><text:tab/><text:tab/>self</text:span><text:span text:style-name="T4">.</text:span><text:span text:style-name="T1">bind</text:span><text:span text:style-name="T4">(</text:span><text:span text:style-name="T6">"&lt;Control-Key-o&gt;"</text:span><text:span text:style-name="T4">,</text:span><text:span text:style-name="T1"><text:tab/>self</text:span><text:span text:style-name="T4">.</text:span><text:span text:style-name="T1">loadDialog</text:span><text:span text:style-name="T4">)</text:span></text:p>
      <text:p text:style-name="P1"><text:span text:style-name="T1"><text:tab/><text:tab/>self</text:span><text:span text:style-name="T4">.</text:span><text:span text:style-name="T1">bind</text:span><text:span text:style-name="T4">(</text:span><text:span text:style-name="T6">"&lt;Control-Key-r&gt;"</text:span><text:span text:style-name="T4">,</text:span><text:span text:style-name="T1"><text:tab/>self</text:span><text:span text:style-name="T4">.</text:span><text:span text:style-name="T1">drawAfter</text:span><text:span text:style-name="T4">)</text:span></text:p>
      <text:p text:style-name="P1"><text:span text:style-name="T1"><text:tab/><text:tab/>self</text:span><text:span text:style-name="T4">.</text:span><text:span text:style-name="T1">bind</text:span><text:span text:style-name="T4">(</text:span><text:span text:style-name="T6">"&lt;Control-Key-s&gt;"</text:span><text:span text:style-name="T4">,</text:span><text:span text:style-name="T1"><text:tab/>self</text:span><text:span text:style-name="T4">.</text:span><text:span text:style-name="T1">saveAll</text:span><text:span text:style-name="T4">)</text:span></text:p>
      <text:p text:style-name="P1"><text:span text:style-name="T1"><text:tab/><text:tab/>self</text:span><text:span text:style-name="T4">.</text:span><text:span text:style-name="T1">bind</text:span><text:span text:style-name="T4">(</text:span><text:span text:style-name="T6">'&lt;Control-Key-y&gt;'</text:span><text:span text:style-name="T4">,</text:span><text:span text:style-name="T1"><text:tab/>self</text:span><text:span text:style-name="T4">.</text:span><text:span text:style-name="T1">redo</text:span><text:span text:style-name="T4">)</text:span></text:p>
      <text:p text:style-name="P1"><text:span text:style-name="T1"><text:tab/><text:tab/>self</text:span><text:span text:style-name="T4">.</text:span><text:span text:style-name="T1">bind</text:span><text:span text:style-name="T4">(</text:span><text:span text:style-name="T6">'&lt;Control-Key-z&gt;'</text:span><text:span text:style-name="T4">,</text:span><text:span text:style-name="T1"><text:tab/>self</text:span><text:span text:style-name="T4">.</text:span><text:span text:style-name="T1">undo</text:span><text:span text:style-name="T4">)</text:span></text:p>
      <text:p text:style-name="P1"><text:span text:style-name="T1"><text:tab/><text:tab/>self</text:span><text:span text:style-name="T4">.</text:span><text:span text:style-name="T1">bind</text:span><text:span text:style-name="T4">(</text:span><text:span text:style-name="T6">'&lt;Control-Key-Z&gt;'</text:span><text:span text:style-name="T4">,</text:span><text:span text:style-name="T1"><text:tab/>self</text:span><text:span text:style-name="T4">.</text:span><text:span text:style-name="T1">redo</text:span><text:span text:style-name="T4">)</text:span></text:p>
      <text:p text:style-name="P1"><text:span text:style-name="T1"><text:tab/><text:tab/>self</text:span><text:span text:style-name="T4">.</text:span><text:span text:style-name="T1">canvas</text:span><text:span text:style-name="T4">.</text:span><text:span text:style-name="T1">bind</text:span><text:span text:style-name="T4">(</text:span><text:span text:style-name="T6">'&lt;Key-space&gt;'</text:span><text:span text:style-name="T4">,</text:span><text:span text:style-name="T1"><text:tab/>self</text:span><text:span text:style-name="T4">.</text:span><text:span text:style-name="T1">commandFocus</text:span><text:span text:style-name="T4">)</text:span></text:p>
      <text:p text:style-name="P1"><text:span text:style-name="T1"><text:tab/><text:tab/>self</text:span><text:span text:style-name="T4">.</text:span><text:span text:style-name="T1">bind</text:span><text:span text:style-name="T4">(</text:span><text:span text:style-name="T6">'&lt;Control-Key-space&gt;'</text:span><text:span text:style-name="T4">,</text:span><text:span text:style-name="T1">self</text:span><text:span text:style-name="T4">.</text:span><text:span text:style-name="T1">commandFocus</text:span><text:span text:style-name="T4">)</text:span></text:p>
      <text:p text:style-name="P4"/>
      <text:p text:style-name="P2">#<text:tab/><text:tab/>self.bind('&lt;F1&gt;',<text:tab/><text:tab/>self.help)</text:p>
      <text:p text:style-name="P2">#<text:tab/><text:tab/>self.bind('&lt;F2&gt;',<text:tab/><text:tab/>self.rename)</text:p>
      <text:p text:style-name="P4"/>
      <text:p text:style-name="P1"><text:span text:style-name="T1"><text:tab/><text:tab/>self</text:span><text:span text:style-name="T4">.</text:span><text:span text:style-name="T1">bind</text:span><text:span text:style-name="T4">(</text:span><text:span text:style-name="T6">'&lt;F3&gt;'</text:span><text:span text:style-name="T4">,</text:span><text:span text:style-name="T1"><text:tab/><text:tab/></text:span><text:span text:style-name="T7">lambda</text:span><text:span text:style-name="T1"> e</text:span><text:span text:style-name="T4">,</text:span><text:span text:style-name="T1">s</text:span><text:span text:style-name="T4">=</text:span><text:span text:style-name="T1">self </text:span><text:span text:style-name="T4">:</text:span><text:span text:style-name="T1"> s</text:span><text:span text:style-name="T4">.</text:span><text:span text:style-name="T1">view</text:span><text:span text:style-name="T4">.</text:span><text:span text:style-name="T1">set</text:span><text:span text:style-name="T4">(</text:span><text:span text:style-name="T1">CNCCanvas</text:span><text:span text:style-name="T4">.</text:span><text:span text:style-name="T1">VIEWS</text:span><text:span text:style-name="T4">[</text:span><text:span text:style-name="T1">CNCCanvas</text:span><text:span text:style-name="T4">.</text:span><text:span text:style-name="T1">VIEW_XY</text:span><text:span text:style-name="T4">]))</text:span></text:p>
      <text:p text:style-name="P1"><text:span text:style-name="T1"><text:tab/><text:tab/>self</text:span><text:span text:style-name="T4">.</text:span><text:span text:style-name="T1">bind</text:span><text:span text:style-name="T4">(</text:span><text:span text:style-name="T6">'&lt;F4&gt;'</text:span><text:span text:style-name="T4">,</text:span><text:span text:style-name="T1"><text:tab/><text:tab/></text:span><text:span text:style-name="T7">lambda</text:span><text:span text:style-name="T1"> e</text:span><text:span text:style-name="T4">,</text:span><text:span text:style-name="T1">s</text:span><text:span text:style-name="T4">=</text:span><text:span text:style-name="T1">self </text:span><text:span text:style-name="T4">:</text:span><text:span text:style-name="T1"> s</text:span><text:span text:style-name="T4">.</text:span><text:span text:style-name="T1">view</text:span><text:span text:style-name="T4">.</text:span><text:span text:style-name="T1">set</text:span><text:span text:style-name="T4">(</text:span><text:span text:style-name="T1">CNCCanvas</text:span><text:span text:style-name="T4">.</text:span><text:span text:style-name="T1">VIEWS</text:span><text:span text:style-name="T4">[</text:span><text:span text:style-name="T1">CNCCanvas</text:span><text:span text:style-name="T4">.</text:span><text:span text:style-name="T1">VIEW_XZ</text:span><text:span text:style-name="T4">]))</text:span></text:p>
      <text:p text:style-name="P1"><text:span text:style-name="T1"><text:tab/><text:tab/>self</text:span><text:span text:style-name="T4">.</text:span><text:span text:style-name="T1">bind</text:span><text:span text:style-name="T4">(</text:span><text:span text:style-name="T6">'&lt;F5&gt;'</text:span><text:span text:style-name="T4">,</text:span><text:span text:style-name="T1"><text:tab/><text:tab/></text:span><text:span text:style-name="T7">lambda</text:span><text:span text:style-name="T1"> e</text:span><text:span text:style-name="T4">,</text:span><text:span text:style-name="T1">s</text:span><text:span text:style-name="T4">=</text:span><text:span text:style-name="T1">self </text:span><text:span text:style-name="T4">:</text:span><text:span text:style-name="T1"> s</text:span><text:span text:style-name="T4">.</text:span><text:span text:style-name="T1">view</text:span><text:span text:style-name="T4">.</text:span><text:span text:style-name="T1">set</text:span><text:span text:style-name="T4">(</text:span><text:span text:style-name="T1">CNCCanvas</text:span><text:span text:style-name="T4">.</text:span><text:span text:style-name="T1">VIEWS</text:span><text:span text:style-name="T4">[</text:span><text:span text:style-name="T1">CNCCanvas</text:span><text:span text:style-name="T4">.</text:span><text:span text:style-name="T1">VIEW_YZ</text:span><text:span text:style-name="T4">]))</text:span></text:p>
      <text:p text:style-name="P1"><text:span text:style-name="T1"><text:tab/><text:tab/>self</text:span><text:span text:style-name="T4">.</text:span><text:span text:style-name="T1">bind</text:span><text:span text:style-name="T4">(</text:span><text:span text:style-name="T6">'&lt;F6&gt;'</text:span><text:span text:style-name="T4">,</text:span><text:span text:style-name="T1"><text:tab/><text:tab/></text:span><text:span text:style-name="T7">lambda</text:span><text:span text:style-name="T1"> e</text:span><text:span text:style-name="T4">,</text:span><text:span text:style-name="T1">s</text:span><text:span text:style-name="T4">=</text:span><text:span text:style-name="T1">self </text:span><text:span text:style-name="T4">:</text:span><text:span text:style-name="T1"> s</text:span><text:span text:style-name="T4">.</text:span><text:span text:style-name="T1">view</text:span><text:span text:style-name="T4">.</text:span><text:span text:style-name="T1">set</text:span><text:span text:style-name="T4">(</text:span><text:span text:style-name="T1">CNCCanvas</text:span><text:span text:style-name="T4">.</text:span><text:span text:style-name="T1">VIEWS</text:span><text:span text:style-name="T4">[</text:span><text:span text:style-name="T1">CNCCanvas</text:span><text:span text:style-name="T4">.</text:span><text:span text:style-name="T1">VIEW_ISO1</text:span><text:span text:style-name="T4">]))</text:span></text:p>
      <text:p text:style-name="P1"><text:span text:style-name="T1"><text:tab/><text:tab/>self</text:span><text:span text:style-name="T4">.</text:span><text:span text:style-name="T1">bind</text:span><text:span text:style-name="T4">(</text:span><text:span text:style-name="T6">'&lt;F7&gt;'</text:span><text:span text:style-name="T4">,</text:span><text:span text:style-name="T1"><text:tab/><text:tab/></text:span><text:span text:style-name="T7">lambda</text:span><text:span text:style-name="T1"> e</text:span><text:span text:style-name="T4">,</text:span><text:span text:style-name="T1">s</text:span><text:span text:style-name="T4">=</text:span><text:span text:style-name="T1">self </text:span><text:span text:style-name="T4">:</text:span><text:span text:style-name="T1"> s</text:span><text:span text:style-name="T4">.</text:span><text:span text:style-name="T1">view</text:span><text:span text:style-name="T4">.</text:span><text:span text:style-name="T1">set</text:span><text:span text:style-name="T4">(</text:span><text:span text:style-name="T1">CNCCanvas</text:span><text:span text:style-name="T4">.</text:span><text:span text:style-name="T1">VIEWS</text:span><text:span text:style-name="T4">[</text:span><text:span text:style-name="T1">CNCCanvas</text:span><text:span text:style-name="T4">.</text:span><text:span text:style-name="T1">VIEW_ISO2</text:span><text:span text:style-name="T4">]))</text:span></text:p>
      <text:p text:style-name="P1"><text:span text:style-name="T1"><text:tab/><text:tab/>self</text:span><text:span text:style-name="T4">.</text:span><text:span text:style-name="T1">bind</text:span><text:span text:style-name="T4">(</text:span><text:span text:style-name="T6">'&lt;F8&gt;'</text:span><text:span text:style-name="T4">,</text:span><text:span text:style-name="T1"><text:tab/><text:tab/></text:span><text:span text:style-name="T7">lambda</text:span><text:span text:style-name="T1"> e</text:span><text:span text:style-name="T4">,</text:span><text:span text:style-name="T1">s</text:span><text:span text:style-name="T4">=</text:span><text:span text:style-name="T1">self </text:span><text:span text:style-name="T4">:</text:span><text:span text:style-name="T1"> s</text:span><text:span text:style-name="T4">.</text:span><text:span text:style-name="T1">view</text:span><text:span text:style-name="T4">.</text:span><text:span text:style-name="T1">set</text:span><text:span text:style-name="T4">(</text:span><text:span text:style-name="T1">CNCCanvas</text:span><text:span text:style-name="T4">.</text:span><text:span text:style-name="T1">VIEWS</text:span><text:span text:style-name="T4">[</text:span><text:span text:style-name="T1">CNCCanvas</text:span><text:span text:style-name="T4">.</text:span><text:span text:style-name="T1">VIEW_ISO3</text:span><text:span text:style-name="T4">]))</text:span></text:p>
      <text:p text:style-name="P4"/>
      <text:p text:style-name="P1"><text:span text:style-name="T1"><text:tab/><text:tab/>self</text:span><text:span text:style-name="T4">.</text:span><text:span text:style-name="T1">bind</text:span><text:span text:style-name="T4">(</text:span><text:span text:style-name="T6">'&lt;Up&gt;'</text:span><text:span text:style-name="T4">,</text:span><text:span text:style-name="T1"><text:tab/><text:tab/>self</text:span><text:span text:style-name="T4">.</text:span><text:span text:style-name="T1">moveYup</text:span><text:span text:style-name="T4">)</text:span></text:p>
      <text:p text:style-name="P1"><text:span text:style-name="T1"><text:tab/><text:tab/>self</text:span><text:span text:style-name="T4">.</text:span><text:span text:style-name="T1">bind</text:span><text:span text:style-name="T4">(</text:span><text:span text:style-name="T6">'&lt;Down&gt;'</text:span><text:span text:style-name="T4">,</text:span><text:span text:style-name="T1"><text:tab/><text:tab/>self</text:span><text:span text:style-name="T4">.</text:span><text:span text:style-name="T1">moveYdown</text:span><text:span text:style-name="T4">)</text:span></text:p>
      <text:p text:style-name="P1"><text:span text:style-name="T1"><text:tab/><text:tab/>self</text:span><text:span text:style-name="T4">.</text:span><text:span text:style-name="T1">bind</text:span><text:span text:style-name="T4">(</text:span><text:span text:style-name="T6">'&lt;Right&gt;'</text:span><text:span text:style-name="T4">,</text:span><text:span text:style-name="T1"><text:tab/><text:tab/>self</text:span><text:span text:style-name="T4">.</text:span><text:span text:style-name="T1">moveXup</text:span><text:span text:style-name="T4">)</text:span></text:p>
      <text:p text:style-name="P1"><text:span text:style-name="T1"><text:tab/><text:tab/>self</text:span><text:span text:style-name="T4">.</text:span><text:span text:style-name="T1">bind</text:span><text:span text:style-name="T4">(</text:span><text:span text:style-name="T6">'&lt;Left&gt;'</text:span><text:span text:style-name="T4">,</text:span><text:span text:style-name="T1"><text:tab/><text:tab/>self</text:span><text:span text:style-name="T4">.</text:span><text:span text:style-name="T1">moveXdown</text:span><text:span text:style-name="T4">)</text:span></text:p>
      <text:p text:style-name="P1"><text:span text:style-name="T1"><text:tab/><text:tab/>self</text:span><text:span text:style-name="T4">.</text:span><text:span text:style-name="T1">bind</text:span><text:span text:style-name="T4">(</text:span><text:span text:style-name="T6">'&lt;Prior&gt;'</text:span><text:span text:style-name="T4">,</text:span><text:span text:style-name="T1"><text:tab/><text:tab/>self</text:span><text:span text:style-name="T4">.</text:span><text:span text:style-name="T1">moveZup</text:span><text:span text:style-name="T4">)</text:span></text:p>
      <text:p text:style-name="P1"><text:span text:style-name="T1"><text:tab/><text:tab/>self</text:span><text:span text:style-name="T4">.</text:span><text:span text:style-name="T1">bind</text:span><text:span text:style-name="T4">(</text:span><text:span text:style-name="T6">'&lt;Next&gt;'</text:span><text:span text:style-name="T4">,</text:span><text:span text:style-name="T1"><text:tab/><text:tab/>self</text:span><text:span text:style-name="T4">.</text:span><text:span text:style-name="T1">moveZdown</text:span><text:span text:style-name="T4">)</text:span></text:p>
      <text:p text:style-name="P4"/>
      <text:p text:style-name="P1"><text:span text:style-name="T1"><text:tab/><text:tab/>self</text:span><text:span text:style-name="T4">.</text:span><text:span text:style-name="T1">bind</text:span><text:span text:style-name="T4">(</text:span><text:span text:style-name="T6">'&lt;Key-plus&gt;'</text:span><text:span text:style-name="T4">,</text:span><text:span text:style-name="T1"><text:tab/><text:tab/>self</text:span><text:span text:style-name="T4">.</text:span><text:span text:style-name="T1">incStep</text:span><text:span text:style-name="T4">)</text:span></text:p>
      <text:p text:style-name="P1"><text:span text:style-name="T1"><text:tab/><text:tab/>self</text:span><text:span text:style-name="T4">.</text:span><text:span text:style-name="T1">bind</text:span><text:span text:style-name="T4">(</text:span><text:span text:style-name="T6">'&lt;Key-equal&gt;'</text:span><text:span text:style-name="T4">,</text:span><text:span text:style-name="T1"><text:tab/>self</text:span><text:span text:style-name="T4">.</text:span><text:span text:style-name="T1">incStep</text:span><text:span text:style-name="T4">)</text:span></text:p>
      <text:p text:style-name="P1"><text:span text:style-name="T1"><text:tab/><text:tab/>self</text:span><text:span text:style-name="T4">.</text:span><text:span text:style-name="T1">bind</text:span><text:span text:style-name="T4">(</text:span><text:span text:style-name="T6">'&lt;KP_Add&gt;'</text:span><text:span text:style-name="T4">,</text:span><text:span text:style-name="T1"><text:tab/><text:tab/>self</text:span><text:span text:style-name="T4">.</text:span><text:span text:style-name="T1">incStep</text:span><text:span text:style-name="T4">)</text:span></text:p>
      <text:p text:style-name="P1"><text:span text:style-name="T1"><text:tab/><text:tab/>self</text:span><text:span text:style-name="T4">.</text:span><text:span text:style-name="T1">bind</text:span><text:span text:style-name="T4">(</text:span><text:span text:style-name="T6">'&lt;Key-minus&gt;'</text:span><text:span text:style-name="T4">,</text:span><text:span text:style-name="T1"><text:tab/>self</text:span><text:span text:style-name="T4">.</text:span><text:span text:style-name="T1">decStep</text:span><text:span text:style-name="T4">)</text:span></text:p>
      <text:p text:style-name="P1"><text:span text:style-name="T1"><text:tab/><text:tab/>self</text:span><text:span text:style-name="T4">.</text:span><text:span text:style-name="T1">bind</text:span><text:span text:style-name="T4">(</text:span><text:span text:style-name="T6">'&lt;Key-underscore&gt;'</text:span><text:span text:style-name="T4">,</text:span><text:span text:style-name="T1"><text:tab/>self</text:span><text:span text:style-name="T4">.</text:span><text:span text:style-name="T1">decStep</text:span><text:span text:style-name="T4">)</text:span></text:p>
      <text:p text:style-name="P1"><text:span text:style-name="T1"><text:tab/><text:tab/>self</text:span><text:span text:style-name="T4">.</text:span><text:span text:style-name="T1">bind</text:span><text:span text:style-name="T4">(</text:span><text:span text:style-name="T6">'&lt;KP_Subtract&gt;'</text:span><text:span text:style-name="T4">,</text:span><text:span text:style-name="T1"><text:tab/>self</text:span><text:span text:style-name="T4">.</text:span><text:span text:style-name="T1">decStep</text:span><text:span text:style-name="T4">)</text:span></text:p>
      <text:p text:style-name="P4"/>
      <text:p text:style-name="P1"><text:span text:style-name="T1"><text:tab/><text:tab/>self</text:span><text:span text:style-name="T4">.</text:span><text:span text:style-name="T1">bind</text:span><text:span text:style-name="T4">(</text:span><text:span text:style-name="T6">'&lt;Key-asterisk&gt;'</text:span><text:span text:style-name="T4">,</text:span><text:span text:style-name="T1"><text:tab/>self</text:span><text:span text:style-name="T4">.</text:span><text:span text:style-name="T1">mulStep</text:span><text:span text:style-name="T4">)</text:span></text:p>
      <text:p text:style-name="P1"><text:span text:style-name="T1"><text:tab/><text:tab/>self</text:span><text:span text:style-name="T4">.</text:span><text:span text:style-name="T1">bind</text:span><text:span text:style-name="T4">(</text:span><text:span text:style-name="T6">'&lt;KP_Multiply&gt;'</text:span><text:span text:style-name="T4">,</text:span><text:span text:style-name="T1"><text:tab/>self</text:span><text:span text:style-name="T4">.</text:span><text:span text:style-name="T1">mulStep</text:span><text:span text:style-name="T4">)</text:span></text:p>
      <text:p text:style-name="P1"><text:span text:style-name="T1"><text:tab/><text:tab/>self</text:span><text:span text:style-name="T4">.</text:span><text:span text:style-name="T1">bind</text:span><text:span text:style-name="T4">(</text:span><text:span text:style-name="T6">'&lt;Key-slash&gt;'</text:span><text:span text:style-name="T4">,</text:span><text:span text:style-name="T1"><text:tab/>self</text:span><text:span text:style-name="T4">.</text:span><text:span text:style-name="T1">divStep</text:span><text:span text:style-name="T4">)</text:span></text:p>
      <text:p text:style-name="P1"><text:span text:style-name="T1"><text:tab/><text:tab/>self</text:span><text:span text:style-name="T4">.</text:span><text:span text:style-name="T1">bind</text:span><text:span text:style-name="T4">(</text:span><text:span text:style-name="T6">'&lt;KP_Divide&gt;'</text:span><text:span text:style-name="T4">,</text:span><text:span text:style-name="T1"><text:tab/>self</text:span><text:span text:style-name="T4">.</text:span><text:span text:style-name="T1">divStep</text:span><text:span text:style-name="T4">)</text:span></text:p>
      <text:p text:style-name="P4"/>
      <text:p text:style-name="P1"><text:span text:style-name="T1"><text:tab/><text:tab/>self</text:span><text:span text:style-name="T4">.</text:span><text:span text:style-name="T1">bind</text:span><text:span text:style-name="T4">(</text:span><text:span text:style-name="T6">'&lt;Key-exclam&gt;'</text:span><text:span text:style-name="T4">,</text:span><text:span text:style-name="T1"><text:tab/>self</text:span><text:span text:style-name="T4">.</text:span><text:span text:style-name="T1">feedHold</text:span><text:span text:style-name="T4">)</text:span></text:p>
      <text:p text:style-name="P1"><text:span text:style-name="T1"><text:tab/><text:tab/>self</text:span><text:span text:style-name="T4">.</text:span><text:span text:style-name="T1">bind</text:span><text:span text:style-name="T4">(</text:span><text:span text:style-name="T6">'&lt;Key-asciitilde&gt;'</text:span><text:span text:style-name="T4">,</text:span><text:span text:style-name="T1"><text:tab/>self</text:span><text:span text:style-name="T4">.</text:span><text:span text:style-name="T1">resume</text:span><text:span text:style-name="T4">)</text:span></text:p>
      <text:p text:style-name="P4"/>
      <text:p text:style-name="P1"><text:span text:style-name="T1"><text:tab/><text:tab/>self</text:span><text:span text:style-name="T4">.</text:span><text:span text:style-name="T1">bind</text:span><text:span text:style-name="T4">(</text:span><text:span text:style-name="T6">'&lt;FocusIn&gt;'</text:span><text:span text:style-name="T4">,</text:span><text:span text:style-name="T1"><text:tab/><text:tab/>self</text:span><text:span text:style-name="T4">.</text:span><text:span text:style-name="T1">focusIn</text:span><text:span text:style-name="T4">)</text:span></text:p>
      <text:p text:style-name="P4"/>
      <text:p text:style-name="P1"><text:span text:style-name="T1"><text:tab/><text:tab/>self</text:span><text:span text:style-name="T4">.</text:span><text:span text:style-name="T1">protocol</text:span><text:span text:style-name="T4">(</text:span><text:span text:style-name="T6">"WM_DELETE_WINDOW"</text:span><text:span text:style-name="T4">,</text:span><text:span text:style-name="T1"> self</text:span><text:span text:style-name="T4">.</text:span><text:span text:style-name="T1">quit</text:span><text:span text:style-name="T4">)</text:span></text:p>
      <text:p text:style-name="P4"/>
      <text:p text:style-name="P1"><text:span text:style-name="T1"><text:tab/><text:tab/></text:span><text:span text:style-name="T7">for</text:span><text:span text:style-name="T1"> x </text:span><text:span text:style-name="T7">in</text:span><text:span text:style-name="T1"> self</text:span><text:span text:style-name="T4">.</text:span><text:span text:style-name="T1">widgets</text:span><text:span text:style-name="T4">:</text:span></text:p>
      <text:p text:style-name="P1"><text:span text:style-name="T1"><text:tab/><text:tab/><text:tab/></text:span><text:span text:style-name="T7">if</text:span><text:span text:style-name="T1"> isinstance</text:span><text:span text:style-name="T4">(</text:span><text:span text:style-name="T1">x</text:span><text:span text:style-name="T4">,</text:span><text:span text:style-name="T1">Entry</text:span><text:span text:style-name="T4">):</text:span></text:p>
      <text:p text:style-name="P1"><text:span text:style-name="T1"><text:tab/><text:tab/><text:tab/><text:tab/>x</text:span><text:span text:style-name="T4">.</text:span><text:span text:style-name="T1">bind</text:span><text:span text:style-name="T4">(</text:span><text:span text:style-name="T6">"&lt;Escape&gt;"</text:span><text:span text:style-name="T4">,</text:span><text:span text:style-name="T1"> self</text:span><text:span text:style-name="T4">.</text:span><text:span text:style-name="T1">canvasFocus</text:span><text:span text:style-name="T4">)</text:span></text:p>
      <text:p text:style-name="P4"/>
      <text:p text:style-name="P1"><text:span text:style-name="T1"><text:tab/><text:tab/></text:span><text:span text:style-name="T10"># Tool bar and Menu</text:span></text:p>
      <text:p text:style-name="P1"><text:span text:style-name="T1"><text:tab/><text:tab/>self</text:span><text:span text:style-name="T4">.</text:span><text:span text:style-name="T1">createToolbar</text:span><text:span text:style-name="T4">(</text:span><text:span text:style-name="T1">toolbar</text:span><text:span text:style-name="T4">)</text:span></text:p>
      <text:p text:style-name="P1"><text:span text:style-name="T1"><text:tab/><text:tab/>self</text:span><text:span text:style-name="T4">.</text:span><text:span text:style-name="T1">createMenu</text:span><text:span text:style-name="T4">()</text:span></text:p>
      <text:p text:style-name="P4"/>
      <text:p text:style-name="P1"><text:span text:style-name="T1"><text:tab/><text:tab/>self</text:span><text:span text:style-name="T4">.</text:span><text:span text:style-name="T1">canvas</text:span><text:span text:style-name="T4">.</text:span><text:span text:style-name="T1">focus_set</text:span><text:span text:style-name="T4">()</text:span></text:p>
      <text:p text:style-name="P4"/>
      <text:p text:style-name="P1"><text:soft-page-break/><text:span text:style-name="T1"><text:tab/><text:tab/></text:span><text:span text:style-name="T10"># Highlight variables</text:span></text:p>
      <text:p text:style-name="P1"><text:span text:style-name="T1"><text:tab/><text:tab/>self</text:span><text:span text:style-name="T4">.</text:span><text:span text:style-name="T1">queue <text:s text:c="6"/></text:span><text:span text:style-name="T4">=</text:span><text:span text:style-name="T1"> Queue</text:span><text:span text:style-name="T4">()</text:span><text:span text:style-name="T1"><text:tab/></text:span><text:span text:style-name="T10"># Command queue to send to GRBL</text:span></text:p>
      <text:p text:style-name="P1"><text:span text:style-name="T1"><text:tab/><text:tab/>self</text:span><text:span text:style-name="T4">.</text:span><text:span text:style-name="T1">log <text:s text:c="8"/></text:span><text:span text:style-name="T4">=</text:span><text:span text:style-name="T1"> Queue</text:span><text:span text:style-name="T4">()</text:span><text:span text:style-name="T1"><text:tab/></text:span><text:span text:style-name="T10"># Log queue returned from GRBL</text:span></text:p>
      <text:p text:style-name="P1"><text:span text:style-name="T1"><text:tab/><text:tab/>self</text:span><text:span text:style-name="T4">.</text:span><text:span text:style-name="T1">pendant <text:s text:c="4"/></text:span><text:span text:style-name="T4">=</text:span><text:span text:style-name="T1"> Queue</text:span><text:span text:style-name="T4">()</text:span><text:span text:style-name="T1"><text:tab/></text:span><text:span text:style-name="T10"># Command queue to be executed from Pendant</text:span></text:p>
      <text:p text:style-name="P1"><text:span text:style-name="T1"><text:tab/><text:tab/>self</text:span><text:span text:style-name="T4">.</text:span><text:span text:style-name="T1">serial <text:s text:c="5"/></text:span><text:span text:style-name="T4">=</text:span><text:span text:style-name="T1"> </text:span><text:span text:style-name="T7">None</text:span></text:p>
      <text:p text:style-name="P1"><text:span text:style-name="T1"><text:tab/><text:tab/>self</text:span><text:span text:style-name="T4">.</text:span><text:span text:style-name="T1">thread <text:s text:c="5"/></text:span><text:span text:style-name="T4">=</text:span><text:span text:style-name="T1"> </text:span><text:span text:style-name="T7">None</text:span></text:p>
      <text:p text:style-name="P1"><text:span text:style-name="T1"><text:tab/><text:tab/>self</text:span><text:span text:style-name="T4">.</text:span><text:span text:style-name="T1">_dx </text:span><text:span text:style-name="T4">=</text:span><text:span text:style-name="T1"> self</text:span><text:span text:style-name="T4">.</text:span><text:span text:style-name="T1">_dy </text:span><text:span text:style-name="T4">=</text:span><text:span text:style-name="T1"> self</text:span><text:span text:style-name="T4">.</text:span><text:span text:style-name="T1">_dz </text:span><text:span text:style-name="T4">=</text:span><text:span text:style-name="T1"> </text:span><text:span text:style-name="T8">0.0</text:span></text:p>
      <text:p text:style-name="P1"><text:span text:style-name="T1"><text:tab/><text:tab/>self</text:span><text:span text:style-name="T4">.</text:span><text:span text:style-name="T1">_pos <text:s text:c="7"/></text:span><text:span text:style-name="T4">=</text:span><text:span text:style-name="T1"> </text:span><text:span text:style-name="T4">{</text:span><text:span text:style-name="T6">"wx"</text:span><text:span text:style-name="T4">:</text:span><text:span text:style-name="T8">0.0</text:span><text:span text:style-name="T4">,</text:span><text:span text:style-name="T1"> </text:span><text:span text:style-name="T6">"wy"</text:span><text:span text:style-name="T4">:</text:span><text:span text:style-name="T8">0.0</text:span><text:span text:style-name="T4">,</text:span><text:span text:style-name="T1"> </text:span><text:span text:style-name="T6">"wz"</text:span><text:span text:style-name="T4">:</text:span><text:span text:style-name="T8">0.0</text:span><text:span text:style-name="T4">,</text:span></text:p>
      <text:p text:style-name="P1"><text:span text:style-name="T1"><text:tab/><text:tab/><text:tab/><text:tab/> <text:s text:c="3"/></text:span><text:span text:style-name="T6">"mx"</text:span><text:span text:style-name="T4">:</text:span><text:span text:style-name="T8">0.0</text:span><text:span text:style-name="T4">,</text:span><text:span text:style-name="T1"> </text:span><text:span text:style-name="T6">"my"</text:span><text:span text:style-name="T4">:</text:span><text:span text:style-name="T8">0.0</text:span><text:span text:style-name="T4">,</text:span><text:span text:style-name="T1"> </text:span><text:span text:style-name="T6">"mz"</text:span><text:span text:style-name="T4">:</text:span><text:span text:style-name="T8">0.0</text:span><text:span text:style-name="T4">,</text:span></text:p>
      <text:p text:style-name="P1"><text:span text:style-name="T1"><text:tab/><text:tab/><text:tab/><text:tab/> <text:s text:c="3"/></text:span><text:span text:style-name="T6">"state"</text:span><text:span text:style-name="T4">:</text:span><text:span text:style-name="T1"> NOT_CONNECTED</text:span><text:span text:style-name="T4">,</text:span></text:p>
      <text:p text:style-name="P1"><text:span text:style-name="T1"><text:tab/><text:tab/><text:tab/><text:tab/> <text:s text:c="3"/></text:span><text:span text:style-name="T6">"color"</text:span><text:span text:style-name="T4">:</text:span><text:span text:style-name="T1"> STATECOLOR</text:span><text:span text:style-name="T4">[</text:span><text:span text:style-name="T1">NOT_CONNECTED</text:span><text:span text:style-name="T4">],</text:span></text:p>
      <text:p text:style-name="P1"><text:span text:style-name="T1"><text:tab/><text:tab/><text:tab/><text:tab/> <text:s text:c="3"/></text:span><text:span text:style-name="T6">"G"</text:span><text:span text:style-name="T4">:</text:span><text:span text:style-name="T1"> </text:span><text:span text:style-name="T4">[</text:span><text:span text:style-name="T6">"G20"</text:span><text:span text:style-name="T4">,</text:span><text:span text:style-name="T6">"G54"</text:span><text:span text:style-name="T4">]}</text:span></text:p>
      <text:p text:style-name="P1"><text:span text:style-name="T1"><text:tab/><text:tab/>self</text:span><text:span text:style-name="T4">.</text:span><text:span text:style-name="T1">_posUpdate <text:s/></text:span><text:span text:style-name="T4">=</text:span><text:span text:style-name="T1"> </text:span><text:span text:style-name="T7">False</text:span></text:p>
      <text:p text:style-name="P1"><text:span text:style-name="T1"><text:tab/><text:tab/>self</text:span><text:span text:style-name="T4">.</text:span><text:span text:style-name="T1">_wcsUpdate <text:s/></text:span><text:span text:style-name="T4">=</text:span><text:span text:style-name="T1"> </text:span><text:span text:style-name="T7">False</text:span></text:p>
      <text:p text:style-name="P1"><text:span text:style-name="T1"><text:tab/><text:tab/>self</text:span><text:span text:style-name="T4">.</text:span><text:span text:style-name="T1">_probeUpdate</text:span><text:span text:style-name="T4">=</text:span><text:span text:style-name="T1"> </text:span><text:span text:style-name="T7">False</text:span></text:p>
      <text:p text:style-name="P1"><text:span text:style-name="T1"><text:tab/><text:tab/>self</text:span><text:span text:style-name="T4">.</text:span><text:span text:style-name="T1">_gUpdate <text:s text:c="3"/></text:span><text:span text:style-name="T4">=</text:span><text:span text:style-name="T1"> </text:span><text:span text:style-name="T7">False</text:span></text:p>
      <text:p text:style-name="P1"><text:span text:style-name="T1"><text:tab/><text:tab/>self</text:span><text:span text:style-name="T4">.</text:span><text:span text:style-name="T1">running <text:s text:c="4"/></text:span><text:span text:style-name="T4">=</text:span><text:span text:style-name="T1"> </text:span><text:span text:style-name="T7">False</text:span></text:p>
      <text:p text:style-name="P1"><text:span text:style-name="T1"><text:tab/><text:tab/>self</text:span><text:span text:style-name="T4">.</text:span><text:span text:style-name="T1">_runLines <text:s text:c="2"/></text:span><text:span text:style-name="T4">=</text:span><text:span text:style-name="T1"> </text:span><text:span text:style-name="T8">0</text:span></text:p>
      <text:p text:style-name="P1"><text:span text:style-name="T1"><text:tab/><text:tab/></text:span><text:span text:style-name="T10">#self._runLineMap = []</text:span></text:p>
      <text:p text:style-name="P1"><text:span text:style-name="T1"><text:tab/><text:tab/>self</text:span><text:span text:style-name="T4">.</text:span><text:span text:style-name="T1">_quit <text:s text:c="6"/></text:span><text:span text:style-name="T4">=</text:span><text:span text:style-name="T1"> </text:span><text:span text:style-name="T8">0</text:span></text:p>
      <text:p text:style-name="P1"><text:span text:style-name="T1"><text:tab/><text:tab/>self</text:span><text:span text:style-name="T4">.</text:span><text:span text:style-name="T1">_pause <text:s text:c="5"/></text:span><text:span text:style-name="T4">=</text:span><text:span text:style-name="T1"> </text:span><text:span text:style-name="T7">False</text:span></text:p>
      <text:p text:style-name="P1"><text:span text:style-name="T1"><text:tab/><text:tab/>self</text:span><text:span text:style-name="T4">.</text:span><text:span text:style-name="T1">_drawAfter <text:s/></text:span><text:span text:style-name="T4">=</text:span><text:span text:style-name="T1"> </text:span><text:span text:style-name="T7">None</text:span><text:span text:style-name="T1"><text:tab/></text:span><text:span text:style-name="T10"># after handle for modification</text:span></text:p>
      <text:p text:style-name="P1"><text:span text:style-name="T1"><text:tab/><text:tab/>self</text:span><text:span text:style-name="T4">.</text:span><text:span text:style-name="T1">_alarm <text:s text:c="5"/></text:span><text:span text:style-name="T4">=</text:span><text:span text:style-name="T1"> </text:span><text:span text:style-name="T7">True</text:span></text:p>
      <text:p text:style-name="P1"><text:span text:style-name="T1"><text:tab/><text:tab/>self</text:span><text:span text:style-name="T4">.</text:span><text:span text:style-name="T1">_inFocus <text:s text:c="3"/></text:span><text:span text:style-name="T4">=</text:span><text:span text:style-name="T1"> </text:span><text:span text:style-name="T7">False</text:span></text:p>
      <text:p text:style-name="P6"><text:span text:style-name="T1"><text:tab/><text:tab/>self</text:span><text:span text:style-name="T4">.</text:span><text:span text:style-name="T1">_checkedGcode </text:span><text:span text:style-name="T4">=</text:span><text:span text:style-name="T1"> </text:span><text:span text:style-name="T4">[[],[]]</text:span></text:p>
      <text:p text:style-name="P6"><text:span text:style-name="T1"><text:tab/><text:tab/>self</text:span><text:span text:style-name="T4">.</text:span><text:span text:style-name="T1">_checkMode </text:span><text:span text:style-name="T4">=</text:span><text:span text:style-name="T1"> </text:span><text:span text:style-name="T7">False</text:span></text:p>
      <text:p text:style-name="P1"><text:span text:style-name="T1"><text:tab/><text:tab/>self</text:span><text:span text:style-name="T4">.</text:span><text:span text:style-name="T1">monitorSerial</text:span><text:span text:style-name="T4">()</text:span></text:p>
      <text:p text:style-name="P1"><text:span text:style-name="T1"><text:tab/><text:tab/>self</text:span><text:span text:style-name="T4">.</text:span><text:span text:style-name="T1">toggleDrawFlag</text:span><text:span text:style-name="T4">()</text:span></text:p>
      <text:p text:style-name="P4"/>
      <text:p text:style-name="P1"><text:span text:style-name="T1"><text:tab/><text:tab/></text:span><text:span text:style-name="T10"># Create tools</text:span></text:p>
      <text:p text:style-name="P1"><text:span text:style-name="T1"><text:tab/><text:tab/>self</text:span><text:span text:style-name="T4">.</text:span><text:span text:style-name="T1">toolFrame</text:span><text:span text:style-name="T4">.</text:span><text:span text:style-name="T1">fill</text:span><text:span text:style-name="T4">()</text:span></text:p>
      <text:p text:style-name="P1"><text:span text:style-name="T1"><text:tab/><text:tab/></text:span><text:span text:style-name="T7">try</text:span><text:span text:style-name="T4">:</text:span></text:p>
      <text:p text:style-name="P1"><text:span text:style-name="T1"><text:tab/><text:tab/><text:tab/>self</text:span><text:span text:style-name="T4">.</text:span><text:span text:style-name="T1">toolFrame</text:span><text:span text:style-name="T4">.</text:span><text:span text:style-name="T1">set</text:span><text:span text:style-name="T4">(</text:span><text:span text:style-name="T1">Utils</text:span><text:span text:style-name="T4">.</text:span><text:span text:style-name="T1">config</text:span><text:span text:style-name="T4">.</text:span><text:span text:style-name="T1">get</text:span><text:span text:style-name="T4">(</text:span><text:span text:style-name="T1">Utils</text:span><text:span text:style-name="T4">.</text:span><text:span text:style-name="T1">__prg__</text:span><text:span text:style-name="T4">,</text:span><text:span text:style-name="T1"> </text:span><text:span text:style-name="T6">"tool"</text:span><text:span text:style-name="T4">))</text:span></text:p>
      <text:p text:style-name="P1"><text:span text:style-name="T1"><text:tab/><text:tab/></text:span><text:span text:style-name="T7">except</text:span><text:span text:style-name="T4">:</text:span></text:p>
      <text:p text:style-name="P1"><text:span text:style-name="T1"><text:tab/><text:tab/><text:tab/>self</text:span><text:span text:style-name="T4">.</text:span><text:span text:style-name="T1">toolFrame</text:span><text:span text:style-name="T4">.</text:span><text:span text:style-name="T1">set</text:span><text:span text:style-name="T4">(</text:span><text:span text:style-name="T6">"Box"</text:span><text:span text:style-name="T4">)</text:span></text:p>
      <text:p text:style-name="P4"/>
      <text:p text:style-name="P1"><text:span text:style-name="T1"><text:tab/><text:tab/></text:span><text:span text:style-name="T7">if</text:span><text:span text:style-name="T1"> int</text:span><text:span text:style-name="T4">(</text:span><text:span text:style-name="T1">Utils</text:span><text:span text:style-name="T4">.</text:span><text:span text:style-name="T1">config</text:span><text:span text:style-name="T4">.</text:span><text:span text:style-name="T1">get</text:span><text:span text:style-name="T4">(</text:span><text:span text:style-name="T6">"Connection"</text:span><text:span text:style-name="T4">,</text:span><text:span text:style-name="T6">"pendant"</text:span><text:span text:style-name="T4">)):</text:span></text:p>
      <text:p text:style-name="P1"><text:span text:style-name="T1"><text:tab/><text:tab/><text:tab/>self</text:span><text:span text:style-name="T4">.</text:span><text:span text:style-name="T1">startPendant</text:span><text:span text:style-name="T4">(</text:span><text:span text:style-name="T7">False</text:span><text:span text:style-name="T4">)</text:span></text:p>
      <text:p text:style-name="P4"/>
      <text:p text:style-name="P1"><text:span text:style-name="T1"><text:tab/><text:tab/></text:span><text:span text:style-name="T7">if</text:span><text:span text:style-name="T1"> int</text:span><text:span text:style-name="T4">(</text:span><text:span text:style-name="T1">Utils</text:span><text:span text:style-name="T4">.</text:span><text:span text:style-name="T1">config</text:span><text:span text:style-name="T4">.</text:span><text:span text:style-name="T1">get</text:span><text:span text:style-name="T4">(</text:span><text:span text:style-name="T6">"Connection"</text:span><text:span text:style-name="T4">,</text:span><text:span text:style-name="T6">"openserial"</text:span><text:span text:style-name="T4">)):</text:span></text:p>
      <text:p text:style-name="P1"><text:span text:style-name="T1"><text:tab/><text:tab/><text:tab/>self</text:span><text:span text:style-name="T4">.</text:span><text:span text:style-name="T1">openClose</text:span><text:span text:style-name="T4">()</text:span></text:p>
      <text:p text:style-name="P4"/>
      <text:p text:style-name="P1"><text:span text:style-name="T1"><text:tab/></text:span><text:span text:style-name="T10">#----------------------------------------------------------------------</text:span></text:p>
      <text:p text:style-name="P1"><text:span text:style-name="T1"><text:tab/></text:span><text:span text:style-name="T10"># Control</text:span></text:p>
      <text:p text:style-name="P1"><text:span text:style-name="T1"><text:tab/></text:span><text:span text:style-name="T10">#----------------------------------------------------------------------</text:span></text:p>
      <text:p text:style-name="P1"><text:span text:style-name="T1"><text:tab/></text:span><text:span text:style-name="T7">def</text:span><text:span text:style-name="T1"> </text:span><text:span text:style-name="T11">_controlTab</text:span><text:span text:style-name="T4">(</text:span><text:span text:style-name="T1">self</text:span><text:span text:style-name="T4">):</text:span></text:p>
      <text:p text:style-name="P1"><text:span text:style-name="T1"><text:tab/><text:tab/>frame </text:span><text:span text:style-name="T4">=</text:span><text:span text:style-name="T1"> self</text:span><text:span text:style-name="T4">.</text:span><text:span text:style-name="T1">tabPage</text:span><text:span text:style-name="T4">[</text:span><text:span text:style-name="T6">"Control"</text:span><text:span text:style-name="T4">]</text:span></text:p>
      <text:p text:style-name="P4"/>
      <text:p text:style-name="P6"><text:span text:style-name="T1"><text:s text:c="32"/></text:span><text:span text:style-name="T10"># copied from 'Main Frame' above (Main Frame create Paned window for canvas &amp; notebook)</text:span></text:p>
      <text:p text:style-name="P6"><text:span text:style-name="T1"><text:tab/><text:tab/>pane </text:span><text:span text:style-name="T4">=</text:span><text:span text:style-name="T1"> PanedWindow</text:span><text:span text:style-name="T4">(</text:span><text:span text:style-name="T1">frame</text:span><text:span text:style-name="T4">,</text:span><text:span text:style-name="T1"> orient</text:span><text:span text:style-name="T4">=</text:span><text:span text:style-name="T1">HORIZONTAL</text:span><text:span text:style-name="T4">)</text:span></text:p>
      <text:p text:style-name="P6"><text:span text:style-name="T1"><text:tab/><text:tab/>pane</text:span><text:span text:style-name="T4">.</text:span><text:span text:style-name="T1">pack</text:span><text:span text:style-name="T4">(</text:span><text:span text:style-name="T1">fill</text:span><text:span text:style-name="T4">=</text:span><text:span text:style-name="T1">BOTH</text:span><text:span text:style-name="T4">,</text:span><text:span text:style-name="T1"> expand</text:span><text:span text:style-name="T4">=</text:span><text:span text:style-name="T1">YES</text:span><text:span text:style-name="T4">)</text:span></text:p>
      <text:p text:style-name="P5"/>
      <text:p text:style-name="P6"><text:span text:style-name="T1"><text:s text:c="32"/></text:span><text:span text:style-name="T10"># copied from 'Tabbed Notebook' above (frame added for Notebook)</text:span></text:p>
      <text:p text:style-name="P6"><text:span text:style-name="T1"><text:tab/><text:tab/>paneframe </text:span><text:span text:style-name="T4">=</text:span><text:span text:style-name="T1"> Frame</text:span><text:span text:style-name="T4">(</text:span><text:span text:style-name="T1">pane</text:span><text:span text:style-name="T4">)</text:span></text:p>
      <text:p text:style-name="P6"><text:span text:style-name="T1"><text:tab/><text:tab/>pane</text:span><text:span text:style-name="T4">.</text:span><text:span text:style-name="T1">add</text:span><text:span text:style-name="T4">(</text:span><text:span text:style-name="T1">paneframe</text:span><text:span text:style-name="T4">,</text:span><text:span text:style-name="T1"> minsize</text:span><text:span text:style-name="T4">=</text:span><text:span text:style-name="T8">300</text:span><text:span text:style-name="T4">)</text:span></text:p>
      <text:p text:style-name="P6"><text:span text:style-name="T1"><text:tab/><text:tab/>frame </text:span><text:span text:style-name="T4">=</text:span><text:span text:style-name="T1"> paneframe</text:span></text:p>
      <text:p text:style-name="P5"/>
      <text:p text:style-name="P6"><text:span text:style-name="T1"><text:tab/><text:tab/></text:span><text:span text:style-name="T10"># Control -&gt; Status</text:span></text:p>
      <text:p text:style-name="P6"><text:span text:style-name="T1"><text:tab/><text:tab/>lframe </text:span><text:span text:style-name="T4">=</text:span><text:span text:style-name="T1"> LabelFrame</text:span><text:span text:style-name="T4">(</text:span><text:span text:style-name="T1">frame</text:span><text:span text:style-name="T4">,</text:span><text:span text:style-name="T1"> text</text:span><text:span text:style-name="T4">=</text:span><text:span text:style-name="T6">"Status"</text:span><text:span text:style-name="T4">,</text:span><text:span text:style-name="T1"> foreground</text:span><text:span text:style-name="T4">=</text:span><text:span text:style-name="T6">"DarkBlue"</text:span><text:span text:style-name="T4">)</text:span></text:p>
      <text:p text:style-name="P6"><text:span text:style-name="T1"><text:tab/><text:tab/>lframe</text:span><text:span text:style-name="T4">.</text:span><text:span text:style-name="T1">pack</text:span><text:span text:style-name="T4">(</text:span><text:span text:style-name="T1">side</text:span><text:span text:style-name="T4">=</text:span><text:span text:style-name="T1">TOP</text:span><text:span text:style-name="T4">,</text:span><text:span text:style-name="T1"> fill</text:span><text:span text:style-name="T4">=</text:span><text:span text:style-name="T1">X</text:span><text:span text:style-name="T4">)</text:span></text:p>
      <text:p text:style-name="P5"/>
      <text:p text:style-name="P6"><text:span text:style-name="T1"><text:tab/><text:tab/>row </text:span><text:span text:style-name="T4">=</text:span><text:span text:style-name="T1"> </text:span><text:span text:style-name="T8">0</text:span></text:p>
      <text:p text:style-name="P6"><text:soft-page-break/><text:span text:style-name="T1"><text:tab/><text:tab/>col </text:span><text:span text:style-name="T4">=</text:span><text:span text:style-name="T1"> </text:span><text:span text:style-name="T8">0</text:span></text:p>
      <text:p text:style-name="P6"><text:span text:style-name="T1"><text:tab/><text:tab/>Label</text:span><text:span text:style-name="T4">(</text:span><text:span text:style-name="T1">lframe</text:span><text:span text:style-name="T4">,</text:span><text:span text:style-name="T1">text</text:span><text:span text:style-name="T4">=</text:span><text:span text:style-name="T6">"Status:"</text:span><text:span text:style-name="T4">).</text:span><text:span text:style-name="T1">grid</text:span><text:span text:style-name="T4">(</text:span><text:span text:style-name="T1">row</text:span><text:span text:style-name="T4">=</text:span><text:span text:style-name="T1">row</text:span><text:span text:style-name="T4">,</text:span><text:span text:style-name="T1">column</text:span><text:span text:style-name="T4">=</text:span><text:span text:style-name="T1">col</text:span><text:span text:style-name="T4">,</text:span><text:span text:style-name="T1">sticky</text:span><text:span text:style-name="T4">=</text:span><text:span text:style-name="T1">E</text:span><text:span text:style-name="T4">)</text:span></text:p>
      <text:p text:style-name="P6"><text:span text:style-name="T1"><text:tab/><text:tab/>col </text:span><text:span text:style-name="T4">+=</text:span><text:span text:style-name="T1"> </text:span><text:span text:style-name="T8">1</text:span></text:p>
      <text:p text:style-name="P6"><text:span text:style-name="T1"><text:tab/><text:tab/>self</text:span><text:span text:style-name="T4">.</text:span><text:span text:style-name="T1">state </text:span><text:span text:style-name="T4">=</text:span><text:span text:style-name="T1"> Label</text:span><text:span text:style-name="T4">(</text:span><text:span text:style-name="T1">lframe</text:span><text:span text:style-name="T4">,</text:span><text:span text:style-name="T1"> text</text:span><text:span text:style-name="T4">=</text:span><text:span text:style-name="T1">NOT_CONNECTED</text:span><text:span text:style-name="T4">,</text:span></text:p>
      <text:p text:style-name="P6"><text:span text:style-name="T1"><text:tab/><text:tab/><text:tab/><text:tab/>background</text:span><text:span text:style-name="T4">=</text:span><text:span text:style-name="T1">STATECOLOR</text:span><text:span text:style-name="T4">[</text:span><text:span text:style-name="T1">NOT_CONNECTED</text:span><text:span text:style-name="T4">])</text:span></text:p>
      <text:p text:style-name="P6"><text:span text:style-name="T1"><text:tab/><text:tab/>self</text:span><text:span text:style-name="T4">.</text:span><text:span text:style-name="T1">state</text:span><text:span text:style-name="T4">.</text:span><text:span text:style-name="T1">grid</text:span><text:span text:style-name="T4">(</text:span><text:span text:style-name="T1">row</text:span><text:span text:style-name="T4">=</text:span><text:span text:style-name="T1">row</text:span><text:span text:style-name="T4">,</text:span><text:span text:style-name="T1">column</text:span><text:span text:style-name="T4">=</text:span><text:span text:style-name="T1">col</text:span><text:span text:style-name="T4">,</text:span><text:span text:style-name="T1"> columnspan</text:span><text:span text:style-name="T4">=</text:span><text:span text:style-name="T8">3</text:span><text:span text:style-name="T4">,</text:span><text:span text:style-name="T1"> sticky</text:span><text:span text:style-name="T4">=</text:span><text:span text:style-name="T1">EW</text:span><text:span text:style-name="T4">)</text:span></text:p>
      <text:p text:style-name="P5"/>
      <text:p text:style-name="P6"><text:span text:style-name="T1"><text:tab/><text:tab/>row </text:span><text:span text:style-name="T4">+=</text:span><text:span text:style-name="T1"> </text:span><text:span text:style-name="T8">1</text:span></text:p>
      <text:p text:style-name="P6"><text:span text:style-name="T1"><text:tab/><text:tab/>col </text:span><text:span text:style-name="T4">=</text:span><text:span text:style-name="T1"> </text:span><text:span text:style-name="T8">0</text:span></text:p>
      <text:p text:style-name="P6"><text:span text:style-name="T1"><text:tab/><text:tab/>Label</text:span><text:span text:style-name="T4">(</text:span><text:span text:style-name="T1">lframe</text:span><text:span text:style-name="T4">,</text:span><text:span text:style-name="T1">text</text:span><text:span text:style-name="T4">=</text:span><text:span text:style-name="T6">"WPos:"</text:span><text:span text:style-name="T4">).</text:span><text:span text:style-name="T1">grid</text:span><text:span text:style-name="T4">(</text:span><text:span text:style-name="T1">row</text:span><text:span text:style-name="T4">=</text:span><text:span text:style-name="T1">row</text:span><text:span text:style-name="T4">,</text:span><text:span text:style-name="T1">column</text:span><text:span text:style-name="T4">=</text:span><text:span text:style-name="T1">col</text:span><text:span text:style-name="T4">,</text:span><text:span text:style-name="T1">sticky</text:span><text:span text:style-name="T4">=</text:span><text:span text:style-name="T1">E</text:span><text:span text:style-name="T4">)</text:span></text:p>
      <text:p text:style-name="P5"/>
      <text:p text:style-name="P6"><text:span text:style-name="T1"><text:tab/><text:tab/></text:span><text:span text:style-name="T10"># work</text:span></text:p>
      <text:p text:style-name="P6"><text:span text:style-name="T1"><text:tab/><text:tab/>col </text:span><text:span text:style-name="T4">+=</text:span><text:span text:style-name="T1"> </text:span><text:span text:style-name="T8">1</text:span></text:p>
      <text:p text:style-name="P6"><text:span text:style-name="T1"><text:tab/><text:tab/>self</text:span><text:span text:style-name="T4">.</text:span><text:span text:style-name="T1">xwork </text:span><text:span text:style-name="T4">=</text:span><text:span text:style-name="T1"> Label</text:span><text:span text:style-name="T4">(</text:span><text:span text:style-name="T1">lframe</text:span><text:span text:style-name="T4">,</text:span><text:span text:style-name="T1"> background</text:span><text:span text:style-name="T4">=</text:span><text:span text:style-name="T6">"White"</text:span><text:span text:style-name="T4">,</text:span><text:span text:style-name="T1">anchor</text:span><text:span text:style-name="T4">=</text:span><text:span text:style-name="T1">E</text:span><text:span text:style-name="T4">)</text:span></text:p>
      <text:p text:style-name="P6"><text:span text:style-name="T1"><text:tab/><text:tab/>self</text:span><text:span text:style-name="T4">.</text:span><text:span text:style-name="T1">xwork</text:span><text:span text:style-name="T4">.</text:span><text:span text:style-name="T1">grid</text:span><text:span text:style-name="T4">(</text:span><text:span text:style-name="T1">row</text:span><text:span text:style-name="T4">=</text:span><text:span text:style-name="T1">row</text:span><text:span text:style-name="T4">,</text:span><text:span text:style-name="T1">column</text:span><text:span text:style-name="T4">=</text:span><text:span text:style-name="T1">col</text:span><text:span text:style-name="T4">,</text:span><text:span text:style-name="T1">padx</text:span><text:span text:style-name="T4">=</text:span><text:span text:style-name="T8">1</text:span><text:span text:style-name="T4">,</text:span><text:span text:style-name="T1">sticky</text:span><text:span text:style-name="T4">=</text:span><text:span text:style-name="T1">EW</text:span><text:span text:style-name="T4">)</text:span></text:p>
      <text:p text:style-name="P6"><text:span text:style-name="T1"><text:tab/><text:tab/>tkExtra</text:span><text:span text:style-name="T4">.</text:span><text:span text:style-name="T1">Balloon</text:span><text:span text:style-name="T4">.</text:span><text:span text:style-name="T1">set</text:span><text:span text:style-name="T4">(</text:span><text:span text:style-name="T1">self</text:span><text:span text:style-name="T4">.</text:span><text:span text:style-name="T1">xwork</text:span><text:span text:style-name="T4">,</text:span><text:span text:style-name="T1"> </text:span><text:span text:style-name="T6">"X work position"</text:span><text:span text:style-name="T4">)</text:span></text:p>
      <text:p text:style-name="P5"/>
      <text:p text:style-name="P6"><text:span text:style-name="T1"><text:tab/><text:tab/></text:span><text:span text:style-name="T10"># ---</text:span></text:p>
      <text:p text:style-name="P6"><text:span text:style-name="T1"><text:tab/><text:tab/>col </text:span><text:span text:style-name="T4">+=</text:span><text:span text:style-name="T1"> </text:span><text:span text:style-name="T8">1</text:span></text:p>
      <text:p text:style-name="P6"><text:span text:style-name="T1"><text:tab/><text:tab/>self</text:span><text:span text:style-name="T4">.</text:span><text:span text:style-name="T1">ywork </text:span><text:span text:style-name="T4">=</text:span><text:span text:style-name="T1"> Label</text:span><text:span text:style-name="T4">(</text:span><text:span text:style-name="T1">lframe</text:span><text:span text:style-name="T4">,</text:span><text:span text:style-name="T1"> background</text:span><text:span text:style-name="T4">=</text:span><text:span text:style-name="T6">"White"</text:span><text:span text:style-name="T4">,</text:span><text:span text:style-name="T1">anchor</text:span><text:span text:style-name="T4">=</text:span><text:span text:style-name="T1">E</text:span><text:span text:style-name="T4">)</text:span></text:p>
      <text:p text:style-name="P6"><text:span text:style-name="T1"><text:tab/><text:tab/>self</text:span><text:span text:style-name="T4">.</text:span><text:span text:style-name="T1">ywork</text:span><text:span text:style-name="T4">.</text:span><text:span text:style-name="T1">grid</text:span><text:span text:style-name="T4">(</text:span><text:span text:style-name="T1">row</text:span><text:span text:style-name="T4">=</text:span><text:span text:style-name="T1">row</text:span><text:span text:style-name="T4">,</text:span><text:span text:style-name="T1">column</text:span><text:span text:style-name="T4">=</text:span><text:span text:style-name="T1">col</text:span><text:span text:style-name="T4">,</text:span><text:span text:style-name="T1">padx</text:span><text:span text:style-name="T4">=</text:span><text:span text:style-name="T8">1</text:span><text:span text:style-name="T4">,</text:span><text:span text:style-name="T1">sticky</text:span><text:span text:style-name="T4">=</text:span><text:span text:style-name="T1">EW</text:span><text:span text:style-name="T4">)</text:span></text:p>
      <text:p text:style-name="P6"><text:span text:style-name="T1"><text:tab/><text:tab/>tkExtra</text:span><text:span text:style-name="T4">.</text:span><text:span text:style-name="T1">Balloon</text:span><text:span text:style-name="T4">.</text:span><text:span text:style-name="T1">set</text:span><text:span text:style-name="T4">(</text:span><text:span text:style-name="T1">self</text:span><text:span text:style-name="T4">.</text:span><text:span text:style-name="T1">ywork</text:span><text:span text:style-name="T4">,</text:span><text:span text:style-name="T1"> </text:span><text:span text:style-name="T6">"Y work position"</text:span><text:span text:style-name="T4">)</text:span></text:p>
      <text:p text:style-name="P5"/>
      <text:p text:style-name="P6"><text:span text:style-name="T1"><text:tab/><text:tab/></text:span><text:span text:style-name="T10"># ---</text:span></text:p>
      <text:p text:style-name="P6"><text:span text:style-name="T1"><text:tab/><text:tab/>col </text:span><text:span text:style-name="T4">+=</text:span><text:span text:style-name="T1"> </text:span><text:span text:style-name="T8">1</text:span></text:p>
      <text:p text:style-name="P6"><text:span text:style-name="T1"><text:tab/><text:tab/>self</text:span><text:span text:style-name="T4">.</text:span><text:span text:style-name="T1">zwork </text:span><text:span text:style-name="T4">=</text:span><text:span text:style-name="T1"> Label</text:span><text:span text:style-name="T4">(</text:span><text:span text:style-name="T1">lframe</text:span><text:span text:style-name="T4">,</text:span><text:span text:style-name="T1"> background</text:span><text:span text:style-name="T4">=</text:span><text:span text:style-name="T6">"White"</text:span><text:span text:style-name="T4">,</text:span><text:span text:style-name="T1"> anchor</text:span><text:span text:style-name="T4">=</text:span><text:span text:style-name="T1">E</text:span><text:span text:style-name="T4">)</text:span></text:p>
      <text:p text:style-name="P6"><text:span text:style-name="T1"><text:tab/><text:tab/>self</text:span><text:span text:style-name="T4">.</text:span><text:span text:style-name="T1">zwork</text:span><text:span text:style-name="T4">.</text:span><text:span text:style-name="T1">grid</text:span><text:span text:style-name="T4">(</text:span><text:span text:style-name="T1">row</text:span><text:span text:style-name="T4">=</text:span><text:span text:style-name="T1">row</text:span><text:span text:style-name="T4">,</text:span><text:span text:style-name="T1">column</text:span><text:span text:style-name="T4">=</text:span><text:span text:style-name="T1">col</text:span><text:span text:style-name="T4">,</text:span><text:span text:style-name="T1">padx</text:span><text:span text:style-name="T4">=</text:span><text:span text:style-name="T8">1</text:span><text:span text:style-name="T4">,</text:span><text:span text:style-name="T1">sticky</text:span><text:span text:style-name="T4">=</text:span><text:span text:style-name="T1">EW</text:span><text:span text:style-name="T4">)</text:span></text:p>
      <text:p text:style-name="P6"><text:span text:style-name="T1"><text:tab/><text:tab/>tkExtra</text:span><text:span text:style-name="T4">.</text:span><text:span text:style-name="T1">Balloon</text:span><text:span text:style-name="T4">.</text:span><text:span text:style-name="T1">set</text:span><text:span text:style-name="T4">(</text:span><text:span text:style-name="T1">self</text:span><text:span text:style-name="T4">.</text:span><text:span text:style-name="T1">zwork</text:span><text:span text:style-name="T4">,</text:span><text:span text:style-name="T1"> </text:span><text:span text:style-name="T6">"Z work position"</text:span><text:span text:style-name="T4">)</text:span></text:p>
      <text:p text:style-name="P5"/>
      <text:p text:style-name="P6"><text:span text:style-name="T1"><text:tab/><text:tab/></text:span><text:span text:style-name="T10"># Machine</text:span></text:p>
      <text:p text:style-name="P6"><text:span text:style-name="T1"><text:tab/><text:tab/>row </text:span><text:span text:style-name="T4">+=</text:span><text:span text:style-name="T1"> </text:span><text:span text:style-name="T8">1</text:span></text:p>
      <text:p text:style-name="P6"><text:span text:style-name="T1"><text:tab/><text:tab/>col </text:span><text:span text:style-name="T4">=</text:span><text:span text:style-name="T1"> </text:span><text:span text:style-name="T8">0</text:span></text:p>
      <text:p text:style-name="P6"><text:span text:style-name="T1"><text:tab/><text:tab/>Label</text:span><text:span text:style-name="T4">(</text:span><text:span text:style-name="T1">lframe</text:span><text:span text:style-name="T4">,</text:span><text:span text:style-name="T1">text</text:span><text:span text:style-name="T4">=</text:span><text:span text:style-name="T6">"MPos:"</text:span><text:span text:style-name="T4">).</text:span><text:span text:style-name="T1">grid</text:span><text:span text:style-name="T4">(</text:span><text:span text:style-name="T1">row</text:span><text:span text:style-name="T4">=</text:span><text:span text:style-name="T1">row</text:span><text:span text:style-name="T4">,</text:span><text:span text:style-name="T1">column</text:span><text:span text:style-name="T4">=</text:span><text:span text:style-name="T1">col</text:span><text:span text:style-name="T4">,</text:span><text:span text:style-name="T1">sticky</text:span><text:span text:style-name="T4">=</text:span><text:span text:style-name="T1">E</text:span><text:span text:style-name="T4">)</text:span></text:p>
      <text:p text:style-name="P5"/>
      <text:p text:style-name="P6"><text:span text:style-name="T1"><text:tab/><text:tab/>col </text:span><text:span text:style-name="T4">+=</text:span><text:span text:style-name="T1"> </text:span><text:span text:style-name="T8">1</text:span></text:p>
      <text:p text:style-name="P6"><text:span text:style-name="T1"><text:tab/><text:tab/>self</text:span><text:span text:style-name="T4">.</text:span><text:span text:style-name="T1">xmachine </text:span><text:span text:style-name="T4">=</text:span><text:span text:style-name="T1"> Label</text:span><text:span text:style-name="T4">(</text:span><text:span text:style-name="T1">lframe</text:span><text:span text:style-name="T4">,</text:span><text:span text:style-name="T1"> background</text:span><text:span text:style-name="T4">=</text:span><text:span text:style-name="T6">"White"</text:span><text:span text:style-name="T4">,</text:span><text:span text:style-name="T1">anchor</text:span><text:span text:style-name="T4">=</text:span><text:span text:style-name="T1">E</text:span><text:span text:style-name="T4">)</text:span></text:p>
      <text:p text:style-name="P6"><text:span text:style-name="T1"><text:tab/><text:tab/>self</text:span><text:span text:style-name="T4">.</text:span><text:span text:style-name="T1">xmachine</text:span><text:span text:style-name="T4">.</text:span><text:span text:style-name="T1">grid</text:span><text:span text:style-name="T4">(</text:span><text:span text:style-name="T1">row</text:span><text:span text:style-name="T4">=</text:span><text:span text:style-name="T1">row</text:span><text:span text:style-name="T4">,</text:span><text:span text:style-name="T1">column</text:span><text:span text:style-name="T4">=</text:span><text:span text:style-name="T1">col</text:span><text:span text:style-name="T4">,</text:span><text:span text:style-name="T1">padx</text:span><text:span text:style-name="T4">=</text:span><text:span text:style-name="T8">1</text:span><text:span text:style-name="T4">,</text:span><text:span text:style-name="T1">sticky</text:span><text:span text:style-name="T4">=</text:span><text:span text:style-name="T1">EW</text:span><text:span text:style-name="T4">)</text:span></text:p>
      <text:p text:style-name="P5"/>
      <text:p text:style-name="P6"><text:span text:style-name="T1"><text:tab/><text:tab/>col </text:span><text:span text:style-name="T4">+=</text:span><text:span text:style-name="T1"> </text:span><text:span text:style-name="T8">1</text:span></text:p>
      <text:p text:style-name="P6"><text:span text:style-name="T1"><text:tab/><text:tab/>self</text:span><text:span text:style-name="T4">.</text:span><text:span text:style-name="T1">ymachine </text:span><text:span text:style-name="T4">=</text:span><text:span text:style-name="T1"> Label</text:span><text:span text:style-name="T4">(</text:span><text:span text:style-name="T1">lframe</text:span><text:span text:style-name="T4">,</text:span><text:span text:style-name="T1"> background</text:span><text:span text:style-name="T4">=</text:span><text:span text:style-name="T6">"White"</text:span><text:span text:style-name="T4">,</text:span><text:span text:style-name="T1">anchor</text:span><text:span text:style-name="T4">=</text:span><text:span text:style-name="T1">E</text:span><text:span text:style-name="T4">)</text:span></text:p>
      <text:p text:style-name="P6"><text:span text:style-name="T1"><text:tab/><text:tab/>self</text:span><text:span text:style-name="T4">.</text:span><text:span text:style-name="T1">ymachine</text:span><text:span text:style-name="T4">.</text:span><text:span text:style-name="T1">grid</text:span><text:span text:style-name="T4">(</text:span><text:span text:style-name="T1">row</text:span><text:span text:style-name="T4">=</text:span><text:span text:style-name="T1">row</text:span><text:span text:style-name="T4">,</text:span><text:span text:style-name="T1">column</text:span><text:span text:style-name="T4">=</text:span><text:span text:style-name="T1">col</text:span><text:span text:style-name="T4">,</text:span><text:span text:style-name="T1">padx</text:span><text:span text:style-name="T4">=</text:span><text:span text:style-name="T8">1</text:span><text:span text:style-name="T4">,</text:span><text:span text:style-name="T1">sticky</text:span><text:span text:style-name="T4">=</text:span><text:span text:style-name="T1">EW</text:span><text:span text:style-name="T4">)</text:span></text:p>
      <text:p text:style-name="P5"/>
      <text:p text:style-name="P6"><text:span text:style-name="T1"><text:tab/><text:tab/>col </text:span><text:span text:style-name="T4">+=</text:span><text:span text:style-name="T1"> </text:span><text:span text:style-name="T8">1</text:span></text:p>
      <text:p text:style-name="P6"><text:span text:style-name="T1"><text:tab/><text:tab/>self</text:span><text:span text:style-name="T4">.</text:span><text:span text:style-name="T1">zmachine </text:span><text:span text:style-name="T4">=</text:span><text:span text:style-name="T1"> Label</text:span><text:span text:style-name="T4">(</text:span><text:span text:style-name="T1">lframe</text:span><text:span text:style-name="T4">,</text:span><text:span text:style-name="T1"> background</text:span><text:span text:style-name="T4">=</text:span><text:span text:style-name="T6">"White"</text:span><text:span text:style-name="T4">,</text:span><text:span text:style-name="T1"> anchor</text:span><text:span text:style-name="T4">=</text:span><text:span text:style-name="T1">E</text:span><text:span text:style-name="T4">)</text:span></text:p>
      <text:p text:style-name="P6"><text:span text:style-name="T1"><text:tab/><text:tab/>self</text:span><text:span text:style-name="T4">.</text:span><text:span text:style-name="T1">zmachine</text:span><text:span text:style-name="T4">.</text:span><text:span text:style-name="T1">grid</text:span><text:span text:style-name="T4">(</text:span><text:span text:style-name="T1">row</text:span><text:span text:style-name="T4">=</text:span><text:span text:style-name="T1">row</text:span><text:span text:style-name="T4">,</text:span><text:span text:style-name="T1">column</text:span><text:span text:style-name="T4">=</text:span><text:span text:style-name="T1">col</text:span><text:span text:style-name="T4">,</text:span><text:span text:style-name="T1">padx</text:span><text:span text:style-name="T4">=</text:span><text:span text:style-name="T8">1</text:span><text:span text:style-name="T4">,</text:span><text:span text:style-name="T1">sticky</text:span><text:span text:style-name="T4">=</text:span><text:span text:style-name="T1">EW</text:span><text:span text:style-name="T4">)</text:span></text:p>
      <text:p text:style-name="P5"/>
      <text:p text:style-name="P6"><text:span text:style-name="T1"><text:tab/><text:tab/>lframe</text:span><text:span text:style-name="T4">.</text:span><text:span text:style-name="T1">grid_columnconfigure</text:span><text:span text:style-name="T4">(</text:span><text:span text:style-name="T8">1</text:span><text:span text:style-name="T4">,</text:span><text:span text:style-name="T1"> weight</text:span><text:span text:style-name="T4">=</text:span><text:span text:style-name="T8">1</text:span><text:span text:style-name="T4">)</text:span></text:p>
      <text:p text:style-name="P6"><text:span text:style-name="T1"><text:tab/><text:tab/>lframe</text:span><text:span text:style-name="T4">.</text:span><text:span text:style-name="T1">grid_columnconfigure</text:span><text:span text:style-name="T4">(</text:span><text:span text:style-name="T8">2</text:span><text:span text:style-name="T4">,</text:span><text:span text:style-name="T1"> weight</text:span><text:span text:style-name="T4">=</text:span><text:span text:style-name="T8">1</text:span><text:span text:style-name="T4">)</text:span></text:p>
      <text:p text:style-name="P6"><text:span text:style-name="T1"><text:tab/><text:tab/>lframe</text:span><text:span text:style-name="T4">.</text:span><text:span text:style-name="T1">grid_columnconfigure</text:span><text:span text:style-name="T4">(</text:span><text:span text:style-name="T8">3</text:span><text:span text:style-name="T4">,</text:span><text:span text:style-name="T1"> weight</text:span><text:span text:style-name="T4">=</text:span><text:span text:style-name="T8">1</text:span><text:span text:style-name="T4">)</text:span></text:p>
      <text:p text:style-name="P5"/>
      <text:p text:style-name="P4"/>
      <text:p text:style-name="P1"><text:span text:style-name="T1"><text:tab/><text:tab/></text:span><text:span text:style-name="T10"># Control -&gt; Connection</text:span></text:p>
      <text:p text:style-name="P1"><text:span text:style-name="T1"><text:tab/><text:tab/>lframe </text:span><text:span text:style-name="T4">=</text:span><text:span text:style-name="T1"> LabelFrame</text:span><text:span text:style-name="T4">(</text:span><text:span text:style-name="T1">frame</text:span><text:span text:style-name="T4">,</text:span><text:span text:style-name="T1"> text</text:span><text:span text:style-name="T4">=</text:span><text:span text:style-name="T6">"Connection"</text:span><text:span text:style-name="T4">,</text:span><text:span text:style-name="T1"> foreground</text:span><text:span text:style-name="T4">=</text:span><text:span text:style-name="T6">"DarkBlue"</text:span><text:span text:style-name="T4">)</text:span></text:p>
      <text:p text:style-name="P1"><text:span text:style-name="T1"><text:tab/><text:tab/>lframe</text:span><text:span text:style-name="T4">.</text:span><text:span text:style-name="T1">pack</text:span><text:span text:style-name="T4">(</text:span><text:span text:style-name="T1">side</text:span><text:span text:style-name="T4">=</text:span><text:span text:style-name="T1">TOP</text:span><text:span text:style-name="T4">,</text:span><text:span text:style-name="T1"> fill</text:span><text:span text:style-name="T4">=</text:span><text:span text:style-name="T1">X</text:span><text:span text:style-name="T4">)</text:span></text:p>
      <text:p text:style-name="P4"/>
      <text:p text:style-name="P1"><text:span text:style-name="T1"><text:tab/><text:tab/>Label</text:span><text:span text:style-name="T4">(</text:span><text:span text:style-name="T1">lframe</text:span><text:span text:style-name="T4">,</text:span><text:span text:style-name="T1">text</text:span><text:span text:style-name="T4">=</text:span><text:span text:style-name="T6">"Port:"</text:span><text:span text:style-name="T4">).</text:span><text:span text:style-name="T1">grid</text:span><text:span text:style-name="T4">(</text:span><text:span text:style-name="T1">row</text:span><text:span text:style-name="T4">=</text:span><text:span text:style-name="T8">0</text:span><text:span text:style-name="T4">,</text:span><text:span text:style-name="T1">column</text:span><text:span text:style-name="T4">=</text:span><text:span text:style-name="T8">0</text:span><text:span text:style-name="T4">,</text:span><text:span text:style-name="T1">sticky</text:span><text:span text:style-name="T4">=</text:span><text:span text:style-name="T1">E</text:span><text:span text:style-name="T4">)</text:span></text:p>
      <text:p text:style-name="P1"><text:span text:style-name="T1"><text:tab/><text:tab/>self</text:span><text:span text:style-name="T4">.</text:span><text:span text:style-name="T1">portCombo </text:span><text:span text:style-name="T4">=</text:span><text:span text:style-name="T1"> tkExtra</text:span><text:span text:style-name="T4">.</text:span><text:span text:style-name="T1">Combobox</text:span><text:span text:style-name="T4">(</text:span><text:span text:style-name="T1">lframe</text:span><text:span text:style-name="T4">,</text:span><text:span text:style-name="T1"> </text:span><text:span text:style-name="T7">False</text:span><text:span text:style-name="T4">,</text:span><text:span text:style-name="T1"> background</text:span><text:span text:style-name="T4">=</text:span><text:span text:style-name="T6">"White"</text:span><text:span text:style-name="T4">,</text:span><text:span text:style-name="T1"> width</text:span><text:span text:style-name="T4">=</text:span><text:span text:style-name="T8">8</text:span><text:span text:style-name="T4">)</text:span></text:p>
      <text:p text:style-name="P1"><text:span text:style-name="T1"><text:tab/><text:tab/>self</text:span><text:span text:style-name="T4">.</text:span><text:span text:style-name="T1">portCombo</text:span><text:span text:style-name="T4">.</text:span><text:span text:style-name="T1">grid</text:span><text:span text:style-name="T4">(</text:span><text:span text:style-name="T1">row</text:span><text:span text:style-name="T4">=</text:span><text:span text:style-name="T8">0</text:span><text:span text:style-name="T4">,</text:span><text:span text:style-name="T1"> column</text:span><text:span text:style-name="T4">=</text:span><text:span text:style-name="T8">1</text:span><text:span text:style-name="T4">,</text:span><text:span text:style-name="T1"> columnspan</text:span><text:span text:style-name="T4">=</text:span><text:span text:style-name="T8">2</text:span><text:span text:style-name="T4">,</text:span><text:span text:style-name="T1"> sticky</text:span><text:span text:style-name="T4">=</text:span><text:span text:style-name="T1">EW</text:span><text:span text:style-name="T4">)</text:span></text:p>
      <text:p text:style-name="P1"><text:span text:style-name="T1"><text:tab/><text:tab/>devices </text:span><text:span text:style-name="T4">=</text:span><text:span text:style-name="T1"> sorted</text:span><text:span text:style-name="T4">([</text:span><text:span text:style-name="T1">x</text:span><text:span text:style-name="T4">[</text:span><text:span text:style-name="T8">0</text:span><text:span text:style-name="T4">]</text:span><text:span text:style-name="T1"> </text:span><text:span text:style-name="T7">for</text:span><text:span text:style-name="T1"> x </text:span><text:span text:style-name="T7">in</text:span><text:span text:style-name="T1"> comports</text:span><text:span text:style-name="T4">()])</text:span></text:p>
      <text:p text:style-name="P1"><text:span text:style-name="T1"><text:tab/><text:tab/>self</text:span><text:span text:style-name="T4">.</text:span><text:span text:style-name="T1">portCombo</text:span><text:span text:style-name="T4">.</text:span><text:span text:style-name="T1">fill</text:span><text:span text:style-name="T4">(</text:span><text:span text:style-name="T1">devices</text:span><text:span text:style-name="T4">)</text:span></text:p>
      <text:p text:style-name="P1"><text:span text:style-name="T1"><text:tab/><text:tab/>self</text:span><text:span text:style-name="T4">.</text:span><text:span text:style-name="T1">portCombo</text:span><text:span text:style-name="T4">.</text:span><text:span text:style-name="T1">set</text:span><text:span text:style-name="T4">(</text:span><text:span text:style-name="T1">Utils</text:span><text:span text:style-name="T4">.</text:span><text:span text:style-name="T1">config</text:span><text:span text:style-name="T4">.</text:span><text:span text:style-name="T1">get</text:span><text:span text:style-name="T4">(</text:span><text:span text:style-name="T6">"Connection"</text:span><text:span text:style-name="T4">,</text:span><text:span text:style-name="T6">"port"</text:span><text:span text:style-name="T4">))</text:span></text:p>
      <text:p text:style-name="P4"/>
      <text:p text:style-name="P1"><text:span text:style-name="T1"><text:tab/><text:tab/>self</text:span><text:span text:style-name="T4">.</text:span><text:span text:style-name="T1">connectBtn </text:span><text:span text:style-name="T4">=</text:span><text:span text:style-name="T1"> Button</text:span><text:span text:style-name="T4">(</text:span><text:span text:style-name="T1">lframe</text:span><text:span text:style-name="T4">,</text:span><text:span text:style-name="T1"> text</text:span><text:span text:style-name="T4">=</text:span><text:span text:style-name="T6">"Open"</text:span><text:span text:style-name="T4">,</text:span></text:p>
      <text:p text:style-name="P1"><text:soft-page-break/><text:span text:style-name="T1"><text:tab/><text:tab/><text:tab/><text:tab/><text:tab/>compound</text:span><text:span text:style-name="T4">=</text:span><text:span text:style-name="T1">LEFT</text:span><text:span text:style-name="T4">,</text:span></text:p>
      <text:p text:style-name="P1"><text:span text:style-name="T1"><text:tab/><text:tab/><text:tab/><text:tab/><text:tab/>image</text:span><text:span text:style-name="T4">=</text:span><text:span text:style-name="T1">Utils</text:span><text:span text:style-name="T4">.</text:span><text:span text:style-name="T1">icons</text:span><text:span text:style-name="T4">[</text:span><text:span text:style-name="T6">"serial"</text:span><text:span text:style-name="T4">],</text:span></text:p>
      <text:p text:style-name="P1"><text:span text:style-name="T1"><text:tab/><text:tab/><text:tab/><text:tab/><text:tab/>command</text:span><text:span text:style-name="T4">=</text:span><text:span text:style-name="T1">self</text:span><text:span text:style-name="T4">.</text:span><text:span text:style-name="T1">openClose</text:span><text:span text:style-name="T4">,</text:span></text:p>
      <text:p text:style-name="P1"><text:span text:style-name="T1"><text:tab/><text:tab/><text:tab/><text:tab/><text:tab/>background</text:span><text:span text:style-name="T4">=</text:span><text:span text:style-name="T6">"LightGreen"</text:span><text:span text:style-name="T4">,</text:span></text:p>
      <text:p text:style-name="P1"><text:span text:style-name="T1"><text:tab/><text:tab/><text:tab/><text:tab/><text:tab/>activebackground</text:span><text:span text:style-name="T4">=</text:span><text:span text:style-name="T6">"LightGreen"</text:span><text:span text:style-name="T4">,</text:span></text:p>
      <text:p text:style-name="P1"><text:span text:style-name="T1"><text:tab/><text:tab/><text:tab/><text:tab/><text:tab/>padx</text:span><text:span text:style-name="T4">=</text:span><text:span text:style-name="T8">2</text:span><text:span text:style-name="T4">,</text:span><text:span text:style-name="T1"> pady</text:span><text:span text:style-name="T4">=</text:span><text:span text:style-name="T8">2</text:span><text:span text:style-name="T4">)</text:span></text:p>
      <text:p text:style-name="P1"><text:span text:style-name="T1"><text:tab/><text:tab/>self</text:span><text:span text:style-name="T4">.</text:span><text:span text:style-name="T1">connectBtn</text:span><text:span text:style-name="T4">.</text:span><text:span text:style-name="T1">grid</text:span><text:span text:style-name="T4">(</text:span><text:span text:style-name="T1">row</text:span><text:span text:style-name="T4">=</text:span><text:span text:style-name="T8">0</text:span><text:span text:style-name="T4">,</text:span><text:span text:style-name="T1">column</text:span><text:span text:style-name="T4">=</text:span><text:span text:style-name="T8">3</text:span><text:span text:style-name="T4">,</text:span><text:span text:style-name="T1">sticky</text:span><text:span text:style-name="T4">=</text:span><text:span text:style-name="T1">EW</text:span><text:span text:style-name="T4">)</text:span></text:p>
      <text:p text:style-name="P1"><text:span text:style-name="T1"><text:tab/><text:tab/>tkExtra</text:span><text:span text:style-name="T4">.</text:span><text:span text:style-name="T1">Balloon</text:span><text:span text:style-name="T4">.</text:span><text:span text:style-name="T1">set</text:span><text:span text:style-name="T4">(</text:span><text:span text:style-name="T1">self</text:span><text:span text:style-name="T4">.</text:span><text:span text:style-name="T1">connectBtn</text:span><text:span text:style-name="T4">,</text:span><text:span text:style-name="T1"> </text:span><text:span text:style-name="T6">"Open/Close serial port"</text:span><text:span text:style-name="T4">)</text:span></text:p>
      <text:p text:style-name="P4"/>
      <text:p text:style-name="P1"><text:span text:style-name="T1"><text:tab/><text:tab/>b </text:span><text:span text:style-name="T4">=</text:span><text:span text:style-name="T1"> Button</text:span><text:span text:style-name="T4">(</text:span><text:span text:style-name="T1">lframe</text:span><text:span text:style-name="T4">,</text:span><text:span text:style-name="T1"> text</text:span><text:span text:style-name="T4">=</text:span><text:span text:style-name="T6">"Home"</text:span><text:span text:style-name="T4">,</text:span></text:p>
      <text:p text:style-name="P1"><text:span text:style-name="T1"><text:tab/><text:tab/><text:tab/><text:tab/>compound</text:span><text:span text:style-name="T4">=</text:span><text:span text:style-name="T1">LEFT</text:span><text:span text:style-name="T4">,</text:span></text:p>
      <text:p text:style-name="P1"><text:span text:style-name="T1"><text:tab/><text:tab/><text:tab/><text:tab/>image</text:span><text:span text:style-name="T4">=</text:span><text:span text:style-name="T1">Utils</text:span><text:span text:style-name="T4">.</text:span><text:span text:style-name="T1">icons</text:span><text:span text:style-name="T4">[</text:span><text:span text:style-name="T6">"home"</text:span><text:span text:style-name="T4">],</text:span></text:p>
      <text:p text:style-name="P1"><text:span text:style-name="T1"><text:tab/><text:tab/><text:tab/><text:tab/>command</text:span><text:span text:style-name="T4">=</text:span><text:span text:style-name="T1">self</text:span><text:span text:style-name="T4">.</text:span><text:span text:style-name="T1">home</text:span><text:span text:style-name="T4">,</text:span></text:p>
      <text:p text:style-name="P1"><text:span text:style-name="T1"><text:tab/><text:tab/><text:tab/><text:tab/>padx</text:span><text:span text:style-name="T4">=</text:span><text:span text:style-name="T8">2</text:span><text:span text:style-name="T4">)</text:span></text:p>
      <text:p text:style-name="P1"><text:span text:style-name="T1"><text:tab/><text:tab/>b</text:span><text:span text:style-name="T4">.</text:span><text:span text:style-name="T1">grid</text:span><text:span text:style-name="T4">(</text:span><text:span text:style-name="T1">row</text:span><text:span text:style-name="T4">=</text:span><text:span text:style-name="T8">1</text:span><text:span text:style-name="T4">,</text:span><text:span text:style-name="T1">column</text:span><text:span text:style-name="T4">=</text:span><text:span text:style-name="T8">1</text:span><text:span text:style-name="T4">,</text:span><text:span text:style-name="T1">sticky</text:span><text:span text:style-name="T4">=</text:span><text:span text:style-name="T1">EW</text:span><text:span text:style-name="T4">)</text:span></text:p>
      <text:p text:style-name="P1"><text:span text:style-name="T1"><text:tab/><text:tab/>tkExtra</text:span><text:span text:style-name="T4">.</text:span><text:span text:style-name="T1">Balloon</text:span><text:span text:style-name="T4">.</text:span><text:span text:style-name="T1">set</text:span><text:span text:style-name="T4">(</text:span><text:span text:style-name="T1">b</text:span><text:span text:style-name="T4">,</text:span><text:span text:style-name="T1"> </text:span><text:span text:style-name="T6">"Perform a homing cycle"</text:span><text:span text:style-name="T4">)</text:span></text:p>
      <text:p text:style-name="P1"><text:span text:style-name="T1"><text:tab/><text:tab/>self</text:span><text:span text:style-name="T4">.</text:span><text:span text:style-name="T1">widgets</text:span><text:span text:style-name="T4">.</text:span><text:span text:style-name="T1">append</text:span><text:span text:style-name="T4">(</text:span><text:span text:style-name="T1">b</text:span><text:span text:style-name="T4">)</text:span></text:p>
      <text:p text:style-name="P4"/>
      <text:p text:style-name="P1"><text:span text:style-name="T1"><text:tab/><text:tab/>b </text:span><text:span text:style-name="T4">=</text:span><text:span text:style-name="T1"> Button</text:span><text:span text:style-name="T4">(</text:span><text:span text:style-name="T1">lframe</text:span><text:span text:style-name="T4">,</text:span><text:span text:style-name="T1"> text</text:span><text:span text:style-name="T4">=</text:span><text:span text:style-name="T6">"Unlock"</text:span><text:span text:style-name="T4">,</text:span></text:p>
      <text:p text:style-name="P1"><text:span text:style-name="T1"><text:tab/><text:tab/><text:tab/><text:tab/>compound</text:span><text:span text:style-name="T4">=</text:span><text:span text:style-name="T1">LEFT</text:span><text:span text:style-name="T4">,</text:span></text:p>
      <text:p text:style-name="P1"><text:span text:style-name="T1"><text:tab/><text:tab/><text:tab/><text:tab/>image</text:span><text:span text:style-name="T4">=</text:span><text:span text:style-name="T1">Utils</text:span><text:span text:style-name="T4">.</text:span><text:span text:style-name="T1">icons</text:span><text:span text:style-name="T4">[</text:span><text:span text:style-name="T6">"unlock"</text:span><text:span text:style-name="T4">],</text:span></text:p>
      <text:p text:style-name="P1"><text:span text:style-name="T1"><text:tab/><text:tab/><text:tab/><text:tab/>command</text:span><text:span text:style-name="T4">=</text:span><text:span text:style-name="T1">self</text:span><text:span text:style-name="T4">.</text:span><text:span text:style-name="T1">unlock</text:span><text:span text:style-name="T4">,</text:span></text:p>
      <text:p text:style-name="P1"><text:span text:style-name="T1"><text:tab/><text:tab/><text:tab/><text:tab/>padx</text:span><text:span text:style-name="T4">=</text:span><text:span text:style-name="T8">2</text:span><text:span text:style-name="T4">)</text:span></text:p>
      <text:p text:style-name="P1"><text:span text:style-name="T1"><text:tab/><text:tab/>b</text:span><text:span text:style-name="T4">.</text:span><text:span text:style-name="T1">grid</text:span><text:span text:style-name="T4">(</text:span><text:span text:style-name="T1">row</text:span><text:span text:style-name="T4">=</text:span><text:span text:style-name="T8">1</text:span><text:span text:style-name="T4">,</text:span><text:span text:style-name="T1">column</text:span><text:span text:style-name="T4">=</text:span><text:span text:style-name="T8">2</text:span><text:span text:style-name="T4">,</text:span><text:span text:style-name="T1">sticky</text:span><text:span text:style-name="T4">=</text:span><text:span text:style-name="T1">EW</text:span><text:span text:style-name="T4">)</text:span></text:p>
      <text:p text:style-name="P1"><text:span text:style-name="T1"><text:tab/><text:tab/>tkExtra</text:span><text:span text:style-name="T4">.</text:span><text:span text:style-name="T1">Balloon</text:span><text:span text:style-name="T4">.</text:span><text:span text:style-name="T1">set</text:span><text:span text:style-name="T4">(</text:span><text:span text:style-name="T1">b</text:span><text:span text:style-name="T4">,</text:span><text:span text:style-name="T1"> </text:span><text:span text:style-name="T6">"Unlock device"</text:span><text:span text:style-name="T4">)</text:span></text:p>
      <text:p text:style-name="P1"><text:span text:style-name="T1"><text:tab/><text:tab/>self</text:span><text:span text:style-name="T4">.</text:span><text:span text:style-name="T1">widgets</text:span><text:span text:style-name="T4">.</text:span><text:span text:style-name="T1">append</text:span><text:span text:style-name="T4">(</text:span><text:span text:style-name="T1">b</text:span><text:span text:style-name="T4">)</text:span></text:p>
      <text:p text:style-name="P4"/>
      <text:p text:style-name="P1"><text:span text:style-name="T1"><text:tab/><text:tab/>b </text:span><text:span text:style-name="T4">=</text:span><text:span text:style-name="T1"> Button</text:span><text:span text:style-name="T4">(</text:span><text:span text:style-name="T1">lframe</text:span><text:span text:style-name="T4">,</text:span><text:span text:style-name="T1"> text</text:span><text:span text:style-name="T4">=</text:span><text:span text:style-name="T6">"Reset"</text:span><text:span text:style-name="T4">,</text:span></text:p>
      <text:p text:style-name="P1"><text:span text:style-name="T1"><text:tab/><text:tab/><text:tab/><text:tab/>compound</text:span><text:span text:style-name="T4">=</text:span><text:span text:style-name="T1">LEFT</text:span><text:span text:style-name="T4">,</text:span></text:p>
      <text:p text:style-name="P1"><text:span text:style-name="T1"><text:tab/><text:tab/><text:tab/><text:tab/>image</text:span><text:span text:style-name="T4">=</text:span><text:span text:style-name="T1">Utils</text:span><text:span text:style-name="T4">.</text:span><text:span text:style-name="T1">icons</text:span><text:span text:style-name="T4">[</text:span><text:span text:style-name="T6">"reset"</text:span><text:span text:style-name="T4">],</text:span></text:p>
      <text:p text:style-name="P1"><text:span text:style-name="T1"><text:tab/><text:tab/><text:tab/><text:tab/>command</text:span><text:span text:style-name="T4">=</text:span><text:span text:style-name="T1">self</text:span><text:span text:style-name="T4">.</text:span><text:span text:style-name="T1">softReset</text:span><text:span text:style-name="T4">,</text:span></text:p>
      <text:p text:style-name="P1"><text:span text:style-name="T1"><text:tab/><text:tab/><text:tab/><text:tab/>foreground</text:span><text:span text:style-name="T4">=</text:span><text:span text:style-name="T6">"DarkRed"</text:span><text:span text:style-name="T4">,</text:span></text:p>
      <text:p text:style-name="P1"><text:span text:style-name="T1"><text:tab/><text:tab/><text:tab/><text:tab/>background</text:span><text:span text:style-name="T4">=</text:span><text:span text:style-name="T6">"LightYellow"</text:span><text:span text:style-name="T4">,</text:span></text:p>
      <text:p text:style-name="P1"><text:span text:style-name="T1"><text:tab/><text:tab/><text:tab/><text:tab/>activebackground</text:span><text:span text:style-name="T4">=</text:span><text:span text:style-name="T6">"LightYellow"</text:span><text:span text:style-name="T4">,</text:span></text:p>
      <text:p text:style-name="P1"><text:span text:style-name="T1"><text:tab/><text:tab/><text:tab/><text:tab/>padx</text:span><text:span text:style-name="T4">=</text:span><text:span text:style-name="T8">2</text:span><text:span text:style-name="T4">,</text:span><text:span text:style-name="T1">pady</text:span><text:span text:style-name="T4">=</text:span><text:span text:style-name="T8">1</text:span><text:span text:style-name="T4">)</text:span></text:p>
      <text:p text:style-name="P1"><text:span text:style-name="T1"><text:tab/><text:tab/>b</text:span><text:span text:style-name="T4">.</text:span><text:span text:style-name="T1">grid</text:span><text:span text:style-name="T4">(</text:span><text:span text:style-name="T1">row</text:span><text:span text:style-name="T4">=</text:span><text:span text:style-name="T8">1</text:span><text:span text:style-name="T4">,</text:span><text:span text:style-name="T1">column</text:span><text:span text:style-name="T4">=</text:span><text:span text:style-name="T8">3</text:span><text:span text:style-name="T4">,</text:span><text:span text:style-name="T1">sticky</text:span><text:span text:style-name="T4">=</text:span><text:span text:style-name="T1">EW</text:span><text:span text:style-name="T4">)</text:span></text:p>
      <text:p text:style-name="P1"><text:span text:style-name="T1"><text:tab/><text:tab/>tkExtra</text:span><text:span text:style-name="T4">.</text:span><text:span text:style-name="T1">Balloon</text:span><text:span text:style-name="T4">.</text:span><text:span text:style-name="T1">set</text:span><text:span text:style-name="T4">(</text:span><text:span text:style-name="T1">b</text:span><text:span text:style-name="T4">,</text:span><text:span text:style-name="T1"> </text:span><text:span text:style-name="T6">"Software reset of controller"</text:span><text:span text:style-name="T4">)</text:span></text:p>
      <text:p text:style-name="P1"><text:span text:style-name="T1"><text:tab/><text:tab/>self</text:span><text:span text:style-name="T4">.</text:span><text:span text:style-name="T1">widgets</text:span><text:span text:style-name="T4">.</text:span><text:span text:style-name="T1">append</text:span><text:span text:style-name="T4">(</text:span><text:span text:style-name="T1">b</text:span><text:span text:style-name="T4">)</text:span></text:p>
      <text:p text:style-name="P4"/>
      <text:p text:style-name="P1"><text:span text:style-name="T1"><text:tab/><text:tab/>lframe</text:span><text:span text:style-name="T4">.</text:span><text:span text:style-name="T1">grid_columnconfigure</text:span><text:span text:style-name="T4">(</text:span><text:span text:style-name="T8">1</text:span><text:span text:style-name="T4">,</text:span><text:span text:style-name="T1"> weight</text:span><text:span text:style-name="T4">=</text:span><text:span text:style-name="T8">1</text:span><text:span text:style-name="T4">)</text:span></text:p>
      <text:p text:style-name="P1"><text:span text:style-name="T1"><text:tab/><text:tab/>lframe</text:span><text:span text:style-name="T4">.</text:span><text:span text:style-name="T1">grid_columnconfigure</text:span><text:span text:style-name="T4">(</text:span><text:span text:style-name="T8">2</text:span><text:span text:style-name="T4">,</text:span><text:span text:style-name="T1"> weight</text:span><text:span text:style-name="T4">=</text:span><text:span text:style-name="T8">1</text:span><text:span text:style-name="T4">)</text:span></text:p>
      <text:p text:style-name="P4"/>
      <text:p text:style-name="P1"><text:span text:style-name="T1"><text:tab/><text:tab/></text:span><text:span text:style-name="T10"># Control -&gt; Control</text:span></text:p>
      <text:p text:style-name="P1"><text:span text:style-name="T1"><text:tab/><text:tab/>lframe </text:span><text:span text:style-name="T4">=</text:span><text:span text:style-name="T1"> LabelFrame</text:span><text:span text:style-name="T4">(</text:span><text:span text:style-name="T1">frame</text:span><text:span text:style-name="T4">,</text:span><text:span text:style-name="T1"> text</text:span><text:span text:style-name="T4">=</text:span><text:span text:style-name="T6">"Control"</text:span><text:span text:style-name="T4">,</text:span><text:span text:style-name="T1"> foreground</text:span><text:span text:style-name="T4">=</text:span><text:span text:style-name="T6">"DarkBlue"</text:span><text:span text:style-name="T4">)</text:span></text:p>
      <text:p text:style-name="P1"><text:span text:style-name="T1"><text:tab/><text:tab/>lframe</text:span><text:span text:style-name="T4">.</text:span><text:span text:style-name="T1">pack</text:span><text:span text:style-name="T4">(</text:span><text:span text:style-name="T1">side</text:span><text:span text:style-name="T4">=</text:span><text:span text:style-name="T1">TOP</text:span><text:span text:style-name="T4">,</text:span><text:span text:style-name="T1"> fill</text:span><text:span text:style-name="T4">=</text:span><text:span text:style-name="T1">X</text:span><text:span text:style-name="T4">)</text:span></text:p>
      <text:p text:style-name="P4"/>
      <text:p text:style-name="P1"><text:span text:style-name="T1"><text:tab/><text:tab/>row</text:span><text:span text:style-name="T4">,</text:span><text:span text:style-name="T1">col </text:span><text:span text:style-name="T4">=</text:span><text:span text:style-name="T1"> </text:span><text:span text:style-name="T8">0</text:span><text:span text:style-name="T4">,</text:span><text:span text:style-name="T8">0</text:span></text:p>
      <text:p text:style-name="P1"><text:span text:style-name="T1"><text:tab/><text:tab/>Label</text:span><text:span text:style-name="T4">(</text:span><text:span text:style-name="T1">lframe</text:span><text:span text:style-name="T4">,</text:span><text:span text:style-name="T1"> text</text:span><text:span text:style-name="T4">=</text:span><text:span text:style-name="T6">"Z"</text:span><text:span text:style-name="T4">).</text:span><text:span text:style-name="T1">grid</text:span><text:span text:style-name="T4">(</text:span><text:span text:style-name="T1">row</text:span><text:span text:style-name="T4">=</text:span><text:span text:style-name="T1">row</text:span><text:span text:style-name="T4">,</text:span><text:span text:style-name="T1"> column</text:span><text:span text:style-name="T4">=</text:span><text:span text:style-name="T1">col</text:span><text:span text:style-name="T4">)</text:span></text:p>
      <text:p text:style-name="P4"/>
      <text:p text:style-name="P1"><text:span text:style-name="T1"><text:tab/><text:tab/>col </text:span><text:span text:style-name="T4">+=</text:span><text:span text:style-name="T1"> </text:span><text:span text:style-name="T8">3</text:span></text:p>
      <text:p text:style-name="P1"><text:span text:style-name="T1"><text:tab/><text:tab/>Label</text:span><text:span text:style-name="T4">(</text:span><text:span text:style-name="T1">lframe</text:span><text:span text:style-name="T4">,</text:span><text:span text:style-name="T1"> text</text:span><text:span text:style-name="T4">=</text:span><text:span text:style-name="T6">"Y"</text:span><text:span text:style-name="T4">).</text:span><text:span text:style-name="T1">grid</text:span><text:span text:style-name="T4">(</text:span><text:span text:style-name="T1">row</text:span><text:span text:style-name="T4">=</text:span><text:span text:style-name="T1">row</text:span><text:span text:style-name="T4">,</text:span><text:span text:style-name="T1"> column</text:span><text:span text:style-name="T4">=</text:span><text:span text:style-name="T1">col</text:span><text:span text:style-name="T4">)</text:span></text:p>
      <text:p text:style-name="P4"/>
      <text:p text:style-name="P1"><text:span text:style-name="T1"><text:tab/><text:tab/></text:span><text:span text:style-name="T10"># ---</text:span></text:p>
      <text:p text:style-name="P1"><text:span text:style-name="T1"><text:tab/><text:tab/>row </text:span><text:span text:style-name="T4">+=</text:span><text:span text:style-name="T1"> </text:span><text:span text:style-name="T8">1</text:span></text:p>
      <text:p text:style-name="P1"><text:span text:style-name="T1"><text:tab/><text:tab/>col </text:span><text:span text:style-name="T4">=</text:span><text:span text:style-name="T1"> </text:span><text:span text:style-name="T8">0</text:span></text:p>
      <text:p text:style-name="P4"/>
      <text:p text:style-name="P6"><text:span text:style-name="T1"><text:tab/><text:tab/>width</text:span><text:span text:style-name="T4">=</text:span><text:span text:style-name="T8">2</text:span></text:p>
      <text:p text:style-name="P1"><text:span text:style-name="T1"><text:tab/><text:tab/>height</text:span><text:span text:style-name="T4">=</text:span><text:span text:style-name="T8">2</text:span></text:p>
      <text:p text:style-name="P4"/>
      <text:p text:style-name="P1"><text:span text:style-name="T1"><text:tab/><text:tab/>b </text:span><text:span text:style-name="T4">=</text:span><text:span text:style-name="T1"> Button</text:span><text:span text:style-name="T4">(</text:span><text:span text:style-name="T1">lframe</text:span><text:span text:style-name="T4">,</text:span><text:span text:style-name="T1"> text</text:span><text:span text:style-name="T4">=</text:span><text:span text:style-name="T1">Unicode</text:span><text:span text:style-name="T4">.</text:span><text:span text:style-name="T1">BLACK_UP_POINTING_TRIANGLE</text:span><text:span text:style-name="T4">,</text:span></text:p>
      <text:p text:style-name="P1"><text:span text:style-name="T1"><text:tab/><text:tab/><text:tab/><text:tab/><text:tab/>width</text:span><text:span text:style-name="T4">=</text:span><text:span text:style-name="T1">width</text:span><text:span text:style-name="T4">,</text:span><text:span text:style-name="T1"> height</text:span><text:span text:style-name="T4">=</text:span><text:span text:style-name="T1">height</text:span><text:span text:style-name="T4">,</text:span></text:p>
      <text:p text:style-name="P1"><text:span text:style-name="T1"><text:tab/><text:tab/><text:tab/><text:tab/><text:tab/>command</text:span><text:span text:style-name="T4">=</text:span><text:span text:style-name="T1">self</text:span><text:span text:style-name="T4">.</text:span><text:span text:style-name="T1">moveZup</text:span><text:span text:style-name="T4">)</text:span></text:p>
      <text:p text:style-name="P1"><text:span text:style-name="T1"><text:tab/><text:tab/>b</text:span><text:span text:style-name="T4">.</text:span><text:span text:style-name="T1">grid</text:span><text:span text:style-name="T4">(</text:span><text:span text:style-name="T1">row</text:span><text:span text:style-name="T4">=</text:span><text:span text:style-name="T1">row</text:span><text:span text:style-name="T4">,</text:span><text:span text:style-name="T1"> column</text:span><text:span text:style-name="T4">=</text:span><text:span text:style-name="T1">col</text:span><text:span text:style-name="T4">,</text:span><text:span text:style-name="T1"> sticky</text:span><text:span text:style-name="T4">=</text:span><text:span text:style-name="T1">EW</text:span><text:span text:style-name="T4">)</text:span></text:p>
      <text:p text:style-name="P1"><text:span text:style-name="T1"><text:tab/><text:tab/>tkExtra</text:span><text:span text:style-name="T4">.</text:span><text:span text:style-name="T1">Balloon</text:span><text:span text:style-name="T4">.</text:span><text:span text:style-name="T1">set</text:span><text:span text:style-name="T4">(</text:span><text:span text:style-name="T1">b</text:span><text:span text:style-name="T4">,</text:span><text:span text:style-name="T1"> </text:span><text:span text:style-name="T6">"Move +Z"</text:span><text:span text:style-name="T4">)</text:span></text:p>
      <text:p text:style-name="P1"><text:soft-page-break/><text:span text:style-name="T1"><text:tab/><text:tab/>self</text:span><text:span text:style-name="T4">.</text:span><text:span text:style-name="T1">widgets</text:span><text:span text:style-name="T4">.</text:span><text:span text:style-name="T1">append</text:span><text:span text:style-name="T4">(</text:span><text:span text:style-name="T1">b</text:span><text:span text:style-name="T4">)</text:span></text:p>
      <text:p text:style-name="P4"/>
      <text:p text:style-name="P1"><text:span text:style-name="T1"><text:tab/><text:tab/>col </text:span><text:span text:style-name="T4">+=</text:span><text:span text:style-name="T1"> </text:span><text:span text:style-name="T8">2</text:span></text:p>
      <text:p text:style-name="P1"><text:span text:style-name="T1"><text:tab/><text:tab/>b </text:span><text:span text:style-name="T4">=</text:span><text:span text:style-name="T1"> Button</text:span><text:span text:style-name="T4">(</text:span><text:span text:style-name="T1">lframe</text:span><text:span text:style-name="T4">,</text:span><text:span text:style-name="T1"> text</text:span><text:span text:style-name="T4">=</text:span><text:span text:style-name="T1">Unicode</text:span><text:span text:style-name="T4">.</text:span><text:span text:style-name="T1">UPPER_LEFT_TRIANGLE</text:span><text:span text:style-name="T4">,</text:span></text:p>
      <text:p text:style-name="P1"><text:span text:style-name="T1"><text:tab/><text:tab/><text:tab/><text:tab/><text:tab/>width</text:span><text:span text:style-name="T4">=</text:span><text:span text:style-name="T1">width</text:span><text:span text:style-name="T4">,</text:span><text:span text:style-name="T1"> height</text:span><text:span text:style-name="T4">=</text:span><text:span text:style-name="T1">height</text:span><text:span text:style-name="T4">,</text:span></text:p>
      <text:p text:style-name="P1"><text:span text:style-name="T1"><text:tab/><text:tab/><text:tab/><text:tab/><text:tab/>command</text:span><text:span text:style-name="T4">=</text:span><text:span text:style-name="T1">self</text:span><text:span text:style-name="T4">.</text:span><text:span text:style-name="T1">moveXdownYup</text:span><text:span text:style-name="T4">)</text:span></text:p>
      <text:p text:style-name="P4"/>
      <text:p text:style-name="P1"><text:span text:style-name="T1"><text:tab/><text:tab/>b</text:span><text:span text:style-name="T4">.</text:span><text:span text:style-name="T1">grid</text:span><text:span text:style-name="T4">(</text:span><text:span text:style-name="T1">row</text:span><text:span text:style-name="T4">=</text:span><text:span text:style-name="T1">row</text:span><text:span text:style-name="T4">,</text:span><text:span text:style-name="T1"> column</text:span><text:span text:style-name="T4">=</text:span><text:span text:style-name="T1">col</text:span><text:span text:style-name="T4">,</text:span><text:span text:style-name="T1"> sticky</text:span><text:span text:style-name="T4">=</text:span><text:span text:style-name="T1">EW</text:span><text:span text:style-name="T4">)</text:span></text:p>
      <text:p text:style-name="P1"><text:span text:style-name="T1"><text:tab/><text:tab/>tkExtra</text:span><text:span text:style-name="T4">.</text:span><text:span text:style-name="T1">Balloon</text:span><text:span text:style-name="T4">.</text:span><text:span text:style-name="T1">set</text:span><text:span text:style-name="T4">(</text:span><text:span text:style-name="T1">b</text:span><text:span text:style-name="T4">,</text:span><text:span text:style-name="T1"> </text:span><text:span text:style-name="T6">"Move -X +Y"</text:span><text:span text:style-name="T4">)</text:span></text:p>
      <text:p text:style-name="P1"><text:span text:style-name="T1"><text:tab/><text:tab/>self</text:span><text:span text:style-name="T4">.</text:span><text:span text:style-name="T1">widgets</text:span><text:span text:style-name="T4">.</text:span><text:span text:style-name="T1">append</text:span><text:span text:style-name="T4">(</text:span><text:span text:style-name="T1">b</text:span><text:span text:style-name="T4">)</text:span></text:p>
      <text:p text:style-name="P4"/>
      <text:p text:style-name="P1"><text:span text:style-name="T1"><text:tab/><text:tab/>col </text:span><text:span text:style-name="T4">+=</text:span><text:span text:style-name="T1"> </text:span><text:span text:style-name="T8">1</text:span></text:p>
      <text:p text:style-name="P1"><text:span text:style-name="T1"><text:tab/><text:tab/>b </text:span><text:span text:style-name="T4">=</text:span><text:span text:style-name="T1"> Button</text:span><text:span text:style-name="T4">(</text:span><text:span text:style-name="T1">lframe</text:span><text:span text:style-name="T4">,</text:span><text:span text:style-name="T1"> text</text:span><text:span text:style-name="T4">=</text:span><text:span text:style-name="T1">Unicode</text:span><text:span text:style-name="T4">.</text:span><text:span text:style-name="T1">BLACK_UP_POINTING_TRIANGLE</text:span><text:span text:style-name="T4">,</text:span></text:p>
      <text:p text:style-name="P1"><text:span text:style-name="T1"><text:tab/><text:tab/><text:tab/><text:tab/><text:tab/>width</text:span><text:span text:style-name="T4">=</text:span><text:span text:style-name="T1">width</text:span><text:span text:style-name="T4">,</text:span><text:span text:style-name="T1"> height</text:span><text:span text:style-name="T4">=</text:span><text:span text:style-name="T1">height</text:span><text:span text:style-name="T4">,</text:span></text:p>
      <text:p text:style-name="P1"><text:span text:style-name="T1"><text:tab/><text:tab/><text:tab/><text:tab/><text:tab/>command</text:span><text:span text:style-name="T4">=</text:span><text:span text:style-name="T1">self</text:span><text:span text:style-name="T4">.</text:span><text:span text:style-name="T1">moveYup</text:span><text:span text:style-name="T4">)</text:span></text:p>
      <text:p text:style-name="P1"><text:span text:style-name="T1"><text:tab/><text:tab/>b</text:span><text:span text:style-name="T4">.</text:span><text:span text:style-name="T1">grid</text:span><text:span text:style-name="T4">(</text:span><text:span text:style-name="T1">row</text:span><text:span text:style-name="T4">=</text:span><text:span text:style-name="T1">row</text:span><text:span text:style-name="T4">,</text:span><text:span text:style-name="T1"> column</text:span><text:span text:style-name="T4">=</text:span><text:span text:style-name="T1">col</text:span><text:span text:style-name="T4">,</text:span><text:span text:style-name="T1"> sticky</text:span><text:span text:style-name="T4">=</text:span><text:span text:style-name="T1">EW</text:span><text:span text:style-name="T4">)</text:span></text:p>
      <text:p text:style-name="P1"><text:span text:style-name="T1"><text:tab/><text:tab/>tkExtra</text:span><text:span text:style-name="T4">.</text:span><text:span text:style-name="T1">Balloon</text:span><text:span text:style-name="T4">.</text:span><text:span text:style-name="T1">set</text:span><text:span text:style-name="T4">(</text:span><text:span text:style-name="T1">b</text:span><text:span text:style-name="T4">,</text:span><text:span text:style-name="T1"> </text:span><text:span text:style-name="T6">"Move +Y"</text:span><text:span text:style-name="T4">)</text:span></text:p>
      <text:p text:style-name="P1"><text:span text:style-name="T1"><text:tab/><text:tab/>self</text:span><text:span text:style-name="T4">.</text:span><text:span text:style-name="T1">widgets</text:span><text:span text:style-name="T4">.</text:span><text:span text:style-name="T1">append</text:span><text:span text:style-name="T4">(</text:span><text:span text:style-name="T1">b</text:span><text:span text:style-name="T4">)</text:span></text:p>
      <text:p text:style-name="P4"/>
      <text:p text:style-name="P1"><text:span text:style-name="T1"><text:tab/><text:tab/>col </text:span><text:span text:style-name="T4">+=</text:span><text:span text:style-name="T1"> </text:span><text:span text:style-name="T8">1</text:span></text:p>
      <text:p text:style-name="P1"><text:span text:style-name="T1"><text:tab/><text:tab/>b </text:span><text:span text:style-name="T4">=</text:span><text:span text:style-name="T1"> Button</text:span><text:span text:style-name="T4">(</text:span><text:span text:style-name="T1">lframe</text:span><text:span text:style-name="T4">,</text:span><text:span text:style-name="T1"> text</text:span><text:span text:style-name="T4">=</text:span><text:span text:style-name="T1">Unicode</text:span><text:span text:style-name="T4">.</text:span><text:span text:style-name="T1">UPPER_RIGHT_TRIANGLE</text:span><text:span text:style-name="T4">,</text:span></text:p>
      <text:p text:style-name="P1"><text:span text:style-name="T1"><text:tab/><text:tab/><text:tab/><text:tab/><text:tab/>width</text:span><text:span text:style-name="T4">=</text:span><text:span text:style-name="T1">width</text:span><text:span text:style-name="T4">,</text:span><text:span text:style-name="T1"> height</text:span><text:span text:style-name="T4">=</text:span><text:span text:style-name="T1">height</text:span><text:span text:style-name="T4">,</text:span></text:p>
      <text:p text:style-name="P1"><text:span text:style-name="T1"><text:tab/><text:tab/><text:tab/><text:tab/><text:tab/>command</text:span><text:span text:style-name="T4">=</text:span><text:span text:style-name="T1">self</text:span><text:span text:style-name="T4">.</text:span><text:span text:style-name="T1">moveXupYup</text:span><text:span text:style-name="T4">)</text:span></text:p>
      <text:p text:style-name="P1"><text:span text:style-name="T1"><text:tab/><text:tab/>b</text:span><text:span text:style-name="T4">.</text:span><text:span text:style-name="T1">grid</text:span><text:span text:style-name="T4">(</text:span><text:span text:style-name="T1">row</text:span><text:span text:style-name="T4">=</text:span><text:span text:style-name="T1">row</text:span><text:span text:style-name="T4">,</text:span><text:span text:style-name="T1"> column</text:span><text:span text:style-name="T4">=</text:span><text:span text:style-name="T1">col</text:span><text:span text:style-name="T4">,</text:span><text:span text:style-name="T1"> sticky</text:span><text:span text:style-name="T4">=</text:span><text:span text:style-name="T1">EW</text:span><text:span text:style-name="T4">)</text:span></text:p>
      <text:p text:style-name="P1"><text:span text:style-name="T1"><text:tab/><text:tab/>tkExtra</text:span><text:span text:style-name="T4">.</text:span><text:span text:style-name="T1">Balloon</text:span><text:span text:style-name="T4">.</text:span><text:span text:style-name="T1">set</text:span><text:span text:style-name="T4">(</text:span><text:span text:style-name="T1">b</text:span><text:span text:style-name="T4">,</text:span><text:span text:style-name="T1"> </text:span><text:span text:style-name="T6">"Move +X +Y"</text:span><text:span text:style-name="T4">)</text:span></text:p>
      <text:p text:style-name="P1"><text:span text:style-name="T1"><text:tab/><text:tab/>self</text:span><text:span text:style-name="T4">.</text:span><text:span text:style-name="T1">widgets</text:span><text:span text:style-name="T4">.</text:span><text:span text:style-name="T1">append</text:span><text:span text:style-name="T4">(</text:span><text:span text:style-name="T1">b</text:span><text:span text:style-name="T4">)</text:span></text:p>
      <text:p text:style-name="P4"/>
      <text:p text:style-name="P1"><text:span text:style-name="T1"><text:tab/><text:tab/>col </text:span><text:span text:style-name="T4">+=</text:span><text:span text:style-name="T1"> </text:span><text:span text:style-name="T8">2</text:span></text:p>
      <text:p text:style-name="P1"><text:span text:style-name="T1"><text:tab/><text:tab/>b </text:span><text:span text:style-name="T4">=</text:span><text:span text:style-name="T1"> Button</text:span><text:span text:style-name="T4">(</text:span><text:span text:style-name="T1">lframe</text:span><text:span text:style-name="T4">,</text:span><text:span text:style-name="T1"> text</text:span><text:span text:style-name="T4">=</text:span><text:span text:style-name="T6">u"\u00D710"</text:span><text:span text:style-name="T4">,</text:span><text:span text:style-name="T1"> width</text:span><text:span text:style-name="T4">=</text:span><text:span text:style-name="T8">3</text:span><text:span text:style-name="T4">,</text:span><text:span text:style-name="T1"> padx</text:span><text:span text:style-name="T4">=</text:span><text:span text:style-name="T8">1</text:span><text:span text:style-name="T4">,</text:span><text:span text:style-name="T1"> pady</text:span><text:span text:style-name="T4">=</text:span><text:span text:style-name="T8">1</text:span><text:span text:style-name="T4">,</text:span><text:span text:style-name="T1"> command</text:span><text:span text:style-name="T4">=</text:span><text:span text:style-name="T1">self</text:span><text:span text:style-name="T4">.</text:span><text:span text:style-name="T1">mulStep</text:span><text:span text:style-name="T4">)</text:span></text:p>
      <text:p text:style-name="P1"><text:span text:style-name="T1"><text:tab/><text:tab/>b</text:span><text:span text:style-name="T4">.</text:span><text:span text:style-name="T1">grid</text:span><text:span text:style-name="T4">(</text:span><text:span text:style-name="T1">row</text:span><text:span text:style-name="T4">=</text:span><text:span text:style-name="T1">row</text:span><text:span text:style-name="T4">,</text:span><text:span text:style-name="T1"> column</text:span><text:span text:style-name="T4">=</text:span><text:span text:style-name="T1">col</text:span><text:span text:style-name="T4">,</text:span><text:span text:style-name="T1"> sticky</text:span><text:span text:style-name="T4">=</text:span><text:span text:style-name="T1">EW</text:span><text:span text:style-name="T4">+</text:span><text:span text:style-name="T1">S</text:span><text:span text:style-name="T4">)</text:span></text:p>
      <text:p text:style-name="P1"><text:span text:style-name="T1"><text:tab/><text:tab/>tkExtra</text:span><text:span text:style-name="T4">.</text:span><text:span text:style-name="T1">Balloon</text:span><text:span text:style-name="T4">.</text:span><text:span text:style-name="T1">set</text:span><text:span text:style-name="T4">(</text:span><text:span text:style-name="T1">b</text:span><text:span text:style-name="T4">,</text:span><text:span text:style-name="T1"> </text:span><text:span text:style-name="T6">"Multiply step by 10"</text:span><text:span text:style-name="T4">)</text:span></text:p>
      <text:p text:style-name="P1"><text:span text:style-name="T1"><text:tab/><text:tab/>self</text:span><text:span text:style-name="T4">.</text:span><text:span text:style-name="T1">widgets</text:span><text:span text:style-name="T4">.</text:span><text:span text:style-name="T1">append</text:span><text:span text:style-name="T4">(</text:span><text:span text:style-name="T1">b</text:span><text:span text:style-name="T4">)</text:span></text:p>
      <text:p text:style-name="P4"/>
      <text:p text:style-name="P1"><text:span text:style-name="T1"><text:tab/><text:tab/>col </text:span><text:span text:style-name="T4">+=</text:span><text:span text:style-name="T1"> </text:span><text:span text:style-name="T8">1</text:span></text:p>
      <text:p text:style-name="P1"><text:span text:style-name="T1"><text:tab/><text:tab/>b </text:span><text:span text:style-name="T4">=</text:span><text:span text:style-name="T1"> Button</text:span><text:span text:style-name="T4">(</text:span><text:span text:style-name="T1">lframe</text:span><text:span text:style-name="T4">,</text:span><text:span text:style-name="T1"> text</text:span><text:span text:style-name="T4">=</text:span><text:span text:style-name="T6">"+"</text:span><text:span text:style-name="T4">,</text:span><text:span text:style-name="T1"> width</text:span><text:span text:style-name="T4">=</text:span><text:span text:style-name="T8">3</text:span><text:span text:style-name="T4">,</text:span><text:span text:style-name="T1"> padx</text:span><text:span text:style-name="T4">=</text:span><text:span text:style-name="T8">1</text:span><text:span text:style-name="T4">,</text:span><text:span text:style-name="T1"> pady</text:span><text:span text:style-name="T4">=</text:span><text:span text:style-name="T8">1</text:span><text:span text:style-name="T4">,</text:span><text:span text:style-name="T1"> command</text:span><text:span text:style-name="T4">=</text:span><text:span text:style-name="T1">self</text:span><text:span text:style-name="T4">.</text:span><text:span text:style-name="T1">incStep</text:span><text:span text:style-name="T4">)</text:span></text:p>
      <text:p text:style-name="P1"><text:span text:style-name="T1"><text:tab/><text:tab/>b</text:span><text:span text:style-name="T4">.</text:span><text:span text:style-name="T1">grid</text:span><text:span text:style-name="T4">(</text:span><text:span text:style-name="T1">row</text:span><text:span text:style-name="T4">=</text:span><text:span text:style-name="T1">row</text:span><text:span text:style-name="T4">,</text:span><text:span text:style-name="T1"> column</text:span><text:span text:style-name="T4">=</text:span><text:span text:style-name="T1">col</text:span><text:span text:style-name="T4">,</text:span><text:span text:style-name="T1"> sticky</text:span><text:span text:style-name="T4">=</text:span><text:span text:style-name="T1">EW</text:span><text:span text:style-name="T4">+</text:span><text:span text:style-name="T1">S</text:span><text:span text:style-name="T4">)</text:span></text:p>
      <text:p text:style-name="P1"><text:span text:style-name="T1"><text:tab/><text:tab/>tkExtra</text:span><text:span text:style-name="T4">.</text:span><text:span text:style-name="T1">Balloon</text:span><text:span text:style-name="T4">.</text:span><text:span text:style-name="T1">set</text:span><text:span text:style-name="T4">(</text:span><text:span text:style-name="T1">b</text:span><text:span text:style-name="T4">,</text:span><text:span text:style-name="T1"> </text:span><text:span text:style-name="T6">"Increase step by 1 unit"</text:span><text:span text:style-name="T4">)</text:span></text:p>
      <text:p text:style-name="P1"><text:span text:style-name="T1"><text:tab/><text:tab/>self</text:span><text:span text:style-name="T4">.</text:span><text:span text:style-name="T1">widgets</text:span><text:span text:style-name="T4">.</text:span><text:span text:style-name="T1">append</text:span><text:span text:style-name="T4">(</text:span><text:span text:style-name="T1">b</text:span><text:span text:style-name="T4">)</text:span></text:p>
      <text:p text:style-name="P4"/>
      <text:p text:style-name="P1"><text:span text:style-name="T1"><text:tab/><text:tab/></text:span><text:span text:style-name="T10"># ---</text:span></text:p>
      <text:p text:style-name="P1"><text:span text:style-name="T1"><text:tab/><text:tab/>row </text:span><text:span text:style-name="T4">+=</text:span><text:span text:style-name="T1"> </text:span><text:span text:style-name="T8">1</text:span></text:p>
      <text:p text:style-name="P1"><text:span text:style-name="T1"><text:tab/><text:tab/>col </text:span><text:span text:style-name="T4">=</text:span><text:span text:style-name="T1"> </text:span><text:span text:style-name="T8">1</text:span></text:p>
      <text:p text:style-name="P1"><text:span text:style-name="T1"><text:tab/><text:tab/>Label</text:span><text:span text:style-name="T4">(</text:span><text:span text:style-name="T1">lframe</text:span><text:span text:style-name="T4">,</text:span><text:span text:style-name="T1"> text</text:span><text:span text:style-name="T4">=</text:span><text:span text:style-name="T6">"X"</text:span><text:span text:style-name="T4">,</text:span><text:span text:style-name="T1"> width</text:span><text:span text:style-name="T4">=</text:span><text:span text:style-name="T8">3</text:span><text:span text:style-name="T4">,</text:span><text:span text:style-name="T1"> anchor</text:span><text:span text:style-name="T4">=</text:span><text:span text:style-name="T1">E</text:span><text:span text:style-name="T4">).</text:span><text:span text:style-name="T1">grid</text:span><text:span text:style-name="T4">(</text:span><text:span text:style-name="T1">row</text:span><text:span text:style-name="T4">=</text:span><text:span text:style-name="T1">row</text:span><text:span text:style-name="T4">,</text:span><text:span text:style-name="T1"> column</text:span><text:span text:style-name="T4">=</text:span><text:span text:style-name="T1">col</text:span><text:span text:style-name="T4">,</text:span><text:span text:style-name="T1"> sticky</text:span><text:span text:style-name="T4">=</text:span><text:span text:style-name="T1">E</text:span><text:span text:style-name="T4">)</text:span></text:p>
      <text:p text:style-name="P4"/>
      <text:p text:style-name="P1"><text:span text:style-name="T1"><text:tab/><text:tab/>col </text:span><text:span text:style-name="T4">+=</text:span><text:span text:style-name="T1"> </text:span><text:span text:style-name="T8">1</text:span></text:p>
      <text:p text:style-name="P1"><text:span text:style-name="T1"><text:tab/><text:tab/>b </text:span><text:span text:style-name="T4">=</text:span><text:span text:style-name="T1"> Button</text:span><text:span text:style-name="T4">(</text:span><text:span text:style-name="T1">lframe</text:span><text:span text:style-name="T4">,</text:span><text:span text:style-name="T1"> text</text:span><text:span text:style-name="T4">=</text:span><text:span text:style-name="T1">Unicode</text:span><text:span text:style-name="T4">.</text:span><text:span text:style-name="T1">BLACK_LEFT_POINTING_TRIANGLE</text:span><text:span text:style-name="T4">,</text:span></text:p>
      <text:p text:style-name="P1"><text:span text:style-name="T1"><text:tab/><text:tab/><text:tab/><text:tab/><text:tab/>width</text:span><text:span text:style-name="T4">=</text:span><text:span text:style-name="T1">width</text:span><text:span text:style-name="T4">,</text:span><text:span text:style-name="T1"> height</text:span><text:span text:style-name="T4">=</text:span><text:span text:style-name="T1">height</text:span><text:span text:style-name="T4">,</text:span></text:p>
      <text:p text:style-name="P1"><text:span text:style-name="T1"><text:tab/><text:tab/><text:tab/><text:tab/><text:tab/>command</text:span><text:span text:style-name="T4">=</text:span><text:span text:style-name="T1">self</text:span><text:span text:style-name="T4">.</text:span><text:span text:style-name="T1">moveXdown</text:span><text:span text:style-name="T4">)</text:span></text:p>
      <text:p text:style-name="P1"><text:span text:style-name="T1"><text:tab/><text:tab/>b</text:span><text:span text:style-name="T4">.</text:span><text:span text:style-name="T1">grid</text:span><text:span text:style-name="T4">(</text:span><text:span text:style-name="T1">row</text:span><text:span text:style-name="T4">=</text:span><text:span text:style-name="T1">row</text:span><text:span text:style-name="T4">,</text:span><text:span text:style-name="T1"> column</text:span><text:span text:style-name="T4">=</text:span><text:span text:style-name="T1">col</text:span><text:span text:style-name="T4">,</text:span><text:span text:style-name="T1"> sticky</text:span><text:span text:style-name="T4">=</text:span><text:span text:style-name="T1">EW</text:span><text:span text:style-name="T4">)</text:span></text:p>
      <text:p text:style-name="P1"><text:span text:style-name="T1"><text:tab/><text:tab/>tkExtra</text:span><text:span text:style-name="T4">.</text:span><text:span text:style-name="T1">Balloon</text:span><text:span text:style-name="T4">.</text:span><text:span text:style-name="T1">set</text:span><text:span text:style-name="T4">(</text:span><text:span text:style-name="T1">b</text:span><text:span text:style-name="T4">,</text:span><text:span text:style-name="T1"> </text:span><text:span text:style-name="T6">"Move -X"</text:span><text:span text:style-name="T4">)</text:span></text:p>
      <text:p text:style-name="P1"><text:span text:style-name="T1"><text:tab/><text:tab/>self</text:span><text:span text:style-name="T4">.</text:span><text:span text:style-name="T1">widgets</text:span><text:span text:style-name="T4">.</text:span><text:span text:style-name="T1">append</text:span><text:span text:style-name="T4">(</text:span><text:span text:style-name="T1">b</text:span><text:span text:style-name="T4">)</text:span></text:p>
      <text:p text:style-name="P4"/>
      <text:p text:style-name="P1"><text:span text:style-name="T1"><text:tab/><text:tab/>col </text:span><text:span text:style-name="T4">+=</text:span><text:span text:style-name="T1"> </text:span><text:span text:style-name="T8">1</text:span></text:p>
      <text:p text:style-name="P1"><text:span text:style-name="T1"><text:tab/><text:tab/>b </text:span><text:span text:style-name="T4">=</text:span><text:span text:style-name="T1"> Utils</text:span><text:span text:style-name="T4">.</text:span><text:span text:style-name="T1">UserButton</text:span><text:span text:style-name="T4">(</text:span><text:span text:style-name="T1">lframe</text:span><text:span text:style-name="T4">,</text:span><text:span text:style-name="T1"> self</text:span><text:span text:style-name="T4">,</text:span><text:span text:style-name="T1"> </text:span><text:span text:style-name="T8">0</text:span><text:span text:style-name="T4">,</text:span><text:span text:style-name="T1"> text</text:span><text:span text:style-name="T4">=</text:span><text:span text:style-name="T1">Unicode</text:span><text:span text:style-name="T4">.</text:span><text:span text:style-name="T1">LARGE_CIRCLE</text:span><text:span text:style-name="T4">,</text:span></text:p>
      <text:p text:style-name="P1"><text:span text:style-name="T1"><text:tab/><text:tab/><text:tab/><text:tab/><text:tab/>width</text:span><text:span text:style-name="T4">=</text:span><text:span text:style-name="T1">width</text:span><text:span text:style-name="T4">,</text:span><text:span text:style-name="T1"> height</text:span><text:span text:style-name="T4">=</text:span><text:span text:style-name="T1">height</text:span><text:span text:style-name="T4">,</text:span></text:p>
      <text:p text:style-name="P1"><text:span text:style-name="T1"><text:tab/><text:tab/><text:tab/><text:tab/><text:tab/>command</text:span><text:span text:style-name="T4">=</text:span><text:span text:style-name="T1">self</text:span><text:span text:style-name="T4">.</text:span><text:span text:style-name="T1">go2origin</text:span><text:span text:style-name="T4">)</text:span></text:p>
      <text:p text:style-name="P1"><text:span text:style-name="T1"><text:tab/><text:tab/>b</text:span><text:span text:style-name="T4">.</text:span><text:span text:style-name="T1">grid</text:span><text:span text:style-name="T4">(</text:span><text:span text:style-name="T1">row</text:span><text:span text:style-name="T4">=</text:span><text:span text:style-name="T1">row</text:span><text:span text:style-name="T4">,</text:span><text:span text:style-name="T1"> column</text:span><text:span text:style-name="T4">=</text:span><text:span text:style-name="T1">col</text:span><text:span text:style-name="T4">,</text:span><text:span text:style-name="T1"> sticky</text:span><text:span text:style-name="T4">=</text:span><text:span text:style-name="T1">EW</text:span><text:span text:style-name="T4">)</text:span></text:p>
      <text:p text:style-name="P1"><text:span text:style-name="T1"><text:tab/><text:tab/>self</text:span><text:span text:style-name="T4">.</text:span><text:span text:style-name="T1">widgets</text:span><text:span text:style-name="T4">.</text:span><text:span text:style-name="T1">append</text:span><text:span text:style-name="T4">(</text:span><text:span text:style-name="T1">b</text:span><text:span text:style-name="T4">)</text:span></text:p>
      <text:p text:style-name="P4"/>
      <text:p text:style-name="P1"><text:span text:style-name="T1"><text:tab/><text:tab/>col </text:span><text:span text:style-name="T4">+=</text:span><text:span text:style-name="T1"> </text:span><text:span text:style-name="T8">1</text:span></text:p>
      <text:p text:style-name="P1"><text:span text:style-name="T1"><text:tab/><text:tab/>b </text:span><text:span text:style-name="T4">=</text:span><text:span text:style-name="T1"> Button</text:span><text:span text:style-name="T4">(</text:span><text:span text:style-name="T1">lframe</text:span><text:span text:style-name="T4">,</text:span><text:span text:style-name="T1"> text</text:span><text:span text:style-name="T4">=</text:span><text:span text:style-name="T1">Unicode</text:span><text:span text:style-name="T4">.</text:span><text:span text:style-name="T1">BLACK_RIGHT_POINTING_TRIANGLE</text:span><text:span text:style-name="T4">,</text:span></text:p>
      <text:p text:style-name="P1"><text:span text:style-name="T1"><text:tab/><text:tab/><text:tab/><text:tab/><text:tab/>width</text:span><text:span text:style-name="T4">=</text:span><text:span text:style-name="T1">width</text:span><text:span text:style-name="T4">,</text:span><text:span text:style-name="T1"> height</text:span><text:span text:style-name="T4">=</text:span><text:span text:style-name="T1">height</text:span><text:span text:style-name="T4">,</text:span></text:p>
      <text:p text:style-name="P1"><text:soft-page-break/><text:span text:style-name="T1"><text:tab/><text:tab/><text:tab/><text:tab/><text:tab/>command</text:span><text:span text:style-name="T4">=</text:span><text:span text:style-name="T1">self</text:span><text:span text:style-name="T4">.</text:span><text:span text:style-name="T1">moveXup</text:span><text:span text:style-name="T4">)</text:span></text:p>
      <text:p text:style-name="P1"><text:span text:style-name="T1"><text:tab/><text:tab/>b</text:span><text:span text:style-name="T4">.</text:span><text:span text:style-name="T1">grid</text:span><text:span text:style-name="T4">(</text:span><text:span text:style-name="T1">row</text:span><text:span text:style-name="T4">=</text:span><text:span text:style-name="T1">row</text:span><text:span text:style-name="T4">,</text:span><text:span text:style-name="T1"> column</text:span><text:span text:style-name="T4">=</text:span><text:span text:style-name="T1">col</text:span><text:span text:style-name="T4">,</text:span><text:span text:style-name="T1"> sticky</text:span><text:span text:style-name="T4">=</text:span><text:span text:style-name="T1">EW</text:span><text:span text:style-name="T4">)</text:span></text:p>
      <text:p text:style-name="P1"><text:span text:style-name="T1"><text:tab/><text:tab/>tkExtra</text:span><text:span text:style-name="T4">.</text:span><text:span text:style-name="T1">Balloon</text:span><text:span text:style-name="T4">.</text:span><text:span text:style-name="T1">set</text:span><text:span text:style-name="T4">(</text:span><text:span text:style-name="T1">b</text:span><text:span text:style-name="T4">,</text:span><text:span text:style-name="T1"> </text:span><text:span text:style-name="T6">"Move +X"</text:span><text:span text:style-name="T4">)</text:span></text:p>
      <text:p text:style-name="P1"><text:span text:style-name="T1"><text:tab/><text:tab/>self</text:span><text:span text:style-name="T4">.</text:span><text:span text:style-name="T1">widgets</text:span><text:span text:style-name="T4">.</text:span><text:span text:style-name="T1">append</text:span><text:span text:style-name="T4">(</text:span><text:span text:style-name="T1">b</text:span><text:span text:style-name="T4">)</text:span></text:p>
      <text:p text:style-name="P4"/>
      <text:p text:style-name="P1"><text:span text:style-name="T1"><text:tab/><text:tab/></text:span><text:span text:style-name="T10"># --</text:span></text:p>
      <text:p text:style-name="P1"><text:span text:style-name="T1"><text:tab/><text:tab/>col </text:span><text:span text:style-name="T4">+=</text:span><text:span text:style-name="T1"> </text:span><text:span text:style-name="T8">1</text:span></text:p>
      <text:p text:style-name="P1"><text:span text:style-name="T1"><text:tab/><text:tab/>Label</text:span><text:span text:style-name="T4">(</text:span><text:span text:style-name="T1">lframe</text:span><text:span text:style-name="T4">,</text:span><text:span text:style-name="T6">""</text:span><text:span text:style-name="T4">,</text:span><text:span text:style-name="T1">width</text:span><text:span text:style-name="T4">=</text:span><text:span text:style-name="T8">2</text:span><text:span text:style-name="T4">).</text:span><text:span text:style-name="T1">grid</text:span><text:span text:style-name="T4">(</text:span><text:span text:style-name="T1">row</text:span><text:span text:style-name="T4">=</text:span><text:span text:style-name="T1">row</text:span><text:span text:style-name="T4">,</text:span><text:span text:style-name="T1">column</text:span><text:span text:style-name="T4">=</text:span><text:span text:style-name="T1">col</text:span><text:span text:style-name="T4">)</text:span></text:p>
      <text:p text:style-name="P4"/>
      <text:p text:style-name="P1"><text:span text:style-name="T1"><text:tab/><text:tab/>col </text:span><text:span text:style-name="T4">+=</text:span><text:span text:style-name="T1"> </text:span><text:span text:style-name="T8">1</text:span></text:p>
      <text:p text:style-name="P1"><text:span text:style-name="T1"><text:tab/><text:tab/>self</text:span><text:span text:style-name="T4">.</text:span><text:span text:style-name="T1">step </text:span><text:span text:style-name="T4">=</text:span><text:span text:style-name="T1"> tkExtra</text:span><text:span text:style-name="T4">.</text:span><text:span text:style-name="T1">Combobox</text:span><text:span text:style-name="T4">(</text:span><text:span text:style-name="T1">lframe</text:span><text:span text:style-name="T4">,</text:span><text:span text:style-name="T1"> </text:span><text:span text:style-name="T3">width</text:span><text:span text:style-name="T5">=</text:span><text:span text:style-name="T9">2</text:span><text:span text:style-name="T4">,</text:span><text:span text:style-name="T1"> background</text:span><text:span text:style-name="T4">=</text:span><text:span text:style-name="T6">"White"</text:span><text:span text:style-name="T4">)</text:span></text:p>
      <text:p text:style-name="P1"><text:span text:style-name="T1"><text:tab/><text:tab/>self</text:span><text:span text:style-name="T4">.</text:span><text:span text:style-name="T1">step</text:span><text:span text:style-name="T4">.</text:span><text:span text:style-name="T1">grid</text:span><text:span text:style-name="T4">(</text:span><text:span text:style-name="T1">row</text:span><text:span text:style-name="T4">=</text:span><text:span text:style-name="T1">row</text:span><text:span text:style-name="T4">,</text:span><text:span text:style-name="T1"> column</text:span><text:span text:style-name="T4">=</text:span><text:span text:style-name="T1">col</text:span><text:span text:style-name="T4">,</text:span><text:span text:style-name="T1"> columnspan</text:span><text:span text:style-name="T4">=</text:span><text:span text:style-name="T8">2</text:span><text:span text:style-name="T4">,</text:span><text:span text:style-name="T1"> sticky</text:span><text:span text:style-name="T4">=</text:span><text:span text:style-name="T1">EW</text:span><text:span text:style-name="T4">)</text:span></text:p>
      <text:p text:style-name="P1"><text:span text:style-name="T1"><text:tab/><text:tab/>self</text:span><text:span text:style-name="T4">.</text:span><text:span text:style-name="T1">step</text:span><text:span text:style-name="T4">.</text:span><text:span text:style-name="T1">set</text:span><text:span text:style-name="T4">(</text:span><text:span text:style-name="T1">Utils</text:span><text:span text:style-name="T4">.</text:span><text:span text:style-name="T1">config</text:span><text:span text:style-name="T4">.</text:span><text:span text:style-name="T1">get</text:span><text:span text:style-name="T4">(</text:span><text:span text:style-name="T6">"Control"</text:span><text:span text:style-name="T4">,</text:span><text:span text:style-name="T6">"step"</text:span><text:span text:style-name="T4">))</text:span></text:p>
      <text:p text:style-name="P1"><text:span text:style-name="T1"><text:tab/><text:tab/>self</text:span><text:span text:style-name="T4">.</text:span><text:span text:style-name="T1">step</text:span><text:span text:style-name="T4">.</text:span><text:span text:style-name="T1">fill</text:span><text:span text:style-name="T4">([</text:span><text:span text:style-name="T6">"0.001"</text:span><text:span text:style-name="T4">,</text:span></text:p>
      <text:p text:style-name="P1"><text:span text:style-name="T1"><text:tab/><text:tab/><text:tab/><text:tab/></text:span><text:span text:style-name="T6">"0.005"</text:span><text:span text:style-name="T4">,</text:span></text:p>
      <text:p text:style-name="P1"><text:span text:style-name="T1"><text:tab/><text:tab/><text:tab/><text:tab/></text:span><text:span text:style-name="T6">"0.01"</text:span><text:span text:style-name="T4">,</text:span></text:p>
      <text:p text:style-name="P1"><text:span text:style-name="T1"><text:tab/><text:tab/><text:tab/><text:tab/></text:span><text:span text:style-name="T6">"0.05"</text:span><text:span text:style-name="T4">,</text:span></text:p>
      <text:p text:style-name="P1"><text:span text:style-name="T1"><text:tab/><text:tab/><text:tab/><text:tab/></text:span><text:span text:style-name="T6">"0.1"</text:span><text:span text:style-name="T4">,</text:span></text:p>
      <text:p text:style-name="P1"><text:span text:style-name="T1"><text:tab/><text:tab/><text:tab/><text:tab/></text:span><text:span text:style-name="T6">"0.5"</text:span><text:span text:style-name="T4">,</text:span></text:p>
      <text:p text:style-name="P1"><text:span text:style-name="T1"><text:tab/><text:tab/><text:tab/><text:tab/></text:span><text:span text:style-name="T6">"1"</text:span><text:span text:style-name="T4">,</text:span></text:p>
      <text:p text:style-name="P1"><text:span text:style-name="T1"><text:tab/><text:tab/><text:tab/><text:tab/></text:span><text:span text:style-name="T6">"5"</text:span><text:span text:style-name="T4">,</text:span></text:p>
      <text:p text:style-name="P1"><text:span text:style-name="T1"><text:tab/><text:tab/><text:tab/><text:tab/></text:span><text:span text:style-name="T6">"10"</text:span><text:span text:style-name="T4">,</text:span></text:p>
      <text:p text:style-name="P1"><text:span text:style-name="T1"><text:tab/><text:tab/><text:tab/><text:tab/></text:span><text:span text:style-name="T6">"50"</text:span><text:span text:style-name="T4">,</text:span></text:p>
      <text:p text:style-name="P1"><text:span text:style-name="T1"><text:tab/><text:tab/><text:tab/><text:tab/></text:span><text:span text:style-name="T6">"100"</text:span><text:span text:style-name="T4">,</text:span></text:p>
      <text:p text:style-name="P1"><text:span text:style-name="T1"><text:tab/><text:tab/><text:tab/><text:tab/></text:span><text:span text:style-name="T6">"500"</text:span><text:span text:style-name="T4">])</text:span></text:p>
      <text:p text:style-name="P1"><text:span text:style-name="T1"><text:tab/><text:tab/>tkExtra</text:span><text:span text:style-name="T4">.</text:span><text:span text:style-name="T1">Balloon</text:span><text:span text:style-name="T4">.</text:span><text:span text:style-name="T1">set</text:span><text:span text:style-name="T4">(</text:span><text:span text:style-name="T1">self</text:span><text:span text:style-name="T4">.</text:span><text:span text:style-name="T1">step</text:span><text:span text:style-name="T4">,</text:span><text:span text:style-name="T1"> </text:span><text:span text:style-name="T6">"Step for every move operation"</text:span><text:span text:style-name="T4">)</text:span></text:p>
      <text:p text:style-name="P1"><text:span text:style-name="T1"><text:tab/><text:tab/>self</text:span><text:span text:style-name="T4">.</text:span><text:span text:style-name="T1">widgets</text:span><text:span text:style-name="T4">.</text:span><text:span text:style-name="T1">append</text:span><text:span text:style-name="T4">(</text:span><text:span text:style-name="T1">self</text:span><text:span text:style-name="T4">.</text:span><text:span text:style-name="T1">step</text:span><text:span text:style-name="T4">)</text:span></text:p>
      <text:p text:style-name="P4"/>
      <text:p text:style-name="P1"><text:span text:style-name="T1"><text:tab/><text:tab/></text:span><text:span text:style-name="T10"># ---</text:span></text:p>
      <text:p text:style-name="P1"><text:span text:style-name="T1"><text:tab/><text:tab/>row </text:span><text:span text:style-name="T4">+=</text:span><text:span text:style-name="T1"> </text:span><text:span text:style-name="T8">1</text:span></text:p>
      <text:p text:style-name="P1"><text:span text:style-name="T1"><text:tab/><text:tab/>col </text:span><text:span text:style-name="T4">=</text:span><text:span text:style-name="T1"> </text:span><text:span text:style-name="T8">0</text:span></text:p>
      <text:p text:style-name="P4"/>
      <text:p text:style-name="P1"><text:span text:style-name="T1"><text:tab/><text:tab/>b </text:span><text:span text:style-name="T4">=</text:span><text:span text:style-name="T1"> Button</text:span><text:span text:style-name="T4">(</text:span><text:span text:style-name="T1">lframe</text:span><text:span text:style-name="T4">,</text:span><text:span text:style-name="T1"> text</text:span><text:span text:style-name="T4">=</text:span><text:span text:style-name="T1">Unicode</text:span><text:span text:style-name="T4">.</text:span><text:span text:style-name="T1">BLACK_DOWN_POINTING_TRIANGLE</text:span><text:span text:style-name="T4">,</text:span></text:p>
      <text:p text:style-name="P1"><text:span text:style-name="T1"><text:tab/><text:tab/><text:tab/><text:tab/><text:tab/>width</text:span><text:span text:style-name="T4">=</text:span><text:span text:style-name="T1">width</text:span><text:span text:style-name="T4">,</text:span><text:span text:style-name="T1"> height</text:span><text:span text:style-name="T4">=</text:span><text:span text:style-name="T1">height</text:span><text:span text:style-name="T4">,</text:span></text:p>
      <text:p text:style-name="P1"><text:span text:style-name="T1"><text:tab/><text:tab/><text:tab/><text:tab/><text:tab/>command</text:span><text:span text:style-name="T4">=</text:span><text:span text:style-name="T1">self</text:span><text:span text:style-name="T4">.</text:span><text:span text:style-name="T1">moveZdown</text:span><text:span text:style-name="T4">)</text:span></text:p>
      <text:p text:style-name="P1"><text:span text:style-name="T1"><text:tab/><text:tab/>b</text:span><text:span text:style-name="T4">.</text:span><text:span text:style-name="T1">grid</text:span><text:span text:style-name="T4">(</text:span><text:span text:style-name="T1">row</text:span><text:span text:style-name="T4">=</text:span><text:span text:style-name="T1">row</text:span><text:span text:style-name="T4">,</text:span><text:span text:style-name="T1"> column</text:span><text:span text:style-name="T4">=</text:span><text:span text:style-name="T1">col</text:span><text:span text:style-name="T4">,</text:span><text:span text:style-name="T1"> sticky</text:span><text:span text:style-name="T4">=</text:span><text:span text:style-name="T1">EW</text:span><text:span text:style-name="T4">)</text:span></text:p>
      <text:p text:style-name="P1"><text:span text:style-name="T1"><text:tab/><text:tab/>tkExtra</text:span><text:span text:style-name="T4">.</text:span><text:span text:style-name="T1">Balloon</text:span><text:span text:style-name="T4">.</text:span><text:span text:style-name="T1">set</text:span><text:span text:style-name="T4">(</text:span><text:span text:style-name="T1">b</text:span><text:span text:style-name="T4">,</text:span><text:span text:style-name="T1"> </text:span><text:span text:style-name="T6">"Move -Z"</text:span><text:span text:style-name="T4">)</text:span></text:p>
      <text:p text:style-name="P1"><text:span text:style-name="T1"><text:tab/><text:tab/>self</text:span><text:span text:style-name="T4">.</text:span><text:span text:style-name="T1">widgets</text:span><text:span text:style-name="T4">.</text:span><text:span text:style-name="T1">append</text:span><text:span text:style-name="T4">(</text:span><text:span text:style-name="T1">b</text:span><text:span text:style-name="T4">)</text:span></text:p>
      <text:p text:style-name="P4"/>
      <text:p text:style-name="P1"><text:span text:style-name="T1"><text:tab/><text:tab/>col </text:span><text:span text:style-name="T4">+=</text:span><text:span text:style-name="T1"> </text:span><text:span text:style-name="T8">2</text:span></text:p>
      <text:p text:style-name="P1"><text:span text:style-name="T1"><text:tab/><text:tab/>b </text:span><text:span text:style-name="T4">=</text:span><text:span text:style-name="T1"> Button</text:span><text:span text:style-name="T4">(</text:span><text:span text:style-name="T1">lframe</text:span><text:span text:style-name="T4">,</text:span><text:span text:style-name="T1"> text</text:span><text:span text:style-name="T4">=</text:span><text:span text:style-name="T1">Unicode</text:span><text:span text:style-name="T4">.</text:span><text:span text:style-name="T1">LOWER_LEFT_TRIANGLE</text:span><text:span text:style-name="T4">,</text:span></text:p>
      <text:p text:style-name="P1"><text:span text:style-name="T1"><text:tab/><text:tab/><text:tab/><text:tab/><text:tab/>width</text:span><text:span text:style-name="T4">=</text:span><text:span text:style-name="T1">width</text:span><text:span text:style-name="T4">,</text:span><text:span text:style-name="T1"> height</text:span><text:span text:style-name="T4">=</text:span><text:span text:style-name="T1">height</text:span><text:span text:style-name="T4">,</text:span></text:p>
      <text:p text:style-name="P1"><text:span text:style-name="T1"><text:tab/><text:tab/><text:tab/><text:tab/><text:tab/>command</text:span><text:span text:style-name="T4">=</text:span><text:span text:style-name="T1">self</text:span><text:span text:style-name="T4">.</text:span><text:span text:style-name="T1">moveXdownYdown</text:span><text:span text:style-name="T4">)</text:span></text:p>
      <text:p text:style-name="P1"><text:span text:style-name="T1"><text:tab/><text:tab/>b</text:span><text:span text:style-name="T4">.</text:span><text:span text:style-name="T1">grid</text:span><text:span text:style-name="T4">(</text:span><text:span text:style-name="T1">row</text:span><text:span text:style-name="T4">=</text:span><text:span text:style-name="T1">row</text:span><text:span text:style-name="T4">,</text:span><text:span text:style-name="T1"> column</text:span><text:span text:style-name="T4">=</text:span><text:span text:style-name="T1">col</text:span><text:span text:style-name="T4">,</text:span><text:span text:style-name="T1"> sticky</text:span><text:span text:style-name="T4">=</text:span><text:span text:style-name="T1">EW</text:span><text:span text:style-name="T4">)</text:span></text:p>
      <text:p text:style-name="P1"><text:span text:style-name="T1"><text:tab/><text:tab/>tkExtra</text:span><text:span text:style-name="T4">.</text:span><text:span text:style-name="T1">Balloon</text:span><text:span text:style-name="T4">.</text:span><text:span text:style-name="T1">set</text:span><text:span text:style-name="T4">(</text:span><text:span text:style-name="T1">b</text:span><text:span text:style-name="T4">,</text:span><text:span text:style-name="T1"> </text:span><text:span text:style-name="T6">"Move -X -Y"</text:span><text:span text:style-name="T4">)</text:span></text:p>
      <text:p text:style-name="P1"><text:span text:style-name="T1"><text:tab/><text:tab/>self</text:span><text:span text:style-name="T4">.</text:span><text:span text:style-name="T1">widgets</text:span><text:span text:style-name="T4">.</text:span><text:span text:style-name="T1">append</text:span><text:span text:style-name="T4">(</text:span><text:span text:style-name="T1">b</text:span><text:span text:style-name="T4">)</text:span></text:p>
      <text:p text:style-name="P4"/>
      <text:p text:style-name="P1"><text:span text:style-name="T1"><text:tab/><text:tab/>col </text:span><text:span text:style-name="T4">+=</text:span><text:span text:style-name="T1"> </text:span><text:span text:style-name="T8">1</text:span></text:p>
      <text:p text:style-name="P1"><text:span text:style-name="T1"><text:tab/><text:tab/>b </text:span><text:span text:style-name="T4">=</text:span><text:span text:style-name="T1"> Button</text:span><text:span text:style-name="T4">(</text:span><text:span text:style-name="T1">lframe</text:span><text:span text:style-name="T4">,</text:span><text:span text:style-name="T1"> text</text:span><text:span text:style-name="T4">=</text:span><text:span text:style-name="T1">Unicode</text:span><text:span text:style-name="T4">.</text:span><text:span text:style-name="T1">BLACK_DOWN_POINTING_TRIANGLE</text:span><text:span text:style-name="T4">,</text:span></text:p>
      <text:p text:style-name="P1"><text:span text:style-name="T1"><text:tab/><text:tab/><text:tab/><text:tab/><text:tab/>width</text:span><text:span text:style-name="T4">=</text:span><text:span text:style-name="T1">width</text:span><text:span text:style-name="T4">,</text:span><text:span text:style-name="T1"> height</text:span><text:span text:style-name="T4">=</text:span><text:span text:style-name="T1">height</text:span><text:span text:style-name="T4">,</text:span></text:p>
      <text:p text:style-name="P1"><text:span text:style-name="T1"><text:tab/><text:tab/><text:tab/><text:tab/><text:tab/>command</text:span><text:span text:style-name="T4">=</text:span><text:span text:style-name="T1">self</text:span><text:span text:style-name="T4">.</text:span><text:span text:style-name="T1">moveYdown</text:span><text:span text:style-name="T4">)</text:span></text:p>
      <text:p text:style-name="P1"><text:span text:style-name="T1"><text:tab/><text:tab/>b</text:span><text:span text:style-name="T4">.</text:span><text:span text:style-name="T1">grid</text:span><text:span text:style-name="T4">(</text:span><text:span text:style-name="T1">row</text:span><text:span text:style-name="T4">=</text:span><text:span text:style-name="T1">row</text:span><text:span text:style-name="T4">,</text:span><text:span text:style-name="T1"> column</text:span><text:span text:style-name="T4">=</text:span><text:span text:style-name="T1">col</text:span><text:span text:style-name="T4">,</text:span><text:span text:style-name="T1"> sticky</text:span><text:span text:style-name="T4">=</text:span><text:span text:style-name="T1">EW</text:span><text:span text:style-name="T4">)</text:span></text:p>
      <text:p text:style-name="P1"><text:span text:style-name="T1"><text:tab/><text:tab/>tkExtra</text:span><text:span text:style-name="T4">.</text:span><text:span text:style-name="T1">Balloon</text:span><text:span text:style-name="T4">.</text:span><text:span text:style-name="T1">set</text:span><text:span text:style-name="T4">(</text:span><text:span text:style-name="T1">b</text:span><text:span text:style-name="T4">,</text:span><text:span text:style-name="T1"> </text:span><text:span text:style-name="T6">"Move -Y"</text:span><text:span text:style-name="T4">)</text:span></text:p>
      <text:p text:style-name="P1"><text:span text:style-name="T1"><text:tab/><text:tab/>self</text:span><text:span text:style-name="T4">.</text:span><text:span text:style-name="T1">widgets</text:span><text:span text:style-name="T4">.</text:span><text:span text:style-name="T1">append</text:span><text:span text:style-name="T4">(</text:span><text:span text:style-name="T1">b</text:span><text:span text:style-name="T4">)</text:span></text:p>
      <text:p text:style-name="P4"/>
      <text:p text:style-name="P1"><text:span text:style-name="T1"><text:tab/><text:tab/>col </text:span><text:span text:style-name="T4">+=</text:span><text:span text:style-name="T1"> </text:span><text:span text:style-name="T8">1</text:span></text:p>
      <text:p text:style-name="P1"><text:span text:style-name="T1"><text:tab/><text:tab/>b </text:span><text:span text:style-name="T4">=</text:span><text:span text:style-name="T1"> Button</text:span><text:span text:style-name="T4">(</text:span><text:span text:style-name="T1">lframe</text:span><text:span text:style-name="T4">,</text:span><text:span text:style-name="T1"> text</text:span><text:span text:style-name="T4">=</text:span><text:span text:style-name="T1">Unicode</text:span><text:span text:style-name="T4">.</text:span><text:span text:style-name="T1">LOWER_RIGHT_TRIANGLE</text:span><text:span text:style-name="T4">,</text:span></text:p>
      <text:p text:style-name="P1"><text:span text:style-name="T1"><text:tab/><text:tab/><text:tab/><text:tab/><text:tab/>width</text:span><text:span text:style-name="T4">=</text:span><text:span text:style-name="T1">width</text:span><text:span text:style-name="T4">,</text:span><text:span text:style-name="T1"> height</text:span><text:span text:style-name="T4">=</text:span><text:span text:style-name="T1">height</text:span><text:span text:style-name="T4">,</text:span></text:p>
      <text:p text:style-name="P1"><text:span text:style-name="T1"><text:tab/><text:tab/><text:tab/><text:tab/><text:tab/>command</text:span><text:span text:style-name="T4">=</text:span><text:span text:style-name="T1">self</text:span><text:span text:style-name="T4">.</text:span><text:span text:style-name="T1">moveXupYdown</text:span><text:span text:style-name="T4">)</text:span></text:p>
      <text:p text:style-name="P1"><text:span text:style-name="T1"><text:tab/><text:tab/>b</text:span><text:span text:style-name="T4">.</text:span><text:span text:style-name="T1">grid</text:span><text:span text:style-name="T4">(</text:span><text:span text:style-name="T1">row</text:span><text:span text:style-name="T4">=</text:span><text:span text:style-name="T1">row</text:span><text:span text:style-name="T4">,</text:span><text:span text:style-name="T1"> column</text:span><text:span text:style-name="T4">=</text:span><text:span text:style-name="T1">col</text:span><text:span text:style-name="T4">,</text:span><text:span text:style-name="T1"> sticky</text:span><text:span text:style-name="T4">=</text:span><text:span text:style-name="T1">EW</text:span><text:span text:style-name="T4">)</text:span></text:p>
      <text:p text:style-name="P1"><text:span text:style-name="T1"><text:tab/><text:tab/>tkExtra</text:span><text:span text:style-name="T4">.</text:span><text:span text:style-name="T1">Balloon</text:span><text:span text:style-name="T4">.</text:span><text:span text:style-name="T1">set</text:span><text:span text:style-name="T4">(</text:span><text:span text:style-name="T1">b</text:span><text:span text:style-name="T4">,</text:span><text:span text:style-name="T1"> </text:span><text:span text:style-name="T6">"Move +X -Y"</text:span><text:span text:style-name="T4">)</text:span></text:p>
      <text:p text:style-name="P1"><text:span text:style-name="T1"><text:tab/><text:tab/>self</text:span><text:span text:style-name="T4">.</text:span><text:span text:style-name="T1">widgets</text:span><text:span text:style-name="T4">.</text:span><text:span text:style-name="T1">append</text:span><text:span text:style-name="T4">(</text:span><text:span text:style-name="T1">b</text:span><text:span text:style-name="T4">)</text:span></text:p>
      <text:p text:style-name="P4"/>
      <text:p text:style-name="P1"><text:span text:style-name="T1"><text:tab/><text:tab/>col </text:span><text:span text:style-name="T4">+=</text:span><text:span text:style-name="T1"> </text:span><text:span text:style-name="T8">2</text:span></text:p>
      <text:p text:style-name="P1"><text:soft-page-break/><text:span text:style-name="T1"><text:tab/><text:tab/>b </text:span><text:span text:style-name="T4">=</text:span><text:span text:style-name="T1"> Button</text:span><text:span text:style-name="T4">(</text:span><text:span text:style-name="T1">lframe</text:span><text:span text:style-name="T4">,</text:span><text:span text:style-name="T1"> text</text:span><text:span text:style-name="T4">=</text:span><text:span text:style-name="T6">u"\u00F710"</text:span><text:span text:style-name="T4">,</text:span><text:span text:style-name="T1"> padx</text:span><text:span text:style-name="T4">=</text:span><text:span text:style-name="T8">1</text:span><text:span text:style-name="T4">,</text:span><text:span text:style-name="T1"> pady</text:span><text:span text:style-name="T4">=</text:span><text:span text:style-name="T8">1</text:span><text:span text:style-name="T4">,</text:span><text:span text:style-name="T1"> command</text:span><text:span text:style-name="T4">=</text:span><text:span text:style-name="T1">self</text:span><text:span text:style-name="T4">.</text:span><text:span text:style-name="T1">divStep</text:span><text:span text:style-name="T4">)</text:span></text:p>
      <text:p text:style-name="P1"><text:span text:style-name="T1"><text:tab/><text:tab/>b</text:span><text:span text:style-name="T4">.</text:span><text:span text:style-name="T1">grid</text:span><text:span text:style-name="T4">(</text:span><text:span text:style-name="T1">row</text:span><text:span text:style-name="T4">=</text:span><text:span text:style-name="T1">row</text:span><text:span text:style-name="T4">,</text:span><text:span text:style-name="T1"> column</text:span><text:span text:style-name="T4">=</text:span><text:span text:style-name="T1">col</text:span><text:span text:style-name="T4">,</text:span><text:span text:style-name="T1"> sticky</text:span><text:span text:style-name="T4">=</text:span><text:span text:style-name="T1">EW</text:span><text:span text:style-name="T4">+</text:span><text:span text:style-name="T1">N</text:span><text:span text:style-name="T4">)</text:span></text:p>
      <text:p text:style-name="P1"><text:span text:style-name="T1"><text:tab/><text:tab/>tkExtra</text:span><text:span text:style-name="T4">.</text:span><text:span text:style-name="T1">Balloon</text:span><text:span text:style-name="T4">.</text:span><text:span text:style-name="T1">set</text:span><text:span text:style-name="T4">(</text:span><text:span text:style-name="T1">b</text:span><text:span text:style-name="T4">,</text:span><text:span text:style-name="T1"> </text:span><text:span text:style-name="T6">"Divide step by 10"</text:span><text:span text:style-name="T4">)</text:span></text:p>
      <text:p text:style-name="P1"><text:span text:style-name="T1"><text:tab/><text:tab/>self</text:span><text:span text:style-name="T4">.</text:span><text:span text:style-name="T1">widgets</text:span><text:span text:style-name="T4">.</text:span><text:span text:style-name="T1">append</text:span><text:span text:style-name="T4">(</text:span><text:span text:style-name="T1">b</text:span><text:span text:style-name="T4">)</text:span></text:p>
      <text:p text:style-name="P4"/>
      <text:p text:style-name="P1"><text:span text:style-name="T1"><text:tab/><text:tab/>col </text:span><text:span text:style-name="T4">+=</text:span><text:span text:style-name="T1"> </text:span><text:span text:style-name="T8">1</text:span></text:p>
      <text:p text:style-name="P1"><text:span text:style-name="T1"><text:tab/><text:tab/>b </text:span><text:span text:style-name="T4">=</text:span><text:span text:style-name="T1"> Button</text:span><text:span text:style-name="T4">(</text:span><text:span text:style-name="T1">lframe</text:span><text:span text:style-name="T4">,</text:span><text:span text:style-name="T1"> text</text:span><text:span text:style-name="T4">=</text:span><text:span text:style-name="T6">"-"</text:span><text:span text:style-name="T4">,</text:span><text:span text:style-name="T1"> padx</text:span><text:span text:style-name="T4">=</text:span><text:span text:style-name="T8">1</text:span><text:span text:style-name="T4">,</text:span><text:span text:style-name="T1"> pady</text:span><text:span text:style-name="T4">=</text:span><text:span text:style-name="T8">1</text:span><text:span text:style-name="T4">,</text:span><text:span text:style-name="T1"> command</text:span><text:span text:style-name="T4">=</text:span><text:span text:style-name="T1">self</text:span><text:span text:style-name="T4">.</text:span><text:span text:style-name="T1">decStep</text:span><text:span text:style-name="T4">)</text:span></text:p>
      <text:p text:style-name="P1"><text:span text:style-name="T1"><text:tab/><text:tab/>b</text:span><text:span text:style-name="T4">.</text:span><text:span text:style-name="T1">grid</text:span><text:span text:style-name="T4">(</text:span><text:span text:style-name="T1">row</text:span><text:span text:style-name="T4">=</text:span><text:span text:style-name="T1">row</text:span><text:span text:style-name="T4">,</text:span><text:span text:style-name="T1"> column</text:span><text:span text:style-name="T4">=</text:span><text:span text:style-name="T1">col</text:span><text:span text:style-name="T4">,</text:span><text:span text:style-name="T1"> sticky</text:span><text:span text:style-name="T4">=</text:span><text:span text:style-name="T1">EW</text:span><text:span text:style-name="T4">+</text:span><text:span text:style-name="T1">N</text:span><text:span text:style-name="T4">)</text:span></text:p>
      <text:p text:style-name="P1"><text:span text:style-name="T1"><text:tab/><text:tab/>tkExtra</text:span><text:span text:style-name="T4">.</text:span><text:span text:style-name="T1">Balloon</text:span><text:span text:style-name="T4">.</text:span><text:span text:style-name="T1">set</text:span><text:span text:style-name="T4">(</text:span><text:span text:style-name="T1">b</text:span><text:span text:style-name="T4">,</text:span><text:span text:style-name="T1"> </text:span><text:span text:style-name="T6">"Decrease step by 1 unit"</text:span><text:span text:style-name="T4">)</text:span></text:p>
      <text:p text:style-name="P1"><text:span text:style-name="T1"><text:tab/><text:tab/>self</text:span><text:span text:style-name="T4">.</text:span><text:span text:style-name="T1">widgets</text:span><text:span text:style-name="T4">.</text:span><text:span text:style-name="T1">append</text:span><text:span text:style-name="T4">(</text:span><text:span text:style-name="T1">b</text:span><text:span text:style-name="T4">)</text:span></text:p>
      <text:p text:style-name="P4"/>
      <text:p text:style-name="P1"><text:span text:style-name="T1"><text:tab/><text:tab/>lframe</text:span><text:span text:style-name="T4">.</text:span><text:span text:style-name="T1">grid_columnconfigure</text:span><text:span text:style-name="T4">(</text:span><text:span text:style-name="T8">6</text:span><text:span text:style-name="T4">,</text:span><text:span text:style-name="T1">weight</text:span><text:span text:style-name="T4">=</text:span><text:span text:style-name="T8">1</text:span><text:span text:style-name="T4">)</text:span></text:p>
      <text:p text:style-name="P4"/>
      <text:p text:style-name="P6"><text:span text:style-name="T1"><text:s text:c="32"/></text:span><text:span text:style-name="T10"># Control -&gt; User</text:span></text:p>
      <text:p text:style-name="P6"><text:span text:style-name="T1"><text:tab/><text:tab/>paneframe </text:span><text:span text:style-name="T4">=</text:span><text:span text:style-name="T1"> Frame</text:span><text:span text:style-name="T4">(</text:span><text:span text:style-name="T1">pane</text:span><text:span text:style-name="T4">)</text:span></text:p>
      <text:p text:style-name="P6"><text:span text:style-name="T1"><text:tab/><text:tab/>pane</text:span><text:span text:style-name="T4">.</text:span><text:span text:style-name="T1">add</text:span><text:span text:style-name="T4">(</text:span><text:span text:style-name="T1">paneframe</text:span><text:span text:style-name="T4">)</text:span><text:span text:style-name="T1"> <text:s/></text:span><text:span text:style-name="T10">#, minsize=200)</text:span></text:p>
      <text:p text:style-name="P6"><text:span text:style-name="T1"><text:tab/><text:tab/>frame </text:span><text:span text:style-name="T4">=</text:span><text:span text:style-name="T1"> paneframe</text:span></text:p>
      <text:p text:style-name="P5"/>
      <text:p text:style-name="P1"><text:span text:style-name="T1"><text:tab/><text:tab/>lframe </text:span><text:span text:style-name="T4">=</text:span><text:span text:style-name="T1"> LabelFrame</text:span><text:span text:style-name="T4">(</text:span><text:span text:style-name="T1">frame</text:span><text:span text:style-name="T4">,</text:span><text:span text:style-name="T1"> text</text:span><text:span text:style-name="T4">=</text:span><text:span text:style-name="T6">"User"</text:span><text:span text:style-name="T4">,</text:span><text:span text:style-name="T1"> foreground</text:span><text:span text:style-name="T4">=</text:span><text:span text:style-name="T6">"DarkBlue"</text:span><text:span text:style-name="T4">)</text:span></text:p>
      <text:p text:style-name="P1"><text:span text:style-name="T1"><text:tab/><text:tab/>lframe</text:span><text:span text:style-name="T4">.</text:span><text:span text:style-name="T1">pack</text:span><text:span text:style-name="T4">(</text:span><text:span text:style-name="T1">side</text:span><text:span text:style-name="T4">=</text:span><text:span text:style-name="T1">TOP</text:span><text:span text:style-name="T4">,</text:span><text:span text:style-name="T1"> fill</text:span><text:span text:style-name="T4">=</text:span><text:span text:style-name="T1">X</text:span><text:span text:style-name="T4">)</text:span></text:p>
      <text:p text:style-name="P4"/>
      <text:p text:style-name="P1"><text:span text:style-name="T1"><text:tab/><text:tab/>n </text:span><text:span text:style-name="T4">=</text:span><text:span text:style-name="T1"> Utils</text:span><text:span text:style-name="T4">.</text:span><text:span text:style-name="T1">getInt</text:span><text:span text:style-name="T4">(</text:span><text:span text:style-name="T6">"Buttons"</text:span><text:span text:style-name="T4">,</text:span><text:span text:style-name="T6">"n"</text:span><text:span text:style-name="T4">,</text:span><text:span text:style-name="T8">6</text:span><text:span text:style-name="T4">)</text:span></text:p>
      <text:p text:style-name="P1"><text:span text:style-name="T1"><text:tab/><text:tab/></text:span><text:span text:style-name="T7">for</text:span><text:span text:style-name="T1"> i </text:span><text:span text:style-name="T7">in</text:span><text:span text:style-name="T1"> range</text:span><text:span text:style-name="T4">(</text:span><text:span text:style-name="T8">1</text:span><text:span text:style-name="T4">,</text:span><text:span text:style-name="T1">n</text:span><text:span text:style-name="T4">):</text:span></text:p>
      <text:p text:style-name="P1"><text:span text:style-name="T1"><text:tab/><text:tab/><text:tab/>b </text:span><text:span text:style-name="T4">=</text:span><text:span text:style-name="T1"> Utils</text:span><text:span text:style-name="T4">.</text:span><text:span text:style-name="T1">UserButton</text:span><text:span text:style-name="T4">(</text:span><text:span text:style-name="T1">lframe</text:span><text:span text:style-name="T4">,</text:span><text:span text:style-name="T1"> self</text:span><text:span text:style-name="T4">,</text:span><text:span text:style-name="T1"> i</text:span><text:span text:style-name="T4">)</text:span></text:p>
      <text:p text:style-name="P1"><text:span text:style-name="T1"><text:tab/><text:tab/><text:tab/>b</text:span><text:span text:style-name="T4">.</text:span><text:span text:style-name="T1">grid</text:span><text:span text:style-name="T4">(</text:span><text:span text:style-name="T1">row</text:span><text:span text:style-name="T4">=</text:span><text:span text:style-name="T8">0</text:span><text:span text:style-name="T4">,</text:span><text:span text:style-name="T1"> column</text:span><text:span text:style-name="T4">=</text:span><text:span text:style-name="T1">i</text:span><text:span text:style-name="T4">-</text:span><text:span text:style-name="T8">1</text:span><text:span text:style-name="T4">,</text:span><text:span text:style-name="T1"> sticky</text:span><text:span text:style-name="T4">=</text:span><text:span text:style-name="T1">NSEW</text:span><text:span text:style-name="T4">)</text:span></text:p>
      <text:p text:style-name="P1"><text:span text:style-name="T1"><text:tab/><text:tab/><text:tab/>lframe</text:span><text:span text:style-name="T4">.</text:span><text:span text:style-name="T1">grid_columnconfigure</text:span><text:span text:style-name="T4">(</text:span><text:span text:style-name="T1">i</text:span><text:span text:style-name="T4">-</text:span><text:span text:style-name="T8">1</text:span><text:span text:style-name="T4">,</text:span><text:span text:style-name="T1"> weight</text:span><text:span text:style-name="T4">=</text:span><text:span text:style-name="T8">1</text:span><text:span text:style-name="T4">)</text:span></text:p>
      <text:p text:style-name="P1"><text:span text:style-name="T1"><text:tab/><text:tab/><text:tab/>self</text:span><text:span text:style-name="T4">.</text:span><text:span text:style-name="T1">widgets</text:span><text:span text:style-name="T4">.</text:span><text:span text:style-name="T1">append</text:span><text:span text:style-name="T4">(</text:span><text:span text:style-name="T1">b</text:span><text:span text:style-name="T4">)</text:span></text:p>
      <text:p text:style-name="P4"/>
      <text:p text:style-name="P1"><text:span text:style-name="T1"><text:tab/><text:tab/></text:span><text:span text:style-name="T10"># Control -&gt; State</text:span></text:p>
      <text:p text:style-name="P1"><text:span text:style-name="T1"><text:tab/><text:tab/>lframe </text:span><text:span text:style-name="T4">=</text:span><text:span text:style-name="T1"> LabelFrame</text:span><text:span text:style-name="T4">(</text:span><text:span text:style-name="T1">frame</text:span><text:span text:style-name="T4">,</text:span><text:span text:style-name="T1"> text</text:span><text:span text:style-name="T4">=</text:span><text:span text:style-name="T6">"State"</text:span><text:span text:style-name="T4">,</text:span><text:span text:style-name="T1"> foreground</text:span><text:span text:style-name="T4">=</text:span><text:span text:style-name="T6">"DarkBlue"</text:span><text:span text:style-name="T4">)</text:span></text:p>
      <text:p text:style-name="P1"><text:span text:style-name="T1"><text:tab/><text:tab/>lframe</text:span><text:span text:style-name="T4">.</text:span><text:span text:style-name="T1">pack</text:span><text:span text:style-name="T4">(</text:span><text:span text:style-name="T1">side</text:span><text:span text:style-name="T4">=</text:span><text:span text:style-name="T1">TOP</text:span><text:span text:style-name="T4">,</text:span><text:span text:style-name="T1"> fill</text:span><text:span text:style-name="T4">=</text:span><text:span text:style-name="T1">X</text:span><text:span text:style-name="T4">)</text:span></text:p>
      <text:p text:style-name="P4"/>
      <text:p text:style-name="P1"><text:span text:style-name="T1"><text:tab/><text:tab/></text:span><text:span text:style-name="T10"># State</text:span></text:p>
      <text:p text:style-name="P1"><text:span text:style-name="T1"><text:tab/><text:tab/>f </text:span><text:span text:style-name="T4">=</text:span><text:span text:style-name="T1"> Frame</text:span><text:span text:style-name="T4">(</text:span><text:span text:style-name="T1">lframe</text:span><text:span text:style-name="T4">)</text:span></text:p>
      <text:p text:style-name="P1"><text:span text:style-name="T1"><text:tab/><text:tab/>f</text:span><text:span text:style-name="T4">.</text:span><text:span text:style-name="T1">pack</text:span><text:span text:style-name="T4">(</text:span><text:span text:style-name="T1">side</text:span><text:span text:style-name="T4">=</text:span><text:span text:style-name="T1">TOP</text:span><text:span text:style-name="T4">,</text:span><text:span text:style-name="T1"> fill</text:span><text:span text:style-name="T4">=</text:span><text:span text:style-name="T1">X</text:span><text:span text:style-name="T4">)</text:span></text:p>
      <text:p text:style-name="P4"/>
      <text:p text:style-name="P1"><text:span text:style-name="T1"><text:tab/><text:tab/></text:span><text:span text:style-name="T10"># Absolute or relative mode</text:span></text:p>
      <text:p text:style-name="P1"><text:span text:style-name="T1"><text:tab/><text:tab/>row</text:span><text:span text:style-name="T4">,</text:span><text:span text:style-name="T1"> col </text:span><text:span text:style-name="T4">=</text:span><text:span text:style-name="T1"> </text:span><text:span text:style-name="T8">0</text:span><text:span text:style-name="T4">,</text:span><text:span text:style-name="T1"> </text:span><text:span text:style-name="T8">0</text:span></text:p>
      <text:p text:style-name="P1"><text:span text:style-name="T1"><text:tab/><text:tab/>Label</text:span><text:span text:style-name="T4">(</text:span><text:span text:style-name="T1">f</text:span><text:span text:style-name="T4">,</text:span><text:span text:style-name="T1"> text</text:span><text:span text:style-name="T4">=</text:span><text:span text:style-name="T6">"Distance:"</text:span><text:span text:style-name="T4">).</text:span><text:span text:style-name="T1">grid</text:span><text:span text:style-name="T4">(</text:span><text:span text:style-name="T1">row</text:span><text:span text:style-name="T4">=</text:span><text:span text:style-name="T1">row</text:span><text:span text:style-name="T4">,</text:span><text:span text:style-name="T1"> column</text:span><text:span text:style-name="T4">=</text:span><text:span text:style-name="T1">col</text:span><text:span text:style-name="T4">,</text:span><text:span text:style-name="T1"> sticky</text:span><text:span text:style-name="T4">=</text:span><text:span text:style-name="T1">E</text:span><text:span text:style-name="T4">)</text:span></text:p>
      <text:p text:style-name="P1"><text:span text:style-name="T1"><text:tab/><text:tab/>col </text:span><text:span text:style-name="T4">+=</text:span><text:span text:style-name="T1"> </text:span><text:span text:style-name="T8">1</text:span></text:p>
      <text:p text:style-name="P1"><text:span text:style-name="T1"><text:tab/><text:tab/>self</text:span><text:span text:style-name="T4">.</text:span><text:span text:style-name="T1">distanceMode </text:span><text:span text:style-name="T4">=</text:span><text:span text:style-name="T1"> tkExtra</text:span><text:span text:style-name="T4">.</text:span><text:span text:style-name="T1">Combobox</text:span><text:span text:style-name="T4">(</text:span><text:span text:style-name="T1">f</text:span><text:span text:style-name="T4">,</text:span><text:span text:style-name="T1"> </text:span><text:span text:style-name="T7">True</text:span><text:span text:style-name="T4">,</text:span></text:p>
      <text:p text:style-name="P1"><text:span text:style-name="T1"><text:tab/><text:tab/><text:tab/><text:tab/><text:tab/>width</text:span><text:span text:style-name="T4">=</text:span><text:span text:style-name="T8">5</text:span><text:span text:style-name="T4">,</text:span></text:p>
      <text:p text:style-name="P1"><text:span text:style-name="T1"><text:tab/><text:tab/><text:tab/><text:tab/><text:tab/>background</text:span><text:span text:style-name="T4">=</text:span><text:span text:style-name="T6">"White"</text:span><text:span text:style-name="T4">,</text:span></text:p>
      <text:p text:style-name="P1"><text:span text:style-name="T1"><text:tab/><text:tab/><text:tab/><text:tab/><text:tab/>command</text:span><text:span text:style-name="T4">=</text:span><text:span text:style-name="T1">self</text:span><text:span text:style-name="T4">.</text:span><text:span text:style-name="T1">distanceChange</text:span><text:span text:style-name="T4">)</text:span></text:p>
      <text:p text:style-name="P1"><text:span text:style-name="T1"><text:tab/><text:tab/>self</text:span><text:span text:style-name="T4">.</text:span><text:span text:style-name="T1">distanceMode</text:span><text:span text:style-name="T4">.</text:span><text:span text:style-name="T1">fill</text:span><text:span text:style-name="T4">(</text:span><text:span text:style-name="T1">sorted</text:span><text:span text:style-name="T4">(</text:span><text:span text:style-name="T1">DISTANCE_MODE</text:span><text:span text:style-name="T4">.</text:span><text:span text:style-name="T1">values</text:span><text:span text:style-name="T4">()))</text:span></text:p>
      <text:p text:style-name="P1"><text:span text:style-name="T1"><text:tab/><text:tab/>self</text:span><text:span text:style-name="T4">.</text:span><text:span text:style-name="T1">distanceMode</text:span><text:span text:style-name="T4">.</text:span><text:span text:style-name="T1">grid</text:span><text:span text:style-name="T4">(</text:span><text:span text:style-name="T1">row</text:span><text:span text:style-name="T4">=</text:span><text:span text:style-name="T1">row</text:span><text:span text:style-name="T4">,</text:span><text:span text:style-name="T1"> column</text:span><text:span text:style-name="T4">=</text:span><text:span text:style-name="T1">col</text:span><text:span text:style-name="T4">,</text:span><text:span text:style-name="T1"> columnspan</text:span><text:span text:style-name="T4">=</text:span><text:span text:style-name="T8">2</text:span><text:span text:style-name="T4">,</text:span><text:span text:style-name="T1"> sticky</text:span><text:span text:style-name="T4">=</text:span><text:span text:style-name="T1">EW</text:span><text:span text:style-name="T4">)</text:span></text:p>
      <text:p text:style-name="P1"><text:span text:style-name="T1"><text:tab/><text:tab/>tkExtra</text:span><text:span text:style-name="T4">.</text:span><text:span text:style-name="T1">Balloon</text:span><text:span text:style-name="T4">.</text:span><text:span text:style-name="T1">set</text:span><text:span text:style-name="T4">(</text:span><text:span text:style-name="T1">self</text:span><text:span text:style-name="T4">.</text:span><text:span text:style-name="T1">distanceMode</text:span><text:span text:style-name="T4">,</text:span><text:span text:style-name="T1"> </text:span><text:span text:style-name="T6">"Distance Mode [G90,G91]"</text:span><text:span text:style-name="T4">)</text:span></text:p>
      <text:p text:style-name="P4"/>
      <text:p text:style-name="P1"><text:span text:style-name="T1"><text:tab/><text:tab/></text:span><text:span text:style-name="T10"># populate gstate dictionary</text:span></text:p>
      <text:p text:style-name="P1"><text:span text:style-name="T1"><text:tab/><text:tab/></text:span><text:span text:style-name="T7">for</text:span><text:span text:style-name="T1"> k</text:span><text:span text:style-name="T4">,</text:span><text:span text:style-name="T1">v </text:span><text:span text:style-name="T7">in</text:span><text:span text:style-name="T1"> DISTANCE_MODE</text:span><text:span text:style-name="T4">.</text:span><text:span text:style-name="T1">items</text:span><text:span text:style-name="T4">():</text:span><text:span text:style-name="T1"> self</text:span><text:span text:style-name="T4">.</text:span><text:span text:style-name="T1">gstate</text:span><text:span text:style-name="T4">[</text:span><text:span text:style-name="T1">k</text:span><text:span text:style-name="T4">]</text:span><text:span text:style-name="T1"> </text:span><text:span text:style-name="T4">=</text:span><text:span text:style-name="T1"> </text:span><text:span text:style-name="T4">(</text:span><text:span text:style-name="T1">self</text:span><text:span text:style-name="T4">.</text:span><text:span text:style-name="T1">distanceMode</text:span><text:span text:style-name="T4">,</text:span><text:span text:style-name="T1"> v</text:span><text:span text:style-name="T4">)</text:span></text:p>
      <text:p text:style-name="P4"/>
      <text:p text:style-name="P1"><text:span text:style-name="T1"><text:tab/><text:tab/></text:span><text:span text:style-name="T10"># Units mode</text:span></text:p>
      <text:p text:style-name="P1"><text:span text:style-name="T1"><text:tab/><text:tab/>col </text:span><text:span text:style-name="T4">+=</text:span><text:span text:style-name="T1"> </text:span><text:span text:style-name="T8">2</text:span></text:p>
      <text:p text:style-name="P1"><text:span text:style-name="T1"><text:tab/><text:tab/>Label</text:span><text:span text:style-name="T4">(</text:span><text:span text:style-name="T1">f</text:span><text:span text:style-name="T4">,</text:span><text:span text:style-name="T1"> text</text:span><text:span text:style-name="T4">=</text:span><text:span text:style-name="T6">"Units:"</text:span><text:span text:style-name="T4">).</text:span><text:span text:style-name="T1">grid</text:span><text:span text:style-name="T4">(</text:span><text:span text:style-name="T1">row</text:span><text:span text:style-name="T4">=</text:span><text:span text:style-name="T1">row</text:span><text:span text:style-name="T4">,</text:span><text:span text:style-name="T1"> column</text:span><text:span text:style-name="T4">=</text:span><text:span text:style-name="T1">col</text:span><text:span text:style-name="T4">,</text:span><text:span text:style-name="T1"> sticky</text:span><text:span text:style-name="T4">=</text:span><text:span text:style-name="T1">E</text:span><text:span text:style-name="T4">)</text:span></text:p>
      <text:p text:style-name="P1"><text:span text:style-name="T1"><text:tab/><text:tab/>col </text:span><text:span text:style-name="T4">+=</text:span><text:span text:style-name="T1"> </text:span><text:span text:style-name="T8">1</text:span></text:p>
      <text:p text:style-name="P1"><text:span text:style-name="T1"><text:tab/><text:tab/>self</text:span><text:span text:style-name="T4">.</text:span><text:span text:style-name="T1">units </text:span><text:span text:style-name="T4">=</text:span><text:span text:style-name="T1"> tkExtra</text:span><text:span text:style-name="T4">.</text:span><text:span text:style-name="T1">Combobox</text:span><text:span text:style-name="T4">(</text:span><text:span text:style-name="T1">f</text:span><text:span text:style-name="T4">,</text:span><text:span text:style-name="T1"> </text:span><text:span text:style-name="T7">True</text:span><text:span text:style-name="T4">,</text:span></text:p>
      <text:p text:style-name="P1"><text:span text:style-name="T1"><text:tab/><text:tab/><text:tab/><text:tab/><text:tab/>width</text:span><text:span text:style-name="T4">=</text:span><text:span text:style-name="T8">5</text:span><text:span text:style-name="T4">,</text:span></text:p>
      <text:p text:style-name="P1"><text:span text:style-name="T1"><text:tab/><text:tab/><text:tab/><text:tab/><text:tab/>background</text:span><text:span text:style-name="T4">=</text:span><text:span text:style-name="T6">"White"</text:span><text:span text:style-name="T4">,</text:span></text:p>
      <text:p text:style-name="P1"><text:span text:style-name="T1"><text:tab/><text:tab/><text:tab/><text:tab/><text:tab/>command</text:span><text:span text:style-name="T4">=</text:span><text:span text:style-name="T1">self</text:span><text:span text:style-name="T4">.</text:span><text:span text:style-name="T1">unitsChange</text:span><text:span text:style-name="T4">)</text:span></text:p>
      <text:p text:style-name="P1"><text:span text:style-name="T1"><text:tab/><text:tab/>self</text:span><text:span text:style-name="T4">.</text:span><text:span text:style-name="T1">units</text:span><text:span text:style-name="T4">.</text:span><text:span text:style-name="T1">fill</text:span><text:span text:style-name="T4">(</text:span><text:span text:style-name="T1">sorted</text:span><text:span text:style-name="T4">(</text:span><text:span text:style-name="T1">UNITS</text:span><text:span text:style-name="T4">.</text:span><text:span text:style-name="T1">values</text:span><text:span text:style-name="T4">()))</text:span></text:p>
      <text:p text:style-name="P1"><text:span text:style-name="T1"><text:tab/><text:tab/>self</text:span><text:span text:style-name="T4">.</text:span><text:span text:style-name="T1">units</text:span><text:span text:style-name="T4">.</text:span><text:span text:style-name="T1">grid</text:span><text:span text:style-name="T4">(</text:span><text:span text:style-name="T1">row</text:span><text:span text:style-name="T4">=</text:span><text:span text:style-name="T1">row</text:span><text:span text:style-name="T4">,</text:span><text:span text:style-name="T1"> column</text:span><text:span text:style-name="T4">=</text:span><text:span text:style-name="T1">col</text:span><text:span text:style-name="T4">,</text:span><text:span text:style-name="T1"> sticky</text:span><text:span text:style-name="T4">=</text:span><text:span text:style-name="T1">EW</text:span><text:span text:style-name="T4">)</text:span></text:p>
      <text:p text:style-name="P1"><text:span text:style-name="T1"><text:tab/><text:tab/>tkExtra</text:span><text:span text:style-name="T4">.</text:span><text:span text:style-name="T1">Balloon</text:span><text:span text:style-name="T4">.</text:span><text:span text:style-name="T1">set</text:span><text:span text:style-name="T4">(</text:span><text:span text:style-name="T1">self</text:span><text:span text:style-name="T4">.</text:span><text:span text:style-name="T1">units</text:span><text:span text:style-name="T4">,</text:span><text:span text:style-name="T1"> </text:span><text:span text:style-name="T6">"Units [G20, G21]"</text:span><text:span text:style-name="T4">)</text:span></text:p>
      <text:p text:style-name="P1"><text:span text:style-name="T1"><text:tab/><text:tab/></text:span><text:span text:style-name="T7">for</text:span><text:span text:style-name="T1"> k</text:span><text:span text:style-name="T4">,</text:span><text:span text:style-name="T1">v </text:span><text:span text:style-name="T7">in</text:span><text:span text:style-name="T1"> UNITS</text:span><text:span text:style-name="T4">.</text:span><text:span text:style-name="T1">items</text:span><text:span text:style-name="T4">():</text:span><text:span text:style-name="T1"> self</text:span><text:span text:style-name="T4">.</text:span><text:span text:style-name="T1">gstate</text:span><text:span text:style-name="T4">[</text:span><text:span text:style-name="T1">k</text:span><text:span text:style-name="T4">]</text:span><text:span text:style-name="T1"> </text:span><text:span text:style-name="T4">=</text:span><text:span text:style-name="T1"> </text:span><text:span text:style-name="T4">(</text:span><text:span text:style-name="T1">self</text:span><text:span text:style-name="T4">.</text:span><text:span text:style-name="T1">units</text:span><text:span text:style-name="T4">,</text:span><text:span text:style-name="T1"> v</text:span><text:span text:style-name="T4">)</text:span></text:p>
      <text:p text:style-name="P4"/>
      <text:p text:style-name="P1"><text:soft-page-break/><text:span text:style-name="T1"><text:tab/><text:tab/></text:span><text:span text:style-name="T10"># Feed mode</text:span></text:p>
      <text:p text:style-name="P1"><text:span text:style-name="T1"><text:tab/><text:tab/>row </text:span><text:span text:style-name="T4">+=</text:span><text:span text:style-name="T1"> </text:span><text:span text:style-name="T8">1</text:span></text:p>
      <text:p text:style-name="P1"><text:span text:style-name="T1"><text:tab/><text:tab/>col </text:span><text:span text:style-name="T4">=</text:span><text:span text:style-name="T1"> </text:span><text:span text:style-name="T8">0</text:span></text:p>
      <text:p text:style-name="P1"><text:span text:style-name="T1"><text:tab/><text:tab/>Label</text:span><text:span text:style-name="T4">(</text:span><text:span text:style-name="T1">f</text:span><text:span text:style-name="T4">,</text:span><text:span text:style-name="T1"> text</text:span><text:span text:style-name="T4">=</text:span><text:span text:style-name="T6">"Feed:"</text:span><text:span text:style-name="T4">).</text:span><text:span text:style-name="T1">grid</text:span><text:span text:style-name="T4">(</text:span><text:span text:style-name="T1">row</text:span><text:span text:style-name="T4">=</text:span><text:span text:style-name="T1">row</text:span><text:span text:style-name="T4">,</text:span><text:span text:style-name="T1"> column</text:span><text:span text:style-name="T4">=</text:span><text:span text:style-name="T1">col</text:span><text:span text:style-name="T4">,</text:span><text:span text:style-name="T1"> sticky</text:span><text:span text:style-name="T4">=</text:span><text:span text:style-name="T1">E</text:span><text:span text:style-name="T4">)</text:span></text:p>
      <text:p text:style-name="P4"/>
      <text:p text:style-name="P1"><text:span text:style-name="T1"><text:tab/><text:tab/>col </text:span><text:span text:style-name="T4">+=</text:span><text:span text:style-name="T1"> </text:span><text:span text:style-name="T8">1</text:span></text:p>
      <text:p text:style-name="P1"><text:span text:style-name="T1"><text:tab/><text:tab/>self</text:span><text:span text:style-name="T4">.</text:span><text:span text:style-name="T1">feedRate </text:span><text:span text:style-name="T4">=</text:span><text:span text:style-name="T1"> tkExtra</text:span><text:span text:style-name="T4">.</text:span><text:span text:style-name="T1">FloatEntry</text:span><text:span text:style-name="T4">(</text:span><text:span text:style-name="T1">f</text:span><text:span text:style-name="T4">,</text:span><text:span text:style-name="T1"> background</text:span><text:span text:style-name="T4">=</text:span><text:span text:style-name="T6">"White"</text:span><text:span text:style-name="T4">,</text:span><text:span text:style-name="T1"> width</text:span><text:span text:style-name="T4">=</text:span><text:span text:style-name="T8">5</text:span><text:span text:style-name="T4">)</text:span></text:p>
      <text:p text:style-name="P1"><text:span text:style-name="T1"><text:tab/><text:tab/>self</text:span><text:span text:style-name="T4">.</text:span><text:span text:style-name="T1">feedRate</text:span><text:span text:style-name="T4">.</text:span><text:span text:style-name="T1">grid</text:span><text:span text:style-name="T4">(</text:span><text:span text:style-name="T1">row</text:span><text:span text:style-name="T4">=</text:span><text:span text:style-name="T1">row</text:span><text:span text:style-name="T4">,</text:span><text:span text:style-name="T1"> column</text:span><text:span text:style-name="T4">=</text:span><text:span text:style-name="T1">col</text:span><text:span text:style-name="T4">,</text:span><text:span text:style-name="T1"> sticky</text:span><text:span text:style-name="T4">=</text:span><text:span text:style-name="T1">EW</text:span><text:span text:style-name="T4">)</text:span></text:p>
      <text:p text:style-name="P1"><text:span text:style-name="T1"><text:tab/><text:tab/>self</text:span><text:span text:style-name="T4">.</text:span><text:span text:style-name="T1">feedRate</text:span><text:span text:style-name="T4">.</text:span><text:span text:style-name="T1">bind</text:span><text:span text:style-name="T4">(</text:span><text:span text:style-name="T6">'&lt;Return&gt;'</text:span><text:span text:style-name="T4">,</text:span><text:span text:style-name="T1"> <text:s text:c="2"/>self</text:span><text:span text:style-name="T4">.</text:span><text:span text:style-name="T1">setFeedRate</text:span><text:span text:style-name="T4">)</text:span></text:p>
      <text:p text:style-name="P1"><text:span text:style-name="T1"><text:tab/><text:tab/>self</text:span><text:span text:style-name="T4">.</text:span><text:span text:style-name="T1">feedRate</text:span><text:span text:style-name="T4">.</text:span><text:span text:style-name="T1">bind</text:span><text:span text:style-name="T4">(</text:span><text:span text:style-name="T6">'&lt;KP_Enter&gt;'</text:span><text:span text:style-name="T4">,</text:span><text:span text:style-name="T1"> self</text:span><text:span text:style-name="T4">.</text:span><text:span text:style-name="T1">setFeedRate</text:span><text:span text:style-name="T4">)</text:span></text:p>
      <text:p text:style-name="P1"><text:span text:style-name="T1"><text:tab/><text:tab/>tkExtra</text:span><text:span text:style-name="T4">.</text:span><text:span text:style-name="T1">Balloon</text:span><text:span text:style-name="T4">.</text:span><text:span text:style-name="T1">set</text:span><text:span text:style-name="T4">(</text:span><text:span text:style-name="T1">self</text:span><text:span text:style-name="T4">.</text:span><text:span text:style-name="T1">feedRate</text:span><text:span text:style-name="T4">,</text:span><text:span text:style-name="T1"> </text:span><text:span text:style-name="T6">"Feed Rate [F#]"</text:span><text:span text:style-name="T4">)</text:span></text:p>
      <text:p text:style-name="P4"/>
      <text:p text:style-name="P1"><text:span text:style-name="T1"><text:tab/><text:tab/>col </text:span><text:span text:style-name="T4">+=</text:span><text:span text:style-name="T1"> </text:span><text:span text:style-name="T8">1</text:span></text:p>
      <text:p text:style-name="P1"><text:span text:style-name="T1"><text:tab/><text:tab/>b </text:span><text:span text:style-name="T4">=</text:span><text:span text:style-name="T1"> Button</text:span><text:span text:style-name="T4">(</text:span><text:span text:style-name="T1">f</text:span><text:span text:style-name="T4">,</text:span><text:span text:style-name="T1"> text</text:span><text:span text:style-name="T4">=</text:span><text:span text:style-name="T6">"set"</text:span><text:span text:style-name="T4">,</text:span></text:p>
      <text:p text:style-name="P1"><text:span text:style-name="T1"><text:tab/><text:tab/><text:tab/><text:tab/>command</text:span><text:span text:style-name="T4">=</text:span><text:span text:style-name="T1">self</text:span><text:span text:style-name="T4">.</text:span><text:span text:style-name="T1">setFeedRate</text:span><text:span text:style-name="T4">,</text:span></text:p>
      <text:p text:style-name="P1"><text:span text:style-name="T1"><text:tab/><text:tab/><text:tab/><text:tab/>padx</text:span><text:span text:style-name="T4">=</text:span><text:span text:style-name="T8">1</text:span><text:span text:style-name="T4">,</text:span><text:span text:style-name="T1"> pady</text:span><text:span text:style-name="T4">=</text:span><text:span text:style-name="T8">1</text:span><text:span text:style-name="T4">)</text:span></text:p>
      <text:p text:style-name="P1"><text:span text:style-name="T1"><text:tab/><text:tab/>b</text:span><text:span text:style-name="T4">.</text:span><text:span text:style-name="T1">grid</text:span><text:span text:style-name="T4">(</text:span><text:span text:style-name="T1">row</text:span><text:span text:style-name="T4">=</text:span><text:span text:style-name="T1">row</text:span><text:span text:style-name="T4">,</text:span><text:span text:style-name="T1"> column</text:span><text:span text:style-name="T4">=</text:span><text:span text:style-name="T1">col</text:span><text:span text:style-name="T4">,</text:span><text:span text:style-name="T1"> columnspan</text:span><text:span text:style-name="T4">=</text:span><text:span text:style-name="T8">2</text:span><text:span text:style-name="T4">,</text:span><text:span text:style-name="T1"> sticky</text:span><text:span text:style-name="T4">=</text:span><text:span text:style-name="T1">W</text:span><text:span text:style-name="T4">)</text:span></text:p>
      <text:p text:style-name="P4"/>
      <text:p text:style-name="P1"><text:span text:style-name="T1"><text:tab/><text:tab/>col </text:span><text:span text:style-name="T4">+=</text:span><text:span text:style-name="T1"> </text:span><text:span text:style-name="T8">1</text:span></text:p>
      <text:p text:style-name="P1"><text:span text:style-name="T1"><text:tab/><text:tab/>Label</text:span><text:span text:style-name="T4">(</text:span><text:span text:style-name="T1">f</text:span><text:span text:style-name="T4">,</text:span><text:span text:style-name="T1"> text</text:span><text:span text:style-name="T4">=</text:span><text:span text:style-name="T6">"Mode:"</text:span><text:span text:style-name="T4">).</text:span><text:span text:style-name="T1">grid</text:span><text:span text:style-name="T4">(</text:span><text:span text:style-name="T1">row</text:span><text:span text:style-name="T4">=</text:span><text:span text:style-name="T1">row</text:span><text:span text:style-name="T4">,</text:span><text:span text:style-name="T1"> column</text:span><text:span text:style-name="T4">=</text:span><text:span text:style-name="T1">col</text:span><text:span text:style-name="T4">,</text:span><text:span text:style-name="T1"> sticky</text:span><text:span text:style-name="T4">=</text:span><text:span text:style-name="T1">E</text:span><text:span text:style-name="T4">)</text:span></text:p>
      <text:p text:style-name="P4"/>
      <text:p text:style-name="P1"><text:span text:style-name="T1"><text:tab/><text:tab/>col </text:span><text:span text:style-name="T4">+=</text:span><text:span text:style-name="T1"> </text:span><text:span text:style-name="T8">1</text:span></text:p>
      <text:p text:style-name="P1"><text:span text:style-name="T1"><text:tab/><text:tab/>self</text:span><text:span text:style-name="T4">.</text:span><text:span text:style-name="T1">feedMode </text:span><text:span text:style-name="T4">=</text:span><text:span text:style-name="T1"> tkExtra</text:span><text:span text:style-name="T4">.</text:span><text:span text:style-name="T1">Combobox</text:span><text:span text:style-name="T4">(</text:span><text:span text:style-name="T1">f</text:span><text:span text:style-name="T4">,</text:span><text:span text:style-name="T1"> </text:span><text:span text:style-name="T7">True</text:span><text:span text:style-name="T4">,</text:span></text:p>
      <text:p text:style-name="P1"><text:span text:style-name="T1"><text:tab/><text:tab/><text:tab/><text:tab/><text:tab/>width</text:span><text:span text:style-name="T4">=</text:span><text:span text:style-name="T8">5</text:span><text:span text:style-name="T4">,</text:span></text:p>
      <text:p text:style-name="P1"><text:span text:style-name="T1"><text:tab/><text:tab/><text:tab/><text:tab/><text:tab/>background</text:span><text:span text:style-name="T4">=</text:span><text:span text:style-name="T6">"White"</text:span><text:span text:style-name="T4">,</text:span></text:p>
      <text:p text:style-name="P1"><text:span text:style-name="T1"><text:tab/><text:tab/><text:tab/><text:tab/><text:tab/>command</text:span><text:span text:style-name="T4">=</text:span><text:span text:style-name="T1">self</text:span><text:span text:style-name="T4">.</text:span><text:span text:style-name="T1">feedModeChange</text:span><text:span text:style-name="T4">)</text:span></text:p>
      <text:p text:style-name="P1"><text:span text:style-name="T1"><text:tab/><text:tab/>self</text:span><text:span text:style-name="T4">.</text:span><text:span text:style-name="T1">feedMode</text:span><text:span text:style-name="T4">.</text:span><text:span text:style-name="T1">fill</text:span><text:span text:style-name="T4">(</text:span><text:span text:style-name="T1">sorted</text:span><text:span text:style-name="T4">(</text:span><text:span text:style-name="T1">FEED_MODE</text:span><text:span text:style-name="T4">.</text:span><text:span text:style-name="T1">values</text:span><text:span text:style-name="T4">()))</text:span></text:p>
      <text:p text:style-name="P1"><text:span text:style-name="T1"><text:tab/><text:tab/>self</text:span><text:span text:style-name="T4">.</text:span><text:span text:style-name="T1">feedMode</text:span><text:span text:style-name="T4">.</text:span><text:span text:style-name="T1">grid</text:span><text:span text:style-name="T4">(</text:span><text:span text:style-name="T1">row</text:span><text:span text:style-name="T4">=</text:span><text:span text:style-name="T1">row</text:span><text:span text:style-name="T4">,</text:span><text:span text:style-name="T1"> column</text:span><text:span text:style-name="T4">=</text:span><text:span text:style-name="T1">col</text:span><text:span text:style-name="T4">,</text:span><text:span text:style-name="T1"> sticky</text:span><text:span text:style-name="T4">=</text:span><text:span text:style-name="T1">EW</text:span><text:span text:style-name="T4">)</text:span></text:p>
      <text:p text:style-name="P1"><text:span text:style-name="T1"><text:tab/><text:tab/>tkExtra</text:span><text:span text:style-name="T4">.</text:span><text:span text:style-name="T1">Balloon</text:span><text:span text:style-name="T4">.</text:span><text:span text:style-name="T1">set</text:span><text:span text:style-name="T4">(</text:span><text:span text:style-name="T1">self</text:span><text:span text:style-name="T4">.</text:span><text:span text:style-name="T1">feedMode</text:span><text:span text:style-name="T4">,</text:span><text:span text:style-name="T1"> </text:span><text:span text:style-name="T6">"Feed Mode [G93, G94, G95]"</text:span><text:span text:style-name="T4">)</text:span></text:p>
      <text:p text:style-name="P1"><text:span text:style-name="T1"><text:tab/><text:tab/></text:span><text:span text:style-name="T7">for</text:span><text:span text:style-name="T1"> k</text:span><text:span text:style-name="T4">,</text:span><text:span text:style-name="T1">v </text:span><text:span text:style-name="T7">in</text:span><text:span text:style-name="T1"> FEED_MODE</text:span><text:span text:style-name="T4">.</text:span><text:span text:style-name="T1">items</text:span><text:span text:style-name="T4">():</text:span><text:span text:style-name="T1"> self</text:span><text:span text:style-name="T4">.</text:span><text:span text:style-name="T1">gstate</text:span><text:span text:style-name="T4">[</text:span><text:span text:style-name="T1">k</text:span><text:span text:style-name="T4">]</text:span><text:span text:style-name="T1"> </text:span><text:span text:style-name="T4">=</text:span><text:span text:style-name="T1"> </text:span><text:span text:style-name="T4">(</text:span><text:span text:style-name="T1">self</text:span><text:span text:style-name="T4">.</text:span><text:span text:style-name="T1">feedMode</text:span><text:span text:style-name="T4">,</text:span><text:span text:style-name="T1"> v</text:span><text:span text:style-name="T4">)</text:span></text:p>
      <text:p text:style-name="P4"/>
      <text:p text:style-name="P1"><text:span text:style-name="T1"><text:tab/><text:tab/></text:span><text:span text:style-name="T10"># Tool</text:span></text:p>
      <text:p text:style-name="P1"><text:span text:style-name="T1"><text:tab/><text:tab/>row </text:span><text:span text:style-name="T4">+=</text:span><text:span text:style-name="T1"> </text:span><text:span text:style-name="T8">1</text:span></text:p>
      <text:p text:style-name="P1"><text:span text:style-name="T1"><text:tab/><text:tab/>col </text:span><text:span text:style-name="T4">=</text:span><text:span text:style-name="T1"> </text:span><text:span text:style-name="T8">0</text:span></text:p>
      <text:p text:style-name="P1"><text:span text:style-name="T1"><text:tab/><text:tab/>Label</text:span><text:span text:style-name="T4">(</text:span><text:span text:style-name="T1">f</text:span><text:span text:style-name="T4">,</text:span><text:span text:style-name="T1"> text</text:span><text:span text:style-name="T4">=</text:span><text:span text:style-name="T6">"Tool:"</text:span><text:span text:style-name="T4">).</text:span><text:span text:style-name="T1">grid</text:span><text:span text:style-name="T4">(</text:span><text:span text:style-name="T1">row</text:span><text:span text:style-name="T4">=</text:span><text:span text:style-name="T1">row</text:span><text:span text:style-name="T4">,</text:span><text:span text:style-name="T1"> column</text:span><text:span text:style-name="T4">=</text:span><text:span text:style-name="T1">col</text:span><text:span text:style-name="T4">,</text:span><text:span text:style-name="T1"> sticky</text:span><text:span text:style-name="T4">=</text:span><text:span text:style-name="T1">E</text:span><text:span text:style-name="T4">)</text:span></text:p>
      <text:p text:style-name="P4"/>
      <text:p text:style-name="P1"><text:span text:style-name="T1"><text:tab/><text:tab/>col </text:span><text:span text:style-name="T4">+=</text:span><text:span text:style-name="T1"> </text:span><text:span text:style-name="T8">1</text:span></text:p>
      <text:p text:style-name="P1"><text:span text:style-name="T1"><text:tab/><text:tab/>self</text:span><text:span text:style-name="T4">.</text:span><text:span text:style-name="T1">toolEntry </text:span><text:span text:style-name="T4">=</text:span><text:span text:style-name="T1"> tkExtra</text:span><text:span text:style-name="T4">.</text:span><text:span text:style-name="T1">IntegerEntry</text:span><text:span text:style-name="T4">(</text:span><text:span text:style-name="T1">f</text:span><text:span text:style-name="T4">,</text:span><text:span text:style-name="T1"> background</text:span><text:span text:style-name="T4">=</text:span><text:span text:style-name="T6">"White"</text:span><text:span text:style-name="T4">,</text:span><text:span text:style-name="T1"> width</text:span><text:span text:style-name="T4">=</text:span><text:span text:style-name="T8">5</text:span><text:span text:style-name="T4">)</text:span></text:p>
      <text:p text:style-name="P1"><text:span text:style-name="T1"><text:tab/><text:tab/>self</text:span><text:span text:style-name="T4">.</text:span><text:span text:style-name="T1">toolEntry</text:span><text:span text:style-name="T4">.</text:span><text:span text:style-name="T1">grid</text:span><text:span text:style-name="T4">(</text:span><text:span text:style-name="T1">row</text:span><text:span text:style-name="T4">=</text:span><text:span text:style-name="T1">row</text:span><text:span text:style-name="T4">,</text:span><text:span text:style-name="T1"> column</text:span><text:span text:style-name="T4">=</text:span><text:span text:style-name="T1">col</text:span><text:span text:style-name="T4">,</text:span><text:span text:style-name="T1"> sticky</text:span><text:span text:style-name="T4">=</text:span><text:span text:style-name="T1">EW</text:span><text:span text:style-name="T4">)</text:span></text:p>
      <text:p text:style-name="P1"><text:span text:style-name="T1"><text:tab/><text:tab/>tkExtra</text:span><text:span text:style-name="T4">.</text:span><text:span text:style-name="T1">Balloon</text:span><text:span text:style-name="T4">.</text:span><text:span text:style-name="T1">set</text:span><text:span text:style-name="T4">(</text:span><text:span text:style-name="T1">self</text:span><text:span text:style-name="T4">.</text:span><text:span text:style-name="T1">toolEntry</text:span><text:span text:style-name="T4">,</text:span><text:span text:style-name="T1"> </text:span><text:span text:style-name="T6">"Tool number [T#]"</text:span><text:span text:style-name="T4">)</text:span></text:p>
      <text:p text:style-name="P4"/>
      <text:p text:style-name="P1"><text:span text:style-name="T1"><text:tab/><text:tab/>col </text:span><text:span text:style-name="T4">+=</text:span><text:span text:style-name="T1"> </text:span><text:span text:style-name="T8">1</text:span></text:p>
      <text:p text:style-name="P1"><text:span text:style-name="T1"><text:tab/><text:tab/>b </text:span><text:span text:style-name="T4">=</text:span><text:span text:style-name="T1"> Button</text:span><text:span text:style-name="T4">(</text:span><text:span text:style-name="T1">f</text:span><text:span text:style-name="T4">,</text:span><text:span text:style-name="T1"> text</text:span><text:span text:style-name="T4">=</text:span><text:span text:style-name="T6">"set"</text:span><text:span text:style-name="T4">,</text:span></text:p>
      <text:p text:style-name="P1"><text:span text:style-name="T1"><text:tab/><text:tab/><text:tab/><text:tab/>command</text:span><text:span text:style-name="T4">=</text:span><text:span text:style-name="T1">self</text:span><text:span text:style-name="T4">.</text:span><text:span text:style-name="T1">setTool</text:span><text:span text:style-name="T4">,</text:span></text:p>
      <text:p text:style-name="P1"><text:span text:style-name="T1"><text:tab/><text:tab/><text:tab/><text:tab/>padx</text:span><text:span text:style-name="T4">=</text:span><text:span text:style-name="T8">1</text:span><text:span text:style-name="T4">,</text:span><text:span text:style-name="T1"> pady</text:span><text:span text:style-name="T4">=</text:span><text:span text:style-name="T8">1</text:span><text:span text:style-name="T4">)</text:span></text:p>
      <text:p text:style-name="P1"><text:span text:style-name="T1"><text:tab/><text:tab/>b</text:span><text:span text:style-name="T4">.</text:span><text:span text:style-name="T1">grid</text:span><text:span text:style-name="T4">(</text:span><text:span text:style-name="T1">row</text:span><text:span text:style-name="T4">=</text:span><text:span text:style-name="T1">row</text:span><text:span text:style-name="T4">,</text:span><text:span text:style-name="T1"> column</text:span><text:span text:style-name="T4">=</text:span><text:span text:style-name="T1">col</text:span><text:span text:style-name="T4">,</text:span><text:span text:style-name="T1"> sticky</text:span><text:span text:style-name="T4">=</text:span><text:span text:style-name="T1">W</text:span><text:span text:style-name="T4">)</text:span></text:p>
      <text:p text:style-name="P4"/>
      <text:p text:style-name="P1"><text:span text:style-name="T1"><text:tab/><text:tab/></text:span><text:span text:style-name="T10"># Plane</text:span></text:p>
      <text:p text:style-name="P1"><text:span text:style-name="T1"><text:tab/><text:tab/>col </text:span><text:span text:style-name="T4">+=</text:span><text:span text:style-name="T1"> </text:span><text:span text:style-name="T8">1</text:span></text:p>
      <text:p text:style-name="P1"><text:span text:style-name="T1"><text:tab/><text:tab/>Label</text:span><text:span text:style-name="T4">(</text:span><text:span text:style-name="T1">f</text:span><text:span text:style-name="T4">,</text:span><text:span text:style-name="T1"> text</text:span><text:span text:style-name="T4">=</text:span><text:span text:style-name="T6">"Plane:"</text:span><text:span text:style-name="T4">).</text:span><text:span text:style-name="T1">grid</text:span><text:span text:style-name="T4">(</text:span><text:span text:style-name="T1">row</text:span><text:span text:style-name="T4">=</text:span><text:span text:style-name="T1">row</text:span><text:span text:style-name="T4">,</text:span><text:span text:style-name="T1"> column</text:span><text:span text:style-name="T4">=</text:span><text:span text:style-name="T1">col</text:span><text:span text:style-name="T4">,</text:span><text:span text:style-name="T1"> sticky</text:span><text:span text:style-name="T4">=</text:span><text:span text:style-name="T1">E</text:span><text:span text:style-name="T4">)</text:span></text:p>
      <text:p text:style-name="P1"><text:span text:style-name="T1"><text:tab/><text:tab/>col </text:span><text:span text:style-name="T4">+=</text:span><text:span text:style-name="T1"> </text:span><text:span text:style-name="T8">1</text:span></text:p>
      <text:p text:style-name="P1"><text:span text:style-name="T1"><text:tab/><text:tab/>self</text:span><text:span text:style-name="T4">.</text:span><text:span text:style-name="T1">plane </text:span><text:span text:style-name="T4">=</text:span><text:span text:style-name="T1"> tkExtra</text:span><text:span text:style-name="T4">.</text:span><text:span text:style-name="T1">Combobox</text:span><text:span text:style-name="T4">(</text:span><text:span text:style-name="T1">f</text:span><text:span text:style-name="T4">,</text:span><text:span text:style-name="T1"> </text:span><text:span text:style-name="T7">True</text:span><text:span text:style-name="T4">,</text:span></text:p>
      <text:p text:style-name="P1"><text:span text:style-name="T1"><text:tab/><text:tab/><text:tab/><text:tab/><text:tab/>width</text:span><text:span text:style-name="T4">=</text:span><text:span text:style-name="T8">5</text:span><text:span text:style-name="T4">,</text:span></text:p>
      <text:p text:style-name="P1"><text:span text:style-name="T1"><text:tab/><text:tab/><text:tab/><text:tab/><text:tab/>background</text:span><text:span text:style-name="T4">=</text:span><text:span text:style-name="T6">"White"</text:span><text:span text:style-name="T4">,</text:span></text:p>
      <text:p text:style-name="P1"><text:span text:style-name="T1"><text:tab/><text:tab/><text:tab/><text:tab/><text:tab/>command</text:span><text:span text:style-name="T4">=</text:span><text:span text:style-name="T1">self</text:span><text:span text:style-name="T4">.</text:span><text:span text:style-name="T1">planeChange</text:span><text:span text:style-name="T4">)</text:span></text:p>
      <text:p text:style-name="P1"><text:span text:style-name="T1"><text:tab/><text:tab/>self</text:span><text:span text:style-name="T4">.</text:span><text:span text:style-name="T1">plane</text:span><text:span text:style-name="T4">.</text:span><text:span text:style-name="T1">fill</text:span><text:span text:style-name="T4">(</text:span><text:span text:style-name="T1">sorted</text:span><text:span text:style-name="T4">(</text:span><text:span text:style-name="T1">PLANE</text:span><text:span text:style-name="T4">.</text:span><text:span text:style-name="T1">values</text:span><text:span text:style-name="T4">()))</text:span></text:p>
      <text:p text:style-name="P1"><text:span text:style-name="T1"><text:tab/><text:tab/>self</text:span><text:span text:style-name="T4">.</text:span><text:span text:style-name="T1">plane</text:span><text:span text:style-name="T4">.</text:span><text:span text:style-name="T1">grid</text:span><text:span text:style-name="T4">(</text:span><text:span text:style-name="T1">row</text:span><text:span text:style-name="T4">=</text:span><text:span text:style-name="T1">row</text:span><text:span text:style-name="T4">,</text:span><text:span text:style-name="T1"> column</text:span><text:span text:style-name="T4">=</text:span><text:span text:style-name="T1">col</text:span><text:span text:style-name="T4">,</text:span><text:span text:style-name="T1"> sticky</text:span><text:span text:style-name="T4">=</text:span><text:span text:style-name="T1">EW</text:span><text:span text:style-name="T4">)</text:span></text:p>
      <text:p text:style-name="P1"><text:span text:style-name="T1"><text:tab/><text:tab/>tkExtra</text:span><text:span text:style-name="T4">.</text:span><text:span text:style-name="T1">Balloon</text:span><text:span text:style-name="T4">.</text:span><text:span text:style-name="T1">set</text:span><text:span text:style-name="T4">(</text:span><text:span text:style-name="T1">self</text:span><text:span text:style-name="T4">.</text:span><text:span text:style-name="T1">plane</text:span><text:span text:style-name="T4">,</text:span><text:span text:style-name="T1"> </text:span><text:span text:style-name="T6">"Plane [G17,G18,G19]"</text:span><text:span text:style-name="T4">)</text:span></text:p>
      <text:p text:style-name="P1"><text:span text:style-name="T1"><text:tab/><text:tab/></text:span><text:span text:style-name="T7">for</text:span><text:span text:style-name="T1"> k</text:span><text:span text:style-name="T4">,</text:span><text:span text:style-name="T1">v </text:span><text:span text:style-name="T7">in</text:span><text:span text:style-name="T1"> PLANE</text:span><text:span text:style-name="T4">.</text:span><text:span text:style-name="T1">items</text:span><text:span text:style-name="T4">():</text:span><text:span text:style-name="T1"> self</text:span><text:span text:style-name="T4">.</text:span><text:span text:style-name="T1">gstate</text:span><text:span text:style-name="T4">[</text:span><text:span text:style-name="T1">k</text:span><text:span text:style-name="T4">]</text:span><text:span text:style-name="T1"> </text:span><text:span text:style-name="T4">=</text:span><text:span text:style-name="T1"> </text:span><text:span text:style-name="T4">(</text:span><text:span text:style-name="T1">self</text:span><text:span text:style-name="T4">.</text:span><text:span text:style-name="T1">plane</text:span><text:span text:style-name="T4">,</text:span><text:span text:style-name="T1"> v</text:span><text:span text:style-name="T4">)</text:span></text:p>
      <text:p text:style-name="P4"/>
      <text:p text:style-name="P1"><text:span text:style-name="T1"><text:tab/><text:tab/>f</text:span><text:span text:style-name="T4">.</text:span><text:span text:style-name="T1">grid_columnconfigure</text:span><text:span text:style-name="T4">(</text:span><text:span text:style-name="T8">1</text:span><text:span text:style-name="T4">,</text:span><text:span text:style-name="T1"> weight</text:span><text:span text:style-name="T4">=</text:span><text:span text:style-name="T8">1</text:span><text:span text:style-name="T4">)</text:span></text:p>
      <text:p text:style-name="P1"><text:span text:style-name="T1"><text:tab/><text:tab/>f</text:span><text:span text:style-name="T4">.</text:span><text:span text:style-name="T1">grid_columnconfigure</text:span><text:span text:style-name="T4">(</text:span><text:span text:style-name="T8">4</text:span><text:span text:style-name="T4">,</text:span><text:span text:style-name="T1"> weight</text:span><text:span text:style-name="T4">=</text:span><text:span text:style-name="T8">1</text:span><text:span text:style-name="T4">)</text:span></text:p>
      <text:p text:style-name="P4"/>
      <text:p text:style-name="P1"><text:span text:style-name="T1"><text:tab/><text:tab/></text:span><text:span text:style-name="T10"># Spindle</text:span></text:p>
      <text:p text:style-name="P1"><text:soft-page-break/><text:span text:style-name="T1"><text:tab/><text:tab/>f </text:span><text:span text:style-name="T4">=</text:span><text:span text:style-name="T1"> Frame</text:span><text:span text:style-name="T4">(</text:span><text:span text:style-name="T1">lframe</text:span><text:span text:style-name="T4">)</text:span></text:p>
      <text:p text:style-name="P1"><text:span text:style-name="T1"><text:tab/><text:tab/>f</text:span><text:span text:style-name="T4">.</text:span><text:span text:style-name="T1">pack</text:span><text:span text:style-name="T4">(</text:span><text:span text:style-name="T1">side</text:span><text:span text:style-name="T4">=</text:span><text:span text:style-name="T1">BOTTOM</text:span><text:span text:style-name="T4">,</text:span><text:span text:style-name="T1"> fill</text:span><text:span text:style-name="T4">=</text:span><text:span text:style-name="T1">X</text:span><text:span text:style-name="T4">)</text:span></text:p>
      <text:p text:style-name="P1"><text:span text:style-name="T1"><text:tab/><text:tab/>self</text:span><text:span text:style-name="T4">.</text:span><text:span text:style-name="T1">spindle </text:span><text:span text:style-name="T4">=</text:span><text:span text:style-name="T1"> BooleanVar</text:span><text:span text:style-name="T4">()</text:span></text:p>
      <text:p text:style-name="P1"><text:span text:style-name="T1"><text:tab/><text:tab/>self</text:span><text:span text:style-name="T4">.</text:span><text:span text:style-name="T1">spindleSpeed </text:span><text:span text:style-name="T4">=</text:span><text:span text:style-name="T1"> IntVar</text:span><text:span text:style-name="T4">()</text:span></text:p>
      <text:p text:style-name="P4"/>
      <text:p text:style-name="P1"><text:span text:style-name="T1"><text:tab/><text:tab/>b </text:span><text:span text:style-name="T4">=</text:span><text:span text:style-name="T1"> Checkbutton</text:span><text:span text:style-name="T4">(</text:span><text:span text:style-name="T1">f</text:span><text:span text:style-name="T4">,</text:span><text:span text:style-name="T1"> text</text:span><text:span text:style-name="T4">=</text:span><text:span text:style-name="T6">"Spindle"</text:span><text:span text:style-name="T4">,</text:span></text:p>
      <text:p text:style-name="P1"><text:span text:style-name="T1"><text:tab/><text:tab/><text:tab/><text:tab/>image</text:span><text:span text:style-name="T4">=</text:span><text:span text:style-name="T1">Utils</text:span><text:span text:style-name="T4">.</text:span><text:span text:style-name="T1">icons</text:span><text:span text:style-name="T4">[</text:span><text:span text:style-name="T6">"spinningtop"</text:span><text:span text:style-name="T4">],</text:span></text:p>
      <text:p text:style-name="P1"><text:span text:style-name="T1"><text:tab/><text:tab/><text:tab/><text:tab/>compound</text:span><text:span text:style-name="T4">=</text:span><text:span text:style-name="T1">LEFT</text:span><text:span text:style-name="T4">,</text:span></text:p>
      <text:p text:style-name="P1"><text:span text:style-name="T1"><text:tab/><text:tab/><text:tab/><text:tab/>indicatoron</text:span><text:span text:style-name="T4">=</text:span><text:span text:style-name="T7">False</text:span><text:span text:style-name="T4">,</text:span></text:p>
      <text:p text:style-name="P1"><text:span text:style-name="T1"><text:tab/><text:tab/><text:tab/><text:tab/>variable</text:span><text:span text:style-name="T4">=</text:span><text:span text:style-name="T1">self</text:span><text:span text:style-name="T4">.</text:span><text:span text:style-name="T1">spindle</text:span><text:span text:style-name="T4">,</text:span></text:p>
      <text:p text:style-name="P1"><text:span text:style-name="T1"><text:tab/><text:tab/><text:tab/><text:tab/>command</text:span><text:span text:style-name="T4">=</text:span><text:span text:style-name="T1">self</text:span><text:span text:style-name="T4">.</text:span><text:span text:style-name="T1">spindleControl</text:span><text:span text:style-name="T4">)</text:span></text:p>
      <text:p text:style-name="P1"><text:span text:style-name="T1"><text:tab/><text:tab/>tkExtra</text:span><text:span text:style-name="T4">.</text:span><text:span text:style-name="T1">Balloon</text:span><text:span text:style-name="T4">.</text:span><text:span text:style-name="T1">set</text:span><text:span text:style-name="T4">(</text:span><text:span text:style-name="T1">b</text:span><text:span text:style-name="T4">,</text:span><text:span text:style-name="T1"> </text:span><text:span text:style-name="T6">"Start/Stop spindle (M3/M5)"</text:span><text:span text:style-name="T4">)</text:span></text:p>
      <text:p text:style-name="P1"><text:span text:style-name="T1"><text:tab/><text:tab/>b</text:span><text:span text:style-name="T4">.</text:span><text:span text:style-name="T1">pack</text:span><text:span text:style-name="T4">(</text:span><text:span text:style-name="T1">side</text:span><text:span text:style-name="T4">=</text:span><text:span text:style-name="T1">LEFT</text:span><text:span text:style-name="T4">,</text:span><text:span text:style-name="T1"> fill</text:span><text:span text:style-name="T4">=</text:span><text:span text:style-name="T1">Y</text:span><text:span text:style-name="T4">)</text:span></text:p>
      <text:p text:style-name="P1"><text:span text:style-name="T1"><text:tab/><text:tab/>self</text:span><text:span text:style-name="T4">.</text:span><text:span text:style-name="T1">widgets</text:span><text:span text:style-name="T4">.</text:span><text:span text:style-name="T1">append</text:span><text:span text:style-name="T4">(</text:span><text:span text:style-name="T1">b</text:span><text:span text:style-name="T4">)</text:span></text:p>
      <text:p text:style-name="P4"/>
      <text:p text:style-name="P1"><text:span text:style-name="T1"><text:tab/><text:tab/>b </text:span><text:span text:style-name="T4">=</text:span><text:span text:style-name="T1"> Scale</text:span><text:span text:style-name="T4">(</text:span><text:span text:style-name="T1">f</text:span><text:span text:style-name="T4">,</text:span><text:span text:style-name="T1"> command</text:span><text:span text:style-name="T4">=</text:span><text:span text:style-name="T1">self</text:span><text:span text:style-name="T4">.</text:span><text:span text:style-name="T1">spindleControl</text:span><text:span text:style-name="T4">,</text:span></text:p>
      <text:p text:style-name="P1"><text:span text:style-name="T1"><text:tab/><text:tab/><text:tab/><text:tab/>variable</text:span><text:span text:style-name="T4">=</text:span><text:span text:style-name="T1">self</text:span><text:span text:style-name="T4">.</text:span><text:span text:style-name="T1">spindleSpeed</text:span><text:span text:style-name="T4">,</text:span></text:p>
      <text:p text:style-name="P1"><text:span text:style-name="T1"><text:tab/><text:tab/><text:tab/><text:tab/>showvalue</text:span><text:span text:style-name="T4">=</text:span><text:span text:style-name="T7">True</text:span><text:span text:style-name="T4">,</text:span></text:p>
      <text:p text:style-name="P1"><text:span text:style-name="T1"><text:tab/><text:tab/><text:tab/><text:tab/>orient</text:span><text:span text:style-name="T4">=</text:span><text:span text:style-name="T1">HORIZONTAL</text:span><text:span text:style-name="T4">,</text:span></text:p>
      <text:p text:style-name="P1"><text:span text:style-name="T1"><text:tab/><text:tab/><text:tab/><text:tab/>from_</text:span><text:span text:style-name="T4">=</text:span><text:span text:style-name="T1">Utils</text:span><text:span text:style-name="T4">.</text:span><text:span text:style-name="T1">config</text:span><text:span text:style-name="T4">.</text:span><text:span text:style-name="T1">get</text:span><text:span text:style-name="T4">(</text:span><text:span text:style-name="T6">"CNC"</text:span><text:span text:style-name="T4">,</text:span><text:span text:style-name="T6">"spindlemin"</text:span><text:span text:style-name="T4">),</text:span></text:p>
      <text:p text:style-name="P1"><text:span text:style-name="T1"><text:tab/><text:tab/><text:tab/><text:tab/>to_</text:span><text:span text:style-name="T4">=</text:span><text:span text:style-name="T1">Utils</text:span><text:span text:style-name="T4">.</text:span><text:span text:style-name="T1">config</text:span><text:span text:style-name="T4">.</text:span><text:span text:style-name="T1">get</text:span><text:span text:style-name="T4">(</text:span><text:span text:style-name="T6">"CNC"</text:span><text:span text:style-name="T4">,</text:span><text:span text:style-name="T6">"spindlemax"</text:span><text:span text:style-name="T4">))</text:span></text:p>
      <text:p text:style-name="P1"><text:span text:style-name="T1"><text:tab/><text:tab/>tkExtra</text:span><text:span text:style-name="T4">.</text:span><text:span text:style-name="T1">Balloon</text:span><text:span text:style-name="T4">.</text:span><text:span text:style-name="T1">set</text:span><text:span text:style-name="T4">(</text:span><text:span text:style-name="T1">b</text:span><text:span text:style-name="T4">,</text:span><text:span text:style-name="T1"> </text:span><text:span text:style-name="T6">"Set spindle RPM"</text:span><text:span text:style-name="T4">)</text:span></text:p>
      <text:p text:style-name="P1"><text:span text:style-name="T1"><text:tab/><text:tab/>b</text:span><text:span text:style-name="T4">.</text:span><text:span text:style-name="T1">pack</text:span><text:span text:style-name="T4">(</text:span><text:span text:style-name="T1">side</text:span><text:span text:style-name="T4">=</text:span><text:span text:style-name="T1">RIGHT</text:span><text:span text:style-name="T4">,</text:span><text:span text:style-name="T1"> expand</text:span><text:span text:style-name="T4">=</text:span><text:span text:style-name="T1">YES</text:span><text:span text:style-name="T4">,</text:span><text:span text:style-name="T1"> fill</text:span><text:span text:style-name="T4">=</text:span><text:span text:style-name="T1">X</text:span><text:span text:style-name="T4">)</text:span></text:p>
      <text:p text:style-name="P1"><text:span text:style-name="T1"><text:tab/><text:tab/>self</text:span><text:span text:style-name="T4">.</text:span><text:span text:style-name="T1">widgets</text:span><text:span text:style-name="T4">.</text:span><text:span text:style-name="T1">append</text:span><text:span text:style-name="T4">(</text:span><text:span text:style-name="T1">b</text:span><text:span text:style-name="T4">)</text:span></text:p>
      <text:p text:style-name="P4"/>
      <text:p text:style-name="P6"><text:span text:style-name="T1"><text:tab/><text:tab/></text:span><text:span text:style-name="T10"># Control -&gt; Check Run</text:span></text:p>
      <text:p text:style-name="P6"><text:span text:style-name="T1"><text:tab/><text:tab/>lframe </text:span><text:span text:style-name="T4">=</text:span><text:span text:style-name="T1"> LabelFrame</text:span><text:span text:style-name="T4">(</text:span><text:span text:style-name="T1">frame</text:span><text:span text:style-name="T4">,</text:span><text:span text:style-name="T1"> text</text:span><text:span text:style-name="T4">=</text:span><text:span text:style-name="T6">"Check Run"</text:span><text:span text:style-name="T4">,</text:span><text:span text:style-name="T1"> foreground</text:span><text:span text:style-name="T4">=</text:span><text:span text:style-name="T6">"DarkBlue"</text:span><text:span text:style-name="T4">)</text:span></text:p>
      <text:p text:style-name="P6"><text:span text:style-name="T1"><text:tab/><text:tab/>lframe</text:span><text:span text:style-name="T4">.</text:span><text:span text:style-name="T1">pack</text:span><text:span text:style-name="T4">(</text:span><text:span text:style-name="T1">side</text:span><text:span text:style-name="T4">=</text:span><text:span text:style-name="T1">TOP</text:span><text:span text:style-name="T4">,</text:span><text:span text:style-name="T1"> fill</text:span><text:span text:style-name="T4">=</text:span><text:span text:style-name="T1">X</text:span><text:span text:style-name="T4">)</text:span></text:p>
      <text:p text:style-name="P6"><text:span text:style-name="T1"><text:tab/><text:tab/>f </text:span><text:span text:style-name="T4">=</text:span><text:span text:style-name="T1"> Frame</text:span><text:span text:style-name="T4">(</text:span><text:span text:style-name="T1">lframe</text:span><text:span text:style-name="T4">)</text:span></text:p>
      <text:p text:style-name="P6"><text:span text:style-name="T1"><text:tab/><text:tab/>f</text:span><text:span text:style-name="T4">.</text:span><text:span text:style-name="T1">pack</text:span><text:span text:style-name="T4">(</text:span><text:span text:style-name="T1">side</text:span><text:span text:style-name="T4">=</text:span><text:span text:style-name="T1">TOP</text:span><text:span text:style-name="T4">,</text:span><text:span text:style-name="T1">fill</text:span><text:span text:style-name="T4">=</text:span><text:span text:style-name="T1">X</text:span><text:span text:style-name="T4">)</text:span></text:p>
      <text:p text:style-name="P6"><text:span text:style-name="T1"><text:tab/><text:tab/>b </text:span><text:span text:style-name="T4">=</text:span><text:span text:style-name="T1"> Button</text:span><text:span text:style-name="T4">(</text:span><text:span text:style-name="T1">f</text:span><text:span text:style-name="T4">,</text:span><text:span text:style-name="T1"> text</text:span><text:span text:style-name="T4">=</text:span><text:span text:style-name="T6">"Run gCode in test mode"</text:span><text:span text:style-name="T4">,</text:span></text:p>
      <text:p text:style-name="P6"><text:span text:style-name="T1"><text:tab/><text:tab/><text:tab/><text:tab/>compound</text:span><text:span text:style-name="T4">=</text:span><text:span text:style-name="T1">LEFT</text:span><text:span text:style-name="T4">,</text:span></text:p>
      <text:p text:style-name="P6"><text:span text:style-name="T1"><text:tab/><text:tab/><text:tab/><text:tab/>image</text:span><text:span text:style-name="T4">=</text:span><text:span text:style-name="T1">Utils</text:span><text:span text:style-name="T4">.</text:span><text:span text:style-name="T1">icons</text:span><text:span text:style-name="T4">[</text:span><text:span text:style-name="T6">"start"</text:span><text:span text:style-name="T4">],</text:span></text:p>
      <text:p text:style-name="P6"><text:span text:style-name="T1"><text:tab/><text:tab/><text:tab/><text:tab/>padx</text:span><text:span text:style-name="T4">=</text:span><text:span text:style-name="T8">3</text:span><text:span text:style-name="T4">,</text:span><text:span text:style-name="T1"> pady</text:span><text:span text:style-name="T4">=</text:span><text:span text:style-name="T8">2</text:span><text:span text:style-name="T4">,</text:span></text:p>
      <text:p text:style-name="P6"><text:span text:style-name="T1"><text:tab/><text:tab/><text:tab/><text:tab/>command</text:span><text:span text:style-name="T4">=</text:span><text:span text:style-name="T1">self</text:span><text:span text:style-name="T4">.</text:span><text:span text:style-name="T1">checkGcode</text:span><text:span text:style-name="T4">)</text:span></text:p>
      <text:p text:style-name="P6"><text:span text:style-name="T1"><text:tab/><text:tab/>b</text:span><text:span text:style-name="T4">.</text:span><text:span text:style-name="T1">pack</text:span><text:span text:style-name="T4">(</text:span><text:span text:style-name="T1">side</text:span><text:span text:style-name="T4">=</text:span><text:span text:style-name="T1">LEFT</text:span><text:span text:style-name="T4">)</text:span></text:p>
      <text:p text:style-name="P6"><text:span text:style-name="T1"><text:tab/><text:tab/>tkExtra</text:span><text:span text:style-name="T4">.</text:span><text:span text:style-name="T1">Balloon</text:span><text:span text:style-name="T4">.</text:span><text:span text:style-name="T1">set</text:span><text:span text:style-name="T4">(</text:span><text:span text:style-name="T1">b</text:span><text:span text:style-name="T4">,</text:span><text:span text:style-name="T1"> </text:span><text:span text:style-name="T6">"Send g-code commands from editor to CNC"</text:span><text:span text:style-name="T4">)</text:span></text:p>
      <text:p text:style-name="P6"><text:span text:style-name="T1"><text:tab/><text:tab/>self</text:span><text:span text:style-name="T4">.</text:span><text:span text:style-name="T1">widgets</text:span><text:span text:style-name="T4">.</text:span><text:span text:style-name="T1">append</text:span><text:span text:style-name="T4">(</text:span><text:span text:style-name="T1">b</text:span><text:span text:style-name="T4">)</text:span></text:p>
      <text:p text:style-name="P5"/>
      <text:p text:style-name="P6"><text:span text:style-name="T1"><text:tab/><text:tab/></text:span><text:span text:style-name="T10"># Control -&gt; Live Run</text:span></text:p>
      <text:p text:style-name="P6"><text:span text:style-name="T1"><text:tab/><text:tab/>lframe </text:span><text:span text:style-name="T4">=</text:span><text:span text:style-name="T1"> LabelFrame</text:span><text:span text:style-name="T4">(</text:span><text:span text:style-name="T1">frame</text:span><text:span text:style-name="T4">,</text:span><text:span text:style-name="T1"> text</text:span><text:span text:style-name="T4">=</text:span><text:span text:style-name="T6">"Live Run"</text:span><text:span text:style-name="T4">,</text:span><text:span text:style-name="T1"> foreground</text:span><text:span text:style-name="T4">=</text:span><text:span text:style-name="T6">"DarkBlue"</text:span><text:span text:style-name="T4">)</text:span></text:p>
      <text:p text:style-name="P1"><text:span text:style-name="T1"><text:tab/><text:tab/>lframe</text:span><text:span text:style-name="T4">.</text:span><text:span text:style-name="T1">pack</text:span><text:span text:style-name="T4">(</text:span><text:span text:style-name="T1">side</text:span><text:span text:style-name="T4">=</text:span><text:span text:style-name="T1">TOP</text:span><text:span text:style-name="T4">,</text:span><text:span text:style-name="T1"> fill</text:span><text:span text:style-name="T4">=</text:span><text:span text:style-name="T1">X</text:span><text:span text:style-name="T4">)</text:span></text:p>
      <text:p text:style-name="P1"><text:span text:style-name="T1"><text:tab/><text:tab/>f </text:span><text:span text:style-name="T4">=</text:span><text:span text:style-name="T1"> Frame</text:span><text:span text:style-name="T4">(</text:span><text:span text:style-name="T1">lframe</text:span><text:span text:style-name="T4">)</text:span></text:p>
      <text:p text:style-name="P1"><text:span text:style-name="T1"><text:tab/><text:tab/>f</text:span><text:span text:style-name="T4">.</text:span><text:span text:style-name="T1">pack</text:span><text:span text:style-name="T4">(</text:span><text:span text:style-name="T1">side</text:span><text:span text:style-name="T4">=</text:span><text:span text:style-name="T1">TOP</text:span><text:span text:style-name="T4">,</text:span><text:span text:style-name="T1">fill</text:span><text:span text:style-name="T4">=</text:span><text:span text:style-name="T1">X</text:span><text:span text:style-name="T4">)</text:span></text:p>
      <text:p text:style-name="P1"><text:span text:style-name="T1"><text:tab/><text:tab/>b </text:span><text:span text:style-name="T4">=</text:span><text:span text:style-name="T1"> Button</text:span><text:span text:style-name="T4">(</text:span><text:span text:style-name="T1">f</text:span><text:span text:style-name="T4">,</text:span><text:span text:style-name="T1"> text</text:span><text:span text:style-name="T4">=</text:span><text:span text:style-name="T6">"Run"</text:span><text:span text:style-name="T4">,</text:span></text:p>
      <text:p text:style-name="P1"><text:span text:style-name="T1"><text:tab/><text:tab/><text:tab/><text:tab/>compound</text:span><text:span text:style-name="T4">=</text:span><text:span text:style-name="T1">LEFT</text:span><text:span text:style-name="T4">,</text:span></text:p>
      <text:p text:style-name="P1"><text:span text:style-name="T1"><text:tab/><text:tab/><text:tab/><text:tab/>image</text:span><text:span text:style-name="T4">=</text:span><text:span text:style-name="T1">Utils</text:span><text:span text:style-name="T4">.</text:span><text:span text:style-name="T1">icons</text:span><text:span text:style-name="T4">[</text:span><text:span text:style-name="T6">"start"</text:span><text:span text:style-name="T4">],</text:span></text:p>
      <text:p text:style-name="P1"><text:span text:style-name="T1"><text:tab/><text:tab/><text:tab/><text:tab/>padx</text:span><text:span text:style-name="T4">=</text:span><text:span text:style-name="T8">3</text:span><text:span text:style-name="T4">,</text:span><text:span text:style-name="T1"> pady</text:span><text:span text:style-name="T4">=</text:span><text:span text:style-name="T8">2</text:span><text:span text:style-name="T4">,</text:span></text:p>
      <text:p text:style-name="P1"><text:span text:style-name="T1"><text:tab/><text:tab/><text:tab/><text:tab/>command</text:span><text:span text:style-name="T4">=</text:span><text:span text:style-name="T1">self</text:span><text:span text:style-name="T4">.</text:span><text:span text:style-name="T1">run</text:span><text:span text:style-name="T4">)</text:span></text:p>
      <text:p text:style-name="P1"><text:span text:style-name="T1"><text:tab/><text:tab/>b</text:span><text:span text:style-name="T4">.</text:span><text:span text:style-name="T1">pack</text:span><text:span text:style-name="T4">(</text:span><text:span text:style-name="T1">side</text:span><text:span text:style-name="T4">=</text:span><text:span text:style-name="T1">LEFT</text:span><text:span text:style-name="T4">,</text:span><text:span text:style-name="T1">expand</text:span><text:span text:style-name="T4">=</text:span><text:span text:style-name="T1">YES</text:span><text:span text:style-name="T4">,</text:span><text:span text:style-name="T1">fill</text:span><text:span text:style-name="T4">=</text:span><text:span text:style-name="T1">X</text:span><text:span text:style-name="T4">)</text:span></text:p>
      <text:p text:style-name="P1"><text:span text:style-name="T1"><text:tab/><text:tab/>tkExtra</text:span><text:span text:style-name="T4">.</text:span><text:span text:style-name="T1">Balloon</text:span><text:span text:style-name="T4">.</text:span><text:span text:style-name="T1">set</text:span><text:span text:style-name="T4">(</text:span><text:span text:style-name="T1">b</text:span><text:span text:style-name="T4">,</text:span><text:span text:style-name="T1"> </text:span><text:span text:style-name="T6">"Send g-code commands from editor to CNC"</text:span><text:span text:style-name="T4">)</text:span></text:p>
      <text:p text:style-name="P1"><text:span text:style-name="T1"><text:tab/><text:tab/>self</text:span><text:span text:style-name="T4">.</text:span><text:span text:style-name="T1">widgets</text:span><text:span text:style-name="T4">.</text:span><text:span text:style-name="T1">append</text:span><text:span text:style-name="T4">(</text:span><text:span text:style-name="T1">b</text:span><text:span text:style-name="T4">)</text:span></text:p>
      <text:p text:style-name="P4"/>
      <text:p text:style-name="P1"><text:span text:style-name="T1"><text:tab/><text:tab/>b </text:span><text:span text:style-name="T4">=</text:span><text:span text:style-name="T1"> Button</text:span><text:span text:style-name="T4">(</text:span><text:span text:style-name="T1">f</text:span><text:span text:style-name="T4">,</text:span><text:span text:style-name="T1"> text</text:span><text:span text:style-name="T4">=</text:span><text:span text:style-name="T6">"Pause"</text:span><text:span text:style-name="T4">,</text:span></text:p>
      <text:p text:style-name="P1"><text:span text:style-name="T1"><text:tab/><text:tab/><text:tab/><text:tab/>compound</text:span><text:span text:style-name="T4">=</text:span><text:span text:style-name="T1">LEFT</text:span><text:span text:style-name="T4">,</text:span></text:p>
      <text:p text:style-name="P1"><text:span text:style-name="T1"><text:tab/><text:tab/><text:tab/><text:tab/>image</text:span><text:span text:style-name="T4">=</text:span><text:span text:style-name="T1">Utils</text:span><text:span text:style-name="T4">.</text:span><text:span text:style-name="T1">icons</text:span><text:span text:style-name="T4">[</text:span><text:span text:style-name="T6">"pause"</text:span><text:span text:style-name="T4">],</text:span></text:p>
      <text:p text:style-name="P1"><text:span text:style-name="T1"><text:tab/><text:tab/><text:tab/><text:tab/>padx</text:span><text:span text:style-name="T4">=</text:span><text:span text:style-name="T8">3</text:span><text:span text:style-name="T4">,</text:span><text:span text:style-name="T1"> pady</text:span><text:span text:style-name="T4">=</text:span><text:span text:style-name="T8">2</text:span><text:span text:style-name="T4">,</text:span></text:p>
      <text:p text:style-name="P1"><text:span text:style-name="T1"><text:tab/><text:tab/><text:tab/><text:tab/>command</text:span><text:span text:style-name="T4">=</text:span><text:span text:style-name="T1">self</text:span><text:span text:style-name="T4">.</text:span><text:span text:style-name="T1">pause</text:span><text:span text:style-name="T4">)</text:span></text:p>
      <text:p text:style-name="P1"><text:span text:style-name="T1"><text:tab/><text:tab/>b</text:span><text:span text:style-name="T4">.</text:span><text:span text:style-name="T1">pack</text:span><text:span text:style-name="T4">(</text:span><text:span text:style-name="T1">side</text:span><text:span text:style-name="T4">=</text:span><text:span text:style-name="T1">LEFT</text:span><text:span text:style-name="T4">,</text:span><text:span text:style-name="T1">expand</text:span><text:span text:style-name="T4">=</text:span><text:span text:style-name="T1">YES</text:span><text:span text:style-name="T4">,</text:span><text:span text:style-name="T1">fill</text:span><text:span text:style-name="T4">=</text:span><text:span text:style-name="T1">X</text:span><text:span text:style-name="T4">)</text:span></text:p>
      <text:p text:style-name="P1"><text:span text:style-name="T1"><text:tab/><text:tab/>tkExtra</text:span><text:span text:style-name="T4">.</text:span><text:span text:style-name="T1">Balloon</text:span><text:span text:style-name="T4">.</text:span><text:span text:style-name="T1">set</text:span><text:span text:style-name="T4">(</text:span><text:span text:style-name="T1">b</text:span><text:span text:style-name="T4">,</text:span><text:span text:style-name="T1"> </text:span><text:span text:style-name="T6">"Pause running program. Sends either FEED_HOLD ! or CYCLE_START ~"</text:span><text:span text:style-name="T4">)</text:span></text:p>
      <text:p text:style-name="P4"/>
      <text:p text:style-name="P1"><text:span text:style-name="T1"><text:tab/><text:tab/>b </text:span><text:span text:style-name="T4">=</text:span><text:span text:style-name="T1"> Button</text:span><text:span text:style-name="T4">(</text:span><text:span text:style-name="T1">f</text:span><text:span text:style-name="T4">,</text:span><text:span text:style-name="T1"> text</text:span><text:span text:style-name="T4">=</text:span><text:span text:style-name="T6">"Stop"</text:span><text:span text:style-name="T4">,</text:span></text:p>
      <text:p text:style-name="P1"><text:span text:style-name="T1"><text:tab/><text:tab/><text:tab/><text:tab/>compound</text:span><text:span text:style-name="T4">=</text:span><text:span text:style-name="T1">LEFT</text:span><text:span text:style-name="T4">,</text:span></text:p>
      <text:p text:style-name="P1"><text:soft-page-break/><text:span text:style-name="T1"><text:tab/><text:tab/><text:tab/><text:tab/>image</text:span><text:span text:style-name="T4">=</text:span><text:span text:style-name="T1">Utils</text:span><text:span text:style-name="T4">.</text:span><text:span text:style-name="T1">icons</text:span><text:span text:style-name="T4">[</text:span><text:span text:style-name="T6">"stop"</text:span><text:span text:style-name="T4">],</text:span></text:p>
      <text:p text:style-name="P1"><text:span text:style-name="T1"><text:tab/><text:tab/><text:tab/><text:tab/>padx</text:span><text:span text:style-name="T4">=</text:span><text:span text:style-name="T8">3</text:span><text:span text:style-name="T4">,</text:span><text:span text:style-name="T1"> pady</text:span><text:span text:style-name="T4">=</text:span><text:span text:style-name="T8">2</text:span><text:span text:style-name="T4">,</text:span></text:p>
      <text:p text:style-name="P1"><text:span text:style-name="T1"><text:tab/><text:tab/><text:tab/><text:tab/>command</text:span><text:span text:style-name="T4">=</text:span><text:span text:style-name="T1">self</text:span><text:span text:style-name="T4">.</text:span><text:span text:style-name="T1">stopRun</text:span><text:span text:style-name="T4">)</text:span></text:p>
      <text:p text:style-name="P1"><text:span text:style-name="T1"><text:tab/><text:tab/>tkExtra</text:span><text:span text:style-name="T4">.</text:span><text:span text:style-name="T1">Balloon</text:span><text:span text:style-name="T4">.</text:span><text:span text:style-name="T1">set</text:span><text:span text:style-name="T4">(</text:span><text:span text:style-name="T1">b</text:span><text:span text:style-name="T4">,</text:span><text:span text:style-name="T1"> </text:span><text:span text:style-name="T6">"Stop running program"</text:span><text:span text:style-name="T4">)</text:span></text:p>
      <text:p text:style-name="P1"><text:span text:style-name="T1"><text:tab/><text:tab/>b</text:span><text:span text:style-name="T4">.</text:span><text:span text:style-name="T1">pack</text:span><text:span text:style-name="T4">(</text:span><text:span text:style-name="T1">side</text:span><text:span text:style-name="T4">=</text:span><text:span text:style-name="T1">LEFT</text:span><text:span text:style-name="T4">,</text:span><text:span text:style-name="T1">expand</text:span><text:span text:style-name="T4">=</text:span><text:span text:style-name="T1">YES</text:span><text:span text:style-name="T4">,</text:span><text:span text:style-name="T1">fill</text:span><text:span text:style-name="T4">=</text:span><text:span text:style-name="T1">X</text:span><text:span text:style-name="T4">)</text:span></text:p>
      <text:p text:style-name="P4"/>
      <text:p text:style-name="P1"><text:span text:style-name="T1"><text:tab/><text:tab/>self</text:span><text:span text:style-name="T4">.</text:span><text:span text:style-name="T1">progress </text:span><text:span text:style-name="T4">=</text:span><text:span text:style-name="T1"> tkExtra</text:span><text:span text:style-name="T4">.</text:span><text:span text:style-name="T1">ProgressBar</text:span><text:span text:style-name="T4">(</text:span><text:span text:style-name="T1">lframe</text:span><text:span text:style-name="T4">,</text:span><text:span text:style-name="T1"> height</text:span><text:span text:style-name="T4">=</text:span><text:span text:style-name="T8">24</text:span><text:span text:style-name="T4">)</text:span></text:p>
      <text:p text:style-name="P1"><text:span text:style-name="T1"><text:tab/><text:tab/>self</text:span><text:span text:style-name="T4">.</text:span><text:span text:style-name="T1">progress</text:span><text:span text:style-name="T4">.</text:span><text:span text:style-name="T1">pack</text:span><text:span text:style-name="T4">(</text:span><text:span text:style-name="T1">fill</text:span><text:span text:style-name="T4">=</text:span><text:span text:style-name="T1">X</text:span><text:span text:style-name="T4">)</text:span></text:p>
      <text:p text:style-name="P4"/>
      <text:p text:style-name="P4"/>
      <text:p text:style-name="P4"/>
      <text:p text:style-name="P1"><text:span text:style-name="T1"><text:tab/></text:span><text:span text:style-name="T10">#----------------------------------------------------------------------</text:span></text:p>
      <text:p text:style-name="P1"><text:span text:style-name="T1"><text:tab/></text:span><text:span text:style-name="T10"># Terminal</text:span></text:p>
      <text:p text:style-name="P1"><text:span text:style-name="T1"><text:tab/></text:span><text:span text:style-name="T10">#----------------------------------------------------------------------</text:span></text:p>
      <text:p text:style-name="P1"><text:span text:style-name="T1"><text:tab/></text:span><text:span text:style-name="T7">def</text:span><text:span text:style-name="T1"> </text:span><text:span text:style-name="T11">_terminalTab</text:span><text:span text:style-name="T4">(</text:span><text:span text:style-name="T1">self</text:span><text:span text:style-name="T4">):</text:span></text:p>
      <text:p text:style-name="P1"><text:span text:style-name="T1"><text:tab/><text:tab/>frame </text:span><text:span text:style-name="T4">=</text:span><text:span text:style-name="T1"> self</text:span><text:span text:style-name="T4">.</text:span><text:span text:style-name="T1">tabPage</text:span><text:span text:style-name="T4">[</text:span><text:span text:style-name="T6">"Terminal"</text:span><text:span text:style-name="T4">]</text:span></text:p>
      <text:p text:style-name="P1"><text:span text:style-name="T1"><text:tab/><text:tab/>self</text:span><text:span text:style-name="T4">.</text:span><text:span text:style-name="T1">terminal </text:span><text:span text:style-name="T4">=</text:span><text:span text:style-name="T1"> Text</text:span><text:span text:style-name="T4">(</text:span><text:span text:style-name="T1">frame</text:span><text:span text:style-name="T4">,</text:span></text:p>
      <text:p text:style-name="P1"><text:span text:style-name="T1"><text:tab/><text:tab/><text:tab/><text:tab/><text:tab/>background</text:span><text:span text:style-name="T4">=</text:span><text:span text:style-name="T6">"White"</text:span><text:span text:style-name="T4">,</text:span></text:p>
      <text:p text:style-name="P1"><text:span text:style-name="T1"><text:tab/><text:tab/><text:tab/><text:tab/><text:tab/>width</text:span><text:span text:style-name="T4">=</text:span><text:span text:style-name="T8">20</text:span><text:span text:style-name="T4">,</text:span></text:p>
      <text:p text:style-name="P1"><text:span text:style-name="T1"><text:tab/><text:tab/><text:tab/><text:tab/><text:tab/>wrap</text:span><text:span text:style-name="T4">=</text:span><text:span text:style-name="T1">NONE</text:span><text:span text:style-name="T4">,</text:span></text:p>
      <text:p text:style-name="P1"><text:span text:style-name="T1"><text:tab/><text:tab/><text:tab/><text:tab/><text:tab/>state</text:span><text:span text:style-name="T4">=</text:span><text:span text:style-name="T1">DISABLED</text:span><text:span text:style-name="T4">)</text:span></text:p>
      <text:p text:style-name="P1"><text:span text:style-name="T1"><text:tab/><text:tab/>self</text:span><text:span text:style-name="T4">.</text:span><text:span text:style-name="T1">terminal</text:span><text:span text:style-name="T4">.</text:span><text:span text:style-name="T1">pack</text:span><text:span text:style-name="T4">(</text:span><text:span text:style-name="T1">side</text:span><text:span text:style-name="T4">=</text:span><text:span text:style-name="T1">LEFT</text:span><text:span text:style-name="T4">,</text:span><text:span text:style-name="T1"> fill</text:span><text:span text:style-name="T4">=</text:span><text:span text:style-name="T1">BOTH</text:span><text:span text:style-name="T4">,</text:span><text:span text:style-name="T1"> expand</text:span><text:span text:style-name="T4">=</text:span><text:span text:style-name="T1">YES</text:span><text:span text:style-name="T4">)</text:span></text:p>
      <text:p text:style-name="P1"><text:span text:style-name="T1"><text:tab/><text:tab/>sb </text:span><text:span text:style-name="T4">=</text:span><text:span text:style-name="T1"> Scrollbar</text:span><text:span text:style-name="T4">(</text:span><text:span text:style-name="T1">frame</text:span><text:span text:style-name="T4">,</text:span><text:span text:style-name="T1"> orient</text:span><text:span text:style-name="T4">=</text:span><text:span text:style-name="T1">VERTICAL</text:span><text:span text:style-name="T4">,</text:span><text:span text:style-name="T1"> command</text:span><text:span text:style-name="T4">=</text:span><text:span text:style-name="T1">self</text:span><text:span text:style-name="T4">.</text:span><text:span text:style-name="T1">terminal</text:span><text:span text:style-name="T4">.</text:span><text:span text:style-name="T1">yview</text:span><text:span text:style-name="T4">)</text:span></text:p>
      <text:p text:style-name="P1"><text:span text:style-name="T1"><text:tab/><text:tab/>sb</text:span><text:span text:style-name="T4">.</text:span><text:span text:style-name="T1">pack</text:span><text:span text:style-name="T4">(</text:span><text:span text:style-name="T1">side</text:span><text:span text:style-name="T4">=</text:span><text:span text:style-name="T1">RIGHT</text:span><text:span text:style-name="T4">,</text:span><text:span text:style-name="T1"> fill</text:span><text:span text:style-name="T4">=</text:span><text:span text:style-name="T1">Y</text:span><text:span text:style-name="T4">)</text:span></text:p>
      <text:p text:style-name="P1"><text:span text:style-name="T1"><text:tab/><text:tab/>self</text:span><text:span text:style-name="T4">.</text:span><text:span text:style-name="T1">terminal</text:span><text:span text:style-name="T4">.</text:span><text:span text:style-name="T1">config</text:span><text:span text:style-name="T4">(</text:span><text:span text:style-name="T1">yscrollcommand</text:span><text:span text:style-name="T4">=</text:span><text:span text:style-name="T1">sb</text:span><text:span text:style-name="T4">.</text:span><text:span text:style-name="T1">set</text:span><text:span text:style-name="T4">)</text:span></text:p>
      <text:p text:style-name="P1"><text:span text:style-name="T1"><text:tab/><text:tab/>self</text:span><text:span text:style-name="T4">.</text:span><text:span text:style-name="T1">terminal</text:span><text:span text:style-name="T4">.</text:span><text:span text:style-name="T1">tag_config</text:span><text:span text:style-name="T4">(</text:span><text:span text:style-name="T6">"SEND"</text:span><text:span text:style-name="T4">,</text:span><text:span text:style-name="T1"> <text:s/>foreground</text:span><text:span text:style-name="T4">=</text:span><text:span text:style-name="T6">"Blue"</text:span><text:span text:style-name="T4">)</text:span></text:p>
      <text:p text:style-name="P1"><text:span text:style-name="T1"><text:tab/><text:tab/>self</text:span><text:span text:style-name="T4">.</text:span><text:span text:style-name="T1">terminal</text:span><text:span text:style-name="T4">.</text:span><text:span text:style-name="T1">tag_config</text:span><text:span text:style-name="T4">(</text:span><text:span text:style-name="T6">"ERROR"</text:span><text:span text:style-name="T4">,</text:span><text:span text:style-name="T1"> foreground</text:span><text:span text:style-name="T4">=</text:span><text:span text:style-name="T6">"Red"</text:span><text:span text:style-name="T4">)</text:span></text:p>
      <text:p text:style-name="P4"/>
      <text:p text:style-name="P1"><text:span text:style-name="T1"><text:tab/></text:span><text:span text:style-name="T10">#----------------------------------------------------------------------</text:span></text:p>
      <text:p text:style-name="P1"><text:span text:style-name="T1"><text:tab/></text:span><text:span text:style-name="T10"># WorkSpace</text:span></text:p>
      <text:p text:style-name="P1"><text:span text:style-name="T1"><text:tab/></text:span><text:span text:style-name="T10">#----------------------------------------------------------------------</text:span></text:p>
      <text:p text:style-name="P1"><text:span text:style-name="T1"><text:tab/></text:span><text:span text:style-name="T7">def</text:span><text:span text:style-name="T1"> </text:span><text:span text:style-name="T11">_wcsTab</text:span><text:span text:style-name="T4">(</text:span><text:span text:style-name="T1">self</text:span><text:span text:style-name="T4">):</text:span></text:p>
      <text:p text:style-name="P1"><text:span text:style-name="T1"><text:tab/><text:tab/>frame </text:span><text:span text:style-name="T4">=</text:span><text:span text:style-name="T1"> self</text:span><text:span text:style-name="T4">.</text:span><text:span text:style-name="T1">tabPage</text:span><text:span text:style-name="T4">[</text:span><text:span text:style-name="T6">"WCS"</text:span><text:span text:style-name="T4">]</text:span></text:p>
      <text:p text:style-name="P4"/>
      <text:p text:style-name="P1"><text:span text:style-name="T1"><text:tab/><text:tab/></text:span><text:span text:style-name="T10"># WorkSpace -&gt; WPS</text:span></text:p>
      <text:p text:style-name="P1"><text:span text:style-name="T1"><text:tab/><text:tab/>lframe </text:span><text:span text:style-name="T4">=</text:span><text:span text:style-name="T1"> LabelFrame</text:span><text:span text:style-name="T4">(</text:span><text:span text:style-name="T1">frame</text:span><text:span text:style-name="T4">,</text:span><text:span text:style-name="T1"> text</text:span><text:span text:style-name="T4">=</text:span><text:span text:style-name="T6">"WCS"</text:span><text:span text:style-name="T4">,</text:span><text:span text:style-name="T1"> foreground</text:span><text:span text:style-name="T4">=</text:span><text:span text:style-name="T6">"DarkBlue"</text:span><text:span text:style-name="T4">)</text:span></text:p>
      <text:p text:style-name="P1"><text:span text:style-name="T1"><text:tab/><text:tab/>lframe</text:span><text:span text:style-name="T4">.</text:span><text:span text:style-name="T1">pack</text:span><text:span text:style-name="T4">(</text:span><text:span text:style-name="T1">side</text:span><text:span text:style-name="T4">=</text:span><text:span text:style-name="T1">TOP</text:span><text:span text:style-name="T4">,</text:span><text:span text:style-name="T1"> fill</text:span><text:span text:style-name="T4">=</text:span><text:span text:style-name="T1">X</text:span><text:span text:style-name="T4">)</text:span></text:p>
      <text:p text:style-name="P4"/>
      <text:p text:style-name="P1"><text:span text:style-name="T1"><text:tab/><text:tab/>self</text:span><text:span text:style-name="T4">.</text:span><text:span text:style-name="T1">wcsvar </text:span><text:span text:style-name="T4">=</text:span><text:span text:style-name="T1"> IntVar</text:span><text:span text:style-name="T4">()</text:span></text:p>
      <text:p text:style-name="P1"><text:span text:style-name="T1"><text:tab/><text:tab/>self</text:span><text:span text:style-name="T4">.</text:span><text:span text:style-name="T1">wcsvar</text:span><text:span text:style-name="T4">.</text:span><text:span text:style-name="T1">set</text:span><text:span text:style-name="T4">(</text:span><text:span text:style-name="T8">0</text:span><text:span text:style-name="T4">)</text:span></text:p>
      <text:p text:style-name="P4"/>
      <text:p text:style-name="P1"><text:span text:style-name="T1"><text:tab/><text:tab/>row</text:span><text:span text:style-name="T4">=</text:span><text:span text:style-name="T8">0</text:span></text:p>
      <text:p text:style-name="P4"/>
      <text:p text:style-name="P1"><text:span text:style-name="T1"><text:tab/><text:tab/>row </text:span><text:span text:style-name="T4">+=</text:span><text:span text:style-name="T1"> </text:span><text:span text:style-name="T8">1</text:span></text:p>
      <text:p text:style-name="P1"><text:span text:style-name="T1"><text:tab/><text:tab/>col <text:s/></text:span><text:span text:style-name="T4">=</text:span><text:span text:style-name="T1"> </text:span><text:span text:style-name="T8">0</text:span></text:p>
      <text:p text:style-name="P1"><text:span text:style-name="T1"><text:tab/><text:tab/></text:span><text:span text:style-name="T7">for</text:span><text:span text:style-name="T1"> p</text:span><text:span text:style-name="T4">,</text:span><text:span text:style-name="T1">w </text:span><text:span text:style-name="T7">in</text:span><text:span text:style-name="T1"> enumerate</text:span><text:span text:style-name="T4">(</text:span><text:span text:style-name="T1">WCS</text:span><text:span text:style-name="T4">):</text:span></text:p>
      <text:p text:style-name="P1"><text:span text:style-name="T1"><text:tab/><text:tab/><text:tab/>col </text:span><text:span text:style-name="T4">+=</text:span><text:span text:style-name="T1"> </text:span><text:span text:style-name="T8">1</text:span></text:p>
      <text:p text:style-name="P1"><text:span text:style-name="T1"><text:tab/><text:tab/><text:tab/>b </text:span><text:span text:style-name="T4">=</text:span><text:span text:style-name="T1"> Radiobutton</text:span><text:span text:style-name="T4">(</text:span><text:span text:style-name="T1">lframe</text:span><text:span text:style-name="T4">,</text:span><text:span text:style-name="T1"> text</text:span><text:span text:style-name="T4">=</text:span><text:span text:style-name="T1">w</text:span><text:span text:style-name="T4">,</text:span></text:p>
      <text:p text:style-name="P1"><text:span text:style-name="T1"><text:tab/><text:tab/><text:tab/><text:tab/><text:tab/>foreground</text:span><text:span text:style-name="T4">=</text:span><text:span text:style-name="T6">"DarkRed"</text:span><text:span text:style-name="T4">,</text:span></text:p>
      <text:p text:style-name="P1"><text:span text:style-name="T1"><text:tab/><text:tab/><text:tab/><text:tab/><text:tab/>font </text:span><text:span text:style-name="T4">=</text:span><text:span text:style-name="T1"> </text:span><text:span text:style-name="T6">"Helvetica,14"</text:span><text:span text:style-name="T4">,</text:span></text:p>
      <text:p text:style-name="P1"><text:span text:style-name="T1"><text:tab/><text:tab/><text:tab/><text:tab/><text:tab/>padx</text:span><text:span text:style-name="T4">=</text:span><text:span text:style-name="T8">2</text:span><text:span text:style-name="T4">,</text:span><text:span text:style-name="T1"> pady</text:span><text:span text:style-name="T4">=</text:span><text:span text:style-name="T8">2</text:span><text:span text:style-name="T4">,</text:span></text:p>
      <text:p text:style-name="P1"><text:span text:style-name="T1"><text:tab/><text:tab/><text:tab/><text:tab/><text:tab/>variable</text:span><text:span text:style-name="T4">=</text:span><text:span text:style-name="T1">self</text:span><text:span text:style-name="T4">.</text:span><text:span text:style-name="T1">wcsvar</text:span><text:span text:style-name="T4">,</text:span></text:p>
      <text:p text:style-name="P1"><text:span text:style-name="T1"><text:tab/><text:tab/><text:tab/><text:tab/><text:tab/>value</text:span><text:span text:style-name="T4">=</text:span><text:span text:style-name="T1">p</text:span><text:span text:style-name="T4">,</text:span></text:p>
      <text:p text:style-name="P1"><text:span text:style-name="T1"><text:tab/><text:tab/><text:tab/><text:tab/><text:tab/>indicatoron</text:span><text:span text:style-name="T4">=</text:span><text:span text:style-name="T1">FALSE</text:span><text:span text:style-name="T4">,</text:span></text:p>
      <text:p text:style-name="P1"><text:span text:style-name="T1"><text:tab/><text:tab/><text:tab/><text:tab/><text:tab/>command</text:span><text:span text:style-name="T4">=</text:span><text:span text:style-name="T1">self</text:span><text:span text:style-name="T4">.</text:span><text:span text:style-name="T1">wcsChange</text:span><text:span text:style-name="T4">)</text:span></text:p>
      <text:p text:style-name="P1"><text:span text:style-name="T1"><text:tab/><text:tab/><text:tab/>b</text:span><text:span text:style-name="T4">.</text:span><text:span text:style-name="T1">grid</text:span><text:span text:style-name="T4">(</text:span><text:span text:style-name="T1">row</text:span><text:span text:style-name="T4">=</text:span><text:span text:style-name="T1">row</text:span><text:span text:style-name="T4">,</text:span><text:span text:style-name="T1"> column</text:span><text:span text:style-name="T4">=</text:span><text:span text:style-name="T1">col</text:span><text:span text:style-name="T4">,</text:span><text:span text:style-name="T1"> <text:s/>sticky</text:span><text:span text:style-name="T4">=</text:span><text:span text:style-name="T1">NSEW</text:span><text:span text:style-name="T4">)</text:span></text:p>
      <text:p text:style-name="P1"><text:span text:style-name="T1"><text:tab/><text:tab/><text:tab/>self</text:span><text:span text:style-name="T4">.</text:span><text:span text:style-name="T1">widgets</text:span><text:span text:style-name="T4">.</text:span><text:span text:style-name="T1">append</text:span><text:span text:style-name="T4">(</text:span><text:span text:style-name="T1">b</text:span><text:span text:style-name="T4">)</text:span></text:p>
      <text:p text:style-name="P1"><text:span text:style-name="T1"><text:tab/><text:tab/><text:tab/></text:span><text:span text:style-name="T7">if</text:span><text:span text:style-name="T1"> col</text:span><text:span text:style-name="T4">%</text:span><text:span text:style-name="T8">3</text:span><text:span text:style-name="T4">==</text:span><text:span text:style-name="T8">0</text:span><text:span text:style-name="T4">:</text:span></text:p>
      <text:p text:style-name="P1"><text:span text:style-name="T1"><text:tab/><text:tab/><text:tab/><text:tab/>row </text:span><text:span text:style-name="T4">+=</text:span><text:span text:style-name="T1"> </text:span><text:span text:style-name="T8">1</text:span></text:p>
      <text:p text:style-name="P1"><text:span text:style-name="T1"><text:tab/><text:tab/><text:tab/><text:tab/>col <text:s/></text:span><text:span text:style-name="T4">=</text:span><text:span text:style-name="T1"> </text:span><text:span text:style-name="T8">0</text:span></text:p>
      <text:p text:style-name="P4"/>
      <text:p text:style-name="P1"><text:span text:style-name="T1"><text:tab/><text:tab/>row </text:span><text:span text:style-name="T4">+=</text:span><text:span text:style-name="T1"> </text:span><text:span text:style-name="T8">1</text:span></text:p>
      <text:p text:style-name="P1"><text:span text:style-name="T1"><text:tab/><text:tab/>col</text:span><text:span text:style-name="T4">=</text:span><text:span text:style-name="T8">1</text:span></text:p>
      <text:p text:style-name="P1"><text:span text:style-name="T1"><text:tab/><text:tab/>Label</text:span><text:span text:style-name="T4">(</text:span><text:span text:style-name="T1">lframe</text:span><text:span text:style-name="T4">,</text:span><text:span text:style-name="T1"> text</text:span><text:span text:style-name="T4">=</text:span><text:span text:style-name="T6">"X"</text:span><text:span text:style-name="T4">).</text:span><text:span text:style-name="T1">grid</text:span><text:span text:style-name="T4">(</text:span><text:span text:style-name="T1">row</text:span><text:span text:style-name="T4">=</text:span><text:span text:style-name="T1">row</text:span><text:span text:style-name="T4">,</text:span><text:span text:style-name="T1"> column</text:span><text:span text:style-name="T4">=</text:span><text:span text:style-name="T1">col</text:span><text:span text:style-name="T4">)</text:span></text:p>
      <text:p text:style-name="P1"><text:soft-page-break/><text:span text:style-name="T1"><text:tab/><text:tab/>col </text:span><text:span text:style-name="T4">+=</text:span><text:span text:style-name="T1"> </text:span><text:span text:style-name="T8">1</text:span></text:p>
      <text:p text:style-name="P1"><text:span text:style-name="T1"><text:tab/><text:tab/>Label</text:span><text:span text:style-name="T4">(</text:span><text:span text:style-name="T1">lframe</text:span><text:span text:style-name="T4">,</text:span><text:span text:style-name="T1"> text</text:span><text:span text:style-name="T4">=</text:span><text:span text:style-name="T6">"Y"</text:span><text:span text:style-name="T4">).</text:span><text:span text:style-name="T1">grid</text:span><text:span text:style-name="T4">(</text:span><text:span text:style-name="T1">row</text:span><text:span text:style-name="T4">=</text:span><text:span text:style-name="T1">row</text:span><text:span text:style-name="T4">,</text:span><text:span text:style-name="T1"> column</text:span><text:span text:style-name="T4">=</text:span><text:span text:style-name="T1">col</text:span><text:span text:style-name="T4">)</text:span></text:p>
      <text:p text:style-name="P1"><text:span text:style-name="T1"><text:tab/><text:tab/>col </text:span><text:span text:style-name="T4">+=</text:span><text:span text:style-name="T1"> </text:span><text:span text:style-name="T8">1</text:span></text:p>
      <text:p text:style-name="P1"><text:span text:style-name="T1"><text:tab/><text:tab/>Label</text:span><text:span text:style-name="T4">(</text:span><text:span text:style-name="T1">lframe</text:span><text:span text:style-name="T4">,</text:span><text:span text:style-name="T1"> text</text:span><text:span text:style-name="T4">=</text:span><text:span text:style-name="T6">"Z"</text:span><text:span text:style-name="T4">).</text:span><text:span text:style-name="T1">grid</text:span><text:span text:style-name="T4">(</text:span><text:span text:style-name="T1">row</text:span><text:span text:style-name="T4">=</text:span><text:span text:style-name="T1">row</text:span><text:span text:style-name="T4">,</text:span><text:span text:style-name="T1"> column</text:span><text:span text:style-name="T4">=</text:span><text:span text:style-name="T1">col</text:span><text:span text:style-name="T4">)</text:span></text:p>
      <text:p text:style-name="P4"/>
      <text:p text:style-name="P1"><text:span text:style-name="T1"><text:tab/><text:tab/>row </text:span><text:span text:style-name="T4">+=</text:span><text:span text:style-name="T1"> </text:span><text:span text:style-name="T8">1</text:span></text:p>
      <text:p text:style-name="P1"><text:span text:style-name="T1"><text:tab/><text:tab/>col </text:span><text:span text:style-name="T4">=</text:span><text:span text:style-name="T1"> </text:span><text:span text:style-name="T8">1</text:span></text:p>
      <text:p text:style-name="P1"><text:span text:style-name="T1"><text:tab/><text:tab/>x </text:span><text:span text:style-name="T4">=</text:span><text:span text:style-name="T1"> Label</text:span><text:span text:style-name="T4">(</text:span><text:span text:style-name="T1">lframe</text:span><text:span text:style-name="T4">,</text:span><text:span text:style-name="T1"> foreground</text:span><text:span text:style-name="T4">=</text:span><text:span text:style-name="T6">"DarkBlue"</text:span><text:span text:style-name="T4">,</text:span><text:span text:style-name="T1"> background</text:span><text:span text:style-name="T4">=</text:span><text:span text:style-name="T6">"gray95"</text:span><text:span text:style-name="T4">)</text:span></text:p>
      <text:p text:style-name="P1"><text:span text:style-name="T1"><text:tab/><text:tab/>x</text:span><text:span text:style-name="T4">.</text:span><text:span text:style-name="T1">grid</text:span><text:span text:style-name="T4">(</text:span><text:span text:style-name="T1">row</text:span><text:span text:style-name="T4">=</text:span><text:span text:style-name="T1">row</text:span><text:span text:style-name="T4">,</text:span><text:span text:style-name="T1"> column</text:span><text:span text:style-name="T4">=</text:span><text:span text:style-name="T1">col</text:span><text:span text:style-name="T4">,</text:span><text:span text:style-name="T1"> padx</text:span><text:span text:style-name="T4">=</text:span><text:span text:style-name="T8">1</text:span><text:span text:style-name="T4">,</text:span><text:span text:style-name="T1"> pady</text:span><text:span text:style-name="T4">=</text:span><text:span text:style-name="T8">1</text:span><text:span text:style-name="T4">,</text:span><text:span text:style-name="T1"> sticky</text:span><text:span text:style-name="T4">=</text:span><text:span text:style-name="T1">NSEW</text:span><text:span text:style-name="T4">)</text:span></text:p>
      <text:p text:style-name="P4"/>
      <text:p text:style-name="P1"><text:span text:style-name="T1"><text:tab/><text:tab/>col </text:span><text:span text:style-name="T4">+=</text:span><text:span text:style-name="T1"> </text:span><text:span text:style-name="T8">1</text:span></text:p>
      <text:p text:style-name="P1"><text:span text:style-name="T1"><text:tab/><text:tab/>y </text:span><text:span text:style-name="T4">=</text:span><text:span text:style-name="T1"> Label</text:span><text:span text:style-name="T4">(</text:span><text:span text:style-name="T1">lframe</text:span><text:span text:style-name="T4">,</text:span><text:span text:style-name="T1"> foreground</text:span><text:span text:style-name="T4">=</text:span><text:span text:style-name="T6">"DarkBlue"</text:span><text:span text:style-name="T4">,</text:span><text:span text:style-name="T1"> background</text:span><text:span text:style-name="T4">=</text:span><text:span text:style-name="T6">"gray95"</text:span><text:span text:style-name="T4">)</text:span></text:p>
      <text:p text:style-name="P1"><text:span text:style-name="T1"><text:tab/><text:tab/>y</text:span><text:span text:style-name="T4">.</text:span><text:span text:style-name="T1">grid</text:span><text:span text:style-name="T4">(</text:span><text:span text:style-name="T1">row</text:span><text:span text:style-name="T4">=</text:span><text:span text:style-name="T1">row</text:span><text:span text:style-name="T4">,</text:span><text:span text:style-name="T1"> column</text:span><text:span text:style-name="T4">=</text:span><text:span text:style-name="T1">col</text:span><text:span text:style-name="T4">,</text:span><text:span text:style-name="T1"> padx</text:span><text:span text:style-name="T4">=</text:span><text:span text:style-name="T8">1</text:span><text:span text:style-name="T4">,</text:span><text:span text:style-name="T1"> pady</text:span><text:span text:style-name="T4">=</text:span><text:span text:style-name="T8">1</text:span><text:span text:style-name="T4">,</text:span><text:span text:style-name="T1"> sticky</text:span><text:span text:style-name="T4">=</text:span><text:span text:style-name="T1">NSEW</text:span><text:span text:style-name="T4">)</text:span></text:p>
      <text:p text:style-name="P4"/>
      <text:p text:style-name="P1"><text:span text:style-name="T1"><text:tab/><text:tab/>col </text:span><text:span text:style-name="T4">+=</text:span><text:span text:style-name="T1"> </text:span><text:span text:style-name="T8">1</text:span></text:p>
      <text:p text:style-name="P1"><text:span text:style-name="T1"><text:tab/><text:tab/>z </text:span><text:span text:style-name="T4">=</text:span><text:span text:style-name="T1"> Label</text:span><text:span text:style-name="T4">(</text:span><text:span text:style-name="T1">lframe</text:span><text:span text:style-name="T4">,</text:span><text:span text:style-name="T1"> foreground</text:span><text:span text:style-name="T4">=</text:span><text:span text:style-name="T6">"DarkBlue"</text:span><text:span text:style-name="T4">,</text:span><text:span text:style-name="T1"> background</text:span><text:span text:style-name="T4">=</text:span><text:span text:style-name="T6">"gray95"</text:span><text:span text:style-name="T4">)</text:span></text:p>
      <text:p text:style-name="P1"><text:span text:style-name="T1"><text:tab/><text:tab/>z</text:span><text:span text:style-name="T4">.</text:span><text:span text:style-name="T1">grid</text:span><text:span text:style-name="T4">(</text:span><text:span text:style-name="T1">row</text:span><text:span text:style-name="T4">=</text:span><text:span text:style-name="T1">row</text:span><text:span text:style-name="T4">,</text:span><text:span text:style-name="T1"> column</text:span><text:span text:style-name="T4">=</text:span><text:span text:style-name="T1">col</text:span><text:span text:style-name="T4">,</text:span><text:span text:style-name="T1"> padx</text:span><text:span text:style-name="T4">=</text:span><text:span text:style-name="T8">1</text:span><text:span text:style-name="T4">,</text:span><text:span text:style-name="T1"> pady</text:span><text:span text:style-name="T4">=</text:span><text:span text:style-name="T8">1</text:span><text:span text:style-name="T4">,</text:span><text:span text:style-name="T1"> sticky</text:span><text:span text:style-name="T4">=</text:span><text:span text:style-name="T1">NSEW</text:span><text:span text:style-name="T4">)</text:span></text:p>
      <text:p text:style-name="P4"/>
      <text:p text:style-name="P1"><text:span text:style-name="T1"><text:tab/><text:tab/>self</text:span><text:span text:style-name="T4">.</text:span><text:span text:style-name="T1">wcs </text:span><text:span text:style-name="T4">=</text:span><text:span text:style-name="T1"> </text:span><text:span text:style-name="T4">(</text:span><text:span text:style-name="T1">x</text:span><text:span text:style-name="T4">,</text:span><text:span text:style-name="T1">y</text:span><text:span text:style-name="T4">,</text:span><text:span text:style-name="T1">z</text:span><text:span text:style-name="T4">)</text:span></text:p>
      <text:p text:style-name="P4"/>
      <text:p text:style-name="P1"><text:span text:style-name="T1"><text:tab/><text:tab/></text:span><text:span text:style-name="T10"># Set workspace</text:span></text:p>
      <text:p text:style-name="P1"><text:span text:style-name="T1"><text:tab/><text:tab/>row </text:span><text:span text:style-name="T4">+=</text:span><text:span text:style-name="T1"> </text:span><text:span text:style-name="T8">1</text:span></text:p>
      <text:p text:style-name="P1"><text:span text:style-name="T1"><text:tab/><text:tab/>col <text:s/></text:span><text:span text:style-name="T4">=</text:span><text:span text:style-name="T1"> </text:span><text:span text:style-name="T8">1</text:span></text:p>
      <text:p text:style-name="P1"><text:span text:style-name="T1"><text:tab/><text:tab/>self</text:span><text:span text:style-name="T4">.</text:span><text:span text:style-name="T1">wcsX </text:span><text:span text:style-name="T4">=</text:span><text:span text:style-name="T1"> tkExtra</text:span><text:span text:style-name="T4">.</text:span><text:span text:style-name="T1">FloatEntry</text:span><text:span text:style-name="T4">(</text:span><text:span text:style-name="T1">lframe</text:span><text:span text:style-name="T4">,</text:span><text:span text:style-name="T1"> background</text:span><text:span text:style-name="T4">=</text:span><text:span text:style-name="T6">"White"</text:span><text:span text:style-name="T4">)</text:span></text:p>
      <text:p text:style-name="P1"><text:span text:style-name="T1"><text:tab/><text:tab/>self</text:span><text:span text:style-name="T4">.</text:span><text:span text:style-name="T1">wcsX</text:span><text:span text:style-name="T4">.</text:span><text:span text:style-name="T1">grid</text:span><text:span text:style-name="T4">(</text:span><text:span text:style-name="T1">row</text:span><text:span text:style-name="T4">=</text:span><text:span text:style-name="T1">row</text:span><text:span text:style-name="T4">,</text:span><text:span text:style-name="T1"> column</text:span><text:span text:style-name="T4">=</text:span><text:span text:style-name="T1">col</text:span><text:span text:style-name="T4">,</text:span><text:span text:style-name="T1"> sticky</text:span><text:span text:style-name="T4">=</text:span><text:span text:style-name="T1">EW</text:span><text:span text:style-name="T4">)</text:span></text:p>
      <text:p text:style-name="P1"><text:span text:style-name="T1"><text:tab/><text:tab/>tkExtra</text:span><text:span text:style-name="T4">.</text:span><text:span text:style-name="T1">Balloon</text:span><text:span text:style-name="T4">.</text:span><text:span text:style-name="T1">set</text:span><text:span text:style-name="T4">(</text:span><text:span text:style-name="T1">self</text:span><text:span text:style-name="T4">.</text:span><text:span text:style-name="T1">wcsX</text:span><text:span text:style-name="T4">,</text:span><text:span text:style-name="T1"> </text:span><text:span text:style-name="T6">"If not empty set the X workspace"</text:span><text:span text:style-name="T4">)</text:span></text:p>
      <text:p text:style-name="P1"><text:span text:style-name="T1"><text:tab/><text:tab/>self</text:span><text:span text:style-name="T4">.</text:span><text:span text:style-name="T1">wcsX</text:span><text:span text:style-name="T4">.</text:span><text:span text:style-name="T1">bind</text:span><text:span text:style-name="T4">(</text:span><text:span text:style-name="T6">"&lt;Return&gt;"</text:span><text:span text:style-name="T4">,</text:span><text:span text:style-name="T1"> <text:s text:c="2"/>self</text:span><text:span text:style-name="T4">.</text:span><text:span text:style-name="T1">wcsSet</text:span><text:span text:style-name="T4">)</text:span></text:p>
      <text:p text:style-name="P1"><text:span text:style-name="T1"><text:tab/><text:tab/>self</text:span><text:span text:style-name="T4">.</text:span><text:span text:style-name="T1">wcsX</text:span><text:span text:style-name="T4">.</text:span><text:span text:style-name="T1">bind</text:span><text:span text:style-name="T4">(</text:span><text:span text:style-name="T6">"&lt;KP_Enter&gt;"</text:span><text:span text:style-name="T4">,</text:span><text:span text:style-name="T1"> self</text:span><text:span text:style-name="T4">.</text:span><text:span text:style-name="T1">wcsSet</text:span><text:span text:style-name="T4">)</text:span></text:p>
      <text:p text:style-name="P1"><text:span text:style-name="T1"><text:tab/><text:tab/>self</text:span><text:span text:style-name="T4">.</text:span><text:span text:style-name="T1">widgets</text:span><text:span text:style-name="T4">.</text:span><text:span text:style-name="T1">append</text:span><text:span text:style-name="T4">(</text:span><text:span text:style-name="T1">self</text:span><text:span text:style-name="T4">.</text:span><text:span text:style-name="T1">wcsX</text:span><text:span text:style-name="T4">)</text:span></text:p>
      <text:p text:style-name="P4"/>
      <text:p text:style-name="P1"><text:span text:style-name="T1"><text:tab/><text:tab/>col </text:span><text:span text:style-name="T4">+=</text:span><text:span text:style-name="T1"> </text:span><text:span text:style-name="T8">1</text:span></text:p>
      <text:p text:style-name="P1"><text:span text:style-name="T1"><text:tab/><text:tab/>self</text:span><text:span text:style-name="T4">.</text:span><text:span text:style-name="T1">wcsY </text:span><text:span text:style-name="T4">=</text:span><text:span text:style-name="T1"> tkExtra</text:span><text:span text:style-name="T4">.</text:span><text:span text:style-name="T1">FloatEntry</text:span><text:span text:style-name="T4">(</text:span><text:span text:style-name="T1">lframe</text:span><text:span text:style-name="T4">,</text:span><text:span text:style-name="T1"> background</text:span><text:span text:style-name="T4">=</text:span><text:span text:style-name="T6">"White"</text:span><text:span text:style-name="T4">)</text:span></text:p>
      <text:p text:style-name="P1"><text:span text:style-name="T1"><text:tab/><text:tab/>self</text:span><text:span text:style-name="T4">.</text:span><text:span text:style-name="T1">wcsY</text:span><text:span text:style-name="T4">.</text:span><text:span text:style-name="T1">grid</text:span><text:span text:style-name="T4">(</text:span><text:span text:style-name="T1">row</text:span><text:span text:style-name="T4">=</text:span><text:span text:style-name="T1">row</text:span><text:span text:style-name="T4">,</text:span><text:span text:style-name="T1"> column</text:span><text:span text:style-name="T4">=</text:span><text:span text:style-name="T1">col</text:span><text:span text:style-name="T4">,</text:span><text:span text:style-name="T1"> sticky</text:span><text:span text:style-name="T4">=</text:span><text:span text:style-name="T1">EW</text:span><text:span text:style-name="T4">)</text:span></text:p>
      <text:p text:style-name="P1"><text:span text:style-name="T1"><text:tab/><text:tab/>tkExtra</text:span><text:span text:style-name="T4">.</text:span><text:span text:style-name="T1">Balloon</text:span><text:span text:style-name="T4">.</text:span><text:span text:style-name="T1">set</text:span><text:span text:style-name="T4">(</text:span><text:span text:style-name="T1">self</text:span><text:span text:style-name="T4">.</text:span><text:span text:style-name="T1">wcsY</text:span><text:span text:style-name="T4">,</text:span><text:span text:style-name="T1"> </text:span><text:span text:style-name="T6">"If not empty set the Y workspace"</text:span><text:span text:style-name="T4">)</text:span></text:p>
      <text:p text:style-name="P1"><text:span text:style-name="T1"><text:tab/><text:tab/>self</text:span><text:span text:style-name="T4">.</text:span><text:span text:style-name="T1">widgets</text:span><text:span text:style-name="T4">.</text:span><text:span text:style-name="T1">append</text:span><text:span text:style-name="T4">(</text:span><text:span text:style-name="T1">self</text:span><text:span text:style-name="T4">.</text:span><text:span text:style-name="T1">wcsY</text:span><text:span text:style-name="T4">)</text:span></text:p>
      <text:p text:style-name="P1"><text:span text:style-name="T1"><text:tab/><text:tab/>self</text:span><text:span text:style-name="T4">.</text:span><text:span text:style-name="T1">wcsY</text:span><text:span text:style-name="T4">.</text:span><text:span text:style-name="T1">bind</text:span><text:span text:style-name="T4">(</text:span><text:span text:style-name="T6">"&lt;Return&gt;"</text:span><text:span text:style-name="T4">,</text:span><text:span text:style-name="T1"> <text:s text:c="2"/>self</text:span><text:span text:style-name="T4">.</text:span><text:span text:style-name="T1">wcsSet</text:span><text:span text:style-name="T4">)</text:span></text:p>
      <text:p text:style-name="P1"><text:span text:style-name="T1"><text:tab/><text:tab/>self</text:span><text:span text:style-name="T4">.</text:span><text:span text:style-name="T1">wcsY</text:span><text:span text:style-name="T4">.</text:span><text:span text:style-name="T1">bind</text:span><text:span text:style-name="T4">(</text:span><text:span text:style-name="T6">"&lt;KP_Enter&gt;"</text:span><text:span text:style-name="T4">,</text:span><text:span text:style-name="T1"> self</text:span><text:span text:style-name="T4">.</text:span><text:span text:style-name="T1">wcsSet</text:span><text:span text:style-name="T4">)</text:span></text:p>
      <text:p text:style-name="P4"/>
      <text:p text:style-name="P1"><text:span text:style-name="T1"><text:tab/><text:tab/>col </text:span><text:span text:style-name="T4">+=</text:span><text:span text:style-name="T1"> </text:span><text:span text:style-name="T8">1</text:span></text:p>
      <text:p text:style-name="P1"><text:span text:style-name="T1"><text:tab/><text:tab/>self</text:span><text:span text:style-name="T4">.</text:span><text:span text:style-name="T1">wcsZ </text:span><text:span text:style-name="T4">=</text:span><text:span text:style-name="T1"> tkExtra</text:span><text:span text:style-name="T4">.</text:span><text:span text:style-name="T1">FloatEntry</text:span><text:span text:style-name="T4">(</text:span><text:span text:style-name="T1">lframe</text:span><text:span text:style-name="T4">,</text:span><text:span text:style-name="T1"> background</text:span><text:span text:style-name="T4">=</text:span><text:span text:style-name="T6">"White"</text:span><text:span text:style-name="T4">)</text:span></text:p>
      <text:p text:style-name="P1"><text:span text:style-name="T1"><text:tab/><text:tab/>self</text:span><text:span text:style-name="T4">.</text:span><text:span text:style-name="T1">wcsZ</text:span><text:span text:style-name="T4">.</text:span><text:span text:style-name="T1">grid</text:span><text:span text:style-name="T4">(</text:span><text:span text:style-name="T1">row</text:span><text:span text:style-name="T4">=</text:span><text:span text:style-name="T1">row</text:span><text:span text:style-name="T4">,</text:span><text:span text:style-name="T1"> column</text:span><text:span text:style-name="T4">=</text:span><text:span text:style-name="T1">col</text:span><text:span text:style-name="T4">,</text:span><text:span text:style-name="T1"> sticky</text:span><text:span text:style-name="T4">=</text:span><text:span text:style-name="T1">EW</text:span><text:span text:style-name="T4">)</text:span></text:p>
      <text:p text:style-name="P1"><text:span text:style-name="T1"><text:tab/><text:tab/>tkExtra</text:span><text:span text:style-name="T4">.</text:span><text:span text:style-name="T1">Balloon</text:span><text:span text:style-name="T4">.</text:span><text:span text:style-name="T1">set</text:span><text:span text:style-name="T4">(</text:span><text:span text:style-name="T1">self</text:span><text:span text:style-name="T4">.</text:span><text:span text:style-name="T1">wcsZ</text:span><text:span text:style-name="T4">,</text:span><text:span text:style-name="T1"> </text:span><text:span text:style-name="T6">"If not empty set the Z workspace"</text:span><text:span text:style-name="T4">)</text:span></text:p>
      <text:p text:style-name="P1"><text:span text:style-name="T1"><text:tab/><text:tab/>self</text:span><text:span text:style-name="T4">.</text:span><text:span text:style-name="T1">widgets</text:span><text:span text:style-name="T4">.</text:span><text:span text:style-name="T1">append</text:span><text:span text:style-name="T4">(</text:span><text:span text:style-name="T1">self</text:span><text:span text:style-name="T4">.</text:span><text:span text:style-name="T1">wcsZ</text:span><text:span text:style-name="T4">)</text:span></text:p>
      <text:p text:style-name="P1"><text:span text:style-name="T1"><text:tab/><text:tab/>self</text:span><text:span text:style-name="T4">.</text:span><text:span text:style-name="T1">wcsZ</text:span><text:span text:style-name="T4">.</text:span><text:span text:style-name="T1">bind</text:span><text:span text:style-name="T4">(</text:span><text:span text:style-name="T6">"&lt;Return&gt;"</text:span><text:span text:style-name="T4">,</text:span><text:span text:style-name="T1"> <text:s text:c="2"/>self</text:span><text:span text:style-name="T4">.</text:span><text:span text:style-name="T1">wcsSet</text:span><text:span text:style-name="T4">)</text:span></text:p>
      <text:p text:style-name="P1"><text:span text:style-name="T1"><text:tab/><text:tab/>self</text:span><text:span text:style-name="T4">.</text:span><text:span text:style-name="T1">wcsZ</text:span><text:span text:style-name="T4">.</text:span><text:span text:style-name="T1">bind</text:span><text:span text:style-name="T4">(</text:span><text:span text:style-name="T6">"&lt;KP_Enter&gt;"</text:span><text:span text:style-name="T4">,</text:span><text:span text:style-name="T1"> self</text:span><text:span text:style-name="T4">.</text:span><text:span text:style-name="T1">wcsSet</text:span><text:span text:style-name="T4">)</text:span></text:p>
      <text:p text:style-name="P4"/>
      <text:p text:style-name="P1"><text:span text:style-name="T1"><text:tab/><text:tab/>col </text:span><text:span text:style-name="T4">+=</text:span><text:span text:style-name="T1"> </text:span><text:span text:style-name="T8">1</text:span></text:p>
      <text:p text:style-name="P1"><text:span text:style-name="T1"><text:tab/><text:tab/>b </text:span><text:span text:style-name="T4">=</text:span><text:span text:style-name="T1"> Button</text:span><text:span text:style-name="T4">(</text:span><text:span text:style-name="T1">lframe</text:span><text:span text:style-name="T4">,</text:span><text:span text:style-name="T1"> text</text:span><text:span text:style-name="T4">=</text:span><text:span text:style-name="T6">"set"</text:span><text:span text:style-name="T4">,</text:span></text:p>
      <text:p text:style-name="P1"><text:span text:style-name="T1"><text:tab/><text:tab/><text:tab/><text:tab/>command</text:span><text:span text:style-name="T4">=</text:span><text:span text:style-name="T1">self</text:span><text:span text:style-name="T4">.</text:span><text:span text:style-name="T1">wcsSet</text:span><text:span text:style-name="T4">,</text:span></text:p>
      <text:p text:style-name="P1"><text:span text:style-name="T1"><text:tab/><text:tab/><text:tab/><text:tab/>padx</text:span><text:span text:style-name="T4">=</text:span><text:span text:style-name="T8">2</text:span><text:span text:style-name="T4">,</text:span><text:span text:style-name="T1"> pady</text:span><text:span text:style-name="T4">=</text:span><text:span text:style-name="T8">1</text:span><text:span text:style-name="T4">)</text:span></text:p>
      <text:p text:style-name="P1"><text:span text:style-name="T1"><text:tab/><text:tab/>b</text:span><text:span text:style-name="T4">.</text:span><text:span text:style-name="T1">grid</text:span><text:span text:style-name="T4">(</text:span><text:span text:style-name="T1">row</text:span><text:span text:style-name="T4">=</text:span><text:span text:style-name="T1">row</text:span><text:span text:style-name="T4">,</text:span><text:span text:style-name="T1"> column</text:span><text:span text:style-name="T4">=</text:span><text:span text:style-name="T1">col</text:span><text:span text:style-name="T4">,</text:span><text:span text:style-name="T1"> sticky</text:span><text:span text:style-name="T4">=</text:span><text:span text:style-name="T1">EW</text:span><text:span text:style-name="T4">)</text:span></text:p>
      <text:p text:style-name="P1"><text:span text:style-name="T1"><text:tab/><text:tab/>self</text:span><text:span text:style-name="T4">.</text:span><text:span text:style-name="T1">widgets</text:span><text:span text:style-name="T4">.</text:span><text:span text:style-name="T1">append</text:span><text:span text:style-name="T4">(</text:span><text:span text:style-name="T1">b</text:span><text:span text:style-name="T4">)</text:span></text:p>
      <text:p text:style-name="P4"/>
      <text:p text:style-name="P1"><text:span text:style-name="T1"><text:tab/><text:tab/></text:span><text:span text:style-name="T10"># set zero</text:span></text:p>
      <text:p text:style-name="P1"><text:span text:style-name="T1"><text:tab/><text:tab/>row </text:span><text:span text:style-name="T4">+=</text:span><text:span text:style-name="T1"> </text:span><text:span text:style-name="T8">1</text:span></text:p>
      <text:p text:style-name="P1"><text:span text:style-name="T1"><text:tab/><text:tab/>col <text:s/></text:span><text:span text:style-name="T4">=</text:span><text:span text:style-name="T1"> </text:span><text:span text:style-name="T8">1</text:span></text:p>
      <text:p text:style-name="P1"><text:span text:style-name="T1"><text:tab/><text:tab/>b </text:span><text:span text:style-name="T4">=</text:span><text:span text:style-name="T1"> Button</text:span><text:span text:style-name="T4">(</text:span><text:span text:style-name="T1">lframe</text:span><text:span text:style-name="T4">,</text:span><text:span text:style-name="T1"> text</text:span><text:span text:style-name="T4">=</text:span><text:span text:style-name="T6">"X=0"</text:span><text:span text:style-name="T4">,</text:span></text:p>
      <text:p text:style-name="P1"><text:span text:style-name="T1"><text:tab/><text:tab/><text:tab/><text:tab/>command</text:span><text:span text:style-name="T4">=</text:span><text:span text:style-name="T1">self</text:span><text:span text:style-name="T4">.</text:span><text:span text:style-name="T1">wcsSetX0</text:span><text:span text:style-name="T4">,</text:span></text:p>
      <text:p text:style-name="P1"><text:span text:style-name="T1"><text:tab/><text:tab/><text:tab/><text:tab/>padx</text:span><text:span text:style-name="T4">=</text:span><text:span text:style-name="T8">2</text:span><text:span text:style-name="T4">,</text:span><text:span text:style-name="T1"> pady</text:span><text:span text:style-name="T4">=</text:span><text:span text:style-name="T8">1</text:span><text:span text:style-name="T4">)</text:span></text:p>
      <text:p text:style-name="P1"><text:span text:style-name="T1"><text:tab/><text:tab/>b</text:span><text:span text:style-name="T4">.</text:span><text:span text:style-name="T1">grid</text:span><text:span text:style-name="T4">(</text:span><text:span text:style-name="T1">row</text:span><text:span text:style-name="T4">=</text:span><text:span text:style-name="T1">row</text:span><text:span text:style-name="T4">,</text:span><text:span text:style-name="T1"> column</text:span><text:span text:style-name="T4">=</text:span><text:span text:style-name="T1">col</text:span><text:span text:style-name="T4">,</text:span><text:span text:style-name="T1"> sticky</text:span><text:span text:style-name="T4">=</text:span><text:span text:style-name="T1">EW</text:span><text:span text:style-name="T4">)</text:span></text:p>
      <text:p text:style-name="P1"><text:span text:style-name="T1"><text:tab/><text:tab/>tkExtra</text:span><text:span text:style-name="T4">.</text:span><text:span text:style-name="T1">Balloon</text:span><text:span text:style-name="T4">.</text:span><text:span text:style-name="T1">set</text:span><text:span text:style-name="T4">(</text:span><text:span text:style-name="T1">b</text:span><text:span text:style-name="T4">,</text:span><text:span text:style-name="T1"> </text:span><text:span text:style-name="T6">"Set X coordinate to zero"</text:span><text:span text:style-name="T4">)</text:span></text:p>
      <text:p text:style-name="P1"><text:span text:style-name="T1"><text:tab/><text:tab/>self</text:span><text:span text:style-name="T4">.</text:span><text:span text:style-name="T1">widgets</text:span><text:span text:style-name="T4">.</text:span><text:span text:style-name="T1">append</text:span><text:span text:style-name="T4">(</text:span><text:span text:style-name="T1">b</text:span><text:span text:style-name="T4">)</text:span></text:p>
      <text:p text:style-name="P4"/>
      <text:p text:style-name="P1"><text:span text:style-name="T1"><text:tab/><text:tab/>col </text:span><text:span text:style-name="T4">+=</text:span><text:span text:style-name="T1"> </text:span><text:span text:style-name="T8">1</text:span></text:p>
      <text:p text:style-name="P1"><text:soft-page-break/><text:span text:style-name="T1"><text:tab/><text:tab/>b </text:span><text:span text:style-name="T4">=</text:span><text:span text:style-name="T1"> Button</text:span><text:span text:style-name="T4">(</text:span><text:span text:style-name="T1">lframe</text:span><text:span text:style-name="T4">,</text:span><text:span text:style-name="T1"> text</text:span><text:span text:style-name="T4">=</text:span><text:span text:style-name="T6">"Y=0"</text:span><text:span text:style-name="T4">,</text:span></text:p>
      <text:p text:style-name="P1"><text:span text:style-name="T1"><text:tab/><text:tab/><text:tab/><text:tab/>command</text:span><text:span text:style-name="T4">=</text:span><text:span text:style-name="T1">self</text:span><text:span text:style-name="T4">.</text:span><text:span text:style-name="T1">wcsSetY0</text:span><text:span text:style-name="T4">,</text:span></text:p>
      <text:p text:style-name="P1"><text:span text:style-name="T1"><text:tab/><text:tab/><text:tab/><text:tab/>padx</text:span><text:span text:style-name="T4">=</text:span><text:span text:style-name="T8">2</text:span><text:span text:style-name="T4">,</text:span><text:span text:style-name="T1"> pady</text:span><text:span text:style-name="T4">=</text:span><text:span text:style-name="T8">1</text:span><text:span text:style-name="T4">)</text:span></text:p>
      <text:p text:style-name="P1"><text:span text:style-name="T1"><text:tab/><text:tab/>b</text:span><text:span text:style-name="T4">.</text:span><text:span text:style-name="T1">grid</text:span><text:span text:style-name="T4">(</text:span><text:span text:style-name="T1">row</text:span><text:span text:style-name="T4">=</text:span><text:span text:style-name="T1">row</text:span><text:span text:style-name="T4">,</text:span><text:span text:style-name="T1"> column</text:span><text:span text:style-name="T4">=</text:span><text:span text:style-name="T1">col</text:span><text:span text:style-name="T4">,</text:span><text:span text:style-name="T1"> sticky</text:span><text:span text:style-name="T4">=</text:span><text:span text:style-name="T1">EW</text:span><text:span text:style-name="T4">)</text:span></text:p>
      <text:p text:style-name="P1"><text:span text:style-name="T1"><text:tab/><text:tab/>tkExtra</text:span><text:span text:style-name="T4">.</text:span><text:span text:style-name="T1">Balloon</text:span><text:span text:style-name="T4">.</text:span><text:span text:style-name="T1">set</text:span><text:span text:style-name="T4">(</text:span><text:span text:style-name="T1">b</text:span><text:span text:style-name="T4">,</text:span><text:span text:style-name="T1"> </text:span><text:span text:style-name="T6">"Set Y coordinate to zero"</text:span><text:span text:style-name="T4">)</text:span></text:p>
      <text:p text:style-name="P1"><text:span text:style-name="T1"><text:tab/><text:tab/>self</text:span><text:span text:style-name="T4">.</text:span><text:span text:style-name="T1">widgets</text:span><text:span text:style-name="T4">.</text:span><text:span text:style-name="T1">append</text:span><text:span text:style-name="T4">(</text:span><text:span text:style-name="T1">b</text:span><text:span text:style-name="T4">)</text:span></text:p>
      <text:p text:style-name="P4"/>
      <text:p text:style-name="P1"><text:span text:style-name="T1"><text:tab/><text:tab/>col </text:span><text:span text:style-name="T4">+=</text:span><text:span text:style-name="T1"> </text:span><text:span text:style-name="T8">1</text:span></text:p>
      <text:p text:style-name="P1"><text:span text:style-name="T1"><text:tab/><text:tab/>b </text:span><text:span text:style-name="T4">=</text:span><text:span text:style-name="T1"> Button</text:span><text:span text:style-name="T4">(</text:span><text:span text:style-name="T1">lframe</text:span><text:span text:style-name="T4">,</text:span><text:span text:style-name="T1"> text</text:span><text:span text:style-name="T4">=</text:span><text:span text:style-name="T6">"Z=0"</text:span><text:span text:style-name="T4">,</text:span></text:p>
      <text:p text:style-name="P1"><text:span text:style-name="T1"><text:tab/><text:tab/><text:tab/><text:tab/>command</text:span><text:span text:style-name="T4">=</text:span><text:span text:style-name="T1">self</text:span><text:span text:style-name="T4">.</text:span><text:span text:style-name="T1">wcsSetZ0</text:span><text:span text:style-name="T4">,</text:span></text:p>
      <text:p text:style-name="P1"><text:span text:style-name="T1"><text:tab/><text:tab/><text:tab/><text:tab/>padx</text:span><text:span text:style-name="T4">=</text:span><text:span text:style-name="T8">2</text:span><text:span text:style-name="T4">,</text:span><text:span text:style-name="T1"> pady</text:span><text:span text:style-name="T4">=</text:span><text:span text:style-name="T8">1</text:span><text:span text:style-name="T4">)</text:span></text:p>
      <text:p text:style-name="P1"><text:span text:style-name="T1"><text:tab/><text:tab/>b</text:span><text:span text:style-name="T4">.</text:span><text:span text:style-name="T1">grid</text:span><text:span text:style-name="T4">(</text:span><text:span text:style-name="T1">row</text:span><text:span text:style-name="T4">=</text:span><text:span text:style-name="T1">row</text:span><text:span text:style-name="T4">,</text:span><text:span text:style-name="T1"> column</text:span><text:span text:style-name="T4">=</text:span><text:span text:style-name="T1">col</text:span><text:span text:style-name="T4">,</text:span><text:span text:style-name="T1"> sticky</text:span><text:span text:style-name="T4">=</text:span><text:span text:style-name="T1">EW</text:span><text:span text:style-name="T4">)</text:span></text:p>
      <text:p text:style-name="P1"><text:span text:style-name="T1"><text:tab/><text:tab/>tkExtra</text:span><text:span text:style-name="T4">.</text:span><text:span text:style-name="T1">Balloon</text:span><text:span text:style-name="T4">.</text:span><text:span text:style-name="T1">set</text:span><text:span text:style-name="T4">(</text:span><text:span text:style-name="T1">b</text:span><text:span text:style-name="T4">,</text:span><text:span text:style-name="T1"> </text:span><text:span text:style-name="T6">"Set Z coordinate to zero"</text:span><text:span text:style-name="T4">)</text:span></text:p>
      <text:p text:style-name="P1"><text:span text:style-name="T1"><text:tab/><text:tab/>self</text:span><text:span text:style-name="T4">.</text:span><text:span text:style-name="T1">widgets</text:span><text:span text:style-name="T4">.</text:span><text:span text:style-name="T1">append</text:span><text:span text:style-name="T4">(</text:span><text:span text:style-name="T1">b</text:span><text:span text:style-name="T4">)</text:span></text:p>
      <text:p text:style-name="P4"/>
      <text:p text:style-name="P1"><text:span text:style-name="T1"><text:tab/><text:tab/>col </text:span><text:span text:style-name="T4">+=</text:span><text:span text:style-name="T1"> </text:span><text:span text:style-name="T8">1</text:span></text:p>
      <text:p text:style-name="P1"><text:span text:style-name="T1"><text:tab/><text:tab/>b </text:span><text:span text:style-name="T4">=</text:span><text:span text:style-name="T1"> Button</text:span><text:span text:style-name="T4">(</text:span><text:span text:style-name="T1">lframe</text:span><text:span text:style-name="T4">,</text:span><text:span text:style-name="T1"> text</text:span><text:span text:style-name="T4">=</text:span><text:span text:style-name="T6">"Zero"</text:span><text:span text:style-name="T4">,</text:span></text:p>
      <text:p text:style-name="P1"><text:span text:style-name="T1"><text:tab/><text:tab/><text:tab/><text:tab/>command</text:span><text:span text:style-name="T4">=</text:span><text:span text:style-name="T1">self</text:span><text:span text:style-name="T4">.</text:span><text:span text:style-name="T1">wcsSet0</text:span><text:span text:style-name="T4">,</text:span></text:p>
      <text:p text:style-name="P1"><text:span text:style-name="T1"><text:tab/><text:tab/><text:tab/><text:tab/>padx</text:span><text:span text:style-name="T4">=</text:span><text:span text:style-name="T8">2</text:span><text:span text:style-name="T4">,</text:span><text:span text:style-name="T1"> pady</text:span><text:span text:style-name="T4">=</text:span><text:span text:style-name="T8">1</text:span><text:span text:style-name="T4">)</text:span></text:p>
      <text:p text:style-name="P1"><text:span text:style-name="T1"><text:tab/><text:tab/>b</text:span><text:span text:style-name="T4">.</text:span><text:span text:style-name="T1">grid</text:span><text:span text:style-name="T4">(</text:span><text:span text:style-name="T1">row</text:span><text:span text:style-name="T4">=</text:span><text:span text:style-name="T1">row</text:span><text:span text:style-name="T4">,</text:span><text:span text:style-name="T1"> column</text:span><text:span text:style-name="T4">=</text:span><text:span text:style-name="T1">col</text:span><text:span text:style-name="T4">,</text:span><text:span text:style-name="T1"> sticky</text:span><text:span text:style-name="T4">=</text:span><text:span text:style-name="T1">EW</text:span><text:span text:style-name="T4">)</text:span></text:p>
      <text:p text:style-name="P1"><text:span text:style-name="T1"><text:tab/><text:tab/>tkExtra</text:span><text:span text:style-name="T4">.</text:span><text:span text:style-name="T1">Balloon</text:span><text:span text:style-name="T4">.</text:span><text:span text:style-name="T1">set</text:span><text:span text:style-name="T4">(</text:span><text:span text:style-name="T1">b</text:span><text:span text:style-name="T4">,</text:span><text:span text:style-name="T1"> </text:span><text:span text:style-name="T6">"Zero all coordinates"</text:span><text:span text:style-name="T4">)</text:span></text:p>
      <text:p text:style-name="P1"><text:span text:style-name="T1"><text:tab/><text:tab/>self</text:span><text:span text:style-name="T4">.</text:span><text:span text:style-name="T1">widgets</text:span><text:span text:style-name="T4">.</text:span><text:span text:style-name="T1">append</text:span><text:span text:style-name="T4">(</text:span><text:span text:style-name="T1">b</text:span><text:span text:style-name="T4">)</text:span></text:p>
      <text:p text:style-name="P4"/>
      <text:p text:style-name="P1"><text:span text:style-name="T1"><text:tab/><text:tab/></text:span><text:span text:style-name="T10"># Tool offset</text:span></text:p>
      <text:p text:style-name="P1"><text:span text:style-name="T1"><text:tab/><text:tab/>row </text:span><text:span text:style-name="T4">+=</text:span><text:span text:style-name="T1"> </text:span><text:span text:style-name="T8">1</text:span></text:p>
      <text:p text:style-name="P1"><text:span text:style-name="T1"><text:tab/><text:tab/>col </text:span><text:span text:style-name="T4">=</text:span><text:span text:style-name="T1"> <text:s/></text:span><text:span text:style-name="T8">0</text:span></text:p>
      <text:p text:style-name="P1"><text:span text:style-name="T1"><text:tab/><text:tab/>Label</text:span><text:span text:style-name="T4">(</text:span><text:span text:style-name="T1">lframe</text:span><text:span text:style-name="T4">,</text:span><text:span text:style-name="T1"> text</text:span><text:span text:style-name="T4">=</text:span><text:span text:style-name="T6">"TLO"</text:span><text:span text:style-name="T4">,</text:span><text:span text:style-name="T1"> foreground</text:span><text:span text:style-name="T4">=</text:span><text:span text:style-name="T6">"DarkRed"</text:span><text:span text:style-name="T4">).</text:span><text:span text:style-name="T1">grid</text:span><text:span text:style-name="T4">(</text:span></text:p>
      <text:p text:style-name="P1"><text:span text:style-name="T1"><text:tab/><text:tab/><text:tab/><text:tab/>row</text:span><text:span text:style-name="T4">=</text:span><text:span text:style-name="T1">row</text:span><text:span text:style-name="T4">,</text:span><text:span text:style-name="T1"> rowspan</text:span><text:span text:style-name="T4">=</text:span><text:span text:style-name="T8">2</text:span><text:span text:style-name="T4">,</text:span><text:span text:style-name="T1"> column</text:span><text:span text:style-name="T4">=</text:span><text:span text:style-name="T1">col</text:span><text:span text:style-name="T4">,</text:span><text:span text:style-name="T1"> sticky</text:span><text:span text:style-name="T4">=</text:span><text:span text:style-name="T1">EW</text:span><text:span text:style-name="T4">)</text:span></text:p>
      <text:p text:style-name="P1"><text:span text:style-name="T1"><text:tab/><text:tab/>col </text:span><text:span text:style-name="T4">+=</text:span><text:span text:style-name="T1"> </text:span><text:span text:style-name="T8">2</text:span></text:p>
      <text:p text:style-name="P1"><text:span text:style-name="T1"><text:tab/><text:tab/>self</text:span><text:span text:style-name="T4">.</text:span><text:span text:style-name="T1">_tlo </text:span><text:span text:style-name="T4">=</text:span><text:span text:style-name="T1"> Label</text:span><text:span text:style-name="T4">(</text:span><text:span text:style-name="T1">lframe</text:span><text:span text:style-name="T4">,</text:span><text:span text:style-name="T1"> foreground</text:span><text:span text:style-name="T4">=</text:span><text:span text:style-name="T6">"DarkBlue"</text:span><text:span text:style-name="T4">,</text:span><text:span text:style-name="T1"> background</text:span><text:span text:style-name="T4">=</text:span><text:span text:style-name="T6">"gray95"</text:span><text:span text:style-name="T4">)</text:span></text:p>
      <text:p text:style-name="P1"><text:span text:style-name="T1"><text:tab/><text:tab/>self</text:span><text:span text:style-name="T4">.</text:span><text:span text:style-name="T1">_tlo</text:span><text:span text:style-name="T4">.</text:span><text:span text:style-name="T1">grid</text:span><text:span text:style-name="T4">(</text:span><text:span text:style-name="T1">row</text:span><text:span text:style-name="T4">=</text:span><text:span text:style-name="T1">row</text:span><text:span text:style-name="T4">,</text:span><text:span text:style-name="T1"> column</text:span><text:span text:style-name="T4">=</text:span><text:span text:style-name="T1">col</text:span><text:span text:style-name="T4">,</text:span><text:span text:style-name="T1"> sticky</text:span><text:span text:style-name="T4">=</text:span><text:span text:style-name="T1">EW</text:span><text:span text:style-name="T4">)</text:span></text:p>
      <text:p text:style-name="P4"/>
      <text:p text:style-name="P1"><text:span text:style-name="T1"><text:tab/><text:tab/>col </text:span><text:span text:style-name="T4">+=</text:span><text:span text:style-name="T1"> </text:span><text:span text:style-name="T8">1</text:span></text:p>
      <text:p text:style-name="P1"><text:span text:style-name="T1"><text:tab/><text:tab/>self</text:span><text:span text:style-name="T4">.</text:span><text:span text:style-name="T1">_tloin </text:span><text:span text:style-name="T4">=</text:span><text:span text:style-name="T1"> tkExtra</text:span><text:span text:style-name="T4">.</text:span><text:span text:style-name="T1">FloatEntry</text:span><text:span text:style-name="T4">(</text:span><text:span text:style-name="T1">lframe</text:span><text:span text:style-name="T4">,</text:span><text:span text:style-name="T1"> background</text:span><text:span text:style-name="T4">=</text:span><text:span text:style-name="T6">"White"</text:span><text:span text:style-name="T4">)</text:span></text:p>
      <text:p text:style-name="P1"><text:span text:style-name="T1"><text:tab/><text:tab/>self</text:span><text:span text:style-name="T4">.</text:span><text:span text:style-name="T1">_tloin</text:span><text:span text:style-name="T4">.</text:span><text:span text:style-name="T1">grid</text:span><text:span text:style-name="T4">(</text:span><text:span text:style-name="T1">row</text:span><text:span text:style-name="T4">=</text:span><text:span text:style-name="T1">row</text:span><text:span text:style-name="T4">,</text:span><text:span text:style-name="T1"> column</text:span><text:span text:style-name="T4">=</text:span><text:span text:style-name="T1">col</text:span><text:span text:style-name="T4">,</text:span><text:span text:style-name="T1"> sticky</text:span><text:span text:style-name="T4">=</text:span><text:span text:style-name="T1">EW</text:span><text:span text:style-name="T4">)</text:span></text:p>
      <text:p text:style-name="P1"><text:span text:style-name="T1"><text:tab/><text:tab/>self</text:span><text:span text:style-name="T4">.</text:span><text:span text:style-name="T1">widgets</text:span><text:span text:style-name="T4">.</text:span><text:span text:style-name="T1">append</text:span><text:span text:style-name="T4">(</text:span><text:span text:style-name="T1">self</text:span><text:span text:style-name="T4">.</text:span><text:span text:style-name="T1">_tloin</text:span><text:span text:style-name="T4">)</text:span></text:p>
      <text:p text:style-name="P1"><text:span text:style-name="T1"><text:tab/><text:tab/>self</text:span><text:span text:style-name="T4">.</text:span><text:span text:style-name="T1">_tloin</text:span><text:span text:style-name="T4">.</text:span><text:span text:style-name="T1">bind</text:span><text:span text:style-name="T4">(</text:span><text:span text:style-name="T6">"&lt;Return&gt;"</text:span><text:span text:style-name="T4">,</text:span><text:span text:style-name="T1"> <text:s text:c="2"/>self</text:span><text:span text:style-name="T4">.</text:span><text:span text:style-name="T1">tloSet</text:span><text:span text:style-name="T4">)</text:span></text:p>
      <text:p text:style-name="P1"><text:span text:style-name="T1"><text:tab/><text:tab/>self</text:span><text:span text:style-name="T4">.</text:span><text:span text:style-name="T1">_tloin</text:span><text:span text:style-name="T4">.</text:span><text:span text:style-name="T1">bind</text:span><text:span text:style-name="T4">(</text:span><text:span text:style-name="T6">"&lt;KP_Enter&gt;"</text:span><text:span text:style-name="T4">,</text:span><text:span text:style-name="T1"> self</text:span><text:span text:style-name="T4">.</text:span><text:span text:style-name="T1">tloSet</text:span><text:span text:style-name="T4">)</text:span></text:p>
      <text:p text:style-name="P4"/>
      <text:p text:style-name="P1"><text:span text:style-name="T1"><text:tab/><text:tab/>col </text:span><text:span text:style-name="T4">+=</text:span><text:span text:style-name="T1"> </text:span><text:span text:style-name="T8">1</text:span></text:p>
      <text:p text:style-name="P1"><text:span text:style-name="T1"><text:tab/><text:tab/>b </text:span><text:span text:style-name="T4">=</text:span><text:span text:style-name="T1"> Button</text:span><text:span text:style-name="T4">(</text:span><text:span text:style-name="T1">lframe</text:span><text:span text:style-name="T4">,</text:span><text:span text:style-name="T1"> text</text:span><text:span text:style-name="T4">=</text:span><text:span text:style-name="T6">"set"</text:span><text:span text:style-name="T4">,</text:span></text:p>
      <text:p text:style-name="P1"><text:span text:style-name="T1"><text:tab/><text:tab/><text:tab/><text:tab/>command</text:span><text:span text:style-name="T4">=</text:span><text:span text:style-name="T1">self</text:span><text:span text:style-name="T4">.</text:span><text:span text:style-name="T1">tloSet</text:span><text:span text:style-name="T4">,</text:span></text:p>
      <text:p text:style-name="P1"><text:span text:style-name="T1"><text:tab/><text:tab/><text:tab/><text:tab/>padx</text:span><text:span text:style-name="T4">=</text:span><text:span text:style-name="T8">2</text:span><text:span text:style-name="T4">,</text:span><text:span text:style-name="T1"> pady</text:span><text:span text:style-name="T4">=</text:span><text:span text:style-name="T8">1</text:span><text:span text:style-name="T4">)</text:span></text:p>
      <text:p text:style-name="P1"><text:span text:style-name="T1"><text:tab/><text:tab/>b</text:span><text:span text:style-name="T4">.</text:span><text:span text:style-name="T1">grid</text:span><text:span text:style-name="T4">(</text:span><text:span text:style-name="T1">row</text:span><text:span text:style-name="T4">=</text:span><text:span text:style-name="T1">row</text:span><text:span text:style-name="T4">,</text:span><text:span text:style-name="T1"> column</text:span><text:span text:style-name="T4">=</text:span><text:span text:style-name="T1">col</text:span><text:span text:style-name="T4">,</text:span><text:span text:style-name="T1"> sticky</text:span><text:span text:style-name="T4">=</text:span><text:span text:style-name="T1">EW</text:span><text:span text:style-name="T4">)</text:span></text:p>
      <text:p text:style-name="P1"><text:span text:style-name="T1"><text:tab/><text:tab/>self</text:span><text:span text:style-name="T4">.</text:span><text:span text:style-name="T1">widgets</text:span><text:span text:style-name="T4">.</text:span><text:span text:style-name="T1">append</text:span><text:span text:style-name="T4">(</text:span><text:span text:style-name="T1">b</text:span><text:span text:style-name="T4">)</text:span></text:p>
      <text:p text:style-name="P4"/>
      <text:p text:style-name="P1"><text:span text:style-name="T1"><text:tab/><text:tab/></text:span><text:span text:style-name="T10"># Zero system</text:span></text:p>
      <text:p text:style-name="P1"><text:span text:style-name="T1"><text:tab/><text:tab/>row </text:span><text:span text:style-name="T4">+=</text:span><text:span text:style-name="T1"> </text:span><text:span text:style-name="T8">1</text:span></text:p>
      <text:p text:style-name="P1"><text:span text:style-name="T1"><text:tab/><text:tab/>col <text:s/></text:span><text:span text:style-name="T4">=</text:span><text:span text:style-name="T1"> </text:span><text:span text:style-name="T8">1</text:span></text:p>
      <text:p text:style-name="P1"><text:span text:style-name="T1"><text:tab/><text:tab/>b </text:span><text:span text:style-name="T4">=</text:span><text:span text:style-name="T1"> Button</text:span><text:span text:style-name="T4">(</text:span><text:span text:style-name="T1">lframe</text:span><text:span text:style-name="T4">,</text:span><text:span text:style-name="T1"> text</text:span><text:span text:style-name="T4">=</text:span><text:span text:style-name="T6">"G28"</text:span><text:span text:style-name="T4">,</text:span><text:span text:style-name="T1"> padx</text:span><text:span text:style-name="T4">=</text:span><text:span text:style-name="T8">2</text:span><text:span text:style-name="T4">,</text:span><text:span text:style-name="T1"> pady</text:span><text:span text:style-name="T4">=</text:span><text:span text:style-name="T8">2</text:span><text:span text:style-name="T4">,</text:span><text:span text:style-name="T1"> command</text:span><text:span text:style-name="T4">=</text:span><text:span text:style-name="T1">self</text:span><text:span text:style-name="T4">.</text:span><text:span text:style-name="T1">g28Command</text:span><text:span text:style-name="T4">)</text:span></text:p>
      <text:p text:style-name="P1"><text:span text:style-name="T1"><text:tab/><text:tab/>b</text:span><text:span text:style-name="T4">.</text:span><text:span text:style-name="T1">grid</text:span><text:span text:style-name="T4">(</text:span><text:span text:style-name="T1">row</text:span><text:span text:style-name="T4">=</text:span><text:span text:style-name="T1">row</text:span><text:span text:style-name="T4">,</text:span><text:span text:style-name="T1"> column</text:span><text:span text:style-name="T4">=</text:span><text:span text:style-name="T1">col</text:span><text:span text:style-name="T4">,</text:span><text:span text:style-name="T1"> <text:s/>sticky</text:span><text:span text:style-name="T4">=</text:span><text:span text:style-name="T1">NSEW</text:span><text:span text:style-name="T4">)</text:span></text:p>
      <text:p text:style-name="P1"><text:span text:style-name="T1"><text:tab/><text:tab/>self</text:span><text:span text:style-name="T4">.</text:span><text:span text:style-name="T1">widgets</text:span><text:span text:style-name="T4">.</text:span><text:span text:style-name="T1">append</text:span><text:span text:style-name="T4">(</text:span><text:span text:style-name="T1">b</text:span><text:span text:style-name="T4">)</text:span></text:p>
      <text:p text:style-name="P1"><text:span text:style-name="T1"><text:tab/><text:tab/>tkExtra</text:span><text:span text:style-name="T4">.</text:span><text:span text:style-name="T1">Balloon</text:span><text:span text:style-name="T4">.</text:span><text:span text:style-name="T1">set</text:span><text:span text:style-name="T4">(</text:span><text:span text:style-name="T1">b</text:span><text:span text:style-name="T4">,</text:span><text:span text:style-name="T1"> </text:span><text:span text:style-name="T6">"G28: Go to zero via point"</text:span><text:span text:style-name="T4">)</text:span></text:p>
      <text:p text:style-name="P4"/>
      <text:p text:style-name="P1"><text:span text:style-name="T1"><text:tab/><text:tab/>col </text:span><text:span text:style-name="T4">+=</text:span><text:span text:style-name="T1"> </text:span><text:span text:style-name="T8">1</text:span></text:p>
      <text:p text:style-name="P1"><text:span text:style-name="T1"><text:tab/><text:tab/>b </text:span><text:span text:style-name="T4">=</text:span><text:span text:style-name="T1"> Button</text:span><text:span text:style-name="T4">(</text:span><text:span text:style-name="T1">lframe</text:span><text:span text:style-name="T4">,</text:span><text:span text:style-name="T1"> text</text:span><text:span text:style-name="T4">=</text:span><text:span text:style-name="T6">"G30"</text:span><text:span text:style-name="T4">,</text:span><text:span text:style-name="T1"> padx</text:span><text:span text:style-name="T4">=</text:span><text:span text:style-name="T8">2</text:span><text:span text:style-name="T4">,</text:span><text:span text:style-name="T1"> pady</text:span><text:span text:style-name="T4">=</text:span><text:span text:style-name="T8">2</text:span><text:span text:style-name="T4">,</text:span><text:span text:style-name="T1"> command</text:span><text:span text:style-name="T4">=</text:span><text:span text:style-name="T1">self</text:span><text:span text:style-name="T4">.</text:span><text:span text:style-name="T1">g30Command</text:span><text:span text:style-name="T4">)</text:span></text:p>
      <text:p text:style-name="P1"><text:span text:style-name="T1"><text:tab/><text:tab/>b</text:span><text:span text:style-name="T4">.</text:span><text:span text:style-name="T1">grid</text:span><text:span text:style-name="T4">(</text:span><text:span text:style-name="T1">row</text:span><text:span text:style-name="T4">=</text:span><text:span text:style-name="T1">row</text:span><text:span text:style-name="T4">,</text:span><text:span text:style-name="T1"> column</text:span><text:span text:style-name="T4">=</text:span><text:span text:style-name="T1">col</text:span><text:span text:style-name="T4">,</text:span><text:span text:style-name="T1"> <text:s/>sticky</text:span><text:span text:style-name="T4">=</text:span><text:span text:style-name="T1">NSEW</text:span><text:span text:style-name="T4">)</text:span></text:p>
      <text:p text:style-name="P1"><text:span text:style-name="T1"><text:tab/><text:tab/>self</text:span><text:span text:style-name="T4">.</text:span><text:span text:style-name="T1">widgets</text:span><text:span text:style-name="T4">.</text:span><text:span text:style-name="T1">append</text:span><text:span text:style-name="T4">(</text:span><text:span text:style-name="T1">b</text:span><text:span text:style-name="T4">)</text:span></text:p>
      <text:p text:style-name="P1"><text:span text:style-name="T1"><text:tab/><text:tab/>tkExtra</text:span><text:span text:style-name="T4">.</text:span><text:span text:style-name="T1">Balloon</text:span><text:span text:style-name="T4">.</text:span><text:span text:style-name="T1">set</text:span><text:span text:style-name="T4">(</text:span><text:span text:style-name="T1">b</text:span><text:span text:style-name="T4">,</text:span><text:span text:style-name="T1"> </text:span><text:span text:style-name="T6">"G30: Go to zero via point"</text:span><text:span text:style-name="T4">)</text:span></text:p>
      <text:p text:style-name="P4"/>
      <text:p text:style-name="P1"><text:span text:style-name="T1"><text:tab/><text:tab/>col </text:span><text:span text:style-name="T4">+=</text:span><text:span text:style-name="T1"> </text:span><text:span text:style-name="T8">1</text:span></text:p>
      <text:p text:style-name="P1"><text:span text:style-name="T1"><text:tab/><text:tab/>b </text:span><text:span text:style-name="T4">=</text:span><text:span text:style-name="T1"> Button</text:span><text:span text:style-name="T4">(</text:span><text:span text:style-name="T1">lframe</text:span><text:span text:style-name="T4">,</text:span><text:span text:style-name="T1"> text</text:span><text:span text:style-name="T4">=</text:span><text:span text:style-name="T6">"G92"</text:span><text:span text:style-name="T4">,</text:span><text:span text:style-name="T1"> padx</text:span><text:span text:style-name="T4">=</text:span><text:span text:style-name="T8">2</text:span><text:span text:style-name="T4">,</text:span><text:span text:style-name="T1"> pady</text:span><text:span text:style-name="T4">=</text:span><text:span text:style-name="T8">2</text:span><text:span text:style-name="T4">,</text:span><text:span text:style-name="T1"> command</text:span><text:span text:style-name="T4">=</text:span><text:span text:style-name="T1">self</text:span><text:span text:style-name="T4">.</text:span><text:span text:style-name="T1">g92Command</text:span><text:span text:style-name="T4">)</text:span></text:p>
      <text:p text:style-name="P1"><text:span text:style-name="T1"><text:tab/><text:tab/>b</text:span><text:span text:style-name="T4">.</text:span><text:span text:style-name="T1">grid</text:span><text:span text:style-name="T4">(</text:span><text:span text:style-name="T1">row</text:span><text:span text:style-name="T4">=</text:span><text:span text:style-name="T1">row</text:span><text:span text:style-name="T4">,</text:span><text:span text:style-name="T1"> column</text:span><text:span text:style-name="T4">=</text:span><text:span text:style-name="T1">col</text:span><text:span text:style-name="T4">,</text:span><text:span text:style-name="T1"> <text:s/>sticky</text:span><text:span text:style-name="T4">=</text:span><text:span text:style-name="T1">NSEW</text:span><text:span text:style-name="T4">)</text:span></text:p>
      <text:p text:style-name="P1"><text:span text:style-name="T1"><text:tab/><text:tab/>self</text:span><text:span text:style-name="T4">.</text:span><text:span text:style-name="T1">widgets</text:span><text:span text:style-name="T4">.</text:span><text:span text:style-name="T1">append</text:span><text:span text:style-name="T4">(</text:span><text:span text:style-name="T1">b</text:span><text:span text:style-name="T4">)</text:span></text:p>
      <text:p text:style-name="P1"><text:soft-page-break/><text:span text:style-name="T1"><text:tab/><text:tab/>tkExtra</text:span><text:span text:style-name="T4">.</text:span><text:span text:style-name="T1">Balloon</text:span><text:span text:style-name="T4">.</text:span><text:span text:style-name="T1">set</text:span><text:span text:style-name="T4">(</text:span><text:span text:style-name="T1">b</text:span><text:span text:style-name="T4">,</text:span><text:span text:style-name="T1"> </text:span><text:span text:style-name="T6">"G92: Set zero system (LEGACY)"</text:span><text:span text:style-name="T4">)</text:span></text:p>
      <text:p text:style-name="P4"/>
      <text:p text:style-name="P1"><text:span text:style-name="T1"><text:tab/><text:tab/>lframe</text:span><text:span text:style-name="T4">.</text:span><text:span text:style-name="T1">grid_columnconfigure</text:span><text:span text:style-name="T4">(</text:span><text:span text:style-name="T8">1</text:span><text:span text:style-name="T4">,</text:span><text:span text:style-name="T1">weight</text:span><text:span text:style-name="T4">=</text:span><text:span text:style-name="T8">1</text:span><text:span text:style-name="T4">)</text:span></text:p>
      <text:p text:style-name="P1"><text:span text:style-name="T1"><text:tab/><text:tab/>lframe</text:span><text:span text:style-name="T4">.</text:span><text:span text:style-name="T1">grid_columnconfigure</text:span><text:span text:style-name="T4">(</text:span><text:span text:style-name="T8">2</text:span><text:span text:style-name="T4">,</text:span><text:span text:style-name="T1">weight</text:span><text:span text:style-name="T4">=</text:span><text:span text:style-name="T8">1</text:span><text:span text:style-name="T4">)</text:span></text:p>
      <text:p text:style-name="P1"><text:span text:style-name="T1"><text:tab/><text:tab/>lframe</text:span><text:span text:style-name="T4">.</text:span><text:span text:style-name="T1">grid_columnconfigure</text:span><text:span text:style-name="T4">(</text:span><text:span text:style-name="T8">3</text:span><text:span text:style-name="T4">,</text:span><text:span text:style-name="T1">weight</text:span><text:span text:style-name="T4">=</text:span><text:span text:style-name="T8">1</text:span><text:span text:style-name="T4">)</text:span></text:p>
      <text:p text:style-name="P4"/>
      <text:p text:style-name="P1"><text:span text:style-name="T1"><text:tab/><text:tab/></text:span><text:span text:style-name="T10"># ---- WorkSpace ----</text:span></text:p>
      <text:p text:style-name="P1"><text:span text:style-name="T1"><text:tab/><text:tab/></text:span><text:span text:style-name="T10">#frame = self.tabPage["Probe"]</text:span></text:p>
      <text:p text:style-name="P4"/>
      <text:p text:style-name="P1"><text:span text:style-name="T1"><text:tab/><text:tab/></text:span><text:span text:style-name="T10"># WorkSpace -&gt; Probe</text:span></text:p>
      <text:p text:style-name="P1"><text:span text:style-name="T1"><text:tab/><text:tab/>lframe </text:span><text:span text:style-name="T4">=</text:span><text:span text:style-name="T1"> LabelFrame</text:span><text:span text:style-name="T4">(</text:span><text:span text:style-name="T1">frame</text:span><text:span text:style-name="T4">,</text:span><text:span text:style-name="T1"> text</text:span><text:span text:style-name="T4">=</text:span><text:span text:style-name="T6">"Probe"</text:span><text:span text:style-name="T4">,</text:span><text:span text:style-name="T1"> foreground</text:span><text:span text:style-name="T4">=</text:span><text:span text:style-name="T6">"DarkBlue"</text:span><text:span text:style-name="T4">)</text:span></text:p>
      <text:p text:style-name="P1"><text:span text:style-name="T1"><text:tab/><text:tab/>lframe</text:span><text:span text:style-name="T4">.</text:span><text:span text:style-name="T1">pack</text:span><text:span text:style-name="T4">(</text:span><text:span text:style-name="T1">side</text:span><text:span text:style-name="T4">=</text:span><text:span text:style-name="T1">TOP</text:span><text:span text:style-name="T4">,</text:span><text:span text:style-name="T1"> fill</text:span><text:span text:style-name="T4">=</text:span><text:span text:style-name="T1">X</text:span><text:span text:style-name="T4">)</text:span></text:p>
      <text:p text:style-name="P4"/>
      <text:p text:style-name="P1"><text:span text:style-name="T1"><text:tab/><text:tab/>row</text:span><text:span text:style-name="T4">,</text:span><text:span text:style-name="T1">col </text:span><text:span text:style-name="T4">=</text:span><text:span text:style-name="T1"> </text:span><text:span text:style-name="T8">0</text:span><text:span text:style-name="T4">,</text:span><text:span text:style-name="T8">0</text:span></text:p>
      <text:p text:style-name="P1"><text:span text:style-name="T1"><text:tab/><text:tab/>Label</text:span><text:span text:style-name="T4">(</text:span><text:span text:style-name="T1">lframe</text:span><text:span text:style-name="T4">,</text:span><text:span text:style-name="T1"> text</text:span><text:span text:style-name="T4">=</text:span><text:span text:style-name="T6">"Probe:"</text:span><text:span text:style-name="T4">).</text:span><text:span text:style-name="T1">grid</text:span><text:span text:style-name="T4">(</text:span><text:span text:style-name="T1">row</text:span><text:span text:style-name="T4">=</text:span><text:span text:style-name="T1">row</text:span><text:span text:style-name="T4">,</text:span><text:span text:style-name="T1"> column</text:span><text:span text:style-name="T4">=</text:span><text:span text:style-name="T1">col</text:span><text:span text:style-name="T4">,</text:span><text:span text:style-name="T1"> sticky</text:span><text:span text:style-name="T4">=</text:span><text:span text:style-name="T1">E</text:span><text:span text:style-name="T4">)</text:span></text:p>
      <text:p text:style-name="P4"/>
      <text:p text:style-name="P1"><text:span text:style-name="T1"><text:tab/><text:tab/>col </text:span><text:span text:style-name="T4">+=</text:span><text:span text:style-name="T1"> </text:span><text:span text:style-name="T8">1</text:span></text:p>
      <text:p text:style-name="P1"><text:span text:style-name="T1"><text:tab/><text:tab/>self</text:span><text:span text:style-name="T4">.</text:span><text:span text:style-name="T1">_probeX </text:span><text:span text:style-name="T4">=</text:span><text:span text:style-name="T1"> Label</text:span><text:span text:style-name="T4">(</text:span><text:span text:style-name="T1">lframe</text:span><text:span text:style-name="T4">,</text:span><text:span text:style-name="T1"> foreground</text:span><text:span text:style-name="T4">=</text:span><text:span text:style-name="T6">"DarkBlue"</text:span><text:span text:style-name="T4">,</text:span><text:span text:style-name="T1"> background</text:span><text:span text:style-name="T4">=</text:span><text:span text:style-name="T6">"gray95"</text:span><text:span text:style-name="T4">)</text:span></text:p>
      <text:p text:style-name="P1"><text:span text:style-name="T1"><text:tab/><text:tab/>self</text:span><text:span text:style-name="T4">.</text:span><text:span text:style-name="T1">_probeX</text:span><text:span text:style-name="T4">.</text:span><text:span text:style-name="T1">grid</text:span><text:span text:style-name="T4">(</text:span><text:span text:style-name="T1">row</text:span><text:span text:style-name="T4">=</text:span><text:span text:style-name="T1">row</text:span><text:span text:style-name="T4">,</text:span><text:span text:style-name="T1"> column</text:span><text:span text:style-name="T4">=</text:span><text:span text:style-name="T1">col</text:span><text:span text:style-name="T4">,</text:span><text:span text:style-name="T1"> padx</text:span><text:span text:style-name="T4">=</text:span><text:span text:style-name="T8">1</text:span><text:span text:style-name="T4">,</text:span><text:span text:style-name="T1"> sticky</text:span><text:span text:style-name="T4">=</text:span><text:span text:style-name="T1">EW</text:span><text:span text:style-name="T4">+</text:span><text:span text:style-name="T1">S</text:span><text:span text:style-name="T4">)</text:span></text:p>
      <text:p text:style-name="P4"/>
      <text:p text:style-name="P1"><text:span text:style-name="T1"><text:tab/><text:tab/>col </text:span><text:span text:style-name="T4">+=</text:span><text:span text:style-name="T1"> </text:span><text:span text:style-name="T8">1</text:span></text:p>
      <text:p text:style-name="P1"><text:span text:style-name="T1"><text:tab/><text:tab/>self</text:span><text:span text:style-name="T4">.</text:span><text:span text:style-name="T1">_probeY </text:span><text:span text:style-name="T4">=</text:span><text:span text:style-name="T1"> Label</text:span><text:span text:style-name="T4">(</text:span><text:span text:style-name="T1">lframe</text:span><text:span text:style-name="T4">,</text:span><text:span text:style-name="T1"> foreground</text:span><text:span text:style-name="T4">=</text:span><text:span text:style-name="T6">"DarkBlue"</text:span><text:span text:style-name="T4">,</text:span><text:span text:style-name="T1"> background</text:span><text:span text:style-name="T4">=</text:span><text:span text:style-name="T6">"gray95"</text:span><text:span text:style-name="T4">)</text:span></text:p>
      <text:p text:style-name="P1"><text:span text:style-name="T1"><text:tab/><text:tab/>self</text:span><text:span text:style-name="T4">.</text:span><text:span text:style-name="T1">_probeY</text:span><text:span text:style-name="T4">.</text:span><text:span text:style-name="T1">grid</text:span><text:span text:style-name="T4">(</text:span><text:span text:style-name="T1">row</text:span><text:span text:style-name="T4">=</text:span><text:span text:style-name="T1">row</text:span><text:span text:style-name="T4">,</text:span><text:span text:style-name="T1"> column</text:span><text:span text:style-name="T4">=</text:span><text:span text:style-name="T1">col</text:span><text:span text:style-name="T4">,</text:span><text:span text:style-name="T1"> padx</text:span><text:span text:style-name="T4">=</text:span><text:span text:style-name="T8">1</text:span><text:span text:style-name="T4">,</text:span><text:span text:style-name="T1"> sticky</text:span><text:span text:style-name="T4">=</text:span><text:span text:style-name="T1">EW</text:span><text:span text:style-name="T4">+</text:span><text:span text:style-name="T1">S</text:span><text:span text:style-name="T4">)</text:span></text:p>
      <text:p text:style-name="P4"/>
      <text:p text:style-name="P1"><text:span text:style-name="T1"><text:tab/><text:tab/>col </text:span><text:span text:style-name="T4">+=</text:span><text:span text:style-name="T1"> </text:span><text:span text:style-name="T8">1</text:span></text:p>
      <text:p text:style-name="P1"><text:span text:style-name="T1"><text:tab/><text:tab/>self</text:span><text:span text:style-name="T4">.</text:span><text:span text:style-name="T1">_probeZ </text:span><text:span text:style-name="T4">=</text:span><text:span text:style-name="T1"> Label</text:span><text:span text:style-name="T4">(</text:span><text:span text:style-name="T1">lframe</text:span><text:span text:style-name="T4">,</text:span><text:span text:style-name="T1"> foreground</text:span><text:span text:style-name="T4">=</text:span><text:span text:style-name="T6">"DarkBlue"</text:span><text:span text:style-name="T4">,</text:span><text:span text:style-name="T1"> background</text:span><text:span text:style-name="T4">=</text:span><text:span text:style-name="T6">"gray95"</text:span><text:span text:style-name="T4">)</text:span></text:p>
      <text:p text:style-name="P1"><text:span text:style-name="T1"><text:tab/><text:tab/>self</text:span><text:span text:style-name="T4">.</text:span><text:span text:style-name="T1">_probeZ</text:span><text:span text:style-name="T4">.</text:span><text:span text:style-name="T1">grid</text:span><text:span text:style-name="T4">(</text:span><text:span text:style-name="T1">row</text:span><text:span text:style-name="T4">=</text:span><text:span text:style-name="T1">row</text:span><text:span text:style-name="T4">,</text:span><text:span text:style-name="T1"> column</text:span><text:span text:style-name="T4">=</text:span><text:span text:style-name="T1">col</text:span><text:span text:style-name="T4">,</text:span><text:span text:style-name="T1"> padx</text:span><text:span text:style-name="T4">=</text:span><text:span text:style-name="T8">1</text:span><text:span text:style-name="T4">,</text:span><text:span text:style-name="T1"> sticky</text:span><text:span text:style-name="T4">=</text:span><text:span text:style-name="T1">EW</text:span><text:span text:style-name="T4">+</text:span><text:span text:style-name="T1">S</text:span><text:span text:style-name="T4">)</text:span></text:p>
      <text:p text:style-name="P4"/>
      <text:p text:style-name="P1"><text:span text:style-name="T1"><text:tab/><text:tab/></text:span><text:span text:style-name="T10"># ---</text:span></text:p>
      <text:p text:style-name="P1"><text:span text:style-name="T1"><text:tab/><text:tab/>row</text:span><text:span text:style-name="T4">,</text:span><text:span text:style-name="T1">col </text:span><text:span text:style-name="T4">=</text:span><text:span text:style-name="T1"> row</text:span><text:span text:style-name="T4">+</text:span><text:span text:style-name="T8">1</text:span><text:span text:style-name="T4">,</text:span><text:span text:style-name="T8">0</text:span></text:p>
      <text:p text:style-name="P1"><text:span text:style-name="T1"><text:tab/><text:tab/>Label</text:span><text:span text:style-name="T4">(</text:span><text:span text:style-name="T1">lframe</text:span><text:span text:style-name="T4">,</text:span><text:span text:style-name="T1"> text</text:span><text:span text:style-name="T4">=</text:span><text:span text:style-name="T6">"Pos:"</text:span><text:span text:style-name="T4">).</text:span><text:span text:style-name="T1">grid</text:span><text:span text:style-name="T4">(</text:span><text:span text:style-name="T1">row</text:span><text:span text:style-name="T4">=</text:span><text:span text:style-name="T1">row</text:span><text:span text:style-name="T4">,</text:span><text:span text:style-name="T1"> column</text:span><text:span text:style-name="T4">=</text:span><text:span text:style-name="T1">col</text:span><text:span text:style-name="T4">,</text:span><text:span text:style-name="T1"> sticky</text:span><text:span text:style-name="T4">=</text:span><text:span text:style-name="T1">E</text:span><text:span text:style-name="T4">)</text:span></text:p>
      <text:p text:style-name="P4"/>
      <text:p text:style-name="P1"><text:span text:style-name="T1"><text:tab/><text:tab/>col </text:span><text:span text:style-name="T4">+=</text:span><text:span text:style-name="T1"> </text:span><text:span text:style-name="T8">1</text:span></text:p>
      <text:p text:style-name="P1"><text:span text:style-name="T1"><text:tab/><text:tab/>self</text:span><text:span text:style-name="T4">.</text:span><text:span text:style-name="T1">probeXdir </text:span><text:span text:style-name="T4">=</text:span><text:span text:style-name="T1"> tkExtra</text:span><text:span text:style-name="T4">.</text:span><text:span text:style-name="T1">FloatEntry</text:span><text:span text:style-name="T4">(</text:span><text:span text:style-name="T1">lframe</text:span><text:span text:style-name="T4">,</text:span><text:span text:style-name="T1"> background</text:span><text:span text:style-name="T4">=</text:span><text:span text:style-name="T6">"White"</text:span><text:span text:style-name="T4">)</text:span></text:p>
      <text:p text:style-name="P1"><text:span text:style-name="T1"><text:tab/><text:tab/>self</text:span><text:span text:style-name="T4">.</text:span><text:span text:style-name="T1">probeXdir</text:span><text:span text:style-name="T4">.</text:span><text:span text:style-name="T1">grid</text:span><text:span text:style-name="T4">(</text:span><text:span text:style-name="T1">row</text:span><text:span text:style-name="T4">=</text:span><text:span text:style-name="T1">row</text:span><text:span text:style-name="T4">,</text:span><text:span text:style-name="T1"> column</text:span><text:span text:style-name="T4">=</text:span><text:span text:style-name="T1">col</text:span><text:span text:style-name="T4">,</text:span><text:span text:style-name="T1"> sticky</text:span><text:span text:style-name="T4">=</text:span><text:span text:style-name="T1">EW</text:span><text:span text:style-name="T4">+</text:span><text:span text:style-name="T1">S</text:span><text:span text:style-name="T4">)</text:span></text:p>
      <text:p text:style-name="P1"><text:span text:style-name="T1"><text:tab/><text:tab/>tkExtra</text:span><text:span text:style-name="T4">.</text:span><text:span text:style-name="T1">Balloon</text:span><text:span text:style-name="T4">.</text:span><text:span text:style-name="T1">set</text:span><text:span text:style-name="T4">(</text:span><text:span text:style-name="T1">self</text:span><text:span text:style-name="T4">.</text:span><text:span text:style-name="T1">probeXdir</text:span><text:span text:style-name="T4">,</text:span><text:span text:style-name="T1"> </text:span><text:span text:style-name="T6">"Probe along X direction"</text:span><text:span text:style-name="T4">)</text:span></text:p>
      <text:p text:style-name="P1"><text:span text:style-name="T1"><text:tab/><text:tab/>self</text:span><text:span text:style-name="T4">.</text:span><text:span text:style-name="T1">widgets</text:span><text:span text:style-name="T4">.</text:span><text:span text:style-name="T1">append</text:span><text:span text:style-name="T4">(</text:span><text:span text:style-name="T1">self</text:span><text:span text:style-name="T4">.</text:span><text:span text:style-name="T1">probeXdir</text:span><text:span text:style-name="T4">)</text:span></text:p>
      <text:p text:style-name="P4"/>
      <text:p text:style-name="P1"><text:span text:style-name="T1"><text:tab/><text:tab/>col </text:span><text:span text:style-name="T4">+=</text:span><text:span text:style-name="T1"> </text:span><text:span text:style-name="T8">1</text:span></text:p>
      <text:p text:style-name="P1"><text:span text:style-name="T1"><text:tab/><text:tab/>self</text:span><text:span text:style-name="T4">.</text:span><text:span text:style-name="T1">probeYdir </text:span><text:span text:style-name="T4">=</text:span><text:span text:style-name="T1"> tkExtra</text:span><text:span text:style-name="T4">.</text:span><text:span text:style-name="T1">FloatEntry</text:span><text:span text:style-name="T4">(</text:span><text:span text:style-name="T1">lframe</text:span><text:span text:style-name="T4">,</text:span><text:span text:style-name="T1"> background</text:span><text:span text:style-name="T4">=</text:span><text:span text:style-name="T6">"White"</text:span><text:span text:style-name="T4">)</text:span></text:p>
      <text:p text:style-name="P1"><text:span text:style-name="T1"><text:tab/><text:tab/>self</text:span><text:span text:style-name="T4">.</text:span><text:span text:style-name="T1">probeYdir</text:span><text:span text:style-name="T4">.</text:span><text:span text:style-name="T1">grid</text:span><text:span text:style-name="T4">(</text:span><text:span text:style-name="T1">row</text:span><text:span text:style-name="T4">=</text:span><text:span text:style-name="T1">row</text:span><text:span text:style-name="T4">,</text:span><text:span text:style-name="T1"> column</text:span><text:span text:style-name="T4">=</text:span><text:span text:style-name="T1">col</text:span><text:span text:style-name="T4">,</text:span><text:span text:style-name="T1"> sticky</text:span><text:span text:style-name="T4">=</text:span><text:span text:style-name="T1">EW</text:span><text:span text:style-name="T4">+</text:span><text:span text:style-name="T1">S</text:span><text:span text:style-name="T4">)</text:span></text:p>
      <text:p text:style-name="P1"><text:span text:style-name="T1"><text:tab/><text:tab/>tkExtra</text:span><text:span text:style-name="T4">.</text:span><text:span text:style-name="T1">Balloon</text:span><text:span text:style-name="T4">.</text:span><text:span text:style-name="T1">set</text:span><text:span text:style-name="T4">(</text:span><text:span text:style-name="T1">self</text:span><text:span text:style-name="T4">.</text:span><text:span text:style-name="T1">probeYdir</text:span><text:span text:style-name="T4">,</text:span><text:span text:style-name="T1"> </text:span><text:span text:style-name="T6">"Probe along Y direction"</text:span><text:span text:style-name="T4">)</text:span></text:p>
      <text:p text:style-name="P1"><text:span text:style-name="T1"><text:tab/><text:tab/>self</text:span><text:span text:style-name="T4">.</text:span><text:span text:style-name="T1">widgets</text:span><text:span text:style-name="T4">.</text:span><text:span text:style-name="T1">append</text:span><text:span text:style-name="T4">(</text:span><text:span text:style-name="T1">self</text:span><text:span text:style-name="T4">.</text:span><text:span text:style-name="T1">probeYdir</text:span><text:span text:style-name="T4">)</text:span></text:p>
      <text:p text:style-name="P4"/>
      <text:p text:style-name="P1"><text:span text:style-name="T1"><text:tab/><text:tab/>col </text:span><text:span text:style-name="T4">+=</text:span><text:span text:style-name="T1"> </text:span><text:span text:style-name="T8">1</text:span></text:p>
      <text:p text:style-name="P1"><text:span text:style-name="T1"><text:tab/><text:tab/>self</text:span><text:span text:style-name="T4">.</text:span><text:span text:style-name="T1">probeZdir </text:span><text:span text:style-name="T4">=</text:span><text:span text:style-name="T1"> tkExtra</text:span><text:span text:style-name="T4">.</text:span><text:span text:style-name="T1">FloatEntry</text:span><text:span text:style-name="T4">(</text:span><text:span text:style-name="T1">lframe</text:span><text:span text:style-name="T4">,</text:span><text:span text:style-name="T1"> background</text:span><text:span text:style-name="T4">=</text:span><text:span text:style-name="T6">"White"</text:span><text:span text:style-name="T4">)</text:span></text:p>
      <text:p text:style-name="P1"><text:span text:style-name="T1"><text:tab/><text:tab/>self</text:span><text:span text:style-name="T4">.</text:span><text:span text:style-name="T1">probeZdir</text:span><text:span text:style-name="T4">.</text:span><text:span text:style-name="T1">grid</text:span><text:span text:style-name="T4">(</text:span><text:span text:style-name="T1">row</text:span><text:span text:style-name="T4">=</text:span><text:span text:style-name="T1">row</text:span><text:span text:style-name="T4">,</text:span><text:span text:style-name="T1"> column</text:span><text:span text:style-name="T4">=</text:span><text:span text:style-name="T1">col</text:span><text:span text:style-name="T4">,</text:span><text:span text:style-name="T1"> sticky</text:span><text:span text:style-name="T4">=</text:span><text:span text:style-name="T1">EW</text:span><text:span text:style-name="T4">+</text:span><text:span text:style-name="T1">S</text:span><text:span text:style-name="T4">)</text:span></text:p>
      <text:p text:style-name="P1"><text:span text:style-name="T1"><text:tab/><text:tab/>tkExtra</text:span><text:span text:style-name="T4">.</text:span><text:span text:style-name="T1">Balloon</text:span><text:span text:style-name="T4">.</text:span><text:span text:style-name="T1">set</text:span><text:span text:style-name="T4">(</text:span><text:span text:style-name="T1">self</text:span><text:span text:style-name="T4">.</text:span><text:span text:style-name="T1">probeZdir</text:span><text:span text:style-name="T4">,</text:span><text:span text:style-name="T1"> </text:span><text:span text:style-name="T6">"Probe along Z direction"</text:span><text:span text:style-name="T4">)</text:span></text:p>
      <text:p text:style-name="P1"><text:span text:style-name="T1"><text:tab/><text:tab/>self</text:span><text:span text:style-name="T4">.</text:span><text:span text:style-name="T1">widgets</text:span><text:span text:style-name="T4">.</text:span><text:span text:style-name="T1">append</text:span><text:span text:style-name="T4">(</text:span><text:span text:style-name="T1">self</text:span><text:span text:style-name="T4">.</text:span><text:span text:style-name="T1">probeZdir</text:span><text:span text:style-name="T4">)</text:span></text:p>
      <text:p text:style-name="P4"/>
      <text:p text:style-name="P1"><text:span text:style-name="T1"><text:tab/><text:tab/></text:span><text:span text:style-name="T10"># ---</text:span></text:p>
      <text:p text:style-name="P1"><text:span text:style-name="T1"><text:tab/><text:tab/>row </text:span><text:span text:style-name="T4">+=</text:span><text:span text:style-name="T1"> </text:span><text:span text:style-name="T8">1</text:span></text:p>
      <text:p text:style-name="P1"><text:span text:style-name="T1"><text:tab/><text:tab/>b </text:span><text:span text:style-name="T4">=</text:span><text:span text:style-name="T1"> Button</text:span><text:span text:style-name="T4">(</text:span><text:span text:style-name="T1">lframe</text:span><text:span text:style-name="T4">,</text:span><text:span text:style-name="T1"> text</text:span><text:span text:style-name="T4">=</text:span><text:span text:style-name="T6">"Probe"</text:span><text:span text:style-name="T4">,</text:span><text:span text:style-name="T1"> command</text:span><text:span text:style-name="T4">=</text:span><text:span text:style-name="T1">self</text:span><text:span text:style-name="T4">.</text:span><text:span text:style-name="T1">probeOne</text:span><text:span text:style-name="T4">)</text:span></text:p>
      <text:p text:style-name="P1"><text:span text:style-name="T1"><text:tab/><text:tab/>b</text:span><text:span text:style-name="T4">.</text:span><text:span text:style-name="T1">grid</text:span><text:span text:style-name="T4">(</text:span><text:span text:style-name="T1">row</text:span><text:span text:style-name="T4">=</text:span><text:span text:style-name="T1">row</text:span><text:span text:style-name="T4">,</text:span><text:span text:style-name="T1"> column</text:span><text:span text:style-name="T4">=</text:span><text:span text:style-name="T1">col</text:span><text:span text:style-name="T4">,</text:span><text:span text:style-name="T1"> sticky</text:span><text:span text:style-name="T4">=</text:span><text:span text:style-name="T1">E</text:span><text:span text:style-name="T4">)</text:span></text:p>
      <text:p text:style-name="P1"><text:span text:style-name="T1"><text:tab/><text:tab/>tkExtra</text:span><text:span text:style-name="T4">.</text:span><text:span text:style-name="T1">Balloon</text:span><text:span text:style-name="T4">.</text:span><text:span text:style-name="T1">set</text:span><text:span text:style-name="T4">(</text:span><text:span text:style-name="T1">b</text:span><text:span text:style-name="T4">,</text:span><text:span text:style-name="T1"> </text:span><text:span text:style-name="T6">"Probe one point. Using the feed below"</text:span><text:span text:style-name="T4">)</text:span></text:p>
      <text:p text:style-name="P1"><text:span text:style-name="T1"><text:tab/><text:tab/>self</text:span><text:span text:style-name="T4">.</text:span><text:span text:style-name="T1">widgets</text:span><text:span text:style-name="T4">.</text:span><text:span text:style-name="T1">append</text:span><text:span text:style-name="T4">(</text:span><text:span text:style-name="T1">b</text:span><text:span text:style-name="T4">)</text:span></text:p>
      <text:p text:style-name="P4"/>
      <text:p text:style-name="P1"><text:span text:style-name="T1"><text:tab/><text:tab/>lframe</text:span><text:span text:style-name="T4">.</text:span><text:span text:style-name="T1">grid_columnconfigure</text:span><text:span text:style-name="T4">(</text:span><text:span text:style-name="T8">1</text:span><text:span text:style-name="T4">,</text:span><text:span text:style-name="T1">weight</text:span><text:span text:style-name="T4">=</text:span><text:span text:style-name="T8">1</text:span><text:span text:style-name="T4">)</text:span></text:p>
      <text:p text:style-name="P1"><text:span text:style-name="T1"><text:tab/><text:tab/>lframe</text:span><text:span text:style-name="T4">.</text:span><text:span text:style-name="T1">grid_columnconfigure</text:span><text:span text:style-name="T4">(</text:span><text:span text:style-name="T8">2</text:span><text:span text:style-name="T4">,</text:span><text:span text:style-name="T1">weight</text:span><text:span text:style-name="T4">=</text:span><text:span text:style-name="T8">1</text:span><text:span text:style-name="T4">)</text:span></text:p>
      <text:p text:style-name="P1"><text:span text:style-name="T1"><text:tab/><text:tab/>lframe</text:span><text:span text:style-name="T4">.</text:span><text:span text:style-name="T1">grid_columnconfigure</text:span><text:span text:style-name="T4">(</text:span><text:span text:style-name="T8">3</text:span><text:span text:style-name="T4">,</text:span><text:span text:style-name="T1">weight</text:span><text:span text:style-name="T4">=</text:span><text:span text:style-name="T8">1</text:span><text:span text:style-name="T4">)</text:span></text:p>
      <text:p text:style-name="P4"/>
      <text:p text:style-name="P1"><text:span text:style-name="T1"><text:tab/><text:tab/></text:span><text:span text:style-name="T10"># WorkSpace -&gt; Autolevel</text:span></text:p>
      <text:p text:style-name="P1"><text:span text:style-name="T1"><text:tab/><text:tab/>lframe </text:span><text:span text:style-name="T4">=</text:span><text:span text:style-name="T1"> LabelFrame</text:span><text:span text:style-name="T4">(</text:span><text:span text:style-name="T1">frame</text:span><text:span text:style-name="T4">,</text:span><text:span text:style-name="T1"> text</text:span><text:span text:style-name="T4">=</text:span><text:span text:style-name="T6">"Autolevel"</text:span><text:span text:style-name="T4">,</text:span><text:span text:style-name="T1"> foreground</text:span><text:span text:style-name="T4">=</text:span><text:span text:style-name="T6">"DarkBlue"</text:span><text:span text:style-name="T4">)</text:span></text:p>
      <text:p text:style-name="P1"><text:span text:style-name="T1"><text:tab/><text:tab/>lframe</text:span><text:span text:style-name="T4">.</text:span><text:span text:style-name="T1">pack</text:span><text:span text:style-name="T4">(</text:span><text:span text:style-name="T1">side</text:span><text:span text:style-name="T4">=</text:span><text:span text:style-name="T1">TOP</text:span><text:span text:style-name="T4">,</text:span><text:span text:style-name="T1"> fill</text:span><text:span text:style-name="T4">=</text:span><text:span text:style-name="T1">X</text:span><text:span text:style-name="T4">)</text:span></text:p>
      <text:p text:style-name="P4"><text:soft-page-break/></text:p>
      <text:p text:style-name="P1"><text:span text:style-name="T1"><text:tab/><text:tab/>row</text:span><text:span text:style-name="T4">,</text:span><text:span text:style-name="T1">col </text:span><text:span text:style-name="T4">=</text:span><text:span text:style-name="T1"> </text:span><text:span text:style-name="T8">0</text:span><text:span text:style-name="T4">,</text:span><text:span text:style-name="T8">0</text:span></text:p>
      <text:p text:style-name="P1"><text:span text:style-name="T1"><text:tab/><text:tab/></text:span><text:span text:style-name="T10"># Empty</text:span></text:p>
      <text:p text:style-name="P1"><text:span text:style-name="T1"><text:tab/><text:tab/>col </text:span><text:span text:style-name="T4">+=</text:span><text:span text:style-name="T1"> </text:span><text:span text:style-name="T8">1</text:span></text:p>
      <text:p text:style-name="P1"><text:span text:style-name="T1"><text:tab/><text:tab/>Label</text:span><text:span text:style-name="T4">(</text:span><text:span text:style-name="T1">lframe</text:span><text:span text:style-name="T4">,</text:span><text:span text:style-name="T1"> text</text:span><text:span text:style-name="T4">=</text:span><text:span text:style-name="T6">"Min"</text:span><text:span text:style-name="T4">).</text:span><text:span text:style-name="T1">grid</text:span><text:span text:style-name="T4">(</text:span><text:span text:style-name="T1">row</text:span><text:span text:style-name="T4">=</text:span><text:span text:style-name="T1">row</text:span><text:span text:style-name="T4">,</text:span><text:span text:style-name="T1"> column</text:span><text:span text:style-name="T4">=</text:span><text:span text:style-name="T1">col</text:span><text:span text:style-name="T4">,</text:span><text:span text:style-name="T1"> sticky</text:span><text:span text:style-name="T4">=</text:span><text:span text:style-name="T1">EW</text:span><text:span text:style-name="T4">)</text:span></text:p>
      <text:p text:style-name="P1"><text:span text:style-name="T1"><text:tab/><text:tab/>col </text:span><text:span text:style-name="T4">+=</text:span><text:span text:style-name="T1"> </text:span><text:span text:style-name="T8">1</text:span></text:p>
      <text:p text:style-name="P1"><text:span text:style-name="T1"><text:tab/><text:tab/>Label</text:span><text:span text:style-name="T4">(</text:span><text:span text:style-name="T1">lframe</text:span><text:span text:style-name="T4">,</text:span><text:span text:style-name="T1"> text</text:span><text:span text:style-name="T4">=</text:span><text:span text:style-name="T6">"Max"</text:span><text:span text:style-name="T4">).</text:span><text:span text:style-name="T1">grid</text:span><text:span text:style-name="T4">(</text:span><text:span text:style-name="T1">row</text:span><text:span text:style-name="T4">=</text:span><text:span text:style-name="T1">row</text:span><text:span text:style-name="T4">,</text:span><text:span text:style-name="T1"> column</text:span><text:span text:style-name="T4">=</text:span><text:span text:style-name="T1">col</text:span><text:span text:style-name="T4">,</text:span><text:span text:style-name="T1"> sticky</text:span><text:span text:style-name="T4">=</text:span><text:span text:style-name="T1">EW</text:span><text:span text:style-name="T4">)</text:span></text:p>
      <text:p text:style-name="P1"><text:span text:style-name="T1"><text:tab/><text:tab/>col </text:span><text:span text:style-name="T4">+=</text:span><text:span text:style-name="T1"> </text:span><text:span text:style-name="T8">1</text:span></text:p>
      <text:p text:style-name="P1"><text:span text:style-name="T1"><text:tab/><text:tab/>Label</text:span><text:span text:style-name="T4">(</text:span><text:span text:style-name="T1">lframe</text:span><text:span text:style-name="T4">,</text:span><text:span text:style-name="T1"> text</text:span><text:span text:style-name="T4">=</text:span><text:span text:style-name="T6">"Step"</text:span><text:span text:style-name="T4">).</text:span><text:span text:style-name="T1">grid</text:span><text:span text:style-name="T4">(</text:span><text:span text:style-name="T1">row</text:span><text:span text:style-name="T4">=</text:span><text:span text:style-name="T1">row</text:span><text:span text:style-name="T4">,</text:span><text:span text:style-name="T1"> column</text:span><text:span text:style-name="T4">=</text:span><text:span text:style-name="T1">col</text:span><text:span text:style-name="T4">,</text:span><text:span text:style-name="T1"> sticky</text:span><text:span text:style-name="T4">=</text:span><text:span text:style-name="T1">EW</text:span><text:span text:style-name="T4">)</text:span></text:p>
      <text:p text:style-name="P1"><text:span text:style-name="T1"><text:tab/><text:tab/>col </text:span><text:span text:style-name="T4">+=</text:span><text:span text:style-name="T1"> </text:span><text:span text:style-name="T8">1</text:span></text:p>
      <text:p text:style-name="P1"><text:span text:style-name="T1"><text:tab/><text:tab/>Label</text:span><text:span text:style-name="T4">(</text:span><text:span text:style-name="T1">lframe</text:span><text:span text:style-name="T4">,</text:span><text:span text:style-name="T1"> text</text:span><text:span text:style-name="T4">=</text:span><text:span text:style-name="T6">"N"</text:span><text:span text:style-name="T4">).</text:span><text:span text:style-name="T1">grid</text:span><text:span text:style-name="T4">(</text:span><text:span text:style-name="T1">row</text:span><text:span text:style-name="T4">=</text:span><text:span text:style-name="T1">row</text:span><text:span text:style-name="T4">,</text:span><text:span text:style-name="T1"> column</text:span><text:span text:style-name="T4">=</text:span><text:span text:style-name="T1">col</text:span><text:span text:style-name="T4">,</text:span><text:span text:style-name="T1"> sticky</text:span><text:span text:style-name="T4">=</text:span><text:span text:style-name="T1">EW</text:span><text:span text:style-name="T4">)</text:span></text:p>
      <text:p text:style-name="P4"/>
      <text:p text:style-name="P1"><text:span text:style-name="T1"><text:tab/><text:tab/></text:span><text:span text:style-name="T10"># --- X ---</text:span></text:p>
      <text:p text:style-name="P1"><text:span text:style-name="T1"><text:tab/><text:tab/>row </text:span><text:span text:style-name="T4">+=</text:span><text:span text:style-name="T1"> </text:span><text:span text:style-name="T8">1</text:span></text:p>
      <text:p text:style-name="P1"><text:span text:style-name="T1"><text:tab/><text:tab/>col </text:span><text:span text:style-name="T4">=</text:span><text:span text:style-name="T1"> </text:span><text:span text:style-name="T8">0</text:span></text:p>
      <text:p text:style-name="P1"><text:span text:style-name="T1"><text:tab/><text:tab/>Label</text:span><text:span text:style-name="T4">(</text:span><text:span text:style-name="T1">lframe</text:span><text:span text:style-name="T4">,</text:span><text:span text:style-name="T1"> text</text:span><text:span text:style-name="T4">=</text:span><text:span text:style-name="T6">"X:"</text:span><text:span text:style-name="T4">).</text:span><text:span text:style-name="T1">grid</text:span><text:span text:style-name="T4">(</text:span><text:span text:style-name="T1">row</text:span><text:span text:style-name="T4">=</text:span><text:span text:style-name="T1">row</text:span><text:span text:style-name="T4">,</text:span><text:span text:style-name="T1"> column</text:span><text:span text:style-name="T4">=</text:span><text:span text:style-name="T1">col</text:span><text:span text:style-name="T4">,</text:span><text:span text:style-name="T1"> sticky</text:span><text:span text:style-name="T4">=</text:span><text:span text:style-name="T1">E</text:span><text:span text:style-name="T4">)</text:span></text:p>
      <text:p text:style-name="P1"><text:span text:style-name="T1"><text:tab/><text:tab/>col </text:span><text:span text:style-name="T4">+=</text:span><text:span text:style-name="T1"> </text:span><text:span text:style-name="T8">1</text:span></text:p>
      <text:p text:style-name="P1"><text:span text:style-name="T1"><text:tab/><text:tab/>self</text:span><text:span text:style-name="T4">.</text:span><text:span text:style-name="T1">probeXmin </text:span><text:span text:style-name="T4">=</text:span><text:span text:style-name="T1"> tkExtra</text:span><text:span text:style-name="T4">.</text:span><text:span text:style-name="T1">FloatEntry</text:span><text:span text:style-name="T4">(</text:span><text:span text:style-name="T1">lframe</text:span><text:span text:style-name="T4">,</text:span><text:span text:style-name="T1"> background</text:span><text:span text:style-name="T4">=</text:span><text:span text:style-name="T6">"White"</text:span><text:span text:style-name="T4">,</text:span><text:span text:style-name="T1"> width</text:span><text:span text:style-name="T4">=</text:span><text:span text:style-name="T8">5</text:span><text:span text:style-name="T4">)</text:span></text:p>
      <text:p text:style-name="P1"><text:span text:style-name="T1"><text:tab/><text:tab/>self</text:span><text:span text:style-name="T4">.</text:span><text:span text:style-name="T1">probeXmin</text:span><text:span text:style-name="T4">.</text:span><text:span text:style-name="T1">grid</text:span><text:span text:style-name="T4">(</text:span><text:span text:style-name="T1">row</text:span><text:span text:style-name="T4">=</text:span><text:span text:style-name="T1">row</text:span><text:span text:style-name="T4">,</text:span><text:span text:style-name="T1"> column</text:span><text:span text:style-name="T4">=</text:span><text:span text:style-name="T1">col</text:span><text:span text:style-name="T4">,</text:span><text:span text:style-name="T1"> sticky</text:span><text:span text:style-name="T4">=</text:span><text:span text:style-name="T1">EW</text:span><text:span text:style-name="T4">)</text:span></text:p>
      <text:p text:style-name="P1"><text:span text:style-name="T1"><text:tab/><text:tab/>tkExtra</text:span><text:span text:style-name="T4">.</text:span><text:span text:style-name="T1">Balloon</text:span><text:span text:style-name="T4">.</text:span><text:span text:style-name="T1">set</text:span><text:span text:style-name="T4">(</text:span><text:span text:style-name="T1">self</text:span><text:span text:style-name="T4">.</text:span><text:span text:style-name="T1">probeXmin</text:span><text:span text:style-name="T4">,</text:span><text:span text:style-name="T1"> </text:span><text:span text:style-name="T6">"X minimum"</text:span><text:span text:style-name="T4">)</text:span></text:p>
      <text:p text:style-name="P1"><text:span text:style-name="T1"><text:tab/><text:tab/>self</text:span><text:span text:style-name="T4">.</text:span><text:span text:style-name="T1">widgets</text:span><text:span text:style-name="T4">.</text:span><text:span text:style-name="T1">append</text:span><text:span text:style-name="T4">(</text:span><text:span text:style-name="T1">self</text:span><text:span text:style-name="T4">.</text:span><text:span text:style-name="T1">probeXmin</text:span><text:span text:style-name="T4">)</text:span></text:p>
      <text:p text:style-name="P4"/>
      <text:p text:style-name="P1"><text:span text:style-name="T1"><text:tab/><text:tab/>col </text:span><text:span text:style-name="T4">+=</text:span><text:span text:style-name="T1"> </text:span><text:span text:style-name="T8">1</text:span></text:p>
      <text:p text:style-name="P1"><text:span text:style-name="T1"><text:tab/><text:tab/>self</text:span><text:span text:style-name="T4">.</text:span><text:span text:style-name="T1">probeXmax </text:span><text:span text:style-name="T4">=</text:span><text:span text:style-name="T1"> tkExtra</text:span><text:span text:style-name="T4">.</text:span><text:span text:style-name="T1">FloatEntry</text:span><text:span text:style-name="T4">(</text:span><text:span text:style-name="T1">lframe</text:span><text:span text:style-name="T4">,</text:span><text:span text:style-name="T1"> background</text:span><text:span text:style-name="T4">=</text:span><text:span text:style-name="T6">"White"</text:span><text:span text:style-name="T4">,</text:span><text:span text:style-name="T1"> width</text:span><text:span text:style-name="T4">=</text:span><text:span text:style-name="T8">5</text:span><text:span text:style-name="T4">)</text:span></text:p>
      <text:p text:style-name="P1"><text:span text:style-name="T1"><text:tab/><text:tab/>self</text:span><text:span text:style-name="T4">.</text:span><text:span text:style-name="T1">probeXmax</text:span><text:span text:style-name="T4">.</text:span><text:span text:style-name="T1">grid</text:span><text:span text:style-name="T4">(</text:span><text:span text:style-name="T1">row</text:span><text:span text:style-name="T4">=</text:span><text:span text:style-name="T1">row</text:span><text:span text:style-name="T4">,</text:span><text:span text:style-name="T1"> column</text:span><text:span text:style-name="T4">=</text:span><text:span text:style-name="T1">col</text:span><text:span text:style-name="T4">,</text:span><text:span text:style-name="T1"> sticky</text:span><text:span text:style-name="T4">=</text:span><text:span text:style-name="T1">EW</text:span><text:span text:style-name="T4">)</text:span></text:p>
      <text:p text:style-name="P1"><text:span text:style-name="T1"><text:tab/><text:tab/>tkExtra</text:span><text:span text:style-name="T4">.</text:span><text:span text:style-name="T1">Balloon</text:span><text:span text:style-name="T4">.</text:span><text:span text:style-name="T1">set</text:span><text:span text:style-name="T4">(</text:span><text:span text:style-name="T1">self</text:span><text:span text:style-name="T4">.</text:span><text:span text:style-name="T1">probeXmax</text:span><text:span text:style-name="T4">,</text:span><text:span text:style-name="T1"> </text:span><text:span text:style-name="T6">"X maximum"</text:span><text:span text:style-name="T4">)</text:span></text:p>
      <text:p text:style-name="P1"><text:span text:style-name="T1"><text:tab/><text:tab/>self</text:span><text:span text:style-name="T4">.</text:span><text:span text:style-name="T1">widgets</text:span><text:span text:style-name="T4">.</text:span><text:span text:style-name="T1">append</text:span><text:span text:style-name="T4">(</text:span><text:span text:style-name="T1">self</text:span><text:span text:style-name="T4">.</text:span><text:span text:style-name="T1">probeXmax</text:span><text:span text:style-name="T4">)</text:span></text:p>
      <text:p text:style-name="P4"/>
      <text:p text:style-name="P1"><text:span text:style-name="T1"><text:tab/><text:tab/>col </text:span><text:span text:style-name="T4">+=</text:span><text:span text:style-name="T1"> </text:span><text:span text:style-name="T8">1</text:span></text:p>
      <text:p text:style-name="P1"><text:span text:style-name="T1"><text:tab/><text:tab/>self</text:span><text:span text:style-name="T4">.</text:span><text:span text:style-name="T1">probeXstep </text:span><text:span text:style-name="T4">=</text:span><text:span text:style-name="T1"> Label</text:span><text:span text:style-name="T4">(</text:span><text:span text:style-name="T1">lframe</text:span><text:span text:style-name="T4">,</text:span><text:span text:style-name="T1"> foreground</text:span><text:span text:style-name="T4">=</text:span><text:span text:style-name="T6">"DarkBlue"</text:span><text:span text:style-name="T4">,</text:span><text:span text:style-name="T1"> background</text:span><text:span text:style-name="T4">=</text:span><text:span text:style-name="T6">"gray95"</text:span><text:span text:style-name="T4">,</text:span><text:span text:style-name="T1"> width</text:span><text:span text:style-name="T4">=</text:span><text:span text:style-name="T8">5</text:span><text:span text:style-name="T4">)</text:span></text:p>
      <text:p text:style-name="P1"><text:span text:style-name="T1"><text:tab/><text:tab/>self</text:span><text:span text:style-name="T4">.</text:span><text:span text:style-name="T1">probeXstep</text:span><text:span text:style-name="T4">.</text:span><text:span text:style-name="T1">grid</text:span><text:span text:style-name="T4">(</text:span><text:span text:style-name="T1">row</text:span><text:span text:style-name="T4">=</text:span><text:span text:style-name="T1">row</text:span><text:span text:style-name="T4">,</text:span><text:span text:style-name="T1"> column</text:span><text:span text:style-name="T4">=</text:span><text:span text:style-name="T1">col</text:span><text:span text:style-name="T4">,</text:span><text:span text:style-name="T1"> sticky</text:span><text:span text:style-name="T4">=</text:span><text:span text:style-name="T1">EW</text:span><text:span text:style-name="T4">)</text:span></text:p>
      <text:p text:style-name="P1"><text:span text:style-name="T1"><text:tab/><text:tab/>tkExtra</text:span><text:span text:style-name="T4">.</text:span><text:span text:style-name="T1">Balloon</text:span><text:span text:style-name="T4">.</text:span><text:span text:style-name="T1">set</text:span><text:span text:style-name="T4">(</text:span><text:span text:style-name="T1">self</text:span><text:span text:style-name="T4">.</text:span><text:span text:style-name="T1">probeXstep</text:span><text:span text:style-name="T4">,</text:span><text:span text:style-name="T1"> </text:span><text:span text:style-name="T6">"X step"</text:span><text:span text:style-name="T4">)</text:span></text:p>
      <text:p text:style-name="P4"/>
      <text:p text:style-name="P1"><text:span text:style-name="T1"><text:tab/><text:tab/>col </text:span><text:span text:style-name="T4">+=</text:span><text:span text:style-name="T1"> </text:span><text:span text:style-name="T8">1</text:span></text:p>
      <text:p text:style-name="P1"><text:span text:style-name="T1"><text:tab/><text:tab/>self</text:span><text:span text:style-name="T4">.</text:span><text:span text:style-name="T1">probeXbins </text:span><text:span text:style-name="T4">=</text:span><text:span text:style-name="T1"> Spinbox</text:span><text:span text:style-name="T4">(</text:span><text:span text:style-name="T1">lframe</text:span><text:span text:style-name="T4">,</text:span><text:span text:style-name="T1"> from_</text:span><text:span text:style-name="T4">=</text:span><text:span text:style-name="T8">2</text:span><text:span text:style-name="T4">,</text:span><text:span text:style-name="T1"> to_</text:span><text:span text:style-name="T4">=</text:span><text:span text:style-name="T8">1000</text:span><text:span text:style-name="T4">,</text:span><text:span text:style-name="T1"> command</text:span><text:span text:style-name="T4">=</text:span><text:span text:style-name="T1">self</text:span><text:span text:style-name="T4">.</text:span><text:span text:style-name="T1">probeChange</text:span><text:span text:style-name="T4">,</text:span></text:p>
      <text:p text:style-name="P1"><text:span text:style-name="T1"><text:tab/><text:tab/><text:tab/><text:tab/><text:tab/>background</text:span><text:span text:style-name="T4">=</text:span><text:span text:style-name="T6">"White"</text:span><text:span text:style-name="T4">,</text:span><text:span text:style-name="T1"> width</text:span><text:span text:style-name="T4">=</text:span><text:span text:style-name="T8">3</text:span><text:span text:style-name="T4">)</text:span></text:p>
      <text:p text:style-name="P1"><text:span text:style-name="T1"><text:tab/><text:tab/>self</text:span><text:span text:style-name="T4">.</text:span><text:span text:style-name="T1">probeXbins</text:span><text:span text:style-name="T4">.</text:span><text:span text:style-name="T1">grid</text:span><text:span text:style-name="T4">(</text:span><text:span text:style-name="T1">row</text:span><text:span text:style-name="T4">=</text:span><text:span text:style-name="T1">row</text:span><text:span text:style-name="T4">,</text:span><text:span text:style-name="T1"> column</text:span><text:span text:style-name="T4">=</text:span><text:span text:style-name="T1">col</text:span><text:span text:style-name="T4">,</text:span><text:span text:style-name="T1"> sticky</text:span><text:span text:style-name="T4">=</text:span><text:span text:style-name="T1">EW</text:span><text:span text:style-name="T4">)</text:span></text:p>
      <text:p text:style-name="P1"><text:span text:style-name="T1"><text:tab/><text:tab/>tkExtra</text:span><text:span text:style-name="T4">.</text:span><text:span text:style-name="T1">Balloon</text:span><text:span text:style-name="T4">.</text:span><text:span text:style-name="T1">set</text:span><text:span text:style-name="T4">(</text:span><text:span text:style-name="T1">self</text:span><text:span text:style-name="T4">.</text:span><text:span text:style-name="T1">probeXbins</text:span><text:span text:style-name="T4">,</text:span><text:span text:style-name="T1"> </text:span><text:span text:style-name="T6">"X bins"</text:span><text:span text:style-name="T4">)</text:span></text:p>
      <text:p text:style-name="P1"><text:span text:style-name="T1"><text:tab/><text:tab/>self</text:span><text:span text:style-name="T4">.</text:span><text:span text:style-name="T1">widgets</text:span><text:span text:style-name="T4">.</text:span><text:span text:style-name="T1">append</text:span><text:span text:style-name="T4">(</text:span><text:span text:style-name="T1">self</text:span><text:span text:style-name="T4">.</text:span><text:span text:style-name="T1">probeXbins</text:span><text:span text:style-name="T4">)</text:span></text:p>
      <text:p text:style-name="P4"/>
      <text:p text:style-name="P1"><text:span text:style-name="T1"><text:tab/><text:tab/></text:span><text:span text:style-name="T10"># --- Y ---</text:span></text:p>
      <text:p text:style-name="P1"><text:span text:style-name="T1"><text:tab/><text:tab/>row </text:span><text:span text:style-name="T4">+=</text:span><text:span text:style-name="T1"> </text:span><text:span text:style-name="T8">1</text:span></text:p>
      <text:p text:style-name="P1"><text:span text:style-name="T1"><text:tab/><text:tab/>col <text:s/></text:span><text:span text:style-name="T4">=</text:span><text:span text:style-name="T1"> </text:span><text:span text:style-name="T8">0</text:span></text:p>
      <text:p text:style-name="P1"><text:span text:style-name="T1"><text:tab/><text:tab/>Label</text:span><text:span text:style-name="T4">(</text:span><text:span text:style-name="T1">lframe</text:span><text:span text:style-name="T4">,</text:span><text:span text:style-name="T1"> text</text:span><text:span text:style-name="T4">=</text:span><text:span text:style-name="T6">"Y:"</text:span><text:span text:style-name="T4">).</text:span><text:span text:style-name="T1">grid</text:span><text:span text:style-name="T4">(</text:span><text:span text:style-name="T1">row</text:span><text:span text:style-name="T4">=</text:span><text:span text:style-name="T1">row</text:span><text:span text:style-name="T4">,</text:span><text:span text:style-name="T1"> column</text:span><text:span text:style-name="T4">=</text:span><text:span text:style-name="T1">col</text:span><text:span text:style-name="T4">,</text:span><text:span text:style-name="T1"> sticky</text:span><text:span text:style-name="T4">=</text:span><text:span text:style-name="T1">E</text:span><text:span text:style-name="T4">)</text:span></text:p>
      <text:p text:style-name="P1"><text:span text:style-name="T1"><text:tab/><text:tab/>col </text:span><text:span text:style-name="T4">+=</text:span><text:span text:style-name="T1"> </text:span><text:span text:style-name="T8">1</text:span></text:p>
      <text:p text:style-name="P1"><text:span text:style-name="T1"><text:tab/><text:tab/>self</text:span><text:span text:style-name="T4">.</text:span><text:span text:style-name="T1">probeYmin </text:span><text:span text:style-name="T4">=</text:span><text:span text:style-name="T1"> tkExtra</text:span><text:span text:style-name="T4">.</text:span><text:span text:style-name="T1">FloatEntry</text:span><text:span text:style-name="T4">(</text:span><text:span text:style-name="T1">lframe</text:span><text:span text:style-name="T4">,</text:span><text:span text:style-name="T1"> background</text:span><text:span text:style-name="T4">=</text:span><text:span text:style-name="T6">"White"</text:span><text:span text:style-name="T4">,</text:span><text:span text:style-name="T1"> width</text:span><text:span text:style-name="T4">=</text:span><text:span text:style-name="T8">5</text:span><text:span text:style-name="T4">)</text:span></text:p>
      <text:p text:style-name="P1"><text:span text:style-name="T1"><text:tab/><text:tab/>self</text:span><text:span text:style-name="T4">.</text:span><text:span text:style-name="T1">probeYmin</text:span><text:span text:style-name="T4">.</text:span><text:span text:style-name="T1">grid</text:span><text:span text:style-name="T4">(</text:span><text:span text:style-name="T1">row</text:span><text:span text:style-name="T4">=</text:span><text:span text:style-name="T1">row</text:span><text:span text:style-name="T4">,</text:span><text:span text:style-name="T1"> column</text:span><text:span text:style-name="T4">=</text:span><text:span text:style-name="T1">col</text:span><text:span text:style-name="T4">,</text:span><text:span text:style-name="T1"> sticky</text:span><text:span text:style-name="T4">=</text:span><text:span text:style-name="T1">EW</text:span><text:span text:style-name="T4">)</text:span></text:p>
      <text:p text:style-name="P1"><text:span text:style-name="T1"><text:tab/><text:tab/>tkExtra</text:span><text:span text:style-name="T4">.</text:span><text:span text:style-name="T1">Balloon</text:span><text:span text:style-name="T4">.</text:span><text:span text:style-name="T1">set</text:span><text:span text:style-name="T4">(</text:span><text:span text:style-name="T1">self</text:span><text:span text:style-name="T4">.</text:span><text:span text:style-name="T1">probeYmin</text:span><text:span text:style-name="T4">,</text:span><text:span text:style-name="T1"> </text:span><text:span text:style-name="T6">"Y minimum"</text:span><text:span text:style-name="T4">)</text:span></text:p>
      <text:p text:style-name="P1"><text:span text:style-name="T1"><text:tab/><text:tab/>self</text:span><text:span text:style-name="T4">.</text:span><text:span text:style-name="T1">widgets</text:span><text:span text:style-name="T4">.</text:span><text:span text:style-name="T1">append</text:span><text:span text:style-name="T4">(</text:span><text:span text:style-name="T1">self</text:span><text:span text:style-name="T4">.</text:span><text:span text:style-name="T1">probeYmin</text:span><text:span text:style-name="T4">)</text:span></text:p>
      <text:p text:style-name="P4"/>
      <text:p text:style-name="P1"><text:span text:style-name="T1"><text:tab/><text:tab/>col </text:span><text:span text:style-name="T4">+=</text:span><text:span text:style-name="T1"> </text:span><text:span text:style-name="T8">1</text:span></text:p>
      <text:p text:style-name="P1"><text:span text:style-name="T1"><text:tab/><text:tab/>self</text:span><text:span text:style-name="T4">.</text:span><text:span text:style-name="T1">probeYmax </text:span><text:span text:style-name="T4">=</text:span><text:span text:style-name="T1"> tkExtra</text:span><text:span text:style-name="T4">.</text:span><text:span text:style-name="T1">FloatEntry</text:span><text:span text:style-name="T4">(</text:span><text:span text:style-name="T1">lframe</text:span><text:span text:style-name="T4">,</text:span><text:span text:style-name="T1"> background</text:span><text:span text:style-name="T4">=</text:span><text:span text:style-name="T6">"White"</text:span><text:span text:style-name="T4">,</text:span><text:span text:style-name="T1"> width</text:span><text:span text:style-name="T4">=</text:span><text:span text:style-name="T8">5</text:span><text:span text:style-name="T4">)</text:span></text:p>
      <text:p text:style-name="P1"><text:span text:style-name="T1"><text:tab/><text:tab/>self</text:span><text:span text:style-name="T4">.</text:span><text:span text:style-name="T1">probeYmax</text:span><text:span text:style-name="T4">.</text:span><text:span text:style-name="T1">grid</text:span><text:span text:style-name="T4">(</text:span><text:span text:style-name="T1">row</text:span><text:span text:style-name="T4">=</text:span><text:span text:style-name="T1">row</text:span><text:span text:style-name="T4">,</text:span><text:span text:style-name="T1"> column</text:span><text:span text:style-name="T4">=</text:span><text:span text:style-name="T1">col</text:span><text:span text:style-name="T4">,</text:span><text:span text:style-name="T1"> sticky</text:span><text:span text:style-name="T4">=</text:span><text:span text:style-name="T1">EW</text:span><text:span text:style-name="T4">)</text:span></text:p>
      <text:p text:style-name="P1"><text:span text:style-name="T1"><text:tab/><text:tab/>tkExtra</text:span><text:span text:style-name="T4">.</text:span><text:span text:style-name="T1">Balloon</text:span><text:span text:style-name="T4">.</text:span><text:span text:style-name="T1">set</text:span><text:span text:style-name="T4">(</text:span><text:span text:style-name="T1">self</text:span><text:span text:style-name="T4">.</text:span><text:span text:style-name="T1">probeYmax</text:span><text:span text:style-name="T4">,</text:span><text:span text:style-name="T1"> </text:span><text:span text:style-name="T6">"Y maximum"</text:span><text:span text:style-name="T4">)</text:span></text:p>
      <text:p text:style-name="P1"><text:span text:style-name="T1"><text:tab/><text:tab/>self</text:span><text:span text:style-name="T4">.</text:span><text:span text:style-name="T1">widgets</text:span><text:span text:style-name="T4">.</text:span><text:span text:style-name="T1">append</text:span><text:span text:style-name="T4">(</text:span><text:span text:style-name="T1">self</text:span><text:span text:style-name="T4">.</text:span><text:span text:style-name="T1">probeYmax</text:span><text:span text:style-name="T4">)</text:span></text:p>
      <text:p text:style-name="P4"/>
      <text:p text:style-name="P1"><text:span text:style-name="T1"><text:tab/><text:tab/>col </text:span><text:span text:style-name="T4">+=</text:span><text:span text:style-name="T1"> </text:span><text:span text:style-name="T8">1</text:span></text:p>
      <text:p text:style-name="P1"><text:span text:style-name="T1"><text:tab/><text:tab/>self</text:span><text:span text:style-name="T4">.</text:span><text:span text:style-name="T1">probeYstep </text:span><text:span text:style-name="T4">=</text:span><text:span text:style-name="T1"> Label</text:span><text:span text:style-name="T4">(</text:span><text:span text:style-name="T1">lframe</text:span><text:span text:style-name="T4">,</text:span><text:span text:style-name="T1"> <text:s/>foreground</text:span><text:span text:style-name="T4">=</text:span><text:span text:style-name="T6">"DarkBlue"</text:span><text:span text:style-name="T4">,</text:span><text:span text:style-name="T1"> background</text:span><text:span text:style-name="T4">=</text:span><text:span text:style-name="T6">"gray95"</text:span><text:span text:style-name="T4">,</text:span><text:span text:style-name="T1"> width</text:span><text:span text:style-name="T4">=</text:span><text:span text:style-name="T8">5</text:span><text:span text:style-name="T4">)</text:span></text:p>
      <text:p text:style-name="P1"><text:span text:style-name="T1"><text:tab/><text:tab/>self</text:span><text:span text:style-name="T4">.</text:span><text:span text:style-name="T1">probeYstep</text:span><text:span text:style-name="T4">.</text:span><text:span text:style-name="T1">grid</text:span><text:span text:style-name="T4">(</text:span><text:span text:style-name="T1">row</text:span><text:span text:style-name="T4">=</text:span><text:span text:style-name="T1">row</text:span><text:span text:style-name="T4">,</text:span><text:span text:style-name="T1"> column</text:span><text:span text:style-name="T4">=</text:span><text:span text:style-name="T1">col</text:span><text:span text:style-name="T4">,</text:span><text:span text:style-name="T1"> sticky</text:span><text:span text:style-name="T4">=</text:span><text:span text:style-name="T1">EW</text:span><text:span text:style-name="T4">)</text:span></text:p>
      <text:p text:style-name="P1"><text:span text:style-name="T1"><text:tab/><text:tab/>tkExtra</text:span><text:span text:style-name="T4">.</text:span><text:span text:style-name="T1">Balloon</text:span><text:span text:style-name="T4">.</text:span><text:span text:style-name="T1">set</text:span><text:span text:style-name="T4">(</text:span><text:span text:style-name="T1">self</text:span><text:span text:style-name="T4">.</text:span><text:span text:style-name="T1">probeYstep</text:span><text:span text:style-name="T4">,</text:span><text:span text:style-name="T1"> </text:span><text:span text:style-name="T6">"Y step"</text:span><text:span text:style-name="T4">)</text:span></text:p>
      <text:p text:style-name="P4"/>
      <text:p text:style-name="P1"><text:soft-page-break/><text:span text:style-name="T1"><text:tab/><text:tab/>col </text:span><text:span text:style-name="T4">+=</text:span><text:span text:style-name="T1"> </text:span><text:span text:style-name="T8">1</text:span></text:p>
      <text:p text:style-name="P1"><text:span text:style-name="T1"><text:tab/><text:tab/>self</text:span><text:span text:style-name="T4">.</text:span><text:span text:style-name="T1">probeYbins </text:span><text:span text:style-name="T4">=</text:span><text:span text:style-name="T1"> Spinbox</text:span><text:span text:style-name="T4">(</text:span><text:span text:style-name="T1">lframe</text:span><text:span text:style-name="T4">,</text:span><text:span text:style-name="T1"> from_</text:span><text:span text:style-name="T4">=</text:span><text:span text:style-name="T8">2</text:span><text:span text:style-name="T4">,</text:span><text:span text:style-name="T1"> to_</text:span><text:span text:style-name="T4">=</text:span><text:span text:style-name="T8">1000</text:span><text:span text:style-name="T4">,</text:span><text:span text:style-name="T1"> command</text:span><text:span text:style-name="T4">=</text:span><text:span text:style-name="T1">self</text:span><text:span text:style-name="T4">.</text:span><text:span text:style-name="T1">probeChange</text:span><text:span text:style-name="T4">,</text:span></text:p>
      <text:p text:style-name="P1"><text:span text:style-name="T1"><text:tab/><text:tab/><text:tab/><text:tab/><text:tab/>background</text:span><text:span text:style-name="T4">=</text:span><text:span text:style-name="T6">"White"</text:span><text:span text:style-name="T4">,</text:span><text:span text:style-name="T1"> width</text:span><text:span text:style-name="T4">=</text:span><text:span text:style-name="T8">3</text:span><text:span text:style-name="T4">)</text:span></text:p>
      <text:p text:style-name="P1"><text:span text:style-name="T1"><text:tab/><text:tab/>self</text:span><text:span text:style-name="T4">.</text:span><text:span text:style-name="T1">probeYbins</text:span><text:span text:style-name="T4">.</text:span><text:span text:style-name="T1">grid</text:span><text:span text:style-name="T4">(</text:span><text:span text:style-name="T1">row</text:span><text:span text:style-name="T4">=</text:span><text:span text:style-name="T1">row</text:span><text:span text:style-name="T4">,</text:span><text:span text:style-name="T1"> column</text:span><text:span text:style-name="T4">=</text:span><text:span text:style-name="T1">col</text:span><text:span text:style-name="T4">,</text:span><text:span text:style-name="T1"> sticky</text:span><text:span text:style-name="T4">=</text:span><text:span text:style-name="T1">EW</text:span><text:span text:style-name="T4">)</text:span></text:p>
      <text:p text:style-name="P1"><text:span text:style-name="T1"><text:tab/><text:tab/>tkExtra</text:span><text:span text:style-name="T4">.</text:span><text:span text:style-name="T1">Balloon</text:span><text:span text:style-name="T4">.</text:span><text:span text:style-name="T1">set</text:span><text:span text:style-name="T4">(</text:span><text:span text:style-name="T1">self</text:span><text:span text:style-name="T4">.</text:span><text:span text:style-name="T1">probeYbins</text:span><text:span text:style-name="T4">,</text:span><text:span text:style-name="T1"> </text:span><text:span text:style-name="T6">"Y bins"</text:span><text:span text:style-name="T4">)</text:span></text:p>
      <text:p text:style-name="P1"><text:span text:style-name="T1"><text:tab/><text:tab/>self</text:span><text:span text:style-name="T4">.</text:span><text:span text:style-name="T1">widgets</text:span><text:span text:style-name="T4">.</text:span><text:span text:style-name="T1">append</text:span><text:span text:style-name="T4">(</text:span><text:span text:style-name="T1">self</text:span><text:span text:style-name="T4">.</text:span><text:span text:style-name="T1">probeYbins</text:span><text:span text:style-name="T4">)</text:span></text:p>
      <text:p text:style-name="P4"/>
      <text:p text:style-name="P1"><text:span text:style-name="T1"><text:tab/><text:tab/></text:span><text:span text:style-name="T10"># Max Z</text:span></text:p>
      <text:p text:style-name="P1"><text:span text:style-name="T1"><text:tab/><text:tab/>row </text:span><text:span text:style-name="T4">+=</text:span><text:span text:style-name="T1"> </text:span><text:span text:style-name="T8">1</text:span></text:p>
      <text:p text:style-name="P1"><text:span text:style-name="T1"><text:tab/><text:tab/>col <text:s/></text:span><text:span text:style-name="T4">=</text:span><text:span text:style-name="T1"> </text:span><text:span text:style-name="T8">0</text:span></text:p>
      <text:p text:style-name="P4"/>
      <text:p text:style-name="P1"><text:span text:style-name="T1"><text:tab/><text:tab/>Label</text:span><text:span text:style-name="T4">(</text:span><text:span text:style-name="T1">lframe</text:span><text:span text:style-name="T4">,</text:span><text:span text:style-name="T1"> text</text:span><text:span text:style-name="T4">=</text:span><text:span text:style-name="T6">"Z:"</text:span><text:span text:style-name="T4">).</text:span><text:span text:style-name="T1">grid</text:span><text:span text:style-name="T4">(</text:span><text:span text:style-name="T1">row</text:span><text:span text:style-name="T4">=</text:span><text:span text:style-name="T1">row</text:span><text:span text:style-name="T4">,</text:span><text:span text:style-name="T1"> column</text:span><text:span text:style-name="T4">=</text:span><text:span text:style-name="T1">col</text:span><text:span text:style-name="T4">,</text:span><text:span text:style-name="T1"> sticky</text:span><text:span text:style-name="T4">=</text:span><text:span text:style-name="T1">E</text:span><text:span text:style-name="T4">)</text:span></text:p>
      <text:p text:style-name="P1"><text:span text:style-name="T1"><text:tab/><text:tab/>col </text:span><text:span text:style-name="T4">+=</text:span><text:span text:style-name="T1"> </text:span><text:span text:style-name="T8">1</text:span></text:p>
      <text:p text:style-name="P1"><text:span text:style-name="T1"><text:tab/><text:tab/>self</text:span><text:span text:style-name="T4">.</text:span><text:span text:style-name="T1">probeZmin </text:span><text:span text:style-name="T4">=</text:span><text:span text:style-name="T1"> tkExtra</text:span><text:span text:style-name="T4">.</text:span><text:span text:style-name="T1">FloatEntry</text:span><text:span text:style-name="T4">(</text:span><text:span text:style-name="T1">lframe</text:span><text:span text:style-name="T4">,</text:span><text:span text:style-name="T1"> background</text:span><text:span text:style-name="T4">=</text:span><text:span text:style-name="T6">"White"</text:span><text:span text:style-name="T4">,</text:span><text:span text:style-name="T1"> width</text:span><text:span text:style-name="T4">=</text:span><text:span text:style-name="T8">5</text:span><text:span text:style-name="T4">)</text:span></text:p>
      <text:p text:style-name="P1"><text:span text:style-name="T1"><text:tab/><text:tab/>self</text:span><text:span text:style-name="T4">.</text:span><text:span text:style-name="T1">probeZmin</text:span><text:span text:style-name="T4">.</text:span><text:span text:style-name="T1">grid</text:span><text:span text:style-name="T4">(</text:span><text:span text:style-name="T1">row</text:span><text:span text:style-name="T4">=</text:span><text:span text:style-name="T1">row</text:span><text:span text:style-name="T4">,</text:span><text:span text:style-name="T1"> column</text:span><text:span text:style-name="T4">=</text:span><text:span text:style-name="T1">col</text:span><text:span text:style-name="T4">,</text:span><text:span text:style-name="T1"> sticky</text:span><text:span text:style-name="T4">=</text:span><text:span text:style-name="T1">EW</text:span><text:span text:style-name="T4">)</text:span></text:p>
      <text:p text:style-name="P1"><text:span text:style-name="T1"><text:tab/><text:tab/>tkExtra</text:span><text:span text:style-name="T4">.</text:span><text:span text:style-name="T1">Balloon</text:span><text:span text:style-name="T4">.</text:span><text:span text:style-name="T1">set</text:span><text:span text:style-name="T4">(</text:span><text:span text:style-name="T1">self</text:span><text:span text:style-name="T4">.</text:span><text:span text:style-name="T1">probeZmin</text:span><text:span text:style-name="T4">,</text:span><text:span text:style-name="T1"> </text:span><text:span text:style-name="T6">"Z Minimum depth to scan"</text:span><text:span text:style-name="T4">)</text:span></text:p>
      <text:p text:style-name="P1"><text:span text:style-name="T1"><text:tab/><text:tab/>self</text:span><text:span text:style-name="T4">.</text:span><text:span text:style-name="T1">widgets</text:span><text:span text:style-name="T4">.</text:span><text:span text:style-name="T1">append</text:span><text:span text:style-name="T4">(</text:span><text:span text:style-name="T1">self</text:span><text:span text:style-name="T4">.</text:span><text:span text:style-name="T1">probeZmin</text:span><text:span text:style-name="T4">)</text:span></text:p>
      <text:p text:style-name="P4"/>
      <text:p text:style-name="P1"><text:span text:style-name="T1"><text:tab/><text:tab/>col </text:span><text:span text:style-name="T4">+=</text:span><text:span text:style-name="T1"> </text:span><text:span text:style-name="T8">1</text:span></text:p>
      <text:p text:style-name="P1"><text:span text:style-name="T1"><text:tab/><text:tab/>self</text:span><text:span text:style-name="T4">.</text:span><text:span text:style-name="T1">probeZmax </text:span><text:span text:style-name="T4">=</text:span><text:span text:style-name="T1"> tkExtra</text:span><text:span text:style-name="T4">.</text:span><text:span text:style-name="T1">FloatEntry</text:span><text:span text:style-name="T4">(</text:span><text:span text:style-name="T1">lframe</text:span><text:span text:style-name="T4">,</text:span><text:span text:style-name="T1"> background</text:span><text:span text:style-name="T4">=</text:span><text:span text:style-name="T6">"White"</text:span><text:span text:style-name="T4">,</text:span><text:span text:style-name="T1"> width</text:span><text:span text:style-name="T4">=</text:span><text:span text:style-name="T8">5</text:span><text:span text:style-name="T4">)</text:span></text:p>
      <text:p text:style-name="P1"><text:span text:style-name="T1"><text:tab/><text:tab/>self</text:span><text:span text:style-name="T4">.</text:span><text:span text:style-name="T1">probeZmax</text:span><text:span text:style-name="T4">.</text:span><text:span text:style-name="T1">grid</text:span><text:span text:style-name="T4">(</text:span><text:span text:style-name="T1">row</text:span><text:span text:style-name="T4">=</text:span><text:span text:style-name="T1">row</text:span><text:span text:style-name="T4">,</text:span><text:span text:style-name="T1"> column</text:span><text:span text:style-name="T4">=</text:span><text:span text:style-name="T1">col</text:span><text:span text:style-name="T4">,</text:span><text:span text:style-name="T1"> sticky</text:span><text:span text:style-name="T4">=</text:span><text:span text:style-name="T1">EW</text:span><text:span text:style-name="T4">)</text:span></text:p>
      <text:p text:style-name="P1"><text:span text:style-name="T1"><text:tab/><text:tab/>tkExtra</text:span><text:span text:style-name="T4">.</text:span><text:span text:style-name="T1">Balloon</text:span><text:span text:style-name="T4">.</text:span><text:span text:style-name="T1">set</text:span><text:span text:style-name="T4">(</text:span><text:span text:style-name="T1">self</text:span><text:span text:style-name="T4">.</text:span><text:span text:style-name="T1">probeZmax</text:span><text:span text:style-name="T4">,</text:span><text:span text:style-name="T1"> </text:span><text:span text:style-name="T6">"Z safe to move"</text:span><text:span text:style-name="T4">)</text:span></text:p>
      <text:p text:style-name="P1"><text:span text:style-name="T1"><text:tab/><text:tab/>self</text:span><text:span text:style-name="T4">.</text:span><text:span text:style-name="T1">widgets</text:span><text:span text:style-name="T4">.</text:span><text:span text:style-name="T1">append</text:span><text:span text:style-name="T4">(</text:span><text:span text:style-name="T1">self</text:span><text:span text:style-name="T4">.</text:span><text:span text:style-name="T1">probeZmax</text:span><text:span text:style-name="T4">)</text:span></text:p>
      <text:p text:style-name="P4"/>
      <text:p text:style-name="P1"><text:span text:style-name="T1"><text:tab/><text:tab/>col </text:span><text:span text:style-name="T4">+=</text:span><text:span text:style-name="T1"> </text:span><text:span text:style-name="T8">1</text:span></text:p>
      <text:p text:style-name="P1"><text:span text:style-name="T1"><text:tab/><text:tab/>Label</text:span><text:span text:style-name="T4">(</text:span><text:span text:style-name="T1">lframe</text:span><text:span text:style-name="T4">,</text:span><text:span text:style-name="T1"> text</text:span><text:span text:style-name="T4">=</text:span><text:span text:style-name="T6">"Feed:"</text:span><text:span text:style-name="T4">).</text:span><text:span text:style-name="T1">grid</text:span><text:span text:style-name="T4">(</text:span><text:span text:style-name="T1">row</text:span><text:span text:style-name="T4">=</text:span><text:span text:style-name="T1">row</text:span><text:span text:style-name="T4">,</text:span><text:span text:style-name="T1"> column</text:span><text:span text:style-name="T4">=</text:span><text:span text:style-name="T1">col</text:span><text:span text:style-name="T4">,</text:span><text:span text:style-name="T1"> sticky</text:span><text:span text:style-name="T4">=</text:span><text:span text:style-name="T1">E</text:span><text:span text:style-name="T4">)</text:span></text:p>
      <text:p text:style-name="P1"><text:span text:style-name="T1"><text:tab/><text:tab/>col </text:span><text:span text:style-name="T4">+=</text:span><text:span text:style-name="T1"> </text:span><text:span text:style-name="T8">1</text:span></text:p>
      <text:p text:style-name="P1"><text:span text:style-name="T1"><text:tab/><text:tab/>self</text:span><text:span text:style-name="T4">.</text:span><text:span text:style-name="T1">probeFeed </text:span><text:span text:style-name="T4">=</text:span><text:span text:style-name="T1"> tkExtra</text:span><text:span text:style-name="T4">.</text:span><text:span text:style-name="T1">FloatEntry</text:span><text:span text:style-name="T4">(</text:span><text:span text:style-name="T1">lframe</text:span><text:span text:style-name="T4">,</text:span><text:span text:style-name="T1"> background</text:span><text:span text:style-name="T4">=</text:span><text:span text:style-name="T6">"White"</text:span><text:span text:style-name="T4">,</text:span><text:span text:style-name="T1"> width</text:span><text:span text:style-name="T4">=</text:span><text:span text:style-name="T8">5</text:span><text:span text:style-name="T4">)</text:span></text:p>
      <text:p text:style-name="P1"><text:span text:style-name="T1"><text:tab/><text:tab/>self</text:span><text:span text:style-name="T4">.</text:span><text:span text:style-name="T1">probeFeed</text:span><text:span text:style-name="T4">.</text:span><text:span text:style-name="T1">grid</text:span><text:span text:style-name="T4">(</text:span><text:span text:style-name="T1">row</text:span><text:span text:style-name="T4">=</text:span><text:span text:style-name="T1">row</text:span><text:span text:style-name="T4">,</text:span><text:span text:style-name="T1"> column</text:span><text:span text:style-name="T4">=</text:span><text:span text:style-name="T1">col</text:span><text:span text:style-name="T4">,</text:span><text:span text:style-name="T1"> sticky</text:span><text:span text:style-name="T4">=</text:span><text:span text:style-name="T1">EW</text:span><text:span text:style-name="T4">)</text:span></text:p>
      <text:p text:style-name="P1"><text:span text:style-name="T1"><text:tab/><text:tab/>tkExtra</text:span><text:span text:style-name="T4">.</text:span><text:span text:style-name="T1">Balloon</text:span><text:span text:style-name="T4">.</text:span><text:span text:style-name="T1">set</text:span><text:span text:style-name="T4">(</text:span><text:span text:style-name="T1">self</text:span><text:span text:style-name="T4">.</text:span><text:span text:style-name="T1">probeFeed</text:span><text:span text:style-name="T4">,</text:span><text:span text:style-name="T1"> </text:span><text:span text:style-name="T6">"Probe feed rate"</text:span><text:span text:style-name="T4">)</text:span></text:p>
      <text:p text:style-name="P1"><text:span text:style-name="T1"><text:tab/><text:tab/>self</text:span><text:span text:style-name="T4">.</text:span><text:span text:style-name="T1">widgets</text:span><text:span text:style-name="T4">.</text:span><text:span text:style-name="T1">append</text:span><text:span text:style-name="T4">(</text:span><text:span text:style-name="T1">self</text:span><text:span text:style-name="T4">.</text:span><text:span text:style-name="T1">probeFeed</text:span><text:span text:style-name="T4">)</text:span></text:p>
      <text:p text:style-name="P4"/>
      <text:p text:style-name="P1"><text:span text:style-name="T1"><text:tab/><text:tab/></text:span><text:span text:style-name="T10"># Set variables</text:span></text:p>
      <text:p text:style-name="P1"><text:span text:style-name="T1"><text:tab/><text:tab/>self</text:span><text:span text:style-name="T4">.</text:span><text:span text:style-name="T1">probeXdir</text:span><text:span text:style-name="T4">.</text:span><text:span text:style-name="T1">set</text:span><text:span text:style-name="T4">(</text:span><text:span text:style-name="T1">Utils</text:span><text:span text:style-name="T4">.</text:span><text:span text:style-name="T1">config</text:span><text:span text:style-name="T4">.</text:span><text:span text:style-name="T1">get</text:span><text:span text:style-name="T4">(</text:span><text:span text:style-name="T6">"Probe"</text:span><text:span text:style-name="T4">,</text:span><text:span text:style-name="T6">"x"</text:span><text:span text:style-name="T4">))</text:span></text:p>
      <text:p text:style-name="P1"><text:span text:style-name="T1"><text:tab/><text:tab/>self</text:span><text:span text:style-name="T4">.</text:span><text:span text:style-name="T1">probeYdir</text:span><text:span text:style-name="T4">.</text:span><text:span text:style-name="T1">set</text:span><text:span text:style-name="T4">(</text:span><text:span text:style-name="T1">Utils</text:span><text:span text:style-name="T4">.</text:span><text:span text:style-name="T1">config</text:span><text:span text:style-name="T4">.</text:span><text:span text:style-name="T1">get</text:span><text:span text:style-name="T4">(</text:span><text:span text:style-name="T6">"Probe"</text:span><text:span text:style-name="T4">,</text:span><text:span text:style-name="T6">"y"</text:span><text:span text:style-name="T4">))</text:span></text:p>
      <text:p text:style-name="P1"><text:span text:style-name="T1"><text:tab/><text:tab/>self</text:span><text:span text:style-name="T4">.</text:span><text:span text:style-name="T1">probeZdir</text:span><text:span text:style-name="T4">.</text:span><text:span text:style-name="T1">set</text:span><text:span text:style-name="T4">(</text:span><text:span text:style-name="T1">Utils</text:span><text:span text:style-name="T4">.</text:span><text:span text:style-name="T1">config</text:span><text:span text:style-name="T4">.</text:span><text:span text:style-name="T1">get</text:span><text:span text:style-name="T4">(</text:span><text:span text:style-name="T6">"Probe"</text:span><text:span text:style-name="T4">,</text:span><text:span text:style-name="T6">"z"</text:span><text:span text:style-name="T4">))</text:span></text:p>
      <text:p text:style-name="P4"/>
      <text:p text:style-name="P1"><text:span text:style-name="T1"><text:tab/><text:tab/>self</text:span><text:span text:style-name="T4">.</text:span><text:span text:style-name="T1">probeXmin</text:span><text:span text:style-name="T4">.</text:span><text:span text:style-name="T1">set</text:span><text:span text:style-name="T4">(</text:span><text:span text:style-name="T1">Utils</text:span><text:span text:style-name="T4">.</text:span><text:span text:style-name="T1">config</text:span><text:span text:style-name="T4">.</text:span><text:span text:style-name="T1">get</text:span><text:span text:style-name="T4">(</text:span><text:span text:style-name="T6">"Probe"</text:span><text:span text:style-name="T4">,</text:span><text:span text:style-name="T6">"xmin"</text:span><text:span text:style-name="T4">))</text:span></text:p>
      <text:p text:style-name="P1"><text:span text:style-name="T1"><text:tab/><text:tab/>self</text:span><text:span text:style-name="T4">.</text:span><text:span text:style-name="T1">probeXmax</text:span><text:span text:style-name="T4">.</text:span><text:span text:style-name="T1">set</text:span><text:span text:style-name="T4">(</text:span><text:span text:style-name="T1">Utils</text:span><text:span text:style-name="T4">.</text:span><text:span text:style-name="T1">config</text:span><text:span text:style-name="T4">.</text:span><text:span text:style-name="T1">get</text:span><text:span text:style-name="T4">(</text:span><text:span text:style-name="T6">"Probe"</text:span><text:span text:style-name="T4">,</text:span><text:span text:style-name="T6">"xmax"</text:span><text:span text:style-name="T4">))</text:span></text:p>
      <text:p text:style-name="P1"><text:span text:style-name="T1"><text:tab/><text:tab/>self</text:span><text:span text:style-name="T4">.</text:span><text:span text:style-name="T1">probeYmin</text:span><text:span text:style-name="T4">.</text:span><text:span text:style-name="T1">set</text:span><text:span text:style-name="T4">(</text:span><text:span text:style-name="T1">Utils</text:span><text:span text:style-name="T4">.</text:span><text:span text:style-name="T1">config</text:span><text:span text:style-name="T4">.</text:span><text:span text:style-name="T1">get</text:span><text:span text:style-name="T4">(</text:span><text:span text:style-name="T6">"Probe"</text:span><text:span text:style-name="T4">,</text:span><text:span text:style-name="T6">"ymin"</text:span><text:span text:style-name="T4">))</text:span></text:p>
      <text:p text:style-name="P1"><text:span text:style-name="T1"><text:tab/><text:tab/>self</text:span><text:span text:style-name="T4">.</text:span><text:span text:style-name="T1">probeYmax</text:span><text:span text:style-name="T4">.</text:span><text:span text:style-name="T1">set</text:span><text:span text:style-name="T4">(</text:span><text:span text:style-name="T1">Utils</text:span><text:span text:style-name="T4">.</text:span><text:span text:style-name="T1">config</text:span><text:span text:style-name="T4">.</text:span><text:span text:style-name="T1">get</text:span><text:span text:style-name="T4">(</text:span><text:span text:style-name="T6">"Probe"</text:span><text:span text:style-name="T4">,</text:span><text:span text:style-name="T6">"ymax"</text:span><text:span text:style-name="T4">))</text:span></text:p>
      <text:p text:style-name="P1"><text:span text:style-name="T1"><text:tab/><text:tab/>self</text:span><text:span text:style-name="T4">.</text:span><text:span text:style-name="T1">probeZmin</text:span><text:span text:style-name="T4">.</text:span><text:span text:style-name="T1">set</text:span><text:span text:style-name="T4">(</text:span><text:span text:style-name="T1">Utils</text:span><text:span text:style-name="T4">.</text:span><text:span text:style-name="T1">config</text:span><text:span text:style-name="T4">.</text:span><text:span text:style-name="T1">get</text:span><text:span text:style-name="T4">(</text:span><text:span text:style-name="T6">"Probe"</text:span><text:span text:style-name="T4">,</text:span><text:span text:style-name="T6">"zmin"</text:span><text:span text:style-name="T4">))</text:span></text:p>
      <text:p text:style-name="P1"><text:span text:style-name="T1"><text:tab/><text:tab/>self</text:span><text:span text:style-name="T4">.</text:span><text:span text:style-name="T1">probeZmax</text:span><text:span text:style-name="T4">.</text:span><text:span text:style-name="T1">set</text:span><text:span text:style-name="T4">(</text:span><text:span text:style-name="T1">Utils</text:span><text:span text:style-name="T4">.</text:span><text:span text:style-name="T1">config</text:span><text:span text:style-name="T4">.</text:span><text:span text:style-name="T1">get</text:span><text:span text:style-name="T4">(</text:span><text:span text:style-name="T6">"Probe"</text:span><text:span text:style-name="T4">,</text:span><text:span text:style-name="T6">"zmax"</text:span><text:span text:style-name="T4">))</text:span></text:p>
      <text:p text:style-name="P1"><text:span text:style-name="T1"><text:tab/><text:tab/>self</text:span><text:span text:style-name="T4">.</text:span><text:span text:style-name="T1">probeFeed</text:span><text:span text:style-name="T4">.</text:span><text:span text:style-name="T1">set</text:span><text:span text:style-name="T4">(</text:span><text:span text:style-name="T1">Utils</text:span><text:span text:style-name="T4">.</text:span><text:span text:style-name="T1">config</text:span><text:span text:style-name="T4">.</text:span><text:span text:style-name="T1">get</text:span><text:span text:style-name="T4">(</text:span><text:span text:style-name="T6">"Probe"</text:span><text:span text:style-name="T4">,</text:span><text:span text:style-name="T6">"feed"</text:span><text:span text:style-name="T4">))</text:span></text:p>
      <text:p text:style-name="P4"/>
      <text:p text:style-name="P1"><text:span text:style-name="T1"><text:tab/><text:tab/>self</text:span><text:span text:style-name="T4">.</text:span><text:span text:style-name="T1">probeXbins</text:span><text:span text:style-name="T4">.</text:span><text:span text:style-name="T1">delete</text:span><text:span text:style-name="T4">(</text:span><text:span text:style-name="T8">0</text:span><text:span text:style-name="T4">,</text:span><text:span text:style-name="T1">END</text:span><text:span text:style-name="T4">)</text:span></text:p>
      <text:p text:style-name="P1"><text:span text:style-name="T1"><text:tab/><text:tab/>self</text:span><text:span text:style-name="T4">.</text:span><text:span text:style-name="T1">probeXbins</text:span><text:span text:style-name="T4">.</text:span><text:span text:style-name="T1">insert</text:span><text:span text:style-name="T4">(</text:span><text:span text:style-name="T8">0</text:span><text:span text:style-name="T4">,</text:span><text:span text:style-name="T1">max</text:span><text:span text:style-name="T4">(</text:span><text:span text:style-name="T8">2</text:span><text:span text:style-name="T4">,</text:span><text:span text:style-name="T1">Utils</text:span><text:span text:style-name="T4">.</text:span><text:span text:style-name="T1">getInt</text:span><text:span text:style-name="T4">(</text:span><text:span text:style-name="T6">"Probe"</text:span><text:span text:style-name="T4">,</text:span><text:span text:style-name="T6">"xn"</text:span><text:span text:style-name="T4">,</text:span><text:span text:style-name="T8">5</text:span><text:span text:style-name="T4">)))</text:span></text:p>
      <text:p text:style-name="P4"/>
      <text:p text:style-name="P1"><text:span text:style-name="T1"><text:tab/><text:tab/>self</text:span><text:span text:style-name="T4">.</text:span><text:span text:style-name="T1">probeYbins</text:span><text:span text:style-name="T4">.</text:span><text:span text:style-name="T1">delete</text:span><text:span text:style-name="T4">(</text:span><text:span text:style-name="T8">0</text:span><text:span text:style-name="T4">,</text:span><text:span text:style-name="T1">END</text:span><text:span text:style-name="T4">)</text:span></text:p>
      <text:p text:style-name="P1"><text:span text:style-name="T1"><text:tab/><text:tab/>self</text:span><text:span text:style-name="T4">.</text:span><text:span text:style-name="T1">probeYbins</text:span><text:span text:style-name="T4">.</text:span><text:span text:style-name="T1">insert</text:span><text:span text:style-name="T4">(</text:span><text:span text:style-name="T8">0</text:span><text:span text:style-name="T4">,</text:span><text:span text:style-name="T1">max</text:span><text:span text:style-name="T4">(</text:span><text:span text:style-name="T8">2</text:span><text:span text:style-name="T4">,</text:span><text:span text:style-name="T1">Utils</text:span><text:span text:style-name="T4">.</text:span><text:span text:style-name="T1">getInt</text:span><text:span text:style-name="T4">(</text:span><text:span text:style-name="T6">"Probe"</text:span><text:span text:style-name="T4">,</text:span><text:span text:style-name="T6">"yn"</text:span><text:span text:style-name="T4">,</text:span><text:span text:style-name="T8">5</text:span><text:span text:style-name="T4">)))</text:span></text:p>
      <text:p text:style-name="P1"><text:span text:style-name="T1"><text:tab/><text:tab/>self</text:span><text:span text:style-name="T4">.</text:span><text:span text:style-name="T1">probeChange</text:span><text:span text:style-name="T4">()</text:span></text:p>
      <text:p text:style-name="P4"/>
      <text:p text:style-name="P1"><text:span text:style-name="T1"><text:tab/><text:tab/></text:span><text:span text:style-name="T10"># Buttons</text:span></text:p>
      <text:p text:style-name="P1"><text:span text:style-name="T1"><text:tab/><text:tab/>row </text:span><text:span text:style-name="T4">+=</text:span><text:span text:style-name="T1"> </text:span><text:span text:style-name="T8">1</text:span></text:p>
      <text:p text:style-name="P1"><text:span text:style-name="T1"><text:tab/><text:tab/>col <text:s/></text:span><text:span text:style-name="T4">=</text:span><text:span text:style-name="T1"> </text:span><text:span text:style-name="T8">0</text:span></text:p>
      <text:p text:style-name="P1"><text:span text:style-name="T1"><text:tab/><text:tab/>f </text:span><text:span text:style-name="T4">=</text:span><text:span text:style-name="T1"> Frame</text:span><text:span text:style-name="T4">(</text:span><text:span text:style-name="T1">lframe</text:span><text:span text:style-name="T4">)</text:span></text:p>
      <text:p text:style-name="P1"><text:span text:style-name="T1"><text:tab/><text:tab/>f</text:span><text:span text:style-name="T4">.</text:span><text:span text:style-name="T1">grid</text:span><text:span text:style-name="T4">(</text:span><text:span text:style-name="T1">row</text:span><text:span text:style-name="T4">=</text:span><text:span text:style-name="T1">row</text:span><text:span text:style-name="T4">,</text:span><text:span text:style-name="T1"> column</text:span><text:span text:style-name="T4">=</text:span><text:span text:style-name="T1">col</text:span><text:span text:style-name="T4">,</text:span><text:span text:style-name="T1"> columnspan</text:span><text:span text:style-name="T4">=</text:span><text:span text:style-name="T8">5</text:span><text:span text:style-name="T4">,</text:span><text:span text:style-name="T1"> sticky</text:span><text:span text:style-name="T4">=</text:span><text:span text:style-name="T1">EW</text:span><text:span text:style-name="T4">)</text:span></text:p>
      <text:p text:style-name="P4"/>
      <text:p text:style-name="P1"><text:span text:style-name="T1"><text:tab/><text:tab/>b </text:span><text:span text:style-name="T4">=</text:span><text:span text:style-name="T1"> Button</text:span><text:span text:style-name="T4">(</text:span><text:span text:style-name="T1">f</text:span><text:span text:style-name="T4">,</text:span><text:span text:style-name="T1"> text</text:span><text:span text:style-name="T4">=</text:span><text:span text:style-name="T6">"Scan"</text:span><text:span text:style-name="T4">,</text:span><text:span text:style-name="T1"> foreground</text:span><text:span text:style-name="T4">=</text:span><text:span text:style-name="T6">"DarkRed"</text:span><text:span text:style-name="T4">,</text:span><text:span text:style-name="T1"> command</text:span><text:span text:style-name="T4">=</text:span><text:span text:style-name="T1">self</text:span><text:span text:style-name="T4">.</text:span><text:span text:style-name="T1">probeScanArea</text:span><text:span text:style-name="T4">)</text:span></text:p>
      <text:p text:style-name="P1"><text:span text:style-name="T1"><text:tab/><text:tab/>b</text:span><text:span text:style-name="T4">.</text:span><text:span text:style-name="T1">pack</text:span><text:span text:style-name="T4">(</text:span><text:span text:style-name="T1">side</text:span><text:span text:style-name="T4">=</text:span><text:span text:style-name="T1">RIGHT</text:span><text:span text:style-name="T4">)</text:span></text:p>
      <text:p text:style-name="P1"><text:span text:style-name="T1"><text:tab/><text:tab/>tkExtra</text:span><text:span text:style-name="T4">.</text:span><text:span text:style-name="T1">Balloon</text:span><text:span text:style-name="T4">.</text:span><text:span text:style-name="T1">set</text:span><text:span text:style-name="T4">(</text:span><text:span text:style-name="T1">b</text:span><text:span text:style-name="T4">,</text:span><text:span text:style-name="T1"> </text:span><text:span text:style-name="T6">"Scan probed area for level information"</text:span><text:span text:style-name="T4">)</text:span></text:p>
      <text:p text:style-name="P1"><text:span text:style-name="T1"><text:tab/><text:tab/>self</text:span><text:span text:style-name="T4">.</text:span><text:span text:style-name="T1">widgets</text:span><text:span text:style-name="T4">.</text:span><text:span text:style-name="T1">append</text:span><text:span text:style-name="T4">(</text:span><text:span text:style-name="T1">b</text:span><text:span text:style-name="T4">)</text:span></text:p>
      <text:p text:style-name="P4"/>
      <text:p text:style-name="P1"><text:soft-page-break/><text:span text:style-name="T1"><text:tab/><text:tab/>b </text:span><text:span text:style-name="T4">=</text:span><text:span text:style-name="T1"> Button</text:span><text:span text:style-name="T4">(</text:span><text:span text:style-name="T1">f</text:span><text:span text:style-name="T4">,</text:span><text:span text:style-name="T1"> text</text:span><text:span text:style-name="T4">=</text:span><text:span text:style-name="T6">"Draw"</text:span><text:span text:style-name="T4">,</text:span><text:span text:style-name="T1"> command</text:span><text:span text:style-name="T4">=</text:span><text:span text:style-name="T1">self</text:span><text:span text:style-name="T4">.</text:span><text:span text:style-name="T1">probeDraw</text:span><text:span text:style-name="T4">)</text:span></text:p>
      <text:p text:style-name="P1"><text:span text:style-name="T1"><text:tab/><text:tab/>b</text:span><text:span text:style-name="T4">.</text:span><text:span text:style-name="T1">pack</text:span><text:span text:style-name="T4">(</text:span><text:span text:style-name="T1">side</text:span><text:span text:style-name="T4">=</text:span><text:span text:style-name="T1">RIGHT</text:span><text:span text:style-name="T4">)</text:span></text:p>
      <text:p text:style-name="P1"><text:span text:style-name="T1"><text:tab/><text:tab/>tkExtra</text:span><text:span text:style-name="T4">.</text:span><text:span text:style-name="T1">Balloon</text:span><text:span text:style-name="T4">.</text:span><text:span text:style-name="T1">set</text:span><text:span text:style-name="T4">(</text:span><text:span text:style-name="T1">b</text:span><text:span text:style-name="T4">,</text:span><text:span text:style-name="T1"> </text:span><text:span text:style-name="T6">"Draw probe points on canvas"</text:span><text:span text:style-name="T4">)</text:span></text:p>
      <text:p text:style-name="P1"><text:span text:style-name="T1"><text:tab/><text:tab/>self</text:span><text:span text:style-name="T4">.</text:span><text:span text:style-name="T1">widgets</text:span><text:span text:style-name="T4">.</text:span><text:span text:style-name="T1">append</text:span><text:span text:style-name="T4">(</text:span><text:span text:style-name="T1">b</text:span><text:span text:style-name="T4">)</text:span></text:p>
      <text:p text:style-name="P4"/>
      <text:p text:style-name="P1"><text:span text:style-name="T1"><text:tab/><text:tab/>b </text:span><text:span text:style-name="T4">=</text:span><text:span text:style-name="T1"> Button</text:span><text:span text:style-name="T4">(</text:span><text:span text:style-name="T1">f</text:span><text:span text:style-name="T4">,</text:span><text:span text:style-name="T1"> text</text:span><text:span text:style-name="T4">=</text:span><text:span text:style-name="T6">"Set Zero"</text:span><text:span text:style-name="T4">,</text:span><text:span text:style-name="T1"> command</text:span><text:span text:style-name="T4">=</text:span><text:span text:style-name="T1">self</text:span><text:span text:style-name="T4">.</text:span><text:span text:style-name="T1">probeSetZero</text:span><text:span text:style-name="T4">)</text:span></text:p>
      <text:p text:style-name="P1"><text:span text:style-name="T1"><text:tab/><text:tab/>b</text:span><text:span text:style-name="T4">.</text:span><text:span text:style-name="T1">pack</text:span><text:span text:style-name="T4">(</text:span><text:span text:style-name="T1">side</text:span><text:span text:style-name="T4">=</text:span><text:span text:style-name="T1">RIGHT</text:span><text:span text:style-name="T4">)</text:span></text:p>
      <text:p text:style-name="P1"><text:span text:style-name="T1"><text:tab/><text:tab/>tkExtra</text:span><text:span text:style-name="T4">.</text:span><text:span text:style-name="T1">Balloon</text:span><text:span text:style-name="T4">.</text:span><text:span text:style-name="T1">set</text:span><text:span text:style-name="T4">(</text:span><text:span text:style-name="T1">b</text:span><text:span text:style-name="T4">,</text:span><text:span text:style-name="T1"> </text:span><text:span text:style-name="T6">"Set current location as Z-zero for leveling"</text:span><text:span text:style-name="T4">)</text:span></text:p>
      <text:p text:style-name="P1"><text:span text:style-name="T1"><text:tab/><text:tab/>self</text:span><text:span text:style-name="T4">.</text:span><text:span text:style-name="T1">widgets</text:span><text:span text:style-name="T4">.</text:span><text:span text:style-name="T1">append</text:span><text:span text:style-name="T4">(</text:span><text:span text:style-name="T1">b</text:span><text:span text:style-name="T4">)</text:span></text:p>
      <text:p text:style-name="P4"/>
      <text:p text:style-name="P1"><text:span text:style-name="T1"><text:tab/><text:tab/>b </text:span><text:span text:style-name="T4">=</text:span><text:span text:style-name="T1"> Button</text:span><text:span text:style-name="T4">(</text:span><text:span text:style-name="T1">f</text:span><text:span text:style-name="T4">,</text:span><text:span text:style-name="T1"> text</text:span><text:span text:style-name="T4">=</text:span><text:span text:style-name="T6">"Get Margins"</text:span><text:span text:style-name="T4">,</text:span><text:span text:style-name="T1"> command</text:span><text:span text:style-name="T4">=</text:span><text:span text:style-name="T1">self</text:span><text:span text:style-name="T4">.</text:span><text:span text:style-name="T1">probeGetMargins</text:span><text:span text:style-name="T4">)</text:span></text:p>
      <text:p text:style-name="P1"><text:span text:style-name="T1"><text:tab/><text:tab/>b</text:span><text:span text:style-name="T4">.</text:span><text:span text:style-name="T1">pack</text:span><text:span text:style-name="T4">(</text:span><text:span text:style-name="T1">side</text:span><text:span text:style-name="T4">=</text:span><text:span text:style-name="T1">RIGHT</text:span><text:span text:style-name="T4">)</text:span></text:p>
      <text:p text:style-name="P1"><text:span text:style-name="T1"><text:tab/><text:tab/>tkExtra</text:span><text:span text:style-name="T4">.</text:span><text:span text:style-name="T1">Balloon</text:span><text:span text:style-name="T4">.</text:span><text:span text:style-name="T1">set</text:span><text:span text:style-name="T4">(</text:span><text:span text:style-name="T1">b</text:span><text:span text:style-name="T4">,</text:span><text:span text:style-name="T1"> </text:span><text:span text:style-name="T6">"Get margins from gcode file"</text:span><text:span text:style-name="T4">)</text:span></text:p>
      <text:p text:style-name="P1"><text:span text:style-name="T1"><text:tab/><text:tab/>self</text:span><text:span text:style-name="T4">.</text:span><text:span text:style-name="T1">widgets</text:span><text:span text:style-name="T4">.</text:span><text:span text:style-name="T1">append</text:span><text:span text:style-name="T4">(</text:span><text:span text:style-name="T1">b</text:span><text:span text:style-name="T4">)</text:span></text:p>
      <text:p text:style-name="P4"/>
      <text:p text:style-name="P1"><text:span text:style-name="T1"><text:tab/><text:tab/>b </text:span><text:span text:style-name="T4">=</text:span><text:span text:style-name="T1"> Button</text:span><text:span text:style-name="T4">(</text:span><text:span text:style-name="T1">f</text:span><text:span text:style-name="T4">,</text:span><text:span text:style-name="T1"> text</text:span><text:span text:style-name="T4">=</text:span><text:span text:style-name="T6">"Clear"</text:span><text:span text:style-name="T4">,</text:span><text:span text:style-name="T1"> command</text:span><text:span text:style-name="T4">=</text:span><text:span text:style-name="T1">self</text:span><text:span text:style-name="T4">.</text:span><text:span text:style-name="T1">probeClear</text:span><text:span text:style-name="T4">)</text:span></text:p>
      <text:p text:style-name="P1"><text:span text:style-name="T1"><text:tab/><text:tab/>b</text:span><text:span text:style-name="T4">.</text:span><text:span text:style-name="T1">pack</text:span><text:span text:style-name="T4">(</text:span><text:span text:style-name="T1">side</text:span><text:span text:style-name="T4">=</text:span><text:span text:style-name="T1">RIGHT</text:span><text:span text:style-name="T4">)</text:span></text:p>
      <text:p text:style-name="P1"><text:span text:style-name="T1"><text:tab/><text:tab/>tkExtra</text:span><text:span text:style-name="T4">.</text:span><text:span text:style-name="T1">Balloon</text:span><text:span text:style-name="T4">.</text:span><text:span text:style-name="T1">set</text:span><text:span text:style-name="T4">(</text:span><text:span text:style-name="T1">b</text:span><text:span text:style-name="T4">,</text:span><text:span text:style-name="T1"> </text:span><text:span text:style-name="T6">"Clear probe points"</text:span><text:span text:style-name="T4">)</text:span></text:p>
      <text:p text:style-name="P1"><text:span text:style-name="T1"><text:tab/><text:tab/>self</text:span><text:span text:style-name="T4">.</text:span><text:span text:style-name="T1">widgets</text:span><text:span text:style-name="T4">.</text:span><text:span text:style-name="T1">append</text:span><text:span text:style-name="T4">(</text:span><text:span text:style-name="T1">b</text:span><text:span text:style-name="T4">)</text:span></text:p>
      <text:p text:style-name="P4"/>
      <text:p text:style-name="P1"><text:span text:style-name="T1"><text:tab/><text:tab/>lframe</text:span><text:span text:style-name="T4">.</text:span><text:span text:style-name="T1">grid_columnconfigure</text:span><text:span text:style-name="T4">(</text:span><text:span text:style-name="T8">1</text:span><text:span text:style-name="T4">,</text:span><text:span text:style-name="T1">weight</text:span><text:span text:style-name="T4">=</text:span><text:span text:style-name="T8">2</text:span><text:span text:style-name="T4">)</text:span></text:p>
      <text:p text:style-name="P1"><text:span text:style-name="T1"><text:tab/><text:tab/>lframe</text:span><text:span text:style-name="T4">.</text:span><text:span text:style-name="T1">grid_columnconfigure</text:span><text:span text:style-name="T4">(</text:span><text:span text:style-name="T8">2</text:span><text:span text:style-name="T4">,</text:span><text:span text:style-name="T1">weight</text:span><text:span text:style-name="T4">=</text:span><text:span text:style-name="T8">2</text:span><text:span text:style-name="T4">)</text:span></text:p>
      <text:p text:style-name="P1"><text:span text:style-name="T1"><text:tab/><text:tab/>lframe</text:span><text:span text:style-name="T4">.</text:span><text:span text:style-name="T1">grid_columnconfigure</text:span><text:span text:style-name="T4">(</text:span><text:span text:style-name="T8">3</text:span><text:span text:style-name="T4">,</text:span><text:span text:style-name="T1">weight</text:span><text:span text:style-name="T4">=</text:span><text:span text:style-name="T8">1</text:span><text:span text:style-name="T4">)</text:span></text:p>
      <text:p text:style-name="P4"/>
      <text:p text:style-name="P1"><text:span text:style-name="T1"><text:tab/></text:span><text:span text:style-name="T10">#----------------------------------------------------------------------</text:span></text:p>
      <text:p text:style-name="P1"><text:span text:style-name="T1"><text:tab/></text:span><text:span text:style-name="T10"># GCode Editor</text:span></text:p>
      <text:p text:style-name="P1"><text:span text:style-name="T1"><text:tab/></text:span><text:span text:style-name="T10">#----------------------------------------------------------------------</text:span></text:p>
      <text:p text:style-name="P1"><text:span text:style-name="T1"><text:tab/></text:span><text:span text:style-name="T7">def</text:span><text:span text:style-name="T1"> </text:span><text:span text:style-name="T11">_editorTab</text:span><text:span text:style-name="T4">(</text:span><text:span text:style-name="T1">self</text:span><text:span text:style-name="T4">):</text:span></text:p>
      <text:p text:style-name="P1"><text:span text:style-name="T1"><text:tab/><text:tab/>frame </text:span><text:span text:style-name="T4">=</text:span><text:span text:style-name="T1"> self</text:span><text:span text:style-name="T4">.</text:span><text:span text:style-name="T1">tabPage</text:span><text:span text:style-name="T4">[</text:span><text:span text:style-name="T6">"Editor"</text:span><text:span text:style-name="T4">]</text:span></text:p>
      <text:p text:style-name="P4"/>
      <text:p text:style-name="P1"><text:span text:style-name="T1"><text:tab/><text:tab/>self</text:span><text:span text:style-name="T4">.</text:span><text:span text:style-name="T1">gcodelist </text:span><text:span text:style-name="T4">=</text:span><text:span text:style-name="T1"> CNCList</text:span><text:span text:style-name="T4">.</text:span><text:span text:style-name="T1">CNCListbox</text:span><text:span text:style-name="T4">(</text:span><text:span text:style-name="T1">frame</text:span><text:span text:style-name="T4">,</text:span><text:span text:style-name="T1"> self</text:span><text:span text:style-name="T4">,</text:span></text:p>
      <text:p text:style-name="P1"><text:span text:style-name="T1"><text:tab/><text:tab/><text:tab/><text:tab/><text:tab/><text:tab/>selectmode</text:span><text:span text:style-name="T4">=</text:span><text:span text:style-name="T1">EXTENDED</text:span><text:span text:style-name="T4">,</text:span></text:p>
      <text:p text:style-name="P1"><text:span text:style-name="T1"><text:tab/><text:tab/><text:tab/><text:tab/><text:tab/><text:tab/>exportselection</text:span><text:span text:style-name="T4">=</text:span><text:span text:style-name="T8">0</text:span><text:span text:style-name="T4">,</text:span></text:p>
      <text:p text:style-name="P1"><text:span text:style-name="T1"><text:tab/><text:tab/><text:tab/><text:tab/><text:tab/><text:tab/>background</text:span><text:span text:style-name="T4">=</text:span><text:span text:style-name="T6">"White"</text:span><text:span text:style-name="T4">)</text:span></text:p>
      <text:p text:style-name="P4"/>
      <text:p text:style-name="P1"><text:span text:style-name="T1"><text:tab/><text:tab/>self</text:span><text:span text:style-name="T4">.</text:span><text:span text:style-name="T1">gcodelist</text:span><text:span text:style-name="T4">.</text:span><text:span text:style-name="T1">bind</text:span><text:span text:style-name="T4">(</text:span><text:span text:style-name="T6">"&lt;&lt;ListboxSelect&gt;&gt;"</text:span><text:span text:style-name="T4">,</text:span><text:span text:style-name="T1"><text:tab/>self</text:span><text:span text:style-name="T4">.</text:span><text:span text:style-name="T1">selectionChange</text:span><text:span text:style-name="T4">)</text:span></text:p>
      <text:p text:style-name="P1"><text:span text:style-name="T1"><text:tab/><text:tab/>self</text:span><text:span text:style-name="T4">.</text:span><text:span text:style-name="T1">gcodelist</text:span><text:span text:style-name="T4">.</text:span><text:span text:style-name="T1">bind</text:span><text:span text:style-name="T4">(</text:span><text:span text:style-name="T6">"&lt;&lt;Modified&gt;&gt;"</text:span><text:span text:style-name="T4">,</text:span><text:span text:style-name="T1"><text:tab/><text:tab/>self</text:span><text:span text:style-name="T4">.</text:span><text:span text:style-name="T1">drawAfter</text:span><text:span text:style-name="T4">)</text:span></text:p>
      <text:p text:style-name="P4"/>
      <text:p text:style-name="P1"><text:span text:style-name="T1"><text:tab/><text:tab/>self</text:span><text:span text:style-name="T4">.</text:span><text:span text:style-name="T1">gcodelist</text:span><text:span text:style-name="T4">.</text:span><text:span text:style-name="T1">pack</text:span><text:span text:style-name="T4">(</text:span><text:span text:style-name="T1">side</text:span><text:span text:style-name="T4">=</text:span><text:span text:style-name="T1">LEFT</text:span><text:span text:style-name="T4">,</text:span><text:span text:style-name="T1">expand</text:span><text:span text:style-name="T4">=</text:span><text:span text:style-name="T1">TRUE</text:span><text:span text:style-name="T4">,</text:span><text:span text:style-name="T1"> fill</text:span><text:span text:style-name="T4">=</text:span><text:span text:style-name="T1">BOTH</text:span><text:span text:style-name="T4">)</text:span></text:p>
      <text:p text:style-name="P1"><text:span text:style-name="T1"><text:tab/><text:tab/>self</text:span><text:span text:style-name="T4">.</text:span><text:span text:style-name="T1">widgets</text:span><text:span text:style-name="T4">.</text:span><text:span text:style-name="T1">append</text:span><text:span text:style-name="T4">(</text:span><text:span text:style-name="T1">self</text:span><text:span text:style-name="T4">.</text:span><text:span text:style-name="T1">gcodelist</text:span><text:span text:style-name="T4">)</text:span></text:p>
      <text:p text:style-name="P1"><text:span text:style-name="T1"><text:tab/><text:tab/>sb </text:span><text:span text:style-name="T4">=</text:span><text:span text:style-name="T1"> Scrollbar</text:span><text:span text:style-name="T4">(</text:span><text:span text:style-name="T1">frame</text:span><text:span text:style-name="T4">,</text:span><text:span text:style-name="T1"> orient</text:span><text:span text:style-name="T4">=</text:span><text:span text:style-name="T1">VERTICAL</text:span><text:span text:style-name="T4">,</text:span><text:span text:style-name="T1"> command</text:span><text:span text:style-name="T4">=</text:span><text:span text:style-name="T1">self</text:span><text:span text:style-name="T4">.</text:span><text:span text:style-name="T1">gcodelist</text:span><text:span text:style-name="T4">.</text:span><text:span text:style-name="T1">yview</text:span><text:span text:style-name="T4">)</text:span></text:p>
      <text:p text:style-name="P1"><text:span text:style-name="T1"><text:tab/><text:tab/>sb</text:span><text:span text:style-name="T4">.</text:span><text:span text:style-name="T1">pack</text:span><text:span text:style-name="T4">(</text:span><text:span text:style-name="T1">side</text:span><text:span text:style-name="T4">=</text:span><text:span text:style-name="T1">RIGHT</text:span><text:span text:style-name="T4">,</text:span><text:span text:style-name="T1"> fill</text:span><text:span text:style-name="T4">=</text:span><text:span text:style-name="T1">Y</text:span><text:span text:style-name="T4">)</text:span></text:p>
      <text:p text:style-name="P1"><text:span text:style-name="T1"><text:tab/><text:tab/>self</text:span><text:span text:style-name="T4">.</text:span><text:span text:style-name="T1">gcodelist</text:span><text:span text:style-name="T4">.</text:span><text:span text:style-name="T1">config</text:span><text:span text:style-name="T4">(</text:span><text:span text:style-name="T1">yscrollcommand</text:span><text:span text:style-name="T4">=</text:span><text:span text:style-name="T1">sb</text:span><text:span text:style-name="T4">.</text:span><text:span text:style-name="T1">set</text:span><text:span text:style-name="T4">)</text:span></text:p>
      <text:p text:style-name="P4"/>
      <text:p text:style-name="P1"><text:span text:style-name="T1"><text:tab/><text:tab/>self</text:span><text:span text:style-name="T4">.</text:span><text:span text:style-name="T1">tabPage</text:span><text:span text:style-name="T4">.</text:span><text:span text:style-name="T1">changePage</text:span><text:span text:style-name="T4">()</text:span></text:p>
      <text:p text:style-name="P4"/>
      <text:p text:style-name="P6"><text:span text:style-name="T1"><text:tab/></text:span><text:span text:style-name="T10">#----------------------------------------------------------------------</text:span></text:p>
      <text:p text:style-name="P6"><text:span text:style-name="T1"><text:tab/></text:span><text:span text:style-name="T10"># GRBL CheckMode Results</text:span></text:p>
      <text:p text:style-name="P6"><text:span text:style-name="T1"><text:tab/></text:span><text:span text:style-name="T10">#----------------------------------------------------------------------</text:span></text:p>
      <text:p text:style-name="P6"><text:span text:style-name="T1"><text:tab/></text:span><text:span text:style-name="T7">def</text:span><text:span text:style-name="T1"> </text:span><text:span text:style-name="T11">_checkerTab</text:span><text:span text:style-name="T4">(</text:span><text:span text:style-name="T1">self</text:span><text:span text:style-name="T4">):</text:span></text:p>
      <text:p text:style-name="P6"><text:span text:style-name="T1"><text:tab/><text:tab/>frame </text:span><text:span text:style-name="T4">=</text:span><text:span text:style-name="T1"> self</text:span><text:span text:style-name="T4">.</text:span><text:span text:style-name="T1">tabPage</text:span><text:span text:style-name="T4">[</text:span><text:span text:style-name="T6">"Checker"</text:span><text:span text:style-name="T4">]</text:span></text:p>
      <text:p text:style-name="P6"><text:span text:style-name="T1"><text:tab/><text:tab/>self</text:span><text:span text:style-name="T4">.</text:span><text:span text:style-name="T1">checker </text:span><text:span text:style-name="T4">=</text:span><text:span text:style-name="T1"> Text</text:span><text:span text:style-name="T4">(</text:span><text:span text:style-name="T1">frame</text:span><text:span text:style-name="T4">,</text:span></text:p>
      <text:p text:style-name="P6"><text:span text:style-name="T1"><text:tab/><text:tab/><text:tab/><text:tab/><text:tab/>background</text:span><text:span text:style-name="T4">=</text:span><text:span text:style-name="T6">"White"</text:span><text:span text:style-name="T4">,</text:span></text:p>
      <text:p text:style-name="P6"><text:span text:style-name="T1"><text:tab/><text:tab/><text:tab/><text:tab/><text:tab/>width</text:span><text:span text:style-name="T4">=</text:span><text:span text:style-name="T8">20</text:span><text:span text:style-name="T4">,</text:span></text:p>
      <text:p text:style-name="P6"><text:span text:style-name="T1"><text:tab/><text:tab/><text:tab/><text:tab/><text:tab/>wrap</text:span><text:span text:style-name="T4">=</text:span><text:span text:style-name="T1">NONE</text:span><text:span text:style-name="T4">,</text:span></text:p>
      <text:p text:style-name="P6"><text:span text:style-name="T1"><text:tab/><text:tab/><text:tab/><text:tab/><text:tab/>state</text:span><text:span text:style-name="T4">=</text:span><text:span text:style-name="T1">DISABLED</text:span><text:span text:style-name="T4">)</text:span></text:p>
      <text:p text:style-name="P6"><text:span text:style-name="T1"><text:tab/><text:tab/>self</text:span><text:span text:style-name="T4">.</text:span><text:span text:style-name="T1">checker</text:span><text:span text:style-name="T4">.</text:span><text:span text:style-name="T1">pack</text:span><text:span text:style-name="T4">(</text:span><text:span text:style-name="T1">side</text:span><text:span text:style-name="T4">=</text:span><text:span text:style-name="T1">LEFT</text:span><text:span text:style-name="T4">,</text:span><text:span text:style-name="T1"> fill</text:span><text:span text:style-name="T4">=</text:span><text:span text:style-name="T1">BOTH</text:span><text:span text:style-name="T4">,</text:span><text:span text:style-name="T1"> expand</text:span><text:span text:style-name="T4">=</text:span><text:span text:style-name="T1">YES</text:span><text:span text:style-name="T4">)</text:span></text:p>
      <text:p text:style-name="P6"><text:span text:style-name="T1"><text:tab/><text:tab/>sb </text:span><text:span text:style-name="T4">=</text:span><text:span text:style-name="T1"> Scrollbar</text:span><text:span text:style-name="T4">(</text:span><text:span text:style-name="T1">frame</text:span><text:span text:style-name="T4">,</text:span><text:span text:style-name="T1"> orient</text:span><text:span text:style-name="T4">=</text:span><text:span text:style-name="T1">VERTICAL</text:span><text:span text:style-name="T4">,</text:span><text:span text:style-name="T1"> command</text:span><text:span text:style-name="T4">=</text:span><text:span text:style-name="T1">self</text:span><text:span text:style-name="T4">.</text:span><text:span text:style-name="T1">checker</text:span><text:span text:style-name="T4">.</text:span><text:span text:style-name="T1">yview</text:span><text:span text:style-name="T4">)</text:span></text:p>
      <text:p text:style-name="P6"><text:span text:style-name="T1"><text:tab/><text:tab/>sb</text:span><text:span text:style-name="T4">.</text:span><text:span text:style-name="T1">pack</text:span><text:span text:style-name="T4">(</text:span><text:span text:style-name="T1">side</text:span><text:span text:style-name="T4">=</text:span><text:span text:style-name="T1">RIGHT</text:span><text:span text:style-name="T4">,</text:span><text:span text:style-name="T1"> fill</text:span><text:span text:style-name="T4">=</text:span><text:span text:style-name="T1">Y</text:span><text:span text:style-name="T4">)</text:span></text:p>
      <text:p text:style-name="P6"><text:span text:style-name="T1"><text:tab/><text:tab/>self</text:span><text:span text:style-name="T4">.</text:span><text:span text:style-name="T1">checker</text:span><text:span text:style-name="T4">.</text:span><text:span text:style-name="T1">config</text:span><text:span text:style-name="T4">(</text:span><text:span text:style-name="T1">yscrollcommand</text:span><text:span text:style-name="T4">=</text:span><text:span text:style-name="T1">sb</text:span><text:span text:style-name="T4">.</text:span><text:span text:style-name="T1">set</text:span><text:span text:style-name="T4">)</text:span></text:p>
      <text:p text:style-name="P6"><text:span text:style-name="T1"><text:tab/><text:tab/>self</text:span><text:span text:style-name="T4">.</text:span><text:span text:style-name="T1">checker</text:span><text:span text:style-name="T4">.</text:span><text:span text:style-name="T1">tag_config</text:span><text:span text:style-name="T4">(</text:span><text:span text:style-name="T6">"ERROR"</text:span><text:span text:style-name="T4">,</text:span><text:span text:style-name="T1"> <text:s/>foreground</text:span><text:span text:style-name="T4">=</text:span><text:span text:style-name="T6">"Red"</text:span><text:span text:style-name="T4">)</text:span></text:p>
      <text:p text:style-name="P5"/>
      <text:p text:style-name="P6"><text:span text:style-name="T1"><text:tab/><text:tab/>self</text:span><text:span text:style-name="T4">.</text:span><text:span text:style-name="T1">tabPage</text:span><text:span text:style-name="T4">.</text:span><text:span text:style-name="T1">changePage</text:span><text:span text:style-name="T4">()</text:span></text:p>
      <text:p text:style-name="P5"/>
      <text:p text:style-name="P4"><text:soft-page-break/></text:p>
      <text:p text:style-name="P1"><text:span text:style-name="T1"><text:tab/></text:span><text:span text:style-name="T10">#----------------------------------------------------------------------</text:span></text:p>
      <text:p text:style-name="P1"><text:span text:style-name="T1"><text:tab/></text:span><text:span text:style-name="T7">def</text:span><text:span text:style-name="T1"> </text:span><text:span text:style-name="T11">createToolbar</text:span><text:span text:style-name="T4">(</text:span><text:span text:style-name="T1">self</text:span><text:span text:style-name="T4">,</text:span><text:span text:style-name="T1"> toolbar</text:span><text:span text:style-name="T4">):</text:span></text:p>
      <text:p text:style-name="P1"><text:span text:style-name="T1"><text:tab/><text:tab/>b </text:span><text:span text:style-name="T4">=</text:span><text:span text:style-name="T1"> Button</text:span><text:span text:style-name="T4">(</text:span><text:span text:style-name="T1">toolbar</text:span><text:span text:style-name="T4">,</text:span><text:span text:style-name="T1"> image</text:span><text:span text:style-name="T4">=</text:span><text:span text:style-name="T1">Utils</text:span><text:span text:style-name="T4">.</text:span><text:span text:style-name="T1">icons</text:span><text:span text:style-name="T4">[</text:span><text:span text:style-name="T6">"load"</text:span><text:span text:style-name="T4">],</text:span><text:span text:style-name="T1"> command</text:span><text:span text:style-name="T4">=</text:span><text:span text:style-name="T1">self</text:span><text:span text:style-name="T4">.</text:span><text:span text:style-name="T1">loadDialog</text:span><text:span text:style-name="T4">)</text:span></text:p>
      <text:p text:style-name="P1"><text:span text:style-name="T1"><text:tab/><text:tab/>self</text:span><text:span text:style-name="T4">.</text:span><text:span text:style-name="T1">widgets</text:span><text:span text:style-name="T4">.</text:span><text:span text:style-name="T1">append</text:span><text:span text:style-name="T4">(</text:span><text:span text:style-name="T1">b</text:span><text:span text:style-name="T4">)</text:span></text:p>
      <text:p text:style-name="P1"><text:span text:style-name="T1"><text:tab/><text:tab/>b</text:span><text:span text:style-name="T4">.</text:span><text:span text:style-name="T1">pack</text:span><text:span text:style-name="T4">(</text:span><text:span text:style-name="T1">side</text:span><text:span text:style-name="T4">=</text:span><text:span text:style-name="T1">LEFT</text:span><text:span text:style-name="T4">)</text:span></text:p>
      <text:p text:style-name="P1"><text:span text:style-name="T1"><text:tab/><text:tab/>tkExtra</text:span><text:span text:style-name="T4">.</text:span><text:span text:style-name="T1">Balloon</text:span><text:span text:style-name="T4">.</text:span><text:span text:style-name="T1">set</text:span><text:span text:style-name="T4">(</text:span><text:span text:style-name="T1">b</text:span><text:span text:style-name="T4">,</text:span><text:span text:style-name="T1"> </text:span><text:span text:style-name="T6">"Load g-code file"</text:span><text:span text:style-name="T4">)</text:span></text:p>
      <text:p text:style-name="P4"/>
      <text:p text:style-name="P1"><text:span text:style-name="T1"><text:tab/><text:tab/>b </text:span><text:span text:style-name="T4">=</text:span><text:span text:style-name="T1"> Button</text:span><text:span text:style-name="T4">(</text:span><text:span text:style-name="T1">toolbar</text:span><text:span text:style-name="T4">,</text:span><text:span text:style-name="T1"> image</text:span><text:span text:style-name="T4">=</text:span><text:span text:style-name="T1">Utils</text:span><text:span text:style-name="T4">.</text:span><text:span text:style-name="T1">icons</text:span><text:span text:style-name="T4">[</text:span><text:span text:style-name="T6">"save"</text:span><text:span text:style-name="T4">],</text:span><text:span text:style-name="T1"> command</text:span><text:span text:style-name="T4">=</text:span><text:span text:style-name="T1">self</text:span><text:span text:style-name="T4">.</text:span><text:span text:style-name="T1">saveAll</text:span><text:span text:style-name="T4">)</text:span></text:p>
      <text:p text:style-name="P1"><text:span text:style-name="T1"><text:tab/><text:tab/>self</text:span><text:span text:style-name="T4">.</text:span><text:span text:style-name="T1">widgets</text:span><text:span text:style-name="T4">.</text:span><text:span text:style-name="T1">append</text:span><text:span text:style-name="T4">(</text:span><text:span text:style-name="T1">b</text:span><text:span text:style-name="T4">)</text:span></text:p>
      <text:p text:style-name="P1"><text:span text:style-name="T1"><text:tab/><text:tab/>b</text:span><text:span text:style-name="T4">.</text:span><text:span text:style-name="T1">pack</text:span><text:span text:style-name="T4">(</text:span><text:span text:style-name="T1">side</text:span><text:span text:style-name="T4">=</text:span><text:span text:style-name="T1">LEFT</text:span><text:span text:style-name="T4">)</text:span></text:p>
      <text:p text:style-name="P1"><text:span text:style-name="T1"><text:tab/><text:tab/>tkExtra</text:span><text:span text:style-name="T4">.</text:span><text:span text:style-name="T1">Balloon</text:span><text:span text:style-name="T4">.</text:span><text:span text:style-name="T1">set</text:span><text:span text:style-name="T4">(</text:span><text:span text:style-name="T1">b</text:span><text:span text:style-name="T4">,</text:span><text:span text:style-name="T1"> </text:span><text:span text:style-name="T6">"Save g-code to file"</text:span><text:span text:style-name="T4">)</text:span></text:p>
      <text:p text:style-name="P4"/>
      <text:p text:style-name="P1"><text:span text:style-name="T1"><text:tab/><text:tab/></text:span><text:span text:style-name="T10"># ---</text:span></text:p>
      <text:p text:style-name="P1"><text:span text:style-name="T1"><text:tab/><text:tab/>Label</text:span><text:span text:style-name="T4">(</text:span><text:span text:style-name="T1">toolbar</text:span><text:span text:style-name="T4">,</text:span><text:span text:style-name="T1"> image</text:span><text:span text:style-name="T4">=</text:span><text:span text:style-name="T1">Utils</text:span><text:span text:style-name="T4">.</text:span><text:span text:style-name="T1">icons</text:span><text:span text:style-name="T4">[</text:span><text:span text:style-name="T6">"sep"</text:span><text:span text:style-name="T4">]).</text:span><text:span text:style-name="T1">pack</text:span><text:span text:style-name="T4">(</text:span><text:span text:style-name="T1">side</text:span><text:span text:style-name="T4">=</text:span><text:span text:style-name="T1">LEFT</text:span><text:span text:style-name="T4">,</text:span><text:span text:style-name="T1"> padx</text:span><text:span text:style-name="T4">=</text:span><text:span text:style-name="T8">3</text:span><text:span text:style-name="T4">)</text:span></text:p>
      <text:p text:style-name="P4"/>
      <text:p text:style-name="P1"><text:span text:style-name="T1"><text:tab/><text:tab/>b </text:span><text:span text:style-name="T4">=</text:span><text:span text:style-name="T1"> Button</text:span><text:span text:style-name="T4">(</text:span><text:span text:style-name="T1">toolbar</text:span><text:span text:style-name="T4">,</text:span><text:span text:style-name="T1"> image</text:span><text:span text:style-name="T4">=</text:span><text:span text:style-name="T1">Utils</text:span><text:span text:style-name="T4">.</text:span><text:span text:style-name="T1">icons</text:span><text:span text:style-name="T4">[</text:span><text:span text:style-name="T6">"undo"</text:span><text:span text:style-name="T4">],</text:span><text:span text:style-name="T1"> command</text:span><text:span text:style-name="T4">=</text:span><text:span text:style-name="T1">self</text:span><text:span text:style-name="T4">.</text:span><text:span text:style-name="T1">undo</text:span><text:span text:style-name="T4">)</text:span></text:p>
      <text:p text:style-name="P1"><text:span text:style-name="T1"><text:tab/><text:tab/>self</text:span><text:span text:style-name="T4">.</text:span><text:span text:style-name="T1">widgets</text:span><text:span text:style-name="T4">.</text:span><text:span text:style-name="T1">append</text:span><text:span text:style-name="T4">(</text:span><text:span text:style-name="T1">b</text:span><text:span text:style-name="T4">)</text:span></text:p>
      <text:p text:style-name="P1"><text:span text:style-name="T1"><text:tab/><text:tab/>b</text:span><text:span text:style-name="T4">.</text:span><text:span text:style-name="T1">pack</text:span><text:span text:style-name="T4">(</text:span><text:span text:style-name="T1">side</text:span><text:span text:style-name="T4">=</text:span><text:span text:style-name="T1">LEFT</text:span><text:span text:style-name="T4">)</text:span></text:p>
      <text:p text:style-name="P1"><text:span text:style-name="T1"><text:tab/><text:tab/>tkExtra</text:span><text:span text:style-name="T4">.</text:span><text:span text:style-name="T1">Balloon</text:span><text:span text:style-name="T4">.</text:span><text:span text:style-name="T1">set</text:span><text:span text:style-name="T4">(</text:span><text:span text:style-name="T1">b</text:span><text:span text:style-name="T4">,</text:span><text:span text:style-name="T1"> </text:span><text:span text:style-name="T6">"Undo last edit"</text:span><text:span text:style-name="T4">)</text:span></text:p>
      <text:p text:style-name="P4"/>
      <text:p text:style-name="P1"><text:span text:style-name="T1"><text:tab/><text:tab/>b </text:span><text:span text:style-name="T4">=</text:span><text:span text:style-name="T1"> Button</text:span><text:span text:style-name="T4">(</text:span><text:span text:style-name="T1">toolbar</text:span><text:span text:style-name="T4">,</text:span><text:span text:style-name="T1"> image</text:span><text:span text:style-name="T4">=</text:span><text:span text:style-name="T1">Utils</text:span><text:span text:style-name="T4">.</text:span><text:span text:style-name="T1">icons</text:span><text:span text:style-name="T4">[</text:span><text:span text:style-name="T6">"redo"</text:span><text:span text:style-name="T4">],</text:span><text:span text:style-name="T1"> command</text:span><text:span text:style-name="T4">=</text:span><text:span text:style-name="T1">self</text:span><text:span text:style-name="T4">.</text:span><text:span text:style-name="T1">redo</text:span><text:span text:style-name="T4">)</text:span></text:p>
      <text:p text:style-name="P1"><text:span text:style-name="T1"><text:tab/><text:tab/>self</text:span><text:span text:style-name="T4">.</text:span><text:span text:style-name="T1">widgets</text:span><text:span text:style-name="T4">.</text:span><text:span text:style-name="T1">append</text:span><text:span text:style-name="T4">(</text:span><text:span text:style-name="T1">b</text:span><text:span text:style-name="T4">)</text:span></text:p>
      <text:p text:style-name="P1"><text:span text:style-name="T1"><text:tab/><text:tab/>b</text:span><text:span text:style-name="T4">.</text:span><text:span text:style-name="T1">pack</text:span><text:span text:style-name="T4">(</text:span><text:span text:style-name="T1">side</text:span><text:span text:style-name="T4">=</text:span><text:span text:style-name="T1">LEFT</text:span><text:span text:style-name="T4">)</text:span></text:p>
      <text:p text:style-name="P1"><text:span text:style-name="T1"><text:tab/><text:tab/>tkExtra</text:span><text:span text:style-name="T4">.</text:span><text:span text:style-name="T1">Balloon</text:span><text:span text:style-name="T4">.</text:span><text:span text:style-name="T1">set</text:span><text:span text:style-name="T4">(</text:span><text:span text:style-name="T1">b</text:span><text:span text:style-name="T4">,</text:span><text:span text:style-name="T1"> </text:span><text:span text:style-name="T6">"Redo last undo command"</text:span><text:span text:style-name="T4">)</text:span></text:p>
      <text:p text:style-name="P4"/>
      <text:p text:style-name="P1"><text:span text:style-name="T1"><text:tab/><text:tab/></text:span><text:span text:style-name="T10"># ---</text:span></text:p>
      <text:p text:style-name="P1"><text:span text:style-name="T1"><text:tab/><text:tab/>Label</text:span><text:span text:style-name="T4">(</text:span><text:span text:style-name="T1">toolbar</text:span><text:span text:style-name="T4">,</text:span><text:span text:style-name="T1"> image</text:span><text:span text:style-name="T4">=</text:span><text:span text:style-name="T1">Utils</text:span><text:span text:style-name="T4">.</text:span><text:span text:style-name="T1">icons</text:span><text:span text:style-name="T4">[</text:span><text:span text:style-name="T6">"sep"</text:span><text:span text:style-name="T4">]).</text:span><text:span text:style-name="T1">pack</text:span><text:span text:style-name="T4">(</text:span><text:span text:style-name="T1">side</text:span><text:span text:style-name="T4">=</text:span><text:span text:style-name="T1">LEFT</text:span><text:span text:style-name="T4">,</text:span><text:span text:style-name="T1"> padx</text:span><text:span text:style-name="T4">=</text:span><text:span text:style-name="T8">3</text:span><text:span text:style-name="T4">)</text:span></text:p>
      <text:p text:style-name="P4"/>
      <text:p text:style-name="P1"><text:span text:style-name="T1"><text:tab/><text:tab/>b </text:span><text:span text:style-name="T4">=</text:span><text:span text:style-name="T1"> Button</text:span><text:span text:style-name="T4">(</text:span><text:span text:style-name="T1">toolbar</text:span><text:span text:style-name="T4">,</text:span><text:span text:style-name="T1"> image</text:span><text:span text:style-name="T4">=</text:span><text:span text:style-name="T1">Utils</text:span><text:span text:style-name="T4">.</text:span><text:span text:style-name="T1">icons</text:span><text:span text:style-name="T4">[</text:span><text:span text:style-name="T6">"cut"</text:span><text:span text:style-name="T4">],</text:span><text:span text:style-name="T1"> command</text:span><text:span text:style-name="T4">=</text:span><text:span text:style-name="T1">self</text:span><text:span text:style-name="T4">.</text:span><text:span text:style-name="T1">cut</text:span><text:span text:style-name="T4">)</text:span></text:p>
      <text:p text:style-name="P1"><text:span text:style-name="T1"><text:tab/><text:tab/>self</text:span><text:span text:style-name="T4">.</text:span><text:span text:style-name="T1">widgets</text:span><text:span text:style-name="T4">.</text:span><text:span text:style-name="T1">append</text:span><text:span text:style-name="T4">(</text:span><text:span text:style-name="T1">b</text:span><text:span text:style-name="T4">)</text:span></text:p>
      <text:p text:style-name="P1"><text:span text:style-name="T1"><text:tab/><text:tab/>b</text:span><text:span text:style-name="T4">.</text:span><text:span text:style-name="T1">pack</text:span><text:span text:style-name="T4">(</text:span><text:span text:style-name="T1">side</text:span><text:span text:style-name="T4">=</text:span><text:span text:style-name="T1">LEFT</text:span><text:span text:style-name="T4">)</text:span></text:p>
      <text:p text:style-name="P1"><text:span text:style-name="T1"><text:tab/><text:tab/>tkExtra</text:span><text:span text:style-name="T4">.</text:span><text:span text:style-name="T1">Balloon</text:span><text:span text:style-name="T4">.</text:span><text:span text:style-name="T1">set</text:span><text:span text:style-name="T4">(</text:span><text:span text:style-name="T1">b</text:span><text:span text:style-name="T4">,</text:span><text:span text:style-name="T1"> </text:span><text:span text:style-name="T6">"Cut to clipboard"</text:span><text:span text:style-name="T4">)</text:span></text:p>
      <text:p text:style-name="P4"/>
      <text:p text:style-name="P1"><text:span text:style-name="T1"><text:tab/><text:tab/>b </text:span><text:span text:style-name="T4">=</text:span><text:span text:style-name="T1"> Button</text:span><text:span text:style-name="T4">(</text:span><text:span text:style-name="T1">toolbar</text:span><text:span text:style-name="T4">,</text:span><text:span text:style-name="T1"> image</text:span><text:span text:style-name="T4">=</text:span><text:span text:style-name="T1">Utils</text:span><text:span text:style-name="T4">.</text:span><text:span text:style-name="T1">icons</text:span><text:span text:style-name="T4">[</text:span><text:span text:style-name="T6">"copy"</text:span><text:span text:style-name="T4">],</text:span><text:span text:style-name="T1"> command</text:span><text:span text:style-name="T4">=</text:span><text:span text:style-name="T1">self</text:span><text:span text:style-name="T4">.</text:span><text:span text:style-name="T1">copy</text:span><text:span text:style-name="T4">)</text:span></text:p>
      <text:p text:style-name="P1"><text:span text:style-name="T1"><text:tab/><text:tab/>self</text:span><text:span text:style-name="T4">.</text:span><text:span text:style-name="T1">widgets</text:span><text:span text:style-name="T4">.</text:span><text:span text:style-name="T1">append</text:span><text:span text:style-name="T4">(</text:span><text:span text:style-name="T1">b</text:span><text:span text:style-name="T4">)</text:span></text:p>
      <text:p text:style-name="P1"><text:span text:style-name="T1"><text:tab/><text:tab/>b</text:span><text:span text:style-name="T4">.</text:span><text:span text:style-name="T1">pack</text:span><text:span text:style-name="T4">(</text:span><text:span text:style-name="T1">side</text:span><text:span text:style-name="T4">=</text:span><text:span text:style-name="T1">LEFT</text:span><text:span text:style-name="T4">)</text:span></text:p>
      <text:p text:style-name="P1"><text:span text:style-name="T1"><text:tab/><text:tab/>tkExtra</text:span><text:span text:style-name="T4">.</text:span><text:span text:style-name="T1">Balloon</text:span><text:span text:style-name="T4">.</text:span><text:span text:style-name="T1">set</text:span><text:span text:style-name="T4">(</text:span><text:span text:style-name="T1">b</text:span><text:span text:style-name="T4">,</text:span><text:span text:style-name="T1"> </text:span><text:span text:style-name="T6">"Copy to clipboard"</text:span><text:span text:style-name="T4">)</text:span></text:p>
      <text:p text:style-name="P4"/>
      <text:p text:style-name="P1"><text:span text:style-name="T1"><text:tab/><text:tab/>b </text:span><text:span text:style-name="T4">=</text:span><text:span text:style-name="T1"> Button</text:span><text:span text:style-name="T4">(</text:span><text:span text:style-name="T1">toolbar</text:span><text:span text:style-name="T4">,</text:span><text:span text:style-name="T1"> image</text:span><text:span text:style-name="T4">=</text:span><text:span text:style-name="T1">Utils</text:span><text:span text:style-name="T4">.</text:span><text:span text:style-name="T1">icons</text:span><text:span text:style-name="T4">[</text:span><text:span text:style-name="T6">"paste"</text:span><text:span text:style-name="T4">],</text:span><text:span text:style-name="T1"> command</text:span><text:span text:style-name="T4">=</text:span><text:span text:style-name="T1">self</text:span><text:span text:style-name="T4">.</text:span><text:span text:style-name="T1">paste</text:span><text:span text:style-name="T4">)</text:span></text:p>
      <text:p text:style-name="P1"><text:span text:style-name="T1"><text:tab/><text:tab/>self</text:span><text:span text:style-name="T4">.</text:span><text:span text:style-name="T1">widgets</text:span><text:span text:style-name="T4">.</text:span><text:span text:style-name="T1">append</text:span><text:span text:style-name="T4">(</text:span><text:span text:style-name="T1">b</text:span><text:span text:style-name="T4">)</text:span></text:p>
      <text:p text:style-name="P1"><text:span text:style-name="T1"><text:tab/><text:tab/>b</text:span><text:span text:style-name="T4">.</text:span><text:span text:style-name="T1">pack</text:span><text:span text:style-name="T4">(</text:span><text:span text:style-name="T1">side</text:span><text:span text:style-name="T4">=</text:span><text:span text:style-name="T1">LEFT</text:span><text:span text:style-name="T4">)</text:span></text:p>
      <text:p text:style-name="P1"><text:span text:style-name="T1"><text:tab/><text:tab/>tkExtra</text:span><text:span text:style-name="T4">.</text:span><text:span text:style-name="T1">Balloon</text:span><text:span text:style-name="T4">.</text:span><text:span text:style-name="T1">set</text:span><text:span text:style-name="T4">(</text:span><text:span text:style-name="T1">b</text:span><text:span text:style-name="T4">,</text:span><text:span text:style-name="T1"> </text:span><text:span text:style-name="T6">"Paste from clipboard"</text:span><text:span text:style-name="T4">)</text:span></text:p>
      <text:p text:style-name="P4"/>
      <text:p text:style-name="P1"><text:span text:style-name="T1"><text:tab/><text:tab/></text:span><text:span text:style-name="T10"># ---</text:span></text:p>
      <text:p text:style-name="P1"><text:span text:style-name="T1"><text:tab/><text:tab/>Label</text:span><text:span text:style-name="T4">(</text:span><text:span text:style-name="T1">toolbar</text:span><text:span text:style-name="T4">,</text:span><text:span text:style-name="T1"> image</text:span><text:span text:style-name="T4">=</text:span><text:span text:style-name="T1">Utils</text:span><text:span text:style-name="T4">.</text:span><text:span text:style-name="T1">icons</text:span><text:span text:style-name="T4">[</text:span><text:span text:style-name="T6">"sep"</text:span><text:span text:style-name="T4">]).</text:span><text:span text:style-name="T1">pack</text:span><text:span text:style-name="T4">(</text:span><text:span text:style-name="T1">side</text:span><text:span text:style-name="T4">=</text:span><text:span text:style-name="T1">LEFT</text:span><text:span text:style-name="T4">,</text:span><text:span text:style-name="T1"> padx</text:span><text:span text:style-name="T4">=</text:span><text:span text:style-name="T8">3</text:span><text:span text:style-name="T4">)</text:span></text:p>
      <text:p text:style-name="P4"/>
      <text:p text:style-name="P1"><text:span text:style-name="T1"><text:tab/><text:tab/>b </text:span><text:span text:style-name="T4">=</text:span><text:span text:style-name="T1"> Button</text:span><text:span text:style-name="T4">(</text:span><text:span text:style-name="T1">toolbar</text:span><text:span text:style-name="T4">,</text:span><text:span text:style-name="T1"> image</text:span><text:span text:style-name="T4">=</text:span><text:span text:style-name="T1">Utils</text:span><text:span text:style-name="T4">.</text:span><text:span text:style-name="T1">icons</text:span><text:span text:style-name="T4">[</text:span><text:span text:style-name="T6">"reset"</text:span><text:span text:style-name="T4">],</text:span><text:span text:style-name="T1"> command</text:span><text:span text:style-name="T4">=</text:span><text:span text:style-name="T1">self</text:span><text:span text:style-name="T4">.</text:span><text:span text:style-name="T1">softReset</text:span><text:span text:style-name="T4">)</text:span></text:p>
      <text:p text:style-name="P1"><text:span text:style-name="T1"><text:tab/><text:tab/>self</text:span><text:span text:style-name="T4">.</text:span><text:span text:style-name="T1">widgets</text:span><text:span text:style-name="T4">.</text:span><text:span text:style-name="T1">append</text:span><text:span text:style-name="T4">(</text:span><text:span text:style-name="T1">b</text:span><text:span text:style-name="T4">)</text:span></text:p>
      <text:p text:style-name="P1"><text:span text:style-name="T1"><text:tab/><text:tab/>b</text:span><text:span text:style-name="T4">.</text:span><text:span text:style-name="T1">pack</text:span><text:span text:style-name="T4">(</text:span><text:span text:style-name="T1">side</text:span><text:span text:style-name="T4">=</text:span><text:span text:style-name="T1">LEFT</text:span><text:span text:style-name="T4">)</text:span></text:p>
      <text:p text:style-name="P1"><text:span text:style-name="T1"><text:tab/><text:tab/>tkExtra</text:span><text:span text:style-name="T4">.</text:span><text:span text:style-name="T1">Balloon</text:span><text:span text:style-name="T4">.</text:span><text:span text:style-name="T1">set</text:span><text:span text:style-name="T4">(</text:span><text:span text:style-name="T1">b</text:span><text:span text:style-name="T4">,</text:span><text:span text:style-name="T1"> </text:span><text:span text:style-name="T6">"Software reset of controller"</text:span><text:span text:style-name="T4">)</text:span></text:p>
      <text:p text:style-name="P4"/>
      <text:p text:style-name="P1"><text:span text:style-name="T1"><text:tab/><text:tab/>b </text:span><text:span text:style-name="T4">=</text:span><text:span text:style-name="T1"> Button</text:span><text:span text:style-name="T4">(</text:span><text:span text:style-name="T1">toolbar</text:span><text:span text:style-name="T4">,</text:span><text:span text:style-name="T1"> image</text:span><text:span text:style-name="T4">=</text:span><text:span text:style-name="T1">Utils</text:span><text:span text:style-name="T4">.</text:span><text:span text:style-name="T1">icons</text:span><text:span text:style-name="T4">[</text:span><text:span text:style-name="T6">"unlock"</text:span><text:span text:style-name="T4">],</text:span><text:span text:style-name="T1"> command</text:span><text:span text:style-name="T4">=</text:span><text:span text:style-name="T1">self</text:span><text:span text:style-name="T4">.</text:span><text:span text:style-name="T1">unlock</text:span><text:span text:style-name="T4">)</text:span></text:p>
      <text:p text:style-name="P1"><text:span text:style-name="T1"><text:tab/><text:tab/>self</text:span><text:span text:style-name="T4">.</text:span><text:span text:style-name="T1">widgets</text:span><text:span text:style-name="T4">.</text:span><text:span text:style-name="T1">append</text:span><text:span text:style-name="T4">(</text:span><text:span text:style-name="T1">b</text:span><text:span text:style-name="T4">)</text:span></text:p>
      <text:p text:style-name="P1"><text:span text:style-name="T1"><text:tab/><text:tab/>b</text:span><text:span text:style-name="T4">.</text:span><text:span text:style-name="T1">pack</text:span><text:span text:style-name="T4">(</text:span><text:span text:style-name="T1">side</text:span><text:span text:style-name="T4">=</text:span><text:span text:style-name="T1">LEFT</text:span><text:span text:style-name="T4">)</text:span></text:p>
      <text:p text:style-name="P1"><text:span text:style-name="T1"><text:tab/><text:tab/>tkExtra</text:span><text:span text:style-name="T4">.</text:span><text:span text:style-name="T1">Balloon</text:span><text:span text:style-name="T4">.</text:span><text:span text:style-name="T1">set</text:span><text:span text:style-name="T4">(</text:span><text:span text:style-name="T1">b</text:span><text:span text:style-name="T4">,</text:span><text:span text:style-name="T1"> </text:span><text:span text:style-name="T6">"Unlock CNC"</text:span><text:span text:style-name="T4">)</text:span></text:p>
      <text:p text:style-name="P4"/>
      <text:p text:style-name="P1"><text:span text:style-name="T1"><text:tab/><text:tab/>b </text:span><text:span text:style-name="T4">=</text:span><text:span text:style-name="T1"> Button</text:span><text:span text:style-name="T4">(</text:span><text:span text:style-name="T1">toolbar</text:span><text:span text:style-name="T4">,</text:span><text:span text:style-name="T1"> image</text:span><text:span text:style-name="T4">=</text:span><text:span text:style-name="T1">Utils</text:span><text:span text:style-name="T4">.</text:span><text:span text:style-name="T1">icons</text:span><text:span text:style-name="T4">[</text:span><text:span text:style-name="T6">"home"</text:span><text:span text:style-name="T4">],</text:span><text:span text:style-name="T1"> command</text:span><text:span text:style-name="T4">=</text:span><text:span text:style-name="T1">self</text:span><text:span text:style-name="T4">.</text:span><text:span text:style-name="T1">home</text:span><text:span text:style-name="T4">)</text:span></text:p>
      <text:p text:style-name="P1"><text:span text:style-name="T1"><text:tab/><text:tab/>self</text:span><text:span text:style-name="T4">.</text:span><text:span text:style-name="T1">widgets</text:span><text:span text:style-name="T4">.</text:span><text:span text:style-name="T1">append</text:span><text:span text:style-name="T4">(</text:span><text:span text:style-name="T1">b</text:span><text:span text:style-name="T4">)</text:span></text:p>
      <text:p text:style-name="P1"><text:span text:style-name="T1"><text:tab/><text:tab/>b</text:span><text:span text:style-name="T4">.</text:span><text:span text:style-name="T1">pack</text:span><text:span text:style-name="T4">(</text:span><text:span text:style-name="T1">side</text:span><text:span text:style-name="T4">=</text:span><text:span text:style-name="T1">LEFT</text:span><text:span text:style-name="T4">)</text:span></text:p>
      <text:p text:style-name="P1"><text:span text:style-name="T1"><text:tab/><text:tab/>tkExtra</text:span><text:span text:style-name="T4">.</text:span><text:span text:style-name="T1">Balloon</text:span><text:span text:style-name="T4">.</text:span><text:span text:style-name="T1">set</text:span><text:span text:style-name="T4">(</text:span><text:span text:style-name="T1">b</text:span><text:span text:style-name="T4">,</text:span><text:span text:style-name="T1"> </text:span><text:span text:style-name="T6">"Run homing cycle"</text:span><text:span text:style-name="T4">)</text:span></text:p>
      <text:p text:style-name="P4"/>
      <text:p text:style-name="P1"><text:span text:style-name="T1"><text:tab/><text:tab/></text:span><text:span text:style-name="T10"># -----</text:span></text:p>
      <text:p text:style-name="P1"><text:span text:style-name="T1"><text:tab/><text:tab/></text:span><text:span text:style-name="T10"># Zoom</text:span></text:p>
      <text:p text:style-name="P1"><text:soft-page-break/><text:span text:style-name="T1"><text:tab/><text:tab/></text:span><text:span text:style-name="T10"># -----</text:span></text:p>
      <text:p text:style-name="P1"><text:span text:style-name="T1"><text:tab/><text:tab/>Label</text:span><text:span text:style-name="T4">(</text:span><text:span text:style-name="T1">toolbar</text:span><text:span text:style-name="T4">,</text:span><text:span text:style-name="T1"> image</text:span><text:span text:style-name="T4">=</text:span><text:span text:style-name="T1">Utils</text:span><text:span text:style-name="T4">.</text:span><text:span text:style-name="T1">icons</text:span><text:span text:style-name="T4">[</text:span><text:span text:style-name="T6">"sep"</text:span><text:span text:style-name="T4">]).</text:span><text:span text:style-name="T1">pack</text:span><text:span text:style-name="T4">(</text:span><text:span text:style-name="T1">side</text:span><text:span text:style-name="T4">=</text:span><text:span text:style-name="T1">LEFT</text:span><text:span text:style-name="T4">,</text:span><text:span text:style-name="T1"> padx</text:span><text:span text:style-name="T4">=</text:span><text:span text:style-name="T8">3</text:span><text:span text:style-name="T4">)</text:span></text:p>
      <text:p text:style-name="P4"/>
      <text:p text:style-name="P1"><text:span text:style-name="T1"><text:tab/><text:tab/>b </text:span><text:span text:style-name="T4">=</text:span><text:span text:style-name="T1"> Button</text:span><text:span text:style-name="T4">(</text:span><text:span text:style-name="T1">toolbar</text:span><text:span text:style-name="T4">,</text:span><text:span text:style-name="T1"> image</text:span><text:span text:style-name="T4">=</text:span><text:span text:style-name="T1">Utils</text:span><text:span text:style-name="T4">.</text:span><text:span text:style-name="T1">icons</text:span><text:span text:style-name="T4">[</text:span><text:span text:style-name="T6">"zoom_in"</text:span><text:span text:style-name="T4">],</text:span></text:p>
      <text:p text:style-name="P1"><text:span text:style-name="T1"><text:tab/><text:tab/><text:tab/><text:tab/>command</text:span><text:span text:style-name="T4">=</text:span><text:span text:style-name="T1">self</text:span><text:span text:style-name="T4">.</text:span><text:span text:style-name="T1">canvas</text:span><text:span text:style-name="T4">.</text:span><text:span text:style-name="T1">menuZoomIn</text:span><text:span text:style-name="T4">)</text:span></text:p>
      <text:p text:style-name="P1"><text:span text:style-name="T1"><text:tab/><text:tab/>tkExtra</text:span><text:span text:style-name="T4">.</text:span><text:span text:style-name="T1">Balloon</text:span><text:span text:style-name="T4">.</text:span><text:span text:style-name="T1">set</text:span><text:span text:style-name="T4">(</text:span><text:span text:style-name="T1">b</text:span><text:span text:style-name="T4">,</text:span><text:span text:style-name="T1"> </text:span><text:span text:style-name="T6">"Zoom In [Ctrl-=]"</text:span><text:span text:style-name="T4">)</text:span></text:p>
      <text:p text:style-name="P1"><text:span text:style-name="T1"><text:tab/><text:tab/>b</text:span><text:span text:style-name="T4">.</text:span><text:span text:style-name="T1">pack</text:span><text:span text:style-name="T4">(</text:span><text:span text:style-name="T1">side</text:span><text:span text:style-name="T4">=</text:span><text:span text:style-name="T1">LEFT</text:span><text:span text:style-name="T4">)</text:span></text:p>
      <text:p text:style-name="P4"/>
      <text:p text:style-name="P1"><text:span text:style-name="T1"><text:tab/><text:tab/>b </text:span><text:span text:style-name="T4">=</text:span><text:span text:style-name="T1"> Button</text:span><text:span text:style-name="T4">(</text:span><text:span text:style-name="T1">toolbar</text:span><text:span text:style-name="T4">,</text:span><text:span text:style-name="T1"> image</text:span><text:span text:style-name="T4">=</text:span><text:span text:style-name="T1">Utils</text:span><text:span text:style-name="T4">.</text:span><text:span text:style-name="T1">icons</text:span><text:span text:style-name="T4">[</text:span><text:span text:style-name="T6">"zoom_out"</text:span><text:span text:style-name="T4">],</text:span></text:p>
      <text:p text:style-name="P1"><text:span text:style-name="T1"><text:tab/><text:tab/><text:tab/><text:tab/>command</text:span><text:span text:style-name="T4">=</text:span><text:span text:style-name="T1">self</text:span><text:span text:style-name="T4">.</text:span><text:span text:style-name="T1">canvas</text:span><text:span text:style-name="T4">.</text:span><text:span text:style-name="T1">menuZoomOut</text:span><text:span text:style-name="T4">)</text:span></text:p>
      <text:p text:style-name="P1"><text:span text:style-name="T1"><text:tab/><text:tab/>tkExtra</text:span><text:span text:style-name="T4">.</text:span><text:span text:style-name="T1">Balloon</text:span><text:span text:style-name="T4">.</text:span><text:span text:style-name="T1">set</text:span><text:span text:style-name="T4">(</text:span><text:span text:style-name="T1">b</text:span><text:span text:style-name="T4">,</text:span><text:span text:style-name="T1"> </text:span><text:span text:style-name="T6">"Zoom Out [Ctrl--]"</text:span><text:span text:style-name="T4">)</text:span></text:p>
      <text:p text:style-name="P1"><text:span text:style-name="T1"><text:tab/><text:tab/>b</text:span><text:span text:style-name="T4">.</text:span><text:span text:style-name="T1">pack</text:span><text:span text:style-name="T4">(</text:span><text:span text:style-name="T1">side</text:span><text:span text:style-name="T4">=</text:span><text:span text:style-name="T1">LEFT</text:span><text:span text:style-name="T4">)</text:span></text:p>
      <text:p text:style-name="P4"/>
      <text:p text:style-name="P1"><text:span text:style-name="T1"><text:tab/><text:tab/>b </text:span><text:span text:style-name="T4">=</text:span><text:span text:style-name="T1"> Button</text:span><text:span text:style-name="T4">(</text:span><text:span text:style-name="T1">toolbar</text:span><text:span text:style-name="T4">,</text:span><text:span text:style-name="T1"> image</text:span><text:span text:style-name="T4">=</text:span><text:span text:style-name="T1">Utils</text:span><text:span text:style-name="T4">.</text:span><text:span text:style-name="T1">icons</text:span><text:span text:style-name="T4">[</text:span><text:span text:style-name="T6">"zoom_on"</text:span><text:span text:style-name="T4">],</text:span></text:p>
      <text:p text:style-name="P1"><text:span text:style-name="T1"><text:tab/><text:tab/><text:tab/><text:tab/>command</text:span><text:span text:style-name="T4">=</text:span><text:span text:style-name="T1">self</text:span><text:span text:style-name="T4">.</text:span><text:span text:style-name="T1">canvas</text:span><text:span text:style-name="T4">.</text:span><text:span text:style-name="T1">fit2Screen</text:span><text:span text:style-name="T4">)</text:span></text:p>
      <text:p text:style-name="P1"><text:span text:style-name="T1"><text:tab/><text:tab/>tkExtra</text:span><text:span text:style-name="T4">.</text:span><text:span text:style-name="T1">Balloon</text:span><text:span text:style-name="T4">.</text:span><text:span text:style-name="T1">set</text:span><text:span text:style-name="T4">(</text:span><text:span text:style-name="T1">b</text:span><text:span text:style-name="T4">,</text:span><text:span text:style-name="T1"> </text:span><text:span text:style-name="T6">"Fit to screen [F]"</text:span><text:span text:style-name="T4">)</text:span></text:p>
      <text:p text:style-name="P1"><text:span text:style-name="T1"><text:tab/><text:tab/>b</text:span><text:span text:style-name="T4">.</text:span><text:span text:style-name="T1">pack</text:span><text:span text:style-name="T4">(</text:span><text:span text:style-name="T1">side</text:span><text:span text:style-name="T4">=</text:span><text:span text:style-name="T1">LEFT</text:span><text:span text:style-name="T4">)</text:span></text:p>
      <text:p text:style-name="P4"/>
      <text:p text:style-name="P1"><text:span text:style-name="T1"><text:tab/><text:tab/></text:span><text:span text:style-name="T10"># -----</text:span></text:p>
      <text:p text:style-name="P1"><text:span text:style-name="T1"><text:tab/><text:tab/></text:span><text:span text:style-name="T10"># Tools</text:span></text:p>
      <text:p text:style-name="P1"><text:span text:style-name="T1"><text:tab/><text:tab/></text:span><text:span text:style-name="T10"># -----</text:span></text:p>
      <text:p text:style-name="P1"><text:span text:style-name="T1"><text:tab/><text:tab/>Label</text:span><text:span text:style-name="T4">(</text:span><text:span text:style-name="T1">toolbar</text:span><text:span text:style-name="T4">,</text:span><text:span text:style-name="T1"> image</text:span><text:span text:style-name="T4">=</text:span><text:span text:style-name="T1">Utils</text:span><text:span text:style-name="T4">.</text:span><text:span text:style-name="T1">icons</text:span><text:span text:style-name="T4">[</text:span><text:span text:style-name="T6">"sep"</text:span><text:span text:style-name="T4">]).</text:span><text:span text:style-name="T1">pack</text:span><text:span text:style-name="T4">(</text:span><text:span text:style-name="T1">side</text:span><text:span text:style-name="T4">=</text:span><text:span text:style-name="T1">LEFT</text:span><text:span text:style-name="T4">,</text:span><text:span text:style-name="T1"> padx</text:span><text:span text:style-name="T4">=</text:span><text:span text:style-name="T8">3</text:span><text:span text:style-name="T4">)</text:span></text:p>
      <text:p text:style-name="P4"/>
      <text:p text:style-name="P1"><text:span text:style-name="T1"><text:tab/><text:tab/>b </text:span><text:span text:style-name="T4">=</text:span><text:span text:style-name="T1"> Radiobutton</text:span><text:span text:style-name="T4">(</text:span><text:span text:style-name="T1">toolbar</text:span><text:span text:style-name="T4">,</text:span><text:span text:style-name="T1"> image</text:span><text:span text:style-name="T4">=</text:span><text:span text:style-name="T1">Utils</text:span><text:span text:style-name="T4">.</text:span><text:span text:style-name="T1">icons</text:span><text:span text:style-name="T4">[</text:span><text:span text:style-name="T6">"select"</text:span><text:span text:style-name="T4">],</text:span></text:p>
      <text:p text:style-name="P1"><text:span text:style-name="T1"><text:tab/><text:tab/><text:tab/><text:tab/><text:tab/>indicatoron</text:span><text:span text:style-name="T4">=</text:span><text:span text:style-name="T1">FALSE</text:span><text:span text:style-name="T4">,</text:span></text:p>
      <text:p text:style-name="P1"><text:span text:style-name="T1"><text:tab/><text:tab/><text:tab/><text:tab/><text:tab/>variable</text:span><text:span text:style-name="T4">=</text:span><text:span text:style-name="T1">self</text:span><text:span text:style-name="T4">.</text:span><text:span text:style-name="T1">canvas</text:span><text:span text:style-name="T4">.</text:span><text:span text:style-name="T1">actionVar</text:span><text:span text:style-name="T4">,</text:span></text:p>
      <text:p text:style-name="P1"><text:span text:style-name="T1"><text:tab/><text:tab/><text:tab/><text:tab/><text:tab/>value</text:span><text:span text:style-name="T4">=</text:span><text:span text:style-name="T1">CNCCanvas</text:span><text:span text:style-name="T4">.</text:span><text:span text:style-name="T1">ACTION_SELECT</text:span><text:span text:style-name="T4">,</text:span></text:p>
      <text:p text:style-name="P1"><text:span text:style-name="T1"><text:tab/><text:tab/><text:tab/><text:tab/><text:tab/>command</text:span><text:span text:style-name="T4">=</text:span><text:span text:style-name="T1">self</text:span><text:span text:style-name="T4">.</text:span><text:span text:style-name="T1">canvas</text:span><text:span text:style-name="T4">.</text:span><text:span text:style-name="T1">setActionSelect</text:span><text:span text:style-name="T4">)</text:span></text:p>
      <text:p text:style-name="P1"><text:span text:style-name="T1"><text:tab/><text:tab/>tkExtra</text:span><text:span text:style-name="T4">.</text:span><text:span text:style-name="T1">Balloon</text:span><text:span text:style-name="T4">.</text:span><text:span text:style-name="T1">set</text:span><text:span text:style-name="T4">(</text:span><text:span text:style-name="T1">b</text:span><text:span text:style-name="T4">,</text:span><text:span text:style-name="T1"> </text:span><text:span text:style-name="T6">"Select tool [S]"</text:span><text:span text:style-name="T4">)</text:span></text:p>
      <text:p text:style-name="P1"><text:span text:style-name="T1"><text:tab/><text:tab/>self</text:span><text:span text:style-name="T4">.</text:span><text:span text:style-name="T1">widgets</text:span><text:span text:style-name="T4">.</text:span><text:span text:style-name="T1">append</text:span><text:span text:style-name="T4">(</text:span><text:span text:style-name="T1">b</text:span><text:span text:style-name="T4">)</text:span></text:p>
      <text:p text:style-name="P1"><text:span text:style-name="T1"><text:tab/><text:tab/>b</text:span><text:span text:style-name="T4">.</text:span><text:span text:style-name="T1">pack</text:span><text:span text:style-name="T4">(</text:span><text:span text:style-name="T1">side</text:span><text:span text:style-name="T4">=</text:span><text:span text:style-name="T1">LEFT</text:span><text:span text:style-name="T4">)</text:span></text:p>
      <text:p text:style-name="P4"/>
      <text:p text:style-name="P1"><text:span text:style-name="T1"><text:tab/><text:tab/>b </text:span><text:span text:style-name="T4">=</text:span><text:span text:style-name="T1"> Radiobutton</text:span><text:span text:style-name="T4">(</text:span><text:span text:style-name="T1">toolbar</text:span><text:span text:style-name="T4">,</text:span><text:span text:style-name="T1"> image</text:span><text:span text:style-name="T4">=</text:span><text:span text:style-name="T1">Utils</text:span><text:span text:style-name="T4">.</text:span><text:span text:style-name="T1">icons</text:span><text:span text:style-name="T4">[</text:span><text:span text:style-name="T6">"pan"</text:span><text:span text:style-name="T4">],</text:span><text:span text:style-name="T1"><text:tab/></text:span><text:span text:style-name="T10"># FIXME replace with move</text:span></text:p>
      <text:p text:style-name="P1"><text:span text:style-name="T1"><text:tab/><text:tab/><text:tab/><text:tab/><text:tab/>indicatoron</text:span><text:span text:style-name="T4">=</text:span><text:span text:style-name="T1">FALSE</text:span><text:span text:style-name="T4">,</text:span></text:p>
      <text:p text:style-name="P1"><text:span text:style-name="T1"><text:tab/><text:tab/><text:tab/><text:tab/><text:tab/>variable</text:span><text:span text:style-name="T4">=</text:span><text:span text:style-name="T1">self</text:span><text:span text:style-name="T4">.</text:span><text:span text:style-name="T1">canvas</text:span><text:span text:style-name="T4">.</text:span><text:span text:style-name="T1">actionVar</text:span><text:span text:style-name="T4">,</text:span></text:p>
      <text:p text:style-name="P1"><text:span text:style-name="T1"><text:tab/><text:tab/><text:tab/><text:tab/><text:tab/>value</text:span><text:span text:style-name="T4">=</text:span><text:span text:style-name="T1">CNCCanvas</text:span><text:span text:style-name="T4">.</text:span><text:span text:style-name="T1">ACTION_MOVE</text:span><text:span text:style-name="T4">,</text:span></text:p>
      <text:p text:style-name="P1"><text:span text:style-name="T1"><text:tab/><text:tab/><text:tab/><text:tab/><text:tab/>command</text:span><text:span text:style-name="T4">=</text:span><text:span text:style-name="T1">self</text:span><text:span text:style-name="T4">.</text:span><text:span text:style-name="T1">canvas</text:span><text:span text:style-name="T4">.</text:span><text:span text:style-name="T1">setActionMove</text:span><text:span text:style-name="T4">)</text:span></text:p>
      <text:p text:style-name="P1"><text:span text:style-name="T1"><text:tab/><text:tab/>tkExtra</text:span><text:span text:style-name="T4">.</text:span><text:span text:style-name="T1">Balloon</text:span><text:span text:style-name="T4">.</text:span><text:span text:style-name="T1">set</text:span><text:span text:style-name="T4">(</text:span><text:span text:style-name="T1">b</text:span><text:span text:style-name="T4">,</text:span><text:span text:style-name="T1"> </text:span><text:span text:style-name="T6">"Move objects [M]"</text:span><text:span text:style-name="T4">)</text:span></text:p>
      <text:p text:style-name="P1"><text:span text:style-name="T1"><text:tab/><text:tab/>self</text:span><text:span text:style-name="T4">.</text:span><text:span text:style-name="T1">widgets</text:span><text:span text:style-name="T4">.</text:span><text:span text:style-name="T1">append</text:span><text:span text:style-name="T4">(</text:span><text:span text:style-name="T1">b</text:span><text:span text:style-name="T4">)</text:span></text:p>
      <text:p text:style-name="P1"><text:span text:style-name="T1"><text:tab/><text:tab/>b</text:span><text:span text:style-name="T4">.</text:span><text:span text:style-name="T1">pack</text:span><text:span text:style-name="T4">(</text:span><text:span text:style-name="T1">side</text:span><text:span text:style-name="T4">=</text:span><text:span text:style-name="T1">LEFT</text:span><text:span text:style-name="T4">)</text:span></text:p>
      <text:p text:style-name="P4"/>
      <text:p text:style-name="P1"><text:span text:style-name="T1"><text:tab/><text:tab/>b </text:span><text:span text:style-name="T4">=</text:span><text:span text:style-name="T1"> Radiobutton</text:span><text:span text:style-name="T4">(</text:span><text:span text:style-name="T1">toolbar</text:span><text:span text:style-name="T4">,</text:span><text:span text:style-name="T1"> image</text:span><text:span text:style-name="T4">=</text:span><text:span text:style-name="T1">Utils</text:span><text:span text:style-name="T4">.</text:span><text:span text:style-name="T1">icons</text:span><text:span text:style-name="T4">[</text:span><text:span text:style-name="T6">"gantry"</text:span><text:span text:style-name="T4">],</text:span></text:p>
      <text:p text:style-name="P1"><text:span text:style-name="T1"><text:tab/><text:tab/><text:tab/><text:tab/><text:tab/>indicatoron</text:span><text:span text:style-name="T4">=</text:span><text:span text:style-name="T1">FALSE</text:span><text:span text:style-name="T4">,</text:span></text:p>
      <text:p text:style-name="P1"><text:span text:style-name="T1"><text:tab/><text:tab/><text:tab/><text:tab/><text:tab/>variable</text:span><text:span text:style-name="T4">=</text:span><text:span text:style-name="T1">self</text:span><text:span text:style-name="T4">.</text:span><text:span text:style-name="T1">canvas</text:span><text:span text:style-name="T4">.</text:span><text:span text:style-name="T1">actionVar</text:span><text:span text:style-name="T4">,</text:span></text:p>
      <text:p text:style-name="P1"><text:span text:style-name="T1"><text:tab/><text:tab/><text:tab/><text:tab/><text:tab/>value</text:span><text:span text:style-name="T4">=</text:span><text:span text:style-name="T1">CNCCanvas</text:span><text:span text:style-name="T4">.</text:span><text:span text:style-name="T1">ACTION_GANTRY</text:span><text:span text:style-name="T4">,</text:span></text:p>
      <text:p text:style-name="P1"><text:span text:style-name="T1"><text:tab/><text:tab/><text:tab/><text:tab/><text:tab/>command</text:span><text:span text:style-name="T4">=</text:span><text:span text:style-name="T1">self</text:span><text:span text:style-name="T4">.</text:span><text:span text:style-name="T1">canvas</text:span><text:span text:style-name="T4">.</text:span><text:span text:style-name="T1">setActionGantry</text:span><text:span text:style-name="T4">)</text:span></text:p>
      <text:p text:style-name="P1"><text:span text:style-name="T1"><text:tab/><text:tab/>tkExtra</text:span><text:span text:style-name="T4">.</text:span><text:span text:style-name="T1">Balloon</text:span><text:span text:style-name="T4">.</text:span><text:span text:style-name="T1">set</text:span><text:span text:style-name="T4">(</text:span><text:span text:style-name="T1">b</text:span><text:span text:style-name="T4">,</text:span><text:span text:style-name="T1"> </text:span><text:span text:style-name="T6">"Move gantry [G]"</text:span><text:span text:style-name="T4">)</text:span></text:p>
      <text:p text:style-name="P1"><text:span text:style-name="T1"><text:tab/><text:tab/>self</text:span><text:span text:style-name="T4">.</text:span><text:span text:style-name="T1">widgets</text:span><text:span text:style-name="T4">.</text:span><text:span text:style-name="T1">append</text:span><text:span text:style-name="T4">(</text:span><text:span text:style-name="T1">b</text:span><text:span text:style-name="T4">)</text:span></text:p>
      <text:p text:style-name="P1"><text:span text:style-name="T1"><text:tab/><text:tab/>b</text:span><text:span text:style-name="T4">.</text:span><text:span text:style-name="T1">pack</text:span><text:span text:style-name="T4">(</text:span><text:span text:style-name="T1">side</text:span><text:span text:style-name="T4">=</text:span><text:span text:style-name="T1">LEFT</text:span><text:span text:style-name="T4">)</text:span></text:p>
      <text:p text:style-name="P4"/>
      <text:p text:style-name="P1"><text:span text:style-name="T1"><text:tab/><text:tab/>b </text:span><text:span text:style-name="T4">=</text:span><text:span text:style-name="T1"> Radiobutton</text:span><text:span text:style-name="T4">(</text:span><text:span text:style-name="T1">toolbar</text:span><text:span text:style-name="T4">,</text:span><text:span text:style-name="T1"> image</text:span><text:span text:style-name="T4">=</text:span><text:span text:style-name="T1">Utils</text:span><text:span text:style-name="T4">.</text:span><text:span text:style-name="T1">icons</text:span><text:span text:style-name="T4">[</text:span><text:span text:style-name="T6">"origin"</text:span><text:span text:style-name="T4">],</text:span></text:p>
      <text:p text:style-name="P1"><text:span text:style-name="T1"><text:tab/><text:tab/><text:tab/><text:tab/><text:tab/>indicatoron</text:span><text:span text:style-name="T4">=</text:span><text:span text:style-name="T1">FALSE</text:span><text:span text:style-name="T4">,</text:span></text:p>
      <text:p text:style-name="P1"><text:span text:style-name="T1"><text:tab/><text:tab/><text:tab/><text:tab/><text:tab/>variable</text:span><text:span text:style-name="T4">=</text:span><text:span text:style-name="T1">self</text:span><text:span text:style-name="T4">.</text:span><text:span text:style-name="T1">canvas</text:span><text:span text:style-name="T4">.</text:span><text:span text:style-name="T1">actionVar</text:span><text:span text:style-name="T4">,</text:span></text:p>
      <text:p text:style-name="P1"><text:span text:style-name="T1"><text:tab/><text:tab/><text:tab/><text:tab/><text:tab/>value</text:span><text:span text:style-name="T4">=</text:span><text:span text:style-name="T1">CNCCanvas</text:span><text:span text:style-name="T4">.</text:span><text:span text:style-name="T1">ACTION_ORIGIN</text:span><text:span text:style-name="T4">,</text:span></text:p>
      <text:p text:style-name="P1"><text:span text:style-name="T1"><text:tab/><text:tab/><text:tab/><text:tab/><text:tab/>command</text:span><text:span text:style-name="T4">=</text:span><text:span text:style-name="T1">self</text:span><text:span text:style-name="T4">.</text:span><text:span text:style-name="T1">canvas</text:span><text:span text:style-name="T4">.</text:span><text:span text:style-name="T1">setActionOrigin</text:span><text:span text:style-name="T4">)</text:span></text:p>
      <text:p text:style-name="P1"><text:span text:style-name="T1"><text:tab/><text:tab/>tkExtra</text:span><text:span text:style-name="T4">.</text:span><text:span text:style-name="T1">Balloon</text:span><text:span text:style-name="T4">.</text:span><text:span text:style-name="T1">set</text:span><text:span text:style-name="T4">(</text:span><text:span text:style-name="T1">b</text:span><text:span text:style-name="T4">,</text:span><text:span text:style-name="T1"> </text:span><text:span text:style-name="T6">"Place origin [O]"</text:span><text:span text:style-name="T4">)</text:span></text:p>
      <text:p text:style-name="P1"><text:span text:style-name="T1"><text:tab/><text:tab/>self</text:span><text:span text:style-name="T4">.</text:span><text:span text:style-name="T1">widgets</text:span><text:span text:style-name="T4">.</text:span><text:span text:style-name="T1">append</text:span><text:span text:style-name="T4">(</text:span><text:span text:style-name="T1">b</text:span><text:span text:style-name="T4">)</text:span></text:p>
      <text:p text:style-name="P1"><text:span text:style-name="T1"><text:tab/><text:tab/>b</text:span><text:span text:style-name="T4">.</text:span><text:span text:style-name="T1">pack</text:span><text:span text:style-name="T4">(</text:span><text:span text:style-name="T1">side</text:span><text:span text:style-name="T4">=</text:span><text:span text:style-name="T1">LEFT</text:span><text:span text:style-name="T4">)</text:span></text:p>
      <text:p text:style-name="P4"/>
      <text:p text:style-name="P1"><text:span text:style-name="T1"><text:tab/><text:tab/>b </text:span><text:span text:style-name="T4">=</text:span><text:span text:style-name="T1"> Radiobutton</text:span><text:span text:style-name="T4">(</text:span><text:span text:style-name="T1">toolbar</text:span><text:span text:style-name="T4">,</text:span><text:span text:style-name="T1"> image</text:span><text:span text:style-name="T4">=</text:span><text:span text:style-name="T1">Utils</text:span><text:span text:style-name="T4">.</text:span><text:span text:style-name="T1">icons</text:span><text:span text:style-name="T4">[</text:span><text:span text:style-name="T6">"ruler"</text:span><text:span text:style-name="T4">],</text:span></text:p>
      <text:p text:style-name="P1"><text:span text:style-name="T1"><text:tab/><text:tab/><text:tab/><text:tab/><text:tab/>indicatoron</text:span><text:span text:style-name="T4">=</text:span><text:span text:style-name="T1">FALSE</text:span><text:span text:style-name="T4">,</text:span></text:p>
      <text:p text:style-name="P1"><text:span text:style-name="T1"><text:tab/><text:tab/><text:tab/><text:tab/><text:tab/>variable</text:span><text:span text:style-name="T4">=</text:span><text:span text:style-name="T1">self</text:span><text:span text:style-name="T4">.</text:span><text:span text:style-name="T1">canvas</text:span><text:span text:style-name="T4">.</text:span><text:span text:style-name="T1">actionVar</text:span><text:span text:style-name="T4">,</text:span></text:p>
      <text:p text:style-name="P1"><text:span text:style-name="T1"><text:tab/><text:tab/><text:tab/><text:tab/><text:tab/>value</text:span><text:span text:style-name="T4">=</text:span><text:span text:style-name="T1">CNCCanvas</text:span><text:span text:style-name="T4">.</text:span><text:span text:style-name="T1">ACTION_RULER</text:span><text:span text:style-name="T4">,</text:span></text:p>
      <text:p text:style-name="P1"><text:soft-page-break/><text:span text:style-name="T1"><text:tab/><text:tab/><text:tab/><text:tab/><text:tab/>command</text:span><text:span text:style-name="T4">=</text:span><text:span text:style-name="T1">self</text:span><text:span text:style-name="T4">.</text:span><text:span text:style-name="T1">canvas</text:span><text:span text:style-name="T4">.</text:span><text:span text:style-name="T1">setActionRuler</text:span><text:span text:style-name="T4">)</text:span></text:p>
      <text:p text:style-name="P1"><text:span text:style-name="T1"><text:tab/><text:tab/>tkExtra</text:span><text:span text:style-name="T4">.</text:span><text:span text:style-name="T1">Balloon</text:span><text:span text:style-name="T4">.</text:span><text:span text:style-name="T1">set</text:span><text:span text:style-name="T4">(</text:span><text:span text:style-name="T1">b</text:span><text:span text:style-name="T4">,</text:span><text:span text:style-name="T1"> </text:span><text:span text:style-name="T6">"Ruler [R]"</text:span><text:span text:style-name="T4">)</text:span></text:p>
      <text:p text:style-name="P1"><text:span text:style-name="T1"><text:tab/><text:tab/>b</text:span><text:span text:style-name="T4">.</text:span><text:span text:style-name="T1">pack</text:span><text:span text:style-name="T4">(</text:span><text:span text:style-name="T1">side</text:span><text:span text:style-name="T4">=</text:span><text:span text:style-name="T1">LEFT</text:span><text:span text:style-name="T4">)</text:span></text:p>
      <text:p text:style-name="P4"/>
      <text:p text:style-name="P1"><text:span text:style-name="T1"><text:tab/><text:tab/></text:span><text:span text:style-name="T10"># ---</text:span></text:p>
      <text:p text:style-name="P1"><text:span text:style-name="T1"><text:tab/><text:tab/>Label</text:span><text:span text:style-name="T4">(</text:span><text:span text:style-name="T1">toolbar</text:span><text:span text:style-name="T4">,</text:span><text:span text:style-name="T1"> image</text:span><text:span text:style-name="T4">=</text:span><text:span text:style-name="T1">Utils</text:span><text:span text:style-name="T4">.</text:span><text:span text:style-name="T1">icons</text:span><text:span text:style-name="T4">[</text:span><text:span text:style-name="T6">"sep"</text:span><text:span text:style-name="T4">]).</text:span><text:span text:style-name="T1">pack</text:span><text:span text:style-name="T4">(</text:span><text:span text:style-name="T1">side</text:span><text:span text:style-name="T4">=</text:span><text:span text:style-name="T1">LEFT</text:span><text:span text:style-name="T4">,</text:span><text:span text:style-name="T1"> padx</text:span><text:span text:style-name="T4">=</text:span><text:span text:style-name="T8">3</text:span><text:span text:style-name="T4">)</text:span></text:p>
      <text:p text:style-name="P4"/>
      <text:p text:style-name="P1"><text:span text:style-name="T1"><text:tab/><text:tab/>b </text:span><text:span text:style-name="T4">=</text:span><text:span text:style-name="T1"> OptionMenu</text:span><text:span text:style-name="T4">(</text:span><text:span text:style-name="T1">toolbar</text:span><text:span text:style-name="T4">,</text:span><text:span text:style-name="T1"> self</text:span><text:span text:style-name="T4">.</text:span><text:span text:style-name="T1">view</text:span><text:span text:style-name="T4">,</text:span><text:span text:style-name="T1"> </text:span><text:span text:style-name="T4">*</text:span><text:span text:style-name="T1">CNCCanvas</text:span><text:span text:style-name="T4">.</text:span><text:span text:style-name="T1">VIEWS</text:span><text:span text:style-name="T4">)</text:span></text:p>
      <text:p text:style-name="P1"><text:span text:style-name="T1"><text:tab/><text:tab/>b</text:span><text:span text:style-name="T4">.</text:span><text:span text:style-name="T1">config</text:span><text:span text:style-name="T4">(</text:span><text:span text:style-name="T1">padx</text:span><text:span text:style-name="T4">=</text:span><text:span text:style-name="T8">0</text:span><text:span text:style-name="T4">,</text:span><text:span text:style-name="T1"> pady</text:span><text:span text:style-name="T4">=</text:span><text:span text:style-name="T8">1</text:span><text:span text:style-name="T4">)</text:span></text:p>
      <text:p text:style-name="P1"><text:span text:style-name="T1"><text:tab/><text:tab/>b</text:span><text:span text:style-name="T4">.</text:span><text:span text:style-name="T1">pack</text:span><text:span text:style-name="T4">(</text:span><text:span text:style-name="T1">side</text:span><text:span text:style-name="T4">=</text:span><text:span text:style-name="T1">LEFT</text:span><text:span text:style-name="T4">)</text:span></text:p>
      <text:p text:style-name="P1"><text:span text:style-name="T1"><text:tab/><text:tab/>tkExtra</text:span><text:span text:style-name="T4">.</text:span><text:span text:style-name="T1">Balloon</text:span><text:span text:style-name="T4">.</text:span><text:span text:style-name="T1">set</text:span><text:span text:style-name="T4">(</text:span><text:span text:style-name="T1">b</text:span><text:span text:style-name="T4">,</text:span><text:span text:style-name="T1"> </text:span><text:span text:style-name="T6">"Change viewing angle"</text:span><text:span text:style-name="T4">)</text:span></text:p>
      <text:p text:style-name="P4"/>
      <text:p text:style-name="P4"/>
      <text:p text:style-name="P1"><text:span text:style-name="T1"><text:tab/></text:span><text:span text:style-name="T10">#----------------------------------------------------------------------</text:span></text:p>
      <text:p text:style-name="P1"><text:span text:style-name="T1"><text:tab/></text:span><text:span text:style-name="T7">def</text:span><text:span text:style-name="T1"> </text:span><text:span text:style-name="T11">createMenu</text:span><text:span text:style-name="T4">(</text:span><text:span text:style-name="T1">self</text:span><text:span text:style-name="T4">):</text:span></text:p>
      <text:p text:style-name="P1"><text:span text:style-name="T1"><text:tab/><text:tab/></text:span><text:span text:style-name="T10"># Menu bar</text:span></text:p>
      <text:p text:style-name="P1"><text:span text:style-name="T1"><text:tab/><text:tab/>menubar </text:span><text:span text:style-name="T4">=</text:span><text:span text:style-name="T1"> Menu</text:span><text:span text:style-name="T4">(</text:span><text:span text:style-name="T1">self</text:span><text:span text:style-name="T4">)</text:span></text:p>
      <text:p text:style-name="P1"><text:span text:style-name="T1"><text:tab/><text:tab/>self</text:span><text:span text:style-name="T4">.</text:span><text:span text:style-name="T1">config</text:span><text:span text:style-name="T4">(</text:span><text:span text:style-name="T1">menu</text:span><text:span text:style-name="T4">=</text:span><text:span text:style-name="T1">menubar</text:span><text:span text:style-name="T4">)</text:span></text:p>
      <text:p text:style-name="P4"/>
      <text:p text:style-name="P1"><text:span text:style-name="T1"><text:tab/><text:tab/></text:span><text:span text:style-name="T10"># File Menu</text:span></text:p>
      <text:p text:style-name="P1"><text:span text:style-name="T1"><text:tab/><text:tab/>menu </text:span><text:span text:style-name="T4">=</text:span><text:span text:style-name="T1"> Menu</text:span><text:span text:style-name="T4">(</text:span><text:span text:style-name="T1">menubar</text:span><text:span text:style-name="T4">)</text:span></text:p>
      <text:p text:style-name="P1"><text:span text:style-name="T1"><text:tab/><text:tab/>menubar</text:span><text:span text:style-name="T4">.</text:span><text:span text:style-name="T1">add_cascade</text:span><text:span text:style-name="T4">(</text:span><text:span text:style-name="T1">label</text:span><text:span text:style-name="T4">=</text:span><text:span text:style-name="T6">"File"</text:span><text:span text:style-name="T4">,</text:span><text:span text:style-name="T1"> underline</text:span><text:span text:style-name="T4">=</text:span><text:span text:style-name="T8">0</text:span><text:span text:style-name="T4">,</text:span><text:span text:style-name="T1"> menu</text:span><text:span text:style-name="T4">=</text:span><text:span text:style-name="T1">menu</text:span><text:span text:style-name="T4">)</text:span></text:p>
      <text:p text:style-name="P1"><text:span text:style-name="T1"><text:tab/><text:tab/>i </text:span><text:span text:style-name="T4">=</text:span><text:span text:style-name="T1"> </text:span><text:span text:style-name="T8">1</text:span></text:p>
      <text:p text:style-name="P1"><text:span text:style-name="T1"><text:tab/><text:tab/>menu</text:span><text:span text:style-name="T4">.</text:span><text:span text:style-name="T1">add_command</text:span><text:span text:style-name="T4">(</text:span><text:span text:style-name="T1">label</text:span><text:span text:style-name="T4">=</text:span><text:span text:style-name="T6">"New"</text:span><text:span text:style-name="T4">,</text:span><text:span text:style-name="T1"> underline</text:span><text:span text:style-name="T4">=</text:span><text:span text:style-name="T8">0</text:span><text:span text:style-name="T4">,</text:span></text:p>
      <text:p text:style-name="P1"><text:span text:style-name="T1"><text:tab/><text:tab/><text:tab/><text:tab/><text:tab/>image</text:span><text:span text:style-name="T4">=</text:span><text:span text:style-name="T1">Utils</text:span><text:span text:style-name="T4">.</text:span><text:span text:style-name="T1">icons</text:span><text:span text:style-name="T4">[</text:span><text:span text:style-name="T6">"new"</text:span><text:span text:style-name="T4">],</text:span></text:p>
      <text:p text:style-name="P1"><text:span text:style-name="T1"><text:tab/><text:tab/><text:tab/><text:tab/><text:tab/>compound</text:span><text:span text:style-name="T4">=</text:span><text:span text:style-name="T1">LEFT</text:span><text:span text:style-name="T4">,</text:span></text:p>
      <text:p text:style-name="P1"><text:span text:style-name="T1"><text:tab/><text:tab/><text:tab/><text:tab/><text:tab/>command</text:span><text:span text:style-name="T4">=</text:span><text:span text:style-name="T1">self</text:span><text:span text:style-name="T4">.</text:span><text:span text:style-name="T1">newFile</text:span><text:span text:style-name="T4">)</text:span></text:p>
      <text:p text:style-name="P1"><text:span text:style-name="T1"><text:tab/><text:tab/>self</text:span><text:span text:style-name="T4">.</text:span><text:span text:style-name="T1">widgets</text:span><text:span text:style-name="T4">.</text:span><text:span text:style-name="T1">append</text:span><text:span text:style-name="T4">((</text:span><text:span text:style-name="T1">menu</text:span><text:span text:style-name="T4">,</text:span><text:span text:style-name="T1">i</text:span><text:span text:style-name="T4">))</text:span></text:p>
      <text:p text:style-name="P4"/>
      <text:p text:style-name="P1"><text:span text:style-name="T1"><text:tab/><text:tab/>i </text:span><text:span text:style-name="T4">+=</text:span><text:span text:style-name="T1"> </text:span><text:span text:style-name="T8">1</text:span></text:p>
      <text:p text:style-name="P1"><text:span text:style-name="T1"><text:tab/><text:tab/>menu</text:span><text:span text:style-name="T4">.</text:span><text:span text:style-name="T1">add_command</text:span><text:span text:style-name="T4">(</text:span><text:span text:style-name="T1">label</text:span><text:span text:style-name="T4">=</text:span><text:span text:style-name="T6">"Open"</text:span><text:span text:style-name="T4">,</text:span><text:span text:style-name="T1"> underline</text:span><text:span text:style-name="T4">=</text:span><text:span text:style-name="T8">0</text:span><text:span text:style-name="T4">,</text:span></text:p>
      <text:p text:style-name="P1"><text:span text:style-name="T1"><text:tab/><text:tab/><text:tab/><text:tab/><text:tab/>image</text:span><text:span text:style-name="T4">=</text:span><text:span text:style-name="T1">Utils</text:span><text:span text:style-name="T4">.</text:span><text:span text:style-name="T1">icons</text:span><text:span text:style-name="T4">[</text:span><text:span text:style-name="T6">"load"</text:span><text:span text:style-name="T4">],</text:span></text:p>
      <text:p text:style-name="P1"><text:span text:style-name="T1"><text:tab/><text:tab/><text:tab/><text:tab/><text:tab/>compound</text:span><text:span text:style-name="T4">=</text:span><text:span text:style-name="T1">LEFT</text:span><text:span text:style-name="T4">,</text:span></text:p>
      <text:p text:style-name="P1"><text:span text:style-name="T1"><text:tab/><text:tab/><text:tab/><text:tab/><text:tab/>accelerator</text:span><text:span text:style-name="T4">=</text:span><text:span text:style-name="T6">"Ctrl-O"</text:span><text:span text:style-name="T4">,</text:span></text:p>
      <text:p text:style-name="P1"><text:span text:style-name="T1"><text:tab/><text:tab/><text:tab/><text:tab/><text:tab/>command</text:span><text:span text:style-name="T4">=</text:span><text:span text:style-name="T1">self</text:span><text:span text:style-name="T4">.</text:span><text:span text:style-name="T1">loadDialog</text:span><text:span text:style-name="T4">)</text:span></text:p>
      <text:p text:style-name="P1"><text:span text:style-name="T1"><text:tab/><text:tab/>self</text:span><text:span text:style-name="T4">.</text:span><text:span text:style-name="T1">widgets</text:span><text:span text:style-name="T4">.</text:span><text:span text:style-name="T1">append</text:span><text:span text:style-name="T4">((</text:span><text:span text:style-name="T1">menu</text:span><text:span text:style-name="T4">,</text:span><text:span text:style-name="T1">i</text:span><text:span text:style-name="T4">))</text:span></text:p>
      <text:p text:style-name="P4"/>
      <text:p text:style-name="P1"><text:span text:style-name="T1"><text:tab/><text:tab/>i </text:span><text:span text:style-name="T4">+=</text:span><text:span text:style-name="T1"> </text:span><text:span text:style-name="T8">1</text:span></text:p>
      <text:p text:style-name="P1"><text:span text:style-name="T1"><text:tab/><text:tab/>menu</text:span><text:span text:style-name="T4">.</text:span><text:span text:style-name="T1">add_command</text:span><text:span text:style-name="T4">(</text:span><text:span text:style-name="T1">label</text:span><text:span text:style-name="T4">=</text:span><text:span text:style-name="T6">"Save"</text:span><text:span text:style-name="T4">,</text:span><text:span text:style-name="T1"> underline</text:span><text:span text:style-name="T4">=</text:span><text:span text:style-name="T8">0</text:span><text:span text:style-name="T4">,</text:span></text:p>
      <text:p text:style-name="P1"><text:span text:style-name="T1"><text:tab/><text:tab/><text:tab/><text:tab/><text:tab/>image</text:span><text:span text:style-name="T4">=</text:span><text:span text:style-name="T1">Utils</text:span><text:span text:style-name="T4">.</text:span><text:span text:style-name="T1">icons</text:span><text:span text:style-name="T4">[</text:span><text:span text:style-name="T6">"save"</text:span><text:span text:style-name="T4">],</text:span></text:p>
      <text:p text:style-name="P1"><text:span text:style-name="T1"><text:tab/><text:tab/><text:tab/><text:tab/><text:tab/>compound</text:span><text:span text:style-name="T4">=</text:span><text:span text:style-name="T1">LEFT</text:span><text:span text:style-name="T4">,</text:span></text:p>
      <text:p text:style-name="P1"><text:span text:style-name="T1"><text:tab/><text:tab/><text:tab/><text:tab/><text:tab/>accelerator</text:span><text:span text:style-name="T4">=</text:span><text:span text:style-name="T6">"Ctrl-S"</text:span><text:span text:style-name="T4">,</text:span></text:p>
      <text:p text:style-name="P1"><text:span text:style-name="T1"><text:tab/><text:tab/><text:tab/><text:tab/><text:tab/>command</text:span><text:span text:style-name="T4">=</text:span><text:span text:style-name="T1">self</text:span><text:span text:style-name="T4">.</text:span><text:span text:style-name="T1">saveAll</text:span><text:span text:style-name="T4">)</text:span></text:p>
      <text:p text:style-name="P1"><text:span text:style-name="T1"><text:tab/><text:tab/>self</text:span><text:span text:style-name="T4">.</text:span><text:span text:style-name="T1">widgets</text:span><text:span text:style-name="T4">.</text:span><text:span text:style-name="T1">append</text:span><text:span text:style-name="T4">((</text:span><text:span text:style-name="T1">menu</text:span><text:span text:style-name="T4">,</text:span><text:span text:style-name="T1">i</text:span><text:span text:style-name="T4">))</text:span></text:p>
      <text:p text:style-name="P4"/>
      <text:p text:style-name="P1"><text:span text:style-name="T1"><text:tab/><text:tab/>i </text:span><text:span text:style-name="T4">+=</text:span><text:span text:style-name="T1"> </text:span><text:span text:style-name="T8">1</text:span></text:p>
      <text:p text:style-name="P1"><text:span text:style-name="T1"><text:tab/><text:tab/>menu</text:span><text:span text:style-name="T4">.</text:span><text:span text:style-name="T1">add_command</text:span><text:span text:style-name="T4">(</text:span><text:span text:style-name="T1">label</text:span><text:span text:style-name="T4">=</text:span><text:span text:style-name="T6">"Save As"</text:span><text:span text:style-name="T4">,</text:span><text:span text:style-name="T1"> underline</text:span><text:span text:style-name="T4">=</text:span><text:span text:style-name="T8">0</text:span><text:span text:style-name="T4">,</text:span></text:p>
      <text:p text:style-name="P1"><text:span text:style-name="T1"><text:tab/><text:tab/><text:tab/><text:tab/><text:tab/>image</text:span><text:span text:style-name="T4">=</text:span><text:span text:style-name="T1">Utils</text:span><text:span text:style-name="T4">.</text:span><text:span text:style-name="T1">icons</text:span><text:span text:style-name="T4">[</text:span><text:span text:style-name="T6">"save"</text:span><text:span text:style-name="T4">],</text:span></text:p>
      <text:p text:style-name="P1"><text:span text:style-name="T1"><text:tab/><text:tab/><text:tab/><text:tab/><text:tab/>compound</text:span><text:span text:style-name="T4">=</text:span><text:span text:style-name="T1">LEFT</text:span><text:span text:style-name="T4">,</text:span></text:p>
      <text:p text:style-name="P1"><text:span text:style-name="T1"><text:tab/><text:tab/><text:tab/><text:tab/><text:tab/>command</text:span><text:span text:style-name="T4">=</text:span><text:span text:style-name="T1">self</text:span><text:span text:style-name="T4">.</text:span><text:span text:style-name="T1">saveDialog</text:span><text:span text:style-name="T4">)</text:span></text:p>
      <text:p text:style-name="P1"><text:span text:style-name="T1"><text:tab/><text:tab/>self</text:span><text:span text:style-name="T4">.</text:span><text:span text:style-name="T1">widgets</text:span><text:span text:style-name="T4">.</text:span><text:span text:style-name="T1">append</text:span><text:span text:style-name="T4">((</text:span><text:span text:style-name="T1">menu</text:span><text:span text:style-name="T4">,</text:span><text:span text:style-name="T1">i</text:span><text:span text:style-name="T4">))</text:span></text:p>
      <text:p text:style-name="P4"/>
      <text:p text:style-name="P1"><text:span text:style-name="T1"><text:tab/><text:tab/>i </text:span><text:span text:style-name="T4">+=</text:span><text:span text:style-name="T1"> </text:span><text:span text:style-name="T8">1</text:span></text:p>
      <text:p text:style-name="P1"><text:span text:style-name="T1"><text:tab/><text:tab/>menu</text:span><text:span text:style-name="T4">.</text:span><text:span text:style-name="T1">add_command</text:span><text:span text:style-name="T4">(</text:span><text:span text:style-name="T1">label</text:span><text:span text:style-name="T4">=</text:span><text:span text:style-name="T6">"Reload"</text:span><text:span text:style-name="T4">,</text:span><text:span text:style-name="T1"> underline</text:span><text:span text:style-name="T4">=</text:span><text:span text:style-name="T8">0</text:span><text:span text:style-name="T4">,</text:span></text:p>
      <text:p text:style-name="P1"><text:span text:style-name="T1"><text:tab/><text:tab/><text:tab/><text:tab/><text:tab/>image</text:span><text:span text:style-name="T4">=</text:span><text:span text:style-name="T1">Utils</text:span><text:span text:style-name="T4">.</text:span><text:span text:style-name="T1">icons</text:span><text:span text:style-name="T4">[</text:span><text:span text:style-name="T6">"load"</text:span><text:span text:style-name="T4">],</text:span></text:p>
      <text:p text:style-name="P1"><text:span text:style-name="T1"><text:tab/><text:tab/><text:tab/><text:tab/><text:tab/>compound</text:span><text:span text:style-name="T4">=</text:span><text:span text:style-name="T1">LEFT</text:span><text:span text:style-name="T4">,</text:span></text:p>
      <text:p text:style-name="P1"><text:span text:style-name="T1"><text:tab/><text:tab/><text:tab/><text:tab/><text:tab/>command</text:span><text:span text:style-name="T4">=</text:span><text:span text:style-name="T1">self</text:span><text:span text:style-name="T4">.</text:span><text:span text:style-name="T1">reload</text:span><text:span text:style-name="T4">)</text:span></text:p>
      <text:p text:style-name="P1"><text:span text:style-name="T1"><text:tab/><text:tab/>self</text:span><text:span text:style-name="T4">.</text:span><text:span text:style-name="T1">widgets</text:span><text:span text:style-name="T4">.</text:span><text:span text:style-name="T1">append</text:span><text:span text:style-name="T4">((</text:span><text:span text:style-name="T1">menu</text:span><text:span text:style-name="T4">,</text:span><text:span text:style-name="T1">i</text:span><text:span text:style-name="T4">))</text:span></text:p>
      <text:p text:style-name="P4"/>
      <text:p text:style-name="P1"><text:span text:style-name="T1"><text:tab/><text:tab/>i </text:span><text:span text:style-name="T4">+=</text:span><text:span text:style-name="T1"> </text:span><text:span text:style-name="T8">1</text:span></text:p>
      <text:p text:style-name="P1"><text:span text:style-name="T1"><text:tab/><text:tab/>menu</text:span><text:span text:style-name="T4">.</text:span><text:span text:style-name="T1">add_separator</text:span><text:span text:style-name="T4">()</text:span></text:p>
      <text:p text:style-name="P4"/>
      <text:p text:style-name="P1"><text:span text:style-name="T1"><text:tab/><text:tab/>i </text:span><text:span text:style-name="T4">+=</text:span><text:span text:style-name="T1"> </text:span><text:span text:style-name="T8">1</text:span></text:p>
      <text:p text:style-name="P1"><text:span text:style-name="T1"><text:tab/><text:tab/>menu</text:span><text:span text:style-name="T4">.</text:span><text:span text:style-name="T1">add_command</text:span><text:span text:style-name="T4">(</text:span><text:span text:style-name="T1">label</text:span><text:span text:style-name="T4">=</text:span><text:span text:style-name="T6">"Import"</text:span><text:span text:style-name="T4">,</text:span><text:span text:style-name="T1"> underline</text:span><text:span text:style-name="T4">=</text:span><text:span text:style-name="T8">0</text:span><text:span text:style-name="T4">,</text:span></text:p>
      <text:p text:style-name="P1"><text:soft-page-break/><text:span text:style-name="T1"><text:tab/><text:tab/><text:tab/><text:tab/><text:tab/>image</text:span><text:span text:style-name="T4">=</text:span><text:span text:style-name="T1">Utils</text:span><text:span text:style-name="T4">.</text:span><text:span text:style-name="T1">icons</text:span><text:span text:style-name="T4">[</text:span><text:span text:style-name="T6">"empty"</text:span><text:span text:style-name="T4">],</text:span></text:p>
      <text:p text:style-name="P1"><text:span text:style-name="T1"><text:tab/><text:tab/><text:tab/><text:tab/><text:tab/>compound</text:span><text:span text:style-name="T4">=</text:span><text:span text:style-name="T1">LEFT</text:span><text:span text:style-name="T4">,</text:span></text:p>
      <text:p text:style-name="P1"><text:span text:style-name="T1"><text:tab/><text:tab/><text:tab/><text:tab/><text:tab/>command</text:span><text:span text:style-name="T4">=</text:span><text:span text:style-name="T1">self</text:span><text:span text:style-name="T4">.</text:span><text:span text:style-name="T1">importFile</text:span><text:span text:style-name="T4">)</text:span></text:p>
      <text:p text:style-name="P1"><text:span text:style-name="T1"><text:tab/><text:tab/>self</text:span><text:span text:style-name="T4">.</text:span><text:span text:style-name="T1">widgets</text:span><text:span text:style-name="T4">.</text:span><text:span text:style-name="T1">append</text:span><text:span text:style-name="T4">((</text:span><text:span text:style-name="T1">menu</text:span><text:span text:style-name="T4">,</text:span><text:span text:style-name="T1">i</text:span><text:span text:style-name="T4">))</text:span></text:p>
      <text:p text:style-name="P4"/>
      <text:p text:style-name="P1"><text:span text:style-name="T1"><text:tab/><text:tab/>i </text:span><text:span text:style-name="T4">+=</text:span><text:span text:style-name="T1"> </text:span><text:span text:style-name="T8">1</text:span></text:p>
      <text:p text:style-name="P1"><text:span text:style-name="T1"><text:tab/><text:tab/>menu</text:span><text:span text:style-name="T4">.</text:span><text:span text:style-name="T1">add_separator</text:span><text:span text:style-name="T4">()</text:span></text:p>
      <text:p text:style-name="P4"/>
      <text:p text:style-name="P1"><text:span text:style-name="T1"><text:tab/><text:tab/>i </text:span><text:span text:style-name="T4">+=</text:span><text:span text:style-name="T1"> </text:span><text:span text:style-name="T8">1</text:span></text:p>
      <text:p text:style-name="P1"><text:span text:style-name="T1"><text:tab/><text:tab/>submenu </text:span><text:span text:style-name="T4">=</text:span><text:span text:style-name="T1"> Menu</text:span><text:span text:style-name="T4">(</text:span><text:span text:style-name="T1">menu</text:span><text:span text:style-name="T4">)</text:span></text:p>
      <text:p text:style-name="P1"><text:span text:style-name="T1"><text:tab/><text:tab/>menu</text:span><text:span text:style-name="T4">.</text:span><text:span text:style-name="T1">add_cascade</text:span><text:span text:style-name="T4">(</text:span><text:span text:style-name="T1">label</text:span><text:span text:style-name="T4">=</text:span><text:span text:style-name="T6">"Probe"</text:span><text:span text:style-name="T4">,</text:span><text:span text:style-name="T1"> underline</text:span><text:span text:style-name="T4">=</text:span><text:span text:style-name="T8">0</text:span><text:span text:style-name="T4">,</text:span></text:p>
      <text:p text:style-name="P1"><text:span text:style-name="T1"><text:tab/><text:tab/><text:tab/><text:tab/><text:tab/>image</text:span><text:span text:style-name="T4">=</text:span><text:span text:style-name="T1">Utils</text:span><text:span text:style-name="T4">.</text:span><text:span text:style-name="T1">icons</text:span><text:span text:style-name="T4">[</text:span><text:span text:style-name="T6">"empty"</text:span><text:span text:style-name="T4">],</text:span></text:p>
      <text:p text:style-name="P1"><text:span text:style-name="T1"><text:tab/><text:tab/><text:tab/><text:tab/><text:tab/>compound</text:span><text:span text:style-name="T4">=</text:span><text:span text:style-name="T1">LEFT</text:span><text:span text:style-name="T4">,</text:span></text:p>
      <text:p text:style-name="P1"><text:span text:style-name="T1"><text:tab/><text:tab/><text:tab/><text:tab/><text:tab/>menu</text:span><text:span text:style-name="T4">=</text:span><text:span text:style-name="T1">submenu</text:span><text:span text:style-name="T4">)</text:span></text:p>
      <text:p text:style-name="P4"/>
      <text:p text:style-name="P1"><text:span text:style-name="T1"><text:tab/><text:tab/>ii </text:span><text:span text:style-name="T4">=</text:span><text:span text:style-name="T1"> </text:span><text:span text:style-name="T8">1</text:span></text:p>
      <text:p text:style-name="P1"><text:span text:style-name="T1"><text:tab/><text:tab/>submenu</text:span><text:span text:style-name="T4">.</text:span><text:span text:style-name="T1">add_command</text:span><text:span text:style-name="T4">(</text:span><text:span text:style-name="T1">label</text:span><text:span text:style-name="T4">=</text:span><text:span text:style-name="T6">"Open"</text:span><text:span text:style-name="T4">,</text:span><text:span text:style-name="T1"> underline</text:span><text:span text:style-name="T4">=</text:span><text:span text:style-name="T8">0</text:span><text:span text:style-name="T4">,</text:span></text:p>
      <text:p text:style-name="P1"><text:span text:style-name="T1"><text:tab/><text:tab/><text:tab/><text:tab/><text:tab/>image</text:span><text:span text:style-name="T4">=</text:span><text:span text:style-name="T1">Utils</text:span><text:span text:style-name="T4">.</text:span><text:span text:style-name="T1">icons</text:span><text:span text:style-name="T4">[</text:span><text:span text:style-name="T6">"load"</text:span><text:span text:style-name="T4">],</text:span></text:p>
      <text:p text:style-name="P1"><text:span text:style-name="T1"><text:tab/><text:tab/><text:tab/><text:tab/><text:tab/>compound</text:span><text:span text:style-name="T4">=</text:span><text:span text:style-name="T1">LEFT</text:span><text:span text:style-name="T4">,</text:span></text:p>
      <text:p text:style-name="P1"><text:span text:style-name="T1"><text:tab/><text:tab/><text:tab/><text:tab/><text:tab/>command</text:span><text:span text:style-name="T4">=</text:span><text:span text:style-name="T1">self</text:span><text:span text:style-name="T4">.</text:span><text:span text:style-name="T1">loadProbeDialog</text:span><text:span text:style-name="T4">)</text:span></text:p>
      <text:p text:style-name="P1"><text:span text:style-name="T1"><text:tab/><text:tab/>self</text:span><text:span text:style-name="T4">.</text:span><text:span text:style-name="T1">widgets</text:span><text:span text:style-name="T4">.</text:span><text:span text:style-name="T1">append</text:span><text:span text:style-name="T4">((</text:span><text:span text:style-name="T1">submenu</text:span><text:span text:style-name="T4">,</text:span><text:span text:style-name="T1">ii</text:span><text:span text:style-name="T4">))</text:span></text:p>
      <text:p text:style-name="P4"/>
      <text:p text:style-name="P1"><text:span text:style-name="T1"><text:tab/><text:tab/>ii </text:span><text:span text:style-name="T4">+=</text:span><text:span text:style-name="T1"> </text:span><text:span text:style-name="T8">1</text:span></text:p>
      <text:p text:style-name="P1"><text:span text:style-name="T1"><text:tab/><text:tab/>submenu</text:span><text:span text:style-name="T4">.</text:span><text:span text:style-name="T1">add_command</text:span><text:span text:style-name="T4">(</text:span><text:span text:style-name="T1">label</text:span><text:span text:style-name="T4">=</text:span><text:span text:style-name="T6">"Save"</text:span><text:span text:style-name="T4">,</text:span><text:span text:style-name="T1"> underline</text:span><text:span text:style-name="T4">=</text:span><text:span text:style-name="T8">0</text:span><text:span text:style-name="T4">,</text:span></text:p>
      <text:p text:style-name="P1"><text:span text:style-name="T1"><text:tab/><text:tab/><text:tab/><text:tab/><text:tab/>image</text:span><text:span text:style-name="T4">=</text:span><text:span text:style-name="T1">Utils</text:span><text:span text:style-name="T4">.</text:span><text:span text:style-name="T1">icons</text:span><text:span text:style-name="T4">[</text:span><text:span text:style-name="T6">"save"</text:span><text:span text:style-name="T4">],</text:span></text:p>
      <text:p text:style-name="P1"><text:span text:style-name="T1"><text:tab/><text:tab/><text:tab/><text:tab/><text:tab/>compound</text:span><text:span text:style-name="T4">=</text:span><text:span text:style-name="T1">LEFT</text:span><text:span text:style-name="T4">,</text:span></text:p>
      <text:p text:style-name="P1"><text:span text:style-name="T1"><text:tab/><text:tab/><text:tab/><text:tab/><text:tab/>command</text:span><text:span text:style-name="T4">=</text:span><text:span text:style-name="T1">self</text:span><text:span text:style-name="T4">.</text:span><text:span text:style-name="T1">saveProbe</text:span><text:span text:style-name="T4">)</text:span></text:p>
      <text:p text:style-name="P1"><text:span text:style-name="T1"><text:tab/><text:tab/>self</text:span><text:span text:style-name="T4">.</text:span><text:span text:style-name="T1">widgets</text:span><text:span text:style-name="T4">.</text:span><text:span text:style-name="T1">append</text:span><text:span text:style-name="T4">((</text:span><text:span text:style-name="T1">submenu</text:span><text:span text:style-name="T4">,</text:span><text:span text:style-name="T1">ii</text:span><text:span text:style-name="T4">))</text:span></text:p>
      <text:p text:style-name="P4"/>
      <text:p text:style-name="P1"><text:span text:style-name="T1"><text:tab/><text:tab/>ii </text:span><text:span text:style-name="T4">+=</text:span><text:span text:style-name="T1"> </text:span><text:span text:style-name="T8">1</text:span></text:p>
      <text:p text:style-name="P1"><text:span text:style-name="T1"><text:tab/><text:tab/>submenu</text:span><text:span text:style-name="T4">.</text:span><text:span text:style-name="T1">add_command</text:span><text:span text:style-name="T4">(</text:span><text:span text:style-name="T1">label</text:span><text:span text:style-name="T4">=</text:span><text:span text:style-name="T6">"Save As"</text:span><text:span text:style-name="T4">,</text:span><text:span text:style-name="T1"> underline</text:span><text:span text:style-name="T4">=</text:span><text:span text:style-name="T8">0</text:span><text:span text:style-name="T4">,</text:span></text:p>
      <text:p text:style-name="P1"><text:span text:style-name="T1"><text:tab/><text:tab/><text:tab/><text:tab/><text:tab/>image</text:span><text:span text:style-name="T4">=</text:span><text:span text:style-name="T1">Utils</text:span><text:span text:style-name="T4">.</text:span><text:span text:style-name="T1">icons</text:span><text:span text:style-name="T4">[</text:span><text:span text:style-name="T6">"save"</text:span><text:span text:style-name="T4">],</text:span></text:p>
      <text:p text:style-name="P1"><text:span text:style-name="T1"><text:tab/><text:tab/><text:tab/><text:tab/><text:tab/>compound</text:span><text:span text:style-name="T4">=</text:span><text:span text:style-name="T1">LEFT</text:span><text:span text:style-name="T4">,</text:span></text:p>
      <text:p text:style-name="P1"><text:span text:style-name="T1"><text:tab/><text:tab/><text:tab/><text:tab/><text:tab/>command</text:span><text:span text:style-name="T4">=</text:span><text:span text:style-name="T1">self</text:span><text:span text:style-name="T4">.</text:span><text:span text:style-name="T1">saveProbeDialog</text:span><text:span text:style-name="T4">)</text:span></text:p>
      <text:p text:style-name="P1"><text:span text:style-name="T1"><text:tab/><text:tab/>self</text:span><text:span text:style-name="T4">.</text:span><text:span text:style-name="T1">widgets</text:span><text:span text:style-name="T4">.</text:span><text:span text:style-name="T1">append</text:span><text:span text:style-name="T4">((</text:span><text:span text:style-name="T1">submenu</text:span><text:span text:style-name="T4">,</text:span><text:span text:style-name="T1">ii</text:span><text:span text:style-name="T4">))</text:span></text:p>
      <text:p text:style-name="P4"/>
      <text:p text:style-name="P1"><text:span text:style-name="T1"><text:tab/><text:tab/>menu</text:span><text:span text:style-name="T4">.</text:span><text:span text:style-name="T1">add_separator</text:span><text:span text:style-name="T4">()</text:span></text:p>
      <text:p text:style-name="P1"><text:span text:style-name="T1"><text:tab/><text:tab/>menu</text:span><text:span text:style-name="T4">.</text:span><text:span text:style-name="T1">add_command</text:span><text:span text:style-name="T4">(</text:span><text:span text:style-name="T1">label</text:span><text:span text:style-name="T4">=</text:span><text:span text:style-name="T6">"Quit"</text:span><text:span text:style-name="T4">,</text:span><text:span text:style-name="T1"> underline</text:span><text:span text:style-name="T4">=</text:span><text:span text:style-name="T8">0</text:span><text:span text:style-name="T4">,</text:span></text:p>
      <text:p text:style-name="P1"><text:span text:style-name="T1"><text:tab/><text:tab/><text:tab/><text:tab/><text:tab/>image</text:span><text:span text:style-name="T4">=</text:span><text:span text:style-name="T1">Utils</text:span><text:span text:style-name="T4">.</text:span><text:span text:style-name="T1">icons</text:span><text:span text:style-name="T4">[</text:span><text:span text:style-name="T6">"quit"</text:span><text:span text:style-name="T4">],</text:span></text:p>
      <text:p text:style-name="P1"><text:span text:style-name="T1"><text:tab/><text:tab/><text:tab/><text:tab/><text:tab/>compound</text:span><text:span text:style-name="T4">=</text:span><text:span text:style-name="T1">LEFT</text:span><text:span text:style-name="T4">,</text:span></text:p>
      <text:p text:style-name="P1"><text:span text:style-name="T1"><text:tab/><text:tab/><text:tab/><text:tab/><text:tab/>accelerator</text:span><text:span text:style-name="T4">=</text:span><text:span text:style-name="T6">"Ctrl-Q"</text:span><text:span text:style-name="T4">,</text:span></text:p>
      <text:p text:style-name="P1"><text:span text:style-name="T1"><text:tab/><text:tab/><text:tab/><text:tab/><text:tab/>command</text:span><text:span text:style-name="T4">=</text:span><text:span text:style-name="T1">self</text:span><text:span text:style-name="T4">.</text:span><text:span text:style-name="T1">quit</text:span><text:span text:style-name="T4">)</text:span></text:p>
      <text:p text:style-name="P4"/>
      <text:p text:style-name="P1"><text:span text:style-name="T1"><text:tab/><text:tab/></text:span><text:span text:style-name="T10"># Edit Menu</text:span></text:p>
      <text:p text:style-name="P1"><text:span text:style-name="T1"><text:tab/><text:tab/>menu </text:span><text:span text:style-name="T4">=</text:span><text:span text:style-name="T1"> Menu</text:span><text:span text:style-name="T4">(</text:span><text:span text:style-name="T1">menubar</text:span><text:span text:style-name="T4">)</text:span></text:p>
      <text:p text:style-name="P1"><text:span text:style-name="T1"><text:tab/><text:tab/>menubar</text:span><text:span text:style-name="T4">.</text:span><text:span text:style-name="T1">add_cascade</text:span><text:span text:style-name="T4">(</text:span><text:span text:style-name="T1">label</text:span><text:span text:style-name="T4">=</text:span><text:span text:style-name="T6">"Edit"</text:span><text:span text:style-name="T4">,</text:span><text:span text:style-name="T1"> underline</text:span><text:span text:style-name="T4">=</text:span><text:span text:style-name="T8">0</text:span><text:span text:style-name="T4">,</text:span><text:span text:style-name="T1"> menu</text:span><text:span text:style-name="T4">=</text:span><text:span text:style-name="T1">menu</text:span><text:span text:style-name="T4">)</text:span></text:p>
      <text:p text:style-name="P4"/>
      <text:p text:style-name="P1"><text:span text:style-name="T1"><text:tab/><text:tab/>i </text:span><text:span text:style-name="T4">=</text:span><text:span text:style-name="T1"> </text:span><text:span text:style-name="T8">1</text:span></text:p>
      <text:p text:style-name="P1"><text:span text:style-name="T1"><text:tab/><text:tab/>menu</text:span><text:span text:style-name="T4">.</text:span><text:span text:style-name="T1">add_command</text:span><text:span text:style-name="T4">(</text:span><text:span text:style-name="T1">label</text:span><text:span text:style-name="T4">=</text:span><text:span text:style-name="T6">"Undo"</text:span><text:span text:style-name="T4">,</text:span><text:span text:style-name="T1"> underline</text:span><text:span text:style-name="T4">=</text:span><text:span text:style-name="T8">0</text:span><text:span text:style-name="T4">,</text:span></text:p>
      <text:p text:style-name="P1"><text:span text:style-name="T1"><text:tab/><text:tab/><text:tab/><text:tab/><text:tab/>image</text:span><text:span text:style-name="T4">=</text:span><text:span text:style-name="T1">Utils</text:span><text:span text:style-name="T4">.</text:span><text:span text:style-name="T1">icons</text:span><text:span text:style-name="T4">[</text:span><text:span text:style-name="T6">"undo"</text:span><text:span text:style-name="T4">],</text:span></text:p>
      <text:p text:style-name="P1"><text:span text:style-name="T1"><text:tab/><text:tab/><text:tab/><text:tab/><text:tab/>compound</text:span><text:span text:style-name="T4">=</text:span><text:span text:style-name="T1">LEFT</text:span><text:span text:style-name="T4">,</text:span></text:p>
      <text:p text:style-name="P1"><text:span text:style-name="T1"><text:tab/><text:tab/><text:tab/><text:tab/><text:tab/>accelerator</text:span><text:span text:style-name="T4">=</text:span><text:span text:style-name="T6">"Ctrl-Z"</text:span><text:span text:style-name="T4">,</text:span></text:p>
      <text:p text:style-name="P1"><text:span text:style-name="T1"><text:tab/><text:tab/><text:tab/><text:tab/><text:tab/>command</text:span><text:span text:style-name="T4">=</text:span><text:span text:style-name="T1">self</text:span><text:span text:style-name="T4">.</text:span><text:span text:style-name="T1">undo</text:span><text:span text:style-name="T4">)</text:span></text:p>
      <text:p text:style-name="P1"><text:span text:style-name="T1"><text:tab/><text:tab/>self</text:span><text:span text:style-name="T4">.</text:span><text:span text:style-name="T1">widgets</text:span><text:span text:style-name="T4">.</text:span><text:span text:style-name="T1">append</text:span><text:span text:style-name="T4">((</text:span><text:span text:style-name="T1">menu</text:span><text:span text:style-name="T4">,</text:span><text:span text:style-name="T1">i</text:span><text:span text:style-name="T4">))</text:span></text:p>
      <text:p text:style-name="P4"/>
      <text:p text:style-name="P1"><text:span text:style-name="T1"><text:tab/><text:tab/>i </text:span><text:span text:style-name="T4">+=</text:span><text:span text:style-name="T1"> </text:span><text:span text:style-name="T8">1</text:span></text:p>
      <text:p text:style-name="P1"><text:span text:style-name="T1"><text:tab/><text:tab/>menu</text:span><text:span text:style-name="T4">.</text:span><text:span text:style-name="T1">add_command</text:span><text:span text:style-name="T4">(</text:span><text:span text:style-name="T1">label</text:span><text:span text:style-name="T4">=</text:span><text:span text:style-name="T6">"Redo"</text:span><text:span text:style-name="T4">,</text:span><text:span text:style-name="T1"> underline</text:span><text:span text:style-name="T4">=</text:span><text:span text:style-name="T8">0</text:span><text:span text:style-name="T4">,</text:span></text:p>
      <text:p text:style-name="P1"><text:span text:style-name="T1"><text:tab/><text:tab/><text:tab/><text:tab/><text:tab/>image</text:span><text:span text:style-name="T4">=</text:span><text:span text:style-name="T1">Utils</text:span><text:span text:style-name="T4">.</text:span><text:span text:style-name="T1">icons</text:span><text:span text:style-name="T4">[</text:span><text:span text:style-name="T6">"redo"</text:span><text:span text:style-name="T4">],</text:span></text:p>
      <text:p text:style-name="P1"><text:span text:style-name="T1"><text:tab/><text:tab/><text:tab/><text:tab/><text:tab/>compound</text:span><text:span text:style-name="T4">=</text:span><text:span text:style-name="T1">LEFT</text:span><text:span text:style-name="T4">,</text:span></text:p>
      <text:p text:style-name="P1"><text:span text:style-name="T1"><text:tab/><text:tab/><text:tab/><text:tab/><text:tab/>accelerator</text:span><text:span text:style-name="T4">=</text:span><text:span text:style-name="T6">"Ctrl-Y"</text:span><text:span text:style-name="T4">,</text:span></text:p>
      <text:p text:style-name="P1"><text:span text:style-name="T1"><text:tab/><text:tab/><text:tab/><text:tab/><text:tab/>command</text:span><text:span text:style-name="T4">=</text:span><text:span text:style-name="T1">self</text:span><text:span text:style-name="T4">.</text:span><text:span text:style-name="T1">redo</text:span><text:span text:style-name="T4">)</text:span></text:p>
      <text:p text:style-name="P1"><text:span text:style-name="T1"><text:tab/><text:tab/>self</text:span><text:span text:style-name="T4">.</text:span><text:span text:style-name="T1">widgets</text:span><text:span text:style-name="T4">.</text:span><text:span text:style-name="T1">append</text:span><text:span text:style-name="T4">((</text:span><text:span text:style-name="T1">menu</text:span><text:span text:style-name="T4">,</text:span><text:span text:style-name="T1">i</text:span><text:span text:style-name="T4">))</text:span></text:p>
      <text:p text:style-name="P4"/>
      <text:p text:style-name="P1"><text:span text:style-name="T1"><text:tab/><text:tab/>i </text:span><text:span text:style-name="T4">+=</text:span><text:span text:style-name="T1"> </text:span><text:span text:style-name="T8">1</text:span></text:p>
      <text:p text:style-name="P1"><text:soft-page-break/><text:span text:style-name="T1"><text:tab/><text:tab/>menu</text:span><text:span text:style-name="T4">.</text:span><text:span text:style-name="T1">add_separator</text:span><text:span text:style-name="T4">()</text:span></text:p>
      <text:p text:style-name="P4"/>
      <text:p text:style-name="P1"><text:span text:style-name="T1"><text:tab/><text:tab/>i </text:span><text:span text:style-name="T4">+=</text:span><text:span text:style-name="T1"> </text:span><text:span text:style-name="T8">1</text:span></text:p>
      <text:p text:style-name="P1"><text:span text:style-name="T1"><text:tab/><text:tab/>menu</text:span><text:span text:style-name="T4">.</text:span><text:span text:style-name="T1">add_command</text:span><text:span text:style-name="T4">(</text:span><text:span text:style-name="T1">label</text:span><text:span text:style-name="T4">=</text:span><text:span text:style-name="T6">"Cut"</text:span><text:span text:style-name="T4">,</text:span><text:span text:style-name="T1"> underline</text:span><text:span text:style-name="T4">=</text:span><text:span text:style-name="T8">2</text:span><text:span text:style-name="T4">,</text:span></text:p>
      <text:p text:style-name="P1"><text:span text:style-name="T1"><text:tab/><text:tab/><text:tab/><text:tab/><text:tab/>image</text:span><text:span text:style-name="T4">=</text:span><text:span text:style-name="T1">Utils</text:span><text:span text:style-name="T4">.</text:span><text:span text:style-name="T1">icons</text:span><text:span text:style-name="T4">[</text:span><text:span text:style-name="T6">"cut"</text:span><text:span text:style-name="T4">],</text:span></text:p>
      <text:p text:style-name="P1"><text:span text:style-name="T1"><text:tab/><text:tab/><text:tab/><text:tab/><text:tab/>compound</text:span><text:span text:style-name="T4">=</text:span><text:span text:style-name="T1">LEFT</text:span><text:span text:style-name="T4">,</text:span></text:p>
      <text:p text:style-name="P1"><text:span text:style-name="T1"><text:tab/><text:tab/><text:tab/><text:tab/><text:tab/>accelerator</text:span><text:span text:style-name="T4">=</text:span><text:span text:style-name="T6">"Ctrl-X"</text:span><text:span text:style-name="T4">,</text:span></text:p>
      <text:p text:style-name="P1"><text:span text:style-name="T1"><text:tab/><text:tab/><text:tab/><text:tab/><text:tab/>command</text:span><text:span text:style-name="T4">=</text:span><text:span text:style-name="T1">self</text:span><text:span text:style-name="T4">.</text:span><text:span text:style-name="T1">cut</text:span><text:span text:style-name="T4">)</text:span></text:p>
      <text:p text:style-name="P1"><text:span text:style-name="T1"><text:tab/><text:tab/>self</text:span><text:span text:style-name="T4">.</text:span><text:span text:style-name="T1">widgets</text:span><text:span text:style-name="T4">.</text:span><text:span text:style-name="T1">append</text:span><text:span text:style-name="T4">((</text:span><text:span text:style-name="T1">menu</text:span><text:span text:style-name="T4">,</text:span><text:span text:style-name="T1">i</text:span><text:span text:style-name="T4">))</text:span></text:p>
      <text:p text:style-name="P4"/>
      <text:p text:style-name="P1"><text:span text:style-name="T1"><text:tab/><text:tab/>i </text:span><text:span text:style-name="T4">+=</text:span><text:span text:style-name="T1"> </text:span><text:span text:style-name="T8">1</text:span></text:p>
      <text:p text:style-name="P1"><text:span text:style-name="T1"><text:tab/><text:tab/>menu</text:span><text:span text:style-name="T4">.</text:span><text:span text:style-name="T1">add_command</text:span><text:span text:style-name="T4">(</text:span><text:span text:style-name="T1">label</text:span><text:span text:style-name="T4">=</text:span><text:span text:style-name="T6">"Copy"</text:span><text:span text:style-name="T4">,</text:span><text:span text:style-name="T1"> underline</text:span><text:span text:style-name="T4">=</text:span><text:span text:style-name="T8">0</text:span><text:span text:style-name="T4">,</text:span></text:p>
      <text:p text:style-name="P1"><text:span text:style-name="T1"><text:tab/><text:tab/><text:tab/><text:tab/><text:tab/>image</text:span><text:span text:style-name="T4">=</text:span><text:span text:style-name="T1">Utils</text:span><text:span text:style-name="T4">.</text:span><text:span text:style-name="T1">icons</text:span><text:span text:style-name="T4">[</text:span><text:span text:style-name="T6">"copy"</text:span><text:span text:style-name="T4">],</text:span></text:p>
      <text:p text:style-name="P1"><text:span text:style-name="T1"><text:tab/><text:tab/><text:tab/><text:tab/><text:tab/>compound</text:span><text:span text:style-name="T4">=</text:span><text:span text:style-name="T1">LEFT</text:span><text:span text:style-name="T4">,</text:span></text:p>
      <text:p text:style-name="P1"><text:span text:style-name="T1"><text:tab/><text:tab/><text:tab/><text:tab/><text:tab/>accelerator</text:span><text:span text:style-name="T4">=</text:span><text:span text:style-name="T6">"Ctrl-C"</text:span><text:span text:style-name="T4">,</text:span></text:p>
      <text:p text:style-name="P1"><text:span text:style-name="T1"><text:tab/><text:tab/><text:tab/><text:tab/><text:tab/>command</text:span><text:span text:style-name="T4">=</text:span><text:span text:style-name="T1">self</text:span><text:span text:style-name="T4">.</text:span><text:span text:style-name="T1">copy</text:span><text:span text:style-name="T4">)</text:span></text:p>
      <text:p text:style-name="P1"><text:span text:style-name="T1"><text:tab/><text:tab/>self</text:span><text:span text:style-name="T4">.</text:span><text:span text:style-name="T1">widgets</text:span><text:span text:style-name="T4">.</text:span><text:span text:style-name="T1">append</text:span><text:span text:style-name="T4">((</text:span><text:span text:style-name="T1">menu</text:span><text:span text:style-name="T4">,</text:span><text:span text:style-name="T1">i</text:span><text:span text:style-name="T4">))</text:span></text:p>
      <text:p text:style-name="P4"/>
      <text:p text:style-name="P1"><text:span text:style-name="T1"><text:tab/><text:tab/>i </text:span><text:span text:style-name="T4">+=</text:span><text:span text:style-name="T1"> </text:span><text:span text:style-name="T8">1</text:span></text:p>
      <text:p text:style-name="P1"><text:span text:style-name="T1"><text:tab/><text:tab/>menu</text:span><text:span text:style-name="T4">.</text:span><text:span text:style-name="T1">add_command</text:span><text:span text:style-name="T4">(</text:span><text:span text:style-name="T1">label</text:span><text:span text:style-name="T4">=</text:span><text:span text:style-name="T6">"Paste"</text:span><text:span text:style-name="T4">,</text:span><text:span text:style-name="T1"> underline</text:span><text:span text:style-name="T4">=</text:span><text:span text:style-name="T8">0</text:span><text:span text:style-name="T4">,</text:span></text:p>
      <text:p text:style-name="P1"><text:span text:style-name="T1"><text:tab/><text:tab/><text:tab/><text:tab/><text:tab/>image</text:span><text:span text:style-name="T4">=</text:span><text:span text:style-name="T1">Utils</text:span><text:span text:style-name="T4">.</text:span><text:span text:style-name="T1">icons</text:span><text:span text:style-name="T4">[</text:span><text:span text:style-name="T6">"paste"</text:span><text:span text:style-name="T4">],</text:span></text:p>
      <text:p text:style-name="P1"><text:span text:style-name="T1"><text:tab/><text:tab/><text:tab/><text:tab/><text:tab/>compound</text:span><text:span text:style-name="T4">=</text:span><text:span text:style-name="T1">LEFT</text:span><text:span text:style-name="T4">,</text:span></text:p>
      <text:p text:style-name="P1"><text:span text:style-name="T1"><text:tab/><text:tab/><text:tab/><text:tab/><text:tab/>accelerator</text:span><text:span text:style-name="T4">=</text:span><text:span text:style-name="T6">"Ctrl-V"</text:span><text:span text:style-name="T4">,</text:span></text:p>
      <text:p text:style-name="P1"><text:span text:style-name="T1"><text:tab/><text:tab/><text:tab/><text:tab/><text:tab/>command</text:span><text:span text:style-name="T4">=</text:span><text:span text:style-name="T1">self</text:span><text:span text:style-name="T4">.</text:span><text:span text:style-name="T1">paste</text:span><text:span text:style-name="T4">)</text:span></text:p>
      <text:p text:style-name="P1"><text:span text:style-name="T1"><text:tab/><text:tab/>self</text:span><text:span text:style-name="T4">.</text:span><text:span text:style-name="T1">widgets</text:span><text:span text:style-name="T4">.</text:span><text:span text:style-name="T1">append</text:span><text:span text:style-name="T4">((</text:span><text:span text:style-name="T1">menu</text:span><text:span text:style-name="T4">,</text:span><text:span text:style-name="T1">i</text:span><text:span text:style-name="T4">))</text:span></text:p>
      <text:p text:style-name="P4"/>
      <text:p text:style-name="P1"><text:span text:style-name="T1"><text:tab/><text:tab/>i </text:span><text:span text:style-name="T4">+=</text:span><text:span text:style-name="T1"> </text:span><text:span text:style-name="T8">1</text:span></text:p>
      <text:p text:style-name="P1"><text:span text:style-name="T1"><text:tab/><text:tab/>menu</text:span><text:span text:style-name="T4">.</text:span><text:span text:style-name="T1">add_separator</text:span><text:span text:style-name="T4">()</text:span></text:p>
      <text:p text:style-name="P4"/>
      <text:p text:style-name="P1"><text:span text:style-name="T1"><text:tab/><text:tab/>i </text:span><text:span text:style-name="T4">+=</text:span><text:span text:style-name="T1"> </text:span><text:span text:style-name="T8">1</text:span></text:p>
      <text:p text:style-name="P1"><text:span text:style-name="T1"><text:tab/><text:tab/>menu</text:span><text:span text:style-name="T4">.</text:span><text:span text:style-name="T1">add_command</text:span><text:span text:style-name="T4">(</text:span><text:span text:style-name="T1">label</text:span><text:span text:style-name="T4">=</text:span><text:span text:style-name="T6">"Insert Block"</text:span><text:span text:style-name="T4">,</text:span><text:span text:style-name="T1"> underline</text:span><text:span text:style-name="T4">=</text:span><text:span text:style-name="T8">0</text:span><text:span text:style-name="T4">,</text:span></text:p>
      <text:p text:style-name="P1"><text:span text:style-name="T1"><text:tab/><text:tab/><text:tab/><text:tab/><text:tab/>image</text:span><text:span text:style-name="T4">=</text:span><text:span text:style-name="T1">Utils</text:span><text:span text:style-name="T4">.</text:span><text:span text:style-name="T1">icons</text:span><text:span text:style-name="T4">[</text:span><text:span text:style-name="T6">"add"</text:span><text:span text:style-name="T4">],</text:span></text:p>
      <text:p text:style-name="P1"><text:span text:style-name="T1"><text:tab/><text:tab/><text:tab/><text:tab/><text:tab/>compound</text:span><text:span text:style-name="T4">=</text:span><text:span text:style-name="T1">LEFT</text:span><text:span text:style-name="T4">,</text:span></text:p>
      <text:p text:style-name="P1"><text:span text:style-name="T1"><text:tab/><text:tab/><text:tab/><text:tab/><text:tab/>accelerator</text:span><text:span text:style-name="T4">=</text:span><text:span text:style-name="T6">"Ctrl-B"</text:span><text:span text:style-name="T4">,</text:span></text:p>
      <text:p text:style-name="P1"><text:span text:style-name="T1"><text:tab/><text:tab/><text:tab/><text:tab/><text:tab/>command</text:span><text:span text:style-name="T4">=</text:span><text:span text:style-name="T1">self</text:span><text:span text:style-name="T4">.</text:span><text:span text:style-name="T1">insertBlock</text:span><text:span text:style-name="T4">)</text:span></text:p>
      <text:p text:style-name="P1"><text:span text:style-name="T1"><text:tab/><text:tab/>self</text:span><text:span text:style-name="T4">.</text:span><text:span text:style-name="T1">widgets</text:span><text:span text:style-name="T4">.</text:span><text:span text:style-name="T1">append</text:span><text:span text:style-name="T4">((</text:span><text:span text:style-name="T1">menu</text:span><text:span text:style-name="T4">,</text:span><text:span text:style-name="T1">i</text:span><text:span text:style-name="T4">))</text:span></text:p>
      <text:p text:style-name="P4"/>
      <text:p text:style-name="P1"><text:span text:style-name="T1"><text:tab/><text:tab/>i </text:span><text:span text:style-name="T4">+=</text:span><text:span text:style-name="T1"> </text:span><text:span text:style-name="T8">1</text:span></text:p>
      <text:p text:style-name="P1"><text:span text:style-name="T1"><text:tab/><text:tab/>menu</text:span><text:span text:style-name="T4">.</text:span><text:span text:style-name="T1">add_command</text:span><text:span text:style-name="T4">(</text:span><text:span text:style-name="T1">label</text:span><text:span text:style-name="T4">=</text:span><text:span text:style-name="T6">"Insert Line"</text:span><text:span text:style-name="T4">,</text:span><text:span text:style-name="T1"> underline</text:span><text:span text:style-name="T4">=</text:span><text:span text:style-name="T8">0</text:span><text:span text:style-name="T4">,</text:span></text:p>
      <text:p text:style-name="P1"><text:span text:style-name="T1"><text:tab/><text:tab/><text:tab/><text:tab/><text:tab/>image</text:span><text:span text:style-name="T4">=</text:span><text:span text:style-name="T1">Utils</text:span><text:span text:style-name="T4">.</text:span><text:span text:style-name="T1">icons</text:span><text:span text:style-name="T4">[</text:span><text:span text:style-name="T6">"add"</text:span><text:span text:style-name="T4">],</text:span></text:p>
      <text:p text:style-name="P1"><text:span text:style-name="T1"><text:tab/><text:tab/><text:tab/><text:tab/><text:tab/>compound</text:span><text:span text:style-name="T4">=</text:span><text:span text:style-name="T1">LEFT</text:span><text:span text:style-name="T4">,</text:span></text:p>
      <text:p text:style-name="P1"><text:span text:style-name="T1"><text:tab/><text:tab/><text:tab/><text:tab/><text:tab/>accelerator</text:span><text:span text:style-name="T4">=</text:span><text:span text:style-name="T6">"Ctrl-Enter"</text:span><text:span text:style-name="T4">,</text:span></text:p>
      <text:p text:style-name="P1"><text:span text:style-name="T1"><text:tab/><text:tab/><text:tab/><text:tab/><text:tab/>command</text:span><text:span text:style-name="T4">=</text:span><text:span text:style-name="T1">self</text:span><text:span text:style-name="T4">.</text:span><text:span text:style-name="T1">insertLine</text:span><text:span text:style-name="T4">)</text:span></text:p>
      <text:p text:style-name="P1"><text:span text:style-name="T1"><text:tab/><text:tab/>self</text:span><text:span text:style-name="T4">.</text:span><text:span text:style-name="T1">widgets</text:span><text:span text:style-name="T4">.</text:span><text:span text:style-name="T1">append</text:span><text:span text:style-name="T4">((</text:span><text:span text:style-name="T1">menu</text:span><text:span text:style-name="T4">,</text:span><text:span text:style-name="T1">i</text:span><text:span text:style-name="T4">))</text:span></text:p>
      <text:p text:style-name="P4"/>
      <text:p text:style-name="P1"><text:span text:style-name="T1"><text:tab/><text:tab/>i </text:span><text:span text:style-name="T4">+=</text:span><text:span text:style-name="T1"> </text:span><text:span text:style-name="T8">1</text:span></text:p>
      <text:p text:style-name="P1"><text:span text:style-name="T1"><text:tab/><text:tab/>menu</text:span><text:span text:style-name="T4">.</text:span><text:span text:style-name="T1">add_separator</text:span><text:span text:style-name="T4">()</text:span></text:p>
      <text:p text:style-name="P4"/>
      <text:p text:style-name="P1"><text:span text:style-name="T1"><text:tab/><text:tab/>i </text:span><text:span text:style-name="T4">+=</text:span><text:span text:style-name="T1"> </text:span><text:span text:style-name="T8">1</text:span></text:p>
      <text:p text:style-name="P1"><text:span text:style-name="T1"><text:tab/><text:tab/>menu</text:span><text:span text:style-name="T4">.</text:span><text:span text:style-name="T1">add_command</text:span><text:span text:style-name="T4">(</text:span><text:span text:style-name="T1">label</text:span><text:span text:style-name="T4">=</text:span><text:span text:style-name="T6">"Find"</text:span><text:span text:style-name="T4">,</text:span><text:span text:style-name="T1"> underline</text:span><text:span text:style-name="T4">=</text:span><text:span text:style-name="T8">0</text:span><text:span text:style-name="T4">,</text:span></text:p>
      <text:p text:style-name="P1"><text:span text:style-name="T1"><text:tab/><text:tab/><text:tab/><text:tab/><text:tab/>image</text:span><text:span text:style-name="T4">=</text:span><text:span text:style-name="T1">Utils</text:span><text:span text:style-name="T4">.</text:span><text:span text:style-name="T1">icons</text:span><text:span text:style-name="T4">[</text:span><text:span text:style-name="T6">"find"</text:span><text:span text:style-name="T4">],</text:span></text:p>
      <text:p text:style-name="P1"><text:span text:style-name="T1"><text:tab/><text:tab/><text:tab/><text:tab/><text:tab/>compound</text:span><text:span text:style-name="T4">=</text:span><text:span text:style-name="T1">LEFT</text:span><text:span text:style-name="T4">,</text:span></text:p>
      <text:p text:style-name="P1"><text:span text:style-name="T1"><text:tab/><text:tab/><text:tab/><text:tab/><text:tab/>accelerator</text:span><text:span text:style-name="T4">=</text:span><text:span text:style-name="T6">"Ctrl-F"</text:span><text:span text:style-name="T4">,</text:span></text:p>
      <text:p text:style-name="P1"><text:span text:style-name="T1"><text:tab/><text:tab/><text:tab/><text:tab/><text:tab/>state</text:span><text:span text:style-name="T4">=</text:span><text:span text:style-name="T1">DISABLED</text:span><text:span text:style-name="T4">,</text:span></text:p>
      <text:p text:style-name="P1"><text:span text:style-name="T1"><text:tab/><text:tab/><text:tab/><text:tab/><text:tab/>command</text:span><text:span text:style-name="T4">=</text:span><text:span text:style-name="T1">self</text:span><text:span text:style-name="T4">.</text:span><text:span text:style-name="T1">find</text:span><text:span text:style-name="T4">)</text:span></text:p>
      <text:p text:style-name="P1"><text:span text:style-name="T1"><text:tab/><text:tab/>self</text:span><text:span text:style-name="T4">.</text:span><text:span text:style-name="T1">widgets</text:span><text:span text:style-name="T4">.</text:span><text:span text:style-name="T1">append</text:span><text:span text:style-name="T4">((</text:span><text:span text:style-name="T1">menu</text:span><text:span text:style-name="T4">,</text:span><text:span text:style-name="T1">i</text:span><text:span text:style-name="T4">))</text:span></text:p>
      <text:p text:style-name="P4"/>
      <text:p text:style-name="P1"><text:span text:style-name="T1"><text:tab/><text:tab/>i </text:span><text:span text:style-name="T4">+=</text:span><text:span text:style-name="T1"> </text:span><text:span text:style-name="T8">1</text:span></text:p>
      <text:p text:style-name="P1"><text:span text:style-name="T1"><text:tab/><text:tab/>menu</text:span><text:span text:style-name="T4">.</text:span><text:span text:style-name="T1">add_command</text:span><text:span text:style-name="T4">(</text:span><text:span text:style-name="T1">label</text:span><text:span text:style-name="T4">=</text:span><text:span text:style-name="T6">"Find Next"</text:span><text:span text:style-name="T4">,</text:span><text:span text:style-name="T1"> underline</text:span><text:span text:style-name="T4">=</text:span><text:span text:style-name="T8">0</text:span><text:span text:style-name="T4">,</text:span></text:p>
      <text:p text:style-name="P1"><text:span text:style-name="T1"><text:tab/><text:tab/><text:tab/><text:tab/><text:tab/>image</text:span><text:span text:style-name="T4">=</text:span><text:span text:style-name="T1">Utils</text:span><text:span text:style-name="T4">.</text:span><text:span text:style-name="T1">icons</text:span><text:span text:style-name="T4">[</text:span><text:span text:style-name="T6">"find"</text:span><text:span text:style-name="T4">],</text:span></text:p>
      <text:p text:style-name="P1"><text:span text:style-name="T1"><text:tab/><text:tab/><text:tab/><text:tab/><text:tab/>compound</text:span><text:span text:style-name="T4">=</text:span><text:span text:style-name="T1">LEFT</text:span><text:span text:style-name="T4">,</text:span></text:p>
      <text:p text:style-name="P1"><text:span text:style-name="T1"><text:tab/><text:tab/><text:tab/><text:tab/><text:tab/>accelerator</text:span><text:span text:style-name="T4">=</text:span><text:span text:style-name="T6">"Ctrl-G"</text:span><text:span text:style-name="T4">,</text:span></text:p>
      <text:p text:style-name="P1"><text:span text:style-name="T1"><text:tab/><text:tab/><text:tab/><text:tab/><text:tab/>state</text:span><text:span text:style-name="T4">=</text:span><text:span text:style-name="T1">DISABLED</text:span><text:span text:style-name="T4">,</text:span></text:p>
      <text:p text:style-name="P1"><text:span text:style-name="T1"><text:tab/><text:tab/><text:tab/><text:tab/><text:tab/>command</text:span><text:span text:style-name="T4">=</text:span><text:span text:style-name="T1">self</text:span><text:span text:style-name="T4">.</text:span><text:span text:style-name="T1">findNext</text:span><text:span text:style-name="T4">)</text:span></text:p>
      <text:p text:style-name="P1"><text:soft-page-break/><text:span text:style-name="T1"><text:tab/><text:tab/>self</text:span><text:span text:style-name="T4">.</text:span><text:span text:style-name="T1">widgets</text:span><text:span text:style-name="T4">.</text:span><text:span text:style-name="T1">append</text:span><text:span text:style-name="T4">((</text:span><text:span text:style-name="T1">menu</text:span><text:span text:style-name="T4">,</text:span><text:span text:style-name="T1">i</text:span><text:span text:style-name="T4">))</text:span></text:p>
      <text:p text:style-name="P4"/>
      <text:p text:style-name="P1"><text:span text:style-name="T1"><text:tab/><text:tab/>i </text:span><text:span text:style-name="T4">+=</text:span><text:span text:style-name="T1"> </text:span><text:span text:style-name="T8">1</text:span></text:p>
      <text:p text:style-name="P1"><text:span text:style-name="T1"><text:tab/><text:tab/>menu</text:span><text:span text:style-name="T4">.</text:span><text:span text:style-name="T1">add_command</text:span><text:span text:style-name="T4">(</text:span><text:span text:style-name="T1">label</text:span><text:span text:style-name="T4">=</text:span><text:span text:style-name="T6">"Replace"</text:span><text:span text:style-name="T4">,</text:span><text:span text:style-name="T1"> underline</text:span><text:span text:style-name="T4">=</text:span><text:span text:style-name="T8">0</text:span><text:span text:style-name="T4">,</text:span></text:p>
      <text:p text:style-name="P1"><text:span text:style-name="T1"><text:tab/><text:tab/><text:tab/><text:tab/><text:tab/>image</text:span><text:span text:style-name="T4">=</text:span><text:span text:style-name="T1">Utils</text:span><text:span text:style-name="T4">.</text:span><text:span text:style-name="T1">icons</text:span><text:span text:style-name="T4">[</text:span><text:span text:style-name="T6">"replace"</text:span><text:span text:style-name="T4">],</text:span></text:p>
      <text:p text:style-name="P1"><text:span text:style-name="T1"><text:tab/><text:tab/><text:tab/><text:tab/><text:tab/>compound</text:span><text:span text:style-name="T4">=</text:span><text:span text:style-name="T1">LEFT</text:span><text:span text:style-name="T4">,</text:span></text:p>
      <text:p text:style-name="P1"><text:span text:style-name="T1"><text:tab/><text:tab/><text:tab/><text:tab/><text:tab/>accelerator</text:span><text:span text:style-name="T4">=</text:span><text:span text:style-name="T6">"Ctrl-H"</text:span><text:span text:style-name="T4">,</text:span></text:p>
      <text:p text:style-name="P1"><text:span text:style-name="T1"><text:tab/><text:tab/><text:tab/><text:tab/><text:tab/>state</text:span><text:span text:style-name="T4">=</text:span><text:span text:style-name="T1">DISABLED</text:span><text:span text:style-name="T4">,</text:span></text:p>
      <text:p text:style-name="P1"><text:span text:style-name="T1"><text:tab/><text:tab/><text:tab/><text:tab/><text:tab/>command</text:span><text:span text:style-name="T4">=</text:span><text:span text:style-name="T1">self</text:span><text:span text:style-name="T4">.</text:span><text:span text:style-name="T1">replace</text:span><text:span text:style-name="T4">)</text:span></text:p>
      <text:p text:style-name="P1"><text:span text:style-name="T1"><text:tab/><text:tab/>self</text:span><text:span text:style-name="T4">.</text:span><text:span text:style-name="T1">widgets</text:span><text:span text:style-name="T4">.</text:span><text:span text:style-name="T1">append</text:span><text:span text:style-name="T4">((</text:span><text:span text:style-name="T1">menu</text:span><text:span text:style-name="T4">,</text:span><text:span text:style-name="T1">i</text:span><text:span text:style-name="T4">))</text:span></text:p>
      <text:p text:style-name="P4"/>
      <text:p text:style-name="P1"><text:span text:style-name="T1"><text:tab/><text:tab/>i </text:span><text:span text:style-name="T4">+=</text:span><text:span text:style-name="T1"> </text:span><text:span text:style-name="T8">1</text:span></text:p>
      <text:p text:style-name="P1"><text:span text:style-name="T1"><text:tab/><text:tab/>menu</text:span><text:span text:style-name="T4">.</text:span><text:span text:style-name="T1">add_separator</text:span><text:span text:style-name="T4">()</text:span></text:p>
      <text:p text:style-name="P4"/>
      <text:p text:style-name="P1"><text:span text:style-name="T1"><text:tab/><text:tab/>i </text:span><text:span text:style-name="T4">+=</text:span><text:span text:style-name="T1"> </text:span><text:span text:style-name="T8">1</text:span></text:p>
      <text:p text:style-name="P1"><text:span text:style-name="T1"><text:tab/><text:tab/>menu</text:span><text:span text:style-name="T4">.</text:span><text:span text:style-name="T1">add_command</text:span><text:span text:style-name="T4">(</text:span><text:span text:style-name="T1">label</text:span><text:span text:style-name="T4">=</text:span><text:span text:style-name="T6">"Select All"</text:span><text:span text:style-name="T4">,</text:span><text:span text:style-name="T1"> underline</text:span><text:span text:style-name="T4">=</text:span><text:span text:style-name="T8">8</text:span><text:span text:style-name="T4">,</text:span></text:p>
      <text:p text:style-name="P1"><text:span text:style-name="T1"><text:tab/><text:tab/><text:tab/><text:tab/><text:tab/>image</text:span><text:span text:style-name="T4">=</text:span><text:span text:style-name="T1">Utils</text:span><text:span text:style-name="T4">.</text:span><text:span text:style-name="T1">icons</text:span><text:span text:style-name="T4">[</text:span><text:span text:style-name="T6">"all"</text:span><text:span text:style-name="T4">],</text:span></text:p>
      <text:p text:style-name="P1"><text:span text:style-name="T1"><text:tab/><text:tab/><text:tab/><text:tab/><text:tab/>compound</text:span><text:span text:style-name="T4">=</text:span><text:span text:style-name="T1">LEFT</text:span><text:span text:style-name="T4">,</text:span></text:p>
      <text:p text:style-name="P1"><text:span text:style-name="T1"><text:tab/><text:tab/><text:tab/><text:tab/><text:tab/>accelerator</text:span><text:span text:style-name="T4">=</text:span><text:span text:style-name="T6">"Ctrl-A"</text:span><text:span text:style-name="T4">,</text:span></text:p>
      <text:p text:style-name="P1"><text:span text:style-name="T1"><text:tab/><text:tab/><text:tab/><text:tab/><text:tab/>command</text:span><text:span text:style-name="T4">=</text:span><text:span text:style-name="T1">self</text:span><text:span text:style-name="T4">.</text:span><text:span text:style-name="T1">selectAll</text:span><text:span text:style-name="T4">)</text:span></text:p>
      <text:p text:style-name="P1"><text:span text:style-name="T1"><text:tab/><text:tab/>self</text:span><text:span text:style-name="T4">.</text:span><text:span text:style-name="T1">widgets</text:span><text:span text:style-name="T4">.</text:span><text:span text:style-name="T1">append</text:span><text:span text:style-name="T4">((</text:span><text:span text:style-name="T1">menu</text:span><text:span text:style-name="T4">,</text:span><text:span text:style-name="T1">i</text:span><text:span text:style-name="T4">))</text:span></text:p>
      <text:p text:style-name="P4"/>
      <text:p text:style-name="P1"><text:span text:style-name="T1"><text:tab/><text:tab/></text:span><text:span text:style-name="T10"># Tools Menu</text:span></text:p>
      <text:p text:style-name="P1"><text:span text:style-name="T1"><text:tab/><text:tab/>menu </text:span><text:span text:style-name="T4">=</text:span><text:span text:style-name="T1"> Menu</text:span><text:span text:style-name="T4">(</text:span><text:span text:style-name="T1">menubar</text:span><text:span text:style-name="T4">)</text:span></text:p>
      <text:p text:style-name="P1"><text:span text:style-name="T1"><text:tab/><text:tab/>menubar</text:span><text:span text:style-name="T4">.</text:span><text:span text:style-name="T1">add_cascade</text:span><text:span text:style-name="T4">(</text:span><text:span text:style-name="T1">label</text:span><text:span text:style-name="T4">=</text:span><text:span text:style-name="T6">"Tools"</text:span><text:span text:style-name="T4">,</text:span><text:span text:style-name="T1"> underline</text:span><text:span text:style-name="T4">=</text:span><text:span text:style-name="T8">0</text:span><text:span text:style-name="T4">,</text:span><text:span text:style-name="T1"> menu</text:span><text:span text:style-name="T4">=</text:span><text:span text:style-name="T1">menu</text:span><text:span text:style-name="T4">)</text:span></text:p>
      <text:p text:style-name="P4"/>
      <text:p text:style-name="P1"><text:span text:style-name="T1"><text:tab/><text:tab/></text:span><text:span text:style-name="T10"># ---</text:span></text:p>
      <text:p text:style-name="P1"><text:span text:style-name="T1"><text:tab/><text:tab/>i </text:span><text:span text:style-name="T4">=</text:span><text:span text:style-name="T1"> </text:span><text:span text:style-name="T8">1</text:span></text:p>
      <text:p text:style-name="P1"><text:span text:style-name="T1"><text:tab/><text:tab/>menu</text:span><text:span text:style-name="T4">.</text:span><text:span text:style-name="T1">add_radiobutton</text:span><text:span text:style-name="T4">(</text:span><text:span text:style-name="T1">label</text:span><text:span text:style-name="T4">=</text:span><text:span text:style-name="T6">"Select"</text:span><text:span text:style-name="T4">,</text:span><text:span text:style-name="T1"> underline</text:span><text:span text:style-name="T4">=</text:span><text:span text:style-name="T8">0</text:span><text:span text:style-name="T4">,</text:span></text:p>
      <text:p text:style-name="P1"><text:span text:style-name="T1"><text:tab/><text:tab/><text:tab/><text:tab/><text:tab/>accelerator</text:span><text:span text:style-name="T4">=</text:span><text:span text:style-name="T6">"S"</text:span><text:span text:style-name="T4">,</text:span></text:p>
      <text:p text:style-name="P1"><text:span text:style-name="T1"><text:tab/><text:tab/><text:tab/><text:tab/><text:tab/>variable</text:span><text:span text:style-name="T4">=</text:span><text:span text:style-name="T1">self</text:span><text:span text:style-name="T4">.</text:span><text:span text:style-name="T1">canvas</text:span><text:span text:style-name="T4">.</text:span><text:span text:style-name="T1">actionVar</text:span><text:span text:style-name="T4">,</text:span></text:p>
      <text:p text:style-name="P1"><text:span text:style-name="T1"><text:tab/><text:tab/><text:tab/><text:tab/><text:tab/>value</text:span><text:span text:style-name="T4">=</text:span><text:span text:style-name="T1">CNCCanvas</text:span><text:span text:style-name="T4">.</text:span><text:span text:style-name="T1">ACTION_SELECT</text:span><text:span text:style-name="T4">,</text:span></text:p>
      <text:p text:style-name="P1"><text:span text:style-name="T1"><text:tab/><text:tab/><text:tab/><text:tab/><text:tab/>command</text:span><text:span text:style-name="T4">=</text:span><text:span text:style-name="T1">self</text:span><text:span text:style-name="T4">.</text:span><text:span text:style-name="T1">canvas</text:span><text:span text:style-name="T4">.</text:span><text:span text:style-name="T1">setActionSelect</text:span><text:span text:style-name="T4">)</text:span></text:p>
      <text:p text:style-name="P1"><text:span text:style-name="T1"><text:tab/><text:tab/>self</text:span><text:span text:style-name="T4">.</text:span><text:span text:style-name="T1">widgets</text:span><text:span text:style-name="T4">.</text:span><text:span text:style-name="T1">append</text:span><text:span text:style-name="T4">((</text:span><text:span text:style-name="T1">menu</text:span><text:span text:style-name="T4">,</text:span><text:span text:style-name="T1">i</text:span><text:span text:style-name="T4">))</text:span></text:p>
      <text:p text:style-name="P4"/>
      <text:p text:style-name="P1"><text:span text:style-name="T1"><text:tab/><text:tab/>i </text:span><text:span text:style-name="T4">+=</text:span><text:span text:style-name="T1"> </text:span><text:span text:style-name="T8">1</text:span></text:p>
      <text:p text:style-name="P1"><text:span text:style-name="T1"><text:tab/><text:tab/>menu</text:span><text:span text:style-name="T4">.</text:span><text:span text:style-name="T1">add_separator</text:span><text:span text:style-name="T4">()</text:span></text:p>
      <text:p text:style-name="P4"/>
      <text:p text:style-name="P1"><text:span text:style-name="T1"><text:tab/><text:tab/></text:span><text:span text:style-name="T10"># ---</text:span></text:p>
      <text:p text:style-name="P1"><text:span text:style-name="T1"><text:tab/><text:tab/>i </text:span><text:span text:style-name="T4">+=</text:span><text:span text:style-name="T1"> </text:span><text:span text:style-name="T8">1</text:span></text:p>
      <text:p text:style-name="P1"><text:span text:style-name="T1"><text:tab/><text:tab/>menu</text:span><text:span text:style-name="T4">.</text:span><text:span text:style-name="T1">add_radiobutton</text:span><text:span text:style-name="T4">(</text:span><text:span text:style-name="T1">label</text:span><text:span text:style-name="T4">=</text:span><text:span text:style-name="T6">"Move objects"</text:span><text:span text:style-name="T4">,</text:span><text:span text:style-name="T1"> underline</text:span><text:span text:style-name="T4">=</text:span><text:span text:style-name="T8">0</text:span><text:span text:style-name="T4">,</text:span></text:p>
      <text:p text:style-name="P1"><text:span text:style-name="T1"><text:tab/><text:tab/><text:tab/><text:tab/><text:tab/>accelerator</text:span><text:span text:style-name="T4">=</text:span><text:span text:style-name="T6">"M"</text:span><text:span text:style-name="T4">,</text:span></text:p>
      <text:p text:style-name="P1"><text:span text:style-name="T1"><text:tab/><text:tab/><text:tab/><text:tab/><text:tab/>variable</text:span><text:span text:style-name="T4">=</text:span><text:span text:style-name="T1">self</text:span><text:span text:style-name="T4">.</text:span><text:span text:style-name="T1">canvas</text:span><text:span text:style-name="T4">.</text:span><text:span text:style-name="T1">actionVar</text:span><text:span text:style-name="T4">,</text:span></text:p>
      <text:p text:style-name="P1"><text:span text:style-name="T1"><text:tab/><text:tab/><text:tab/><text:tab/><text:tab/>value</text:span><text:span text:style-name="T4">=</text:span><text:span text:style-name="T1">CNCCanvas</text:span><text:span text:style-name="T4">.</text:span><text:span text:style-name="T1">ACTION_MOVE</text:span><text:span text:style-name="T4">,</text:span></text:p>
      <text:p text:style-name="P1"><text:span text:style-name="T1"><text:tab/><text:tab/><text:tab/><text:tab/><text:tab/>command</text:span><text:span text:style-name="T4">=</text:span><text:span text:style-name="T1">self</text:span><text:span text:style-name="T4">.</text:span><text:span text:style-name="T1">canvas</text:span><text:span text:style-name="T4">.</text:span><text:span text:style-name="T1">setActionMove</text:span><text:span text:style-name="T4">)</text:span></text:p>
      <text:p text:style-name="P1"><text:span text:style-name="T1"><text:tab/><text:tab/>self</text:span><text:span text:style-name="T4">.</text:span><text:span text:style-name="T1">widgets</text:span><text:span text:style-name="T4">.</text:span><text:span text:style-name="T1">append</text:span><text:span text:style-name="T4">((</text:span><text:span text:style-name="T1">submenu</text:span><text:span text:style-name="T4">,</text:span><text:span text:style-name="T1">ii</text:span><text:span text:style-name="T4">))</text:span></text:p>
      <text:p text:style-name="P4"/>
      <text:p text:style-name="P1"><text:span text:style-name="T1"><text:tab/><text:tab/>i </text:span><text:span text:style-name="T4">+=</text:span><text:span text:style-name="T1"> </text:span><text:span text:style-name="T8">1</text:span></text:p>
      <text:p text:style-name="P1"><text:span text:style-name="T1"><text:tab/><text:tab/>menu</text:span><text:span text:style-name="T4">.</text:span><text:span text:style-name="T1">add_radiobutton</text:span><text:span text:style-name="T4">(</text:span><text:span text:style-name="T1">label</text:span><text:span text:style-name="T4">=</text:span><text:span text:style-name="T6">"Move gantry"</text:span><text:span text:style-name="T4">,</text:span><text:span text:style-name="T1"> underline</text:span><text:span text:style-name="T4">=</text:span><text:span text:style-name="T8">5</text:span><text:span text:style-name="T4">,</text:span></text:p>
      <text:p text:style-name="P1"><text:span text:style-name="T1"><text:tab/><text:tab/><text:tab/><text:tab/><text:tab/>accelerator</text:span><text:span text:style-name="T4">=</text:span><text:span text:style-name="T6">"G"</text:span><text:span text:style-name="T4">,</text:span></text:p>
      <text:p text:style-name="P1"><text:span text:style-name="T1"><text:tab/><text:tab/><text:tab/><text:tab/><text:tab/>variable</text:span><text:span text:style-name="T4">=</text:span><text:span text:style-name="T1">self</text:span><text:span text:style-name="T4">.</text:span><text:span text:style-name="T1">canvas</text:span><text:span text:style-name="T4">.</text:span><text:span text:style-name="T1">actionVar</text:span><text:span text:style-name="T4">,</text:span></text:p>
      <text:p text:style-name="P1"><text:span text:style-name="T1"><text:tab/><text:tab/><text:tab/><text:tab/><text:tab/>value</text:span><text:span text:style-name="T4">=</text:span><text:span text:style-name="T1">CNCCanvas</text:span><text:span text:style-name="T4">.</text:span><text:span text:style-name="T1">ACTION_GANTRY</text:span><text:span text:style-name="T4">,</text:span></text:p>
      <text:p text:style-name="P1"><text:span text:style-name="T1"><text:tab/><text:tab/><text:tab/><text:tab/><text:tab/>command</text:span><text:span text:style-name="T4">=</text:span><text:span text:style-name="T1">self</text:span><text:span text:style-name="T4">.</text:span><text:span text:style-name="T1">canvas</text:span><text:span text:style-name="T4">.</text:span><text:span text:style-name="T1">setActionGantry</text:span><text:span text:style-name="T4">)</text:span></text:p>
      <text:p text:style-name="P1"><text:span text:style-name="T1"><text:tab/><text:tab/>self</text:span><text:span text:style-name="T4">.</text:span><text:span text:style-name="T1">widgets</text:span><text:span text:style-name="T4">.</text:span><text:span text:style-name="T1">append</text:span><text:span text:style-name="T4">((</text:span><text:span text:style-name="T1">menu</text:span><text:span text:style-name="T4">,</text:span><text:span text:style-name="T1">i</text:span><text:span text:style-name="T4">))</text:span></text:p>
      <text:p text:style-name="P4"/>
      <text:p text:style-name="P1"><text:span text:style-name="T1"><text:tab/><text:tab/>i </text:span><text:span text:style-name="T4">+=</text:span><text:span text:style-name="T1"> </text:span><text:span text:style-name="T8">1</text:span></text:p>
      <text:p text:style-name="P1"><text:span text:style-name="T1"><text:tab/><text:tab/>menu</text:span><text:span text:style-name="T4">.</text:span><text:span text:style-name="T1">add_radiobutton</text:span><text:span text:style-name="T4">(</text:span><text:span text:style-name="T1">label</text:span><text:span text:style-name="T4">=</text:span><text:span text:style-name="T6">"Origin"</text:span><text:span text:style-name="T4">,</text:span><text:span text:style-name="T1"> underline</text:span><text:span text:style-name="T4">=</text:span><text:span text:style-name="T8">0</text:span><text:span text:style-name="T4">,</text:span></text:p>
      <text:p text:style-name="P1"><text:span text:style-name="T1"><text:tab/><text:tab/><text:tab/><text:tab/><text:tab/>accelerator</text:span><text:span text:style-name="T4">=</text:span><text:span text:style-name="T6">"O"</text:span><text:span text:style-name="T4">,</text:span></text:p>
      <text:p text:style-name="P1"><text:span text:style-name="T1"><text:tab/><text:tab/><text:tab/><text:tab/><text:tab/>variable</text:span><text:span text:style-name="T4">=</text:span><text:span text:style-name="T1">self</text:span><text:span text:style-name="T4">.</text:span><text:span text:style-name="T1">canvas</text:span><text:span text:style-name="T4">.</text:span><text:span text:style-name="T1">actionVar</text:span><text:span text:style-name="T4">,</text:span></text:p>
      <text:p text:style-name="P1"><text:span text:style-name="T1"><text:tab/><text:tab/><text:tab/><text:tab/><text:tab/>value</text:span><text:span text:style-name="T4">=</text:span><text:span text:style-name="T1">CNCCanvas</text:span><text:span text:style-name="T4">.</text:span><text:span text:style-name="T1">ACTION_ORIGIN</text:span><text:span text:style-name="T4">,</text:span></text:p>
      <text:p text:style-name="P1"><text:span text:style-name="T1"><text:tab/><text:tab/><text:tab/><text:tab/><text:tab/>command</text:span><text:span text:style-name="T4">=</text:span><text:span text:style-name="T1">self</text:span><text:span text:style-name="T4">.</text:span><text:span text:style-name="T1">canvas</text:span><text:span text:style-name="T4">.</text:span><text:span text:style-name="T1">setActionOrigin</text:span><text:span text:style-name="T4">)</text:span></text:p>
      <text:p text:style-name="P1"><text:span text:style-name="T1"><text:tab/><text:tab/>self</text:span><text:span text:style-name="T4">.</text:span><text:span text:style-name="T1">widgets</text:span><text:span text:style-name="T4">.</text:span><text:span text:style-name="T1">append</text:span><text:span text:style-name="T4">((</text:span><text:span text:style-name="T1">menu</text:span><text:span text:style-name="T4">,</text:span><text:span text:style-name="T1">i</text:span><text:span text:style-name="T4">))</text:span></text:p>
      <text:p text:style-name="P4"/>
      <text:p text:style-name="P1"><text:span text:style-name="T1"><text:tab/><text:tab/>i </text:span><text:span text:style-name="T4">+=</text:span><text:span text:style-name="T1"> </text:span><text:span text:style-name="T8">1</text:span></text:p>
      <text:p text:style-name="P1"><text:soft-page-break/><text:span text:style-name="T1"><text:tab/><text:tab/>menu</text:span><text:span text:style-name="T4">.</text:span><text:span text:style-name="T1">add_radiobutton</text:span><text:span text:style-name="T4">(</text:span><text:span text:style-name="T1">label</text:span><text:span text:style-name="T4">=</text:span><text:span text:style-name="T6">"Ruler"</text:span><text:span text:style-name="T4">,</text:span><text:span text:style-name="T1"> underline</text:span><text:span text:style-name="T4">=</text:span><text:span text:style-name="T8">0</text:span><text:span text:style-name="T4">,</text:span></text:p>
      <text:p text:style-name="P1"><text:span text:style-name="T1"><text:tab/><text:tab/><text:tab/><text:tab/><text:tab/>accelerator</text:span><text:span text:style-name="T4">=</text:span><text:span text:style-name="T6">"R"</text:span><text:span text:style-name="T4">,</text:span></text:p>
      <text:p text:style-name="P1"><text:span text:style-name="T1"><text:tab/><text:tab/><text:tab/><text:tab/><text:tab/>variable</text:span><text:span text:style-name="T4">=</text:span><text:span text:style-name="T1">self</text:span><text:span text:style-name="T4">.</text:span><text:span text:style-name="T1">canvas</text:span><text:span text:style-name="T4">.</text:span><text:span text:style-name="T1">actionVar</text:span><text:span text:style-name="T4">,</text:span></text:p>
      <text:p text:style-name="P1"><text:span text:style-name="T1"><text:tab/><text:tab/><text:tab/><text:tab/><text:tab/>value</text:span><text:span text:style-name="T4">=</text:span><text:span text:style-name="T1">CNCCanvas</text:span><text:span text:style-name="T4">.</text:span><text:span text:style-name="T1">ACTION_RULER</text:span><text:span text:style-name="T4">,</text:span></text:p>
      <text:p text:style-name="P1"><text:span text:style-name="T1"><text:tab/><text:tab/><text:tab/><text:tab/><text:tab/>command</text:span><text:span text:style-name="T4">=</text:span><text:span text:style-name="T1">self</text:span><text:span text:style-name="T4">.</text:span><text:span text:style-name="T1">canvas</text:span><text:span text:style-name="T4">.</text:span><text:span text:style-name="T1">setActionRuler</text:span><text:span text:style-name="T4">)</text:span></text:p>
      <text:p text:style-name="P1"><text:span text:style-name="T1"><text:tab/><text:tab/>self</text:span><text:span text:style-name="T4">.</text:span><text:span text:style-name="T1">widgets</text:span><text:span text:style-name="T4">.</text:span><text:span text:style-name="T1">append</text:span><text:span text:style-name="T4">((</text:span><text:span text:style-name="T1">menu</text:span><text:span text:style-name="T4">,</text:span><text:span text:style-name="T1">i</text:span><text:span text:style-name="T4">))</text:span></text:p>
      <text:p text:style-name="P4"/>
      <text:p text:style-name="P1"><text:span text:style-name="T1"><text:tab/><text:tab/>i </text:span><text:span text:style-name="T4">+=</text:span><text:span text:style-name="T1"> </text:span><text:span text:style-name="T8">1</text:span></text:p>
      <text:p text:style-name="P1"><text:span text:style-name="T1"><text:tab/><text:tab/>menu</text:span><text:span text:style-name="T4">.</text:span><text:span text:style-name="T1">add_command</text:span><text:span text:style-name="T4">(</text:span><text:span text:style-name="T1">label</text:span><text:span text:style-name="T4">=</text:span><text:span text:style-name="T6">"Toggle Expand"</text:span><text:span text:style-name="T4">,</text:span><text:span text:style-name="T1"> underline</text:span><text:span text:style-name="T4">=</text:span><text:span text:style-name="T8">7</text:span><text:span text:style-name="T4">,</text:span></text:p>
      <text:p text:style-name="P1"><text:span text:style-name="T1"><text:tab/><text:tab/><text:tab/><text:tab/><text:tab/>accelerator</text:span><text:span text:style-name="T4">=</text:span><text:span text:style-name="T6">"Ctrl-E"</text:span><text:span text:style-name="T4">,</text:span></text:p>
      <text:p text:style-name="P1"><text:span text:style-name="T1"><text:tab/><text:tab/><text:tab/><text:tab/><text:tab/>command</text:span><text:span text:style-name="T4">=</text:span><text:span text:style-name="T1">self</text:span><text:span text:style-name="T4">.</text:span><text:span text:style-name="T1">gcodelist</text:span><text:span text:style-name="T4">.</text:span><text:span text:style-name="T1">toggleExpand</text:span><text:span text:style-name="T4">)</text:span></text:p>
      <text:p text:style-name="P1"><text:span text:style-name="T1"><text:tab/><text:tab/>self</text:span><text:span text:style-name="T4">.</text:span><text:span text:style-name="T1">widgets</text:span><text:span text:style-name="T4">.</text:span><text:span text:style-name="T1">append</text:span><text:span text:style-name="T4">((</text:span><text:span text:style-name="T1">menu</text:span><text:span text:style-name="T4">,</text:span><text:span text:style-name="T1">i</text:span><text:span text:style-name="T4">))</text:span></text:p>
      <text:p text:style-name="P4"/>
      <text:p text:style-name="P1"><text:span text:style-name="T1"><text:tab/><text:tab/>i </text:span><text:span text:style-name="T4">+=</text:span><text:span text:style-name="T1"> </text:span><text:span text:style-name="T8">1</text:span></text:p>
      <text:p text:style-name="P1"><text:span text:style-name="T1"><text:tab/><text:tab/>menu</text:span><text:span text:style-name="T4">.</text:span><text:span text:style-name="T1">add_command</text:span><text:span text:style-name="T4">(</text:span><text:span text:style-name="T1">label</text:span><text:span text:style-name="T4">=</text:span><text:span text:style-name="T6">"Toggle Enable"</text:span><text:span text:style-name="T4">,</text:span><text:span text:style-name="T1"> underline</text:span><text:span text:style-name="T4">=</text:span><text:span text:style-name="T8">7</text:span><text:span text:style-name="T4">,</text:span></text:p>
      <text:p text:style-name="P1"><text:span text:style-name="T1"><text:tab/><text:tab/><text:tab/><text:tab/><text:tab/>accelerator</text:span><text:span text:style-name="T4">=</text:span><text:span text:style-name="T6">"Ctrl-L"</text:span><text:span text:style-name="T4">,</text:span></text:p>
      <text:p text:style-name="P1"><text:span text:style-name="T1"><text:tab/><text:tab/><text:tab/><text:tab/><text:tab/>command</text:span><text:span text:style-name="T4">=</text:span><text:span text:style-name="T1">self</text:span><text:span text:style-name="T4">.</text:span><text:span text:style-name="T1">gcodelist</text:span><text:span text:style-name="T4">.</text:span><text:span text:style-name="T1">toggleEnable</text:span><text:span text:style-name="T4">)</text:span></text:p>
      <text:p text:style-name="P1"><text:span text:style-name="T1"><text:tab/><text:tab/>self</text:span><text:span text:style-name="T4">.</text:span><text:span text:style-name="T1">widgets</text:span><text:span text:style-name="T4">.</text:span><text:span text:style-name="T1">append</text:span><text:span text:style-name="T4">((</text:span><text:span text:style-name="T1">menu</text:span><text:span text:style-name="T4">,</text:span><text:span text:style-name="T1">i</text:span><text:span text:style-name="T4">))</text:span></text:p>
      <text:p text:style-name="P4"/>
      <text:p text:style-name="P4"/>
      <text:p text:style-name="P1"><text:span text:style-name="T1"><text:tab/><text:tab/>i </text:span><text:span text:style-name="T4">+=</text:span><text:span text:style-name="T1"> </text:span><text:span text:style-name="T8">1</text:span></text:p>
      <text:p text:style-name="P1"><text:span text:style-name="T1"><text:tab/><text:tab/>menu</text:span><text:span text:style-name="T4">.</text:span><text:span text:style-name="T1">add_separator</text:span><text:span text:style-name="T4">()</text:span></text:p>
      <text:p text:style-name="P4"/>
      <text:p text:style-name="P1"><text:span text:style-name="T1"><text:tab/><text:tab/></text:span><text:span text:style-name="T10"># ---</text:span></text:p>
      <text:p text:style-name="P1"><text:span text:style-name="T1"><text:tab/><text:tab/>i </text:span><text:span text:style-name="T4">+=</text:span><text:span text:style-name="T1"> </text:span><text:span text:style-name="T8">1</text:span></text:p>
      <text:p text:style-name="P1"><text:span text:style-name="T1"><text:tab/><text:tab/>menu</text:span><text:span text:style-name="T4">.</text:span><text:span text:style-name="T1">add_command</text:span><text:span text:style-name="T4">(</text:span><text:span text:style-name="T1">label</text:span><text:span text:style-name="T4">=</text:span><text:span text:style-name="T6">"Inkscape"</text:span><text:span text:style-name="T4">,</text:span><text:span text:style-name="T1"> underline</text:span><text:span text:style-name="T4">=</text:span><text:span text:style-name="T8">0</text:span><text:span text:style-name="T4">,</text:span></text:p>
      <text:p text:style-name="P1"><text:span text:style-name="T1"><text:tab/><text:tab/><text:tab/><text:tab/><text:tab/>command</text:span><text:span text:style-name="T4">=</text:span><text:span text:style-name="T7">lambda</text:span><text:span text:style-name="T1"> s</text:span><text:span text:style-name="T4">=</text:span><text:span text:style-name="T1">self</text:span><text:span text:style-name="T4">:</text:span><text:span text:style-name="T1">s</text:span><text:span text:style-name="T4">.</text:span><text:span text:style-name="T1">insertCommand</text:span><text:span text:style-name="T4">(</text:span><text:span text:style-name="T6">"INKSCAPE all"</text:span><text:span text:style-name="T4">,</text:span><text:span text:style-name="T7">True</text:span><text:span text:style-name="T4">))</text:span></text:p>
      <text:p text:style-name="P1"><text:span text:style-name="T1"><text:tab/><text:tab/>self</text:span><text:span text:style-name="T4">.</text:span><text:span text:style-name="T1">widgets</text:span><text:span text:style-name="T4">.</text:span><text:span text:style-name="T1">append</text:span><text:span text:style-name="T4">((</text:span><text:span text:style-name="T1">menu</text:span><text:span text:style-name="T4">,</text:span><text:span text:style-name="T1">i</text:span><text:span text:style-name="T4">))</text:span></text:p>
      <text:p text:style-name="P1"><text:span text:style-name="T1"><text:tab/><text:tab/>i </text:span><text:span text:style-name="T4">+=</text:span><text:span text:style-name="T1"> </text:span><text:span text:style-name="T8">1</text:span></text:p>
      <text:p text:style-name="P4"/>
      <text:p text:style-name="P1"><text:span text:style-name="T1"><text:tab/><text:tab/></text:span><text:span text:style-name="T10"># --- Mirror ---</text:span></text:p>
      <text:p text:style-name="P1"><text:span text:style-name="T1"><text:tab/><text:tab/>submenu </text:span><text:span text:style-name="T4">=</text:span><text:span text:style-name="T1"> Menu</text:span><text:span text:style-name="T4">(</text:span><text:span text:style-name="T1">menu</text:span><text:span text:style-name="T4">)</text:span></text:p>
      <text:p text:style-name="P1"><text:span text:style-name="T1"><text:tab/><text:tab/>menu</text:span><text:span text:style-name="T4">.</text:span><text:span text:style-name="T1">add_cascade</text:span><text:span text:style-name="T4">(</text:span><text:span text:style-name="T1">label</text:span><text:span text:style-name="T4">=</text:span><text:span text:style-name="T6">"Mirror"</text:span><text:span text:style-name="T4">,</text:span><text:span text:style-name="T1"> underline</text:span><text:span text:style-name="T4">=</text:span><text:span text:style-name="T8">0</text:span><text:span text:style-name="T4">,</text:span><text:span text:style-name="T1"> menu</text:span><text:span text:style-name="T4">=</text:span><text:span text:style-name="T1">submenu</text:span><text:span text:style-name="T4">)</text:span></text:p>
      <text:p text:style-name="P1"><text:span text:style-name="T1"><text:tab/><text:tab/>i </text:span><text:span text:style-name="T4">+=</text:span><text:span text:style-name="T1"> </text:span><text:span text:style-name="T8">1</text:span></text:p>
      <text:p text:style-name="P4"/>
      <text:p text:style-name="P1"><text:span text:style-name="T1"><text:tab/><text:tab/>ii </text:span><text:span text:style-name="T4">=</text:span><text:span text:style-name="T1"> </text:span><text:span text:style-name="T8">0</text:span></text:p>
      <text:p text:style-name="P1"><text:span text:style-name="T1"><text:tab/><text:tab/>submenu</text:span><text:span text:style-name="T4">.</text:span><text:span text:style-name="T1">add_command</text:span><text:span text:style-name="T4">(</text:span><text:span text:style-name="T1">label</text:span><text:span text:style-name="T4">=</text:span><text:span text:style-name="T6">"Horizontal (X=-X)"</text:span><text:span text:style-name="T4">,</text:span><text:span text:style-name="T1"> underline</text:span><text:span text:style-name="T4">=</text:span><text:span text:style-name="T8">0</text:span><text:span text:style-name="T4">,</text:span></text:p>
      <text:p text:style-name="P1"><text:span text:style-name="T1"><text:tab/><text:tab/><text:tab/><text:tab/><text:tab/>command</text:span><text:span text:style-name="T4">=</text:span><text:span text:style-name="T7">lambda</text:span><text:span text:style-name="T1"> s</text:span><text:span text:style-name="T4">=</text:span><text:span text:style-name="T1">self</text:span><text:span text:style-name="T4">:</text:span><text:span text:style-name="T1">s</text:span><text:span text:style-name="T4">.</text:span><text:span text:style-name="T1">insertCommand</text:span><text:span text:style-name="T4">(</text:span><text:span text:style-name="T6">"MIRROR HOR"</text:span><text:span text:style-name="T4">,</text:span><text:span text:style-name="T1"> </text:span><text:span text:style-name="T7">True</text:span><text:span text:style-name="T4">))</text:span></text:p>
      <text:p text:style-name="P1"><text:span text:style-name="T1"><text:tab/><text:tab/>self</text:span><text:span text:style-name="T4">.</text:span><text:span text:style-name="T1">widgets</text:span><text:span text:style-name="T4">.</text:span><text:span text:style-name="T1">append</text:span><text:span text:style-name="T4">((</text:span><text:span text:style-name="T1">submenu</text:span><text:span text:style-name="T4">,</text:span><text:span text:style-name="T1">ii</text:span><text:span text:style-name="T4">))</text:span></text:p>
      <text:p text:style-name="P1"><text:span text:style-name="T1"><text:tab/><text:tab/>ii </text:span><text:span text:style-name="T4">+=</text:span><text:span text:style-name="T1"> </text:span><text:span text:style-name="T8">1</text:span></text:p>
      <text:p text:style-name="P1"><text:span text:style-name="T1"><text:tab/><text:tab/>submenu</text:span><text:span text:style-name="T4">.</text:span><text:span text:style-name="T1">add_command</text:span><text:span text:style-name="T4">(</text:span><text:span text:style-name="T1">label</text:span><text:span text:style-name="T4">=</text:span><text:span text:style-name="T6">"Vertical (Y=-Y)"</text:span><text:span text:style-name="T4">,</text:span><text:span text:style-name="T1"> underline</text:span><text:span text:style-name="T4">=</text:span><text:span text:style-name="T8">0</text:span><text:span text:style-name="T4">,</text:span></text:p>
      <text:p text:style-name="P1"><text:span text:style-name="T1"><text:tab/><text:tab/><text:tab/><text:tab/><text:tab/>command</text:span><text:span text:style-name="T4">=</text:span><text:span text:style-name="T7">lambda</text:span><text:span text:style-name="T1"> s</text:span><text:span text:style-name="T4">=</text:span><text:span text:style-name="T1">self</text:span><text:span text:style-name="T4">:</text:span><text:span text:style-name="T1">s</text:span><text:span text:style-name="T4">.</text:span><text:span text:style-name="T1">insertCommand</text:span><text:span text:style-name="T4">(</text:span><text:span text:style-name="T6">"MIRROR VER"</text:span><text:span text:style-name="T4">,</text:span><text:span text:style-name="T1"> </text:span><text:span text:style-name="T7">True</text:span><text:span text:style-name="T4">))</text:span></text:p>
      <text:p text:style-name="P1"><text:span text:style-name="T1"><text:tab/><text:tab/>self</text:span><text:span text:style-name="T4">.</text:span><text:span text:style-name="T1">widgets</text:span><text:span text:style-name="T4">.</text:span><text:span text:style-name="T1">append</text:span><text:span text:style-name="T4">((</text:span><text:span text:style-name="T1">submenu</text:span><text:span text:style-name="T4">,</text:span><text:span text:style-name="T1">ii</text:span><text:span text:style-name="T4">))</text:span></text:p>
      <text:p text:style-name="P4"/>
      <text:p text:style-name="P1"><text:span text:style-name="T1"><text:tab/><text:tab/></text:span><text:span text:style-name="T10"># --- Move ---</text:span></text:p>
      <text:p text:style-name="P1"><text:span text:style-name="T1"><text:tab/><text:tab/>submenu </text:span><text:span text:style-name="T4">=</text:span><text:span text:style-name="T1"> Menu</text:span><text:span text:style-name="T4">(</text:span><text:span text:style-name="T1">menu</text:span><text:span text:style-name="T4">)</text:span></text:p>
      <text:p text:style-name="P1"><text:span text:style-name="T1"><text:tab/><text:tab/>menu</text:span><text:span text:style-name="T4">.</text:span><text:span text:style-name="T1">add_cascade</text:span><text:span text:style-name="T4">(</text:span><text:span text:style-name="T1">label</text:span><text:span text:style-name="T4">=</text:span><text:span text:style-name="T6">"Move"</text:span><text:span text:style-name="T4">,</text:span><text:span text:style-name="T1"> underline</text:span><text:span text:style-name="T4">=</text:span><text:span text:style-name="T8">0</text:span><text:span text:style-name="T4">,</text:span><text:span text:style-name="T1"> menu</text:span><text:span text:style-name="T4">=</text:span><text:span text:style-name="T1">submenu</text:span><text:span text:style-name="T4">)</text:span></text:p>
      <text:p text:style-name="P1"><text:span text:style-name="T1"><text:tab/><text:tab/>i </text:span><text:span text:style-name="T4">+=</text:span><text:span text:style-name="T1"> </text:span><text:span text:style-name="T8">1</text:span></text:p>
      <text:p text:style-name="P4"/>
      <text:p text:style-name="P1"><text:span text:style-name="T1"><text:tab/><text:tab/>ii </text:span><text:span text:style-name="T4">=</text:span><text:span text:style-name="T1"> </text:span><text:span text:style-name="T8">0</text:span></text:p>
      <text:p text:style-name="P1"><text:span text:style-name="T1"><text:tab/><text:tab/>submenu</text:span><text:span text:style-name="T4">.</text:span><text:span text:style-name="T1">add_command</text:span><text:span text:style-name="T4">(</text:span><text:span text:style-name="T1">label</text:span><text:span text:style-name="T4">=</text:span><text:span text:style-name="T6">"Move center"</text:span><text:span text:style-name="T4">,</text:span><text:span text:style-name="T1"> underline</text:span><text:span text:style-name="T4">=</text:span><text:span text:style-name="T8">6</text:span><text:span text:style-name="T4">,</text:span></text:p>
      <text:p text:style-name="P1"><text:span text:style-name="T1"><text:tab/><text:tab/><text:tab/><text:tab/><text:tab/>command</text:span><text:span text:style-name="T4">=</text:span><text:span text:style-name="T7">lambda</text:span><text:span text:style-name="T1"> s</text:span><text:span text:style-name="T4">=</text:span><text:span text:style-name="T1">self</text:span><text:span text:style-name="T4">:</text:span><text:span text:style-name="T1">s</text:span><text:span text:style-name="T4">.</text:span><text:span text:style-name="T1">insertCommand</text:span><text:span text:style-name="T4">(</text:span><text:span text:style-name="T6">"MOVE CENTER"</text:span><text:span text:style-name="T4">,</text:span><text:span text:style-name="T1"> </text:span><text:span text:style-name="T7">True</text:span><text:span text:style-name="T4">))</text:span></text:p>
      <text:p text:style-name="P1"><text:span text:style-name="T1"><text:tab/><text:tab/>self</text:span><text:span text:style-name="T4">.</text:span><text:span text:style-name="T1">widgets</text:span><text:span text:style-name="T4">.</text:span><text:span text:style-name="T1">append</text:span><text:span text:style-name="T4">((</text:span><text:span text:style-name="T1">submenu</text:span><text:span text:style-name="T4">,</text:span><text:span text:style-name="T1">ii</text:span><text:span text:style-name="T4">))</text:span></text:p>
      <text:p text:style-name="P1"><text:span text:style-name="T1"><text:tab/><text:tab/>ii </text:span><text:span text:style-name="T4">+=</text:span><text:span text:style-name="T1"> </text:span><text:span text:style-name="T8">1</text:span></text:p>
      <text:p text:style-name="P1"><text:span text:style-name="T1"><text:tab/><text:tab/>submenu</text:span><text:span text:style-name="T4">.</text:span><text:span text:style-name="T1">add_command</text:span><text:span text:style-name="T4">(</text:span><text:span text:style-name="T1">label</text:span><text:span text:style-name="T4">=</text:span><text:span text:style-name="T6">"Move Bottom Left"</text:span><text:span text:style-name="T4">,</text:span><text:span text:style-name="T1"> underline</text:span><text:span text:style-name="T4">=</text:span><text:span text:style-name="T8">6</text:span><text:span text:style-name="T4">,</text:span></text:p>
      <text:p text:style-name="P1"><text:span text:style-name="T1"><text:tab/><text:tab/><text:tab/><text:tab/><text:tab/>command</text:span><text:span text:style-name="T4">=</text:span><text:span text:style-name="T7">lambda</text:span><text:span text:style-name="T1"> s</text:span><text:span text:style-name="T4">=</text:span><text:span text:style-name="T1">self</text:span><text:span text:style-name="T4">:</text:span><text:span text:style-name="T1">s</text:span><text:span text:style-name="T4">.</text:span><text:span text:style-name="T1">insertCommand</text:span><text:span text:style-name="T4">(</text:span><text:span text:style-name="T6">"MOVE BL"</text:span><text:span text:style-name="T4">,</text:span><text:span text:style-name="T1"> </text:span><text:span text:style-name="T7">True</text:span><text:span text:style-name="T4">))</text:span></text:p>
      <text:p text:style-name="P1"><text:span text:style-name="T1"><text:tab/><text:tab/>self</text:span><text:span text:style-name="T4">.</text:span><text:span text:style-name="T1">widgets</text:span><text:span text:style-name="T4">.</text:span><text:span text:style-name="T1">append</text:span><text:span text:style-name="T4">((</text:span><text:span text:style-name="T1">submenu</text:span><text:span text:style-name="T4">,</text:span><text:span text:style-name="T1">ii</text:span><text:span text:style-name="T4">))</text:span></text:p>
      <text:p text:style-name="P1"><text:span text:style-name="T1"><text:tab/><text:tab/>ii </text:span><text:span text:style-name="T4">+=</text:span><text:span text:style-name="T1"> </text:span><text:span text:style-name="T8">1</text:span></text:p>
      <text:p text:style-name="P1"><text:span text:style-name="T1"><text:tab/><text:tab/>submenu</text:span><text:span text:style-name="T4">.</text:span><text:span text:style-name="T1">add_command</text:span><text:span text:style-name="T4">(</text:span><text:span text:style-name="T1">label</text:span><text:span text:style-name="T4">=</text:span><text:span text:style-name="T6">"Move Bottom Right"</text:span><text:span text:style-name="T4">,</text:span><text:span text:style-name="T1"> underline</text:span><text:span text:style-name="T4">=</text:span><text:span text:style-name="T8">7</text:span><text:span text:style-name="T4">,</text:span></text:p>
      <text:p text:style-name="P1"><text:span text:style-name="T1"><text:tab/><text:tab/><text:tab/><text:tab/><text:tab/>command</text:span><text:span text:style-name="T4">=</text:span><text:span text:style-name="T7">lambda</text:span><text:span text:style-name="T1"> s</text:span><text:span text:style-name="T4">=</text:span><text:span text:style-name="T1">self</text:span><text:span text:style-name="T4">:</text:span><text:span text:style-name="T1">s</text:span><text:span text:style-name="T4">.</text:span><text:span text:style-name="T1">insertCommand</text:span><text:span text:style-name="T4">(</text:span><text:span text:style-name="T6">"MOVE BR"</text:span><text:span text:style-name="T4">,</text:span><text:span text:style-name="T1"> </text:span><text:span text:style-name="T7">True</text:span><text:span text:style-name="T4">))</text:span></text:p>
      <text:p text:style-name="P1"><text:span text:style-name="T1"><text:tab/><text:tab/>self</text:span><text:span text:style-name="T4">.</text:span><text:span text:style-name="T1">widgets</text:span><text:span text:style-name="T4">.</text:span><text:span text:style-name="T1">append</text:span><text:span text:style-name="T4">((</text:span><text:span text:style-name="T1">submenu</text:span><text:span text:style-name="T4">,</text:span><text:span text:style-name="T1">ii</text:span><text:span text:style-name="T4">))</text:span></text:p>
      <text:p text:style-name="P1"><text:span text:style-name="T1"><text:tab/><text:tab/>ii </text:span><text:span text:style-name="T4">+=</text:span><text:span text:style-name="T1"> </text:span><text:span text:style-name="T8">1</text:span></text:p>
      <text:p text:style-name="P1"><text:span text:style-name="T1"><text:tab/><text:tab/>submenu</text:span><text:span text:style-name="T4">.</text:span><text:span text:style-name="T1">add_command</text:span><text:span text:style-name="T4">(</text:span><text:span text:style-name="T1">label</text:span><text:span text:style-name="T4">=</text:span><text:span text:style-name="T6">"Move Top Right"</text:span><text:span text:style-name="T4">,</text:span><text:span text:style-name="T1"> underline</text:span><text:span text:style-name="T4">=</text:span><text:span text:style-name="T8">6</text:span><text:span text:style-name="T4">,</text:span></text:p>
      <text:p text:style-name="P1"><text:span text:style-name="T1"><text:tab/><text:tab/><text:tab/><text:tab/><text:tab/>command</text:span><text:span text:style-name="T4">=</text:span><text:span text:style-name="T7">lambda</text:span><text:span text:style-name="T1"> s</text:span><text:span text:style-name="T4">=</text:span><text:span text:style-name="T1">self</text:span><text:span text:style-name="T4">:</text:span><text:span text:style-name="T1">s</text:span><text:span text:style-name="T4">.</text:span><text:span text:style-name="T1">insertCommand</text:span><text:span text:style-name="T4">(</text:span><text:span text:style-name="T6">"MOVE TL"</text:span><text:span text:style-name="T4">,</text:span><text:span text:style-name="T1"> </text:span><text:span text:style-name="T7">True</text:span><text:span text:style-name="T4">))</text:span></text:p>
      <text:p text:style-name="P1"><text:soft-page-break/><text:span text:style-name="T1"><text:tab/><text:tab/>self</text:span><text:span text:style-name="T4">.</text:span><text:span text:style-name="T1">widgets</text:span><text:span text:style-name="T4">.</text:span><text:span text:style-name="T1">append</text:span><text:span text:style-name="T4">((</text:span><text:span text:style-name="T1">submenu</text:span><text:span text:style-name="T4">,</text:span><text:span text:style-name="T1">ii</text:span><text:span text:style-name="T4">))</text:span></text:p>
      <text:p text:style-name="P1"><text:span text:style-name="T1"><text:tab/><text:tab/>ii </text:span><text:span text:style-name="T4">+=</text:span><text:span text:style-name="T1"> </text:span><text:span text:style-name="T8">1</text:span></text:p>
      <text:p text:style-name="P1"><text:span text:style-name="T1"><text:tab/><text:tab/>submenu</text:span><text:span text:style-name="T4">.</text:span><text:span text:style-name="T1">add_command</text:span><text:span text:style-name="T4">(</text:span><text:span text:style-name="T1">label</text:span><text:span text:style-name="T4">=</text:span><text:span text:style-name="T6">"Move Top Right"</text:span><text:span text:style-name="T4">,</text:span><text:span text:style-name="T1"> underline</text:span><text:span text:style-name="T4">=</text:span><text:span text:style-name="T8">8</text:span><text:span text:style-name="T4">,</text:span></text:p>
      <text:p text:style-name="P1"><text:span text:style-name="T1"><text:tab/><text:tab/><text:tab/><text:tab/><text:tab/>command</text:span><text:span text:style-name="T4">=</text:span><text:span text:style-name="T7">lambda</text:span><text:span text:style-name="T1"> s</text:span><text:span text:style-name="T4">=</text:span><text:span text:style-name="T1">self</text:span><text:span text:style-name="T4">:</text:span><text:span text:style-name="T1">s</text:span><text:span text:style-name="T4">.</text:span><text:span text:style-name="T1">insertCommand</text:span><text:span text:style-name="T4">(</text:span><text:span text:style-name="T6">"MOVE TR"</text:span><text:span text:style-name="T4">,</text:span><text:span text:style-name="T1"> </text:span><text:span text:style-name="T7">True</text:span><text:span text:style-name="T4">))</text:span></text:p>
      <text:p text:style-name="P1"><text:span text:style-name="T1"><text:tab/><text:tab/>self</text:span><text:span text:style-name="T4">.</text:span><text:span text:style-name="T1">widgets</text:span><text:span text:style-name="T4">.</text:span><text:span text:style-name="T1">append</text:span><text:span text:style-name="T4">((</text:span><text:span text:style-name="T1">submenu</text:span><text:span text:style-name="T4">,</text:span><text:span text:style-name="T1">ii</text:span><text:span text:style-name="T4">))</text:span></text:p>
      <text:p text:style-name="P1"><text:span text:style-name="T1"><text:tab/><text:tab/>ii </text:span><text:span text:style-name="T4">+=</text:span><text:span text:style-name="T1"> </text:span><text:span text:style-name="T8">1</text:span></text:p>
      <text:p text:style-name="P1"><text:span text:style-name="T1"><text:tab/><text:tab/>submenu</text:span><text:span text:style-name="T4">.</text:span><text:span text:style-name="T1">add_command</text:span><text:span text:style-name="T4">(</text:span><text:span text:style-name="T1">label</text:span><text:span text:style-name="T4">=</text:span><text:span text:style-name="T6">"Move command"</text:span><text:span text:style-name="T4">,</text:span><text:span text:style-name="T1"> underline</text:span><text:span text:style-name="T4">=</text:span><text:span text:style-name="T8">0</text:span><text:span text:style-name="T4">,</text:span></text:p>
      <text:p text:style-name="P1"><text:span text:style-name="T1"><text:tab/><text:tab/><text:tab/><text:tab/><text:tab/>command</text:span><text:span text:style-name="T4">=</text:span><text:span text:style-name="T7">lambda</text:span><text:span text:style-name="T1"> s</text:span><text:span text:style-name="T4">=</text:span><text:span text:style-name="T1">self</text:span><text:span text:style-name="T4">:</text:span><text:span text:style-name="T1">s</text:span><text:span text:style-name="T4">.</text:span><text:span text:style-name="T1">insertCommand</text:span><text:span text:style-name="T4">(</text:span><text:span text:style-name="T6">"MOVE x y z"</text:span><text:span text:style-name="T4">,</text:span><text:span text:style-name="T1"> </text:span><text:span text:style-name="T7">False</text:span><text:span text:style-name="T4">))</text:span></text:p>
      <text:p text:style-name="P1"><text:span text:style-name="T1"><text:tab/><text:tab/>self</text:span><text:span text:style-name="T4">.</text:span><text:span text:style-name="T1">widgets</text:span><text:span text:style-name="T4">.</text:span><text:span text:style-name="T1">append</text:span><text:span text:style-name="T4">((</text:span><text:span text:style-name="T1">submenu</text:span><text:span text:style-name="T4">,</text:span><text:span text:style-name="T1">ii</text:span><text:span text:style-name="T4">))</text:span></text:p>
      <text:p text:style-name="P4"/>
      <text:p text:style-name="P1"><text:span text:style-name="T1"><text:tab/><text:tab/></text:span><text:span text:style-name="T10"># --- Order ---</text:span></text:p>
      <text:p text:style-name="P1"><text:span text:style-name="T1"><text:tab/><text:tab/>submenu </text:span><text:span text:style-name="T4">=</text:span><text:span text:style-name="T1"> Menu</text:span><text:span text:style-name="T4">(</text:span><text:span text:style-name="T1">menu</text:span><text:span text:style-name="T4">)</text:span></text:p>
      <text:p text:style-name="P1"><text:span text:style-name="T1"><text:tab/><text:tab/>menu</text:span><text:span text:style-name="T4">.</text:span><text:span text:style-name="T1">add_cascade</text:span><text:span text:style-name="T4">(</text:span><text:span text:style-name="T1">label</text:span><text:span text:style-name="T4">=</text:span><text:span text:style-name="T6">"Order"</text:span><text:span text:style-name="T4">,</text:span><text:span text:style-name="T1"> underline</text:span><text:span text:style-name="T4">=</text:span><text:span text:style-name="T8">0</text:span><text:span text:style-name="T4">,</text:span><text:span text:style-name="T1"> menu</text:span><text:span text:style-name="T4">=</text:span><text:span text:style-name="T1">submenu</text:span><text:span text:style-name="T4">)</text:span></text:p>
      <text:p text:style-name="P1"><text:span text:style-name="T1"><text:tab/><text:tab/>i </text:span><text:span text:style-name="T4">+=</text:span><text:span text:style-name="T1"> </text:span><text:span text:style-name="T8">1</text:span></text:p>
      <text:p text:style-name="P4"/>
      <text:p text:style-name="P1"><text:span text:style-name="T1"><text:tab/><text:tab/>ii </text:span><text:span text:style-name="T4">=</text:span><text:span text:style-name="T1"> </text:span><text:span text:style-name="T8">0</text:span></text:p>
      <text:p text:style-name="P1"><text:span text:style-name="T1"><text:tab/><text:tab/>submenu</text:span><text:span text:style-name="T4">.</text:span><text:span text:style-name="T1">add_command</text:span><text:span text:style-name="T4">(</text:span><text:span text:style-name="T1">label</text:span><text:span text:style-name="T4">=</text:span><text:span text:style-name="T6">"Order UP"</text:span><text:span text:style-name="T4">,</text:span><text:span text:style-name="T1"> underline</text:span><text:span text:style-name="T4">=</text:span><text:span text:style-name="T8">6</text:span><text:span text:style-name="T4">,</text:span><text:span text:style-name="T1"> accelerator</text:span><text:span text:style-name="T4">=</text:span><text:span text:style-name="T6">"Ctrl-Up"</text:span><text:span text:style-name="T4">,</text:span></text:p>
      <text:p text:style-name="P1"><text:span text:style-name="T1"><text:tab/><text:tab/><text:tab/><text:tab/><text:tab/>command</text:span><text:span text:style-name="T4">=</text:span><text:span text:style-name="T1">self</text:span><text:span text:style-name="T4">.</text:span><text:span text:style-name="T1">commandOrderUp</text:span><text:span text:style-name="T4">)</text:span></text:p>
      <text:p text:style-name="P1"><text:span text:style-name="T1"><text:tab/><text:tab/>self</text:span><text:span text:style-name="T4">.</text:span><text:span text:style-name="T1">widgets</text:span><text:span text:style-name="T4">.</text:span><text:span text:style-name="T1">append</text:span><text:span text:style-name="T4">((</text:span><text:span text:style-name="T1">submenu</text:span><text:span text:style-name="T4">,</text:span><text:span text:style-name="T1">ii</text:span><text:span text:style-name="T4">))</text:span></text:p>
      <text:p text:style-name="P1"><text:span text:style-name="T1"><text:tab/><text:tab/>ii </text:span><text:span text:style-name="T4">+=</text:span><text:span text:style-name="T1"> </text:span><text:span text:style-name="T8">1</text:span></text:p>
      <text:p text:style-name="P1"><text:span text:style-name="T1"><text:tab/><text:tab/>submenu</text:span><text:span text:style-name="T4">.</text:span><text:span text:style-name="T1">add_command</text:span><text:span text:style-name="T4">(</text:span><text:span text:style-name="T1">label</text:span><text:span text:style-name="T4">=</text:span><text:span text:style-name="T6">"Order DOWN"</text:span><text:span text:style-name="T4">,</text:span><text:span text:style-name="T1"> underline</text:span><text:span text:style-name="T4">=</text:span><text:span text:style-name="T8">6</text:span><text:span text:style-name="T4">,</text:span><text:span text:style-name="T1"> accelerator</text:span><text:span text:style-name="T4">=</text:span><text:span text:style-name="T6">"Ctrl-Down"</text:span><text:span text:style-name="T4">,</text:span></text:p>
      <text:p text:style-name="P1"><text:span text:style-name="T1"><text:tab/><text:tab/><text:tab/><text:tab/><text:tab/>command</text:span><text:span text:style-name="T4">=</text:span><text:span text:style-name="T1">self</text:span><text:span text:style-name="T4">.</text:span><text:span text:style-name="T1">commandOrderDown</text:span><text:span text:style-name="T4">)</text:span></text:p>
      <text:p text:style-name="P1"><text:span text:style-name="T1"><text:tab/><text:tab/>self</text:span><text:span text:style-name="T4">.</text:span><text:span text:style-name="T1">widgets</text:span><text:span text:style-name="T4">.</text:span><text:span text:style-name="T1">append</text:span><text:span text:style-name="T4">((</text:span><text:span text:style-name="T1">submenu</text:span><text:span text:style-name="T4">,</text:span><text:span text:style-name="T1">ii</text:span><text:span text:style-name="T4">))</text:span></text:p>
      <text:p text:style-name="P4"/>
      <text:p text:style-name="P1"><text:span text:style-name="T1"><text:tab/><text:tab/></text:span><text:span text:style-name="T10"># ---</text:span></text:p>
      <text:p text:style-name="P1"><text:span text:style-name="T1"><text:tab/><text:tab/>i </text:span><text:span text:style-name="T4">+=</text:span><text:span text:style-name="T1"> </text:span><text:span text:style-name="T8">1</text:span></text:p>
      <text:p text:style-name="P1"><text:span text:style-name="T1"><text:tab/><text:tab/>menu</text:span><text:span text:style-name="T4">.</text:span><text:span text:style-name="T1">add_command</text:span><text:span text:style-name="T4">(</text:span><text:span text:style-name="T1">label</text:span><text:span text:style-name="T4">=</text:span><text:span text:style-name="T6">"Reverse"</text:span><text:span text:style-name="T4">,</text:span><text:span text:style-name="T1"> underline</text:span><text:span text:style-name="T4">=</text:span><text:span text:style-name="T8">1</text:span><text:span text:style-name="T4">,</text:span></text:p>
      <text:p text:style-name="P1"><text:span text:style-name="T1"><text:tab/><text:tab/><text:tab/><text:tab/><text:tab/>command</text:span><text:span text:style-name="T4">=</text:span><text:span text:style-name="T7">lambda</text:span><text:span text:style-name="T1"> s</text:span><text:span text:style-name="T4">=</text:span><text:span text:style-name="T1">self</text:span><text:span text:style-name="T4">:</text:span><text:span text:style-name="T1">s</text:span><text:span text:style-name="T4">.</text:span><text:span text:style-name="T1">insertCommand</text:span><text:span text:style-name="T4">(</text:span><text:span text:style-name="T6">"REVERSE"</text:span><text:span text:style-name="T4">,</text:span><text:span text:style-name="T1"> </text:span><text:span text:style-name="T7">True</text:span><text:span text:style-name="T4">))</text:span></text:p>
      <text:p text:style-name="P1"><text:span text:style-name="T1"><text:tab/><text:tab/>self</text:span><text:span text:style-name="T4">.</text:span><text:span text:style-name="T1">widgets</text:span><text:span text:style-name="T4">.</text:span><text:span text:style-name="T1">append</text:span><text:span text:style-name="T4">((</text:span><text:span text:style-name="T1">menu</text:span><text:span text:style-name="T4">,</text:span><text:span text:style-name="T1">i</text:span><text:span text:style-name="T4">))</text:span></text:p>
      <text:p text:style-name="P4"/>
      <text:p text:style-name="P1"><text:span text:style-name="T1"><text:tab/><text:tab/></text:span><text:span text:style-name="T10"># --- Rotate ---</text:span></text:p>
      <text:p text:style-name="P1"><text:span text:style-name="T1"><text:tab/><text:tab/>submenu </text:span><text:span text:style-name="T4">=</text:span><text:span text:style-name="T1"> Menu</text:span><text:span text:style-name="T4">(</text:span><text:span text:style-name="T1">menu</text:span><text:span text:style-name="T4">)</text:span></text:p>
      <text:p text:style-name="P1"><text:span text:style-name="T1"><text:tab/><text:tab/>menu</text:span><text:span text:style-name="T4">.</text:span><text:span text:style-name="T1">add_cascade</text:span><text:span text:style-name="T4">(</text:span><text:span text:style-name="T1">label</text:span><text:span text:style-name="T4">=</text:span><text:span text:style-name="T6">"Rotate"</text:span><text:span text:style-name="T4">,</text:span><text:span text:style-name="T1"> underline</text:span><text:span text:style-name="T4">=</text:span><text:span text:style-name="T8">0</text:span><text:span text:style-name="T4">,</text:span><text:span text:style-name="T1"> menu</text:span><text:span text:style-name="T4">=</text:span><text:span text:style-name="T1">submenu</text:span><text:span text:style-name="T4">)</text:span></text:p>
      <text:p text:style-name="P1"><text:span text:style-name="T1"><text:tab/><text:tab/>i </text:span><text:span text:style-name="T4">+=</text:span><text:span text:style-name="T1"> </text:span><text:span text:style-name="T8">1</text:span></text:p>
      <text:p text:style-name="P4"/>
      <text:p text:style-name="P1"><text:span text:style-name="T1"><text:tab/><text:tab/>ii </text:span><text:span text:style-name="T4">=</text:span><text:span text:style-name="T1"> </text:span><text:span text:style-name="T8">0</text:span></text:p>
      <text:p text:style-name="P1"><text:span text:style-name="T1"><text:tab/><text:tab/>submenu</text:span><text:span text:style-name="T4">.</text:span><text:span text:style-name="T1">add_command</text:span><text:span text:style-name="T4">(</text:span><text:span text:style-name="T1">label</text:span><text:span text:style-name="T4">=</text:span><text:span text:style-name="T6">"Rotate command"</text:span><text:span text:style-name="T4">,</text:span><text:span text:style-name="T1"> underline</text:span><text:span text:style-name="T4">=</text:span><text:span text:style-name="T8">0</text:span><text:span text:style-name="T4">,</text:span></text:p>
      <text:p text:style-name="P1"><text:span text:style-name="T1"><text:tab/><text:tab/><text:tab/><text:tab/><text:tab/>command</text:span><text:span text:style-name="T4">=</text:span><text:span text:style-name="T7">lambda</text:span><text:span text:style-name="T1"> s</text:span><text:span text:style-name="T4">=</text:span><text:span text:style-name="T1">self</text:span><text:span text:style-name="T4">:</text:span><text:span text:style-name="T1">s</text:span><text:span text:style-name="T4">.</text:span><text:span text:style-name="T1">insertCommand</text:span><text:span text:style-name="T4">(</text:span><text:span text:style-name="T6">"ROTATE ang x0 y0"</text:span><text:span text:style-name="T4">,</text:span><text:span text:style-name="T1"> </text:span><text:span text:style-name="T7">False</text:span><text:span text:style-name="T4">))</text:span></text:p>
      <text:p text:style-name="P1"><text:span text:style-name="T1"><text:tab/><text:tab/>self</text:span><text:span text:style-name="T4">.</text:span><text:span text:style-name="T1">widgets</text:span><text:span text:style-name="T4">.</text:span><text:span text:style-name="T1">append</text:span><text:span text:style-name="T4">((</text:span><text:span text:style-name="T1">submenu</text:span><text:span text:style-name="T4">,</text:span><text:span text:style-name="T1">ii</text:span><text:span text:style-name="T4">))</text:span></text:p>
      <text:p text:style-name="P1"><text:span text:style-name="T1"><text:tab/><text:tab/>ii </text:span><text:span text:style-name="T4">+=</text:span><text:span text:style-name="T1"> </text:span><text:span text:style-name="T8">1</text:span></text:p>
      <text:p text:style-name="P1"><text:span text:style-name="T1"><text:tab/><text:tab/>submenu</text:span><text:span text:style-name="T4">.</text:span><text:span text:style-name="T1">add_command</text:span><text:span text:style-name="T4">(</text:span><text:span text:style-name="T1">label</text:span><text:span text:style-name="T4">=</text:span><text:span text:style-name="T6">"Rotate CCW (90)"</text:span><text:span text:style-name="T4">,</text:span><text:span text:style-name="T1"> underline</text:span><text:span text:style-name="T4">=</text:span><text:span text:style-name="T8">7</text:span><text:span text:style-name="T4">,</text:span></text:p>
      <text:p text:style-name="P1"><text:span text:style-name="T1"><text:tab/><text:tab/><text:tab/><text:tab/><text:tab/>command</text:span><text:span text:style-name="T4">=</text:span><text:span text:style-name="T7">lambda</text:span><text:span text:style-name="T1"> s</text:span><text:span text:style-name="T4">=</text:span><text:span text:style-name="T1">self</text:span><text:span text:style-name="T4">:</text:span><text:span text:style-name="T1">s</text:span><text:span text:style-name="T4">.</text:span><text:span text:style-name="T1">insertCommand</text:span><text:span text:style-name="T4">(</text:span><text:span text:style-name="T6">"ROTATE CCW"</text:span><text:span text:style-name="T4">,</text:span><text:span text:style-name="T1"> </text:span><text:span text:style-name="T7">True</text:span><text:span text:style-name="T4">))</text:span></text:p>
      <text:p text:style-name="P1"><text:span text:style-name="T1"><text:tab/><text:tab/>self</text:span><text:span text:style-name="T4">.</text:span><text:span text:style-name="T1">widgets</text:span><text:span text:style-name="T4">.</text:span><text:span text:style-name="T1">append</text:span><text:span text:style-name="T4">((</text:span><text:span text:style-name="T1">submenu</text:span><text:span text:style-name="T4">,</text:span><text:span text:style-name="T1">ii</text:span><text:span text:style-name="T4">))</text:span></text:p>
      <text:p text:style-name="P1"><text:span text:style-name="T1"><text:tab/><text:tab/>ii </text:span><text:span text:style-name="T4">+=</text:span><text:span text:style-name="T1"> </text:span><text:span text:style-name="T8">1</text:span></text:p>
      <text:p text:style-name="P1"><text:span text:style-name="T1"><text:tab/><text:tab/>submenu</text:span><text:span text:style-name="T4">.</text:span><text:span text:style-name="T1">add_command</text:span><text:span text:style-name="T4">(</text:span><text:span text:style-name="T1">label</text:span><text:span text:style-name="T4">=</text:span><text:span text:style-name="T6">"Rotate CW (-90)"</text:span><text:span text:style-name="T4">,</text:span><text:span text:style-name="T1"> underline</text:span><text:span text:style-name="T4">=</text:span><text:span text:style-name="T8">8</text:span><text:span text:style-name="T4">,</text:span></text:p>
      <text:p text:style-name="P1"><text:span text:style-name="T1"><text:tab/><text:tab/><text:tab/><text:tab/><text:tab/>command</text:span><text:span text:style-name="T4">=</text:span><text:span text:style-name="T7">lambda</text:span><text:span text:style-name="T1"> s</text:span><text:span text:style-name="T4">=</text:span><text:span text:style-name="T1">self</text:span><text:span text:style-name="T4">:</text:span><text:span text:style-name="T1">s</text:span><text:span text:style-name="T4">.</text:span><text:span text:style-name="T1">insertCommand</text:span><text:span text:style-name="T4">(</text:span><text:span text:style-name="T6">"ROTATE CW"</text:span><text:span text:style-name="T4">,</text:span><text:span text:style-name="T1"> </text:span><text:span text:style-name="T7">True</text:span><text:span text:style-name="T4">))</text:span></text:p>
      <text:p text:style-name="P1"><text:span text:style-name="T1"><text:tab/><text:tab/>self</text:span><text:span text:style-name="T4">.</text:span><text:span text:style-name="T1">widgets</text:span><text:span text:style-name="T4">.</text:span><text:span text:style-name="T1">append</text:span><text:span text:style-name="T4">((</text:span><text:span text:style-name="T1">submenu</text:span><text:span text:style-name="T4">,</text:span><text:span text:style-name="T1">ii</text:span><text:span text:style-name="T4">))</text:span></text:p>
      <text:p text:style-name="P1"><text:span text:style-name="T1"><text:tab/><text:tab/>ii </text:span><text:span text:style-name="T4">+=</text:span><text:span text:style-name="T1"> </text:span><text:span text:style-name="T8">1</text:span></text:p>
      <text:p text:style-name="P1"><text:span text:style-name="T1"><text:tab/><text:tab/>submenu</text:span><text:span text:style-name="T4">.</text:span><text:span text:style-name="T1">add_command</text:span><text:span text:style-name="T4">(</text:span><text:span text:style-name="T1">label</text:span><text:span text:style-name="T4">=</text:span><text:span text:style-name="T6">"Rotate FLIP (180)"</text:span><text:span text:style-name="T4">,</text:span><text:span text:style-name="T1"> underline</text:span><text:span text:style-name="T4">=</text:span><text:span text:style-name="T8">7</text:span><text:span text:style-name="T4">,</text:span></text:p>
      <text:p text:style-name="P1"><text:span text:style-name="T1"><text:tab/><text:tab/><text:tab/><text:tab/><text:tab/>command</text:span><text:span text:style-name="T4">=</text:span><text:span text:style-name="T7">lambda</text:span><text:span text:style-name="T1"> s</text:span><text:span text:style-name="T4">=</text:span><text:span text:style-name="T1">self</text:span><text:span text:style-name="T4">:</text:span><text:span text:style-name="T1">s</text:span><text:span text:style-name="T4">.</text:span><text:span text:style-name="T1">insertCommand</text:span><text:span text:style-name="T4">(</text:span><text:span text:style-name="T6">"ROTATE FLIP"</text:span><text:span text:style-name="T4">,</text:span><text:span text:style-name="T1"> </text:span><text:span text:style-name="T7">True</text:span><text:span text:style-name="T4">))</text:span></text:p>
      <text:p text:style-name="P1"><text:span text:style-name="T1"><text:tab/><text:tab/>self</text:span><text:span text:style-name="T4">.</text:span><text:span text:style-name="T1">widgets</text:span><text:span text:style-name="T4">.</text:span><text:span text:style-name="T1">append</text:span><text:span text:style-name="T4">((</text:span><text:span text:style-name="T1">submenu</text:span><text:span text:style-name="T4">,</text:span><text:span text:style-name="T1">ii</text:span><text:span text:style-name="T4">))</text:span></text:p>
      <text:p text:style-name="P4"/>
      <text:p text:style-name="P1"><text:span text:style-name="T1"><text:tab/><text:tab/></text:span><text:span text:style-name="T10"># ---</text:span></text:p>
      <text:p text:style-name="P1"><text:span text:style-name="T1"><text:tab/><text:tab/>i </text:span><text:span text:style-name="T4">+=</text:span><text:span text:style-name="T1"> </text:span><text:span text:style-name="T8">1</text:span></text:p>
      <text:p text:style-name="P1"><text:span text:style-name="T1"><text:tab/><text:tab/>menu</text:span><text:span text:style-name="T4">.</text:span><text:span text:style-name="T1">add_command</text:span><text:span text:style-name="T4">(</text:span><text:span text:style-name="T1">label</text:span><text:span text:style-name="T4">=</text:span><text:span text:style-name="T6">"Round"</text:span><text:span text:style-name="T4">,</text:span><text:span text:style-name="T1"> underline</text:span><text:span text:style-name="T4">=</text:span><text:span text:style-name="T8">0</text:span><text:span text:style-name="T4">,</text:span></text:p>
      <text:p text:style-name="P1"><text:span text:style-name="T1"><text:tab/><text:tab/><text:tab/><text:tab/><text:tab/>command</text:span><text:span text:style-name="T4">=</text:span><text:span text:style-name="T7">lambda</text:span><text:span text:style-name="T1"> s</text:span><text:span text:style-name="T4">=</text:span><text:span text:style-name="T1">self</text:span><text:span text:style-name="T4">:</text:span><text:span text:style-name="T1">s</text:span><text:span text:style-name="T4">.</text:span><text:span text:style-name="T1">insertCommand</text:span><text:span text:style-name="T4">(</text:span><text:span text:style-name="T6">"ROUND all"</text:span><text:span text:style-name="T4">,</text:span><text:span text:style-name="T1"> </text:span><text:span text:style-name="T7">True</text:span><text:span text:style-name="T4">))</text:span></text:p>
      <text:p text:style-name="P1"><text:span text:style-name="T1"><text:tab/><text:tab/>self</text:span><text:span text:style-name="T4">.</text:span><text:span text:style-name="T1">widgets</text:span><text:span text:style-name="T4">.</text:span><text:span text:style-name="T1">append</text:span><text:span text:style-name="T4">((</text:span><text:span text:style-name="T1">menu</text:span><text:span text:style-name="T4">,</text:span><text:span text:style-name="T1">i</text:span><text:span text:style-name="T4">))</text:span></text:p>
      <text:p text:style-name="P4"/>
      <text:p text:style-name="P1"><text:span text:style-name="T1"><text:tab/><text:tab/></text:span><text:span text:style-name="T10"># Machine Menu</text:span></text:p>
      <text:p text:style-name="P2">#<text:tab/><text:tab/>menu = Menu(menubar)</text:p>
      <text:p text:style-name="P2">#<text:tab/><text:tab/>menubar.add_cascade(label="Machine", underline=0, menu=menu)</text:p>
      <text:p text:style-name="P2">#<text:tab/><text:tab/>i = 1</text:p>
      <text:p text:style-name="P2">#<text:tab/><text:tab/>menu.add_command(label="Material", underline=0,</text:p>
      <text:p text:style-name="P2"><text:soft-page-break/>#<text:tab/><text:tab/><text:tab/><text:tab/><text:tab/>image=Utils.icons["material"],</text:p>
      <text:p text:style-name="P2">#<text:tab/><text:tab/><text:tab/><text:tab/><text:tab/>compound=LEFT,</text:p>
      <text:p text:style-name="P2">#<text:tab/><text:tab/><text:tab/><text:tab/><text:tab/>command=self.material)</text:p>
      <text:p text:style-name="P4"/>
      <text:p text:style-name="P1"><text:span text:style-name="T1"><text:tab/><text:tab/></text:span><text:span text:style-name="T10"># Control Menu</text:span></text:p>
      <text:p text:style-name="P1"><text:span text:style-name="T1"><text:tab/><text:tab/>menu </text:span><text:span text:style-name="T4">=</text:span><text:span text:style-name="T1"> Menu</text:span><text:span text:style-name="T4">(</text:span><text:span text:style-name="T1">menubar</text:span><text:span text:style-name="T4">)</text:span></text:p>
      <text:p text:style-name="P1"><text:span text:style-name="T1"><text:tab/><text:tab/>menubar</text:span><text:span text:style-name="T4">.</text:span><text:span text:style-name="T1">add_cascade</text:span><text:span text:style-name="T4">(</text:span><text:span text:style-name="T1">label</text:span><text:span text:style-name="T4">=</text:span><text:span text:style-name="T6">"Control"</text:span><text:span text:style-name="T4">,</text:span><text:span text:style-name="T1"> underline</text:span><text:span text:style-name="T4">=</text:span><text:span text:style-name="T8">0</text:span><text:span text:style-name="T4">,</text:span><text:span text:style-name="T1"> menu</text:span><text:span text:style-name="T4">=</text:span><text:span text:style-name="T1">menu</text:span><text:span text:style-name="T4">)</text:span></text:p>
      <text:p text:style-name="P4"/>
      <text:p text:style-name="P1"><text:span text:style-name="T1"><text:tab/><text:tab/>i </text:span><text:span text:style-name="T4">=</text:span><text:span text:style-name="T1"> </text:span><text:span text:style-name="T8">1</text:span></text:p>
      <text:p text:style-name="P1"><text:span text:style-name="T1"><text:tab/><text:tab/>menu</text:span><text:span text:style-name="T4">.</text:span><text:span text:style-name="T1">add_command</text:span><text:span text:style-name="T4">(</text:span><text:span text:style-name="T1">label</text:span><text:span text:style-name="T4">=</text:span><text:span text:style-name="T6">"Hard Reset"</text:span><text:span text:style-name="T4">,</text:span><text:span text:style-name="T1"> underline</text:span><text:span text:style-name="T4">=</text:span><text:span text:style-name="T8">0</text:span><text:span text:style-name="T4">,</text:span></text:p>
      <text:p text:style-name="P1"><text:span text:style-name="T1"><text:tab/><text:tab/><text:tab/><text:tab/><text:tab/>image</text:span><text:span text:style-name="T4">=</text:span><text:span text:style-name="T1">Utils</text:span><text:span text:style-name="T4">.</text:span><text:span text:style-name="T1">icons</text:span><text:span text:style-name="T4">[</text:span><text:span text:style-name="T6">"reset"</text:span><text:span text:style-name="T4">],</text:span></text:p>
      <text:p text:style-name="P1"><text:span text:style-name="T1"><text:tab/><text:tab/><text:tab/><text:tab/><text:tab/>compound</text:span><text:span text:style-name="T4">=</text:span><text:span text:style-name="T1">LEFT</text:span><text:span text:style-name="T4">,</text:span></text:p>
      <text:p text:style-name="P1"><text:span text:style-name="T1"><text:tab/><text:tab/><text:tab/><text:tab/><text:tab/>command</text:span><text:span text:style-name="T4">=</text:span><text:span text:style-name="T1">self</text:span><text:span text:style-name="T4">.</text:span><text:span text:style-name="T1">hardReset</text:span><text:span text:style-name="T4">)</text:span></text:p>
      <text:p text:style-name="P1"><text:span text:style-name="T1"><text:tab/><text:tab/>i </text:span><text:span text:style-name="T4">+=</text:span><text:span text:style-name="T1"> </text:span><text:span text:style-name="T8">1</text:span></text:p>
      <text:p text:style-name="P1"><text:span text:style-name="T1"><text:tab/><text:tab/>menu</text:span><text:span text:style-name="T4">.</text:span><text:span text:style-name="T1">add_command</text:span><text:span text:style-name="T4">(</text:span><text:span text:style-name="T1">label</text:span><text:span text:style-name="T4">=</text:span><text:span text:style-name="T6">"Soft Reset"</text:span><text:span text:style-name="T4">,</text:span><text:span text:style-name="T1"> underline</text:span><text:span text:style-name="T4">=</text:span><text:span text:style-name="T8">0</text:span><text:span text:style-name="T4">,</text:span></text:p>
      <text:p text:style-name="P1"><text:span text:style-name="T1"><text:tab/><text:tab/><text:tab/><text:tab/><text:tab/>image</text:span><text:span text:style-name="T4">=</text:span><text:span text:style-name="T1">Utils</text:span><text:span text:style-name="T4">.</text:span><text:span text:style-name="T1">icons</text:span><text:span text:style-name="T4">[</text:span><text:span text:style-name="T6">"reset"</text:span><text:span text:style-name="T4">],</text:span></text:p>
      <text:p text:style-name="P1"><text:span text:style-name="T1"><text:tab/><text:tab/><text:tab/><text:tab/><text:tab/>compound</text:span><text:span text:style-name="T4">=</text:span><text:span text:style-name="T1">LEFT</text:span><text:span text:style-name="T4">,</text:span></text:p>
      <text:p text:style-name="P1"><text:span text:style-name="T1"><text:tab/><text:tab/><text:tab/><text:tab/><text:tab/>command</text:span><text:span text:style-name="T4">=</text:span><text:span text:style-name="T1">self</text:span><text:span text:style-name="T4">.</text:span><text:span text:style-name="T1">softReset</text:span><text:span text:style-name="T4">)</text:span></text:p>
      <text:p text:style-name="P1"><text:span text:style-name="T1"><text:tab/><text:tab/>self</text:span><text:span text:style-name="T4">.</text:span><text:span text:style-name="T1">widgets</text:span><text:span text:style-name="T4">.</text:span><text:span text:style-name="T1">append</text:span><text:span text:style-name="T4">((</text:span><text:span text:style-name="T1">menu</text:span><text:span text:style-name="T4">,</text:span><text:span text:style-name="T1">i</text:span><text:span text:style-name="T4">))</text:span></text:p>
      <text:p text:style-name="P1"><text:span text:style-name="T1"><text:tab/><text:tab/>i </text:span><text:span text:style-name="T4">+=</text:span><text:span text:style-name="T1"> </text:span><text:span text:style-name="T8">1</text:span></text:p>
      <text:p text:style-name="P1"><text:span text:style-name="T1"><text:tab/><text:tab/>menu</text:span><text:span text:style-name="T4">.</text:span><text:span text:style-name="T1">add_separator</text:span><text:span text:style-name="T4">()</text:span></text:p>
      <text:p text:style-name="P1"><text:span text:style-name="T1"><text:tab/><text:tab/>i </text:span><text:span text:style-name="T4">+=</text:span><text:span text:style-name="T1"> </text:span><text:span text:style-name="T8">1</text:span></text:p>
      <text:p text:style-name="P1"><text:span text:style-name="T1"><text:tab/><text:tab/>menu</text:span><text:span text:style-name="T4">.</text:span><text:span text:style-name="T1">add_command</text:span><text:span text:style-name="T4">(</text:span><text:span text:style-name="T1">label</text:span><text:span text:style-name="T4">=</text:span><text:span text:style-name="T6">"Home"</text:span><text:span text:style-name="T4">,</text:span><text:span text:style-name="T1"> <text:s text:c="6"/>underline</text:span><text:span text:style-name="T4">=</text:span><text:span text:style-name="T8">0</text:span><text:span text:style-name="T4">,</text:span></text:p>
      <text:p text:style-name="P1"><text:span text:style-name="T1"><text:tab/><text:tab/><text:tab/><text:tab/><text:tab/>image</text:span><text:span text:style-name="T4">=</text:span><text:span text:style-name="T1">Utils</text:span><text:span text:style-name="T4">.</text:span><text:span text:style-name="T1">icons</text:span><text:span text:style-name="T4">[</text:span><text:span text:style-name="T6">"home"</text:span><text:span text:style-name="T4">],</text:span></text:p>
      <text:p text:style-name="P1"><text:span text:style-name="T1"><text:tab/><text:tab/><text:tab/><text:tab/><text:tab/>compound</text:span><text:span text:style-name="T4">=</text:span><text:span text:style-name="T1">LEFT</text:span><text:span text:style-name="T4">,</text:span></text:p>
      <text:p text:style-name="P1"><text:span text:style-name="T1"><text:tab/><text:tab/><text:tab/><text:tab/><text:tab/>command</text:span><text:span text:style-name="T4">=</text:span><text:span text:style-name="T1">self</text:span><text:span text:style-name="T4">.</text:span><text:span text:style-name="T1">home</text:span><text:span text:style-name="T4">)</text:span></text:p>
      <text:p text:style-name="P1"><text:span text:style-name="T1"><text:tab/><text:tab/>self</text:span><text:span text:style-name="T4">.</text:span><text:span text:style-name="T1">widgets</text:span><text:span text:style-name="T4">.</text:span><text:span text:style-name="T1">append</text:span><text:span text:style-name="T4">((</text:span><text:span text:style-name="T1">menu</text:span><text:span text:style-name="T4">,</text:span><text:span text:style-name="T1">i</text:span><text:span text:style-name="T4">))</text:span></text:p>
      <text:p text:style-name="P1"><text:span text:style-name="T1"><text:tab/><text:tab/>i </text:span><text:span text:style-name="T4">+=</text:span><text:span text:style-name="T1"> </text:span><text:span text:style-name="T8">1</text:span></text:p>
      <text:p text:style-name="P1"><text:span text:style-name="T1"><text:tab/><text:tab/>menu</text:span><text:span text:style-name="T4">.</text:span><text:span text:style-name="T1">add_command</text:span><text:span text:style-name="T4">(</text:span><text:span text:style-name="T1">label</text:span><text:span text:style-name="T4">=</text:span><text:span text:style-name="T6">"Unlock"</text:span><text:span text:style-name="T4">,</text:span><text:span text:style-name="T1"> <text:s text:c="4"/>underline</text:span><text:span text:style-name="T4">=</text:span><text:span text:style-name="T8">2</text:span><text:span text:style-name="T4">,</text:span></text:p>
      <text:p text:style-name="P1"><text:span text:style-name="T1"><text:tab/><text:tab/><text:tab/><text:tab/><text:tab/>image</text:span><text:span text:style-name="T4">=</text:span><text:span text:style-name="T1">Utils</text:span><text:span text:style-name="T4">.</text:span><text:span text:style-name="T1">icons</text:span><text:span text:style-name="T4">[</text:span><text:span text:style-name="T6">"unlock"</text:span><text:span text:style-name="T4">],</text:span></text:p>
      <text:p text:style-name="P1"><text:span text:style-name="T1"><text:tab/><text:tab/><text:tab/><text:tab/><text:tab/>compound</text:span><text:span text:style-name="T4">=</text:span><text:span text:style-name="T1">LEFT</text:span><text:span text:style-name="T4">,</text:span></text:p>
      <text:p text:style-name="P1"><text:span text:style-name="T1"><text:tab/><text:tab/><text:tab/><text:tab/><text:tab/>command</text:span><text:span text:style-name="T4">=</text:span><text:span text:style-name="T1">self</text:span><text:span text:style-name="T4">.</text:span><text:span text:style-name="T1">unlock</text:span><text:span text:style-name="T4">)</text:span></text:p>
      <text:p text:style-name="P1"><text:span text:style-name="T1"><text:tab/><text:tab/>self</text:span><text:span text:style-name="T4">.</text:span><text:span text:style-name="T1">widgets</text:span><text:span text:style-name="T4">.</text:span><text:span text:style-name="T1">append</text:span><text:span text:style-name="T4">((</text:span><text:span text:style-name="T1">menu</text:span><text:span text:style-name="T4">,</text:span><text:span text:style-name="T1">i</text:span><text:span text:style-name="T4">))</text:span></text:p>
      <text:p text:style-name="P1"><text:span text:style-name="T1"><text:tab/><text:tab/>i </text:span><text:span text:style-name="T4">+=</text:span><text:span text:style-name="T1"> </text:span><text:span text:style-name="T8">1</text:span></text:p>
      <text:p text:style-name="P1"><text:span text:style-name="T1"><text:tab/><text:tab/>menu</text:span><text:span text:style-name="T4">.</text:span><text:span text:style-name="T1">add_separator</text:span><text:span text:style-name="T4">()</text:span></text:p>
      <text:p text:style-name="P4"/>
      <text:p text:style-name="P1"><text:span text:style-name="T1"><text:tab/><text:tab/>i </text:span><text:span text:style-name="T4">+=</text:span><text:span text:style-name="T1"> </text:span><text:span text:style-name="T8">1</text:span></text:p>
      <text:p text:style-name="P1"><text:span text:style-name="T1"><text:tab/><text:tab/>menu</text:span><text:span text:style-name="T4">.</text:span><text:span text:style-name="T1">add_command</text:span><text:span text:style-name="T4">(</text:span><text:span text:style-name="T1">label</text:span><text:span text:style-name="T4">=</text:span><text:span text:style-name="T6">"Settings"</text:span><text:span text:style-name="T4">,</text:span><text:span text:style-name="T1"> <text:s text:c="2"/>underline</text:span><text:span text:style-name="T4">=</text:span><text:span text:style-name="T8">0</text:span><text:span text:style-name="T4">,</text:span></text:p>
      <text:p text:style-name="P1"><text:span text:style-name="T1"><text:tab/><text:tab/><text:tab/><text:tab/><text:tab/>image</text:span><text:span text:style-name="T4">=</text:span><text:span text:style-name="T1">Utils</text:span><text:span text:style-name="T4">.</text:span><text:span text:style-name="T1">icons</text:span><text:span text:style-name="T4">[</text:span><text:span text:style-name="T6">"empty"</text:span><text:span text:style-name="T4">],</text:span></text:p>
      <text:p text:style-name="P1"><text:span text:style-name="T1"><text:tab/><text:tab/><text:tab/><text:tab/><text:tab/>compound</text:span><text:span text:style-name="T4">=</text:span><text:span text:style-name="T1">LEFT</text:span><text:span text:style-name="T4">,</text:span></text:p>
      <text:p text:style-name="P1"><text:span text:style-name="T1"><text:tab/><text:tab/><text:tab/><text:tab/><text:tab/>command</text:span><text:span text:style-name="T4">=</text:span><text:span text:style-name="T1">self</text:span><text:span text:style-name="T4">.</text:span><text:span text:style-name="T1">viewSettings</text:span><text:span text:style-name="T4">)</text:span></text:p>
      <text:p text:style-name="P1"><text:span text:style-name="T1"><text:tab/><text:tab/>self</text:span><text:span text:style-name="T4">.</text:span><text:span text:style-name="T1">widgets</text:span><text:span text:style-name="T4">.</text:span><text:span text:style-name="T1">append</text:span><text:span text:style-name="T4">((</text:span><text:span text:style-name="T1">menu</text:span><text:span text:style-name="T4">,</text:span><text:span text:style-name="T1">i</text:span><text:span text:style-name="T4">))</text:span></text:p>
      <text:p text:style-name="P1"><text:span text:style-name="T1"><text:tab/><text:tab/>i </text:span><text:span text:style-name="T4">+=</text:span><text:span text:style-name="T1"> </text:span><text:span text:style-name="T8">1</text:span></text:p>
      <text:p text:style-name="P1"><text:span text:style-name="T1"><text:tab/><text:tab/>menu</text:span><text:span text:style-name="T4">.</text:span><text:span text:style-name="T1">add_command</text:span><text:span text:style-name="T4">(</text:span><text:span text:style-name="T1">label</text:span><text:span text:style-name="T4">=</text:span><text:span text:style-name="T6">"Parameters"</text:span><text:span text:style-name="T4">,</text:span><text:span text:style-name="T1"> underline</text:span><text:span text:style-name="T4">=</text:span><text:span text:style-name="T8">0</text:span><text:span text:style-name="T4">,</text:span></text:p>
      <text:p text:style-name="P1"><text:span text:style-name="T1"><text:tab/><text:tab/><text:tab/><text:tab/><text:tab/>image</text:span><text:span text:style-name="T4">=</text:span><text:span text:style-name="T1">Utils</text:span><text:span text:style-name="T4">.</text:span><text:span text:style-name="T1">icons</text:span><text:span text:style-name="T4">[</text:span><text:span text:style-name="T6">"empty"</text:span><text:span text:style-name="T4">],</text:span></text:p>
      <text:p text:style-name="P1"><text:span text:style-name="T1"><text:tab/><text:tab/><text:tab/><text:tab/><text:tab/>compound</text:span><text:span text:style-name="T4">=</text:span><text:span text:style-name="T1">LEFT</text:span><text:span text:style-name="T4">,</text:span></text:p>
      <text:p text:style-name="P1"><text:span text:style-name="T1"><text:tab/><text:tab/><text:tab/><text:tab/><text:tab/>command</text:span><text:span text:style-name="T4">=</text:span><text:span text:style-name="T1">self</text:span><text:span text:style-name="T4">.</text:span><text:span text:style-name="T1">viewParameters</text:span><text:span text:style-name="T4">)</text:span></text:p>
      <text:p text:style-name="P1"><text:span text:style-name="T1"><text:tab/><text:tab/>self</text:span><text:span text:style-name="T4">.</text:span><text:span text:style-name="T1">widgets</text:span><text:span text:style-name="T4">.</text:span><text:span text:style-name="T1">append</text:span><text:span text:style-name="T4">((</text:span><text:span text:style-name="T1">menu</text:span><text:span text:style-name="T4">,</text:span><text:span text:style-name="T1">i</text:span><text:span text:style-name="T4">))</text:span></text:p>
      <text:p text:style-name="P1"><text:span text:style-name="T1"><text:tab/><text:tab/>i </text:span><text:span text:style-name="T4">+=</text:span><text:span text:style-name="T1"> </text:span><text:span text:style-name="T8">1</text:span></text:p>
      <text:p text:style-name="P1"><text:span text:style-name="T1"><text:tab/><text:tab/>menu</text:span><text:span text:style-name="T4">.</text:span><text:span text:style-name="T1">add_command</text:span><text:span text:style-name="T4">(</text:span><text:span text:style-name="T1">label</text:span><text:span text:style-name="T4">=</text:span><text:span text:style-name="T6">"State"</text:span><text:span text:style-name="T4">,</text:span><text:span text:style-name="T1"> <text:s text:c="5"/>underline</text:span><text:span text:style-name="T4">=</text:span><text:span text:style-name="T8">0</text:span><text:span text:style-name="T4">,</text:span></text:p>
      <text:p text:style-name="P1"><text:span text:style-name="T1"><text:tab/><text:tab/><text:tab/><text:tab/><text:tab/>image</text:span><text:span text:style-name="T4">=</text:span><text:span text:style-name="T1">Utils</text:span><text:span text:style-name="T4">.</text:span><text:span text:style-name="T1">icons</text:span><text:span text:style-name="T4">[</text:span><text:span text:style-name="T6">"empty"</text:span><text:span text:style-name="T4">],</text:span></text:p>
      <text:p text:style-name="P1"><text:span text:style-name="T1"><text:tab/><text:tab/><text:tab/><text:tab/><text:tab/>compound</text:span><text:span text:style-name="T4">=</text:span><text:span text:style-name="T1">LEFT</text:span><text:span text:style-name="T4">,</text:span></text:p>
      <text:p text:style-name="P1"><text:span text:style-name="T1"><text:tab/><text:tab/><text:tab/><text:tab/><text:tab/>command</text:span><text:span text:style-name="T4">=</text:span><text:span text:style-name="T1">self</text:span><text:span text:style-name="T4">.</text:span><text:span text:style-name="T1">viewState</text:span><text:span text:style-name="T4">)</text:span></text:p>
      <text:p text:style-name="P1"><text:span text:style-name="T1"><text:tab/><text:tab/>self</text:span><text:span text:style-name="T4">.</text:span><text:span text:style-name="T1">widgets</text:span><text:span text:style-name="T4">.</text:span><text:span text:style-name="T1">append</text:span><text:span text:style-name="T4">((</text:span><text:span text:style-name="T1">menu</text:span><text:span text:style-name="T4">,</text:span><text:span text:style-name="T1">i</text:span><text:span text:style-name="T4">))</text:span></text:p>
      <text:p text:style-name="P1"><text:span text:style-name="T1"><text:tab/><text:tab/>i </text:span><text:span text:style-name="T4">+=</text:span><text:span text:style-name="T1"> </text:span><text:span text:style-name="T8">1</text:span></text:p>
      <text:p text:style-name="P1"><text:span text:style-name="T1"><text:tab/><text:tab/>menu</text:span><text:span text:style-name="T4">.</text:span><text:span text:style-name="T1">add_command</text:span><text:span text:style-name="T4">(</text:span><text:span text:style-name="T1">label</text:span><text:span text:style-name="T4">=</text:span><text:span text:style-name="T6">"Build"</text:span><text:span text:style-name="T4">,</text:span><text:span text:style-name="T1"> <text:s text:c="5"/>underline</text:span><text:span text:style-name="T4">=</text:span><text:span text:style-name="T8">0</text:span><text:span text:style-name="T4">,</text:span></text:p>
      <text:p text:style-name="P1"><text:span text:style-name="T1"><text:tab/><text:tab/><text:tab/><text:tab/><text:tab/>image</text:span><text:span text:style-name="T4">=</text:span><text:span text:style-name="T1">Utils</text:span><text:span text:style-name="T4">.</text:span><text:span text:style-name="T1">icons</text:span><text:span text:style-name="T4">[</text:span><text:span text:style-name="T6">"empty"</text:span><text:span text:style-name="T4">],</text:span></text:p>
      <text:p text:style-name="P1"><text:span text:style-name="T1"><text:tab/><text:tab/><text:tab/><text:tab/><text:tab/>compound</text:span><text:span text:style-name="T4">=</text:span><text:span text:style-name="T1">LEFT</text:span><text:span text:style-name="T4">,</text:span></text:p>
      <text:p text:style-name="P1"><text:span text:style-name="T1"><text:tab/><text:tab/><text:tab/><text:tab/><text:tab/>command</text:span><text:span text:style-name="T4">=</text:span><text:span text:style-name="T1">self</text:span><text:span text:style-name="T4">.</text:span><text:span text:style-name="T1">viewBuild</text:span><text:span text:style-name="T4">)</text:span></text:p>
      <text:p text:style-name="P1"><text:span text:style-name="T1"><text:tab/><text:tab/>self</text:span><text:span text:style-name="T4">.</text:span><text:span text:style-name="T1">widgets</text:span><text:span text:style-name="T4">.</text:span><text:span text:style-name="T1">append</text:span><text:span text:style-name="T4">((</text:span><text:span text:style-name="T1">menu</text:span><text:span text:style-name="T4">,</text:span><text:span text:style-name="T1">i</text:span><text:span text:style-name="T4">))</text:span></text:p>
      <text:p text:style-name="P1"><text:span text:style-name="T1"><text:tab/><text:tab/>i </text:span><text:span text:style-name="T4">+=</text:span><text:span text:style-name="T1"> </text:span><text:span text:style-name="T8">1</text:span></text:p>
      <text:p text:style-name="P1"><text:span text:style-name="T1"><text:tab/><text:tab/>menu</text:span><text:span text:style-name="T4">.</text:span><text:span text:style-name="T1">add_command</text:span><text:span text:style-name="T4">(</text:span><text:span text:style-name="T1">label</text:span><text:span text:style-name="T4">=</text:span><text:span text:style-name="T6">"Startup"</text:span><text:span text:style-name="T4">,</text:span><text:span text:style-name="T1"> <text:s text:c="3"/>underline</text:span><text:span text:style-name="T4">=</text:span><text:span text:style-name="T8">0</text:span><text:span text:style-name="T4">,</text:span></text:p>
      <text:p text:style-name="P1"><text:span text:style-name="T1"><text:tab/><text:tab/><text:tab/><text:tab/><text:tab/>image</text:span><text:span text:style-name="T4">=</text:span><text:span text:style-name="T1">Utils</text:span><text:span text:style-name="T4">.</text:span><text:span text:style-name="T1">icons</text:span><text:span text:style-name="T4">[</text:span><text:span text:style-name="T6">"empty"</text:span><text:span text:style-name="T4">],</text:span></text:p>
      <text:p text:style-name="P1"><text:span text:style-name="T1"><text:tab/><text:tab/><text:tab/><text:tab/><text:tab/>compound</text:span><text:span text:style-name="T4">=</text:span><text:span text:style-name="T1">LEFT</text:span><text:span text:style-name="T4">,</text:span></text:p>
      <text:p text:style-name="P1"><text:soft-page-break/><text:span text:style-name="T1"><text:tab/><text:tab/><text:tab/><text:tab/><text:tab/>command</text:span><text:span text:style-name="T4">=</text:span><text:span text:style-name="T1">self</text:span><text:span text:style-name="T4">.</text:span><text:span text:style-name="T1">viewStartup</text:span><text:span text:style-name="T4">)</text:span></text:p>
      <text:p text:style-name="P1"><text:span text:style-name="T1"><text:tab/><text:tab/>self</text:span><text:span text:style-name="T4">.</text:span><text:span text:style-name="T1">widgets</text:span><text:span text:style-name="T4">.</text:span><text:span text:style-name="T1">append</text:span><text:span text:style-name="T4">((</text:span><text:span text:style-name="T1">menu</text:span><text:span text:style-name="T4">,</text:span><text:span text:style-name="T1">i</text:span><text:span text:style-name="T4">))</text:span></text:p>
      <text:p text:style-name="P1"><text:span text:style-name="T1"><text:tab/><text:tab/>i </text:span><text:span text:style-name="T4">+=</text:span><text:span text:style-name="T1"> </text:span><text:span text:style-name="T8">1</text:span></text:p>
      <text:p text:style-name="P1"><text:span text:style-name="T1"><text:tab/><text:tab/>menu</text:span><text:span text:style-name="T4">.</text:span><text:span text:style-name="T1">add_command</text:span><text:span text:style-name="T4">(</text:span><text:span text:style-name="T1">label</text:span><text:span text:style-name="T4">=</text:span><text:span text:style-name="T6">"Check gcode"</text:span><text:span text:style-name="T4">,</text:span><text:span text:style-name="T1">underline</text:span><text:span text:style-name="T4">=</text:span><text:span text:style-name="T8">0</text:span><text:span text:style-name="T4">,</text:span></text:p>
      <text:p text:style-name="P1"><text:span text:style-name="T1"><text:tab/><text:tab/><text:tab/><text:tab/><text:tab/>image</text:span><text:span text:style-name="T4">=</text:span><text:span text:style-name="T1">Utils</text:span><text:span text:style-name="T4">.</text:span><text:span text:style-name="T1">icons</text:span><text:span text:style-name="T4">[</text:span><text:span text:style-name="T6">"empty"</text:span><text:span text:style-name="T4">],</text:span></text:p>
      <text:p text:style-name="P1"><text:span text:style-name="T1"><text:tab/><text:tab/><text:tab/><text:tab/><text:tab/>compound</text:span><text:span text:style-name="T4">=</text:span><text:span text:style-name="T1">LEFT</text:span><text:span text:style-name="T4">,</text:span></text:p>
      <text:p text:style-name="P1"><text:span text:style-name="T1"><text:tab/><text:tab/><text:tab/><text:tab/><text:tab/>command</text:span><text:span text:style-name="T4">=</text:span><text:span text:style-name="T1">self</text:span><text:span text:style-name="T4">.</text:span><text:span text:style-name="T1">checkGcode</text:span><text:span text:style-name="T4">)</text:span></text:p>
      <text:p text:style-name="P1"><text:span text:style-name="T1"><text:tab/><text:tab/>self</text:span><text:span text:style-name="T4">.</text:span><text:span text:style-name="T1">widgets</text:span><text:span text:style-name="T4">.</text:span><text:span text:style-name="T1">append</text:span><text:span text:style-name="T4">((</text:span><text:span text:style-name="T1">menu</text:span><text:span text:style-name="T4">,</text:span><text:span text:style-name="T1">i</text:span><text:span text:style-name="T4">))</text:span></text:p>
      <text:p text:style-name="P4"/>
      <text:p text:style-name="P1"><text:span text:style-name="T1"><text:tab/><text:tab/>i </text:span><text:span text:style-name="T4">+=</text:span><text:span text:style-name="T1"> </text:span><text:span text:style-name="T8">1</text:span></text:p>
      <text:p text:style-name="P1"><text:span text:style-name="T1"><text:tab/><text:tab/>menu</text:span><text:span text:style-name="T4">.</text:span><text:span text:style-name="T1">add_separator</text:span><text:span text:style-name="T4">()</text:span></text:p>
      <text:p text:style-name="P1"><text:span text:style-name="T1"><text:tab/><text:tab/>i </text:span><text:span text:style-name="T4">+=</text:span><text:span text:style-name="T1"> </text:span><text:span text:style-name="T8">1</text:span></text:p>
      <text:p text:style-name="P1"><text:span text:style-name="T1"><text:tab/><text:tab/>menu</text:span><text:span text:style-name="T4">.</text:span><text:span text:style-name="T1">add_command</text:span><text:span text:style-name="T4">(</text:span><text:span text:style-name="T1">label</text:span><text:span text:style-name="T4">=</text:span><text:span text:style-name="T6">"Clear"</text:span><text:span text:style-name="T4">,</text:span><text:span text:style-name="T1">underline</text:span><text:span text:style-name="T4">=</text:span><text:span text:style-name="T8">0</text:span><text:span text:style-name="T4">,</text:span></text:p>
      <text:p text:style-name="P1"><text:span text:style-name="T1"><text:tab/><text:tab/><text:tab/><text:tab/><text:tab/>image</text:span><text:span text:style-name="T4">=</text:span><text:span text:style-name="T1">Utils</text:span><text:span text:style-name="T4">.</text:span><text:span text:style-name="T1">icons</text:span><text:span text:style-name="T4">[</text:span><text:span text:style-name="T6">"empty"</text:span><text:span text:style-name="T4">],</text:span></text:p>
      <text:p text:style-name="P1"><text:span text:style-name="T1"><text:tab/><text:tab/><text:tab/><text:tab/><text:tab/>compound</text:span><text:span text:style-name="T4">=</text:span><text:span text:style-name="T1">LEFT</text:span><text:span text:style-name="T4">,</text:span></text:p>
      <text:p text:style-name="P1"><text:span text:style-name="T1"><text:tab/><text:tab/><text:tab/><text:tab/><text:tab/>command</text:span><text:span text:style-name="T4">=</text:span><text:span text:style-name="T1">self</text:span><text:span text:style-name="T4">.</text:span><text:span text:style-name="T1">clearTerminal</text:span><text:span text:style-name="T4">)</text:span></text:p>
      <text:p text:style-name="P1"><text:span text:style-name="T1"><text:tab/><text:tab/>self</text:span><text:span text:style-name="T4">.</text:span><text:span text:style-name="T1">widgets</text:span><text:span text:style-name="T4">.</text:span><text:span text:style-name="T1">append</text:span><text:span text:style-name="T4">((</text:span><text:span text:style-name="T1">menu</text:span><text:span text:style-name="T4">,</text:span><text:span text:style-name="T1">i</text:span><text:span text:style-name="T4">))</text:span></text:p>
      <text:p text:style-name="P1"><text:span text:style-name="T1"><text:tab/><text:tab/>i </text:span><text:span text:style-name="T4">+=</text:span><text:span text:style-name="T1"> </text:span><text:span text:style-name="T8">1</text:span></text:p>
      <text:p text:style-name="P1"><text:span text:style-name="T1"><text:tab/><text:tab/>menu</text:span><text:span text:style-name="T4">.</text:span><text:span text:style-name="T1">add_command</text:span><text:span text:style-name="T4">(</text:span><text:span text:style-name="T1">label</text:span><text:span text:style-name="T4">=</text:span><text:span text:style-name="T6">"Grbl Help"</text:span><text:span text:style-name="T4">,</text:span><text:span text:style-name="T1">underline</text:span><text:span text:style-name="T4">=</text:span><text:span text:style-name="T8">0</text:span><text:span text:style-name="T4">,</text:span></text:p>
      <text:p text:style-name="P1"><text:span text:style-name="T1"><text:tab/><text:tab/><text:tab/><text:tab/><text:tab/>image</text:span><text:span text:style-name="T4">=</text:span><text:span text:style-name="T1">Utils</text:span><text:span text:style-name="T4">.</text:span><text:span text:style-name="T1">icons</text:span><text:span text:style-name="T4">[</text:span><text:span text:style-name="T6">"info"</text:span><text:span text:style-name="T4">],</text:span></text:p>
      <text:p text:style-name="P1"><text:span text:style-name="T1"><text:tab/><text:tab/><text:tab/><text:tab/><text:tab/>compound</text:span><text:span text:style-name="T4">=</text:span><text:span text:style-name="T1">LEFT</text:span><text:span text:style-name="T4">,</text:span></text:p>
      <text:p text:style-name="P1"><text:span text:style-name="T1"><text:tab/><text:tab/><text:tab/><text:tab/><text:tab/>command</text:span><text:span text:style-name="T4">=</text:span><text:span text:style-name="T1">self</text:span><text:span text:style-name="T4">.</text:span><text:span text:style-name="T1">grblhelp</text:span><text:span text:style-name="T4">)</text:span></text:p>
      <text:p text:style-name="P1"><text:span text:style-name="T1"><text:tab/><text:tab/>self</text:span><text:span text:style-name="T4">.</text:span><text:span text:style-name="T1">widgets</text:span><text:span text:style-name="T4">.</text:span><text:span text:style-name="T1">append</text:span><text:span text:style-name="T4">((</text:span><text:span text:style-name="T1">menu</text:span><text:span text:style-name="T4">,</text:span><text:span text:style-name="T1">i</text:span><text:span text:style-name="T4">))</text:span></text:p>
      <text:p text:style-name="P4"/>
      <text:p text:style-name="P1"><text:span text:style-name="T1"><text:tab/><text:tab/></text:span><text:span text:style-name="T10"># Run Menu</text:span></text:p>
      <text:p text:style-name="P1"><text:span text:style-name="T1"><text:tab/><text:tab/>menu </text:span><text:span text:style-name="T4">=</text:span><text:span text:style-name="T1"> Menu</text:span><text:span text:style-name="T4">(</text:span><text:span text:style-name="T1">menubar</text:span><text:span text:style-name="T4">)</text:span></text:p>
      <text:p text:style-name="P1"><text:span text:style-name="T1"><text:tab/><text:tab/>menubar</text:span><text:span text:style-name="T4">.</text:span><text:span text:style-name="T1">add_cascade</text:span><text:span text:style-name="T4">(</text:span><text:span text:style-name="T1">label</text:span><text:span text:style-name="T4">=</text:span><text:span text:style-name="T6">"Run"</text:span><text:span text:style-name="T4">,</text:span><text:span text:style-name="T1"> underline</text:span><text:span text:style-name="T4">=</text:span><text:span text:style-name="T8">0</text:span><text:span text:style-name="T4">,</text:span><text:span text:style-name="T1"> menu</text:span><text:span text:style-name="T4">=</text:span><text:span text:style-name="T1">menu</text:span><text:span text:style-name="T4">)</text:span></text:p>
      <text:p text:style-name="P4"/>
      <text:p text:style-name="P1"><text:span text:style-name="T1"><text:tab/><text:tab/>i </text:span><text:span text:style-name="T4">=</text:span><text:span text:style-name="T1"> </text:span><text:span text:style-name="T8">1</text:span></text:p>
      <text:p text:style-name="P1"><text:span text:style-name="T1"><text:tab/><text:tab/>menu</text:span><text:span text:style-name="T4">.</text:span><text:span text:style-name="T1">add_command</text:span><text:span text:style-name="T4">(</text:span><text:span text:style-name="T1">label</text:span><text:span text:style-name="T4">=</text:span><text:span text:style-name="T6">"Run"</text:span><text:span text:style-name="T4">,</text:span><text:span text:style-name="T1"> <text:s text:c="6"/>underline</text:span><text:span text:style-name="T4">=</text:span><text:span text:style-name="T8">0</text:span><text:span text:style-name="T4">,</text:span></text:p>
      <text:p text:style-name="P1"><text:span text:style-name="T1"><text:tab/><text:tab/><text:tab/><text:tab/><text:tab/>image</text:span><text:span text:style-name="T4">=</text:span><text:span text:style-name="T1">Utils</text:span><text:span text:style-name="T4">.</text:span><text:span text:style-name="T1">icons</text:span><text:span text:style-name="T4">[</text:span><text:span text:style-name="T6">"start"</text:span><text:span text:style-name="T4">],</text:span></text:p>
      <text:p text:style-name="P1"><text:span text:style-name="T1"><text:tab/><text:tab/><text:tab/><text:tab/><text:tab/>compound</text:span><text:span text:style-name="T4">=</text:span><text:span text:style-name="T1">LEFT</text:span><text:span text:style-name="T4">,</text:span></text:p>
      <text:p text:style-name="P1"><text:span text:style-name="T1"><text:tab/><text:tab/><text:tab/><text:tab/><text:tab/>command</text:span><text:span text:style-name="T4">=</text:span><text:span text:style-name="T1">self</text:span><text:span text:style-name="T4">.</text:span><text:span text:style-name="T1">run</text:span><text:span text:style-name="T4">)</text:span></text:p>
      <text:p text:style-name="P1"><text:span text:style-name="T1"><text:tab/><text:tab/>self</text:span><text:span text:style-name="T4">.</text:span><text:span text:style-name="T1">widgets</text:span><text:span text:style-name="T4">.</text:span><text:span text:style-name="T1">append</text:span><text:span text:style-name="T4">((</text:span><text:span text:style-name="T1">menu</text:span><text:span text:style-name="T4">,</text:span><text:span text:style-name="T1">i</text:span><text:span text:style-name="T4">))</text:span></text:p>
      <text:p text:style-name="P4"/>
      <text:p text:style-name="P1"><text:span text:style-name="T1"><text:tab/><text:tab/>menu</text:span><text:span text:style-name="T4">.</text:span><text:span text:style-name="T1">add_command</text:span><text:span text:style-name="T4">(</text:span><text:span text:style-name="T1">label</text:span><text:span text:style-name="T4">=</text:span><text:span text:style-name="T6">"Pause"</text:span><text:span text:style-name="T4">,</text:span><text:span text:style-name="T1"> underline</text:span><text:span text:style-name="T4">=</text:span><text:span text:style-name="T8">0</text:span><text:span text:style-name="T4">,</text:span></text:p>
      <text:p text:style-name="P1"><text:span text:style-name="T1"><text:tab/><text:tab/><text:tab/><text:tab/><text:tab/>image</text:span><text:span text:style-name="T4">=</text:span><text:span text:style-name="T1">Utils</text:span><text:span text:style-name="T4">.</text:span><text:span text:style-name="T1">icons</text:span><text:span text:style-name="T4">[</text:span><text:span text:style-name="T6">"pause"</text:span><text:span text:style-name="T4">],</text:span></text:p>
      <text:p text:style-name="P1"><text:span text:style-name="T1"><text:tab/><text:tab/><text:tab/><text:tab/><text:tab/>compound</text:span><text:span text:style-name="T4">=</text:span><text:span text:style-name="T1">LEFT</text:span><text:span text:style-name="T4">,</text:span></text:p>
      <text:p text:style-name="P1"><text:span text:style-name="T1"><text:tab/><text:tab/><text:tab/><text:tab/><text:tab/>accelerator</text:span><text:span text:style-name="T4">=</text:span><text:span text:style-name="T6">"!/~"</text:span><text:span text:style-name="T4">,</text:span></text:p>
      <text:p text:style-name="P1"><text:span text:style-name="T1"><text:tab/><text:tab/><text:tab/><text:tab/><text:tab/>command</text:span><text:span text:style-name="T4">=</text:span><text:span text:style-name="T1">self</text:span><text:span text:style-name="T4">.</text:span><text:span text:style-name="T1">pause</text:span><text:span text:style-name="T4">)</text:span></text:p>
      <text:p text:style-name="P1"><text:span text:style-name="T1"><text:tab/><text:tab/>menu</text:span><text:span text:style-name="T4">.</text:span><text:span text:style-name="T1">add_command</text:span><text:span text:style-name="T4">(</text:span><text:span text:style-name="T1">label</text:span><text:span text:style-name="T4">=</text:span><text:span text:style-name="T6">"Cancel"</text:span><text:span text:style-name="T4">,</text:span><text:span text:style-name="T1"> <text:s text:c="3"/>underline</text:span><text:span text:style-name="T4">=</text:span><text:span text:style-name="T8">0</text:span><text:span text:style-name="T4">,</text:span></text:p>
      <text:p text:style-name="P1"><text:span text:style-name="T1"><text:tab/><text:tab/><text:tab/><text:tab/><text:tab/>image</text:span><text:span text:style-name="T4">=</text:span><text:span text:style-name="T1">Utils</text:span><text:span text:style-name="T4">.</text:span><text:span text:style-name="T1">icons</text:span><text:span text:style-name="T4">[</text:span><text:span text:style-name="T6">"stop"</text:span><text:span text:style-name="T4">],</text:span></text:p>
      <text:p text:style-name="P1"><text:span text:style-name="T1"><text:tab/><text:tab/><text:tab/><text:tab/><text:tab/>compound</text:span><text:span text:style-name="T4">=</text:span><text:span text:style-name="T1">LEFT</text:span><text:span text:style-name="T4">,</text:span></text:p>
      <text:p text:style-name="P1"><text:span text:style-name="T1"><text:tab/><text:tab/><text:tab/><text:tab/><text:tab/>command</text:span><text:span text:style-name="T4">=</text:span><text:span text:style-name="T1">self</text:span><text:span text:style-name="T4">.</text:span><text:span text:style-name="T1">stopRun</text:span><text:span text:style-name="T4">)</text:span></text:p>
      <text:p text:style-name="P1"><text:span text:style-name="T1"><text:tab/><text:tab/></text:span><text:span text:style-name="T10"># View Menu</text:span></text:p>
      <text:p text:style-name="P1"><text:span text:style-name="T1"><text:tab/><text:tab/>menu </text:span><text:span text:style-name="T4">=</text:span><text:span text:style-name="T1"> Menu</text:span><text:span text:style-name="T4">(</text:span><text:span text:style-name="T1">menubar</text:span><text:span text:style-name="T4">)</text:span></text:p>
      <text:p text:style-name="P1"><text:span text:style-name="T1"><text:tab/><text:tab/>menubar</text:span><text:span text:style-name="T4">.</text:span><text:span text:style-name="T1">add_cascade</text:span><text:span text:style-name="T4">(</text:span><text:span text:style-name="T1">label</text:span><text:span text:style-name="T4">=</text:span><text:span text:style-name="T6">"View"</text:span><text:span text:style-name="T4">,</text:span><text:span text:style-name="T1"> underline</text:span><text:span text:style-name="T4">=</text:span><text:span text:style-name="T8">0</text:span><text:span text:style-name="T4">,</text:span><text:span text:style-name="T1"> menu</text:span><text:span text:style-name="T4">=</text:span><text:span text:style-name="T1">menu</text:span><text:span text:style-name="T4">)</text:span></text:p>
      <text:p text:style-name="P4"/>
      <text:p text:style-name="P1"><text:span text:style-name="T1"><text:tab/><text:tab/>menu</text:span><text:span text:style-name="T4">.</text:span><text:span text:style-name="T1">add_command</text:span><text:span text:style-name="T4">(</text:span><text:span text:style-name="T1">label</text:span><text:span text:style-name="T4">=</text:span><text:span text:style-name="T6">"Redraw"</text:span><text:span text:style-name="T4">,</text:span><text:span text:style-name="T1"> underline</text:span><text:span text:style-name="T4">=</text:span><text:span text:style-name="T8">2</text:span><text:span text:style-name="T4">,</text:span></text:p>
      <text:p text:style-name="P1"><text:span text:style-name="T1"><text:tab/><text:tab/><text:tab/><text:tab/><text:tab/>image</text:span><text:span text:style-name="T4">=</text:span><text:span text:style-name="T1">Utils</text:span><text:span text:style-name="T4">.</text:span><text:span text:style-name="T1">icons</text:span><text:span text:style-name="T4">[</text:span><text:span text:style-name="T6">"empty"</text:span><text:span text:style-name="T4">],</text:span></text:p>
      <text:p text:style-name="P1"><text:span text:style-name="T1"><text:tab/><text:tab/><text:tab/><text:tab/><text:tab/>compound</text:span><text:span text:style-name="T4">=</text:span><text:span text:style-name="T1">LEFT</text:span><text:span text:style-name="T4">,</text:span></text:p>
      <text:p text:style-name="P1"><text:span text:style-name="T1"><text:tab/><text:tab/><text:tab/><text:tab/><text:tab/>accelerator</text:span><text:span text:style-name="T4">=</text:span><text:span text:style-name="T6">"Ctrl-R"</text:span><text:span text:style-name="T4">,</text:span></text:p>
      <text:p text:style-name="P1"><text:span text:style-name="T1"><text:tab/><text:tab/><text:tab/><text:tab/><text:tab/>command</text:span><text:span text:style-name="T4">=</text:span><text:span text:style-name="T1">self</text:span><text:span text:style-name="T4">.</text:span><text:span text:style-name="T1">drawAfter</text:span><text:span text:style-name="T4">)</text:span></text:p>
      <text:p text:style-name="P4"/>
      <text:p text:style-name="P1"><text:span text:style-name="T1"><text:tab/><text:tab/>menu</text:span><text:span text:style-name="T4">.</text:span><text:span text:style-name="T1">add_command</text:span><text:span text:style-name="T4">(</text:span><text:span text:style-name="T1">label</text:span><text:span text:style-name="T4">=</text:span><text:span text:style-name="T6">"Zoom In"</text:span><text:span text:style-name="T4">,</text:span><text:span text:style-name="T1"> underline</text:span><text:span text:style-name="T4">=</text:span><text:span text:style-name="T8">2</text:span><text:span text:style-name="T4">,</text:span></text:p>
      <text:p text:style-name="P1"><text:span text:style-name="T1"><text:tab/><text:tab/><text:tab/><text:tab/><text:tab/>image</text:span><text:span text:style-name="T4">=</text:span><text:span text:style-name="T1">Utils</text:span><text:span text:style-name="T4">.</text:span><text:span text:style-name="T1">icons</text:span><text:span text:style-name="T4">[</text:span><text:span text:style-name="T6">"zoom_in"</text:span><text:span text:style-name="T4">],</text:span></text:p>
      <text:p text:style-name="P1"><text:span text:style-name="T1"><text:tab/><text:tab/><text:tab/><text:tab/><text:tab/>compound</text:span><text:span text:style-name="T4">=</text:span><text:span text:style-name="T1">LEFT</text:span><text:span text:style-name="T4">,</text:span></text:p>
      <text:p text:style-name="P1"><text:span text:style-name="T1"><text:tab/><text:tab/><text:tab/><text:tab/><text:tab/>accelerator</text:span><text:span text:style-name="T4">=</text:span><text:span text:style-name="T6">"Ctrl-="</text:span><text:span text:style-name="T4">,</text:span></text:p>
      <text:p text:style-name="P1"><text:span text:style-name="T1"><text:tab/><text:tab/><text:tab/><text:tab/><text:tab/>command</text:span><text:span text:style-name="T4">=</text:span><text:span text:style-name="T1">self</text:span><text:span text:style-name="T4">.</text:span><text:span text:style-name="T1">canvas</text:span><text:span text:style-name="T4">.</text:span><text:span text:style-name="T1">menuZoomIn</text:span><text:span text:style-name="T4">)</text:span></text:p>
      <text:p text:style-name="P4"/>
      <text:p text:style-name="P1"><text:span text:style-name="T1"><text:tab/><text:tab/>menu</text:span><text:span text:style-name="T4">.</text:span><text:span text:style-name="T1">add_command</text:span><text:span text:style-name="T4">(</text:span><text:span text:style-name="T1">label</text:span><text:span text:style-name="T4">=</text:span><text:span text:style-name="T6">"Zoom Out"</text:span><text:span text:style-name="T4">,</text:span><text:span text:style-name="T1"> underline</text:span><text:span text:style-name="T4">=</text:span><text:span text:style-name="T8">2</text:span><text:span text:style-name="T4">,</text:span></text:p>
      <text:p text:style-name="P1"><text:span text:style-name="T1"><text:tab/><text:tab/><text:tab/><text:tab/><text:tab/>image</text:span><text:span text:style-name="T4">=</text:span><text:span text:style-name="T1">Utils</text:span><text:span text:style-name="T4">.</text:span><text:span text:style-name="T1">icons</text:span><text:span text:style-name="T4">[</text:span><text:span text:style-name="T6">"zoom_out"</text:span><text:span text:style-name="T4">],</text:span></text:p>
      <text:p text:style-name="P1"><text:span text:style-name="T1"><text:tab/><text:tab/><text:tab/><text:tab/><text:tab/>compound</text:span><text:span text:style-name="T4">=</text:span><text:span text:style-name="T1">LEFT</text:span><text:span text:style-name="T4">,</text:span></text:p>
      <text:p text:style-name="P1"><text:span text:style-name="T1"><text:tab/><text:tab/><text:tab/><text:tab/><text:tab/>accelerator</text:span><text:span text:style-name="T4">=</text:span><text:span text:style-name="T6">"Ctrl--"</text:span><text:span text:style-name="T4">,</text:span></text:p>
      <text:p text:style-name="P1"><text:soft-page-break/><text:span text:style-name="T1"><text:tab/><text:tab/><text:tab/><text:tab/><text:tab/>command</text:span><text:span text:style-name="T4">=</text:span><text:span text:style-name="T1">self</text:span><text:span text:style-name="T4">.</text:span><text:span text:style-name="T1">canvas</text:span><text:span text:style-name="T4">.</text:span><text:span text:style-name="T1">menuZoomOut</text:span><text:span text:style-name="T4">)</text:span></text:p>
      <text:p text:style-name="P4"/>
      <text:p text:style-name="P1"><text:span text:style-name="T1"><text:tab/><text:tab/>menu</text:span><text:span text:style-name="T4">.</text:span><text:span text:style-name="T1">add_command</text:span><text:span text:style-name="T4">(</text:span><text:span text:style-name="T1">label</text:span><text:span text:style-name="T4">=</text:span><text:span text:style-name="T6">"Fit to screen"</text:span><text:span text:style-name="T4">,</text:span><text:span text:style-name="T1"> underline</text:span><text:span text:style-name="T4">=</text:span><text:span text:style-name="T8">0</text:span><text:span text:style-name="T4">,</text:span></text:p>
      <text:p text:style-name="P1"><text:span text:style-name="T1"><text:tab/><text:tab/><text:tab/><text:tab/><text:tab/>image</text:span><text:span text:style-name="T4">=</text:span><text:span text:style-name="T1">Utils</text:span><text:span text:style-name="T4">.</text:span><text:span text:style-name="T1">icons</text:span><text:span text:style-name="T4">[</text:span><text:span text:style-name="T6">"zoom_on"</text:span><text:span text:style-name="T4">],</text:span></text:p>
      <text:p text:style-name="P1"><text:span text:style-name="T1"><text:tab/><text:tab/><text:tab/><text:tab/><text:tab/>compound</text:span><text:span text:style-name="T4">=</text:span><text:span text:style-name="T1">LEFT</text:span><text:span text:style-name="T4">,</text:span></text:p>
      <text:p text:style-name="P1"><text:span text:style-name="T1"><text:tab/><text:tab/><text:tab/><text:tab/><text:tab/>accelerator</text:span><text:span text:style-name="T4">=</text:span><text:span text:style-name="T6">"F"</text:span><text:span text:style-name="T4">,</text:span></text:p>
      <text:p text:style-name="P1"><text:span text:style-name="T1"><text:tab/><text:tab/><text:tab/><text:tab/><text:tab/>command</text:span><text:span text:style-name="T4">=</text:span><text:span text:style-name="T1">self</text:span><text:span text:style-name="T4">.</text:span><text:span text:style-name="T1">canvas</text:span><text:span text:style-name="T4">.</text:span><text:span text:style-name="T1">fit2Screen</text:span><text:span text:style-name="T4">)</text:span></text:p>
      <text:p text:style-name="P4"/>
      <text:p text:style-name="P1"><text:span text:style-name="T1"><text:tab/><text:tab/></text:span><text:span text:style-name="T10"># -----------------</text:span></text:p>
      <text:p text:style-name="P1"><text:span text:style-name="T1"><text:tab/><text:tab/>menu</text:span><text:span text:style-name="T4">.</text:span><text:span text:style-name="T1">add_separator</text:span><text:span text:style-name="T4">()</text:span></text:p>
      <text:p text:style-name="P1"><text:span text:style-name="T1"><text:tab/><text:tab/>menu</text:span><text:span text:style-name="T4">.</text:span><text:span text:style-name="T1">add_command</text:span><text:span text:style-name="T4">(</text:span><text:span text:style-name="T1">label</text:span><text:span text:style-name="T4">=</text:span><text:span text:style-name="T6">"Expand"</text:span><text:span text:style-name="T4">,</text:span><text:span text:style-name="T1"> underline</text:span><text:span text:style-name="T4">=</text:span><text:span text:style-name="T8">0</text:span><text:span text:style-name="T4">,</text:span></text:p>
      <text:p text:style-name="P1"><text:span text:style-name="T1"><text:tab/><text:tab/><text:tab/><text:tab/><text:tab/>image</text:span><text:span text:style-name="T4">=</text:span><text:span text:style-name="T1">Utils</text:span><text:span text:style-name="T4">.</text:span><text:span text:style-name="T1">icons</text:span><text:span text:style-name="T4">[</text:span><text:span text:style-name="T6">"empty"</text:span><text:span text:style-name="T4">],</text:span></text:p>
      <text:p text:style-name="P1"><text:span text:style-name="T1"><text:tab/><text:tab/><text:tab/><text:tab/><text:tab/>compound</text:span><text:span text:style-name="T4">=</text:span><text:span text:style-name="T1">LEFT</text:span><text:span text:style-name="T4">,</text:span></text:p>
      <text:p text:style-name="P1"><text:span text:style-name="T1"><text:tab/><text:tab/><text:tab/><text:tab/><text:tab/>accelerator</text:span><text:span text:style-name="T4">=</text:span><text:span text:style-name="T6">"Ctrl-E"</text:span><text:span text:style-name="T4">,</text:span></text:p>
      <text:p text:style-name="P1"><text:span text:style-name="T1"><text:tab/><text:tab/><text:tab/><text:tab/><text:tab/>command</text:span><text:span text:style-name="T4">=</text:span><text:span text:style-name="T1">self</text:span><text:span text:style-name="T4">.</text:span><text:span text:style-name="T1">gcodelist</text:span><text:span text:style-name="T4">.</text:span><text:span text:style-name="T1">toggleExpand</text:span><text:span text:style-name="T4">)</text:span></text:p>
      <text:p text:style-name="P1"><text:span text:style-name="T1"><text:tab/><text:tab/>menu</text:span><text:span text:style-name="T4">.</text:span><text:span text:style-name="T1">add_command</text:span><text:span text:style-name="T4">(</text:span><text:span text:style-name="T1">label</text:span><text:span text:style-name="T4">=</text:span><text:span text:style-name="T6">"Visibility"</text:span><text:span text:style-name="T4">,</text:span><text:span text:style-name="T1"> underline</text:span><text:span text:style-name="T4">=</text:span><text:span text:style-name="T8">0</text:span><text:span text:style-name="T4">,</text:span></text:p>
      <text:p text:style-name="P1"><text:span text:style-name="T1"><text:tab/><text:tab/><text:tab/><text:tab/><text:tab/>image</text:span><text:span text:style-name="T4">=</text:span><text:span text:style-name="T1">Utils</text:span><text:span text:style-name="T4">.</text:span><text:span text:style-name="T1">icons</text:span><text:span text:style-name="T4">[</text:span><text:span text:style-name="T6">"empty"</text:span><text:span text:style-name="T4">],</text:span></text:p>
      <text:p text:style-name="P1"><text:span text:style-name="T1"><text:tab/><text:tab/><text:tab/><text:tab/><text:tab/>compound</text:span><text:span text:style-name="T4">=</text:span><text:span text:style-name="T1">LEFT</text:span><text:span text:style-name="T4">,</text:span></text:p>
      <text:p text:style-name="P1"><text:span text:style-name="T1"><text:tab/><text:tab/><text:tab/><text:tab/><text:tab/>accelerator</text:span><text:span text:style-name="T4">=</text:span><text:span text:style-name="T6">"Ctrl-L"</text:span><text:span text:style-name="T4">,</text:span></text:p>
      <text:p text:style-name="P1"><text:span text:style-name="T1"><text:tab/><text:tab/><text:tab/><text:tab/><text:tab/>command</text:span><text:span text:style-name="T4">=</text:span><text:span text:style-name="T1">self</text:span><text:span text:style-name="T4">.</text:span><text:span text:style-name="T1">gcodelist</text:span><text:span text:style-name="T4">.</text:span><text:span text:style-name="T1">toggleEnable</text:span><text:span text:style-name="T4">)</text:span></text:p>
      <text:p text:style-name="P4"/>
      <text:p text:style-name="P1"><text:span text:style-name="T1"><text:tab/><text:tab/></text:span><text:span text:style-name="T10"># -----------------</text:span></text:p>
      <text:p text:style-name="P1"><text:span text:style-name="T1"><text:tab/><text:tab/>menu</text:span><text:span text:style-name="T4">.</text:span><text:span text:style-name="T1">add_separator</text:span><text:span text:style-name="T4">()</text:span></text:p>
      <text:p text:style-name="P4"/>
      <text:p text:style-name="P1"><text:span text:style-name="T1"><text:tab/><text:tab/>menu</text:span><text:span text:style-name="T4">.</text:span><text:span text:style-name="T1">add_checkbutton</text:span><text:span text:style-name="T4">(</text:span><text:span text:style-name="T1">label</text:span><text:span text:style-name="T4">=</text:span><text:span text:style-name="T6">"Axes"</text:span><text:span text:style-name="T4">,</text:span><text:span text:style-name="T1"> underline</text:span><text:span text:style-name="T4">=</text:span><text:span text:style-name="T8">0</text:span><text:span text:style-name="T4">,</text:span></text:p>
      <text:p text:style-name="P1"><text:span text:style-name="T1"><text:tab/><text:tab/><text:tab/><text:tab/><text:tab/>variable</text:span><text:span text:style-name="T4">=</text:span><text:span text:style-name="T1">self</text:span><text:span text:style-name="T4">.</text:span><text:span text:style-name="T1">draw_axes</text:span><text:span text:style-name="T4">,</text:span></text:p>
      <text:p text:style-name="P1"><text:span text:style-name="T1"><text:tab/><text:tab/><text:tab/><text:tab/><text:tab/>command</text:span><text:span text:style-name="T4">=</text:span><text:span text:style-name="T1">self</text:span><text:span text:style-name="T4">.</text:span><text:span text:style-name="T1">toggleDrawFlag</text:span><text:span text:style-name="T4">)</text:span></text:p>
      <text:p text:style-name="P4"/>
      <text:p text:style-name="P1"><text:span text:style-name="T1"><text:tab/><text:tab/>menu</text:span><text:span text:style-name="T4">.</text:span><text:span text:style-name="T1">add_checkbutton</text:span><text:span text:style-name="T4">(</text:span><text:span text:style-name="T1">label</text:span><text:span text:style-name="T4">=</text:span><text:span text:style-name="T6">"Grid"</text:span><text:span text:style-name="T4">,</text:span><text:span text:style-name="T1"> underline</text:span><text:span text:style-name="T4">=</text:span><text:span text:style-name="T8">0</text:span><text:span text:style-name="T4">,</text:span></text:p>
      <text:p text:style-name="P1"><text:span text:style-name="T1"><text:tab/><text:tab/><text:tab/><text:tab/><text:tab/>variable</text:span><text:span text:style-name="T4">=</text:span><text:span text:style-name="T1">self</text:span><text:span text:style-name="T4">.</text:span><text:span text:style-name="T1">draw_grid</text:span><text:span text:style-name="T4">,</text:span></text:p>
      <text:p text:style-name="P1"><text:span text:style-name="T1"><text:tab/><text:tab/><text:tab/><text:tab/><text:tab/>command</text:span><text:span text:style-name="T4">=</text:span><text:span text:style-name="T1">self</text:span><text:span text:style-name="T4">.</text:span><text:span text:style-name="T1">toggleDrawFlag</text:span><text:span text:style-name="T4">)</text:span></text:p>
      <text:p text:style-name="P4"/>
      <text:p text:style-name="P1"><text:span text:style-name="T1"><text:tab/><text:tab/>menu</text:span><text:span text:style-name="T4">.</text:span><text:span text:style-name="T1">add_checkbutton</text:span><text:span text:style-name="T4">(</text:span><text:span text:style-name="T1">label</text:span><text:span text:style-name="T4">=</text:span><text:span text:style-name="T6">"Margin"</text:span><text:span text:style-name="T4">,</text:span><text:span text:style-name="T1"> underline</text:span><text:span text:style-name="T4">=</text:span><text:span text:style-name="T8">0</text:span><text:span text:style-name="T4">,</text:span></text:p>
      <text:p text:style-name="P1"><text:span text:style-name="T1"><text:tab/><text:tab/><text:tab/><text:tab/><text:tab/>variable</text:span><text:span text:style-name="T4">=</text:span><text:span text:style-name="T1">self</text:span><text:span text:style-name="T4">.</text:span><text:span text:style-name="T1">draw_margin</text:span><text:span text:style-name="T4">,</text:span></text:p>
      <text:p text:style-name="P1"><text:span text:style-name="T1"><text:tab/><text:tab/><text:tab/><text:tab/><text:tab/>command</text:span><text:span text:style-name="T4">=</text:span><text:span text:style-name="T1">self</text:span><text:span text:style-name="T4">.</text:span><text:span text:style-name="T1">toggleDrawFlag</text:span><text:span text:style-name="T4">)</text:span></text:p>
      <text:p text:style-name="P4"/>
      <text:p text:style-name="P1"><text:span text:style-name="T1"><text:tab/><text:tab/>menu</text:span><text:span text:style-name="T4">.</text:span><text:span text:style-name="T1">add_checkbutton</text:span><text:span text:style-name="T4">(</text:span><text:span text:style-name="T1">label</text:span><text:span text:style-name="T4">=</text:span><text:span text:style-name="T6">"Paths (G1,G2,G3)"</text:span><text:span text:style-name="T4">,</text:span><text:span text:style-name="T1"> underline</text:span><text:span text:style-name="T4">=</text:span><text:span text:style-name="T8">0</text:span><text:span text:style-name="T4">,</text:span></text:p>
      <text:p text:style-name="P1"><text:span text:style-name="T1"><text:tab/><text:tab/><text:tab/><text:tab/><text:tab/>variable</text:span><text:span text:style-name="T4">=</text:span><text:span text:style-name="T1">self</text:span><text:span text:style-name="T4">.</text:span><text:span text:style-name="T1">draw_paths</text:span><text:span text:style-name="T4">,</text:span></text:p>
      <text:p text:style-name="P1"><text:span text:style-name="T1"><text:tab/><text:tab/><text:tab/><text:tab/><text:tab/>command</text:span><text:span text:style-name="T4">=</text:span><text:span text:style-name="T1">self</text:span><text:span text:style-name="T4">.</text:span><text:span text:style-name="T1">toggleDrawFlag</text:span><text:span text:style-name="T4">)</text:span></text:p>
      <text:p text:style-name="P4"/>
      <text:p text:style-name="P1"><text:span text:style-name="T1"><text:tab/><text:tab/>menu</text:span><text:span text:style-name="T4">.</text:span><text:span text:style-name="T1">add_checkbutton</text:span><text:span text:style-name="T4">(</text:span><text:span text:style-name="T1">label</text:span><text:span text:style-name="T4">=</text:span><text:span text:style-name="T6">"Probe"</text:span><text:span text:style-name="T4">,</text:span><text:span text:style-name="T1"> underline</text:span><text:span text:style-name="T4">=</text:span><text:span text:style-name="T8">0</text:span><text:span text:style-name="T4">,</text:span></text:p>
      <text:p text:style-name="P1"><text:span text:style-name="T1"><text:tab/><text:tab/><text:tab/><text:tab/><text:tab/>variable</text:span><text:span text:style-name="T4">=</text:span><text:span text:style-name="T1">self</text:span><text:span text:style-name="T4">.</text:span><text:span text:style-name="T1">draw_probe</text:span><text:span text:style-name="T4">,</text:span></text:p>
      <text:p text:style-name="P1"><text:span text:style-name="T1"><text:tab/><text:tab/><text:tab/><text:tab/><text:tab/>command</text:span><text:span text:style-name="T4">=</text:span><text:span text:style-name="T1">self</text:span><text:span text:style-name="T4">.</text:span><text:span text:style-name="T1">toggleDrawFlag</text:span><text:span text:style-name="T4">)</text:span></text:p>
      <text:p text:style-name="P4"/>
      <text:p text:style-name="P1"><text:span text:style-name="T1"><text:tab/><text:tab/>menu</text:span><text:span text:style-name="T4">.</text:span><text:span text:style-name="T1">add_checkbutton</text:span><text:span text:style-name="T4">(</text:span><text:span text:style-name="T1">label</text:span><text:span text:style-name="T4">=</text:span><text:span text:style-name="T6">"Rapid Motion (G0)"</text:span><text:span text:style-name="T4">,</text:span><text:span text:style-name="T1"> underline</text:span><text:span text:style-name="T4">=</text:span><text:span text:style-name="T8">0</text:span><text:span text:style-name="T4">,</text:span></text:p>
      <text:p text:style-name="P1"><text:span text:style-name="T1"><text:tab/><text:tab/><text:tab/><text:tab/><text:tab/>variable</text:span><text:span text:style-name="T4">=</text:span><text:span text:style-name="T1">self</text:span><text:span text:style-name="T4">.</text:span><text:span text:style-name="T1">draw_rapid</text:span><text:span text:style-name="T4">,</text:span></text:p>
      <text:p text:style-name="P1"><text:span text:style-name="T1"><text:tab/><text:tab/><text:tab/><text:tab/><text:tab/>command</text:span><text:span text:style-name="T4">=</text:span><text:span text:style-name="T1">self</text:span><text:span text:style-name="T4">.</text:span><text:span text:style-name="T1">toggleDrawFlag</text:span><text:span text:style-name="T4">)</text:span></text:p>
      <text:p text:style-name="P4"/>
      <text:p text:style-name="P1"><text:span text:style-name="T1"><text:tab/><text:tab/>menu</text:span><text:span text:style-name="T4">.</text:span><text:span text:style-name="T1">add_checkbutton</text:span><text:span text:style-name="T4">(</text:span><text:span text:style-name="T1">label</text:span><text:span text:style-name="T4">=</text:span><text:span text:style-name="T6">"WorkArea"</text:span><text:span text:style-name="T4">,</text:span><text:span text:style-name="T1"> underline</text:span><text:span text:style-name="T4">=</text:span><text:span text:style-name="T8">0</text:span><text:span text:style-name="T4">,</text:span></text:p>
      <text:p text:style-name="P1"><text:span text:style-name="T1"><text:tab/><text:tab/><text:tab/><text:tab/><text:tab/>variable</text:span><text:span text:style-name="T4">=</text:span><text:span text:style-name="T1">self</text:span><text:span text:style-name="T4">.</text:span><text:span text:style-name="T1">draw_workarea</text:span><text:span text:style-name="T4">,</text:span></text:p>
      <text:p text:style-name="P1"><text:span text:style-name="T1"><text:tab/><text:tab/><text:tab/><text:tab/><text:tab/>command</text:span><text:span text:style-name="T4">=</text:span><text:span text:style-name="T1">self</text:span><text:span text:style-name="T4">.</text:span><text:span text:style-name="T1">toggleDrawFlag</text:span><text:span text:style-name="T4">)</text:span></text:p>
      <text:p text:style-name="P4"/>
      <text:p text:style-name="P1"><text:span text:style-name="T1"><text:tab/><text:tab/></text:span><text:span text:style-name="T10"># -----------------</text:span></text:p>
      <text:p text:style-name="P1"><text:span text:style-name="T1"><text:tab/><text:tab/>menu</text:span><text:span text:style-name="T4">.</text:span><text:span text:style-name="T1">add_separator</text:span><text:span text:style-name="T4">()</text:span></text:p>
      <text:p text:style-name="P4"/>
      <text:p text:style-name="P1"><text:span text:style-name="T1"><text:tab/><text:tab/>submenu </text:span><text:span text:style-name="T4">=</text:span><text:span text:style-name="T1"> Menu</text:span><text:span text:style-name="T4">(</text:span><text:span text:style-name="T1">menu</text:span><text:span text:style-name="T4">)</text:span></text:p>
      <text:p text:style-name="P1"><text:span text:style-name="T1"><text:tab/><text:tab/>menu</text:span><text:span text:style-name="T4">.</text:span><text:span text:style-name="T1">add_cascade</text:span><text:span text:style-name="T4">(</text:span><text:span text:style-name="T1">label</text:span><text:span text:style-name="T4">=</text:span><text:span text:style-name="T6">"Projection"</text:span><text:span text:style-name="T4">,</text:span><text:span text:style-name="T1"> underline</text:span><text:span text:style-name="T4">=</text:span><text:span text:style-name="T8">0</text:span><text:span text:style-name="T4">,</text:span><text:span text:style-name="T1"> menu</text:span><text:span text:style-name="T4">=</text:span><text:span text:style-name="T1">submenu</text:span><text:span text:style-name="T4">)</text:span></text:p>
      <text:p text:style-name="P4"/>
      <text:p text:style-name="P1"><text:span text:style-name="T1"><text:tab/><text:tab/>submenu</text:span><text:span text:style-name="T4">.</text:span><text:span text:style-name="T1">add_radiobutton</text:span><text:span text:style-name="T4">(</text:span><text:span text:style-name="T1">label</text:span><text:span text:style-name="T4">=</text:span><text:span text:style-name="T6">"X-Y"</text:span><text:span text:style-name="T4">,</text:span><text:span text:style-name="T1"> underline</text:span><text:span text:style-name="T4">=</text:span><text:span text:style-name="T8">0</text:span><text:span text:style-name="T4">,</text:span></text:p>
      <text:p text:style-name="P1"><text:span text:style-name="T1"><text:tab/><text:tab/><text:tab/><text:tab/><text:tab/>accelerator</text:span><text:span text:style-name="T4">=</text:span><text:span text:style-name="T6">"F3"</text:span><text:span text:style-name="T4">,</text:span></text:p>
      <text:p text:style-name="P1"><text:span text:style-name="T1"><text:tab/><text:tab/><text:tab/><text:tab/><text:tab/>value</text:span><text:span text:style-name="T4">=</text:span><text:span text:style-name="T1">CNCCanvas</text:span><text:span text:style-name="T4">.</text:span><text:span text:style-name="T1">VIEWS</text:span><text:span text:style-name="T4">[</text:span><text:span text:style-name="T1">CNCCanvas</text:span><text:span text:style-name="T4">.</text:span><text:span text:style-name="T1">VIEW_XY</text:span><text:span text:style-name="T4">],</text:span></text:p>
      <text:p text:style-name="P1"><text:span text:style-name="T1"><text:tab/><text:tab/><text:tab/><text:tab/><text:tab/>variable</text:span><text:span text:style-name="T4">=</text:span><text:span text:style-name="T1">self</text:span><text:span text:style-name="T4">.</text:span><text:span text:style-name="T1">view</text:span><text:span text:style-name="T4">)</text:span></text:p>
      <text:p text:style-name="P4"/>
      <text:p text:style-name="P1"><text:span text:style-name="T1"><text:tab/><text:tab/>submenu</text:span><text:span text:style-name="T4">.</text:span><text:span text:style-name="T1">add_radiobutton</text:span><text:span text:style-name="T4">(</text:span><text:span text:style-name="T1">label</text:span><text:span text:style-name="T4">=</text:span><text:span text:style-name="T6">"X-Z"</text:span><text:span text:style-name="T4">,</text:span><text:span text:style-name="T1"> underline</text:span><text:span text:style-name="T4">=</text:span><text:span text:style-name="T8">2</text:span><text:span text:style-name="T4">,</text:span></text:p>
      <text:p text:style-name="P1"><text:soft-page-break/><text:span text:style-name="T1"><text:tab/><text:tab/><text:tab/><text:tab/><text:tab/>accelerator</text:span><text:span text:style-name="T4">=</text:span><text:span text:style-name="T6">"F4"</text:span><text:span text:style-name="T4">,</text:span></text:p>
      <text:p text:style-name="P1"><text:span text:style-name="T1"><text:tab/><text:tab/><text:tab/><text:tab/><text:tab/>value</text:span><text:span text:style-name="T4">=</text:span><text:span text:style-name="T1">CNCCanvas</text:span><text:span text:style-name="T4">.</text:span><text:span text:style-name="T1">VIEWS</text:span><text:span text:style-name="T4">[</text:span><text:span text:style-name="T1">CNCCanvas</text:span><text:span text:style-name="T4">.</text:span><text:span text:style-name="T1">VIEW_XZ</text:span><text:span text:style-name="T4">],</text:span></text:p>
      <text:p text:style-name="P1"><text:span text:style-name="T1"><text:tab/><text:tab/><text:tab/><text:tab/><text:tab/>variable</text:span><text:span text:style-name="T4">=</text:span><text:span text:style-name="T1">self</text:span><text:span text:style-name="T4">.</text:span><text:span text:style-name="T1">view</text:span><text:span text:style-name="T4">)</text:span></text:p>
      <text:p text:style-name="P4"/>
      <text:p text:style-name="P1"><text:span text:style-name="T1"><text:tab/><text:tab/>submenu</text:span><text:span text:style-name="T4">.</text:span><text:span text:style-name="T1">add_radiobutton</text:span><text:span text:style-name="T4">(</text:span><text:span text:style-name="T1">label</text:span><text:span text:style-name="T4">=</text:span><text:span text:style-name="T6">"Y-Z"</text:span><text:span text:style-name="T4">,</text:span><text:span text:style-name="T1"> underline</text:span><text:span text:style-name="T4">=</text:span><text:span text:style-name="T8">0</text:span><text:span text:style-name="T4">,</text:span></text:p>
      <text:p text:style-name="P1"><text:span text:style-name="T1"><text:tab/><text:tab/><text:tab/><text:tab/><text:tab/>accelerator</text:span><text:span text:style-name="T4">=</text:span><text:span text:style-name="T6">"F5"</text:span><text:span text:style-name="T4">,</text:span></text:p>
      <text:p text:style-name="P1"><text:span text:style-name="T1"><text:tab/><text:tab/><text:tab/><text:tab/><text:tab/>value</text:span><text:span text:style-name="T4">=</text:span><text:span text:style-name="T1">CNCCanvas</text:span><text:span text:style-name="T4">.</text:span><text:span text:style-name="T1">VIEWS</text:span><text:span text:style-name="T4">[</text:span><text:span text:style-name="T1">CNCCanvas</text:span><text:span text:style-name="T4">.</text:span><text:span text:style-name="T1">VIEW_YZ</text:span><text:span text:style-name="T4">],</text:span></text:p>
      <text:p text:style-name="P1"><text:span text:style-name="T1"><text:tab/><text:tab/><text:tab/><text:tab/><text:tab/>variable</text:span><text:span text:style-name="T4">=</text:span><text:span text:style-name="T1">self</text:span><text:span text:style-name="T4">.</text:span><text:span text:style-name="T1">view</text:span><text:span text:style-name="T4">)</text:span></text:p>
      <text:p text:style-name="P4"/>
      <text:p text:style-name="P1"><text:span text:style-name="T1"><text:tab/><text:tab/>submenu</text:span><text:span text:style-name="T4">.</text:span><text:span text:style-name="T1">add_radiobutton</text:span><text:span text:style-name="T4">(</text:span><text:span text:style-name="T1">label</text:span><text:span text:style-name="T4">=</text:span><text:span text:style-name="T6">"ISO 1"</text:span><text:span text:style-name="T4">,</text:span><text:span text:style-name="T1"> underline</text:span><text:span text:style-name="T4">=</text:span><text:span text:style-name="T8">4</text:span><text:span text:style-name="T4">,</text:span></text:p>
      <text:p text:style-name="P1"><text:span text:style-name="T1"><text:tab/><text:tab/><text:tab/><text:tab/><text:tab/>accelerator</text:span><text:span text:style-name="T4">=</text:span><text:span text:style-name="T6">"F6"</text:span><text:span text:style-name="T4">,</text:span></text:p>
      <text:p text:style-name="P1"><text:span text:style-name="T1"><text:tab/><text:tab/><text:tab/><text:tab/><text:tab/>value</text:span><text:span text:style-name="T4">=</text:span><text:span text:style-name="T1">CNCCanvas</text:span><text:span text:style-name="T4">.</text:span><text:span text:style-name="T1">VIEWS</text:span><text:span text:style-name="T4">[</text:span><text:span text:style-name="T1">CNCCanvas</text:span><text:span text:style-name="T4">.</text:span><text:span text:style-name="T1">VIEW_ISO1</text:span><text:span text:style-name="T4">],</text:span></text:p>
      <text:p text:style-name="P1"><text:span text:style-name="T1"><text:tab/><text:tab/><text:tab/><text:tab/><text:tab/>variable</text:span><text:span text:style-name="T4">=</text:span><text:span text:style-name="T1">self</text:span><text:span text:style-name="T4">.</text:span><text:span text:style-name="T1">view</text:span><text:span text:style-name="T4">)</text:span></text:p>
      <text:p text:style-name="P4"/>
      <text:p text:style-name="P1"><text:span text:style-name="T1"><text:tab/><text:tab/>submenu</text:span><text:span text:style-name="T4">.</text:span><text:span text:style-name="T1">add_radiobutton</text:span><text:span text:style-name="T4">(</text:span><text:span text:style-name="T1">label</text:span><text:span text:style-name="T4">=</text:span><text:span text:style-name="T6">"ISO 2"</text:span><text:span text:style-name="T4">,</text:span><text:span text:style-name="T1"> underline</text:span><text:span text:style-name="T4">=</text:span><text:span text:style-name="T8">4</text:span><text:span text:style-name="T4">,</text:span></text:p>
      <text:p text:style-name="P1"><text:span text:style-name="T1"><text:tab/><text:tab/><text:tab/><text:tab/><text:tab/>accelerator</text:span><text:span text:style-name="T4">=</text:span><text:span text:style-name="T6">"F7"</text:span><text:span text:style-name="T4">,</text:span></text:p>
      <text:p text:style-name="P1"><text:span text:style-name="T1"><text:tab/><text:tab/><text:tab/><text:tab/><text:tab/>value</text:span><text:span text:style-name="T4">=</text:span><text:span text:style-name="T1">CNCCanvas</text:span><text:span text:style-name="T4">.</text:span><text:span text:style-name="T1">VIEWS</text:span><text:span text:style-name="T4">[</text:span><text:span text:style-name="T1">CNCCanvas</text:span><text:span text:style-name="T4">.</text:span><text:span text:style-name="T1">VIEW_ISO2</text:span><text:span text:style-name="T4">],</text:span></text:p>
      <text:p text:style-name="P1"><text:span text:style-name="T1"><text:tab/><text:tab/><text:tab/><text:tab/><text:tab/>variable</text:span><text:span text:style-name="T4">=</text:span><text:span text:style-name="T1">self</text:span><text:span text:style-name="T4">.</text:span><text:span text:style-name="T1">view</text:span><text:span text:style-name="T4">)</text:span></text:p>
      <text:p text:style-name="P4"/>
      <text:p text:style-name="P1"><text:span text:style-name="T1"><text:tab/><text:tab/>submenu</text:span><text:span text:style-name="T4">.</text:span><text:span text:style-name="T1">add_radiobutton</text:span><text:span text:style-name="T4">(</text:span><text:span text:style-name="T1">label</text:span><text:span text:style-name="T4">=</text:span><text:span text:style-name="T6">"ISO 3"</text:span><text:span text:style-name="T4">,</text:span><text:span text:style-name="T1"> underline</text:span><text:span text:style-name="T4">=</text:span><text:span text:style-name="T8">4</text:span><text:span text:style-name="T4">,</text:span></text:p>
      <text:p text:style-name="P1"><text:span text:style-name="T1"><text:tab/><text:tab/><text:tab/><text:tab/><text:tab/>accelerator</text:span><text:span text:style-name="T4">=</text:span><text:span text:style-name="T6">"F8"</text:span><text:span text:style-name="T4">,</text:span></text:p>
      <text:p text:style-name="P1"><text:span text:style-name="T1"><text:tab/><text:tab/><text:tab/><text:tab/><text:tab/>value</text:span><text:span text:style-name="T4">=</text:span><text:span text:style-name="T1">CNCCanvas</text:span><text:span text:style-name="T4">.</text:span><text:span text:style-name="T1">VIEWS</text:span><text:span text:style-name="T4">[</text:span><text:span text:style-name="T1">CNCCanvas</text:span><text:span text:style-name="T4">.</text:span><text:span text:style-name="T1">VIEW_ISO3</text:span><text:span text:style-name="T4">],</text:span></text:p>
      <text:p text:style-name="P1"><text:span text:style-name="T1"><text:tab/><text:tab/><text:tab/><text:tab/><text:tab/>variable</text:span><text:span text:style-name="T4">=</text:span><text:span text:style-name="T1">self</text:span><text:span text:style-name="T4">.</text:span><text:span text:style-name="T1">view</text:span><text:span text:style-name="T4">)</text:span></text:p>
      <text:p text:style-name="P4"/>
      <text:p text:style-name="P1"><text:span text:style-name="T1"><text:tab/><text:tab/></text:span><text:span text:style-name="T10"># About menu</text:span></text:p>
      <text:p text:style-name="P1"><text:span text:style-name="T1"><text:tab/><text:tab/>menu </text:span><text:span text:style-name="T4">=</text:span><text:span text:style-name="T1"> Menu</text:span><text:span text:style-name="T4">(</text:span><text:span text:style-name="T1">menubar</text:span><text:span text:style-name="T4">)</text:span></text:p>
      <text:p text:style-name="P1"><text:span text:style-name="T1"><text:tab/><text:tab/>menubar</text:span><text:span text:style-name="T4">.</text:span><text:span text:style-name="T1">add_cascade</text:span><text:span text:style-name="T4">(</text:span><text:span text:style-name="T1">label</text:span><text:span text:style-name="T4">=</text:span><text:span text:style-name="T6">"Pendant"</text:span><text:span text:style-name="T4">,</text:span><text:span text:style-name="T1"> underline</text:span><text:span text:style-name="T4">=</text:span><text:span text:style-name="T8">0</text:span><text:span text:style-name="T4">,</text:span><text:span text:style-name="T1"> menu</text:span><text:span text:style-name="T4">=</text:span><text:span text:style-name="T1">menu</text:span><text:span text:style-name="T4">)</text:span></text:p>
      <text:p text:style-name="P4"/>
      <text:p text:style-name="P1"><text:span text:style-name="T1"><text:tab/><text:tab/>menu</text:span><text:span text:style-name="T4">.</text:span><text:span text:style-name="T1">add_command</text:span><text:span text:style-name="T4">(</text:span><text:span text:style-name="T1">label</text:span><text:span text:style-name="T4">=</text:span><text:span text:style-name="T6">"Start"</text:span><text:span text:style-name="T4">,</text:span><text:span text:style-name="T1"> underline</text:span><text:span text:style-name="T4">=</text:span><text:span text:style-name="T8">0</text:span><text:span text:style-name="T4">,</text:span></text:p>
      <text:p text:style-name="P1"><text:span text:style-name="T1"><text:tab/><text:tab/><text:tab/><text:tab/><text:tab/>image</text:span><text:span text:style-name="T4">=</text:span><text:span text:style-name="T1">Utils</text:span><text:span text:style-name="T4">.</text:span><text:span text:style-name="T1">icons</text:span><text:span text:style-name="T4">[</text:span><text:span text:style-name="T6">"start"</text:span><text:span text:style-name="T4">],</text:span></text:p>
      <text:p text:style-name="P1"><text:span text:style-name="T1"><text:tab/><text:tab/><text:tab/><text:tab/><text:tab/>compound</text:span><text:span text:style-name="T4">=</text:span><text:span text:style-name="T1">LEFT</text:span><text:span text:style-name="T4">,</text:span></text:p>
      <text:p text:style-name="P1"><text:span text:style-name="T1"><text:tab/><text:tab/><text:tab/><text:tab/><text:tab/>command</text:span><text:span text:style-name="T4">=</text:span><text:span text:style-name="T1">self</text:span><text:span text:style-name="T4">.</text:span><text:span text:style-name="T1">startPendant</text:span><text:span text:style-name="T4">)</text:span></text:p>
      <text:p text:style-name="P4"/>
      <text:p text:style-name="P1"><text:span text:style-name="T1"><text:tab/><text:tab/>menu</text:span><text:span text:style-name="T4">.</text:span><text:span text:style-name="T1">add_command</text:span><text:span text:style-name="T4">(</text:span><text:span text:style-name="T1">label</text:span><text:span text:style-name="T4">=</text:span><text:span text:style-name="T6">"Stop"</text:span><text:span text:style-name="T4">,</text:span><text:span text:style-name="T1"> underline</text:span><text:span text:style-name="T4">=</text:span><text:span text:style-name="T8">0</text:span><text:span text:style-name="T4">,</text:span></text:p>
      <text:p text:style-name="P1"><text:span text:style-name="T1"><text:tab/><text:tab/><text:tab/><text:tab/><text:tab/>image</text:span><text:span text:style-name="T4">=</text:span><text:span text:style-name="T1">Utils</text:span><text:span text:style-name="T4">.</text:span><text:span text:style-name="T1">icons</text:span><text:span text:style-name="T4">[</text:span><text:span text:style-name="T6">"stop"</text:span><text:span text:style-name="T4">],</text:span></text:p>
      <text:p text:style-name="P1"><text:span text:style-name="T1"><text:tab/><text:tab/><text:tab/><text:tab/><text:tab/>compound</text:span><text:span text:style-name="T4">=</text:span><text:span text:style-name="T1">LEFT</text:span><text:span text:style-name="T4">,</text:span></text:p>
      <text:p text:style-name="P1"><text:span text:style-name="T1"><text:tab/><text:tab/><text:tab/><text:tab/><text:tab/>command</text:span><text:span text:style-name="T4">=</text:span><text:span text:style-name="T1">self</text:span><text:span text:style-name="T4">.</text:span><text:span text:style-name="T1">stopPendant</text:span><text:span text:style-name="T4">)</text:span></text:p>
      <text:p text:style-name="P4"/>
      <text:p text:style-name="P1"><text:span text:style-name="T1"><text:tab/><text:tab/></text:span><text:span text:style-name="T10"># About menu</text:span></text:p>
      <text:p text:style-name="P1"><text:span text:style-name="T1"><text:tab/><text:tab/>menu </text:span><text:span text:style-name="T4">=</text:span><text:span text:style-name="T1"> Menu</text:span><text:span text:style-name="T4">(</text:span><text:span text:style-name="T1">menubar</text:span><text:span text:style-name="T4">)</text:span></text:p>
      <text:p text:style-name="P1"><text:span text:style-name="T1"><text:tab/><text:tab/>menubar</text:span><text:span text:style-name="T4">.</text:span><text:span text:style-name="T1">add_cascade</text:span><text:span text:style-name="T4">(</text:span><text:span text:style-name="T1">label</text:span><text:span text:style-name="T4">=</text:span><text:span text:style-name="T6">"About"</text:span><text:span text:style-name="T4">,</text:span><text:span text:style-name="T1"> underline</text:span><text:span text:style-name="T4">=</text:span><text:span text:style-name="T8">0</text:span><text:span text:style-name="T4">,</text:span><text:span text:style-name="T1"> menu</text:span><text:span text:style-name="T4">=</text:span><text:span text:style-name="T1">menu</text:span><text:span text:style-name="T4">)</text:span></text:p>
      <text:p text:style-name="P4"/>
      <text:p text:style-name="P1"><text:span text:style-name="T1"><text:tab/><text:tab/>menu</text:span><text:span text:style-name="T4">.</text:span><text:span text:style-name="T1">add_command</text:span><text:span text:style-name="T4">(</text:span><text:span text:style-name="T1">label</text:span><text:span text:style-name="T4">=</text:span><text:span text:style-name="T6">"Report"</text:span><text:span text:style-name="T4">,</text:span><text:span text:style-name="T1"> underline</text:span><text:span text:style-name="T4">=</text:span><text:span text:style-name="T8">0</text:span><text:span text:style-name="T4">,</text:span></text:p>
      <text:p text:style-name="P1"><text:span text:style-name="T1"><text:tab/><text:tab/><text:tab/><text:tab/><text:tab/>image</text:span><text:span text:style-name="T4">=</text:span><text:span text:style-name="T1">Utils</text:span><text:span text:style-name="T4">.</text:span><text:span text:style-name="T1">icons</text:span><text:span text:style-name="T4">[</text:span><text:span text:style-name="T6">"empty"</text:span><text:span text:style-name="T4">],</text:span></text:p>
      <text:p text:style-name="P1"><text:span text:style-name="T1"><text:tab/><text:tab/><text:tab/><text:tab/><text:tab/>compound</text:span><text:span text:style-name="T4">=</text:span><text:span text:style-name="T1">LEFT</text:span><text:span text:style-name="T4">,</text:span></text:p>
      <text:p text:style-name="P1"><text:span text:style-name="T1"><text:tab/><text:tab/><text:tab/><text:tab/><text:tab/>command</text:span><text:span text:style-name="T4">=</text:span><text:span text:style-name="T1">self</text:span><text:span text:style-name="T4">.</text:span><text:span text:style-name="T1">reportDialog</text:span><text:span text:style-name="T4">)</text:span></text:p>
      <text:p text:style-name="P4"/>
      <text:p text:style-name="P1"><text:span text:style-name="T1"><text:tab/><text:tab/>menu</text:span><text:span text:style-name="T4">.</text:span><text:span text:style-name="T1">add_command</text:span><text:span text:style-name="T4">(</text:span><text:span text:style-name="T1">label</text:span><text:span text:style-name="T4">=</text:span><text:span text:style-name="T6">"About"</text:span><text:span text:style-name="T4">,</text:span><text:span text:style-name="T1"> underline</text:span><text:span text:style-name="T4">=</text:span><text:span text:style-name="T8">0</text:span><text:span text:style-name="T4">,</text:span></text:p>
      <text:p text:style-name="P1"><text:span text:style-name="T1"><text:tab/><text:tab/><text:tab/><text:tab/><text:tab/>image</text:span><text:span text:style-name="T4">=</text:span><text:span text:style-name="T1">Utils</text:span><text:span text:style-name="T4">.</text:span><text:span text:style-name="T1">icons</text:span><text:span text:style-name="T4">[</text:span><text:span text:style-name="T6">"about"</text:span><text:span text:style-name="T4">],</text:span></text:p>
      <text:p text:style-name="P1"><text:span text:style-name="T1"><text:tab/><text:tab/><text:tab/><text:tab/><text:tab/>compound</text:span><text:span text:style-name="T4">=</text:span><text:span text:style-name="T1">LEFT</text:span><text:span text:style-name="T4">,</text:span></text:p>
      <text:p text:style-name="P1"><text:span text:style-name="T1"><text:tab/><text:tab/><text:tab/><text:tab/><text:tab/>command</text:span><text:span text:style-name="T4">=</text:span><text:span text:style-name="T1">self</text:span><text:span text:style-name="T4">.</text:span><text:span text:style-name="T1">about</text:span><text:span text:style-name="T4">)</text:span></text:p>
      <text:p text:style-name="P4"/>
      <text:p text:style-name="P1"><text:span text:style-name="T1"><text:tab/></text:span><text:span text:style-name="T10">#----------------------------------------------------------------------</text:span></text:p>
      <text:p text:style-name="P1"><text:span text:style-name="T1"><text:tab/></text:span><text:span text:style-name="T7">def</text:span><text:span text:style-name="T1"> </text:span><text:span text:style-name="T11">quit</text:span><text:span text:style-name="T4">(</text:span><text:span text:style-name="T1">self</text:span><text:span text:style-name="T4">,</text:span><text:span text:style-name="T1"> event</text:span><text:span text:style-name="T4">=</text:span><text:span text:style-name="T7">None</text:span><text:span text:style-name="T4">):</text:span></text:p>
      <text:p text:style-name="P1"><text:span text:style-name="T1"><text:tab/><text:tab/></text:span><text:span text:style-name="T7">global</text:span><text:span text:style-name="T1"> config</text:span></text:p>
      <text:p text:style-name="P4"/>
      <text:p text:style-name="P1"><text:span text:style-name="T1"><text:tab/><text:tab/></text:span><text:span text:style-name="T7">if</text:span><text:span text:style-name="T1"> self</text:span><text:span text:style-name="T4">.</text:span><text:span text:style-name="T1">running </text:span><text:span text:style-name="T7">and</text:span><text:span text:style-name="T1"> self</text:span><text:span text:style-name="T4">.</text:span><text:span text:style-name="T1">_quit</text:span><text:span text:style-name="T4">&lt;</text:span><text:span text:style-name="T8">1</text:span><text:span text:style-name="T4">:</text:span></text:p>
      <text:p text:style-name="P1"><text:span text:style-name="T1"><text:tab/><text:tab/><text:tab/>tkMessageBox</text:span><text:span text:style-name="T4">.</text:span><text:span text:style-name="T1">showinfo</text:span><text:span text:style-name="T4">(</text:span><text:span text:style-name="T6">"Running"</text:span><text:span text:style-name="T4">,</text:span></text:p>
      <text:p text:style-name="P1"><text:span text:style-name="T1"><text:tab/><text:tab/><text:tab/><text:tab/></text:span><text:span text:style-name="T6">"CNC is currently running, please stop it before."</text:span><text:span text:style-name="T4">,</text:span></text:p>
      <text:p text:style-name="P1"><text:span text:style-name="T1"><text:tab/><text:tab/><text:tab/><text:tab/>parent</text:span><text:span text:style-name="T4">=</text:span><text:span text:style-name="T1">self</text:span><text:span text:style-name="T4">)</text:span></text:p>
      <text:p text:style-name="P1"><text:span text:style-name="T1"><text:tab/><text:tab/><text:tab/>self</text:span><text:span text:style-name="T4">.</text:span><text:span text:style-name="T1">_quit </text:span><text:span text:style-name="T4">+=</text:span><text:span text:style-name="T1"> </text:span><text:span text:style-name="T8">1</text:span></text:p>
      <text:p text:style-name="P1"><text:span text:style-name="T1"><text:tab/><text:tab/><text:tab/></text:span><text:span text:style-name="T7">return</text:span></text:p>
      <text:p text:style-name="P1"><text:span text:style-name="T1"><text:tab/><text:tab/></text:span><text:span text:style-name="T7">del</text:span><text:span text:style-name="T1"> self</text:span><text:span text:style-name="T4">.</text:span><text:span text:style-name="T1">widgets</text:span><text:span text:style-name="T4">[:]</text:span></text:p>
      <text:p text:style-name="P4"/>
      <text:p text:style-name="P1"><text:soft-page-break/><text:span text:style-name="T1"><text:tab/><text:tab/></text:span><text:span text:style-name="T7">if</text:span><text:span text:style-name="T1"> self</text:span><text:span text:style-name="T4">.</text:span><text:span text:style-name="T1">gcode</text:span><text:span text:style-name="T4">.</text:span><text:span text:style-name="T1">isModified</text:span><text:span text:style-name="T4">():</text:span></text:p>
      <text:p text:style-name="P1"><text:span text:style-name="T1"><text:tab/><text:tab/><text:tab/></text:span><text:span text:style-name="T10"># file is modified</text:span></text:p>
      <text:p text:style-name="P1"><text:span text:style-name="T1"><text:tab/><text:tab/><text:tab/>ans </text:span><text:span text:style-name="T4">=</text:span><text:span text:style-name="T1"> tkMessageBox</text:span><text:span text:style-name="T4">.</text:span><text:span text:style-name="T1">askquestion</text:span><text:span text:style-name="T4">(</text:span><text:span text:style-name="T6">"File modified"</text:span><text:span text:style-name="T4">,</text:span></text:p>
      <text:p text:style-name="P1"><text:span text:style-name="T1"><text:tab/><text:tab/><text:tab/><text:tab/></text:span><text:span text:style-name="T6">"Gcode was modified do you want to save it first?"</text:span><text:span text:style-name="T4">,</text:span></text:p>
      <text:p text:style-name="P1"><text:span text:style-name="T1"><text:tab/><text:tab/><text:tab/><text:tab/>parent</text:span><text:span text:style-name="T4">=</text:span><text:span text:style-name="T1">self</text:span><text:span text:style-name="T4">)</text:span></text:p>
      <text:p text:style-name="P1"><text:span text:style-name="T1"><text:tab/><text:tab/><text:tab/></text:span><text:span text:style-name="T7">if</text:span><text:span text:style-name="T1"> ans</text:span><text:span text:style-name="T4">==</text:span><text:span text:style-name="T1">tkMessageBox</text:span><text:span text:style-name="T4">.</text:span><text:span text:style-name="T1">YES </text:span><text:span text:style-name="T7">or</text:span><text:span text:style-name="T1"> ans</text:span><text:span text:style-name="T4">==</text:span><text:span text:style-name="T7">True</text:span><text:span text:style-name="T4">:</text:span></text:p>
      <text:p text:style-name="P1"><text:span text:style-name="T1"><text:tab/><text:tab/><text:tab/><text:tab/>self</text:span><text:span text:style-name="T4">.</text:span><text:span text:style-name="T1">saveDialog</text:span><text:span text:style-name="T4">()</text:span></text:p>
      <text:p text:style-name="P4"/>
      <text:p text:style-name="P1"><text:span text:style-name="T1"><text:tab/><text:tab/>self</text:span><text:span text:style-name="T4">.</text:span><text:span text:style-name="T1">saveConfig</text:span><text:span text:style-name="T4">()</text:span></text:p>
      <text:p text:style-name="P4"/>
      <text:p text:style-name="P1"><text:span text:style-name="T1"><text:tab/><text:tab/>CNCPendant</text:span><text:span text:style-name="T4">.</text:span><text:span text:style-name="T1">stop</text:span><text:span text:style-name="T4">()</text:span></text:p>
      <text:p text:style-name="P1"><text:span text:style-name="T1"><text:tab/><text:tab/>self</text:span><text:span text:style-name="T4">.</text:span><text:span text:style-name="T1">destroy</text:span><text:span text:style-name="T4">()</text:span></text:p>
      <text:p text:style-name="P1"><text:span text:style-name="T1"><text:tab/><text:tab/></text:span><text:span text:style-name="T7">if</text:span><text:span text:style-name="T1"> Utils</text:span><text:span text:style-name="T4">.</text:span><text:span text:style-name="T1">errors </text:span><text:span text:style-name="T7">and</text:span><text:span text:style-name="T1"> Utils</text:span><text:span text:style-name="T4">.</text:span><text:span text:style-name="T1">_errorReport</text:span><text:span text:style-name="T4">:</text:span></text:p>
      <text:p text:style-name="P1"><text:span text:style-name="T1"><text:tab/><text:tab/><text:tab/>Utils</text:span><text:span text:style-name="T4">.</text:span><text:span text:style-name="T1">ReportDialog</text:span><text:span text:style-name="T4">.</text:span><text:span text:style-name="T1">sendErrorReport</text:span><text:span text:style-name="T4">()</text:span></text:p>
      <text:p text:style-name="P1"><text:span text:style-name="T1"><text:tab/><text:tab/>tk</text:span><text:span text:style-name="T4">.</text:span><text:span text:style-name="T1">destroy</text:span><text:span text:style-name="T4">()</text:span></text:p>
      <text:p text:style-name="P4"/>
      <text:p text:style-name="P1"><text:span text:style-name="T1"><text:tab/></text:span><text:span text:style-name="T10"># ---------------------------------------------------------------------</text:span></text:p>
      <text:p text:style-name="P1"><text:span text:style-name="T1"><text:tab/></text:span><text:span text:style-name="T7">def</text:span><text:span text:style-name="T1"> </text:span><text:span text:style-name="T11">configWidgets</text:span><text:span text:style-name="T4">(</text:span><text:span text:style-name="T1">self</text:span><text:span text:style-name="T4">,</text:span><text:span text:style-name="T1"> var</text:span><text:span text:style-name="T4">,</text:span><text:span text:style-name="T1"> value</text:span><text:span text:style-name="T4">):</text:span></text:p>
      <text:p text:style-name="P1"><text:span text:style-name="T1"><text:tab/><text:tab/></text:span><text:span text:style-name="T7">for</text:span><text:span text:style-name="T1"> w </text:span><text:span text:style-name="T7">in</text:span><text:span text:style-name="T1"> self</text:span><text:span text:style-name="T4">.</text:span><text:span text:style-name="T1">widgets</text:span><text:span text:style-name="T4">:</text:span></text:p>
      <text:p text:style-name="P1"><text:span text:style-name="T1"><text:tab/><text:tab/><text:tab/></text:span><text:span text:style-name="T7">if</text:span><text:span text:style-name="T1"> isinstance</text:span><text:span text:style-name="T4">(</text:span><text:span text:style-name="T1">w</text:span><text:span text:style-name="T4">,</text:span><text:span text:style-name="T1">tuple</text:span><text:span text:style-name="T4">):</text:span></text:p>
      <text:p text:style-name="P1"><text:span text:style-name="T1"><text:tab/><text:tab/><text:tab/><text:tab/></text:span><text:span text:style-name="T7">try</text:span><text:span text:style-name="T4">:</text:span></text:p>
      <text:p text:style-name="P1"><text:span text:style-name="T1"><text:tab/><text:tab/><text:tab/><text:tab/><text:tab/>w</text:span><text:span text:style-name="T4">[</text:span><text:span text:style-name="T8">0</text:span><text:span text:style-name="T4">].</text:span><text:span text:style-name="T1">entryconfig</text:span><text:span text:style-name="T4">(</text:span><text:span text:style-name="T1">w</text:span><text:span text:style-name="T4">[</text:span><text:span text:style-name="T8">1</text:span><text:span text:style-name="T4">],</text:span><text:span text:style-name="T1"> state</text:span><text:span text:style-name="T4">=</text:span><text:span text:style-name="T1">value</text:span><text:span text:style-name="T4">)</text:span></text:p>
      <text:p text:style-name="P1"><text:span text:style-name="T1"><text:tab/><text:tab/><text:tab/><text:tab/></text:span><text:span text:style-name="T7">except</text:span><text:span text:style-name="T1"> TclError</text:span><text:span text:style-name="T4">:</text:span></text:p>
      <text:p text:style-name="P1"><text:span text:style-name="T1"><text:tab/><text:tab/><text:tab/><text:tab/><text:tab/></text:span><text:span text:style-name="T7">pass</text:span></text:p>
      <text:p text:style-name="P1"><text:span text:style-name="T1"><text:tab/><text:tab/><text:tab/></text:span><text:span text:style-name="T7">elif</text:span><text:span text:style-name="T1"> isinstance</text:span><text:span text:style-name="T4">(</text:span><text:span text:style-name="T1">w</text:span><text:span text:style-name="T4">,</text:span><text:span text:style-name="T1">tkExtra</text:span><text:span text:style-name="T4">.</text:span><text:span text:style-name="T1">Combobox</text:span><text:span text:style-name="T4">):</text:span></text:p>
      <text:p text:style-name="P1"><text:span text:style-name="T1"><text:tab/><text:tab/><text:tab/><text:tab/>w</text:span><text:span text:style-name="T4">.</text:span><text:span text:style-name="T1">configure</text:span><text:span text:style-name="T4">(</text:span><text:span text:style-name="T1">state</text:span><text:span text:style-name="T4">=</text:span><text:span text:style-name="T1">value</text:span><text:span text:style-name="T4">)</text:span></text:p>
      <text:p text:style-name="P1"><text:span text:style-name="T1"><text:tab/><text:tab/><text:tab/></text:span><text:span text:style-name="T7">else</text:span><text:span text:style-name="T4">:</text:span></text:p>
      <text:p text:style-name="P1"><text:span text:style-name="T1"><text:tab/><text:tab/><text:tab/><text:tab/>w</text:span><text:span text:style-name="T4">[</text:span><text:span text:style-name="T1">var</text:span><text:span text:style-name="T4">]</text:span><text:span text:style-name="T1"> </text:span><text:span text:style-name="T4">=</text:span><text:span text:style-name="T1"> value</text:span></text:p>
      <text:p text:style-name="P4"/>
      <text:p text:style-name="P1"><text:span text:style-name="T1"><text:tab/></text:span><text:span text:style-name="T10"># ---------------------------------------------------------------------</text:span></text:p>
      <text:p text:style-name="P1"><text:span text:style-name="T1"><text:tab/></text:span><text:span text:style-name="T7">def</text:span><text:span text:style-name="T1"> </text:span><text:span text:style-name="T11">busy</text:span><text:span text:style-name="T4">(</text:span><text:span text:style-name="T1">self</text:span><text:span text:style-name="T4">):</text:span></text:p>
      <text:p text:style-name="P1"><text:span text:style-name="T1"><text:tab/><text:tab/></text:span><text:span text:style-name="T7">try</text:span><text:span text:style-name="T4">:</text:span></text:p>
      <text:p text:style-name="P1"><text:span text:style-name="T1"><text:tab/><text:tab/><text:tab/>self</text:span><text:span text:style-name="T4">.</text:span><text:span text:style-name="T1">config</text:span><text:span text:style-name="T4">(</text:span><text:span text:style-name="T1">cursor</text:span><text:span text:style-name="T4">=</text:span><text:span text:style-name="T6">"watch"</text:span><text:span text:style-name="T4">)</text:span></text:p>
      <text:p text:style-name="P1"><text:span text:style-name="T1"><text:tab/><text:tab/><text:tab/>self</text:span><text:span text:style-name="T4">.</text:span><text:span text:style-name="T1">update_idletasks</text:span><text:span text:style-name="T4">()</text:span></text:p>
      <text:p text:style-name="P1"><text:span text:style-name="T1"><text:tab/><text:tab/></text:span><text:span text:style-name="T7">except</text:span><text:span text:style-name="T1"> TclError</text:span><text:span text:style-name="T4">:</text:span></text:p>
      <text:p text:style-name="P1"><text:span text:style-name="T1"><text:tab/><text:tab/><text:tab/></text:span><text:span text:style-name="T7">pass</text:span></text:p>
      <text:p text:style-name="P4"/>
      <text:p text:style-name="P1"><text:span text:style-name="T1"><text:tab/></text:span><text:span text:style-name="T10"># ----------------------------------------------------------------------</text:span></text:p>
      <text:p text:style-name="P1"><text:span text:style-name="T1"><text:tab/></text:span><text:span text:style-name="T7">def</text:span><text:span text:style-name="T1"> </text:span><text:span text:style-name="T11">notBusy</text:span><text:span text:style-name="T4">(</text:span><text:span text:style-name="T1">self</text:span><text:span text:style-name="T4">):</text:span></text:p>
      <text:p text:style-name="P1"><text:span text:style-name="T1"><text:tab/><text:tab/></text:span><text:span text:style-name="T7">try</text:span><text:span text:style-name="T4">:</text:span></text:p>
      <text:p text:style-name="P1"><text:span text:style-name="T1"><text:tab/><text:tab/><text:tab/>self</text:span><text:span text:style-name="T4">.</text:span><text:span text:style-name="T1">config</text:span><text:span text:style-name="T4">(</text:span><text:span text:style-name="T1">cursor</text:span><text:span text:style-name="T4">=</text:span><text:span text:style-name="T6">""</text:span><text:span text:style-name="T4">)</text:span></text:p>
      <text:p text:style-name="P1"><text:span text:style-name="T1"><text:tab/><text:tab/></text:span><text:span text:style-name="T7">except</text:span><text:span text:style-name="T1"> TclError</text:span><text:span text:style-name="T4">:</text:span></text:p>
      <text:p text:style-name="P1"><text:span text:style-name="T1"><text:tab/><text:tab/><text:tab/></text:span><text:span text:style-name="T7">pass</text:span></text:p>
      <text:p text:style-name="P4"/>
      <text:p text:style-name="P1"><text:span text:style-name="T1"><text:tab/></text:span><text:span text:style-name="T10"># ---------------------------------------------------------------------</text:span></text:p>
      <text:p text:style-name="P1"><text:span text:style-name="T1"><text:tab/></text:span><text:span text:style-name="T7">def</text:span><text:span text:style-name="T1"> </text:span><text:span text:style-name="T11">enable</text:span><text:span text:style-name="T4">(</text:span><text:span text:style-name="T1">self</text:span><text:span text:style-name="T4">):</text:span></text:p>
      <text:p text:style-name="P1"><text:span text:style-name="T1"><text:tab/><text:tab/>self</text:span><text:span text:style-name="T4">.</text:span><text:span text:style-name="T1">configWidgets</text:span><text:span text:style-name="T4">(</text:span><text:span text:style-name="T6">"state"</text:span><text:span text:style-name="T4">,</text:span><text:span text:style-name="T1">NORMAL</text:span><text:span text:style-name="T4">)</text:span></text:p>
      <text:p text:style-name="P4"/>
      <text:p text:style-name="P1"><text:span text:style-name="T1"><text:tab/></text:span><text:span text:style-name="T7">def</text:span><text:span text:style-name="T1"> </text:span><text:span text:style-name="T11">disable</text:span><text:span text:style-name="T4">(</text:span><text:span text:style-name="T1">self</text:span><text:span text:style-name="T4">):</text:span></text:p>
      <text:p text:style-name="P1"><text:span text:style-name="T1"><text:tab/><text:tab/>self</text:span><text:span text:style-name="T4">.</text:span><text:span text:style-name="T1">configWidgets</text:span><text:span text:style-name="T4">(</text:span><text:span text:style-name="T6">"state"</text:span><text:span text:style-name="T4">,</text:span><text:span text:style-name="T1">DISABLED</text:span><text:span text:style-name="T4">)</text:span></text:p>
      <text:p text:style-name="P4"/>
      <text:p text:style-name="P1"><text:span text:style-name="T1"><text:tab/></text:span><text:span text:style-name="T10">#----------------------------------------------------------------------</text:span></text:p>
      <text:p text:style-name="P1"><text:span text:style-name="T1"><text:tab/></text:span><text:span text:style-name="T7">def</text:span><text:span text:style-name="T1"> </text:span><text:span text:style-name="T11">loadConfig</text:span><text:span text:style-name="T4">(</text:span><text:span text:style-name="T1">self</text:span><text:span text:style-name="T4">):</text:span></text:p>
      <text:p text:style-name="P1"><text:span text:style-name="T1"><text:tab/><text:tab/>geom </text:span><text:span text:style-name="T4">=</text:span><text:span text:style-name="T1"> </text:span><text:span text:style-name="T6">"%sx%s"</text:span><text:span text:style-name="T1"> </text:span><text:span text:style-name="T4">%</text:span><text:span text:style-name="T1"> </text:span><text:span text:style-name="T4">(</text:span><text:span text:style-name="T1">Utils</text:span><text:span text:style-name="T4">.</text:span><text:span text:style-name="T1">getInt</text:span><text:span text:style-name="T4">(</text:span><text:span text:style-name="T1">Utils</text:span><text:span text:style-name="T4">.</text:span><text:span text:style-name="T1">__prg__</text:span><text:span text:style-name="T4">,</text:span><text:span text:style-name="T1"> </text:span><text:span text:style-name="T6">"width"</text:span><text:span text:style-name="T4">,</text:span><text:span text:style-name="T1"> </text:span><text:span text:style-name="T8">900</text:span><text:span text:style-name="T4">),</text:span></text:p>
      <text:p text:style-name="P1"><text:span text:style-name="T1"><text:tab/><text:tab/><text:tab/><text:tab/> <text:s/>Utils</text:span><text:span text:style-name="T4">.</text:span><text:span text:style-name="T1">getInt</text:span><text:span text:style-name="T4">(</text:span><text:span text:style-name="T1">Utils</text:span><text:span text:style-name="T4">.</text:span><text:span text:style-name="T1">__prg__</text:span><text:span text:style-name="T4">,</text:span><text:span text:style-name="T1"> </text:span><text:span text:style-name="T6">"height"</text:span><text:span text:style-name="T4">,</text:span><text:span text:style-name="T1"> </text:span><text:span text:style-name="T8">650</text:span><text:span text:style-name="T4">))</text:span></text:p>
      <text:p text:style-name="P1"><text:span text:style-name="T1"><text:tab/><text:tab/></text:span><text:span text:style-name="T7">try</text:span><text:span text:style-name="T4">:</text:span><text:span text:style-name="T1"> self</text:span><text:span text:style-name="T4">.</text:span><text:span text:style-name="T1">geometry</text:span><text:span text:style-name="T4">(</text:span><text:span text:style-name="T1">geom</text:span><text:span text:style-name="T4">)</text:span></text:p>
      <text:p text:style-name="P1"><text:span text:style-name="T1"><text:tab/><text:tab/></text:span><text:span text:style-name="T7">except</text:span><text:span text:style-name="T4">:</text:span><text:span text:style-name="T1"> </text:span><text:span text:style-name="T7">pass</text:span></text:p>
      <text:p text:style-name="P4"/>
      <text:p text:style-name="P1"><text:span text:style-name="T1"><text:tab/><text:tab/></text:span><text:span text:style-name="T10">#restore windowsState</text:span></text:p>
      <text:p text:style-name="P1"><text:span text:style-name="T1"><text:tab/><text:tab/></text:span><text:span text:style-name="T7">try</text:span><text:span text:style-name="T4">:</text:span></text:p>
      <text:p text:style-name="P1"><text:span text:style-name="T1"><text:tab/><text:tab/><text:tab/>self</text:span><text:span text:style-name="T4">.</text:span><text:span text:style-name="T1">wm_state</text:span><text:span text:style-name="T4">(</text:span><text:span text:style-name="T1">Utils</text:span><text:span text:style-name="T4">.</text:span><text:span text:style-name="T1">getStr</text:span><text:span text:style-name="T4">(</text:span><text:span text:style-name="T1">Utils</text:span><text:span text:style-name="T4">.</text:span><text:span text:style-name="T1">__prg__</text:span><text:span text:style-name="T4">,</text:span><text:span text:style-name="T1"> </text:span><text:span text:style-name="T6">"windowstate"</text:span><text:span text:style-name="T4">,</text:span><text:span text:style-name="T1"> </text:span><text:span text:style-name="T6">"normal"</text:span><text:span text:style-name="T4">))</text:span></text:p>
      <text:p text:style-name="P1"><text:span text:style-name="T1"><text:tab/><text:tab/></text:span><text:span text:style-name="T7">except</text:span><text:span text:style-name="T4">:</text:span></text:p>
      <text:p text:style-name="P1"><text:span text:style-name="T1"><text:tab/><text:tab/><text:tab/></text:span><text:span text:style-name="T7">pass</text:span></text:p>
      <text:p text:style-name="P4"/>
      <text:p text:style-name="P1"><text:soft-page-break/><text:span text:style-name="T1"><text:tab/><text:tab/>CNCPendant</text:span><text:span text:style-name="T4">.</text:span><text:span text:style-name="T1">port </text:span><text:span text:style-name="T4">=</text:span><text:span text:style-name="T1"> Utils</text:span><text:span text:style-name="T4">.</text:span><text:span text:style-name="T1">getInt</text:span><text:span text:style-name="T4">(</text:span><text:span text:style-name="T6">"Connection"</text:span><text:span text:style-name="T4">,</text:span><text:span text:style-name="T6">"pendantport"</text:span><text:span text:style-name="T4">,</text:span><text:span text:style-name="T1">CNCPendant</text:span><text:span text:style-name="T4">.</text:span><text:span text:style-name="T1">port</text:span><text:span text:style-name="T4">)</text:span></text:p>
      <text:p text:style-name="P4"/>
      <text:p text:style-name="P1"><text:span text:style-name="T1"><text:tab/><text:tab/></text:span><text:span text:style-name="T10"># Create tools</text:span></text:p>
      <text:p text:style-name="P1"><text:span text:style-name="T1"><text:tab/><text:tab/>self</text:span><text:span text:style-name="T4">.</text:span><text:span text:style-name="T1">tools</text:span><text:span text:style-name="T4">.</text:span><text:span text:style-name="T1">load</text:span><text:span text:style-name="T4">(</text:span><text:span text:style-name="T1">Utils</text:span><text:span text:style-name="T4">.</text:span><text:span text:style-name="T1">config</text:span><text:span text:style-name="T4">)</text:span></text:p>
      <text:p text:style-name="P1"><text:span text:style-name="T1"><text:tab/><text:tab/>self</text:span><text:span text:style-name="T4">.</text:span><text:span text:style-name="T1">loadHistory</text:span><text:span text:style-name="T4">()</text:span></text:p>
      <text:p text:style-name="P4"/>
      <text:p text:style-name="P1"><text:span text:style-name="T1"><text:tab/></text:span><text:span text:style-name="T10">#----------------------------------------------------------------------</text:span></text:p>
      <text:p text:style-name="P1"><text:span text:style-name="T1"><text:tab/></text:span><text:span text:style-name="T7">def</text:span><text:span text:style-name="T1"> </text:span><text:span text:style-name="T11">saveConfig</text:span><text:span text:style-name="T4">(</text:span><text:span text:style-name="T1">self</text:span><text:span text:style-name="T4">):</text:span></text:p>
      <text:p text:style-name="P1"><text:span text:style-name="T1"><text:tab/><text:tab/></text:span><text:span text:style-name="T10"># Program</text:span></text:p>
      <text:p text:style-name="P1"><text:span text:style-name="T1"><text:tab/><text:tab/>Utils</text:span><text:span text:style-name="T4">.</text:span><text:span text:style-name="T1">config</text:span><text:span text:style-name="T4">.</text:span><text:span text:style-name="T1">set</text:span><text:span text:style-name="T4">(</text:span><text:span text:style-name="T1">Utils</text:span><text:span text:style-name="T4">.</text:span><text:span text:style-name="T1">__prg__</text:span><text:span text:style-name="T4">,</text:span><text:span text:style-name="T1"> <text:s/></text:span><text:span text:style-name="T6">"width"</text:span><text:span text:style-name="T4">,</text:span><text:span text:style-name="T1"> <text:s text:c="3"/>str</text:span><text:span text:style-name="T4">(</text:span><text:span text:style-name="T1">self</text:span><text:span text:style-name="T4">.</text:span><text:span text:style-name="T1">winfo_width</text:span><text:span text:style-name="T4">()))</text:span></text:p>
      <text:p text:style-name="P1"><text:span text:style-name="T1"><text:tab/><text:tab/>Utils</text:span><text:span text:style-name="T4">.</text:span><text:span text:style-name="T1">config</text:span><text:span text:style-name="T4">.</text:span><text:span text:style-name="T1">set</text:span><text:span text:style-name="T4">(</text:span><text:span text:style-name="T1">Utils</text:span><text:span text:style-name="T4">.</text:span><text:span text:style-name="T1">__prg__</text:span><text:span text:style-name="T4">,</text:span><text:span text:style-name="T1"> <text:s/></text:span><text:span text:style-name="T6">"height"</text:span><text:span text:style-name="T4">,</text:span><text:span text:style-name="T1"> <text:s text:c="2"/>str</text:span><text:span text:style-name="T4">(</text:span><text:span text:style-name="T1">self</text:span><text:span text:style-name="T4">.</text:span><text:span text:style-name="T1">winfo_height</text:span><text:span text:style-name="T4">()))</text:span></text:p>
      <text:p text:style-name="P1"><text:span text:style-name="T1"><text:tab/><text:tab/></text:span><text:span text:style-name="T10">#Utils.config.set(Utils.__prg__, <text:s/>"x", <text:s text:c="7"/>str(self.winfo_rootx()))</text:span></text:p>
      <text:p text:style-name="P1"><text:span text:style-name="T1"><text:tab/><text:tab/></text:span><text:span text:style-name="T10">#Utils.config.set(Utils.__prg__, <text:s/>"y", <text:s text:c="7"/>str(self.winfo_rooty()))</text:span></text:p>
      <text:p text:style-name="P4"/>
      <text:p text:style-name="P1"><text:span text:style-name="T1"><text:tab/><text:tab/></text:span><text:span text:style-name="T10">#save windowState</text:span></text:p>
      <text:p text:style-name="P1"><text:span text:style-name="T1"><text:tab/><text:tab/>Utils</text:span><text:span text:style-name="T4">.</text:span><text:span text:style-name="T1">config</text:span><text:span text:style-name="T4">.</text:span><text:span text:style-name="T1">set</text:span><text:span text:style-name="T4">(</text:span><text:span text:style-name="T1">Utils</text:span><text:span text:style-name="T4">.</text:span><text:span text:style-name="T1">__prg__</text:span><text:span text:style-name="T4">,</text:span><text:span text:style-name="T1"> <text:s/></text:span><text:span text:style-name="T6">"windowstate"</text:span><text:span text:style-name="T4">,</text:span><text:span text:style-name="T1"> str</text:span><text:span text:style-name="T4">(</text:span><text:span text:style-name="T1">self</text:span><text:span text:style-name="T4">.</text:span><text:span text:style-name="T1">wm_state</text:span><text:span text:style-name="T4">()))</text:span></text:p>
      <text:p text:style-name="P4"/>
      <text:p text:style-name="P1"><text:span text:style-name="T1"><text:tab/><text:tab/>Utils</text:span><text:span text:style-name="T4">.</text:span><text:span text:style-name="T1">config</text:span><text:span text:style-name="T4">.</text:span><text:span text:style-name="T1">set</text:span><text:span text:style-name="T4">(</text:span><text:span text:style-name="T1">Utils</text:span><text:span text:style-name="T4">.</text:span><text:span text:style-name="T1">__prg__</text:span><text:span text:style-name="T4">,</text:span><text:span text:style-name="T1"> <text:s/></text:span><text:span text:style-name="T6">"tool"</text:span><text:span text:style-name="T4">,</text:span><text:span text:style-name="T1"> <text:s text:c="4"/>self</text:span><text:span text:style-name="T4">.</text:span><text:span text:style-name="T1">toolFrame</text:span><text:span text:style-name="T4">.</text:span><text:span text:style-name="T1">get</text:span><text:span text:style-name="T4">())</text:span></text:p>
      <text:p text:style-name="P4"/>
      <text:p text:style-name="P1"><text:span text:style-name="T1"><text:tab/><text:tab/></text:span><text:span text:style-name="T10"># Connection</text:span></text:p>
      <text:p text:style-name="P1"><text:span text:style-name="T1"><text:tab/><text:tab/>Utils</text:span><text:span text:style-name="T4">.</text:span><text:span text:style-name="T1">config</text:span><text:span text:style-name="T4">.</text:span><text:span text:style-name="T1">set</text:span><text:span text:style-name="T4">(</text:span><text:span text:style-name="T6">"Connection"</text:span><text:span text:style-name="T4">,</text:span><text:span text:style-name="T1"> </text:span><text:span text:style-name="T6">"port"</text:span><text:span text:style-name="T4">,</text:span><text:span text:style-name="T1"> self</text:span><text:span text:style-name="T4">.</text:span><text:span text:style-name="T1">portCombo</text:span><text:span text:style-name="T4">.</text:span><text:span text:style-name="T1">get</text:span><text:span text:style-name="T4">())</text:span></text:p>
      <text:p text:style-name="P4"/>
      <text:p text:style-name="P1"><text:span text:style-name="T1"><text:tab/><text:tab/></text:span><text:span text:style-name="T10"># Canvas</text:span></text:p>
      <text:p text:style-name="P1"><text:span text:style-name="T1"><text:tab/><text:tab/>Utils</text:span><text:span text:style-name="T4">.</text:span><text:span text:style-name="T1">config</text:span><text:span text:style-name="T4">.</text:span><text:span text:style-name="T1">set</text:span><text:span text:style-name="T4">(</text:span><text:span text:style-name="T6">"Canvas"</text:span><text:span text:style-name="T4">,</text:span><text:span text:style-name="T6">"axes"</text:span><text:span text:style-name="T4">,</text:span><text:span text:style-name="T1"> <text:s text:c="3"/>str</text:span><text:span text:style-name="T4">(</text:span><text:span text:style-name="T1">int</text:span><text:span text:style-name="T4">(</text:span><text:span text:style-name="T1">self</text:span><text:span text:style-name="T4">.</text:span><text:span text:style-name="T1">draw_axes</text:span><text:span text:style-name="T4">.</text:span><text:span text:style-name="T1">get</text:span><text:span text:style-name="T4">())))</text:span></text:p>
      <text:p text:style-name="P1"><text:span text:style-name="T1"><text:tab/><text:tab/>Utils</text:span><text:span text:style-name="T4">.</text:span><text:span text:style-name="T1">config</text:span><text:span text:style-name="T4">.</text:span><text:span text:style-name="T1">set</text:span><text:span text:style-name="T4">(</text:span><text:span text:style-name="T6">"Canvas"</text:span><text:span text:style-name="T4">,</text:span><text:span text:style-name="T6">"grid"</text:span><text:span text:style-name="T4">,</text:span><text:span text:style-name="T1"> <text:s text:c="3"/>str</text:span><text:span text:style-name="T4">(</text:span><text:span text:style-name="T1">int</text:span><text:span text:style-name="T4">(</text:span><text:span text:style-name="T1">self</text:span><text:span text:style-name="T4">.</text:span><text:span text:style-name="T1">draw_grid</text:span><text:span text:style-name="T4">.</text:span><text:span text:style-name="T1">get</text:span><text:span text:style-name="T4">())))</text:span></text:p>
      <text:p text:style-name="P1"><text:span text:style-name="T1"><text:tab/><text:tab/>Utils</text:span><text:span text:style-name="T4">.</text:span><text:span text:style-name="T1">config</text:span><text:span text:style-name="T4">.</text:span><text:span text:style-name="T1">set</text:span><text:span text:style-name="T4">(</text:span><text:span text:style-name="T6">"Canvas"</text:span><text:span text:style-name="T4">,</text:span><text:span text:style-name="T6">"margin"</text:span><text:span text:style-name="T4">,</text:span><text:span text:style-name="T1"> <text:s/>str</text:span><text:span text:style-name="T4">(</text:span><text:span text:style-name="T1">int</text:span><text:span text:style-name="T4">(</text:span><text:span text:style-name="T1">self</text:span><text:span text:style-name="T4">.</text:span><text:span text:style-name="T1">draw_margin</text:span><text:span text:style-name="T4">.</text:span><text:span text:style-name="T1">get</text:span><text:span text:style-name="T4">())))</text:span></text:p>
      <text:p text:style-name="P1"><text:span text:style-name="T1"><text:tab/><text:tab/>Utils</text:span><text:span text:style-name="T4">.</text:span><text:span text:style-name="T1">config</text:span><text:span text:style-name="T4">.</text:span><text:span text:style-name="T1">set</text:span><text:span text:style-name="T4">(</text:span><text:span text:style-name="T6">"Canvas"</text:span><text:span text:style-name="T4">,</text:span><text:span text:style-name="T6">"probe"</text:span><text:span text:style-name="T4">,</text:span><text:span text:style-name="T1"> <text:s text:c="2"/>str</text:span><text:span text:style-name="T4">(</text:span><text:span text:style-name="T1">int</text:span><text:span text:style-name="T4">(</text:span><text:span text:style-name="T1">self</text:span><text:span text:style-name="T4">.</text:span><text:span text:style-name="T1">draw_probe</text:span><text:span text:style-name="T4">.</text:span><text:span text:style-name="T1">get</text:span><text:span text:style-name="T4">())))</text:span></text:p>
      <text:p text:style-name="P1"><text:span text:style-name="T1"><text:tab/><text:tab/>Utils</text:span><text:span text:style-name="T4">.</text:span><text:span text:style-name="T1">config</text:span><text:span text:style-name="T4">.</text:span><text:span text:style-name="T1">set</text:span><text:span text:style-name="T4">(</text:span><text:span text:style-name="T6">"Canvas"</text:span><text:span text:style-name="T4">,</text:span><text:span text:style-name="T6">"paths"</text:span><text:span text:style-name="T4">,</text:span><text:span text:style-name="T1"> <text:s text:c="2"/>str</text:span><text:span text:style-name="T4">(</text:span><text:span text:style-name="T1">int</text:span><text:span text:style-name="T4">(</text:span><text:span text:style-name="T1">self</text:span><text:span text:style-name="T4">.</text:span><text:span text:style-name="T1">draw_paths</text:span><text:span text:style-name="T4">.</text:span><text:span text:style-name="T1">get</text:span><text:span text:style-name="T4">())))</text:span></text:p>
      <text:p text:style-name="P1"><text:span text:style-name="T1"><text:tab/><text:tab/>Utils</text:span><text:span text:style-name="T4">.</text:span><text:span text:style-name="T1">config</text:span><text:span text:style-name="T4">.</text:span><text:span text:style-name="T1">set</text:span><text:span text:style-name="T4">(</text:span><text:span text:style-name="T6">"Canvas"</text:span><text:span text:style-name="T4">,</text:span><text:span text:style-name="T6">"rapid"</text:span><text:span text:style-name="T4">,</text:span><text:span text:style-name="T1"> <text:s text:c="2"/>str</text:span><text:span text:style-name="T4">(</text:span><text:span text:style-name="T1">int</text:span><text:span text:style-name="T4">(</text:span><text:span text:style-name="T1">self</text:span><text:span text:style-name="T4">.</text:span><text:span text:style-name="T1">draw_rapid</text:span><text:span text:style-name="T4">.</text:span><text:span text:style-name="T1">get</text:span><text:span text:style-name="T4">())))</text:span></text:p>
      <text:p text:style-name="P1"><text:span text:style-name="T1"><text:tab/><text:tab/>Utils</text:span><text:span text:style-name="T4">.</text:span><text:span text:style-name="T1">config</text:span><text:span text:style-name="T4">.</text:span><text:span text:style-name="T1">set</text:span><text:span text:style-name="T4">(</text:span><text:span text:style-name="T6">"Canvas"</text:span><text:span text:style-name="T4">,</text:span><text:span text:style-name="T6">"workarea"</text:span><text:span text:style-name="T4">,</text:span><text:span text:style-name="T1">str</text:span><text:span text:style-name="T4">(</text:span><text:span text:style-name="T1">int</text:span><text:span text:style-name="T4">(</text:span><text:span text:style-name="T1">self</text:span><text:span text:style-name="T4">.</text:span><text:span text:style-name="T1">draw_workarea</text:span><text:span text:style-name="T4">.</text:span><text:span text:style-name="T1">get</text:span><text:span text:style-name="T4">())))</text:span></text:p>
      <text:p text:style-name="P4"/>
      <text:p text:style-name="P1"><text:span text:style-name="T1"><text:tab/><text:tab/></text:span><text:span text:style-name="T10"># Control</text:span></text:p>
      <text:p text:style-name="P1"><text:span text:style-name="T1"><text:tab/><text:tab/>Utils</text:span><text:span text:style-name="T4">.</text:span><text:span text:style-name="T1">config</text:span><text:span text:style-name="T4">.</text:span><text:span text:style-name="T1">set</text:span><text:span text:style-name="T4">(</text:span><text:span text:style-name="T6">"Control"</text:span><text:span text:style-name="T4">,</text:span><text:span text:style-name="T1"> </text:span><text:span text:style-name="T6">"step"</text:span><text:span text:style-name="T4">,</text:span><text:span text:style-name="T1"> self</text:span><text:span text:style-name="T4">.</text:span><text:span text:style-name="T1">step</text:span><text:span text:style-name="T4">.</text:span><text:span text:style-name="T1">get</text:span><text:span text:style-name="T4">())</text:span></text:p>
      <text:p text:style-name="P4"/>
      <text:p text:style-name="P1"><text:span text:style-name="T1"><text:tab/><text:tab/></text:span><text:span text:style-name="T10"># Probe</text:span></text:p>
      <text:p text:style-name="P1"><text:span text:style-name="T1"><text:tab/><text:tab/>Utils</text:span><text:span text:style-name="T4">.</text:span><text:span text:style-name="T1">config</text:span><text:span text:style-name="T4">.</text:span><text:span text:style-name="T1">set</text:span><text:span text:style-name="T4">(</text:span><text:span text:style-name="T6">"Probe"</text:span><text:span text:style-name="T4">,</text:span><text:span text:style-name="T1"> </text:span><text:span text:style-name="T6">"x"</text:span><text:span text:style-name="T4">,</text:span><text:span text:style-name="T1"> <text:s text:c="3"/>self</text:span><text:span text:style-name="T4">.</text:span><text:span text:style-name="T1">probeXdir</text:span><text:span text:style-name="T4">.</text:span><text:span text:style-name="T1">get</text:span><text:span text:style-name="T4">())</text:span></text:p>
      <text:p text:style-name="P1"><text:span text:style-name="T1"><text:tab/><text:tab/>Utils</text:span><text:span text:style-name="T4">.</text:span><text:span text:style-name="T1">config</text:span><text:span text:style-name="T4">.</text:span><text:span text:style-name="T1">set</text:span><text:span text:style-name="T4">(</text:span><text:span text:style-name="T6">"Probe"</text:span><text:span text:style-name="T4">,</text:span><text:span text:style-name="T1"> </text:span><text:span text:style-name="T6">"y"</text:span><text:span text:style-name="T4">,</text:span><text:span text:style-name="T1"> <text:s text:c="3"/>self</text:span><text:span text:style-name="T4">.</text:span><text:span text:style-name="T1">probeYdir</text:span><text:span text:style-name="T4">.</text:span><text:span text:style-name="T1">get</text:span><text:span text:style-name="T4">())</text:span></text:p>
      <text:p text:style-name="P1"><text:span text:style-name="T1"><text:tab/><text:tab/>Utils</text:span><text:span text:style-name="T4">.</text:span><text:span text:style-name="T1">config</text:span><text:span text:style-name="T4">.</text:span><text:span text:style-name="T1">set</text:span><text:span text:style-name="T4">(</text:span><text:span text:style-name="T6">"Probe"</text:span><text:span text:style-name="T4">,</text:span><text:span text:style-name="T1"> </text:span><text:span text:style-name="T6">"z"</text:span><text:span text:style-name="T4">,</text:span><text:span text:style-name="T1"> <text:s text:c="3"/>self</text:span><text:span text:style-name="T4">.</text:span><text:span text:style-name="T1">probeZdir</text:span><text:span text:style-name="T4">.</text:span><text:span text:style-name="T1">get</text:span><text:span text:style-name="T4">())</text:span></text:p>
      <text:p text:style-name="P4"/>
      <text:p text:style-name="P1"><text:span text:style-name="T1"><text:tab/><text:tab/>Utils</text:span><text:span text:style-name="T4">.</text:span><text:span text:style-name="T1">config</text:span><text:span text:style-name="T4">.</text:span><text:span text:style-name="T1">set</text:span><text:span text:style-name="T4">(</text:span><text:span text:style-name="T6">"Probe"</text:span><text:span text:style-name="T4">,</text:span><text:span text:style-name="T1"> </text:span><text:span text:style-name="T6">"xmin"</text:span><text:span text:style-name="T4">,</text:span><text:span text:style-name="T1"> self</text:span><text:span text:style-name="T4">.</text:span><text:span text:style-name="T1">probeXmin</text:span><text:span text:style-name="T4">.</text:span><text:span text:style-name="T1">get</text:span><text:span text:style-name="T4">())</text:span></text:p>
      <text:p text:style-name="P1"><text:span text:style-name="T1"><text:tab/><text:tab/>Utils</text:span><text:span text:style-name="T4">.</text:span><text:span text:style-name="T1">config</text:span><text:span text:style-name="T4">.</text:span><text:span text:style-name="T1">set</text:span><text:span text:style-name="T4">(</text:span><text:span text:style-name="T6">"Probe"</text:span><text:span text:style-name="T4">,</text:span><text:span text:style-name="T1"> </text:span><text:span text:style-name="T6">"xmax"</text:span><text:span text:style-name="T4">,</text:span><text:span text:style-name="T1"> self</text:span><text:span text:style-name="T4">.</text:span><text:span text:style-name="T1">probeXmax</text:span><text:span text:style-name="T4">.</text:span><text:span text:style-name="T1">get</text:span><text:span text:style-name="T4">())</text:span></text:p>
      <text:p text:style-name="P1"><text:span text:style-name="T1"><text:tab/><text:tab/>Utils</text:span><text:span text:style-name="T4">.</text:span><text:span text:style-name="T1">config</text:span><text:span text:style-name="T4">.</text:span><text:span text:style-name="T1">set</text:span><text:span text:style-name="T4">(</text:span><text:span text:style-name="T6">"Probe"</text:span><text:span text:style-name="T4">,</text:span><text:span text:style-name="T1"> </text:span><text:span text:style-name="T6">"xn"</text:span><text:span text:style-name="T4">,</text:span><text:span text:style-name="T1"> <text:s text:c="2"/>self</text:span><text:span text:style-name="T4">.</text:span><text:span text:style-name="T1">probeXbins</text:span><text:span text:style-name="T4">.</text:span><text:span text:style-name="T1">get</text:span><text:span text:style-name="T4">())</text:span></text:p>
      <text:p text:style-name="P1"><text:span text:style-name="T1"><text:tab/><text:tab/>Utils</text:span><text:span text:style-name="T4">.</text:span><text:span text:style-name="T1">config</text:span><text:span text:style-name="T4">.</text:span><text:span text:style-name="T1">set</text:span><text:span text:style-name="T4">(</text:span><text:span text:style-name="T6">"Probe"</text:span><text:span text:style-name="T4">,</text:span><text:span text:style-name="T1"> </text:span><text:span text:style-name="T6">"ymin"</text:span><text:span text:style-name="T4">,</text:span><text:span text:style-name="T1"> self</text:span><text:span text:style-name="T4">.</text:span><text:span text:style-name="T1">probeYmin</text:span><text:span text:style-name="T4">.</text:span><text:span text:style-name="T1">get</text:span><text:span text:style-name="T4">())</text:span></text:p>
      <text:p text:style-name="P1"><text:span text:style-name="T1"><text:tab/><text:tab/>Utils</text:span><text:span text:style-name="T4">.</text:span><text:span text:style-name="T1">config</text:span><text:span text:style-name="T4">.</text:span><text:span text:style-name="T1">set</text:span><text:span text:style-name="T4">(</text:span><text:span text:style-name="T6">"Probe"</text:span><text:span text:style-name="T4">,</text:span><text:span text:style-name="T1"> </text:span><text:span text:style-name="T6">"ymax"</text:span><text:span text:style-name="T4">,</text:span><text:span text:style-name="T1"> self</text:span><text:span text:style-name="T4">.</text:span><text:span text:style-name="T1">probeYmax</text:span><text:span text:style-name="T4">.</text:span><text:span text:style-name="T1">get</text:span><text:span text:style-name="T4">())</text:span></text:p>
      <text:p text:style-name="P1"><text:span text:style-name="T1"><text:tab/><text:tab/>Utils</text:span><text:span text:style-name="T4">.</text:span><text:span text:style-name="T1">config</text:span><text:span text:style-name="T4">.</text:span><text:span text:style-name="T1">set</text:span><text:span text:style-name="T4">(</text:span><text:span text:style-name="T6">"Probe"</text:span><text:span text:style-name="T4">,</text:span><text:span text:style-name="T1"> </text:span><text:span text:style-name="T6">"yn"</text:span><text:span text:style-name="T4">,</text:span><text:span text:style-name="T1"> <text:s text:c="2"/>self</text:span><text:span text:style-name="T4">.</text:span><text:span text:style-name="T1">probeYbins</text:span><text:span text:style-name="T4">.</text:span><text:span text:style-name="T1">get</text:span><text:span text:style-name="T4">())</text:span></text:p>
      <text:p text:style-name="P1"><text:span text:style-name="T1"><text:tab/><text:tab/>Utils</text:span><text:span text:style-name="T4">.</text:span><text:span text:style-name="T1">config</text:span><text:span text:style-name="T4">.</text:span><text:span text:style-name="T1">set</text:span><text:span text:style-name="T4">(</text:span><text:span text:style-name="T6">"Probe"</text:span><text:span text:style-name="T4">,</text:span><text:span text:style-name="T1"> </text:span><text:span text:style-name="T6">"zmin"</text:span><text:span text:style-name="T4">,</text:span><text:span text:style-name="T1"> self</text:span><text:span text:style-name="T4">.</text:span><text:span text:style-name="T1">probeZmin</text:span><text:span text:style-name="T4">.</text:span><text:span text:style-name="T1">get</text:span><text:span text:style-name="T4">())</text:span></text:p>
      <text:p text:style-name="P1"><text:span text:style-name="T1"><text:tab/><text:tab/>Utils</text:span><text:span text:style-name="T4">.</text:span><text:span text:style-name="T1">config</text:span><text:span text:style-name="T4">.</text:span><text:span text:style-name="T1">set</text:span><text:span text:style-name="T4">(</text:span><text:span text:style-name="T6">"Probe"</text:span><text:span text:style-name="T4">,</text:span><text:span text:style-name="T1"> </text:span><text:span text:style-name="T6">"zmax"</text:span><text:span text:style-name="T4">,</text:span><text:span text:style-name="T1"> self</text:span><text:span text:style-name="T4">.</text:span><text:span text:style-name="T1">probeZmax</text:span><text:span text:style-name="T4">.</text:span><text:span text:style-name="T1">get</text:span><text:span text:style-name="T4">())</text:span></text:p>
      <text:p text:style-name="P1"><text:span text:style-name="T1"><text:tab/><text:tab/>Utils</text:span><text:span text:style-name="T4">.</text:span><text:span text:style-name="T1">config</text:span><text:span text:style-name="T4">.</text:span><text:span text:style-name="T1">set</text:span><text:span text:style-name="T4">(</text:span><text:span text:style-name="T6">"Probe"</text:span><text:span text:style-name="T4">,</text:span><text:span text:style-name="T1"> </text:span><text:span text:style-name="T6">"feed"</text:span><text:span text:style-name="T4">,</text:span><text:span text:style-name="T1"> self</text:span><text:span text:style-name="T4">.</text:span><text:span text:style-name="T1">probeFeed</text:span><text:span text:style-name="T4">.</text:span><text:span text:style-name="T1">get</text:span><text:span text:style-name="T4">())</text:span></text:p>
      <text:p text:style-name="P4"/>
      <text:p text:style-name="P1"><text:span text:style-name="T1"><text:tab/><text:tab/></text:span><text:span text:style-name="T10"># Tools</text:span></text:p>
      <text:p text:style-name="P1"><text:span text:style-name="T1"><text:tab/><text:tab/>self</text:span><text:span text:style-name="T4">.</text:span><text:span text:style-name="T1">tools</text:span><text:span text:style-name="T4">.</text:span><text:span text:style-name="T1">save</text:span><text:span text:style-name="T4">(</text:span><text:span text:style-name="T1">Utils</text:span><text:span text:style-name="T4">.</text:span><text:span text:style-name="T1">config</text:span><text:span text:style-name="T4">)</text:span></text:p>
      <text:p text:style-name="P4"/>
      <text:p text:style-name="P1"><text:span text:style-name="T1"><text:tab/><text:tab/>self</text:span><text:span text:style-name="T4">.</text:span><text:span text:style-name="T1">saveHistory</text:span><text:span text:style-name="T4">()</text:span></text:p>
      <text:p text:style-name="P4"/>
      <text:p text:style-name="P1"><text:span text:style-name="T1"><text:tab/></text:span><text:span text:style-name="T10">#----------------------------------------------------------------------</text:span></text:p>
      <text:p text:style-name="P1"><text:span text:style-name="T1"><text:tab/></text:span><text:span text:style-name="T7">def</text:span><text:span text:style-name="T1"> </text:span><text:span text:style-name="T11">loadHistory</text:span><text:span text:style-name="T4">(</text:span><text:span text:style-name="T1">self</text:span><text:span text:style-name="T4">):</text:span></text:p>
      <text:p text:style-name="P1"><text:span text:style-name="T1"><text:tab/><text:tab/></text:span><text:span text:style-name="T7">try</text:span><text:span text:style-name="T4">:</text:span></text:p>
      <text:p text:style-name="P1"><text:span text:style-name="T1"><text:tab/><text:tab/><text:tab/>f </text:span><text:span text:style-name="T4">=</text:span><text:span text:style-name="T1"> open</text:span><text:span text:style-name="T4">(</text:span><text:span text:style-name="T1">Utils</text:span><text:span text:style-name="T4">.</text:span><text:span text:style-name="T1">hisFile</text:span><text:span text:style-name="T4">,</text:span><text:span text:style-name="T6">"r"</text:span><text:span text:style-name="T4">)</text:span></text:p>
      <text:p text:style-name="P1"><text:span text:style-name="T1"><text:tab/><text:tab/></text:span><text:span text:style-name="T7">except</text:span><text:span text:style-name="T4">:</text:span></text:p>
      <text:p text:style-name="P1"><text:span text:style-name="T1"><text:tab/><text:tab/><text:tab/></text:span><text:span text:style-name="T7">return</text:span></text:p>
      <text:p text:style-name="P1"><text:span text:style-name="T1"><text:tab/><text:tab/>self</text:span><text:span text:style-name="T4">.</text:span><text:span text:style-name="T1">history </text:span><text:span text:style-name="T4">=</text:span><text:span text:style-name="T1"> </text:span><text:span text:style-name="T4">[</text:span><text:span text:style-name="T1">x</text:span><text:span text:style-name="T4">.</text:span><text:span text:style-name="T1">strip</text:span><text:span text:style-name="T4">()</text:span><text:span text:style-name="T1"> </text:span><text:span text:style-name="T7">for</text:span><text:span text:style-name="T1"> x </text:span><text:span text:style-name="T7">in</text:span><text:span text:style-name="T1"> f</text:span><text:span text:style-name="T4">]</text:span></text:p>
      <text:p text:style-name="P1"><text:span text:style-name="T1"><text:tab/><text:tab/>f</text:span><text:span text:style-name="T4">.</text:span><text:span text:style-name="T1">close</text:span><text:span text:style-name="T4">()</text:span></text:p>
      <text:p text:style-name="P4"/>
      <text:p text:style-name="P1"><text:span text:style-name="T1"><text:tab/></text:span><text:span text:style-name="T10">#----------------------------------------------------------------------</text:span></text:p>
      <text:p text:style-name="P1"><text:soft-page-break/><text:span text:style-name="T1"><text:tab/></text:span><text:span text:style-name="T7">def</text:span><text:span text:style-name="T1"> </text:span><text:span text:style-name="T11">saveHistory</text:span><text:span text:style-name="T4">(</text:span><text:span text:style-name="T1">self</text:span><text:span text:style-name="T4">):</text:span></text:p>
      <text:p text:style-name="P1"><text:span text:style-name="T1"><text:tab/><text:tab/></text:span><text:span text:style-name="T7">try</text:span><text:span text:style-name="T4">:</text:span></text:p>
      <text:p text:style-name="P1"><text:span text:style-name="T1"><text:tab/><text:tab/><text:tab/>f </text:span><text:span text:style-name="T4">=</text:span><text:span text:style-name="T1"> open</text:span><text:span text:style-name="T4">(</text:span><text:span text:style-name="T1">Utils</text:span><text:span text:style-name="T4">.</text:span><text:span text:style-name="T1">hisFile</text:span><text:span text:style-name="T4">,</text:span><text:span text:style-name="T6">"w"</text:span><text:span text:style-name="T4">)</text:span></text:p>
      <text:p text:style-name="P1"><text:span text:style-name="T1"><text:tab/><text:tab/></text:span><text:span text:style-name="T7">except</text:span><text:span text:style-name="T4">:</text:span></text:p>
      <text:p text:style-name="P1"><text:span text:style-name="T1"><text:tab/><text:tab/><text:tab/></text:span><text:span text:style-name="T7">return</text:span></text:p>
      <text:p text:style-name="P1"><text:span text:style-name="T1"><text:tab/><text:tab/>f</text:span><text:span text:style-name="T4">.</text:span><text:span text:style-name="T1">write</text:span><text:span text:style-name="T4">(</text:span><text:span text:style-name="T6">"\n"</text:span><text:span text:style-name="T4">.</text:span><text:span text:style-name="T1">join</text:span><text:span text:style-name="T4">(</text:span><text:span text:style-name="T1">self</text:span><text:span text:style-name="T4">.</text:span><text:span text:style-name="T1">history</text:span><text:span text:style-name="T4">))</text:span></text:p>
      <text:p text:style-name="P1"><text:span text:style-name="T1"><text:tab/><text:tab/>f</text:span><text:span text:style-name="T4">.</text:span><text:span text:style-name="T1">close</text:span><text:span text:style-name="T4">()</text:span></text:p>
      <text:p text:style-name="P4"/>
      <text:p text:style-name="P1"><text:span text:style-name="T1"><text:tab/></text:span><text:span text:style-name="T10">#----------------------------------------------------------------------</text:span></text:p>
      <text:p text:style-name="P1"><text:span text:style-name="T1"><text:tab/></text:span><text:span text:style-name="T7">def</text:span><text:span text:style-name="T1"> </text:span><text:span text:style-name="T11">cut</text:span><text:span text:style-name="T4">(</text:span><text:span text:style-name="T1">self</text:span><text:span text:style-name="T4">,</text:span><text:span text:style-name="T1"> event</text:span><text:span text:style-name="T4">=</text:span><text:span text:style-name="T7">None</text:span><text:span text:style-name="T4">):</text:span></text:p>
      <text:p text:style-name="P1"><text:span text:style-name="T1"><text:tab/><text:tab/>focus </text:span><text:span text:style-name="T4">=</text:span><text:span text:style-name="T1"> self</text:span><text:span text:style-name="T4">.</text:span><text:span text:style-name="T1">focus_get</text:span><text:span text:style-name="T4">()</text:span></text:p>
      <text:p text:style-name="P1"><text:span text:style-name="T1"><text:tab/><text:tab/></text:span><text:span text:style-name="T7">if</text:span><text:span text:style-name="T1"> focus </text:span><text:span text:style-name="T7">is</text:span><text:span text:style-name="T1"> self</text:span><text:span text:style-name="T4">.</text:span><text:span text:style-name="T1">canvas</text:span><text:span text:style-name="T4">:</text:span></text:p>
      <text:p text:style-name="P2">###<text:tab/><text:tab/><text:tab/>self.editor.cut()</text:p>
      <text:p text:style-name="P1"><text:span text:style-name="T1"><text:tab/><text:tab/><text:tab/></text:span><text:span text:style-name="T7">pass</text:span></text:p>
      <text:p text:style-name="P1"><text:span text:style-name="T1"><text:tab/><text:tab/></text:span><text:span text:style-name="T7">elif</text:span><text:span text:style-name="T1"> focus</text:span><text:span text:style-name="T4">:</text:span></text:p>
      <text:p text:style-name="P1"><text:span text:style-name="T1"><text:tab/><text:tab/><text:tab/>focus</text:span><text:span text:style-name="T4">.</text:span><text:span text:style-name="T1">event_generate</text:span><text:span text:style-name="T4">(</text:span><text:span text:style-name="T6">"&lt;&lt;Cut&gt;&gt;"</text:span><text:span text:style-name="T4">)</text:span></text:p>
      <text:p text:style-name="P4"/>
      <text:p text:style-name="P1"><text:span text:style-name="T1"><text:tab/></text:span><text:span text:style-name="T10">#----------------------------------------------------------------------</text:span></text:p>
      <text:p text:style-name="P1"><text:span text:style-name="T1"><text:tab/></text:span><text:span text:style-name="T7">def</text:span><text:span text:style-name="T1"> </text:span><text:span text:style-name="T11">copy</text:span><text:span text:style-name="T4">(</text:span><text:span text:style-name="T1">self</text:span><text:span text:style-name="T4">,</text:span><text:span text:style-name="T1"> event</text:span><text:span text:style-name="T4">=</text:span><text:span text:style-name="T7">None</text:span><text:span text:style-name="T4">):</text:span></text:p>
      <text:p text:style-name="P1"><text:span text:style-name="T1"><text:tab/><text:tab/>focus </text:span><text:span text:style-name="T4">=</text:span><text:span text:style-name="T1"> self</text:span><text:span text:style-name="T4">.</text:span><text:span text:style-name="T1">focus_get</text:span><text:span text:style-name="T4">()</text:span></text:p>
      <text:p text:style-name="P1"><text:span text:style-name="T1"><text:tab/><text:tab/></text:span><text:span text:style-name="T7">if</text:span><text:span text:style-name="T1"> focus </text:span><text:span text:style-name="T7">is</text:span><text:span text:style-name="T1"> self</text:span><text:span text:style-name="T4">.</text:span><text:span text:style-name="T1">canvas</text:span><text:span text:style-name="T4">:</text:span></text:p>
      <text:p text:style-name="P2">###<text:tab/><text:tab/><text:tab/>self.editor.copy()</text:p>
      <text:p text:style-name="P1"><text:span text:style-name="T1"><text:tab/><text:tab/><text:tab/></text:span><text:span text:style-name="T7">pass</text:span></text:p>
      <text:p text:style-name="P1"><text:span text:style-name="T1"><text:tab/><text:tab/></text:span><text:span text:style-name="T7">elif</text:span><text:span text:style-name="T1"> focus</text:span><text:span text:style-name="T4">:</text:span></text:p>
      <text:p text:style-name="P1"><text:span text:style-name="T1"><text:tab/><text:tab/><text:tab/>focus</text:span><text:span text:style-name="T4">.</text:span><text:span text:style-name="T1">event_generate</text:span><text:span text:style-name="T4">(</text:span><text:span text:style-name="T6">"&lt;&lt;Copy&gt;&gt;"</text:span><text:span text:style-name="T4">)</text:span></text:p>
      <text:p text:style-name="P4"/>
      <text:p text:style-name="P1"><text:span text:style-name="T1"><text:tab/></text:span><text:span text:style-name="T10">#----------------------------------------------------------------------</text:span></text:p>
      <text:p text:style-name="P1"><text:span text:style-name="T1"><text:tab/></text:span><text:span text:style-name="T7">def</text:span><text:span text:style-name="T1"> </text:span><text:span text:style-name="T11">paste</text:span><text:span text:style-name="T4">(</text:span><text:span text:style-name="T1">self</text:span><text:span text:style-name="T4">,</text:span><text:span text:style-name="T1"> event</text:span><text:span text:style-name="T4">=</text:span><text:span text:style-name="T7">None</text:span><text:span text:style-name="T4">):</text:span></text:p>
      <text:p text:style-name="P1"><text:span text:style-name="T1"><text:tab/><text:tab/>focus </text:span><text:span text:style-name="T4">=</text:span><text:span text:style-name="T1"> self</text:span><text:span text:style-name="T4">.</text:span><text:span text:style-name="T1">focus_get</text:span><text:span text:style-name="T4">()</text:span></text:p>
      <text:p text:style-name="P1"><text:span text:style-name="T1"><text:tab/><text:tab/></text:span><text:span text:style-name="T7">if</text:span><text:span text:style-name="T1"> focus </text:span><text:span text:style-name="T7">is</text:span><text:span text:style-name="T1"> self</text:span><text:span text:style-name="T4">.</text:span><text:span text:style-name="T1">canvas</text:span><text:span text:style-name="T4">:</text:span></text:p>
      <text:p text:style-name="P2">###<text:tab/><text:tab/><text:tab/>self.editor.paste()</text:p>
      <text:p text:style-name="P1"><text:span text:style-name="T1"><text:tab/><text:tab/><text:tab/></text:span><text:span text:style-name="T7">pass</text:span></text:p>
      <text:p text:style-name="P1"><text:span text:style-name="T1"><text:tab/><text:tab/></text:span><text:span text:style-name="T7">elif</text:span><text:span text:style-name="T1"> focus</text:span><text:span text:style-name="T4">:</text:span></text:p>
      <text:p text:style-name="P1"><text:span text:style-name="T1"><text:tab/><text:tab/><text:tab/>focus</text:span><text:span text:style-name="T4">.</text:span><text:span text:style-name="T1">event_generate</text:span><text:span text:style-name="T4">(</text:span><text:span text:style-name="T6">"&lt;&lt;Paste&gt;&gt;"</text:span><text:span text:style-name="T4">)</text:span></text:p>
      <text:p text:style-name="P4"/>
      <text:p text:style-name="P1"><text:span text:style-name="T1"><text:tab/></text:span><text:span text:style-name="T10">#----------------------------------------------------------------------</text:span></text:p>
      <text:p text:style-name="P1"><text:span text:style-name="T1"><text:tab/></text:span><text:span text:style-name="T7">def</text:span><text:span text:style-name="T1"> </text:span><text:span text:style-name="T11">undo</text:span><text:span text:style-name="T4">(</text:span><text:span text:style-name="T1">self</text:span><text:span text:style-name="T4">,</text:span><text:span text:style-name="T1"> event</text:span><text:span text:style-name="T4">=</text:span><text:span text:style-name="T7">None</text:span><text:span text:style-name="T4">):</text:span></text:p>
      <text:p text:style-name="P1"><text:span text:style-name="T1"><text:tab/><text:tab/></text:span><text:span text:style-name="T7">if</text:span><text:span text:style-name="T1"> self</text:span><text:span text:style-name="T4">.</text:span><text:span text:style-name="T1">gcode</text:span><text:span text:style-name="T4">.</text:span><text:span text:style-name="T1">canUndo</text:span><text:span text:style-name="T4">():</text:span></text:p>
      <text:p text:style-name="P1"><text:span text:style-name="T1"><text:tab/><text:tab/><text:tab/>self</text:span><text:span text:style-name="T4">.</text:span><text:span text:style-name="T1">gcode</text:span><text:span text:style-name="T4">.</text:span><text:span text:style-name="T1">undo</text:span><text:span text:style-name="T4">();</text:span></text:p>
      <text:p text:style-name="P1"><text:span text:style-name="T1"><text:tab/><text:tab/><text:tab/>self</text:span><text:span text:style-name="T4">.</text:span><text:span text:style-name="T1">gcodelist</text:span><text:span text:style-name="T4">.</text:span><text:span text:style-name="T1">fill</text:span><text:span text:style-name="T4">()</text:span></text:p>
      <text:p text:style-name="P1"><text:span text:style-name="T1"><text:tab/><text:tab/><text:tab/>self</text:span><text:span text:style-name="T4">.</text:span><text:span text:style-name="T1">drawAfter</text:span><text:span text:style-name="T4">()</text:span></text:p>
      <text:p text:style-name="P1"><text:span text:style-name="T1"><text:tab/><text:tab/></text:span><text:span text:style-name="T7">return</text:span><text:span text:style-name="T1"> </text:span><text:span text:style-name="T6">"break"</text:span></text:p>
      <text:p text:style-name="P4"/>
      <text:p text:style-name="P1"><text:span text:style-name="T1"><text:tab/></text:span><text:span text:style-name="T10">#----------------------------------------------------------------------</text:span></text:p>
      <text:p text:style-name="P1"><text:span text:style-name="T1"><text:tab/></text:span><text:span text:style-name="T7">def</text:span><text:span text:style-name="T1"> </text:span><text:span text:style-name="T11">redo</text:span><text:span text:style-name="T4">(</text:span><text:span text:style-name="T1">self</text:span><text:span text:style-name="T4">,</text:span><text:span text:style-name="T1"> event</text:span><text:span text:style-name="T4">=</text:span><text:span text:style-name="T7">None</text:span><text:span text:style-name="T4">):</text:span></text:p>
      <text:p text:style-name="P1"><text:span text:style-name="T1"><text:tab/><text:tab/></text:span><text:span text:style-name="T7">if</text:span><text:span text:style-name="T1"> self</text:span><text:span text:style-name="T4">.</text:span><text:span text:style-name="T1">gcode</text:span><text:span text:style-name="T4">.</text:span><text:span text:style-name="T1">canRedo</text:span><text:span text:style-name="T4">():</text:span></text:p>
      <text:p text:style-name="P1"><text:span text:style-name="T1"><text:tab/><text:tab/><text:tab/>self</text:span><text:span text:style-name="T4">.</text:span><text:span text:style-name="T1">gcode</text:span><text:span text:style-name="T4">.</text:span><text:span text:style-name="T1">redo</text:span><text:span text:style-name="T4">();</text:span></text:p>
      <text:p text:style-name="P1"><text:span text:style-name="T1"><text:tab/><text:tab/><text:tab/>self</text:span><text:span text:style-name="T4">.</text:span><text:span text:style-name="T1">gcodelist</text:span><text:span text:style-name="T4">.</text:span><text:span text:style-name="T1">fill</text:span><text:span text:style-name="T4">()</text:span></text:p>
      <text:p text:style-name="P1"><text:span text:style-name="T1"><text:tab/><text:tab/><text:tab/>self</text:span><text:span text:style-name="T4">.</text:span><text:span text:style-name="T1">drawAfter</text:span><text:span text:style-name="T4">()</text:span></text:p>
      <text:p text:style-name="P1"><text:span text:style-name="T1"><text:tab/><text:tab/></text:span><text:span text:style-name="T7">return</text:span><text:span text:style-name="T1"> </text:span><text:span text:style-name="T6">"break"</text:span></text:p>
      <text:p text:style-name="P4"/>
      <text:p text:style-name="P1"><text:span text:style-name="T1"><text:tab/></text:span><text:span text:style-name="T10">#----------------------------------------------------------------------</text:span></text:p>
      <text:p text:style-name="P1"><text:span text:style-name="T1"><text:tab/></text:span><text:span text:style-name="T7">def</text:span><text:span text:style-name="T1"> </text:span><text:span text:style-name="T11">about</text:span><text:span text:style-name="T4">(</text:span><text:span text:style-name="T1">self</text:span><text:span text:style-name="T4">,</text:span><text:span text:style-name="T1"> event</text:span><text:span text:style-name="T4">=</text:span><text:span text:style-name="T7">None</text:span><text:span text:style-name="T4">):</text:span></text:p>
      <text:p text:style-name="P1"><text:span text:style-name="T1"><text:tab/><text:tab/>tkMessageBox</text:span><text:span text:style-name="T4">.</text:span><text:span text:style-name="T1">showinfo</text:span><text:span text:style-name="T4">(</text:span><text:span text:style-name="T6">"About"</text:span><text:span text:style-name="T4">,</text:span></text:p>
      <text:p text:style-name="P1"><text:span text:style-name="T1"><text:tab/><text:tab/><text:tab/><text:tab/></text:span><text:span text:style-name="T6">"%s\nby %s [%s]\nVersion: %s\nLast Change: %s"</text:span><text:span text:style-name="T1"> </text:span><text:span text:style-name="T4">%</text:span><text:span text:style-name="T1"> \</text:span></text:p>
      <text:p text:style-name="P1"><text:span text:style-name="T1"><text:tab/><text:tab/><text:tab/><text:tab/></text:span><text:span text:style-name="T4">(</text:span><text:span text:style-name="T1">Utils</text:span><text:span text:style-name="T4">.</text:span><text:span text:style-name="T1">__prg__</text:span><text:span text:style-name="T4">,</text:span><text:span text:style-name="T1"> __author__</text:span><text:span text:style-name="T4">,</text:span><text:span text:style-name="T1"> __email__</text:span><text:span text:style-name="T4">,</text:span><text:span text:style-name="T1"> __version__</text:span><text:span text:style-name="T4">,</text:span><text:span text:style-name="T1"> __date__</text:span><text:span text:style-name="T4">),</text:span></text:p>
      <text:p text:style-name="P1"><text:span text:style-name="T1"><text:tab/><text:tab/><text:tab/><text:tab/>parent</text:span><text:span text:style-name="T4">=</text:span><text:span text:style-name="T1">self</text:span><text:span text:style-name="T4">)</text:span></text:p>
      <text:p text:style-name="P4"/>
      <text:p text:style-name="P1"><text:span text:style-name="T1"><text:tab/></text:span><text:span text:style-name="T10">#----------------------------------------------------------------------</text:span></text:p>
      <text:p text:style-name="P1"><text:span text:style-name="T1"><text:tab/></text:span><text:span text:style-name="T7">def</text:span><text:span text:style-name="T1"> </text:span><text:span text:style-name="T11">reportDialog</text:span><text:span text:style-name="T4">(</text:span><text:span text:style-name="T1">self</text:span><text:span text:style-name="T4">,</text:span><text:span text:style-name="T1"> event</text:span><text:span text:style-name="T4">=</text:span><text:span text:style-name="T7">None</text:span><text:span text:style-name="T4">):</text:span></text:p>
      <text:p text:style-name="P1"><text:span text:style-name="T1"><text:tab/><text:tab/>Utils</text:span><text:span text:style-name="T4">.</text:span><text:span text:style-name="T1">ReportDialog</text:span><text:span text:style-name="T4">(</text:span><text:span text:style-name="T1">self</text:span><text:span text:style-name="T4">)</text:span></text:p>
      <text:p text:style-name="P4"/>
      <text:p text:style-name="P1"><text:span text:style-name="T1"><text:tab/></text:span><text:span text:style-name="T10">#----------------------------------------------------------------------</text:span></text:p>
      <text:p text:style-name="P1"><text:span text:style-name="T1"><text:tab/></text:span><text:span text:style-name="T7">def</text:span><text:span text:style-name="T1"> </text:span><text:span text:style-name="T11">insertBlock</text:span><text:span text:style-name="T4">(</text:span><text:span text:style-name="T1">self</text:span><text:span text:style-name="T4">):</text:span></text:p>
      <text:p text:style-name="P1"><text:soft-page-break/><text:span text:style-name="T1"><text:tab/><text:tab/>self</text:span><text:span text:style-name="T4">.</text:span><text:span text:style-name="T1">tabPage</text:span><text:span text:style-name="T4">.</text:span><text:span text:style-name="T1">changePage</text:span><text:span text:style-name="T4">(</text:span><text:span text:style-name="T6">"Editor"</text:span><text:span text:style-name="T4">)</text:span></text:p>
      <text:p text:style-name="P1"><text:span text:style-name="T1"><text:tab/><text:tab/>self</text:span><text:span text:style-name="T4">.</text:span><text:span text:style-name="T1">gcodelist</text:span><text:span text:style-name="T4">.</text:span><text:span text:style-name="T1">insertBlock</text:span><text:span text:style-name="T4">()</text:span></text:p>
      <text:p text:style-name="P4"/>
      <text:p text:style-name="P1"><text:span text:style-name="T1"><text:tab/></text:span><text:span text:style-name="T10">#----------------------------------------------------------------------</text:span></text:p>
      <text:p text:style-name="P1"><text:span text:style-name="T1"><text:tab/></text:span><text:span text:style-name="T7">def</text:span><text:span text:style-name="T1"> </text:span><text:span text:style-name="T11">insertLine</text:span><text:span text:style-name="T4">(</text:span><text:span text:style-name="T1">self</text:span><text:span text:style-name="T4">):</text:span></text:p>
      <text:p text:style-name="P1"><text:span text:style-name="T1"><text:tab/><text:tab/>self</text:span><text:span text:style-name="T4">.</text:span><text:span text:style-name="T1">tabPage</text:span><text:span text:style-name="T4">.</text:span><text:span text:style-name="T1">changePage</text:span><text:span text:style-name="T4">(</text:span><text:span text:style-name="T6">"Editor"</text:span><text:span text:style-name="T4">)</text:span></text:p>
      <text:p text:style-name="P1"><text:span text:style-name="T1"><text:tab/><text:tab/>self</text:span><text:span text:style-name="T4">.</text:span><text:span text:style-name="T1">gcodelist</text:span><text:span text:style-name="T4">.</text:span><text:span text:style-name="T1">insertLine</text:span><text:span text:style-name="T4">()</text:span></text:p>
      <text:p text:style-name="P4"/>
      <text:p text:style-name="P1"><text:span text:style-name="T1"><text:tab/></text:span><text:span text:style-name="T10">#----------------------------------------------------------------------</text:span></text:p>
      <text:p text:style-name="P1"><text:span text:style-name="T1"><text:tab/></text:span><text:span text:style-name="T7">def</text:span><text:span text:style-name="T1"> </text:span><text:span text:style-name="T11">toggleDrawFlag</text:span><text:span text:style-name="T4">(</text:span><text:span text:style-name="T1">self</text:span><text:span text:style-name="T4">):</text:span></text:p>
      <text:p text:style-name="P1"><text:span text:style-name="T1"><text:tab/><text:tab/>self</text:span><text:span text:style-name="T4">.</text:span><text:span text:style-name="T1">canvas</text:span><text:span text:style-name="T4">.</text:span><text:span text:style-name="T1">draw_axes <text:s text:c="4"/></text:span><text:span text:style-name="T4">=</text:span><text:span text:style-name="T1"> self</text:span><text:span text:style-name="T4">.</text:span><text:span text:style-name="T1">draw_axes</text:span><text:span text:style-name="T4">.</text:span><text:span text:style-name="T1">get</text:span><text:span text:style-name="T4">()</text:span></text:p>
      <text:p text:style-name="P1"><text:span text:style-name="T1"><text:tab/><text:tab/>self</text:span><text:span text:style-name="T4">.</text:span><text:span text:style-name="T1">canvas</text:span><text:span text:style-name="T4">.</text:span><text:span text:style-name="T1">draw_grid <text:s text:c="4"/></text:span><text:span text:style-name="T4">=</text:span><text:span text:style-name="T1"> self</text:span><text:span text:style-name="T4">.</text:span><text:span text:style-name="T1">draw_grid</text:span><text:span text:style-name="T4">.</text:span><text:span text:style-name="T1">get</text:span><text:span text:style-name="T4">()</text:span></text:p>
      <text:p text:style-name="P1"><text:span text:style-name="T1"><text:tab/><text:tab/>self</text:span><text:span text:style-name="T4">.</text:span><text:span text:style-name="T1">canvas</text:span><text:span text:style-name="T4">.</text:span><text:span text:style-name="T1">draw_margin <text:s text:c="2"/></text:span><text:span text:style-name="T4">=</text:span><text:span text:style-name="T1"> self</text:span><text:span text:style-name="T4">.</text:span><text:span text:style-name="T1">draw_margin</text:span><text:span text:style-name="T4">.</text:span><text:span text:style-name="T1">get</text:span><text:span text:style-name="T4">()</text:span></text:p>
      <text:p text:style-name="P1"><text:span text:style-name="T1"><text:tab/><text:tab/>self</text:span><text:span text:style-name="T4">.</text:span><text:span text:style-name="T1">canvas</text:span><text:span text:style-name="T4">.</text:span><text:span text:style-name="T1">draw_probe <text:s text:c="3"/></text:span><text:span text:style-name="T4">=</text:span><text:span text:style-name="T1"> self</text:span><text:span text:style-name="T4">.</text:span><text:span text:style-name="T1">draw_probe</text:span><text:span text:style-name="T4">.</text:span><text:span text:style-name="T1">get</text:span><text:span text:style-name="T4">()</text:span></text:p>
      <text:p text:style-name="P1"><text:span text:style-name="T1"><text:tab/><text:tab/>self</text:span><text:span text:style-name="T4">.</text:span><text:span text:style-name="T1">canvas</text:span><text:span text:style-name="T4">.</text:span><text:span text:style-name="T1">draw_paths <text:s text:c="3"/></text:span><text:span text:style-name="T4">=</text:span><text:span text:style-name="T1"> self</text:span><text:span text:style-name="T4">.</text:span><text:span text:style-name="T1">draw_paths</text:span><text:span text:style-name="T4">.</text:span><text:span text:style-name="T1">get</text:span><text:span text:style-name="T4">()</text:span></text:p>
      <text:p text:style-name="P1"><text:span text:style-name="T1"><text:tab/><text:tab/>self</text:span><text:span text:style-name="T4">.</text:span><text:span text:style-name="T1">canvas</text:span><text:span text:style-name="T4">.</text:span><text:span text:style-name="T1">draw_rapid <text:s text:c="3"/></text:span><text:span text:style-name="T4">=</text:span><text:span text:style-name="T1"> self</text:span><text:span text:style-name="T4">.</text:span><text:span text:style-name="T1">draw_rapid</text:span><text:span text:style-name="T4">.</text:span><text:span text:style-name="T1">get</text:span><text:span text:style-name="T4">()</text:span></text:p>
      <text:p text:style-name="P1"><text:span text:style-name="T1"><text:tab/><text:tab/>self</text:span><text:span text:style-name="T4">.</text:span><text:span text:style-name="T1">canvas</text:span><text:span text:style-name="T4">.</text:span><text:span text:style-name="T1">draw_workarea </text:span><text:span text:style-name="T4">=</text:span><text:span text:style-name="T1"> self</text:span><text:span text:style-name="T4">.</text:span><text:span text:style-name="T1">draw_workarea</text:span><text:span text:style-name="T4">.</text:span><text:span text:style-name="T1">get</text:span><text:span text:style-name="T4">()</text:span></text:p>
      <text:p text:style-name="P1"><text:span text:style-name="T1"><text:tab/><text:tab/>self</text:span><text:span text:style-name="T4">.</text:span><text:span text:style-name="T1">viewChange</text:span><text:span text:style-name="T4">()</text:span></text:p>
      <text:p text:style-name="P4"/>
      <text:p text:style-name="P1"><text:span text:style-name="T1"><text:tab/></text:span><text:span text:style-name="T10">#----------------------------------------------------------------------</text:span></text:p>
      <text:p text:style-name="P1"><text:span text:style-name="T1"><text:tab/></text:span><text:span text:style-name="T7">def</text:span><text:span text:style-name="T1"> </text:span><text:span text:style-name="T11">viewChange</text:span><text:span text:style-name="T4">(</text:span><text:span text:style-name="T1">self</text:span><text:span text:style-name="T4">,</text:span><text:span text:style-name="T1"> a</text:span><text:span text:style-name="T4">=</text:span><text:span text:style-name="T7">None</text:span><text:span text:style-name="T4">,</text:span><text:span text:style-name="T1"> b</text:span><text:span text:style-name="T4">=</text:span><text:span text:style-name="T7">None</text:span><text:span text:style-name="T4">,</text:span><text:span text:style-name="T1"> c</text:span><text:span text:style-name="T4">=</text:span><text:span text:style-name="T7">None</text:span><text:span text:style-name="T4">):</text:span></text:p>
      <text:p text:style-name="P1"><text:span text:style-name="T1"><text:tab/><text:tab/>self</text:span><text:span text:style-name="T4">.</text:span><text:span text:style-name="T1">draw</text:span><text:span text:style-name="T4">()</text:span></text:p>
      <text:p text:style-name="P1"><text:span text:style-name="T1"><text:tab/><text:tab/></text:span><text:span text:style-name="T7">if</text:span><text:span text:style-name="T1"> self</text:span><text:span text:style-name="T4">.</text:span><text:span text:style-name="T1">running</text:span><text:span text:style-name="T4">:</text:span></text:p>
      <text:p text:style-name="P1"><text:span text:style-name="T1"><text:tab/><text:tab/><text:tab/>self</text:span><text:span text:style-name="T4">.</text:span><text:span text:style-name="T1">_selectI </text:span><text:span text:style-name="T4">=</text:span><text:span text:style-name="T1"> </text:span><text:span text:style-name="T8">0</text:span><text:span text:style-name="T1"><text:tab/></text:span><text:span text:style-name="T10"># last selection pointer in items</text:span></text:p>
      <text:p text:style-name="P1"><text:span text:style-name="T1"><text:tab/><text:tab/></text:span><text:span text:style-name="T7">else</text:span><text:span text:style-name="T4">:</text:span></text:p>
      <text:p text:style-name="P1"><text:span text:style-name="T1"><text:tab/><text:tab/><text:tab/>self</text:span><text:span text:style-name="T4">.</text:span><text:span text:style-name="T1">selectionChange</text:span><text:span text:style-name="T4">()</text:span></text:p>
      <text:p text:style-name="P4"/>
      <text:p text:style-name="P1"><text:span text:style-name="T1"><text:tab/></text:span><text:span text:style-name="T10"># ----------------------------------------------------------------------</text:span></text:p>
      <text:p text:style-name="P1"><text:span text:style-name="T1"><text:tab/></text:span><text:span text:style-name="T7">def</text:span><text:span text:style-name="T1"> </text:span><text:span text:style-name="T11">viewXY</text:span><text:span text:style-name="T4">(</text:span><text:span text:style-name="T1">self</text:span><text:span text:style-name="T4">,</text:span><text:span text:style-name="T1"> event</text:span><text:span text:style-name="T4">=</text:span><text:span text:style-name="T7">None</text:span><text:span text:style-name="T4">):</text:span></text:p>
      <text:p text:style-name="P1"><text:span text:style-name="T1"><text:tab/><text:tab/>self</text:span><text:span text:style-name="T4">.</text:span><text:span text:style-name="T1">view</text:span><text:span text:style-name="T4">.</text:span><text:span text:style-name="T1">set</text:span><text:span text:style-name="T4">(</text:span><text:span text:style-name="T1">CNCCanvas</text:span><text:span text:style-name="T4">.</text:span><text:span text:style-name="T1">VIEWS</text:span><text:span text:style-name="T4">[</text:span><text:span text:style-name="T1">CNCCanvas</text:span><text:span text:style-name="T4">.</text:span><text:span text:style-name="T1">VIEW_XY</text:span><text:span text:style-name="T4">])</text:span></text:p>
      <text:p text:style-name="P4"/>
      <text:p text:style-name="P1"><text:span text:style-name="T1"><text:tab/></text:span><text:span text:style-name="T10"># ----------------------------------------------------------------------</text:span></text:p>
      <text:p text:style-name="P1"><text:span text:style-name="T1"><text:tab/></text:span><text:span text:style-name="T7">def</text:span><text:span text:style-name="T1"> </text:span><text:span text:style-name="T11">viewXZ</text:span><text:span text:style-name="T4">(</text:span><text:span text:style-name="T1">self</text:span><text:span text:style-name="T4">,</text:span><text:span text:style-name="T1"> event</text:span><text:span text:style-name="T4">=</text:span><text:span text:style-name="T7">None</text:span><text:span text:style-name="T4">):</text:span></text:p>
      <text:p text:style-name="P1"><text:span text:style-name="T1"><text:tab/><text:tab/>self</text:span><text:span text:style-name="T4">.</text:span><text:span text:style-name="T1">view</text:span><text:span text:style-name="T4">.</text:span><text:span text:style-name="T1">set</text:span><text:span text:style-name="T4">(</text:span><text:span text:style-name="T1">CNCCanvas</text:span><text:span text:style-name="T4">.</text:span><text:span text:style-name="T1">VIEWS</text:span><text:span text:style-name="T4">[</text:span><text:span text:style-name="T1">CNCCanvas</text:span><text:span text:style-name="T4">.</text:span><text:span text:style-name="T1">VIEW_XZ</text:span><text:span text:style-name="T4">])</text:span></text:p>
      <text:p text:style-name="P4"/>
      <text:p text:style-name="P1"><text:span text:style-name="T1"><text:tab/></text:span><text:span text:style-name="T10"># ----------------------------------------------------------------------</text:span></text:p>
      <text:p text:style-name="P1"><text:span text:style-name="T1"><text:tab/></text:span><text:span text:style-name="T7">def</text:span><text:span text:style-name="T1"> </text:span><text:span text:style-name="T11">viewYZ</text:span><text:span text:style-name="T4">(</text:span><text:span text:style-name="T1">self</text:span><text:span text:style-name="T4">,</text:span><text:span text:style-name="T1"> event</text:span><text:span text:style-name="T4">=</text:span><text:span text:style-name="T7">None</text:span><text:span text:style-name="T4">):</text:span></text:p>
      <text:p text:style-name="P1"><text:span text:style-name="T1"><text:tab/><text:tab/>self</text:span><text:span text:style-name="T4">.</text:span><text:span text:style-name="T1">view</text:span><text:span text:style-name="T4">.</text:span><text:span text:style-name="T1">set</text:span><text:span text:style-name="T4">(</text:span><text:span text:style-name="T1">CNCCanvas</text:span><text:span text:style-name="T4">.</text:span><text:span text:style-name="T1">VIEWS</text:span><text:span text:style-name="T4">[</text:span><text:span text:style-name="T1">CNCCanvas</text:span><text:span text:style-name="T4">.</text:span><text:span text:style-name="T1">VIEW_YZ</text:span><text:span text:style-name="T4">])</text:span></text:p>
      <text:p text:style-name="P4"/>
      <text:p text:style-name="P1"><text:span text:style-name="T1"><text:tab/></text:span><text:span text:style-name="T10"># ----------------------------------------------------------------------</text:span></text:p>
      <text:p text:style-name="P1"><text:span text:style-name="T1"><text:tab/></text:span><text:span text:style-name="T7">def</text:span><text:span text:style-name="T1"> </text:span><text:span text:style-name="T11">viewISO1</text:span><text:span text:style-name="T4">(</text:span><text:span text:style-name="T1">self</text:span><text:span text:style-name="T4">,</text:span><text:span text:style-name="T1"> event</text:span><text:span text:style-name="T4">=</text:span><text:span text:style-name="T7">None</text:span><text:span text:style-name="T4">):</text:span></text:p>
      <text:p text:style-name="P1"><text:span text:style-name="T1"><text:tab/><text:tab/>self</text:span><text:span text:style-name="T4">.</text:span><text:span text:style-name="T1">view</text:span><text:span text:style-name="T4">.</text:span><text:span text:style-name="T1">set</text:span><text:span text:style-name="T4">(</text:span><text:span text:style-name="T1">CNCCanvas</text:span><text:span text:style-name="T4">.</text:span><text:span text:style-name="T1">VIEWS</text:span><text:span text:style-name="T4">[</text:span><text:span text:style-name="T1">CNCCanvas</text:span><text:span text:style-name="T4">.</text:span><text:span text:style-name="T1">VIEW_ISO1</text:span><text:span text:style-name="T4">])</text:span></text:p>
      <text:p text:style-name="P4"/>
      <text:p text:style-name="P1"><text:span text:style-name="T1"><text:tab/></text:span><text:span text:style-name="T10"># ----------------------------------------------------------------------</text:span></text:p>
      <text:p text:style-name="P1"><text:span text:style-name="T1"><text:tab/></text:span><text:span text:style-name="T7">def</text:span><text:span text:style-name="T1"> </text:span><text:span text:style-name="T11">viewISO2</text:span><text:span text:style-name="T4">(</text:span><text:span text:style-name="T1">self</text:span><text:span text:style-name="T4">,</text:span><text:span text:style-name="T1"> event</text:span><text:span text:style-name="T4">=</text:span><text:span text:style-name="T7">None</text:span><text:span text:style-name="T4">):</text:span></text:p>
      <text:p text:style-name="P1"><text:span text:style-name="T1"><text:tab/><text:tab/>self</text:span><text:span text:style-name="T4">.</text:span><text:span text:style-name="T1">view</text:span><text:span text:style-name="T4">.</text:span><text:span text:style-name="T1">set</text:span><text:span text:style-name="T4">(</text:span><text:span text:style-name="T1">CNCCanvas</text:span><text:span text:style-name="T4">.</text:span><text:span text:style-name="T1">VIEWS</text:span><text:span text:style-name="T4">[</text:span><text:span text:style-name="T1">CNCCanvas</text:span><text:span text:style-name="T4">.</text:span><text:span text:style-name="T1">VIEW_ISO2</text:span><text:span text:style-name="T4">])</text:span></text:p>
      <text:p text:style-name="P4"/>
      <text:p text:style-name="P1"><text:span text:style-name="T1"><text:tab/></text:span><text:span text:style-name="T10"># ----------------------------------------------------------------------</text:span></text:p>
      <text:p text:style-name="P1"><text:span text:style-name="T1"><text:tab/></text:span><text:span text:style-name="T7">def</text:span><text:span text:style-name="T1"> </text:span><text:span text:style-name="T11">viewISO3</text:span><text:span text:style-name="T4">(</text:span><text:span text:style-name="T1">self</text:span><text:span text:style-name="T4">,</text:span><text:span text:style-name="T1"> event</text:span><text:span text:style-name="T4">=</text:span><text:span text:style-name="T7">None</text:span><text:span text:style-name="T4">):</text:span></text:p>
      <text:p text:style-name="P1"><text:span text:style-name="T1"><text:tab/><text:tab/>self</text:span><text:span text:style-name="T4">.</text:span><text:span text:style-name="T1">view</text:span><text:span text:style-name="T4">.</text:span><text:span text:style-name="T1">set</text:span><text:span text:style-name="T4">(</text:span><text:span text:style-name="T1">CNCCanvas</text:span><text:span text:style-name="T4">.</text:span><text:span text:style-name="T1">VIEWS</text:span><text:span text:style-name="T4">[</text:span><text:span text:style-name="T1">CNCCanvas</text:span><text:span text:style-name="T4">.</text:span><text:span text:style-name="T1">VIEW_ISO3</text:span><text:span text:style-name="T4">])</text:span></text:p>
      <text:p text:style-name="P4"/>
      <text:p text:style-name="P1"><text:span text:style-name="T1"><text:tab/></text:span><text:span text:style-name="T10"># ----------------------------------------------------------------------</text:span></text:p>
      <text:p text:style-name="P1"><text:span text:style-name="T1"><text:tab/></text:span><text:span text:style-name="T7">def</text:span><text:span text:style-name="T1"> </text:span><text:span text:style-name="T11">draw</text:span><text:span text:style-name="T4">(</text:span><text:span text:style-name="T1">self</text:span><text:span text:style-name="T4">):</text:span></text:p>
      <text:p text:style-name="P1"><text:span text:style-name="T1"><text:tab/><text:tab/>view </text:span><text:span text:style-name="T4">=</text:span><text:span text:style-name="T1"> CNCCanvas</text:span><text:span text:style-name="T4">.</text:span><text:span text:style-name="T1">VIEWS</text:span><text:span text:style-name="T4">.</text:span><text:span text:style-name="T1">index</text:span><text:span text:style-name="T4">(</text:span><text:span text:style-name="T1">self</text:span><text:span text:style-name="T4">.</text:span><text:span text:style-name="T1">view</text:span><text:span text:style-name="T4">.</text:span><text:span text:style-name="T1">get</text:span><text:span text:style-name="T4">())</text:span></text:p>
      <text:p text:style-name="P1"><text:span text:style-name="T1"><text:tab/><text:tab/>self</text:span><text:span text:style-name="T4">.</text:span><text:span text:style-name="T1">canvas</text:span><text:span text:style-name="T4">.</text:span><text:span text:style-name="T1">draw</text:span><text:span text:style-name="T4">(</text:span><text:span text:style-name="T1">view</text:span><text:span text:style-name="T4">)</text:span></text:p>
      <text:p text:style-name="P1"><text:span text:style-name="T1"><text:tab/><text:tab/>self</text:span><text:span text:style-name="T4">.</text:span><text:span text:style-name="T1">selectionChange</text:span><text:span text:style-name="T4">()</text:span></text:p>
      <text:p text:style-name="P4"/>
      <text:p text:style-name="P1"><text:span text:style-name="T1"><text:tab/></text:span><text:span text:style-name="T10"># ----------------------------------------------------------------------</text:span></text:p>
      <text:p text:style-name="P1"><text:span text:style-name="T1"><text:tab/></text:span><text:span text:style-name="T10"># Redraw with a small delay</text:span></text:p>
      <text:p text:style-name="P1"><text:span text:style-name="T1"><text:tab/></text:span><text:span text:style-name="T10"># ----------------------------------------------------------------------</text:span></text:p>
      <text:p text:style-name="P1"><text:span text:style-name="T1"><text:tab/></text:span><text:span text:style-name="T7">def</text:span><text:span text:style-name="T1"> </text:span><text:span text:style-name="T11">drawAfter</text:span><text:span text:style-name="T4">(</text:span><text:span text:style-name="T1">self</text:span><text:span text:style-name="T4">,</text:span><text:span text:style-name="T1"> event</text:span><text:span text:style-name="T4">=</text:span><text:span text:style-name="T7">None</text:span><text:span text:style-name="T4">):</text:span></text:p>
      <text:p text:style-name="P1"><text:span text:style-name="T1"><text:tab/><text:tab/></text:span><text:span text:style-name="T7">if</text:span><text:span text:style-name="T1"> self</text:span><text:span text:style-name="T4">.</text:span><text:span text:style-name="T1">_drawAfter </text:span><text:span text:style-name="T7">is</text:span><text:span text:style-name="T1"> </text:span><text:span text:style-name="T7">not</text:span><text:span text:style-name="T1"> </text:span><text:span text:style-name="T7">None</text:span><text:span text:style-name="T4">:</text:span><text:span text:style-name="T1"> self</text:span><text:span text:style-name="T4">.</text:span><text:span text:style-name="T1">after_cancel</text:span><text:span text:style-name="T4">(</text:span><text:span text:style-name="T1">self</text:span><text:span text:style-name="T4">.</text:span><text:span text:style-name="T1">_drawAfter</text:span><text:span text:style-name="T4">)</text:span></text:p>
      <text:p text:style-name="P1"><text:span text:style-name="T1"><text:tab/><text:tab/>self</text:span><text:span text:style-name="T4">.</text:span><text:span text:style-name="T1">_drawAfter </text:span><text:span text:style-name="T4">=</text:span><text:span text:style-name="T1"> self</text:span><text:span text:style-name="T4">.</text:span><text:span text:style-name="T1">after</text:span><text:span text:style-name="T4">(</text:span><text:span text:style-name="T1">DRAW_AFTER</text:span><text:span text:style-name="T4">,</text:span><text:span text:style-name="T1"> self</text:span><text:span text:style-name="T4">.</text:span><text:span text:style-name="T1">draw</text:span><text:span text:style-name="T4">)</text:span></text:p>
      <text:p text:style-name="P4"/>
      <text:p text:style-name="P1"><text:soft-page-break/><text:span text:style-name="T1"><text:tab/></text:span><text:span text:style-name="T10"># ----------------------------------------------------------------------</text:span></text:p>
      <text:p text:style-name="P1"><text:span text:style-name="T1"><text:tab/></text:span><text:span text:style-name="T7">def</text:span><text:span text:style-name="T1"> </text:span><text:span text:style-name="T11">changePage</text:span><text:span text:style-name="T4">(</text:span><text:span text:style-name="T1">self</text:span><text:span text:style-name="T4">,</text:span><text:span text:style-name="T1"> event</text:span><text:span text:style-name="T4">=</text:span><text:span text:style-name="T7">None</text:span><text:span text:style-name="T4">):</text:span></text:p>
      <text:p text:style-name="P1"><text:span text:style-name="T1"><text:tab/><text:tab/>page </text:span><text:span text:style-name="T4">=</text:span><text:span text:style-name="T1"> self</text:span><text:span text:style-name="T4">.</text:span><text:span text:style-name="T1">tabPage</text:span><text:span text:style-name="T4">.</text:span><text:span text:style-name="T1">getActivePage</text:span><text:span text:style-name="T4">()</text:span></text:p>
      <text:p text:style-name="P1"><text:span text:style-name="T1"><text:tab/><text:tab/></text:span><text:span text:style-name="T7">if</text:span><text:span text:style-name="T1"> page </text:span><text:span text:style-name="T4">==</text:span><text:span text:style-name="T1"> </text:span><text:span text:style-name="T6">"WCS"</text:span><text:span text:style-name="T4">:</text:span></text:p>
      <text:p text:style-name="P1"><text:span text:style-name="T1"><text:tab/><text:tab/><text:tab/>self</text:span><text:span text:style-name="T4">.</text:span><text:span text:style-name="T1">sendGrbl</text:span><text:span text:style-name="T4">(</text:span><text:span text:style-name="T6">"$#\n$G\n"</text:span><text:span text:style-name="T4">)</text:span></text:p>
      <text:p text:style-name="P1"><text:span text:style-name="T1"><text:tab/><text:tab/><text:tab/></text:span><text:span text:style-name="T7">return</text:span></text:p>
      <text:p text:style-name="P1"><text:span text:style-name="T1"><text:tab/><text:tab/></text:span><text:span text:style-name="T10">#elif page == "Probe":</text:span></text:p>
      <text:p text:style-name="P1"><text:span text:style-name="T1"><text:tab/><text:tab/></text:span><text:span text:style-name="T10">#<text:tab/>self.probeChange(False)</text:span></text:p>
      <text:p text:style-name="P4"/>
      <text:p text:style-name="P1"><text:span text:style-name="T1"><text:tab/><text:tab/>focus </text:span><text:span text:style-name="T4">=</text:span><text:span text:style-name="T1"> self</text:span><text:span text:style-name="T4">.</text:span><text:span text:style-name="T1">focus_get</text:span><text:span text:style-name="T4">()</text:span></text:p>
      <text:p text:style-name="P1"><text:span text:style-name="T1"><text:tab/><text:tab/></text:span><text:span text:style-name="T7">if</text:span><text:span text:style-name="T1"> focus </text:span><text:span text:style-name="T7">and</text:span><text:span text:style-name="T1"> focus </text:span><text:span text:style-name="T7">is</text:span><text:span text:style-name="T1"> self</text:span><text:span text:style-name="T4">.</text:span><text:span text:style-name="T1">gcodelist </text:span><text:span text:style-name="T7">and</text:span><text:span text:style-name="T1"> page </text:span><text:span text:style-name="T4">!=</text:span><text:span text:style-name="T1"> </text:span><text:span text:style-name="T6">"Editor"</text:span><text:span text:style-name="T4">:</text:span></text:p>
      <text:p text:style-name="P1"><text:span text:style-name="T1"><text:tab/><text:tab/><text:tab/></text:span><text:span text:style-name="T10"># if the focus was on the editor, but the Editor page is not active</text:span></text:p>
      <text:p text:style-name="P1"><text:span text:style-name="T1"><text:tab/><text:tab/><text:tab/></text:span><text:span text:style-name="T10"># set the focus to the canvas</text:span></text:p>
      <text:p text:style-name="P1"><text:span text:style-name="T1"><text:tab/><text:tab/><text:tab/>self</text:span><text:span text:style-name="T4">.</text:span><text:span text:style-name="T1">canvas</text:span><text:span text:style-name="T4">.</text:span><text:span text:style-name="T1">focus_set</text:span><text:span text:style-name="T4">()</text:span></text:p>
      <text:p text:style-name="P4"/>
      <text:p text:style-name="P1"><text:span text:style-name="T1"><text:tab/></text:span><text:span text:style-name="T10">#----------------------------------------------------------------------</text:span></text:p>
      <text:p text:style-name="P1"><text:span text:style-name="T1"><text:tab/></text:span><text:span text:style-name="T7">def</text:span><text:span text:style-name="T1"> </text:span><text:span text:style-name="T11">commandFocus</text:span><text:span text:style-name="T4">(</text:span><text:span text:style-name="T1">self</text:span><text:span text:style-name="T4">,</text:span><text:span text:style-name="T1"> event</text:span><text:span text:style-name="T4">=</text:span><text:span text:style-name="T7">None</text:span><text:span text:style-name="T4">):</text:span></text:p>
      <text:p text:style-name="P1"><text:span text:style-name="T1"><text:tab/><text:tab/>self</text:span><text:span text:style-name="T4">.</text:span><text:span text:style-name="T1">command</text:span><text:span text:style-name="T4">.</text:span><text:span text:style-name="T1">focus_set</text:span><text:span text:style-name="T4">()</text:span></text:p>
      <text:p text:style-name="P4"/>
      <text:p text:style-name="P1"><text:span text:style-name="T1"><text:tab/></text:span><text:span text:style-name="T10">#----------------------------------------------------------------------</text:span></text:p>
      <text:p text:style-name="P1"><text:span text:style-name="T1"><text:tab/></text:span><text:span text:style-name="T7">def</text:span><text:span text:style-name="T1"> </text:span><text:span text:style-name="T11">commandFocusIn</text:span><text:span text:style-name="T4">(</text:span><text:span text:style-name="T1">self</text:span><text:span text:style-name="T4">,</text:span><text:span text:style-name="T1"> event</text:span><text:span text:style-name="T4">=</text:span><text:span text:style-name="T7">None</text:span><text:span text:style-name="T4">):</text:span></text:p>
      <text:p text:style-name="P1"><text:span text:style-name="T1"><text:tab/><text:tab/>self</text:span><text:span text:style-name="T4">.</text:span><text:span text:style-name="T1">cmdlabel</text:span><text:span text:style-name="T4">[</text:span><text:span text:style-name="T6">"foreground"</text:span><text:span text:style-name="T4">]</text:span><text:span text:style-name="T1"> </text:span><text:span text:style-name="T4">=</text:span><text:span text:style-name="T1"> </text:span><text:span text:style-name="T6">"Blue"</text:span></text:p>
      <text:p text:style-name="P4"/>
      <text:p text:style-name="P1"><text:span text:style-name="T1"><text:tab/></text:span><text:span text:style-name="T10">#----------------------------------------------------------------------</text:span></text:p>
      <text:p text:style-name="P1"><text:span text:style-name="T1"><text:tab/></text:span><text:span text:style-name="T7">def</text:span><text:span text:style-name="T1"> </text:span><text:span text:style-name="T11">commandFocusOut</text:span><text:span text:style-name="T4">(</text:span><text:span text:style-name="T1">self</text:span><text:span text:style-name="T4">,</text:span><text:span text:style-name="T1"> event</text:span><text:span text:style-name="T4">=</text:span><text:span text:style-name="T7">None</text:span><text:span text:style-name="T4">):</text:span></text:p>
      <text:p text:style-name="P1"><text:span text:style-name="T1"><text:tab/><text:tab/>self</text:span><text:span text:style-name="T4">.</text:span><text:span text:style-name="T1">cmdlabel</text:span><text:span text:style-name="T4">[</text:span><text:span text:style-name="T6">"foreground"</text:span><text:span text:style-name="T4">]</text:span><text:span text:style-name="T1"> </text:span><text:span text:style-name="T4">=</text:span><text:span text:style-name="T1"> </text:span><text:span text:style-name="T6">"Black"</text:span></text:p>
      <text:p text:style-name="P4"/>
      <text:p text:style-name="P1"><text:span text:style-name="T1"><text:tab/></text:span><text:span text:style-name="T10">#----------------------------------------------------------------------</text:span></text:p>
      <text:p text:style-name="P1"><text:span text:style-name="T1"><text:tab/></text:span><text:span text:style-name="T7">def</text:span><text:span text:style-name="T1"> </text:span><text:span text:style-name="T11">canvasFocus</text:span><text:span text:style-name="T4">(</text:span><text:span text:style-name="T1">self</text:span><text:span text:style-name="T4">,</text:span><text:span text:style-name="T1"> event</text:span><text:span text:style-name="T4">=</text:span><text:span text:style-name="T7">None</text:span><text:span text:style-name="T4">):</text:span></text:p>
      <text:p text:style-name="P1"><text:span text:style-name="T1"><text:tab/><text:tab/>self</text:span><text:span text:style-name="T4">.</text:span><text:span text:style-name="T1">canvas</text:span><text:span text:style-name="T4">.</text:span><text:span text:style-name="T1">focus_set</text:span><text:span text:style-name="T4">()</text:span></text:p>
      <text:p text:style-name="P1"><text:span text:style-name="T1"><text:tab/><text:tab/></text:span><text:span text:style-name="T7">return</text:span><text:span text:style-name="T1"> </text:span><text:span text:style-name="T6">"break"</text:span></text:p>
      <text:p text:style-name="P4"/>
      <text:p text:style-name="P1"><text:span text:style-name="T1"><text:tab/></text:span><text:span text:style-name="T10">#----------------------------------------------------------------------</text:span></text:p>
      <text:p text:style-name="P1"><text:span text:style-name="T1"><text:tab/></text:span><text:span text:style-name="T7">def</text:span><text:span text:style-name="T1"> </text:span><text:span text:style-name="T11">selectAll</text:span><text:span text:style-name="T4">(</text:span><text:span text:style-name="T1">self</text:span><text:span text:style-name="T4">,</text:span><text:span text:style-name="T1"> event</text:span><text:span text:style-name="T4">=</text:span><text:span text:style-name="T7">None</text:span><text:span text:style-name="T4">):</text:span></text:p>
      <text:p text:style-name="P1"><text:span text:style-name="T1"><text:tab/><text:tab/></text:span><text:span text:style-name="T10">#self.tabPage.changePage("Editor")</text:span></text:p>
      <text:p text:style-name="P1"><text:span text:style-name="T1"><text:tab/><text:tab/>self</text:span><text:span text:style-name="T4">.</text:span><text:span text:style-name="T1">gcodelist</text:span><text:span text:style-name="T4">.</text:span><text:span text:style-name="T1">selectAll</text:span><text:span text:style-name="T4">()</text:span></text:p>
      <text:p text:style-name="P1"><text:span text:style-name="T1"><text:tab/><text:tab/>self</text:span><text:span text:style-name="T4">.</text:span><text:span text:style-name="T1">selectionChange</text:span><text:span text:style-name="T4">()</text:span></text:p>
      <text:p text:style-name="P1"><text:span text:style-name="T1"><text:tab/><text:tab/></text:span><text:span text:style-name="T7">return</text:span><text:span text:style-name="T1"> </text:span><text:span text:style-name="T6">"break"</text:span></text:p>
      <text:p text:style-name="P4"/>
      <text:p text:style-name="P1"><text:span text:style-name="T1"><text:tab/></text:span><text:span text:style-name="T10">#----------------------------------------------------------------------</text:span></text:p>
      <text:p text:style-name="P1"><text:span text:style-name="T1"><text:tab/></text:span><text:span text:style-name="T7">def</text:span><text:span text:style-name="T1"> </text:span><text:span text:style-name="T11">unselectAll</text:span><text:span text:style-name="T4">(</text:span><text:span text:style-name="T1">self</text:span><text:span text:style-name="T4">,</text:span><text:span text:style-name="T1"> event</text:span><text:span text:style-name="T4">=</text:span><text:span text:style-name="T7">None</text:span><text:span text:style-name="T4">):</text:span></text:p>
      <text:p text:style-name="P1"><text:span text:style-name="T1"><text:tab/><text:tab/></text:span><text:span text:style-name="T10">#self.tabPage.changePage("Editor")</text:span></text:p>
      <text:p text:style-name="P1"><text:span text:style-name="T1"><text:tab/><text:tab/>self</text:span><text:span text:style-name="T4">.</text:span><text:span text:style-name="T1">gcodelist</text:span><text:span text:style-name="T4">.</text:span><text:span text:style-name="T1">selectClear</text:span><text:span text:style-name="T4">()</text:span></text:p>
      <text:p text:style-name="P1"><text:span text:style-name="T1"><text:tab/><text:tab/>self</text:span><text:span text:style-name="T4">.</text:span><text:span text:style-name="T1">selectionChange</text:span><text:span text:style-name="T4">()</text:span></text:p>
      <text:p text:style-name="P1"><text:span text:style-name="T1"><text:tab/><text:tab/></text:span><text:span text:style-name="T7">return</text:span><text:span text:style-name="T1"> </text:span><text:span text:style-name="T6">"break"</text:span></text:p>
      <text:p text:style-name="P4"/>
      <text:p text:style-name="P1"><text:span text:style-name="T1"><text:tab/></text:span><text:span text:style-name="T10">#----------------------------------------------------------------------</text:span></text:p>
      <text:p text:style-name="P1"><text:span text:style-name="T1"><text:tab/></text:span><text:span text:style-name="T7">def</text:span><text:span text:style-name="T1"> </text:span><text:span text:style-name="T11">find</text:span><text:span text:style-name="T4">(</text:span><text:span text:style-name="T1">self</text:span><text:span text:style-name="T4">,</text:span><text:span text:style-name="T1"> event</text:span><text:span text:style-name="T4">=</text:span><text:span text:style-name="T7">None</text:span><text:span text:style-name="T4">):</text:span></text:p>
      <text:p text:style-name="P1"><text:span text:style-name="T1"><text:tab/><text:tab/>self</text:span><text:span text:style-name="T4">.</text:span><text:span text:style-name="T1">tabPage</text:span><text:span text:style-name="T4">.</text:span><text:span text:style-name="T1">changePage</text:span><text:span text:style-name="T4">(</text:span><text:span text:style-name="T6">"Editor"</text:span><text:span text:style-name="T4">)</text:span></text:p>
      <text:p text:style-name="P2">###<text:tab/><text:tab/>self.editor.findDialog()</text:p>
      <text:p text:style-name="P1"><text:span text:style-name="T1"><text:tab/><text:tab/></text:span><text:span text:style-name="T7">return</text:span><text:span text:style-name="T1"> </text:span><text:span text:style-name="T6">"break"</text:span></text:p>
      <text:p text:style-name="P4"/>
      <text:p text:style-name="P1"><text:span text:style-name="T1"><text:tab/></text:span><text:span text:style-name="T10">#----------------------------------------------------------------------</text:span></text:p>
      <text:p text:style-name="P1"><text:span text:style-name="T1"><text:tab/></text:span><text:span text:style-name="T7">def</text:span><text:span text:style-name="T1"> </text:span><text:span text:style-name="T11">findNext</text:span><text:span text:style-name="T4">(</text:span><text:span text:style-name="T1">self</text:span><text:span text:style-name="T4">,</text:span><text:span text:style-name="T1"> event</text:span><text:span text:style-name="T4">=</text:span><text:span text:style-name="T7">None</text:span><text:span text:style-name="T4">):</text:span></text:p>
      <text:p text:style-name="P1"><text:span text:style-name="T1"><text:tab/><text:tab/>self</text:span><text:span text:style-name="T4">.</text:span><text:span text:style-name="T1">tabPage</text:span><text:span text:style-name="T4">.</text:span><text:span text:style-name="T1">changePage</text:span><text:span text:style-name="T4">(</text:span><text:span text:style-name="T6">"Editor"</text:span><text:span text:style-name="T4">)</text:span></text:p>
      <text:p text:style-name="P2">###<text:tab/><text:tab/>self.editor.findNext()</text:p>
      <text:p text:style-name="P1"><text:span text:style-name="T1"><text:tab/><text:tab/></text:span><text:span text:style-name="T7">return</text:span><text:span text:style-name="T1"> </text:span><text:span text:style-name="T6">"break"</text:span></text:p>
      <text:p text:style-name="P4"/>
      <text:p text:style-name="P1"><text:span text:style-name="T1"><text:tab/></text:span><text:span text:style-name="T10">#----------------------------------------------------------------------</text:span></text:p>
      <text:p text:style-name="P1"><text:span text:style-name="T1"><text:tab/></text:span><text:span text:style-name="T7">def</text:span><text:span text:style-name="T1"> </text:span><text:span text:style-name="T11">replace</text:span><text:span text:style-name="T4">(</text:span><text:span text:style-name="T1">self</text:span><text:span text:style-name="T4">,</text:span><text:span text:style-name="T1"> event</text:span><text:span text:style-name="T4">=</text:span><text:span text:style-name="T7">None</text:span><text:span text:style-name="T4">):</text:span></text:p>
      <text:p text:style-name="P1"><text:span text:style-name="T1"><text:tab/><text:tab/>self</text:span><text:span text:style-name="T4">.</text:span><text:span text:style-name="T1">tabPage</text:span><text:span text:style-name="T4">.</text:span><text:span text:style-name="T1">changePage</text:span><text:span text:style-name="T4">(</text:span><text:span text:style-name="T6">"Editor"</text:span><text:span text:style-name="T4">)</text:span></text:p>
      <text:p text:style-name="P2">###<text:tab/><text:tab/>self.editor.replaceDialog()</text:p>
      <text:p text:style-name="P1"><text:span text:style-name="T1"><text:tab/><text:tab/></text:span><text:span text:style-name="T7">return</text:span><text:span text:style-name="T1"> </text:span><text:span text:style-name="T6">"break"</text:span></text:p>
      <text:p text:style-name="P4"/>
      <text:p text:style-name="P1"><text:soft-page-break/><text:span text:style-name="T1"><text:tab/></text:span><text:span text:style-name="T10">#----------------------------------------------------------------------</text:span></text:p>
      <text:p text:style-name="P1"><text:span text:style-name="T1"><text:tab/></text:span><text:span text:style-name="T10"># Keyboard binding to &lt;Return&gt;</text:span></text:p>
      <text:p text:style-name="P1"><text:span text:style-name="T1"><text:tab/></text:span><text:span text:style-name="T10">#----------------------------------------------------------------------</text:span></text:p>
      <text:p text:style-name="P1"><text:span text:style-name="T1"><text:tab/></text:span><text:span text:style-name="T7">def</text:span><text:span text:style-name="T1"> </text:span><text:span text:style-name="T11">cmdExecute</text:span><text:span text:style-name="T4">(</text:span><text:span text:style-name="T1">self</text:span><text:span text:style-name="T4">,</text:span><text:span text:style-name="T1"> event</text:span><text:span text:style-name="T4">):</text:span></text:p>
      <text:p text:style-name="P1"><text:span text:style-name="T1"><text:tab/><text:tab/>self</text:span><text:span text:style-name="T4">.</text:span><text:span text:style-name="T1">commandExecute</text:span><text:span text:style-name="T4">()</text:span></text:p>
      <text:p text:style-name="P4"/>
      <text:p text:style-name="P1"><text:span text:style-name="T1"><text:tab/></text:span><text:span text:style-name="T10"># ----------------------------------------------------------------------</text:span></text:p>
      <text:p text:style-name="P1"><text:span text:style-name="T1"><text:tab/></text:span><text:span text:style-name="T7">def</text:span><text:span text:style-name="T1"> </text:span><text:span text:style-name="T11">insertCommand</text:span><text:span text:style-name="T4">(</text:span><text:span text:style-name="T1">self</text:span><text:span text:style-name="T4">,</text:span><text:span text:style-name="T1"> cmd</text:span><text:span text:style-name="T4">,</text:span><text:span text:style-name="T1"> execute</text:span><text:span text:style-name="T4">=</text:span><text:span text:style-name="T7">False</text:span><text:span text:style-name="T4">):</text:span></text:p>
      <text:p text:style-name="P1"><text:span text:style-name="T1"><text:tab/><text:tab/>self</text:span><text:span text:style-name="T4">.</text:span><text:span text:style-name="T1">command</text:span><text:span text:style-name="T4">.</text:span><text:span text:style-name="T1">delete</text:span><text:span text:style-name="T4">(</text:span><text:span text:style-name="T8">0</text:span><text:span text:style-name="T4">,</text:span><text:span text:style-name="T1">END</text:span><text:span text:style-name="T4">)</text:span></text:p>
      <text:p text:style-name="P1"><text:span text:style-name="T1"><text:tab/><text:tab/>self</text:span><text:span text:style-name="T4">.</text:span><text:span text:style-name="T1">command</text:span><text:span text:style-name="T4">.</text:span><text:span text:style-name="T1">insert</text:span><text:span text:style-name="T4">(</text:span><text:span text:style-name="T8">0</text:span><text:span text:style-name="T4">,</text:span><text:span text:style-name="T1">cmd</text:span><text:span text:style-name="T4">)</text:span></text:p>
      <text:p text:style-name="P1"><text:span text:style-name="T1"><text:tab/><text:tab/></text:span><text:span text:style-name="T7">if</text:span><text:span text:style-name="T1"> execute</text:span><text:span text:style-name="T4">:</text:span><text:span text:style-name="T1"> self</text:span><text:span text:style-name="T4">.</text:span><text:span text:style-name="T1">commandExecute</text:span><text:span text:style-name="T4">(</text:span><text:span text:style-name="T7">False</text:span><text:span text:style-name="T4">)</text:span></text:p>
      <text:p text:style-name="P4"/>
      <text:p text:style-name="P1"><text:span text:style-name="T1"><text:tab/></text:span><text:span text:style-name="T10">#----------------------------------------------------------------------</text:span></text:p>
      <text:p text:style-name="P1"><text:span text:style-name="T1"><text:tab/></text:span><text:span text:style-name="T10"># Execute command from command line</text:span></text:p>
      <text:p text:style-name="P1"><text:span text:style-name="T1"><text:tab/></text:span><text:span text:style-name="T10">#----------------------------------------------------------------------</text:span></text:p>
      <text:p text:style-name="P1"><text:span text:style-name="T1"><text:tab/></text:span><text:span text:style-name="T7">def</text:span><text:span text:style-name="T1"> </text:span><text:span text:style-name="T11">commandExecute</text:span><text:span text:style-name="T4">(</text:span><text:span text:style-name="T1">self</text:span><text:span text:style-name="T4">,</text:span><text:span text:style-name="T1"> addHistory</text:span><text:span text:style-name="T4">=</text:span><text:span text:style-name="T7">True</text:span><text:span text:style-name="T4">):</text:span></text:p>
      <text:p text:style-name="P1"><text:span text:style-name="T1"><text:tab/><text:tab/>line </text:span><text:span text:style-name="T4">=</text:span><text:span text:style-name="T1"> self</text:span><text:span text:style-name="T4">.</text:span><text:span text:style-name="T1">command</text:span><text:span text:style-name="T4">.</text:span><text:span text:style-name="T1">get</text:span><text:span text:style-name="T4">().</text:span><text:span text:style-name="T1">strip</text:span><text:span text:style-name="T4">()</text:span></text:p>
      <text:p text:style-name="P1"><text:span text:style-name="T1"><text:tab/><text:tab/></text:span><text:span text:style-name="T7">if</text:span><text:span text:style-name="T1"> </text:span><text:span text:style-name="T7">not</text:span><text:span text:style-name="T1"> line</text:span><text:span text:style-name="T4">:</text:span><text:span text:style-name="T1"> </text:span><text:span text:style-name="T7">return</text:span></text:p>
      <text:p text:style-name="P4"/>
      <text:p text:style-name="P6"><text:span text:style-name="T1"><text:tab/><text:tab/></text:span><text:span text:style-name="T7">if</text:span><text:span text:style-name="T1"> line </text:span><text:span text:style-name="T4">==</text:span><text:span text:style-name="T6">"$C"</text:span><text:span text:style-name="T4">:</text:span></text:p>
      <text:p text:style-name="P6"><text:span text:style-name="T1"><text:tab/><text:tab/><text:tab/>self</text:span><text:span text:style-name="T4">.</text:span><text:span text:style-name="T1">_checkMode </text:span><text:span text:style-name="T4">=</text:span><text:span text:style-name="T1"> </text:span><text:span text:style-name="T7">not</text:span><text:span text:style-name="T1"> self</text:span><text:span text:style-name="T4">.</text:span><text:span text:style-name="T1">_checkMode</text:span></text:p>
      <text:p text:style-name="P5"/>
      <text:p text:style-name="P1"><text:span text:style-name="T1"><text:tab/><text:tab/></text:span><text:span text:style-name="T7">if</text:span><text:span text:style-name="T1"> self</text:span><text:span text:style-name="T4">.</text:span><text:span text:style-name="T1">_historyPos </text:span><text:span text:style-name="T7">is</text:span><text:span text:style-name="T1"> </text:span><text:span text:style-name="T7">not</text:span><text:span text:style-name="T1"> </text:span><text:span text:style-name="T7">None</text:span><text:span text:style-name="T4">:</text:span></text:p>
      <text:p text:style-name="P1"><text:span text:style-name="T1"><text:tab/><text:tab/><text:tab/></text:span><text:span text:style-name="T7">if</text:span><text:span text:style-name="T1"> self</text:span><text:span text:style-name="T4">.</text:span><text:span text:style-name="T1">history</text:span><text:span text:style-name="T4">[</text:span><text:span text:style-name="T1">self</text:span><text:span text:style-name="T4">.</text:span><text:span text:style-name="T1">_historyPos</text:span><text:span text:style-name="T4">]</text:span><text:span text:style-name="T1"> </text:span><text:span text:style-name="T4">!=</text:span><text:span text:style-name="T1"> line</text:span><text:span text:style-name="T4">:</text:span></text:p>
      <text:p text:style-name="P1"><text:span text:style-name="T1"><text:tab/><text:tab/><text:tab/><text:tab/>self</text:span><text:span text:style-name="T4">.</text:span><text:span text:style-name="T1">history</text:span><text:span text:style-name="T4">.</text:span><text:span text:style-name="T1">append</text:span><text:span text:style-name="T4">(</text:span><text:span text:style-name="T1">line</text:span><text:span text:style-name="T4">)</text:span></text:p>
      <text:p text:style-name="P1"><text:span text:style-name="T1"><text:tab/><text:tab/></text:span><text:span text:style-name="T7">elif</text:span><text:span text:style-name="T1"> </text:span><text:span text:style-name="T7">not</text:span><text:span text:style-name="T1"> self</text:span><text:span text:style-name="T4">.</text:span><text:span text:style-name="T1">history </text:span><text:span text:style-name="T7">or</text:span><text:span text:style-name="T1"> self</text:span><text:span text:style-name="T4">.</text:span><text:span text:style-name="T1">history</text:span><text:span text:style-name="T4">[-</text:span><text:span text:style-name="T8">1</text:span><text:span text:style-name="T4">]</text:span><text:span text:style-name="T1"> </text:span><text:span text:style-name="T4">!=</text:span><text:span text:style-name="T1"> line</text:span><text:span text:style-name="T4">:</text:span></text:p>
      <text:p text:style-name="P1"><text:span text:style-name="T1"><text:tab/><text:tab/><text:tab/>self</text:span><text:span text:style-name="T4">.</text:span><text:span text:style-name="T1">history</text:span><text:span text:style-name="T4">.</text:span><text:span text:style-name="T1">append</text:span><text:span text:style-name="T4">(</text:span><text:span text:style-name="T1">line</text:span><text:span text:style-name="T4">)</text:span></text:p>
      <text:p text:style-name="P4"/>
      <text:p text:style-name="P1"><text:span text:style-name="T1"><text:tab/><text:tab/>self</text:span><text:span text:style-name="T4">.</text:span><text:span text:style-name="T1">_historyPos </text:span><text:span text:style-name="T4">=</text:span><text:span text:style-name="T1"> </text:span><text:span text:style-name="T7">None</text:span></text:p>
      <text:p text:style-name="P1"><text:span text:style-name="T1"><text:tab/><text:tab/></text:span><text:span text:style-name="T7">if</text:span><text:span text:style-name="T1"> len</text:span><text:span text:style-name="T4">(</text:span><text:span text:style-name="T1">self</text:span><text:span text:style-name="T4">.</text:span><text:span text:style-name="T1">history</text:span><text:span text:style-name="T4">)&gt;</text:span><text:span text:style-name="T1">MAX_HISTORY</text:span><text:span text:style-name="T4">:</text:span></text:p>
      <text:p text:style-name="P1"><text:span text:style-name="T1"><text:tab/><text:tab/><text:tab/>self</text:span><text:span text:style-name="T4">.</text:span><text:span text:style-name="T1">history</text:span><text:span text:style-name="T4">.</text:span><text:span text:style-name="T1">pop</text:span><text:span text:style-name="T4">(</text:span><text:span text:style-name="T8">0</text:span><text:span text:style-name="T4">)</text:span></text:p>
      <text:p text:style-name="P1"><text:span text:style-name="T1"><text:tab/><text:tab/>self</text:span><text:span text:style-name="T4">.</text:span><text:span text:style-name="T1">command</text:span><text:span text:style-name="T4">.</text:span><text:span text:style-name="T1">delete</text:span><text:span text:style-name="T4">(</text:span><text:span text:style-name="T8">0</text:span><text:span text:style-name="T4">,</text:span><text:span text:style-name="T1">END</text:span><text:span text:style-name="T4">)</text:span></text:p>
      <text:p text:style-name="P1"><text:span text:style-name="T1"><text:tab/><text:tab/>self</text:span><text:span text:style-name="T4">.</text:span><text:span text:style-name="T1">execute</text:span><text:span text:style-name="T4">(</text:span><text:span text:style-name="T1">line</text:span><text:span text:style-name="T4">)</text:span></text:p>
      <text:p text:style-name="P4"/>
      <text:p text:style-name="P1"><text:span text:style-name="T1"><text:tab/></text:span><text:span text:style-name="T10">#----------------------------------------------------------------------</text:span></text:p>
      <text:p text:style-name="P1"><text:span text:style-name="T1"><text:tab/></text:span><text:span text:style-name="T10"># Execute a single command</text:span></text:p>
      <text:p text:style-name="P1"><text:span text:style-name="T1"><text:tab/></text:span><text:span text:style-name="T10">#----------------------------------------------------------------------</text:span></text:p>
      <text:p text:style-name="P1"><text:span text:style-name="T1"><text:tab/></text:span><text:span text:style-name="T7">def</text:span><text:span text:style-name="T1"> </text:span><text:span text:style-name="T11">execute</text:span><text:span text:style-name="T4">(</text:span><text:span text:style-name="T1">self</text:span><text:span text:style-name="T4">,</text:span><text:span text:style-name="T1"> line</text:span><text:span text:style-name="T4">):</text:span></text:p>
      <text:p text:style-name="P1"><text:span text:style-name="T1"><text:tab/><text:tab/></text:span><text:span text:style-name="T7">if</text:span><text:span text:style-name="T1"> line</text:span><text:span text:style-name="T4">[</text:span><text:span text:style-name="T8">0</text:span><text:span text:style-name="T4">]</text:span><text:span text:style-name="T1"> </text:span><text:span text:style-name="T7">in</text:span><text:span text:style-name="T1"> </text:span><text:span text:style-name="T4">(</text:span><text:span text:style-name="T6">"$"</text:span><text:span text:style-name="T4">,</text:span><text:span text:style-name="T6">"!"</text:span><text:span text:style-name="T4">,</text:span><text:span text:style-name="T6">"~"</text:span><text:span text:style-name="T4">,</text:span><text:span text:style-name="T6">"?"</text:span><text:span text:style-name="T4">,</text:span><text:span text:style-name="T6">"("</text:span><text:span text:style-name="T4">,</text:span><text:span text:style-name="T6">"@"</text:span><text:span text:style-name="T4">)</text:span><text:span text:style-name="T1"> </text:span><text:span text:style-name="T7">or</text:span><text:span text:style-name="T1"> GPAT</text:span><text:span text:style-name="T4">.</text:span><text:span text:style-name="T1">match</text:span><text:span text:style-name="T4">(</text:span><text:span text:style-name="T1">line</text:span><text:span text:style-name="T4">):</text:span></text:p>
      <text:p text:style-name="P1"><text:span text:style-name="T1"><text:tab/><text:tab/><text:tab/>self</text:span><text:span text:style-name="T4">.</text:span><text:span text:style-name="T1">sendGrbl</text:span><text:span text:style-name="T4">(</text:span><text:span text:style-name="T1">line</text:span><text:span text:style-name="T4">+</text:span><text:span text:style-name="T6">"\n"</text:span><text:span text:style-name="T4">)</text:span></text:p>
      <text:p text:style-name="P1"><text:span text:style-name="T1"><text:tab/><text:tab/><text:tab/></text:span><text:span text:style-name="T7">return</text:span></text:p>
      <text:p text:style-name="P4"/>
      <text:p text:style-name="P2">###<text:tab/><text:tab/>elif line[0] == "/":</text:p>
      <text:p text:style-name="P2">###<text:tab/><text:tab/><text:tab/>self.editor.find(line[1:])</text:p>
      <text:p text:style-name="P2">###<text:tab/><text:tab/><text:tab/>return</text:p>
      <text:p text:style-name="P2">###<text:tab/><text:tab/>elif line[0] == ":":</text:p>
      <text:p text:style-name="P2">###<text:tab/><text:tab/><text:tab/>self.editor.setInsert("%s.0"%(line[1:]))</text:p>
      <text:p text:style-name="P2">###<text:tab/><text:tab/><text:tab/>return</text:p>
      <text:p text:style-name="P4"/>
      <text:p text:style-name="P1"><text:span text:style-name="T1"><text:tab/><text:tab/>line </text:span><text:span text:style-name="T4">=</text:span><text:span text:style-name="T1"> line</text:span><text:span text:style-name="T4">.</text:span><text:span text:style-name="T1">replace</text:span><text:span text:style-name="T4">(</text:span><text:span text:style-name="T6">","</text:span><text:span text:style-name="T4">,</text:span><text:span text:style-name="T6">" "</text:span><text:span text:style-name="T4">).</text:span><text:span text:style-name="T1">split</text:span><text:span text:style-name="T4">()</text:span></text:p>
      <text:p text:style-name="P1"><text:span text:style-name="T1"><text:tab/><text:tab/>cmd </text:span><text:span text:style-name="T4">=</text:span><text:span text:style-name="T1"> line</text:span><text:span text:style-name="T4">[</text:span><text:span text:style-name="T8">0</text:span><text:span text:style-name="T4">].</text:span><text:span text:style-name="T1">upper</text:span><text:span text:style-name="T4">()</text:span></text:p>
      <text:p text:style-name="P4"/>
      <text:p text:style-name="P1"><text:span text:style-name="T1"><text:tab/><text:tab/></text:span><text:span text:style-name="T10"># ABO*UT: About dialog</text:span></text:p>
      <text:p text:style-name="P1"><text:span text:style-name="T1"><text:tab/><text:tab/></text:span><text:span text:style-name="T7">if</text:span><text:span text:style-name="T1"> rexx</text:span><text:span text:style-name="T4">.</text:span><text:span text:style-name="T1">abbrev</text:span><text:span text:style-name="T4">(</text:span><text:span text:style-name="T6">"ABOUT"</text:span><text:span text:style-name="T4">,</text:span><text:span text:style-name="T1">cmd</text:span><text:span text:style-name="T4">,</text:span><text:span text:style-name="T8">3</text:span><text:span text:style-name="T4">):</text:span></text:p>
      <text:p text:style-name="P1"><text:span text:style-name="T1"><text:tab/><text:tab/><text:tab/>self</text:span><text:span text:style-name="T4">.</text:span><text:span text:style-name="T1">about</text:span><text:span text:style-name="T4">()</text:span></text:p>
      <text:p text:style-name="P4"/>
      <text:p text:style-name="P1"><text:span text:style-name="T1"><text:tab/><text:tab/></text:span><text:span text:style-name="T10"># ABS*OLUTE: Set absolute coordinates</text:span></text:p>
      <text:p text:style-name="P1"><text:span text:style-name="T1"><text:tab/><text:tab/></text:span><text:span text:style-name="T7">elif</text:span><text:span text:style-name="T1"> rexx</text:span><text:span text:style-name="T4">.</text:span><text:span text:style-name="T1">abbrev</text:span><text:span text:style-name="T4">(</text:span><text:span text:style-name="T6">"ABSOLUTE"</text:span><text:span text:style-name="T4">,</text:span><text:span text:style-name="T1">cmd</text:span><text:span text:style-name="T4">,</text:span><text:span text:style-name="T8">3</text:span><text:span text:style-name="T4">):</text:span></text:p>
      <text:p text:style-name="P1"><text:span text:style-name="T1"><text:tab/><text:tab/><text:tab/>self</text:span><text:span text:style-name="T4">.</text:span><text:span text:style-name="T1">sendGrbl</text:span><text:span text:style-name="T4">(</text:span><text:span text:style-name="T6">"G90\n"</text:span><text:span text:style-name="T4">)</text:span></text:p>
      <text:p text:style-name="P4"/>
      <text:p text:style-name="P1"><text:span text:style-name="T1"><text:tab/><text:tab/></text:span><text:span text:style-name="T10"># CLE*AR: clear terminal</text:span></text:p>
      <text:p text:style-name="P1"><text:span text:style-name="T1"><text:tab/><text:tab/></text:span><text:span text:style-name="T7">elif</text:span><text:span text:style-name="T1"> rexx</text:span><text:span text:style-name="T4">.</text:span><text:span text:style-name="T1">abbrev</text:span><text:span text:style-name="T4">(</text:span><text:span text:style-name="T6">"CLEAR"</text:span><text:span text:style-name="T4">,</text:span><text:span text:style-name="T1">cmd</text:span><text:span text:style-name="T4">,</text:span><text:span text:style-name="T8">3</text:span><text:span text:style-name="T4">)</text:span><text:span text:style-name="T1"> </text:span><text:span text:style-name="T7">or</text:span><text:span text:style-name="T1"> cmd</text:span><text:span text:style-name="T4">==</text:span><text:span text:style-name="T6">"CLS"</text:span><text:span text:style-name="T4">:</text:span></text:p>
      <text:p text:style-name="P1"><text:span text:style-name="T1"><text:tab/><text:tab/><text:tab/>self</text:span><text:span text:style-name="T4">.</text:span><text:span text:style-name="T1">clearTerminal</text:span><text:span text:style-name="T4">()</text:span></text:p>
      <text:p text:style-name="P4"/>
      <text:p text:style-name="P1"><text:soft-page-break/><text:span text:style-name="T1"><text:tab/><text:tab/></text:span><text:span text:style-name="T10"># BOX [dx] [dy] [dz] [nx] [ny] [nz] [tool]: create a finger box</text:span></text:p>
      <text:p text:style-name="P1"><text:span text:style-name="T1"><text:tab/><text:tab/></text:span><text:span text:style-name="T7">elif</text:span><text:span text:style-name="T1"> cmd </text:span><text:span text:style-name="T4">==</text:span><text:span text:style-name="T1"> </text:span><text:span text:style-name="T6">"BOX"</text:span><text:span text:style-name="T4">:</text:span></text:p>
      <text:p text:style-name="P1"><text:span text:style-name="T1"><text:tab/><text:tab/><text:tab/>tool </text:span><text:span text:style-name="T4">=</text:span><text:span text:style-name="T1"> self</text:span><text:span text:style-name="T4">.</text:span><text:span text:style-name="T1">tools</text:span><text:span text:style-name="T4">[</text:span><text:span text:style-name="T6">"Box"</text:span><text:span text:style-name="T4">]</text:span></text:p>
      <text:p text:style-name="P1"><text:span text:style-name="T1"><text:tab/><text:tab/><text:tab/></text:span><text:span text:style-name="T7">try</text:span><text:span text:style-name="T4">:</text:span><text:span text:style-name="T1"> <text:s text:c="3"/>tool</text:span><text:span text:style-name="T4">[</text:span><text:span text:style-name="T6">"dx"</text:span><text:span text:style-name="T4">]</text:span><text:span text:style-name="T1"> </text:span><text:span text:style-name="T4">=</text:span><text:span text:style-name="T1"> float</text:span><text:span text:style-name="T4">(</text:span><text:span text:style-name="T1">line</text:span><text:span text:style-name="T4">[</text:span><text:span text:style-name="T8">1</text:span><text:span text:style-name="T4">])</text:span></text:p>
      <text:p text:style-name="P1"><text:span text:style-name="T1"><text:tab/><text:tab/><text:tab/></text:span><text:span text:style-name="T7">except</text:span><text:span text:style-name="T4">:</text:span><text:span text:style-name="T1"> </text:span><text:span text:style-name="T7">pass</text:span></text:p>
      <text:p text:style-name="P1"><text:span text:style-name="T1"><text:tab/><text:tab/><text:tab/></text:span><text:span text:style-name="T7">try</text:span><text:span text:style-name="T4">:</text:span><text:span text:style-name="T1"> <text:s text:c="3"/>tool</text:span><text:span text:style-name="T4">[</text:span><text:span text:style-name="T6">"dy"</text:span><text:span text:style-name="T4">]</text:span><text:span text:style-name="T1"> </text:span><text:span text:style-name="T4">=</text:span><text:span text:style-name="T1"> float</text:span><text:span text:style-name="T4">(</text:span><text:span text:style-name="T1">line</text:span><text:span text:style-name="T4">[</text:span><text:span text:style-name="T8">2</text:span><text:span text:style-name="T4">])</text:span></text:p>
      <text:p text:style-name="P1"><text:span text:style-name="T1"><text:tab/><text:tab/><text:tab/></text:span><text:span text:style-name="T7">except</text:span><text:span text:style-name="T4">:</text:span><text:span text:style-name="T1"> </text:span><text:span text:style-name="T7">pass</text:span></text:p>
      <text:p text:style-name="P1"><text:span text:style-name="T1"><text:tab/><text:tab/><text:tab/></text:span><text:span text:style-name="T7">try</text:span><text:span text:style-name="T4">:</text:span><text:span text:style-name="T1"> <text:s text:c="3"/>tool</text:span><text:span text:style-name="T4">[</text:span><text:span text:style-name="T6">"dz"</text:span><text:span text:style-name="T4">]</text:span><text:span text:style-name="T1"> </text:span><text:span text:style-name="T4">=</text:span><text:span text:style-name="T1"> float</text:span><text:span text:style-name="T4">(</text:span><text:span text:style-name="T1">line</text:span><text:span text:style-name="T4">[</text:span><text:span text:style-name="T8">3</text:span><text:span text:style-name="T4">])</text:span></text:p>
      <text:p text:style-name="P1"><text:span text:style-name="T1"><text:tab/><text:tab/><text:tab/></text:span><text:span text:style-name="T7">except</text:span><text:span text:style-name="T4">:</text:span><text:span text:style-name="T1"> </text:span><text:span text:style-name="T7">pass</text:span></text:p>
      <text:p text:style-name="P4"/>
      <text:p text:style-name="P1"><text:span text:style-name="T1"><text:tab/><text:tab/><text:tab/></text:span><text:span text:style-name="T7">try</text:span><text:span text:style-name="T4">:</text:span><text:span text:style-name="T1"> <text:s text:c="3"/>tool</text:span><text:span text:style-name="T4">[</text:span><text:span text:style-name="T6">"nx"</text:span><text:span text:style-name="T4">]</text:span><text:span text:style-name="T1"> </text:span><text:span text:style-name="T4">=</text:span><text:span text:style-name="T1"> float</text:span><text:span text:style-name="T4">(</text:span><text:span text:style-name="T1">line</text:span><text:span text:style-name="T4">[</text:span><text:span text:style-name="T8">4</text:span><text:span text:style-name="T4">])</text:span></text:p>
      <text:p text:style-name="P1"><text:span text:style-name="T1"><text:tab/><text:tab/><text:tab/></text:span><text:span text:style-name="T7">except</text:span><text:span text:style-name="T4">:</text:span><text:span text:style-name="T1"> </text:span><text:span text:style-name="T7">pass</text:span></text:p>
      <text:p text:style-name="P1"><text:span text:style-name="T1"><text:tab/><text:tab/><text:tab/></text:span><text:span text:style-name="T7">try</text:span><text:span text:style-name="T4">:</text:span><text:span text:style-name="T1"> <text:s text:c="3"/>tool</text:span><text:span text:style-name="T4">[</text:span><text:span text:style-name="T6">"ny"</text:span><text:span text:style-name="T4">]</text:span><text:span text:style-name="T1"> </text:span><text:span text:style-name="T4">=</text:span><text:span text:style-name="T1"> float</text:span><text:span text:style-name="T4">(</text:span><text:span text:style-name="T1">line</text:span><text:span text:style-name="T4">[</text:span><text:span text:style-name="T8">5</text:span><text:span text:style-name="T4">])</text:span></text:p>
      <text:p text:style-name="P1"><text:span text:style-name="T1"><text:tab/><text:tab/><text:tab/></text:span><text:span text:style-name="T7">except</text:span><text:span text:style-name="T4">:</text:span><text:span text:style-name="T1"> </text:span><text:span text:style-name="T7">pass</text:span></text:p>
      <text:p text:style-name="P1"><text:span text:style-name="T1"><text:tab/><text:tab/><text:tab/></text:span><text:span text:style-name="T7">try</text:span><text:span text:style-name="T4">:</text:span><text:span text:style-name="T1"> <text:s text:c="3"/>tool</text:span><text:span text:style-name="T4">[</text:span><text:span text:style-name="T6">"nz"</text:span><text:span text:style-name="T4">]</text:span><text:span text:style-name="T1"> </text:span><text:span text:style-name="T4">=</text:span><text:span text:style-name="T1"> float</text:span><text:span text:style-name="T4">(</text:span><text:span text:style-name="T1">line</text:span><text:span text:style-name="T4">[</text:span><text:span text:style-name="T8">6</text:span><text:span text:style-name="T4">])</text:span></text:p>
      <text:p text:style-name="P1"><text:span text:style-name="T1"><text:tab/><text:tab/><text:tab/></text:span><text:span text:style-name="T7">except</text:span><text:span text:style-name="T4">:</text:span><text:span text:style-name="T1"> </text:span><text:span text:style-name="T7">pass</text:span></text:p>
      <text:p text:style-name="P4"/>
      <text:p text:style-name="P1"><text:span text:style-name="T1"><text:tab/><text:tab/><text:tab/></text:span><text:span text:style-name="T7">try</text:span><text:span text:style-name="T4">:</text:span></text:p>
      <text:p text:style-name="P1"><text:span text:style-name="T1"><text:tab/><text:tab/><text:tab/><text:tab/>tool</text:span><text:span text:style-name="T4">[</text:span><text:span text:style-name="T6">"profile"</text:span><text:span text:style-name="T4">]</text:span><text:span text:style-name="T1"> </text:span><text:span text:style-name="T4">=</text:span><text:span text:style-name="T1"> int</text:span><text:span text:style-name="T4">(</text:span><text:span text:style-name="T1">rexx</text:span><text:span text:style-name="T4">.</text:span><text:span text:style-name="T1">abbrev</text:span><text:span text:style-name="T4">(</text:span><text:span text:style-name="T6">"PROFILE"</text:span><text:span text:style-name="T4">,</text:span><text:span text:style-name="T1">line</text:span><text:span text:style-name="T4">[</text:span><text:span text:style-name="T8">7</text:span><text:span text:style-name="T4">].</text:span><text:span text:style-name="T1">upper</text:span><text:span text:style-name="T4">()))</text:span></text:p>
      <text:p text:style-name="P1"><text:span text:style-name="T1"><text:tab/><text:tab/><text:tab/></text:span><text:span text:style-name="T7">except</text:span><text:span text:style-name="T4">:</text:span><text:span text:style-name="T1"> </text:span><text:span text:style-name="T7">pass</text:span></text:p>
      <text:p text:style-name="P1"><text:span text:style-name="T1"><text:tab/><text:tab/><text:tab/></text:span><text:span text:style-name="T7">try</text:span><text:span text:style-name="T4">:</text:span></text:p>
      <text:p text:style-name="P1"><text:span text:style-name="T1"><text:tab/><text:tab/><text:tab/><text:tab/>tool</text:span><text:span text:style-name="T4">[</text:span><text:span text:style-name="T6">"cut"</text:span><text:span text:style-name="T4">]</text:span><text:span text:style-name="T1"> </text:span><text:span text:style-name="T4">=</text:span><text:span text:style-name="T1"> int</text:span><text:span text:style-name="T4">(</text:span><text:span text:style-name="T1">rexx</text:span><text:span text:style-name="T4">.</text:span><text:span text:style-name="T1">abbrev</text:span><text:span text:style-name="T4">(</text:span><text:span text:style-name="T6">"CUT"</text:span><text:span text:style-name="T4">,</text:span><text:span text:style-name="T1">line</text:span><text:span text:style-name="T4">[</text:span><text:span text:style-name="T8">7</text:span><text:span text:style-name="T4">].</text:span><text:span text:style-name="T1">upper</text:span><text:span text:style-name="T4">()))</text:span></text:p>
      <text:p text:style-name="P1"><text:span text:style-name="T1"><text:tab/><text:tab/><text:tab/></text:span><text:span text:style-name="T7">except</text:span><text:span text:style-name="T4">:</text:span><text:span text:style-name="T1"> </text:span><text:span text:style-name="T7">pass</text:span></text:p>
      <text:p text:style-name="P1"><text:span text:style-name="T1"><text:tab/><text:tab/><text:tab/>tool</text:span><text:span text:style-name="T4">.</text:span><text:span text:style-name="T1">execute</text:span><text:span text:style-name="T4">(</text:span><text:span text:style-name="T1">self</text:span><text:span text:style-name="T4">)</text:span></text:p>
      <text:p text:style-name="P4"/>
      <text:p text:style-name="P1"><text:span text:style-name="T1"><text:tab/><text:tab/></text:span><text:span text:style-name="T10"># CONT*ROL: switch to control tab</text:span></text:p>
      <text:p text:style-name="P1"><text:span text:style-name="T1"><text:tab/><text:tab/></text:span><text:span text:style-name="T7">elif</text:span><text:span text:style-name="T1"> rexx</text:span><text:span text:style-name="T4">.</text:span><text:span text:style-name="T1">abbrev</text:span><text:span text:style-name="T4">(</text:span><text:span text:style-name="T6">"CONTROL"</text:span><text:span text:style-name="T4">,</text:span><text:span text:style-name="T1">cmd</text:span><text:span text:style-name="T4">,</text:span><text:span text:style-name="T8">4</text:span><text:span text:style-name="T4">):</text:span></text:p>
      <text:p text:style-name="P1"><text:span text:style-name="T1"><text:tab/><text:tab/><text:tab/>self</text:span><text:span text:style-name="T4">.</text:span><text:span text:style-name="T1">tabPage</text:span><text:span text:style-name="T4">.</text:span><text:span text:style-name="T1">changePage</text:span><text:span text:style-name="T4">(</text:span><text:span text:style-name="T6">"Control"</text:span><text:span text:style-name="T4">)</text:span></text:p>
      <text:p text:style-name="P4"/>
      <text:p text:style-name="P1"><text:span text:style-name="T1"><text:tab/><text:tab/></text:span><text:span text:style-name="T10"># CUT [height] [pass-per-depth]: replicate selected blocks to cut-height</text:span></text:p>
      <text:p text:style-name="P1"><text:span text:style-name="T1"><text:tab/><text:tab/></text:span><text:span text:style-name="T10"># default values are taken from the active material</text:span></text:p>
      <text:p text:style-name="P1"><text:span text:style-name="T1"><text:tab/><text:tab/></text:span><text:span text:style-name="T7">elif</text:span><text:span text:style-name="T1"> cmd </text:span><text:span text:style-name="T4">==</text:span><text:span text:style-name="T1"> </text:span><text:span text:style-name="T6">"CUT"</text:span><text:span text:style-name="T4">:</text:span></text:p>
      <text:p text:style-name="P1"><text:span text:style-name="T1"><text:tab/><text:tab/><text:tab/></text:span><text:span text:style-name="T7">try</text:span><text:span text:style-name="T4">:</text:span><text:span text:style-name="T1"> <text:s text:c="3"/>h </text:span><text:span text:style-name="T4">=</text:span><text:span text:style-name="T1"> float</text:span><text:span text:style-name="T4">(</text:span><text:span text:style-name="T1">line</text:span><text:span text:style-name="T4">[</text:span><text:span text:style-name="T8">1</text:span><text:span text:style-name="T4">])</text:span></text:p>
      <text:p text:style-name="P1"><text:span text:style-name="T1"><text:tab/><text:tab/><text:tab/></text:span><text:span text:style-name="T7">except</text:span><text:span text:style-name="T4">:</text:span><text:span text:style-name="T1"> h </text:span><text:span text:style-name="T4">=</text:span><text:span text:style-name="T1"> </text:span><text:span text:style-name="T7">None</text:span></text:p>
      <text:p text:style-name="P4"/>
      <text:p text:style-name="P1"><text:span text:style-name="T1"><text:tab/><text:tab/><text:tab/></text:span><text:span text:style-name="T7">try</text:span><text:span text:style-name="T4">:</text:span><text:span text:style-name="T1"> <text:s text:c="3"/>d </text:span><text:span text:style-name="T4">=</text:span><text:span text:style-name="T1"> float</text:span><text:span text:style-name="T4">(</text:span><text:span text:style-name="T1">line</text:span><text:span text:style-name="T4">[</text:span><text:span text:style-name="T8">2</text:span><text:span text:style-name="T4">])</text:span></text:p>
      <text:p text:style-name="P1"><text:span text:style-name="T1"><text:tab/><text:tab/><text:tab/></text:span><text:span text:style-name="T7">except</text:span><text:span text:style-name="T4">:</text:span><text:span text:style-name="T1"> d </text:span><text:span text:style-name="T4">=</text:span><text:span text:style-name="T1"> </text:span><text:span text:style-name="T7">None</text:span></text:p>
      <text:p text:style-name="P1"><text:span text:style-name="T1"><text:tab/><text:tab/><text:tab/>self</text:span><text:span text:style-name="T4">.</text:span><text:span text:style-name="T1">executeOnSelection</text:span><text:span text:style-name="T4">(</text:span><text:span text:style-name="T6">"CUT"</text:span><text:span text:style-name="T4">,</text:span><text:span text:style-name="T1">h</text:span><text:span text:style-name="T4">,</text:span><text:span text:style-name="T1"> d</text:span><text:span text:style-name="T4">)</text:span></text:p>
      <text:p text:style-name="P4"/>
      <text:p text:style-name="P1"><text:span text:style-name="T1"><text:tab/><text:tab/></text:span><text:span text:style-name="T10"># DOWN: move downward in cutting order the selected blocks</text:span></text:p>
      <text:p text:style-name="P1"><text:span text:style-name="T1"><text:tab/><text:tab/></text:span><text:span text:style-name="T10"># UP: move upwards in cutting order the selected blocks</text:span></text:p>
      <text:p text:style-name="P1"><text:span text:style-name="T1"><text:tab/><text:tab/></text:span><text:span text:style-name="T7">elif</text:span><text:span text:style-name="T1"> cmd</text:span><text:span text:style-name="T4">==</text:span><text:span text:style-name="T6">"DOWN"</text:span><text:span text:style-name="T4">:</text:span></text:p>
      <text:p text:style-name="P1"><text:span text:style-name="T1"><text:tab/><text:tab/><text:tab/>self</text:span><text:span text:style-name="T4">.</text:span><text:span text:style-name="T1">gcodelist</text:span><text:span text:style-name="T4">.</text:span><text:span text:style-name="T1">orderDown</text:span><text:span text:style-name="T4">()</text:span></text:p>
      <text:p text:style-name="P1"><text:span text:style-name="T1"><text:tab/><text:tab/></text:span><text:span text:style-name="T7">elif</text:span><text:span text:style-name="T1"> cmd</text:span><text:span text:style-name="T4">==</text:span><text:span text:style-name="T6">"UP"</text:span><text:span text:style-name="T4">:</text:span></text:p>
      <text:p text:style-name="P1"><text:span text:style-name="T1"><text:tab/><text:tab/><text:tab/>self</text:span><text:span text:style-name="T4">.</text:span><text:span text:style-name="T1">gcodelist</text:span><text:span text:style-name="T4">.</text:span><text:span text:style-name="T1">orderUp</text:span><text:span text:style-name="T4">()</text:span></text:p>
      <text:p text:style-name="P4"/>
      <text:p text:style-name="P1"><text:span text:style-name="T1"><text:tab/><text:tab/></text:span><text:span text:style-name="T10"># DRI*LL [depth] [peck]: perform drilling at all penetrations points</text:span></text:p>
      <text:p text:style-name="P1"><text:span text:style-name="T1"><text:tab/><text:tab/></text:span><text:span text:style-name="T7">elif</text:span><text:span text:style-name="T1"> rexx</text:span><text:span text:style-name="T4">.</text:span><text:span text:style-name="T1">abbrev</text:span><text:span text:style-name="T4">(</text:span><text:span text:style-name="T6">"DRILL"</text:span><text:span text:style-name="T4">,</text:span><text:span text:style-name="T1">cmd</text:span><text:span text:style-name="T4">,</text:span><text:span text:style-name="T8">3</text:span><text:span text:style-name="T4">):</text:span></text:p>
      <text:p text:style-name="P1"><text:span text:style-name="T1"><text:tab/><text:tab/><text:tab/></text:span><text:span text:style-name="T7">try</text:span><text:span text:style-name="T4">:</text:span><text:span text:style-name="T1"> <text:s text:c="3"/>h </text:span><text:span text:style-name="T4">=</text:span><text:span text:style-name="T1"> float</text:span><text:span text:style-name="T4">(</text:span><text:span text:style-name="T1">line</text:span><text:span text:style-name="T4">[</text:span><text:span text:style-name="T8">1</text:span><text:span text:style-name="T4">])</text:span></text:p>
      <text:p text:style-name="P1"><text:span text:style-name="T1"><text:tab/><text:tab/><text:tab/></text:span><text:span text:style-name="T7">except</text:span><text:span text:style-name="T4">:</text:span><text:span text:style-name="T1"> h </text:span><text:span text:style-name="T4">=</text:span><text:span text:style-name="T1"> </text:span><text:span text:style-name="T7">None</text:span></text:p>
      <text:p text:style-name="P4"/>
      <text:p text:style-name="P1"><text:span text:style-name="T1"><text:tab/><text:tab/><text:tab/></text:span><text:span text:style-name="T7">try</text:span><text:span text:style-name="T4">:</text:span><text:span text:style-name="T1"> <text:s text:c="3"/>p </text:span><text:span text:style-name="T4">=</text:span><text:span text:style-name="T1"> float</text:span><text:span text:style-name="T4">(</text:span><text:span text:style-name="T1">line</text:span><text:span text:style-name="T4">[</text:span><text:span text:style-name="T8">2</text:span><text:span text:style-name="T4">])</text:span></text:p>
      <text:p text:style-name="P1"><text:span text:style-name="T1"><text:tab/><text:tab/><text:tab/></text:span><text:span text:style-name="T7">except</text:span><text:span text:style-name="T4">:</text:span><text:span text:style-name="T1"> p </text:span><text:span text:style-name="T4">=</text:span><text:span text:style-name="T1"> </text:span><text:span text:style-name="T7">None</text:span></text:p>
      <text:p text:style-name="P1"><text:span text:style-name="T1"><text:tab/><text:tab/><text:tab/>self</text:span><text:span text:style-name="T4">.</text:span><text:span text:style-name="T1">executeOnSelection</text:span><text:span text:style-name="T4">(</text:span><text:span text:style-name="T6">"DRILL"</text:span><text:span text:style-name="T4">,</text:span><text:span text:style-name="T1">h</text:span><text:span text:style-name="T4">,</text:span><text:span text:style-name="T1"> p</text:span><text:span text:style-name="T4">)</text:span></text:p>
      <text:p text:style-name="P4"/>
      <text:p text:style-name="P1"><text:span text:style-name="T1"><text:tab/><text:tab/></text:span><text:span text:style-name="T10"># FIL*TER: filter editor blocks with text</text:span></text:p>
      <text:p text:style-name="P1"><text:span text:style-name="T1"><text:tab/><text:tab/></text:span><text:span text:style-name="T7">elif</text:span><text:span text:style-name="T1"> rexx</text:span><text:span text:style-name="T4">.</text:span><text:span text:style-name="T1">abbrev</text:span><text:span text:style-name="T4">(</text:span><text:span text:style-name="T6">"FILTER"</text:span><text:span text:style-name="T4">,</text:span><text:span text:style-name="T1">cmd</text:span><text:span text:style-name="T4">,</text:span><text:span text:style-name="T8">3</text:span><text:span text:style-name="T4">)</text:span><text:span text:style-name="T1"> </text:span><text:span text:style-name="T7">or</text:span><text:span text:style-name="T1"> cmd</text:span><text:span text:style-name="T4">==</text:span><text:span text:style-name="T6">"ALL"</text:span><text:span text:style-name="T4">:</text:span></text:p>
      <text:p text:style-name="P1"><text:span text:style-name="T1"><text:tab/><text:tab/><text:tab/></text:span><text:span text:style-name="T7">try</text:span><text:span text:style-name="T4">:</text:span></text:p>
      <text:p text:style-name="P1"><text:span text:style-name="T1"><text:tab/><text:tab/><text:tab/><text:tab/>self</text:span><text:span text:style-name="T4">.</text:span><text:span text:style-name="T1">gcodelist</text:span><text:span text:style-name="T4">.</text:span><text:span text:style-name="T1">filter </text:span><text:span text:style-name="T4">=</text:span><text:span text:style-name="T1"> line</text:span><text:span text:style-name="T4">[</text:span><text:span text:style-name="T8">1</text:span><text:span text:style-name="T4">]</text:span></text:p>
      <text:p text:style-name="P1"><text:span text:style-name="T1"><text:tab/><text:tab/><text:tab/></text:span><text:span text:style-name="T7">except</text:span><text:span text:style-name="T4">:</text:span></text:p>
      <text:p text:style-name="P1"><text:span text:style-name="T1"><text:tab/><text:tab/><text:tab/><text:tab/>self</text:span><text:span text:style-name="T4">.</text:span><text:span text:style-name="T1">gcodelist</text:span><text:span text:style-name="T4">.</text:span><text:span text:style-name="T1">filter </text:span><text:span text:style-name="T4">=</text:span><text:span text:style-name="T1"> </text:span><text:span text:style-name="T7">None</text:span></text:p>
      <text:p text:style-name="P1"><text:span text:style-name="T1"><text:tab/><text:tab/><text:tab/>self</text:span><text:span text:style-name="T4">.</text:span><text:span text:style-name="T1">gcodelist</text:span><text:span text:style-name="T4">.</text:span><text:span text:style-name="T1">fill</text:span><text:span text:style-name="T4">()</text:span></text:p>
      <text:p text:style-name="P4"/>
      <text:p text:style-name="P1"><text:span text:style-name="T1"><text:tab/><text:tab/></text:span><text:span text:style-name="T10"># ED*ITOR: switch to editor tab</text:span></text:p>
      <text:p text:style-name="P1"><text:soft-page-break/><text:span text:style-name="T1"><text:tab/><text:tab/></text:span><text:span text:style-name="T7">elif</text:span><text:span text:style-name="T1"> rexx</text:span><text:span text:style-name="T4">.</text:span><text:span text:style-name="T1">abbrev</text:span><text:span text:style-name="T4">(</text:span><text:span text:style-name="T6">"EDITOR"</text:span><text:span text:style-name="T4">,</text:span><text:span text:style-name="T1">cmd</text:span><text:span text:style-name="T4">,</text:span><text:span text:style-name="T8">2</text:span><text:span text:style-name="T4">):</text:span></text:p>
      <text:p text:style-name="P1"><text:span text:style-name="T1"><text:tab/><text:tab/><text:tab/>self</text:span><text:span text:style-name="T4">.</text:span><text:span text:style-name="T1">tabPage</text:span><text:span text:style-name="T4">.</text:span><text:span text:style-name="T1">changePage</text:span><text:span text:style-name="T4">(</text:span><text:span text:style-name="T6">"Editor"</text:span><text:span text:style-name="T4">)</text:span></text:p>
      <text:p text:style-name="P4"/>
      <text:p text:style-name="P1"><text:span text:style-name="T1"><text:tab/><text:tab/></text:span><text:span text:style-name="T10"># HOME: perform a homing cycle</text:span></text:p>
      <text:p text:style-name="P1"><text:span text:style-name="T1"><text:tab/><text:tab/></text:span><text:span text:style-name="T7">elif</text:span><text:span text:style-name="T1"> cmd </text:span><text:span text:style-name="T4">==</text:span><text:span text:style-name="T1"> </text:span><text:span text:style-name="T6">"HOME"</text:span><text:span text:style-name="T4">:</text:span></text:p>
      <text:p text:style-name="P1"><text:span text:style-name="T1"><text:tab/><text:tab/><text:tab/>self</text:span><text:span text:style-name="T4">.</text:span><text:span text:style-name="T1">home</text:span><text:span text:style-name="T4">()</text:span></text:p>
      <text:p text:style-name="P4"/>
      <text:p text:style-name="P1"><text:span text:style-name="T1"><text:tab/><text:tab/></text:span><text:span text:style-name="T10"># HOLE: create a hole</text:span></text:p>
      <text:p text:style-name="P1"><text:span text:style-name="T1"><text:tab/><text:tab/></text:span><text:span text:style-name="T7">elif</text:span><text:span text:style-name="T1"> cmd </text:span><text:span text:style-name="T4">==</text:span><text:span text:style-name="T1"> </text:span><text:span text:style-name="T6">"HOLE"</text:span><text:span text:style-name="T4">:</text:span></text:p>
      <text:p text:style-name="P1"><text:span text:style-name="T1"><text:tab/><text:tab/><text:tab/></text:span><text:span text:style-name="T7">try</text:span><text:span text:style-name="T4">:</text:span><text:span text:style-name="T1"> radius </text:span><text:span text:style-name="T4">=</text:span><text:span text:style-name="T1"> float</text:span><text:span text:style-name="T4">(</text:span><text:span text:style-name="T1">line</text:span><text:span text:style-name="T4">[</text:span><text:span text:style-name="T8">1</text:span><text:span text:style-name="T4">])</text:span></text:p>
      <text:p text:style-name="P1"><text:span text:style-name="T1"><text:tab/><text:tab/><text:tab/></text:span><text:span text:style-name="T7">except</text:span><text:span text:style-name="T4">:</text:span><text:span text:style-name="T1"> </text:span><text:span text:style-name="T7">return</text:span></text:p>
      <text:p text:style-name="P1"><text:span text:style-name="T1"><text:tab/><text:tab/><text:tab/></text:span><text:span text:style-name="T7">if</text:span><text:span text:style-name="T1"> radius</text:span><text:span text:style-name="T4">&lt;</text:span><text:span text:style-name="T8">0</text:span><text:span text:style-name="T4">:</text:span></text:p>
      <text:p text:style-name="P1"><text:span text:style-name="T1"><text:tab/><text:tab/><text:tab/><text:tab/>radius </text:span><text:span text:style-name="T4">=</text:span><text:span text:style-name="T1"> self</text:span><text:span text:style-name="T4">.</text:span><text:span text:style-name="T1">tool</text:span><text:span text:style-name="T4">/</text:span><text:span text:style-name="T8">2</text:span><text:span text:style-name="T1"> </text:span><text:span text:style-name="T4">-</text:span><text:span text:style-name="T1"> radius</text:span></text:p>
      <text:p text:style-name="P1"><text:span text:style-name="T1"><text:tab/><text:tab/><text:tab/></text:span><text:span text:style-name="T7">else</text:span><text:span text:style-name="T4">:</text:span></text:p>
      <text:p text:style-name="P1"><text:span text:style-name="T1"><text:tab/><text:tab/><text:tab/><text:tab/>radius </text:span><text:span text:style-name="T4">+=</text:span><text:span text:style-name="T1"> self</text:span><text:span text:style-name="T4">.</text:span><text:span text:style-name="T1">tool</text:span><text:span text:style-name="T4">/</text:span><text:span text:style-name="T8">2</text:span></text:p>
      <text:p text:style-name="P4"/>
      <text:p text:style-name="P1"><text:span text:style-name="T1"><text:tab/><text:tab/><text:tab/>self</text:span><text:span text:style-name="T4">.</text:span><text:span text:style-name="T1">gcode</text:span><text:span text:style-name="T4">.</text:span><text:span text:style-name="T1">box</text:span><text:span text:style-name="T4">(</text:span><text:span text:style-name="T1">self</text:span><text:span text:style-name="T4">.</text:span><text:span text:style-name="T1">gcodelist</text:span><text:span text:style-name="T4">.</text:span><text:span text:style-name="T1">activeBlock</text:span><text:span text:style-name="T4">(),</text:span><text:span text:style-name="T1"> radius</text:span><text:span text:style-name="T4">)</text:span></text:p>
      <text:p text:style-name="P1"><text:span text:style-name="T1"><text:tab/><text:tab/><text:tab/>self</text:span><text:span text:style-name="T4">.</text:span><text:span text:style-name="T1">gcodelist</text:span><text:span text:style-name="T4">.</text:span><text:span text:style-name="T1">fill</text:span><text:span text:style-name="T4">()</text:span></text:p>
      <text:p text:style-name="P1"><text:span text:style-name="T1"><text:tab/><text:tab/><text:tab/>self</text:span><text:span text:style-name="T4">.</text:span><text:span text:style-name="T1">draw</text:span><text:span text:style-name="T4">()</text:span></text:p>
      <text:p text:style-name="P1"><text:span text:style-name="T1"><text:tab/><text:tab/><text:tab/>self</text:span><text:span text:style-name="T4">.</text:span><text:span text:style-name="T1">statusbar</text:span><text:span text:style-name="T4">[</text:span><text:span text:style-name="T6">"text"</text:span><text:span text:style-name="T4">]</text:span><text:span text:style-name="T1"> </text:span><text:span text:style-name="T4">=</text:span><text:span text:style-name="T1"> </text:span><text:span text:style-name="T6">"BOX with fingers generated"</text:span></text:p>
      <text:p text:style-name="P4"/>
      <text:p text:style-name="P4"/>
      <text:p text:style-name="P1"><text:span text:style-name="T1"><text:tab/><text:tab/></text:span><text:span text:style-name="T10"># IM*PORT &lt;filename&gt;: import filename with gcode or dxf at cursor location</text:span></text:p>
      <text:p text:style-name="P1"><text:span text:style-name="T1"><text:tab/><text:tab/></text:span><text:span text:style-name="T10"># or at the end of the file</text:span></text:p>
      <text:p text:style-name="P1"><text:span text:style-name="T1"><text:tab/><text:tab/></text:span><text:span text:style-name="T7">elif</text:span><text:span text:style-name="T1"> rexx</text:span><text:span text:style-name="T4">.</text:span><text:span text:style-name="T1">abbrev</text:span><text:span text:style-name="T4">(</text:span><text:span text:style-name="T6">"IMPORT"</text:span><text:span text:style-name="T4">,</text:span><text:span text:style-name="T1">cmd</text:span><text:span text:style-name="T4">,</text:span><text:span text:style-name="T8">2</text:span><text:span text:style-name="T4">):</text:span></text:p>
      <text:p text:style-name="P1"><text:span text:style-name="T1"><text:tab/><text:tab/><text:tab/></text:span><text:span text:style-name="T7">try</text:span><text:span text:style-name="T4">:</text:span></text:p>
      <text:p text:style-name="P1"><text:span text:style-name="T1"><text:tab/><text:tab/><text:tab/><text:tab/>self</text:span><text:span text:style-name="T4">.</text:span><text:span text:style-name="T1">importFile</text:span><text:span text:style-name="T4">(</text:span><text:span text:style-name="T1">line</text:span><text:span text:style-name="T4">[</text:span><text:span text:style-name="T8">1</text:span><text:span text:style-name="T4">])</text:span></text:p>
      <text:p text:style-name="P1"><text:span text:style-name="T1"><text:tab/><text:tab/><text:tab/></text:span><text:span text:style-name="T7">except</text:span><text:span text:style-name="T4">:</text:span></text:p>
      <text:p text:style-name="P1"><text:span text:style-name="T1"><text:tab/><text:tab/><text:tab/><text:tab/></text:span><text:span text:style-name="T7">pass</text:span></text:p>
      <text:p text:style-name="P4"/>
      <text:p text:style-name="P1"><text:span text:style-name="T1"><text:tab/><text:tab/></text:span><text:span text:style-name="T10"># INK*SCAPE: remove uneccessary Z motion as a result of inkscape gcodetools</text:span></text:p>
      <text:p text:style-name="P1"><text:span text:style-name="T1"><text:tab/><text:tab/></text:span><text:span text:style-name="T7">elif</text:span><text:span text:style-name="T1"> rexx</text:span><text:span text:style-name="T4">.</text:span><text:span text:style-name="T1">abbrev</text:span><text:span text:style-name="T4">(</text:span><text:span text:style-name="T6">"INKSCAPE"</text:span><text:span text:style-name="T4">,</text:span><text:span text:style-name="T1">cmd</text:span><text:span text:style-name="T4">,</text:span><text:span text:style-name="T8">3</text:span><text:span text:style-name="T4">):</text:span></text:p>
      <text:p text:style-name="P1"><text:span text:style-name="T1"><text:tab/><text:tab/><text:tab/></text:span><text:span text:style-name="T7">if</text:span><text:span text:style-name="T1"> len</text:span><text:span text:style-name="T4">(</text:span><text:span text:style-name="T1">line</text:span><text:span text:style-name="T4">)&gt;</text:span><text:span text:style-name="T8">1</text:span><text:span text:style-name="T1"> </text:span><text:span text:style-name="T7">and</text:span><text:span text:style-name="T1"> rexx</text:span><text:span text:style-name="T4">.</text:span><text:span text:style-name="T1">abbrev</text:span><text:span text:style-name="T4">(</text:span><text:span text:style-name="T6">"ALL"</text:span><text:span text:style-name="T4">,</text:span><text:span text:style-name="T1">line</text:span><text:span text:style-name="T4">[</text:span><text:span text:style-name="T8">1</text:span><text:span text:style-name="T4">].</text:span><text:span text:style-name="T1">upper</text:span><text:span text:style-name="T4">()):</text:span></text:p>
      <text:p text:style-name="P1"><text:span text:style-name="T1"><text:tab/><text:tab/><text:tab/><text:tab/>self</text:span><text:span text:style-name="T4">.</text:span><text:span text:style-name="T1">gcodelist</text:span><text:span text:style-name="T4">.</text:span><text:span text:style-name="T1">selectAll</text:span><text:span text:style-name="T4">()</text:span></text:p>
      <text:p text:style-name="P1"><text:span text:style-name="T1"><text:tab/><text:tab/><text:tab/>self</text:span><text:span text:style-name="T4">.</text:span><text:span text:style-name="T1">executeOnSelection</text:span><text:span text:style-name="T4">(</text:span><text:span text:style-name="T6">"INKSCAPE"</text:span><text:span text:style-name="T4">)</text:span></text:p>
      <text:p text:style-name="P4"/>
      <text:p text:style-name="P1"><text:span text:style-name="T1"><text:tab/><text:tab/></text:span><text:span text:style-name="T10"># ISO1: switch to ISO1 projection</text:span></text:p>
      <text:p text:style-name="P1"><text:span text:style-name="T1"><text:tab/><text:tab/></text:span><text:span text:style-name="T7">elif</text:span><text:span text:style-name="T1"> cmd</text:span><text:span text:style-name="T4">==</text:span><text:span text:style-name="T6">"ISO1"</text:span><text:span text:style-name="T4">:</text:span></text:p>
      <text:p text:style-name="P1"><text:span text:style-name="T1"><text:tab/><text:tab/><text:tab/>self</text:span><text:span text:style-name="T4">.</text:span><text:span text:style-name="T1">viewISO1</text:span><text:span text:style-name="T4">()</text:span></text:p>
      <text:p text:style-name="P1"><text:span text:style-name="T1"><text:tab/><text:tab/></text:span><text:span text:style-name="T10"># ISO2: switch to ISO2 projection</text:span></text:p>
      <text:p text:style-name="P1"><text:span text:style-name="T1"><text:tab/><text:tab/></text:span><text:span text:style-name="T7">elif</text:span><text:span text:style-name="T1"> cmd</text:span><text:span text:style-name="T4">==</text:span><text:span text:style-name="T6">"ISO2"</text:span><text:span text:style-name="T4">:</text:span></text:p>
      <text:p text:style-name="P1"><text:span text:style-name="T1"><text:tab/><text:tab/><text:tab/>self</text:span><text:span text:style-name="T4">.</text:span><text:span text:style-name="T1">viewISO2</text:span><text:span text:style-name="T4">()</text:span></text:p>
      <text:p text:style-name="P1"><text:span text:style-name="T1"><text:tab/><text:tab/></text:span><text:span text:style-name="T10"># ISO3: switch to ISO3 projection</text:span></text:p>
      <text:p text:style-name="P1"><text:span text:style-name="T1"><text:tab/><text:tab/></text:span><text:span text:style-name="T7">elif</text:span><text:span text:style-name="T1"> cmd</text:span><text:span text:style-name="T4">==</text:span><text:span text:style-name="T6">"ISO3"</text:span><text:span text:style-name="T4">:</text:span></text:p>
      <text:p text:style-name="P1"><text:span text:style-name="T1"><text:tab/><text:tab/><text:tab/>self</text:span><text:span text:style-name="T4">.</text:span><text:span text:style-name="T1">viewISO3</text:span><text:span text:style-name="T4">()</text:span></text:p>
      <text:p text:style-name="P4"/>
      <text:p text:style-name="P1"><text:span text:style-name="T1"><text:tab/><text:tab/></text:span><text:span text:style-name="T10"># LO*AD [filename]: load filename containing g-code</text:span></text:p>
      <text:p text:style-name="P1"><text:span text:style-name="T1"><text:tab/><text:tab/></text:span><text:span text:style-name="T7">elif</text:span><text:span text:style-name="T1"> rexx</text:span><text:span text:style-name="T4">.</text:span><text:span text:style-name="T1">abbrev</text:span><text:span text:style-name="T4">(</text:span><text:span text:style-name="T6">"LOAD"</text:span><text:span text:style-name="T4">,</text:span><text:span text:style-name="T1">cmd</text:span><text:span text:style-name="T4">,</text:span><text:span text:style-name="T8">2</text:span><text:span text:style-name="T4">):</text:span></text:p>
      <text:p text:style-name="P1"><text:span text:style-name="T1"><text:tab/><text:tab/><text:tab/></text:span><text:span text:style-name="T7">if</text:span><text:span text:style-name="T1"> len</text:span><text:span text:style-name="T4">(</text:span><text:span text:style-name="T1">line</text:span><text:span text:style-name="T4">)&gt;</text:span><text:span text:style-name="T8">1</text:span><text:span text:style-name="T4">:</text:span></text:p>
      <text:p text:style-name="P1"><text:span text:style-name="T1"><text:tab/><text:tab/><text:tab/><text:tab/>self</text:span><text:span text:style-name="T4">.</text:span><text:span text:style-name="T1">load</text:span><text:span text:style-name="T4">(</text:span><text:span text:style-name="T1">line</text:span><text:span text:style-name="T4">[</text:span><text:span text:style-name="T8">1</text:span><text:span text:style-name="T4">])</text:span></text:p>
      <text:p text:style-name="P1"><text:span text:style-name="T1"><text:tab/><text:tab/><text:tab/></text:span><text:span text:style-name="T7">else</text:span><text:span text:style-name="T4">:</text:span></text:p>
      <text:p text:style-name="P1"><text:span text:style-name="T1"><text:tab/><text:tab/><text:tab/><text:tab/>self</text:span><text:span text:style-name="T4">.</text:span><text:span text:style-name="T1">loadDialog</text:span><text:span text:style-name="T4">()</text:span></text:p>
      <text:p text:style-name="P4"/>
      <text:p text:style-name="P1"><text:span text:style-name="T1"><text:tab/><text:tab/></text:span><text:span text:style-name="T10"># MAT*ERIAL [name/height] [pass-per-depth] [feed]: set material from database or parameters</text:span></text:p>
      <text:p text:style-name="P2">#<text:tab/><text:tab/>elif rexx.abbrev("MATERIAL",cmd,3):</text:p>
      <text:p text:style-name="P2">#<text:tab/><text:tab/><text:tab/>tool = self.tools["Material"]</text:p>
      <text:p text:style-name="P2">#<text:tab/><text:tab/><text:tab/># MAT*ERIAL [height] [pass-depth] [feed]</text:p>
      <text:p text:style-name="P2">#<text:tab/><text:tab/><text:tab/>try: self.height = float(line[1])</text:p>
      <text:p text:style-name="P2">#<text:tab/><text:tab/><text:tab/>except: pass</text:p>
      <text:p text:style-name="P2">#<text:tab/><text:tab/><text:tab/>try: self.depth_pass = float(line[2])</text:p>
      <text:p text:style-name="P2">#<text:tab/><text:tab/><text:tab/>except: pass</text:p>
      <text:p text:style-name="P2">#<text:tab/><text:tab/><text:tab/>try: self.feed = float(line[3])</text:p>
      <text:p text:style-name="P2">#<text:tab/><text:tab/><text:tab/>except: pass</text:p>
      <text:p text:style-name="P2"><text:soft-page-break/>#<text:tab/><text:tab/><text:tab/>self.statusbar["text"] = "Height: %g <text:s/>Depth-per-pass: %g <text:s/>Feed: %g"%(self.height,self.depth_pass, self.feed)</text:p>
      <text:p text:style-name="P4"/>
      <text:p text:style-name="P1"><text:span text:style-name="T1"><text:tab/><text:tab/></text:span><text:span text:style-name="T10"># MIR*ROR [H*ORIZONTAL/V*ERTICAL]: mirror selected objects horizontally or vertically</text:span></text:p>
      <text:p text:style-name="P1"><text:span text:style-name="T1"><text:tab/><text:tab/></text:span><text:span text:style-name="T7">elif</text:span><text:span text:style-name="T1"> rexx</text:span><text:span text:style-name="T4">.</text:span><text:span text:style-name="T1">abbrev</text:span><text:span text:style-name="T4">(</text:span><text:span text:style-name="T6">"MIRROR"</text:span><text:span text:style-name="T4">,</text:span><text:span text:style-name="T1">cmd</text:span><text:span text:style-name="T4">,</text:span><text:span text:style-name="T8">3</text:span><text:span text:style-name="T4">):</text:span></text:p>
      <text:p text:style-name="P1"><text:span text:style-name="T1"><text:tab/><text:tab/><text:tab/></text:span><text:span text:style-name="T7">if</text:span><text:span text:style-name="T1"> len</text:span><text:span text:style-name="T4">(</text:span><text:span text:style-name="T1">line</text:span><text:span text:style-name="T4">)==</text:span><text:span text:style-name="T8">1</text:span><text:span text:style-name="T4">:</text:span><text:span text:style-name="T1"> </text:span><text:span text:style-name="T7">return</text:span></text:p>
      <text:p text:style-name="P1"><text:span text:style-name="T1"><text:tab/><text:tab/><text:tab/>line1 </text:span><text:span text:style-name="T4">=</text:span><text:span text:style-name="T1"> line</text:span><text:span text:style-name="T4">[</text:span><text:span text:style-name="T8">1</text:span><text:span text:style-name="T4">].</text:span><text:span text:style-name="T1">upper</text:span><text:span text:style-name="T4">()</text:span></text:p>
      <text:p text:style-name="P1"><text:span text:style-name="T1"><text:tab/><text:tab/><text:tab/></text:span><text:span text:style-name="T10">#if nothing is selected:</text:span></text:p>
      <text:p text:style-name="P1"><text:span text:style-name="T1"><text:tab/><text:tab/><text:tab/>self</text:span><text:span text:style-name="T4">.</text:span><text:span text:style-name="T1">gcodelist</text:span><text:span text:style-name="T4">.</text:span><text:span text:style-name="T1">selectAll</text:span><text:span text:style-name="T4">()</text:span></text:p>
      <text:p text:style-name="P1"><text:span text:style-name="T1"><text:tab/><text:tab/><text:tab/></text:span><text:span text:style-name="T7">if</text:span><text:span text:style-name="T1"> rexx</text:span><text:span text:style-name="T4">.</text:span><text:span text:style-name="T1">abbrev</text:span><text:span text:style-name="T4">(</text:span><text:span text:style-name="T6">"HORIZONTAL"</text:span><text:span text:style-name="T4">,</text:span><text:span text:style-name="T1">line1</text:span><text:span text:style-name="T4">):</text:span></text:p>
      <text:p text:style-name="P1"><text:span text:style-name="T1"><text:tab/><text:tab/><text:tab/><text:tab/>self</text:span><text:span text:style-name="T4">.</text:span><text:span text:style-name="T1">executeOnSelection</text:span><text:span text:style-name="T4">(</text:span><text:span text:style-name="T6">"MIRRORH"</text:span><text:span text:style-name="T4">)</text:span></text:p>
      <text:p text:style-name="P1"><text:span text:style-name="T1"><text:tab/><text:tab/><text:tab/></text:span><text:span text:style-name="T7">elif</text:span><text:span text:style-name="T1"> rexx</text:span><text:span text:style-name="T4">.</text:span><text:span text:style-name="T1">abbrev</text:span><text:span text:style-name="T4">(</text:span><text:span text:style-name="T6">"VERTICAL"</text:span><text:span text:style-name="T4">,</text:span><text:span text:style-name="T1">line1</text:span><text:span text:style-name="T4">):</text:span></text:p>
      <text:p text:style-name="P1"><text:span text:style-name="T1"><text:tab/><text:tab/><text:tab/><text:tab/>self</text:span><text:span text:style-name="T4">.</text:span><text:span text:style-name="T1">executeOnSelection</text:span><text:span text:style-name="T4">(</text:span><text:span text:style-name="T6">"MIRRORV"</text:span><text:span text:style-name="T4">)</text:span></text:p>
      <text:p text:style-name="P4"/>
      <text:p text:style-name="P1"><text:span text:style-name="T1"><text:tab/><text:tab/></text:span><text:span text:style-name="T7">elif</text:span><text:span text:style-name="T1"> rexx</text:span><text:span text:style-name="T4">.</text:span><text:span text:style-name="T1">abbrev</text:span><text:span text:style-name="T4">(</text:span><text:span text:style-name="T6">"ORDER"</text:span><text:span text:style-name="T4">,</text:span><text:span text:style-name="T1">cmd</text:span><text:span text:style-name="T4">,</text:span><text:span text:style-name="T8">2</text:span><text:span text:style-name="T4">):</text:span></text:p>
      <text:p text:style-name="P1"><text:span text:style-name="T1"><text:tab/><text:tab/><text:tab/></text:span><text:span text:style-name="T7">if</text:span><text:span text:style-name="T1"> line</text:span><text:span text:style-name="T4">[</text:span><text:span text:style-name="T8">1</text:span><text:span text:style-name="T4">].</text:span><text:span text:style-name="T1">upper</text:span><text:span text:style-name="T4">()</text:span><text:span text:style-name="T1"> </text:span><text:span text:style-name="T4">==</text:span><text:span text:style-name="T1"> </text:span><text:span text:style-name="T6">"UP"</text:span><text:span text:style-name="T4">:</text:span></text:p>
      <text:p text:style-name="P1"><text:span text:style-name="T1"><text:tab/><text:tab/><text:tab/><text:tab/>self</text:span><text:span text:style-name="T4">.</text:span><text:span text:style-name="T1">gcodelist</text:span><text:span text:style-name="T4">.</text:span><text:span text:style-name="T1">orderUp</text:span><text:span text:style-name="T4">()</text:span></text:p>
      <text:p text:style-name="P1"><text:span text:style-name="T1"><text:tab/><text:tab/><text:tab/></text:span><text:span text:style-name="T7">elif</text:span><text:span text:style-name="T1"> line</text:span><text:span text:style-name="T4">[</text:span><text:span text:style-name="T8">1</text:span><text:span text:style-name="T4">].</text:span><text:span text:style-name="T1">upper</text:span><text:span text:style-name="T4">()</text:span><text:span text:style-name="T1"> </text:span><text:span text:style-name="T4">==</text:span><text:span text:style-name="T1"> </text:span><text:span text:style-name="T6">"DOWN"</text:span><text:span text:style-name="T4">:</text:span></text:p>
      <text:p text:style-name="P1"><text:span text:style-name="T1"><text:tab/><text:tab/><text:tab/><text:tab/>self</text:span><text:span text:style-name="T4">.</text:span><text:span text:style-name="T1">gcodelist</text:span><text:span text:style-name="T4">.</text:span><text:span text:style-name="T1">orderDown</text:span><text:span text:style-name="T4">()</text:span></text:p>
      <text:p text:style-name="P4"/>
      <text:p text:style-name="P1"><text:span text:style-name="T1"><text:tab/><text:tab/></text:span><text:span text:style-name="T10"># MO*VE [|CE*NTER|BL|BR|TL|TR|UP|DOWN|x] [[y [z]]]:</text:span></text:p>
      <text:p text:style-name="P1"><text:span text:style-name="T1"><text:tab/><text:tab/></text:span><text:span text:style-name="T10"># move selected objects either by mouse or by coordinates</text:span></text:p>
      <text:p text:style-name="P1"><text:span text:style-name="T1"><text:tab/><text:tab/></text:span><text:span text:style-name="T7">elif</text:span><text:span text:style-name="T1"> rexx</text:span><text:span text:style-name="T4">.</text:span><text:span text:style-name="T1">abbrev</text:span><text:span text:style-name="T4">(</text:span><text:span text:style-name="T6">"MOVE"</text:span><text:span text:style-name="T4">,</text:span><text:span text:style-name="T1">cmd</text:span><text:span text:style-name="T4">,</text:span><text:span text:style-name="T8">2</text:span><text:span text:style-name="T4">):</text:span></text:p>
      <text:p text:style-name="P1"><text:span text:style-name="T1"><text:tab/><text:tab/><text:tab/></text:span><text:span text:style-name="T7">if</text:span><text:span text:style-name="T1"> len</text:span><text:span text:style-name="T4">(</text:span><text:span text:style-name="T1">line</text:span><text:span text:style-name="T4">)==</text:span><text:span text:style-name="T8">1</text:span><text:span text:style-name="T4">:</text:span></text:p>
      <text:p text:style-name="P1"><text:span text:style-name="T1"><text:tab/><text:tab/><text:tab/><text:tab/>self</text:span><text:span text:style-name="T4">.</text:span><text:span text:style-name="T1">canvas</text:span><text:span text:style-name="T4">.</text:span><text:span text:style-name="T1">setActionMove</text:span><text:span text:style-name="T4">()</text:span></text:p>
      <text:p text:style-name="P1"><text:span text:style-name="T1"><text:tab/><text:tab/><text:tab/><text:tab/></text:span><text:span text:style-name="T7">return</text:span></text:p>
      <text:p text:style-name="P1"><text:span text:style-name="T1"><text:tab/><text:tab/><text:tab/>line1 </text:span><text:span text:style-name="T4">=</text:span><text:span text:style-name="T1"> line</text:span><text:span text:style-name="T4">[</text:span><text:span text:style-name="T8">1</text:span><text:span text:style-name="T4">].</text:span><text:span text:style-name="T1">upper</text:span><text:span text:style-name="T4">()</text:span></text:p>
      <text:p text:style-name="P1"><text:span text:style-name="T1"><text:tab/><text:tab/><text:tab/></text:span><text:span text:style-name="T7">if</text:span><text:span text:style-name="T1"> rexx</text:span><text:span text:style-name="T4">.</text:span><text:span text:style-name="T1">abbrev</text:span><text:span text:style-name="T4">(</text:span><text:span text:style-name="T6">"CENTER"</text:span><text:span text:style-name="T4">,</text:span><text:span text:style-name="T1">line1</text:span><text:span text:style-name="T4">,</text:span><text:span text:style-name="T8">2</text:span><text:span text:style-name="T4">):</text:span></text:p>
      <text:p text:style-name="P1"><text:span text:style-name="T1"><text:tab/><text:tab/><text:tab/><text:tab/>dx </text:span><text:span text:style-name="T4">=</text:span><text:span text:style-name="T1"> </text:span><text:span text:style-name="T4">-(</text:span><text:span text:style-name="T1">self</text:span><text:span text:style-name="T4">.</text:span><text:span text:style-name="T1">cnc</text:span><text:span text:style-name="T4">.</text:span><text:span text:style-name="T1">xmin </text:span><text:span text:style-name="T4">+</text:span><text:span text:style-name="T1"> self</text:span><text:span text:style-name="T4">.</text:span><text:span text:style-name="T1">cnc</text:span><text:span text:style-name="T4">.</text:span><text:span text:style-name="T1">xmax</text:span><text:span text:style-name="T4">)/</text:span><text:span text:style-name="T8">2.0</text:span></text:p>
      <text:p text:style-name="P1"><text:span text:style-name="T1"><text:tab/><text:tab/><text:tab/><text:tab/>dy </text:span><text:span text:style-name="T4">=</text:span><text:span text:style-name="T1"> </text:span><text:span text:style-name="T4">-(</text:span><text:span text:style-name="T1">self</text:span><text:span text:style-name="T4">.</text:span><text:span text:style-name="T1">cnc</text:span><text:span text:style-name="T4">.</text:span><text:span text:style-name="T1">ymin </text:span><text:span text:style-name="T4">+</text:span><text:span text:style-name="T1"> self</text:span><text:span text:style-name="T4">.</text:span><text:span text:style-name="T1">cnc</text:span><text:span text:style-name="T4">.</text:span><text:span text:style-name="T1">ymax</text:span><text:span text:style-name="T4">)/</text:span><text:span text:style-name="T8">2.0</text:span></text:p>
      <text:p text:style-name="P1"><text:span text:style-name="T1"><text:tab/><text:tab/><text:tab/><text:tab/>dz </text:span><text:span text:style-name="T4">=</text:span><text:span text:style-name="T1"> </text:span><text:span text:style-name="T8">0.0</text:span></text:p>
      <text:p text:style-name="P1"><text:span text:style-name="T1"><text:tab/><text:tab/><text:tab/><text:tab/>self</text:span><text:span text:style-name="T4">.</text:span><text:span text:style-name="T1">gcodelist</text:span><text:span text:style-name="T4">.</text:span><text:span text:style-name="T1">selectAll</text:span><text:span text:style-name="T4">()</text:span></text:p>
      <text:p text:style-name="P1"><text:span text:style-name="T1"><text:tab/><text:tab/><text:tab/></text:span><text:span text:style-name="T7">elif</text:span><text:span text:style-name="T1"> line1</text:span><text:span text:style-name="T4">==</text:span><text:span text:style-name="T6">"BL"</text:span><text:span text:style-name="T4">:</text:span></text:p>
      <text:p text:style-name="P1"><text:span text:style-name="T1"><text:tab/><text:tab/><text:tab/><text:tab/>dx </text:span><text:span text:style-name="T4">=</text:span><text:span text:style-name="T1"> </text:span><text:span text:style-name="T4">-</text:span><text:span text:style-name="T1">self</text:span><text:span text:style-name="T4">.</text:span><text:span text:style-name="T1">cnc</text:span><text:span text:style-name="T4">.</text:span><text:span text:style-name="T1">xmin</text:span></text:p>
      <text:p text:style-name="P1"><text:span text:style-name="T1"><text:tab/><text:tab/><text:tab/><text:tab/>dy </text:span><text:span text:style-name="T4">=</text:span><text:span text:style-name="T1"> </text:span><text:span text:style-name="T4">-</text:span><text:span text:style-name="T1">self</text:span><text:span text:style-name="T4">.</text:span><text:span text:style-name="T1">cnc</text:span><text:span text:style-name="T4">.</text:span><text:span text:style-name="T1">ymin</text:span></text:p>
      <text:p text:style-name="P1"><text:span text:style-name="T1"><text:tab/><text:tab/><text:tab/><text:tab/>dz </text:span><text:span text:style-name="T4">=</text:span><text:span text:style-name="T1"> </text:span><text:span text:style-name="T8">0.0</text:span></text:p>
      <text:p text:style-name="P1"><text:span text:style-name="T1"><text:tab/><text:tab/><text:tab/><text:tab/>self</text:span><text:span text:style-name="T4">.</text:span><text:span text:style-name="T1">gcodelist</text:span><text:span text:style-name="T4">.</text:span><text:span text:style-name="T1">selectAll</text:span><text:span text:style-name="T4">()</text:span></text:p>
      <text:p text:style-name="P1"><text:span text:style-name="T1"><text:tab/><text:tab/><text:tab/></text:span><text:span text:style-name="T7">elif</text:span><text:span text:style-name="T1"> line1</text:span><text:span text:style-name="T4">==</text:span><text:span text:style-name="T6">"BR"</text:span><text:span text:style-name="T4">:</text:span></text:p>
      <text:p text:style-name="P1"><text:span text:style-name="T1"><text:tab/><text:tab/><text:tab/><text:tab/>dx </text:span><text:span text:style-name="T4">=</text:span><text:span text:style-name="T1"> </text:span><text:span text:style-name="T4">-</text:span><text:span text:style-name="T1">self</text:span><text:span text:style-name="T4">.</text:span><text:span text:style-name="T1">cnc</text:span><text:span text:style-name="T4">.</text:span><text:span text:style-name="T1">xmax</text:span></text:p>
      <text:p text:style-name="P1"><text:span text:style-name="T1"><text:tab/><text:tab/><text:tab/><text:tab/>dy </text:span><text:span text:style-name="T4">=</text:span><text:span text:style-name="T1"> </text:span><text:span text:style-name="T4">-</text:span><text:span text:style-name="T1">self</text:span><text:span text:style-name="T4">.</text:span><text:span text:style-name="T1">cnc</text:span><text:span text:style-name="T4">.</text:span><text:span text:style-name="T1">ymin</text:span></text:p>
      <text:p text:style-name="P1"><text:span text:style-name="T1"><text:tab/><text:tab/><text:tab/><text:tab/>dz </text:span><text:span text:style-name="T4">=</text:span><text:span text:style-name="T1"> </text:span><text:span text:style-name="T8">0.0</text:span></text:p>
      <text:p text:style-name="P1"><text:span text:style-name="T1"><text:tab/><text:tab/><text:tab/><text:tab/>self</text:span><text:span text:style-name="T4">.</text:span><text:span text:style-name="T1">gcodelist</text:span><text:span text:style-name="T4">.</text:span><text:span text:style-name="T1">selectAll</text:span><text:span text:style-name="T4">()</text:span></text:p>
      <text:p text:style-name="P1"><text:span text:style-name="T1"><text:tab/><text:tab/><text:tab/></text:span><text:span text:style-name="T7">elif</text:span><text:span text:style-name="T1"> line1</text:span><text:span text:style-name="T4">==</text:span><text:span text:style-name="T6">"TL"</text:span><text:span text:style-name="T4">:</text:span></text:p>
      <text:p text:style-name="P1"><text:span text:style-name="T1"><text:tab/><text:tab/><text:tab/><text:tab/>dx </text:span><text:span text:style-name="T4">=</text:span><text:span text:style-name="T1"> </text:span><text:span text:style-name="T4">-</text:span><text:span text:style-name="T1">self</text:span><text:span text:style-name="T4">.</text:span><text:span text:style-name="T1">cnc</text:span><text:span text:style-name="T4">.</text:span><text:span text:style-name="T1">xmin</text:span></text:p>
      <text:p text:style-name="P1"><text:span text:style-name="T1"><text:tab/><text:tab/><text:tab/><text:tab/>dy </text:span><text:span text:style-name="T4">=</text:span><text:span text:style-name="T1"> </text:span><text:span text:style-name="T4">-</text:span><text:span text:style-name="T1">self</text:span><text:span text:style-name="T4">.</text:span><text:span text:style-name="T1">cnc</text:span><text:span text:style-name="T4">.</text:span><text:span text:style-name="T1">ymax</text:span></text:p>
      <text:p text:style-name="P1"><text:span text:style-name="T1"><text:tab/><text:tab/><text:tab/><text:tab/>dz </text:span><text:span text:style-name="T4">=</text:span><text:span text:style-name="T1"> </text:span><text:span text:style-name="T8">0.0</text:span></text:p>
      <text:p text:style-name="P1"><text:span text:style-name="T1"><text:tab/><text:tab/><text:tab/><text:tab/>self</text:span><text:span text:style-name="T4">.</text:span><text:span text:style-name="T1">gcodelist</text:span><text:span text:style-name="T4">.</text:span><text:span text:style-name="T1">selectAll</text:span><text:span text:style-name="T4">()</text:span></text:p>
      <text:p text:style-name="P1"><text:span text:style-name="T1"><text:tab/><text:tab/><text:tab/></text:span><text:span text:style-name="T7">elif</text:span><text:span text:style-name="T1"> line1</text:span><text:span text:style-name="T4">==</text:span><text:span text:style-name="T6">"TR"</text:span><text:span text:style-name="T4">:</text:span></text:p>
      <text:p text:style-name="P1"><text:span text:style-name="T1"><text:tab/><text:tab/><text:tab/><text:tab/>dx </text:span><text:span text:style-name="T4">=</text:span><text:span text:style-name="T1"> </text:span><text:span text:style-name="T4">-</text:span><text:span text:style-name="T1">self</text:span><text:span text:style-name="T4">.</text:span><text:span text:style-name="T1">cnc</text:span><text:span text:style-name="T4">.</text:span><text:span text:style-name="T1">xmax</text:span></text:p>
      <text:p text:style-name="P1"><text:span text:style-name="T1"><text:tab/><text:tab/><text:tab/><text:tab/>dy </text:span><text:span text:style-name="T4">=</text:span><text:span text:style-name="T1"> </text:span><text:span text:style-name="T4">-</text:span><text:span text:style-name="T1">self</text:span><text:span text:style-name="T4">.</text:span><text:span text:style-name="T1">cnc</text:span><text:span text:style-name="T4">.</text:span><text:span text:style-name="T1">ymax</text:span></text:p>
      <text:p text:style-name="P1"><text:span text:style-name="T1"><text:tab/><text:tab/><text:tab/><text:tab/>dz </text:span><text:span text:style-name="T4">=</text:span><text:span text:style-name="T1"> </text:span><text:span text:style-name="T8">0.0</text:span></text:p>
      <text:p text:style-name="P1"><text:span text:style-name="T1"><text:tab/><text:tab/><text:tab/><text:tab/>self</text:span><text:span text:style-name="T4">.</text:span><text:span text:style-name="T1">gcodelist</text:span><text:span text:style-name="T4">.</text:span><text:span text:style-name="T1">selectAll</text:span><text:span text:style-name="T4">()</text:span></text:p>
      <text:p text:style-name="P1"><text:span text:style-name="T1"><text:tab/><text:tab/><text:tab/></text:span><text:span text:style-name="T7">elif</text:span><text:span text:style-name="T1"> line1 </text:span><text:span text:style-name="T7">in</text:span><text:span text:style-name="T1"> </text:span><text:span text:style-name="T4">(</text:span><text:span text:style-name="T6">"UP"</text:span><text:span text:style-name="T4">,</text:span><text:span text:style-name="T6">"DOWN"</text:span><text:span text:style-name="T4">):</text:span></text:p>
      <text:p text:style-name="P1"><text:span text:style-name="T1"><text:tab/><text:tab/><text:tab/><text:tab/>dx </text:span><text:span text:style-name="T4">=</text:span><text:span text:style-name="T1"> line1</text:span></text:p>
      <text:p text:style-name="P1"><text:span text:style-name="T1"><text:tab/><text:tab/><text:tab/><text:tab/>dy </text:span><text:span text:style-name="T4">=</text:span><text:span text:style-name="T1"> dz </text:span><text:span text:style-name="T4">=</text:span><text:span text:style-name="T1"> line1</text:span></text:p>
      <text:p text:style-name="P1"><text:span text:style-name="T1"><text:tab/><text:tab/><text:tab/></text:span><text:span text:style-name="T7">else</text:span><text:span text:style-name="T4">:</text:span></text:p>
      <text:p text:style-name="P1"><text:span text:style-name="T1"><text:tab/><text:tab/><text:tab/><text:tab/></text:span><text:span text:style-name="T7">try</text:span><text:span text:style-name="T4">:</text:span><text:span text:style-name="T1"> <text:s text:c="3"/>dx </text:span><text:span text:style-name="T4">=</text:span><text:span text:style-name="T1"> float</text:span><text:span text:style-name="T4">(</text:span><text:span text:style-name="T1">line</text:span><text:span text:style-name="T4">[</text:span><text:span text:style-name="T8">1</text:span><text:span text:style-name="T4">])</text:span></text:p>
      <text:p text:style-name="P1"><text:span text:style-name="T1"><text:tab/><text:tab/><text:tab/><text:tab/></text:span><text:span text:style-name="T7">except</text:span><text:span text:style-name="T4">:</text:span><text:span text:style-name="T1"> dx </text:span><text:span text:style-name="T4">=</text:span><text:span text:style-name="T1"> </text:span><text:span text:style-name="T8">0.0</text:span></text:p>
      <text:p text:style-name="P1"><text:span text:style-name="T1"><text:tab/><text:tab/><text:tab/><text:tab/></text:span><text:span text:style-name="T7">try</text:span><text:span text:style-name="T4">:</text:span><text:span text:style-name="T1"> <text:s text:c="3"/>dy </text:span><text:span text:style-name="T4">=</text:span><text:span text:style-name="T1"> float</text:span><text:span text:style-name="T4">(</text:span><text:span text:style-name="T1">line</text:span><text:span text:style-name="T4">[</text:span><text:span text:style-name="T8">2</text:span><text:span text:style-name="T4">])</text:span></text:p>
      <text:p text:style-name="P1"><text:span text:style-name="T1"><text:tab/><text:tab/><text:tab/><text:tab/></text:span><text:span text:style-name="T7">except</text:span><text:span text:style-name="T4">:</text:span><text:span text:style-name="T1"> dy </text:span><text:span text:style-name="T4">=</text:span><text:span text:style-name="T1"> </text:span><text:span text:style-name="T8">0.0</text:span></text:p>
      <text:p text:style-name="P1"><text:span text:style-name="T1"><text:tab/><text:tab/><text:tab/><text:tab/></text:span><text:span text:style-name="T7">try</text:span><text:span text:style-name="T4">:</text:span><text:span text:style-name="T1"> <text:s text:c="3"/>dz </text:span><text:span text:style-name="T4">=</text:span><text:span text:style-name="T1"> float</text:span><text:span text:style-name="T4">(</text:span><text:span text:style-name="T1">line</text:span><text:span text:style-name="T4">[</text:span><text:span text:style-name="T8">3</text:span><text:span text:style-name="T4">])</text:span></text:p>
      <text:p text:style-name="P1"><text:span text:style-name="T1"><text:tab/><text:tab/><text:tab/><text:tab/></text:span><text:span text:style-name="T7">except</text:span><text:span text:style-name="T4">:</text:span><text:span text:style-name="T1"> dz </text:span><text:span text:style-name="T4">=</text:span><text:span text:style-name="T1"> </text:span><text:span text:style-name="T8">0.0</text:span></text:p>
      <text:p text:style-name="P1"><text:span text:style-name="T1"><text:tab/><text:tab/><text:tab/>self</text:span><text:span text:style-name="T4">.</text:span><text:span text:style-name="T1">executeOnSelection</text:span><text:span text:style-name="T4">(</text:span><text:span text:style-name="T6">"MOVE"</text:span><text:span text:style-name="T4">,</text:span><text:span text:style-name="T1">dx</text:span><text:span text:style-name="T4">,</text:span><text:span text:style-name="T1">dy</text:span><text:span text:style-name="T4">,</text:span><text:span text:style-name="T1">dz</text:span><text:span text:style-name="T4">)</text:span></text:p>
      <text:p text:style-name="P4"><text:soft-page-break/></text:p>
      <text:p text:style-name="P1"><text:span text:style-name="T1"><text:tab/><text:tab/></text:span><text:span text:style-name="T10"># ORI*GIN x y z: move origin to x,y,z by moving all to -x -y -z</text:span></text:p>
      <text:p text:style-name="P1"><text:span text:style-name="T1"><text:tab/><text:tab/></text:span><text:span text:style-name="T7">elif</text:span><text:span text:style-name="T1"> rexx</text:span><text:span text:style-name="T4">.</text:span><text:span text:style-name="T1">abbrev</text:span><text:span text:style-name="T4">(</text:span><text:span text:style-name="T6">"ORIGIN"</text:span><text:span text:style-name="T4">,</text:span><text:span text:style-name="T1">cmd</text:span><text:span text:style-name="T4">,</text:span><text:span text:style-name="T8">3</text:span><text:span text:style-name="T4">):</text:span></text:p>
      <text:p text:style-name="P1"><text:span text:style-name="T1"><text:tab/><text:tab/><text:tab/></text:span><text:span text:style-name="T7">try</text:span><text:span text:style-name="T4">:</text:span><text:span text:style-name="T1"> <text:s text:c="3"/>dx </text:span><text:span text:style-name="T4">=</text:span><text:span text:style-name="T1"> </text:span><text:span text:style-name="T4">-</text:span><text:span text:style-name="T1">float</text:span><text:span text:style-name="T4">(</text:span><text:span text:style-name="T1">line</text:span><text:span text:style-name="T4">[</text:span><text:span text:style-name="T8">1</text:span><text:span text:style-name="T4">])</text:span></text:p>
      <text:p text:style-name="P1"><text:span text:style-name="T1"><text:tab/><text:tab/><text:tab/></text:span><text:span text:style-name="T7">except</text:span><text:span text:style-name="T4">:</text:span><text:span text:style-name="T1"> dx </text:span><text:span text:style-name="T4">=</text:span><text:span text:style-name="T1"> </text:span><text:span text:style-name="T8">0.0</text:span></text:p>
      <text:p text:style-name="P1"><text:span text:style-name="T1"><text:tab/><text:tab/><text:tab/></text:span><text:span text:style-name="T7">try</text:span><text:span text:style-name="T4">:</text:span><text:span text:style-name="T1"> <text:s text:c="3"/>dy </text:span><text:span text:style-name="T4">=</text:span><text:span text:style-name="T1"> </text:span><text:span text:style-name="T4">-</text:span><text:span text:style-name="T1">float</text:span><text:span text:style-name="T4">(</text:span><text:span text:style-name="T1">line</text:span><text:span text:style-name="T4">[</text:span><text:span text:style-name="T8">2</text:span><text:span text:style-name="T4">])</text:span></text:p>
      <text:p text:style-name="P1"><text:span text:style-name="T1"><text:tab/><text:tab/><text:tab/></text:span><text:span text:style-name="T7">except</text:span><text:span text:style-name="T4">:</text:span><text:span text:style-name="T1"> dy </text:span><text:span text:style-name="T4">=</text:span><text:span text:style-name="T1"> </text:span><text:span text:style-name="T8">0.0</text:span></text:p>
      <text:p text:style-name="P1"><text:span text:style-name="T1"><text:tab/><text:tab/><text:tab/></text:span><text:span text:style-name="T7">try</text:span><text:span text:style-name="T4">:</text:span><text:span text:style-name="T1"> <text:s text:c="3"/>dz </text:span><text:span text:style-name="T4">=</text:span><text:span text:style-name="T1"> </text:span><text:span text:style-name="T4">-</text:span><text:span text:style-name="T1">float</text:span><text:span text:style-name="T4">(</text:span><text:span text:style-name="T1">line</text:span><text:span text:style-name="T4">[</text:span><text:span text:style-name="T8">3</text:span><text:span text:style-name="T4">])</text:span></text:p>
      <text:p text:style-name="P1"><text:span text:style-name="T1"><text:tab/><text:tab/><text:tab/></text:span><text:span text:style-name="T7">except</text:span><text:span text:style-name="T4">:</text:span><text:span text:style-name="T1"> dz </text:span><text:span text:style-name="T4">=</text:span><text:span text:style-name="T1"> </text:span><text:span text:style-name="T8">0.0</text:span></text:p>
      <text:p text:style-name="P1"><text:span text:style-name="T1"><text:tab/><text:tab/><text:tab/>self</text:span><text:span text:style-name="T4">.</text:span><text:span text:style-name="T1">gcodelist</text:span><text:span text:style-name="T4">.</text:span><text:span text:style-name="T1">selectAll</text:span><text:span text:style-name="T4">()</text:span></text:p>
      <text:p text:style-name="P1"><text:span text:style-name="T1"><text:tab/><text:tab/><text:tab/>self</text:span><text:span text:style-name="T4">.</text:span><text:span text:style-name="T1">executeOnSelection</text:span><text:span text:style-name="T4">(</text:span><text:span text:style-name="T6">"MOVE"</text:span><text:span text:style-name="T4">,</text:span><text:span text:style-name="T1">dx</text:span><text:span text:style-name="T4">,</text:span><text:span text:style-name="T1">dy</text:span><text:span text:style-name="T4">,</text:span><text:span text:style-name="T1">dz</text:span><text:span text:style-name="T4">)</text:span></text:p>
      <text:p text:style-name="P4"/>
      <text:p text:style-name="P1"><text:span text:style-name="T1"><text:tab/><text:tab/></text:span><text:span text:style-name="T10"># OPEN: open serial connection to grbl</text:span></text:p>
      <text:p text:style-name="P1"><text:span text:style-name="T1"><text:tab/><text:tab/></text:span><text:span text:style-name="T10"># CLOSE: close serial connection to grbl</text:span></text:p>
      <text:p text:style-name="P1"><text:span text:style-name="T1"><text:tab/><text:tab/></text:span><text:span text:style-name="T7">elif</text:span><text:span text:style-name="T1"> cmd </text:span><text:span text:style-name="T7">in</text:span><text:span text:style-name="T1"> </text:span><text:span text:style-name="T4">(</text:span><text:span text:style-name="T6">"OPEN"</text:span><text:span text:style-name="T4">,</text:span><text:span text:style-name="T6">"CLOSE"</text:span><text:span text:style-name="T4">):</text:span></text:p>
      <text:p text:style-name="P1"><text:span text:style-name="T1"><text:tab/><text:tab/><text:tab/>self</text:span><text:span text:style-name="T4">.</text:span><text:span text:style-name="T1">openClose</text:span><text:span text:style-name="T4">()</text:span></text:p>
      <text:p text:style-name="P4"/>
      <text:p text:style-name="P1"><text:span text:style-name="T1"><text:tab/><text:tab/></text:span><text:span text:style-name="T10"># QU*IT: quit program</text:span></text:p>
      <text:p text:style-name="P1"><text:span text:style-name="T1"><text:tab/><text:tab/></text:span><text:span text:style-name="T10"># EX*IT: exit program</text:span></text:p>
      <text:p text:style-name="P1"><text:span text:style-name="T1"><text:tab/><text:tab/></text:span><text:span text:style-name="T7">elif</text:span><text:span text:style-name="T1"> rexx</text:span><text:span text:style-name="T4">.</text:span><text:span text:style-name="T1">abbrev</text:span><text:span text:style-name="T4">(</text:span><text:span text:style-name="T6">"QUIT"</text:span><text:span text:style-name="T4">,</text:span><text:span text:style-name="T1">cmd</text:span><text:span text:style-name="T4">,</text:span><text:span text:style-name="T8">2</text:span><text:span text:style-name="T4">)</text:span><text:span text:style-name="T1"> </text:span><text:span text:style-name="T7">or</text:span><text:span text:style-name="T1"> rexx</text:span><text:span text:style-name="T4">.</text:span><text:span text:style-name="T1">abbrev</text:span><text:span text:style-name="T4">(</text:span><text:span text:style-name="T6">"EXIT"</text:span><text:span text:style-name="T4">,</text:span><text:span text:style-name="T1">cmd</text:span><text:span text:style-name="T4">,</text:span><text:span text:style-name="T8">2</text:span><text:span text:style-name="T4">):</text:span></text:p>
      <text:p text:style-name="P1"><text:span text:style-name="T1"><text:tab/><text:tab/><text:tab/>self</text:span><text:span text:style-name="T4">.</text:span><text:span text:style-name="T1">quit</text:span><text:span text:style-name="T4">()</text:span></text:p>
      <text:p text:style-name="P4"/>
      <text:p text:style-name="P1"><text:span text:style-name="T1"><text:tab/><text:tab/></text:span><text:span text:style-name="T10"># PAUSE: pause cycle</text:span></text:p>
      <text:p text:style-name="P1"><text:span text:style-name="T1"><text:tab/><text:tab/></text:span><text:span text:style-name="T7">elif</text:span><text:span text:style-name="T1"> cmd </text:span><text:span text:style-name="T4">==</text:span><text:span text:style-name="T1"> </text:span><text:span text:style-name="T6">"PAUSE"</text:span><text:span text:style-name="T4">:</text:span></text:p>
      <text:p text:style-name="P1"><text:span text:style-name="T1"><text:tab/><text:tab/><text:tab/>self</text:span><text:span text:style-name="T4">.</text:span><text:span text:style-name="T1">pause</text:span><text:span text:style-name="T4">()</text:span></text:p>
      <text:p text:style-name="P4"/>
      <text:p text:style-name="P1"><text:span text:style-name="T1"><text:tab/><text:tab/></text:span><text:span text:style-name="T10"># PROF*ILE [offset]: create profile path</text:span></text:p>
      <text:p text:style-name="P1"><text:span text:style-name="T1"><text:tab/><text:tab/></text:span><text:span text:style-name="T7">elif</text:span><text:span text:style-name="T1"> rexx</text:span><text:span text:style-name="T4">.</text:span><text:span text:style-name="T1">abbrev</text:span><text:span text:style-name="T4">(</text:span><text:span text:style-name="T6">"PROFILE"</text:span><text:span text:style-name="T4">,</text:span><text:span text:style-name="T1">cmd</text:span><text:span text:style-name="T4">,</text:span><text:span text:style-name="T8">3</text:span><text:span text:style-name="T4">):</text:span></text:p>
      <text:p text:style-name="P1"><text:span text:style-name="T1"><text:tab/><text:tab/><text:tab/></text:span><text:span text:style-name="T7">if</text:span><text:span text:style-name="T1"> len</text:span><text:span text:style-name="T4">(</text:span><text:span text:style-name="T1">line</text:span><text:span text:style-name="T4">)&gt;</text:span><text:span text:style-name="T8">1</text:span><text:span text:style-name="T4">:</text:span></text:p>
      <text:p text:style-name="P1"><text:span text:style-name="T1"><text:tab/><text:tab/><text:tab/><text:tab/>self</text:span><text:span text:style-name="T4">.</text:span><text:span text:style-name="T1">profile</text:span><text:span text:style-name="T4">(</text:span><text:span text:style-name="T1">line</text:span><text:span text:style-name="T4">[</text:span><text:span text:style-name="T8">1</text:span><text:span text:style-name="T4">])</text:span></text:p>
      <text:p text:style-name="P1"><text:span text:style-name="T1"><text:tab/><text:tab/><text:tab/></text:span><text:span text:style-name="T7">else</text:span><text:span text:style-name="T4">:</text:span></text:p>
      <text:p text:style-name="P1"><text:span text:style-name="T1"><text:tab/><text:tab/><text:tab/><text:tab/>self</text:span><text:span text:style-name="T4">.</text:span><text:span text:style-name="T1">profile</text:span><text:span text:style-name="T4">()</text:span></text:p>
      <text:p text:style-name="P4"/>
      <text:p text:style-name="P1"><text:span text:style-name="T1"><text:tab/><text:tab/></text:span><text:span text:style-name="T10"># REL*ATIVE: switch to relative coordinates</text:span></text:p>
      <text:p text:style-name="P1"><text:span text:style-name="T1"><text:tab/><text:tab/></text:span><text:span text:style-name="T7">elif</text:span><text:span text:style-name="T1"> rexx</text:span><text:span text:style-name="T4">.</text:span><text:span text:style-name="T1">abbrev</text:span><text:span text:style-name="T4">(</text:span><text:span text:style-name="T6">"RELATIVE"</text:span><text:span text:style-name="T4">,</text:span><text:span text:style-name="T1">cmd</text:span><text:span text:style-name="T4">,</text:span><text:span text:style-name="T8">3</text:span><text:span text:style-name="T4">):</text:span></text:p>
      <text:p text:style-name="P1"><text:span text:style-name="T1"><text:tab/><text:tab/><text:tab/>self</text:span><text:span text:style-name="T4">.</text:span><text:span text:style-name="T1">sendGrbl</text:span><text:span text:style-name="T4">(</text:span><text:span text:style-name="T6">"G91\n"</text:span><text:span text:style-name="T4">)</text:span></text:p>
      <text:p text:style-name="P4"/>
      <text:p text:style-name="P1"><text:span text:style-name="T1"><text:tab/><text:tab/></text:span><text:span text:style-name="T10"># RESET: perform a soft reset to grbl</text:span></text:p>
      <text:p text:style-name="P1"><text:span text:style-name="T1"><text:tab/><text:tab/></text:span><text:span text:style-name="T7">elif</text:span><text:span text:style-name="T1"> cmd </text:span><text:span text:style-name="T4">==</text:span><text:span text:style-name="T1"> </text:span><text:span text:style-name="T6">"RESET"</text:span><text:span text:style-name="T4">:</text:span></text:p>
      <text:p text:style-name="P1"><text:span text:style-name="T1"><text:tab/><text:tab/><text:tab/>self</text:span><text:span text:style-name="T4">.</text:span><text:span text:style-name="T1">softReset</text:span><text:span text:style-name="T4">()</text:span></text:p>
      <text:p text:style-name="P4"/>
      <text:p text:style-name="P1"><text:span text:style-name="T1"><text:tab/><text:tab/></text:span><text:span text:style-name="T10"># REV*ERSE: reverse path direction</text:span></text:p>
      <text:p text:style-name="P1"><text:span text:style-name="T1"><text:tab/><text:tab/></text:span><text:span text:style-name="T7">elif</text:span><text:span text:style-name="T1"> rexx</text:span><text:span text:style-name="T4">.</text:span><text:span text:style-name="T1">abbrev</text:span><text:span text:style-name="T4">(</text:span><text:span text:style-name="T6">"REVERSE"</text:span><text:span text:style-name="T4">,</text:span><text:span text:style-name="T1"> cmd</text:span><text:span text:style-name="T4">,</text:span><text:span text:style-name="T1"> </text:span><text:span text:style-name="T8">3</text:span><text:span text:style-name="T4">):</text:span></text:p>
      <text:p text:style-name="P1"><text:span text:style-name="T1"><text:tab/><text:tab/><text:tab/>self</text:span><text:span text:style-name="T4">.</text:span><text:span text:style-name="T1">executeOnSelection</text:span><text:span text:style-name="T4">(</text:span><text:span text:style-name="T6">"REVERSE"</text:span><text:span text:style-name="T4">)</text:span></text:p>
      <text:p text:style-name="P4"/>
      <text:p text:style-name="P1"><text:span text:style-name="T1"><text:tab/><text:tab/></text:span><text:span text:style-name="T10"># RUN: run g-code</text:span></text:p>
      <text:p text:style-name="P1"><text:span text:style-name="T1"><text:tab/><text:tab/></text:span><text:span text:style-name="T7">elif</text:span><text:span text:style-name="T1"> cmd </text:span><text:span text:style-name="T4">==</text:span><text:span text:style-name="T1"> </text:span><text:span text:style-name="T6">"RUN"</text:span><text:span text:style-name="T4">:</text:span></text:p>
      <text:p text:style-name="P1"><text:span text:style-name="T1"><text:tab/><text:tab/><text:tab/>self</text:span><text:span text:style-name="T4">.</text:span><text:span text:style-name="T1">run</text:span><text:span text:style-name="T4">()</text:span></text:p>
      <text:p text:style-name="P4"/>
      <text:p text:style-name="P1"><text:span text:style-name="T1"><text:tab/><text:tab/></text:span><text:span text:style-name="T10"># ROT*ATE [CCW|CW|FLIP|ang] [x0 [y0]]: rotate selected blocks</text:span></text:p>
      <text:p text:style-name="P1"><text:span text:style-name="T1"><text:tab/><text:tab/></text:span><text:span text:style-name="T10"># counter-clockwise(90) / clockwise(-90) / flip(180)</text:span></text:p>
      <text:p text:style-name="P1"><text:span text:style-name="T1"><text:tab/><text:tab/></text:span><text:span text:style-name="T10"># 90deg or by a specific angle and a pivot point</text:span></text:p>
      <text:p text:style-name="P1"><text:span text:style-name="T1"><text:tab/><text:tab/></text:span><text:span text:style-name="T7">elif</text:span><text:span text:style-name="T1"> rexx</text:span><text:span text:style-name="T4">.</text:span><text:span text:style-name="T1">abbrev</text:span><text:span text:style-name="T4">(</text:span><text:span text:style-name="T6">"ROTATE"</text:span><text:span text:style-name="T4">,</text:span><text:span text:style-name="T1">cmd</text:span><text:span text:style-name="T4">,</text:span><text:span text:style-name="T8">3</text:span><text:span text:style-name="T4">):</text:span></text:p>
      <text:p text:style-name="P1"><text:span text:style-name="T1"><text:tab/><text:tab/><text:tab/>line1 </text:span><text:span text:style-name="T4">=</text:span><text:span text:style-name="T1"> line</text:span><text:span text:style-name="T4">[</text:span><text:span text:style-name="T8">1</text:span><text:span text:style-name="T4">].</text:span><text:span text:style-name="T1">upper</text:span><text:span text:style-name="T4">()</text:span></text:p>
      <text:p text:style-name="P1"><text:span text:style-name="T1"><text:tab/><text:tab/><text:tab/>x0 </text:span><text:span text:style-name="T4">=</text:span><text:span text:style-name="T1"> y0 </text:span><text:span text:style-name="T4">=</text:span><text:span text:style-name="T1"> </text:span><text:span text:style-name="T8">0.0</text:span></text:p>
      <text:p text:style-name="P1"><text:span text:style-name="T1"><text:tab/><text:tab/><text:tab/></text:span><text:span text:style-name="T7">if</text:span><text:span text:style-name="T1"> line1 </text:span><text:span text:style-name="T4">==</text:span><text:span text:style-name="T1"> </text:span><text:span text:style-name="T6">"CCW"</text:span><text:span text:style-name="T4">:</text:span></text:p>
      <text:p text:style-name="P1"><text:span text:style-name="T1"><text:tab/><text:tab/><text:tab/><text:tab/>ang </text:span><text:span text:style-name="T4">=</text:span><text:span text:style-name="T1"> </text:span><text:span text:style-name="T8">90.0</text:span></text:p>
      <text:p text:style-name="P1"><text:span text:style-name="T1"><text:tab/><text:tab/><text:tab/><text:tab/></text:span><text:span text:style-name="T10">#self.gcodelist.selectAll()</text:span></text:p>
      <text:p text:style-name="P1"><text:span text:style-name="T1"><text:tab/><text:tab/><text:tab/></text:span><text:span text:style-name="T7">elif</text:span><text:span text:style-name="T1"> line1 </text:span><text:span text:style-name="T4">==</text:span><text:span text:style-name="T1"> </text:span><text:span text:style-name="T6">"CW"</text:span><text:span text:style-name="T4">:</text:span></text:p>
      <text:p text:style-name="P1"><text:span text:style-name="T1"><text:tab/><text:tab/><text:tab/><text:tab/>ang </text:span><text:span text:style-name="T4">=</text:span><text:span text:style-name="T1"> </text:span><text:span text:style-name="T4">-</text:span><text:span text:style-name="T8">90.0</text:span></text:p>
      <text:p text:style-name="P1"><text:span text:style-name="T1"><text:tab/><text:tab/><text:tab/><text:tab/></text:span><text:span text:style-name="T10">#self.gcodelist.selectAll()</text:span></text:p>
      <text:p text:style-name="P1"><text:span text:style-name="T1"><text:tab/><text:tab/><text:tab/></text:span><text:span text:style-name="T7">elif</text:span><text:span text:style-name="T1"> line1</text:span><text:span text:style-name="T4">==</text:span><text:span text:style-name="T6">"FLIP"</text:span><text:span text:style-name="T4">:</text:span></text:p>
      <text:p text:style-name="P1"><text:span text:style-name="T1"><text:tab/><text:tab/><text:tab/><text:tab/>ang </text:span><text:span text:style-name="T4">=</text:span><text:span text:style-name="T1"> </text:span><text:span text:style-name="T8">180.0</text:span></text:p>
      <text:p text:style-name="P1"><text:span text:style-name="T1"><text:tab/><text:tab/><text:tab/><text:tab/></text:span><text:span text:style-name="T10">#self.gcodelist.selectAll()</text:span></text:p>
      <text:p text:style-name="P1"><text:soft-page-break/><text:span text:style-name="T1"><text:tab/><text:tab/><text:tab/></text:span><text:span text:style-name="T7">else</text:span><text:span text:style-name="T4">:</text:span></text:p>
      <text:p text:style-name="P1"><text:span text:style-name="T1"><text:tab/><text:tab/><text:tab/><text:tab/></text:span><text:span text:style-name="T7">try</text:span><text:span text:style-name="T4">:</text:span><text:span text:style-name="T1"> ang </text:span><text:span text:style-name="T4">=</text:span><text:span text:style-name="T1"> float</text:span><text:span text:style-name="T4">(</text:span><text:span text:style-name="T1">line</text:span><text:span text:style-name="T4">[</text:span><text:span text:style-name="T8">1</text:span><text:span text:style-name="T4">])</text:span></text:p>
      <text:p text:style-name="P1"><text:span text:style-name="T1"><text:tab/><text:tab/><text:tab/><text:tab/></text:span><text:span text:style-name="T7">except</text:span><text:span text:style-name="T4">:</text:span><text:span text:style-name="T1"> </text:span><text:span text:style-name="T7">pass</text:span></text:p>
      <text:p text:style-name="P1"><text:span text:style-name="T1"><text:tab/><text:tab/><text:tab/><text:tab/></text:span><text:span text:style-name="T7">try</text:span><text:span text:style-name="T4">:</text:span><text:span text:style-name="T1"> x0 </text:span><text:span text:style-name="T4">=</text:span><text:span text:style-name="T1"> float</text:span><text:span text:style-name="T4">(</text:span><text:span text:style-name="T1">line</text:span><text:span text:style-name="T4">[</text:span><text:span text:style-name="T8">2</text:span><text:span text:style-name="T4">])</text:span></text:p>
      <text:p text:style-name="P1"><text:span text:style-name="T1"><text:tab/><text:tab/><text:tab/><text:tab/></text:span><text:span text:style-name="T7">except</text:span><text:span text:style-name="T4">:</text:span><text:span text:style-name="T1"> </text:span><text:span text:style-name="T7">pass</text:span></text:p>
      <text:p text:style-name="P1"><text:span text:style-name="T1"><text:tab/><text:tab/><text:tab/><text:tab/></text:span><text:span text:style-name="T7">try</text:span><text:span text:style-name="T4">:</text:span><text:span text:style-name="T1"> y0 </text:span><text:span text:style-name="T4">=</text:span><text:span text:style-name="T1"> float</text:span><text:span text:style-name="T4">(</text:span><text:span text:style-name="T1">line</text:span><text:span text:style-name="T4">[</text:span><text:span text:style-name="T8">3</text:span><text:span text:style-name="T4">])</text:span></text:p>
      <text:p text:style-name="P1"><text:span text:style-name="T1"><text:tab/><text:tab/><text:tab/><text:tab/></text:span><text:span text:style-name="T7">except</text:span><text:span text:style-name="T4">:</text:span><text:span text:style-name="T1"> </text:span><text:span text:style-name="T7">pass</text:span></text:p>
      <text:p text:style-name="P1"><text:span text:style-name="T1"><text:tab/><text:tab/><text:tab/>self</text:span><text:span text:style-name="T4">.</text:span><text:span text:style-name="T1">executeOnSelection</text:span><text:span text:style-name="T4">(</text:span><text:span text:style-name="T6">"ROTATE"</text:span><text:span text:style-name="T4">,</text:span><text:span text:style-name="T1">ang</text:span><text:span text:style-name="T4">,</text:span><text:span text:style-name="T1">x0</text:span><text:span text:style-name="T4">,</text:span><text:span text:style-name="T1">y0</text:span><text:span text:style-name="T4">)</text:span></text:p>
      <text:p text:style-name="P4"/>
      <text:p text:style-name="P1"><text:span text:style-name="T1"><text:tab/><text:tab/></text:span><text:span text:style-name="T10"># ROU*ND [n]: round all digits to n fractional digits</text:span></text:p>
      <text:p text:style-name="P1"><text:span text:style-name="T1"><text:tab/><text:tab/></text:span><text:span text:style-name="T7">elif</text:span><text:span text:style-name="T1"> rexx</text:span><text:span text:style-name="T4">.</text:span><text:span text:style-name="T1">abbrev</text:span><text:span text:style-name="T4">(</text:span><text:span text:style-name="T6">"ROUND"</text:span><text:span text:style-name="T4">,</text:span><text:span text:style-name="T1">cmd</text:span><text:span text:style-name="T4">,</text:span><text:span text:style-name="T8">3</text:span><text:span text:style-name="T4">):</text:span></text:p>
      <text:p text:style-name="P1"><text:span text:style-name="T1"><text:tab/><text:tab/><text:tab/>acc </text:span><text:span text:style-name="T4">=</text:span><text:span text:style-name="T1"> </text:span><text:span text:style-name="T7">None</text:span></text:p>
      <text:p text:style-name="P1"><text:span text:style-name="T1"><text:tab/><text:tab/><text:tab/></text:span><text:span text:style-name="T7">if</text:span><text:span text:style-name="T1"> len</text:span><text:span text:style-name="T4">(</text:span><text:span text:style-name="T1">line</text:span><text:span text:style-name="T4">)&gt;</text:span><text:span text:style-name="T8">1</text:span><text:span text:style-name="T4">:</text:span></text:p>
      <text:p text:style-name="P1"><text:span text:style-name="T1"><text:tab/><text:tab/><text:tab/><text:tab/></text:span><text:span text:style-name="T7">if</text:span><text:span text:style-name="T1"> rexx</text:span><text:span text:style-name="T4">.</text:span><text:span text:style-name="T1">abbrev</text:span><text:span text:style-name="T4">(</text:span><text:span text:style-name="T6">"ALL"</text:span><text:span text:style-name="T4">,</text:span><text:span text:style-name="T1">line</text:span><text:span text:style-name="T4">[</text:span><text:span text:style-name="T8">1</text:span><text:span text:style-name="T4">].</text:span><text:span text:style-name="T1">upper</text:span><text:span text:style-name="T4">()):</text:span></text:p>
      <text:p text:style-name="P1"><text:span text:style-name="T1"><text:tab/><text:tab/><text:tab/><text:tab/><text:tab/>self</text:span><text:span text:style-name="T4">.</text:span><text:span text:style-name="T1">gcodelist</text:span><text:span text:style-name="T4">.</text:span><text:span text:style-name="T1">selectAll</text:span><text:span text:style-name="T4">()</text:span></text:p>
      <text:p text:style-name="P1"><text:span text:style-name="T1"><text:tab/><text:tab/><text:tab/><text:tab/></text:span><text:span text:style-name="T7">else</text:span><text:span text:style-name="T4">:</text:span></text:p>
      <text:p text:style-name="P1"><text:span text:style-name="T1"><text:tab/><text:tab/><text:tab/><text:tab/><text:tab/></text:span><text:span text:style-name="T7">try</text:span><text:span text:style-name="T4">:</text:span></text:p>
      <text:p text:style-name="P1"><text:span text:style-name="T1"><text:tab/><text:tab/><text:tab/><text:tab/><text:tab/><text:tab/>acc </text:span><text:span text:style-name="T4">=</text:span><text:span text:style-name="T1"> int</text:span><text:span text:style-name="T4">(</text:span><text:span text:style-name="T1">line</text:span><text:span text:style-name="T4">[</text:span><text:span text:style-name="T8">1</text:span><text:span text:style-name="T4">])</text:span></text:p>
      <text:p text:style-name="P1"><text:span text:style-name="T1"><text:tab/><text:tab/><text:tab/><text:tab/><text:tab/></text:span><text:span text:style-name="T7">except</text:span><text:span text:style-name="T4">:</text:span></text:p>
      <text:p text:style-name="P1"><text:span text:style-name="T1"><text:tab/><text:tab/><text:tab/><text:tab/><text:tab/><text:tab/></text:span><text:span text:style-name="T7">pass</text:span></text:p>
      <text:p text:style-name="P1"><text:span text:style-name="T1"><text:tab/><text:tab/><text:tab/>self</text:span><text:span text:style-name="T4">.</text:span><text:span text:style-name="T1">executeOnSelection</text:span><text:span text:style-name="T4">(</text:span><text:span text:style-name="T6">"ROUND"</text:span><text:span text:style-name="T4">,</text:span><text:span text:style-name="T1">acc</text:span><text:span text:style-name="T4">)</text:span></text:p>
      <text:p text:style-name="P4"/>
      <text:p text:style-name="P1"><text:span text:style-name="T1"><text:tab/><text:tab/></text:span><text:span text:style-name="T10"># RU*LER: measure distances with mouse ruler</text:span></text:p>
      <text:p text:style-name="P1"><text:span text:style-name="T1"><text:tab/><text:tab/></text:span><text:span text:style-name="T7">elif</text:span><text:span text:style-name="T1"> rexx</text:span><text:span text:style-name="T4">.</text:span><text:span text:style-name="T1">abbrev</text:span><text:span text:style-name="T4">(</text:span><text:span text:style-name="T6">"RULER"</text:span><text:span text:style-name="T4">,</text:span><text:span text:style-name="T1">cmd</text:span><text:span text:style-name="T4">,</text:span><text:span text:style-name="T8">2</text:span><text:span text:style-name="T4">):</text:span></text:p>
      <text:p text:style-name="P1"><text:span text:style-name="T1"><text:tab/><text:tab/><text:tab/>self</text:span><text:span text:style-name="T4">.</text:span><text:span text:style-name="T1">canvas</text:span><text:span text:style-name="T4">.</text:span><text:span text:style-name="T1">setActionRuler</text:span><text:span text:style-name="T4">()</text:span></text:p>
      <text:p text:style-name="P4"/>
      <text:p text:style-name="P1"><text:span text:style-name="T1"><text:tab/><text:tab/></text:span><text:span text:style-name="T10"># SAFE [z]: safe z to move</text:span></text:p>
      <text:p text:style-name="P1"><text:span text:style-name="T1"><text:tab/><text:tab/></text:span><text:span text:style-name="T7">elif</text:span><text:span text:style-name="T1"> cmd</text:span><text:span text:style-name="T4">==</text:span><text:span text:style-name="T6">"SAFE"</text:span><text:span text:style-name="T4">:</text:span></text:p>
      <text:p text:style-name="P1"><text:span text:style-name="T1"><text:tab/><text:tab/><text:tab/></text:span><text:span text:style-name="T7">try</text:span><text:span text:style-name="T4">:</text:span><text:span text:style-name="T1"> self</text:span><text:span text:style-name="T4">.</text:span><text:span text:style-name="T1">cnc</text:span><text:span text:style-name="T4">.</text:span><text:span text:style-name="T1">safe </text:span><text:span text:style-name="T4">=</text:span><text:span text:style-name="T1"> float</text:span><text:span text:style-name="T4">(</text:span><text:span text:style-name="T1">line</text:span><text:span text:style-name="T4">[</text:span><text:span text:style-name="T8">1</text:span><text:span text:style-name="T4">])</text:span></text:p>
      <text:p text:style-name="P1"><text:span text:style-name="T1"><text:tab/><text:tab/><text:tab/></text:span><text:span text:style-name="T7">except</text:span><text:span text:style-name="T4">:</text:span><text:span text:style-name="T1"> </text:span><text:span text:style-name="T7">pass</text:span></text:p>
      <text:p text:style-name="P1"><text:span text:style-name="T1"><text:tab/><text:tab/><text:tab/>self</text:span><text:span text:style-name="T4">.</text:span><text:span text:style-name="T1">statusbar</text:span><text:span text:style-name="T4">[</text:span><text:span text:style-name="T6">"text"</text:span><text:span text:style-name="T4">]</text:span><text:span text:style-name="T1"> </text:span><text:span text:style-name="T4">=</text:span><text:span text:style-name="T1"> </text:span><text:span text:style-name="T6">"Safe Z= %g"</text:span><text:span text:style-name="T4">%(</text:span><text:span text:style-name="T1">self</text:span><text:span text:style-name="T4">.</text:span><text:span text:style-name="T1">cnc</text:span><text:span text:style-name="T4">.</text:span><text:span text:style-name="T1">safe</text:span><text:span text:style-name="T4">)</text:span></text:p>
      <text:p text:style-name="P4"/>
      <text:p text:style-name="P1"><text:span text:style-name="T1"><text:tab/><text:tab/></text:span><text:span text:style-name="T10"># SA*VE [filename]: save to filename or to default name</text:span></text:p>
      <text:p text:style-name="P1"><text:span text:style-name="T1"><text:tab/><text:tab/></text:span><text:span text:style-name="T7">elif</text:span><text:span text:style-name="T1"> rexx</text:span><text:span text:style-name="T4">.</text:span><text:span text:style-name="T1">abbrev</text:span><text:span text:style-name="T4">(</text:span><text:span text:style-name="T6">"SAVE"</text:span><text:span text:style-name="T4">,</text:span><text:span text:style-name="T1">cmd</text:span><text:span text:style-name="T4">,</text:span><text:span text:style-name="T8">2</text:span><text:span text:style-name="T4">):</text:span></text:p>
      <text:p text:style-name="P1"><text:span text:style-name="T1"><text:tab/><text:tab/><text:tab/></text:span><text:span text:style-name="T7">if</text:span><text:span text:style-name="T1"> len</text:span><text:span text:style-name="T4">(</text:span><text:span text:style-name="T1">line</text:span><text:span text:style-name="T4">)&gt;</text:span><text:span text:style-name="T8">1</text:span><text:span text:style-name="T4">:</text:span></text:p>
      <text:p text:style-name="P1"><text:span text:style-name="T1"><text:tab/><text:tab/><text:tab/><text:tab/>self</text:span><text:span text:style-name="T4">.</text:span><text:span text:style-name="T1">save</text:span><text:span text:style-name="T4">(</text:span><text:span text:style-name="T1">line</text:span><text:span text:style-name="T4">[</text:span><text:span text:style-name="T8">1</text:span><text:span text:style-name="T4">])</text:span></text:p>
      <text:p text:style-name="P1"><text:span text:style-name="T1"><text:tab/><text:tab/><text:tab/></text:span><text:span text:style-name="T7">else</text:span><text:span text:style-name="T4">:</text:span></text:p>
      <text:p text:style-name="P1"><text:span text:style-name="T1"><text:tab/><text:tab/><text:tab/><text:tab/>self</text:span><text:span text:style-name="T4">.</text:span><text:span text:style-name="T1">saveAll</text:span><text:span text:style-name="T4">()</text:span></text:p>
      <text:p text:style-name="P4"/>
      <text:p text:style-name="P1"><text:span text:style-name="T1"><text:tab/><text:tab/></text:span><text:span text:style-name="T10"># SET [x [y [z]]]: set x,y,z coordinates to current workspace</text:span></text:p>
      <text:p text:style-name="P1"><text:span text:style-name="T1"><text:tab/><text:tab/></text:span><text:span text:style-name="T7">elif</text:span><text:span text:style-name="T1"> cmd </text:span><text:span text:style-name="T4">==</text:span><text:span text:style-name="T1"> </text:span><text:span text:style-name="T6">"SET"</text:span><text:span text:style-name="T4">:</text:span></text:p>
      <text:p text:style-name="P1"><text:span text:style-name="T1"><text:tab/><text:tab/><text:tab/></text:span><text:span text:style-name="T7">try</text:span><text:span text:style-name="T4">:</text:span><text:span text:style-name="T1"> x </text:span><text:span text:style-name="T4">=</text:span><text:span text:style-name="T1"> float</text:span><text:span text:style-name="T4">(</text:span><text:span text:style-name="T1">line</text:span><text:span text:style-name="T4">[</text:span><text:span text:style-name="T8">1</text:span><text:span text:style-name="T4">])</text:span></text:p>
      <text:p text:style-name="P1"><text:span text:style-name="T1"><text:tab/><text:tab/><text:tab/></text:span><text:span text:style-name="T7">except</text:span><text:span text:style-name="T4">:</text:span><text:span text:style-name="T1"> x </text:span><text:span text:style-name="T4">=</text:span><text:span text:style-name="T1"> </text:span><text:span text:style-name="T6">""</text:span></text:p>
      <text:p text:style-name="P1"><text:span text:style-name="T1"><text:tab/><text:tab/><text:tab/></text:span><text:span text:style-name="T7">try</text:span><text:span text:style-name="T4">:</text:span><text:span text:style-name="T1"> y </text:span><text:span text:style-name="T4">=</text:span><text:span text:style-name="T1"> float</text:span><text:span text:style-name="T4">(</text:span><text:span text:style-name="T1">line</text:span><text:span text:style-name="T4">[</text:span><text:span text:style-name="T8">2</text:span><text:span text:style-name="T4">])</text:span></text:p>
      <text:p text:style-name="P1"><text:span text:style-name="T1"><text:tab/><text:tab/><text:tab/></text:span><text:span text:style-name="T7">except</text:span><text:span text:style-name="T4">:</text:span><text:span text:style-name="T1"> y </text:span><text:span text:style-name="T4">=</text:span><text:span text:style-name="T1"> </text:span><text:span text:style-name="T6">""</text:span></text:p>
      <text:p text:style-name="P1"><text:span text:style-name="T1"><text:tab/><text:tab/><text:tab/></text:span><text:span text:style-name="T7">try</text:span><text:span text:style-name="T4">:</text:span><text:span text:style-name="T1"> z </text:span><text:span text:style-name="T4">=</text:span><text:span text:style-name="T1"> float</text:span><text:span text:style-name="T4">(</text:span><text:span text:style-name="T1">line</text:span><text:span text:style-name="T4">[</text:span><text:span text:style-name="T8">3</text:span><text:span text:style-name="T4">])</text:span></text:p>
      <text:p text:style-name="P1"><text:span text:style-name="T1"><text:tab/><text:tab/><text:tab/></text:span><text:span text:style-name="T7">except</text:span><text:span text:style-name="T4">:</text:span><text:span text:style-name="T1"> z </text:span><text:span text:style-name="T4">=</text:span><text:span text:style-name="T1"> </text:span><text:span text:style-name="T6">""</text:span></text:p>
      <text:p text:style-name="P1"><text:span text:style-name="T1"><text:tab/><text:tab/><text:tab/>self</text:span><text:span text:style-name="T4">.</text:span><text:span text:style-name="T1">_wcsSet</text:span><text:span text:style-name="T4">(</text:span><text:span text:style-name="T1">x</text:span><text:span text:style-name="T4">,</text:span><text:span text:style-name="T1">y</text:span><text:span text:style-name="T4">,</text:span><text:span text:style-name="T1">z</text:span><text:span text:style-name="T4">)</text:span></text:p>
      <text:p text:style-name="P4"/>
      <text:p text:style-name="P1"><text:span text:style-name="T1"><text:tab/><text:tab/></text:span><text:span text:style-name="T7">elif</text:span><text:span text:style-name="T1"> cmd </text:span><text:span text:style-name="T4">==</text:span><text:span text:style-name="T1"> </text:span><text:span text:style-name="T6">"SET0"</text:span><text:span text:style-name="T4">:</text:span></text:p>
      <text:p text:style-name="P1"><text:span text:style-name="T1"><text:tab/><text:tab/><text:tab/>self</text:span><text:span text:style-name="T4">.</text:span><text:span text:style-name="T1">wcsSet0</text:span><text:span text:style-name="T4">()</text:span></text:p>
      <text:p text:style-name="P4"/>
      <text:p text:style-name="P1"><text:span text:style-name="T1"><text:tab/><text:tab/></text:span><text:span text:style-name="T7">elif</text:span><text:span text:style-name="T1"> cmd </text:span><text:span text:style-name="T4">==</text:span><text:span text:style-name="T1"> </text:span><text:span text:style-name="T6">"SETX"</text:span><text:span text:style-name="T4">:</text:span></text:p>
      <text:p text:style-name="P1"><text:span text:style-name="T1"><text:tab/><text:tab/><text:tab/></text:span><text:span text:style-name="T7">try</text:span><text:span text:style-name="T4">:</text:span><text:span text:style-name="T1"> x </text:span><text:span text:style-name="T4">=</text:span><text:span text:style-name="T1"> float</text:span><text:span text:style-name="T4">(</text:span><text:span text:style-name="T1">line</text:span><text:span text:style-name="T4">[</text:span><text:span text:style-name="T8">1</text:span><text:span text:style-name="T4">])</text:span></text:p>
      <text:p text:style-name="P1"><text:span text:style-name="T1"><text:tab/><text:tab/><text:tab/></text:span><text:span text:style-name="T7">except</text:span><text:span text:style-name="T4">:</text:span><text:span text:style-name="T1"> x </text:span><text:span text:style-name="T4">=</text:span><text:span text:style-name="T1"> </text:span><text:span text:style-name="T6">""</text:span></text:p>
      <text:p text:style-name="P1"><text:span text:style-name="T1"><text:tab/><text:tab/><text:tab/>self</text:span><text:span text:style-name="T4">.</text:span><text:span text:style-name="T1">_wcsSet</text:span><text:span text:style-name="T4">(</text:span><text:span text:style-name="T1">x</text:span><text:span text:style-name="T4">,</text:span><text:span text:style-name="T6">""</text:span><text:span text:style-name="T4">,</text:span><text:span text:style-name="T6">""</text:span><text:span text:style-name="T4">)</text:span></text:p>
      <text:p text:style-name="P4"/>
      <text:p text:style-name="P1"><text:span text:style-name="T1"><text:tab/><text:tab/></text:span><text:span text:style-name="T7">elif</text:span><text:span text:style-name="T1"> cmd </text:span><text:span text:style-name="T4">==</text:span><text:span text:style-name="T1"> </text:span><text:span text:style-name="T6">"SETY"</text:span><text:span text:style-name="T4">:</text:span></text:p>
      <text:p text:style-name="P1"><text:span text:style-name="T1"><text:tab/><text:tab/><text:tab/></text:span><text:span text:style-name="T7">try</text:span><text:span text:style-name="T4">:</text:span><text:span text:style-name="T1"> y </text:span><text:span text:style-name="T4">=</text:span><text:span text:style-name="T1"> float</text:span><text:span text:style-name="T4">(</text:span><text:span text:style-name="T1">line</text:span><text:span text:style-name="T4">[</text:span><text:span text:style-name="T8">1</text:span><text:span text:style-name="T4">])</text:span></text:p>
      <text:p text:style-name="P1"><text:span text:style-name="T1"><text:tab/><text:tab/><text:tab/></text:span><text:span text:style-name="T7">except</text:span><text:span text:style-name="T4">:</text:span><text:span text:style-name="T1"> y </text:span><text:span text:style-name="T4">=</text:span><text:span text:style-name="T1"> </text:span><text:span text:style-name="T6">""</text:span></text:p>
      <text:p text:style-name="P1"><text:span text:style-name="T1"><text:tab/><text:tab/><text:tab/>self</text:span><text:span text:style-name="T4">.</text:span><text:span text:style-name="T1">_wcsSet</text:span><text:span text:style-name="T4">(</text:span><text:span text:style-name="T6">""</text:span><text:span text:style-name="T4">,</text:span><text:span text:style-name="T1">y</text:span><text:span text:style-name="T4">,</text:span><text:span text:style-name="T6">""</text:span><text:span text:style-name="T4">)</text:span></text:p>
      <text:p text:style-name="P4"/>
      <text:p text:style-name="P1"><text:span text:style-name="T1"><text:tab/><text:tab/></text:span><text:span text:style-name="T7">elif</text:span><text:span text:style-name="T1"> cmd </text:span><text:span text:style-name="T4">==</text:span><text:span text:style-name="T1"> </text:span><text:span text:style-name="T6">"SETZ"</text:span><text:span text:style-name="T4">:</text:span></text:p>
      <text:p text:style-name="P1"><text:span text:style-name="T1"><text:tab/><text:tab/><text:tab/></text:span><text:span text:style-name="T7">try</text:span><text:span text:style-name="T4">:</text:span><text:span text:style-name="T1"> z </text:span><text:span text:style-name="T4">=</text:span><text:span text:style-name="T1"> float</text:span><text:span text:style-name="T4">(</text:span><text:span text:style-name="T1">line</text:span><text:span text:style-name="T4">[</text:span><text:span text:style-name="T8">1</text:span><text:span text:style-name="T4">])</text:span></text:p>
      <text:p text:style-name="P1"><text:soft-page-break/><text:span text:style-name="T1"><text:tab/><text:tab/><text:tab/></text:span><text:span text:style-name="T7">except</text:span><text:span text:style-name="T4">:</text:span><text:span text:style-name="T1"> z </text:span><text:span text:style-name="T4">=</text:span><text:span text:style-name="T1"> </text:span><text:span text:style-name="T6">""</text:span></text:p>
      <text:p text:style-name="P1"><text:span text:style-name="T1"><text:tab/><text:tab/><text:tab/>self</text:span><text:span text:style-name="T4">.</text:span><text:span text:style-name="T1">_wcsSet</text:span><text:span text:style-name="T4">(</text:span><text:span text:style-name="T6">""</text:span><text:span text:style-name="T4">,</text:span><text:span text:style-name="T6">""</text:span><text:span text:style-name="T4">,</text:span><text:span text:style-name="T1">z</text:span><text:span text:style-name="T4">)</text:span></text:p>
      <text:p text:style-name="P4"/>
      <text:p text:style-name="P1"><text:span text:style-name="T1"><text:tab/><text:tab/></text:span><text:span text:style-name="T10"># STEP [s]: set motion step size to s</text:span></text:p>
      <text:p text:style-name="P1"><text:span text:style-name="T1"><text:tab/><text:tab/></text:span><text:span text:style-name="T7">elif</text:span><text:span text:style-name="T1"> cmd </text:span><text:span text:style-name="T4">==</text:span><text:span text:style-name="T1"> </text:span><text:span text:style-name="T6">"STEP"</text:span><text:span text:style-name="T4">:</text:span></text:p>
      <text:p text:style-name="P1"><text:span text:style-name="T1"><text:tab/><text:tab/><text:tab/></text:span><text:span text:style-name="T7">try</text:span><text:span text:style-name="T4">:</text:span></text:p>
      <text:p text:style-name="P1"><text:span text:style-name="T1"><text:tab/><text:tab/><text:tab/><text:tab/>self</text:span><text:span text:style-name="T4">.</text:span><text:span text:style-name="T1">setStep</text:span><text:span text:style-name="T4">(</text:span><text:span text:style-name="T1">float</text:span><text:span text:style-name="T4">(</text:span><text:span text:style-name="T1">line</text:span><text:span text:style-name="T4">[</text:span><text:span text:style-name="T8">1</text:span><text:span text:style-name="T4">]))</text:span></text:p>
      <text:p text:style-name="P1"><text:span text:style-name="T1"><text:tab/><text:tab/><text:tab/></text:span><text:span text:style-name="T7">except</text:span><text:span text:style-name="T4">:</text:span></text:p>
      <text:p text:style-name="P1"><text:span text:style-name="T1"><text:tab/><text:tab/><text:tab/><text:tab/></text:span><text:span text:style-name="T7">pass</text:span></text:p>
      <text:p text:style-name="P4"/>
      <text:p text:style-name="P1"><text:span text:style-name="T1"><text:tab/><text:tab/></text:span><text:span text:style-name="T10"># SPI*NDLE [ON|OFF|speed]: turn on/off spindle</text:span></text:p>
      <text:p text:style-name="P1"><text:span text:style-name="T1"><text:tab/><text:tab/></text:span><text:span text:style-name="T7">elif</text:span><text:span text:style-name="T1"> rexx</text:span><text:span text:style-name="T4">.</text:span><text:span text:style-name="T1">abbrev</text:span><text:span text:style-name="T4">(</text:span><text:span text:style-name="T6">"SPINDLE"</text:span><text:span text:style-name="T4">,</text:span><text:span text:style-name="T1">cmd</text:span><text:span text:style-name="T4">,</text:span><text:span text:style-name="T8">3</text:span><text:span text:style-name="T4">):</text:span></text:p>
      <text:p text:style-name="P1"><text:span text:style-name="T1"><text:tab/><text:tab/><text:tab/></text:span><text:span text:style-name="T7">if</text:span><text:span text:style-name="T1"> len</text:span><text:span text:style-name="T4">(</text:span><text:span text:style-name="T1">line</text:span><text:span text:style-name="T4">)&gt;</text:span><text:span text:style-name="T8">1</text:span><text:span text:style-name="T4">:</text:span></text:p>
      <text:p text:style-name="P1"><text:span text:style-name="T1"><text:tab/><text:tab/><text:tab/><text:tab/></text:span><text:span text:style-name="T7">if</text:span><text:span text:style-name="T1"> line</text:span><text:span text:style-name="T4">[</text:span><text:span text:style-name="T8">1</text:span><text:span text:style-name="T4">].</text:span><text:span text:style-name="T1">upper</text:span><text:span text:style-name="T4">()==</text:span><text:span text:style-name="T6">"OFF"</text:span><text:span text:style-name="T4">:</text:span></text:p>
      <text:p text:style-name="P1"><text:span text:style-name="T1"><text:tab/><text:tab/><text:tab/><text:tab/><text:tab/>self</text:span><text:span text:style-name="T4">.</text:span><text:span text:style-name="T1">spindle</text:span><text:span text:style-name="T4">.</text:span><text:span text:style-name="T1">set</text:span><text:span text:style-name="T4">(</text:span><text:span text:style-name="T7">False</text:span><text:span text:style-name="T4">)</text:span></text:p>
      <text:p text:style-name="P1"><text:span text:style-name="T1"><text:tab/><text:tab/><text:tab/><text:tab/></text:span><text:span text:style-name="T7">elif</text:span><text:span text:style-name="T1"> line</text:span><text:span text:style-name="T4">[</text:span><text:span text:style-name="T8">1</text:span><text:span text:style-name="T4">].</text:span><text:span text:style-name="T1">upper</text:span><text:span text:style-name="T4">()==</text:span><text:span text:style-name="T6">"ON"</text:span><text:span text:style-name="T4">:</text:span></text:p>
      <text:p text:style-name="P1"><text:span text:style-name="T1"><text:tab/><text:tab/><text:tab/><text:tab/><text:tab/>self</text:span><text:span text:style-name="T4">.</text:span><text:span text:style-name="T1">spindle</text:span><text:span text:style-name="T4">.</text:span><text:span text:style-name="T1">set</text:span><text:span text:style-name="T4">(</text:span><text:span text:style-name="T7">True</text:span><text:span text:style-name="T4">)</text:span></text:p>
      <text:p text:style-name="P1"><text:span text:style-name="T1"><text:tab/><text:tab/><text:tab/><text:tab/></text:span><text:span text:style-name="T7">else</text:span><text:span text:style-name="T4">:</text:span></text:p>
      <text:p text:style-name="P1"><text:span text:style-name="T1"><text:tab/><text:tab/><text:tab/><text:tab/><text:tab/></text:span><text:span text:style-name="T7">try</text:span><text:span text:style-name="T4">:</text:span></text:p>
      <text:p text:style-name="P1"><text:span text:style-name="T1"><text:tab/><text:tab/><text:tab/><text:tab/><text:tab/><text:tab/>rpm </text:span><text:span text:style-name="T4">=</text:span><text:span text:style-name="T1"> int</text:span><text:span text:style-name="T4">(</text:span><text:span text:style-name="T1">line</text:span><text:span text:style-name="T4">[</text:span><text:span text:style-name="T8">1</text:span><text:span text:style-name="T4">])</text:span></text:p>
      <text:p text:style-name="P1"><text:span text:style-name="T1"><text:tab/><text:tab/><text:tab/><text:tab/><text:tab/><text:tab/></text:span><text:span text:style-name="T7">if</text:span><text:span text:style-name="T1"> rpm</text:span><text:span text:style-name="T4">==</text:span><text:span text:style-name="T8">0</text:span><text:span text:style-name="T4">:</text:span></text:p>
      <text:p text:style-name="P1"><text:span text:style-name="T1"><text:tab/><text:tab/><text:tab/><text:tab/><text:tab/><text:tab/><text:tab/>self</text:span><text:span text:style-name="T4">.</text:span><text:span text:style-name="T1">spindleSpeed</text:span><text:span text:style-name="T4">.</text:span><text:span text:style-name="T1">set</text:span><text:span text:style-name="T4">(</text:span><text:span text:style-name="T8">0</text:span><text:span text:style-name="T4">)</text:span></text:p>
      <text:p text:style-name="P1"><text:span text:style-name="T1"><text:tab/><text:tab/><text:tab/><text:tab/><text:tab/><text:tab/><text:tab/>self</text:span><text:span text:style-name="T4">.</text:span><text:span text:style-name="T1">spindle</text:span><text:span text:style-name="T4">.</text:span><text:span text:style-name="T1">set</text:span><text:span text:style-name="T4">(</text:span><text:span text:style-name="T7">False</text:span><text:span text:style-name="T4">)</text:span></text:p>
      <text:p text:style-name="P1"><text:span text:style-name="T1"><text:tab/><text:tab/><text:tab/><text:tab/><text:tab/><text:tab/></text:span><text:span text:style-name="T7">else</text:span><text:span text:style-name="T4">:</text:span></text:p>
      <text:p text:style-name="P1"><text:span text:style-name="T1"><text:tab/><text:tab/><text:tab/><text:tab/><text:tab/><text:tab/><text:tab/>self</text:span><text:span text:style-name="T4">.</text:span><text:span text:style-name="T1">spindleSpeed</text:span><text:span text:style-name="T4">.</text:span><text:span text:style-name="T1">set</text:span><text:span text:style-name="T4">(</text:span><text:span text:style-name="T1">rpm</text:span><text:span text:style-name="T4">)</text:span></text:p>
      <text:p text:style-name="P1"><text:span text:style-name="T1"><text:tab/><text:tab/><text:tab/><text:tab/><text:tab/><text:tab/><text:tab/>self</text:span><text:span text:style-name="T4">.</text:span><text:span text:style-name="T1">spindle</text:span><text:span text:style-name="T4">.</text:span><text:span text:style-name="T1">set</text:span><text:span text:style-name="T4">(</text:span><text:span text:style-name="T7">True</text:span><text:span text:style-name="T4">)</text:span></text:p>
      <text:p text:style-name="P1"><text:span text:style-name="T1"><text:tab/><text:tab/><text:tab/><text:tab/><text:tab/></text:span><text:span text:style-name="T7">except</text:span><text:span text:style-name="T4">:</text:span></text:p>
      <text:p text:style-name="P1"><text:span text:style-name="T1"><text:tab/><text:tab/><text:tab/><text:tab/><text:tab/><text:tab/></text:span><text:span text:style-name="T7">pass</text:span></text:p>
      <text:p text:style-name="P1"><text:span text:style-name="T1"><text:tab/><text:tab/><text:tab/></text:span><text:span text:style-name="T7">else</text:span><text:span text:style-name="T4">:</text:span></text:p>
      <text:p text:style-name="P1"><text:span text:style-name="T1"><text:tab/><text:tab/><text:tab/><text:tab/></text:span><text:span text:style-name="T10"># toggle spindle</text:span></text:p>
      <text:p text:style-name="P1"><text:span text:style-name="T1"><text:tab/><text:tab/><text:tab/><text:tab/>self</text:span><text:span text:style-name="T4">.</text:span><text:span text:style-name="T1">spindle</text:span><text:span text:style-name="T4">.</text:span><text:span text:style-name="T1">set</text:span><text:span text:style-name="T4">(</text:span><text:span text:style-name="T7">not</text:span><text:span text:style-name="T1"> self</text:span><text:span text:style-name="T4">.</text:span><text:span text:style-name="T1">spindle</text:span><text:span text:style-name="T4">.</text:span><text:span text:style-name="T1">get</text:span><text:span text:style-name="T4">())</text:span></text:p>
      <text:p text:style-name="P1"><text:span text:style-name="T1"><text:tab/><text:tab/><text:tab/>self</text:span><text:span text:style-name="T4">.</text:span><text:span text:style-name="T1">spindleControl</text:span><text:span text:style-name="T4">()</text:span></text:p>
      <text:p text:style-name="P4"/>
      <text:p text:style-name="P1"><text:span text:style-name="T1"><text:tab/><text:tab/></text:span><text:span text:style-name="T10"># STOP: stop current run</text:span></text:p>
      <text:p text:style-name="P1"><text:span text:style-name="T1"><text:tab/><text:tab/></text:span><text:span text:style-name="T7">elif</text:span><text:span text:style-name="T1"> cmd </text:span><text:span text:style-name="T4">==</text:span><text:span text:style-name="T1"> </text:span><text:span text:style-name="T6">"STOP"</text:span><text:span text:style-name="T4">:</text:span></text:p>
      <text:p text:style-name="P1"><text:span text:style-name="T1"><text:tab/><text:tab/><text:tab/>self</text:span><text:span text:style-name="T4">.</text:span><text:span text:style-name="T1">stopRun</text:span><text:span text:style-name="T4">()</text:span></text:p>
      <text:p text:style-name="P4"/>
      <text:p text:style-name="P1"><text:span text:style-name="T1"><text:tab/><text:tab/></text:span><text:span text:style-name="T10"># TERM*INAL: switch to terminal tab</text:span></text:p>
      <text:p text:style-name="P1"><text:span text:style-name="T1"><text:tab/><text:tab/></text:span><text:span text:style-name="T7">elif</text:span><text:span text:style-name="T1"> rexx</text:span><text:span text:style-name="T4">.</text:span><text:span text:style-name="T1">abbrev</text:span><text:span text:style-name="T4">(</text:span><text:span text:style-name="T6">"TERMINAL"</text:span><text:span text:style-name="T4">,</text:span><text:span text:style-name="T1">cmd</text:span><text:span text:style-name="T4">,</text:span><text:span text:style-name="T8">4</text:span><text:span text:style-name="T4">):</text:span></text:p>
      <text:p text:style-name="P1"><text:span text:style-name="T1"><text:tab/><text:tab/><text:tab/>self</text:span><text:span text:style-name="T4">.</text:span><text:span text:style-name="T1">tabPage</text:span><text:span text:style-name="T4">.</text:span><text:span text:style-name="T1">changePage</text:span><text:span text:style-name="T4">(</text:span><text:span text:style-name="T6">"Terminal"</text:span><text:span text:style-name="T4">)</text:span></text:p>
      <text:p text:style-name="P4"/>
      <text:p text:style-name="P1"><text:span text:style-name="T1"><text:tab/><text:tab/></text:span><text:span text:style-name="T10"># TOOL [diameter]: set diameter of cutting tool</text:span></text:p>
      <text:p text:style-name="P1"><text:span text:style-name="T1"><text:tab/><text:tab/></text:span><text:span text:style-name="T7">elif</text:span><text:span text:style-name="T1"> cmd </text:span><text:span text:style-name="T7">in</text:span><text:span text:style-name="T1"> </text:span><text:span text:style-name="T4">(</text:span><text:span text:style-name="T6">"BIT"</text:span><text:span text:style-name="T4">,</text:span><text:span text:style-name="T6">"TOOL"</text:span><text:span text:style-name="T4">,</text:span><text:span text:style-name="T6">"MILL"</text:span><text:span text:style-name="T4">):</text:span></text:p>
      <text:p text:style-name="P1"><text:span text:style-name="T1"><text:tab/><text:tab/><text:tab/></text:span><text:span text:style-name="T7">try</text:span><text:span text:style-name="T4">:</text:span></text:p>
      <text:p text:style-name="P1"><text:span text:style-name="T1"><text:tab/><text:tab/><text:tab/><text:tab/>diam </text:span><text:span text:style-name="T4">=</text:span><text:span text:style-name="T1"> float</text:span><text:span text:style-name="T4">(</text:span><text:span text:style-name="T1">line</text:span><text:span text:style-name="T4">[</text:span><text:span text:style-name="T8">1</text:span><text:span text:style-name="T4">])</text:span></text:p>
      <text:p text:style-name="P1"><text:span text:style-name="T1"><text:tab/><text:tab/><text:tab/></text:span><text:span text:style-name="T7">except</text:span><text:span text:style-name="T4">:</text:span></text:p>
      <text:p text:style-name="P1"><text:span text:style-name="T1"><text:tab/><text:tab/><text:tab/><text:tab/>tool </text:span><text:span text:style-name="T4">=</text:span><text:span text:style-name="T1"> self</text:span><text:span text:style-name="T4">.</text:span><text:span text:style-name="T1">tools</text:span><text:span text:style-name="T4">[</text:span><text:span text:style-name="T6">"EndMill"</text:span><text:span text:style-name="T4">]</text:span></text:p>
      <text:p text:style-name="P1"><text:span text:style-name="T1"><text:tab/><text:tab/><text:tab/><text:tab/>diam </text:span><text:span text:style-name="T4">=</text:span><text:span text:style-name="T1"> self</text:span><text:span text:style-name="T4">.</text:span><text:span text:style-name="T1">tools</text:span><text:span text:style-name="T4">.</text:span><text:span text:style-name="T1">fromMm</text:span><text:span text:style-name="T4">(</text:span><text:span text:style-name="T1">tool</text:span><text:span text:style-name="T4">[</text:span><text:span text:style-name="T6">"diameter"</text:span><text:span text:style-name="T4">])</text:span></text:p>
      <text:p text:style-name="P1"><text:span text:style-name="T1"><text:tab/><text:tab/><text:tab/>self</text:span><text:span text:style-name="T4">.</text:span><text:span text:style-name="T1">statusbar</text:span><text:span text:style-name="T4">[</text:span><text:span text:style-name="T6">"text"</text:span><text:span text:style-name="T4">]</text:span><text:span text:style-name="T1"> </text:span><text:span text:style-name="T4">=</text:span><text:span text:style-name="T1"> </text:span><text:span text:style-name="T6">"EndMill: %s %g"</text:span><text:span text:style-name="T4">%(</text:span><text:span text:style-name="T1">tool</text:span><text:span text:style-name="T4">[</text:span><text:span text:style-name="T6">"name"</text:span><text:span text:style-name="T4">],</text:span><text:span text:style-name="T1"> diam</text:span><text:span text:style-name="T4">)</text:span></text:p>
      <text:p text:style-name="P4"/>
      <text:p text:style-name="P1"><text:span text:style-name="T1"><text:tab/><text:tab/></text:span><text:span text:style-name="T10"># TOOLS</text:span></text:p>
      <text:p text:style-name="P1"><text:span text:style-name="T1"><text:tab/><text:tab/></text:span><text:span text:style-name="T7">elif</text:span><text:span text:style-name="T1"> cmd</text:span><text:span text:style-name="T4">==</text:span><text:span text:style-name="T6">"TOOLS"</text:span><text:span text:style-name="T4">:</text:span></text:p>
      <text:p text:style-name="P1"><text:span text:style-name="T1"><text:tab/><text:tab/><text:tab/>self</text:span><text:span text:style-name="T4">.</text:span><text:span text:style-name="T1">tabPage</text:span><text:span text:style-name="T4">.</text:span><text:span text:style-name="T1">changePage</text:span><text:span text:style-name="T4">(</text:span><text:span text:style-name="T6">"Tools"</text:span><text:span text:style-name="T4">)</text:span></text:p>
      <text:p text:style-name="P4"/>
      <text:p text:style-name="P1"><text:span text:style-name="T1"><text:tab/><text:tab/></text:span><text:span text:style-name="T10"># UNL*OCK: unlock grbl</text:span></text:p>
      <text:p text:style-name="P1"><text:span text:style-name="T1"><text:tab/><text:tab/></text:span><text:span text:style-name="T7">elif</text:span><text:span text:style-name="T1"> rexx</text:span><text:span text:style-name="T4">.</text:span><text:span text:style-name="T1">abbrev</text:span><text:span text:style-name="T4">(</text:span><text:span text:style-name="T6">"UNLOCK"</text:span><text:span text:style-name="T4">,</text:span><text:span text:style-name="T1">cmd</text:span><text:span text:style-name="T4">,</text:span><text:span text:style-name="T8">3</text:span><text:span text:style-name="T4">):</text:span></text:p>
      <text:p text:style-name="P1"><text:span text:style-name="T1"><text:tab/><text:tab/><text:tab/>self</text:span><text:span text:style-name="T4">.</text:span><text:span text:style-name="T1">unlock</text:span><text:span text:style-name="T4">()</text:span></text:p>
      <text:p text:style-name="P4"/>
      <text:p text:style-name="P1"><text:span text:style-name="T1"><text:tab/><text:tab/></text:span><text:span text:style-name="T10"># US*ER cmd: execute user command, cmd=number or name</text:span></text:p>
      <text:p text:style-name="P1"><text:span text:style-name="T1"><text:tab/><text:tab/></text:span><text:span text:style-name="T7">elif</text:span><text:span text:style-name="T1"> rexx</text:span><text:span text:style-name="T4">.</text:span><text:span text:style-name="T1">abbrev</text:span><text:span text:style-name="T4">(</text:span><text:span text:style-name="T6">"USER"</text:span><text:span text:style-name="T4">,</text:span><text:span text:style-name="T1">cmd</text:span><text:span text:style-name="T4">,</text:span><text:span text:style-name="T8">2</text:span><text:span text:style-name="T4">):</text:span></text:p>
      <text:p text:style-name="P1"><text:span text:style-name="T1"><text:tab/><text:tab/><text:tab/>n </text:span><text:span text:style-name="T4">=</text:span><text:span text:style-name="T1"> Utils</text:span><text:span text:style-name="T4">.</text:span><text:span text:style-name="T1">getInt</text:span><text:span text:style-name="T4">(</text:span><text:span text:style-name="T6">"Buttons"</text:span><text:span text:style-name="T4">,</text:span><text:span text:style-name="T6">"n"</text:span><text:span text:style-name="T4">,</text:span><text:span text:style-name="T8">6</text:span><text:span text:style-name="T4">)</text:span></text:p>
      <text:p text:style-name="P1"><text:span text:style-name="T1"><text:tab/><text:tab/><text:tab/></text:span><text:span text:style-name="T7">try</text:span><text:span text:style-name="T4">:</text:span></text:p>
      <text:p text:style-name="P1"><text:span text:style-name="T1"><text:tab/><text:tab/><text:tab/><text:tab/>idx </text:span><text:span text:style-name="T4">=</text:span><text:span text:style-name="T1"> int</text:span><text:span text:style-name="T4">(</text:span><text:span text:style-name="T1">line</text:span><text:span text:style-name="T4">[</text:span><text:span text:style-name="T8">1</text:span><text:span text:style-name="T4">])</text:span></text:p>
      <text:p text:style-name="P1"><text:span text:style-name="T1"><text:tab/><text:tab/><text:tab/></text:span><text:span text:style-name="T7">except</text:span><text:span text:style-name="T4">:</text:span></text:p>
      <text:p text:style-name="P1"><text:soft-page-break/><text:span text:style-name="T1"><text:tab/><text:tab/><text:tab/><text:tab/></text:span><text:span text:style-name="T7">try</text:span><text:span text:style-name="T4">:</text:span></text:p>
      <text:p text:style-name="P1"><text:span text:style-name="T1"><text:tab/><text:tab/><text:tab/><text:tab/><text:tab/>name </text:span><text:span text:style-name="T4">=</text:span><text:span text:style-name="T1"> line</text:span><text:span text:style-name="T4">[</text:span><text:span text:style-name="T8">1</text:span><text:span text:style-name="T4">].</text:span><text:span text:style-name="T1">upper</text:span><text:span text:style-name="T4">()</text:span></text:p>
      <text:p text:style-name="P1"><text:span text:style-name="T1"><text:tab/><text:tab/><text:tab/><text:tab/><text:tab/></text:span><text:span text:style-name="T7">for</text:span><text:span text:style-name="T1"> i </text:span><text:span text:style-name="T7">in</text:span><text:span text:style-name="T1"> range</text:span><text:span text:style-name="T4">(</text:span><text:span text:style-name="T1">n</text:span><text:span text:style-name="T4">):</text:span></text:p>
      <text:p text:style-name="P1"><text:span text:style-name="T1"><text:tab/><text:tab/><text:tab/><text:tab/><text:tab/><text:tab/></text:span><text:span text:style-name="T7">if</text:span><text:span text:style-name="T1"> name </text:span><text:span text:style-name="T4">==</text:span><text:span text:style-name="T1"> Utils</text:span><text:span text:style-name="T4">.</text:span><text:span text:style-name="T1">getStr</text:span><text:span text:style-name="T4">(</text:span><text:span text:style-name="T6">"Buttons"</text:span><text:span text:style-name="T4">,</text:span><text:span text:style-name="T6">"name.%d"</text:span><text:span text:style-name="T4">%(</text:span><text:span text:style-name="T1">i</text:span><text:span text:style-name="T4">),</text:span><text:span text:style-name="T6">""</text:span><text:span text:style-name="T4">).</text:span><text:span text:style-name="T1">upper</text:span><text:span text:style-name="T4">():</text:span></text:p>
      <text:p text:style-name="P1"><text:span text:style-name="T1"><text:tab/><text:tab/><text:tab/><text:tab/><text:tab/><text:tab/><text:tab/>idx </text:span><text:span text:style-name="T4">=</text:span><text:span text:style-name="T1"> i</text:span></text:p>
      <text:p text:style-name="P1"><text:span text:style-name="T1"><text:tab/><text:tab/><text:tab/><text:tab/><text:tab/><text:tab/><text:tab/></text:span><text:span text:style-name="T7">break</text:span></text:p>
      <text:p text:style-name="P1"><text:span text:style-name="T1"><text:tab/><text:tab/><text:tab/><text:tab/></text:span><text:span text:style-name="T7">except</text:span><text:span text:style-name="T4">:</text:span></text:p>
      <text:p text:style-name="P1"><text:span text:style-name="T1"><text:tab/><text:tab/><text:tab/><text:tab/><text:tab/></text:span><text:span text:style-name="T7">return</text:span></text:p>
      <text:p text:style-name="P1"><text:span text:style-name="T1"><text:tab/><text:tab/><text:tab/></text:span><text:span text:style-name="T7">if</text:span><text:span text:style-name="T1"> idx</text:span><text:span text:style-name="T4">&lt;</text:span><text:span text:style-name="T8">0</text:span><text:span text:style-name="T1"> </text:span><text:span text:style-name="T7">or</text:span><text:span text:style-name="T1"> idx</text:span><text:span text:style-name="T4">&gt;=</text:span><text:span text:style-name="T1">n</text:span><text:span text:style-name="T4">:</text:span></text:p>
      <text:p text:style-name="P1"><text:span text:style-name="T1"><text:tab/><text:tab/><text:tab/><text:tab/>self</text:span><text:span text:style-name="T4">.</text:span><text:span text:style-name="T1">statusbar</text:span><text:span text:style-name="T4">[</text:span><text:span text:style-name="T6">"text"</text:span><text:span text:style-name="T4">]</text:span><text:span text:style-name="T1"> </text:span><text:span text:style-name="T4">=</text:span><text:span text:style-name="T1"> </text:span><text:span text:style-name="T6">"Invalid user command %s"</text:span><text:span text:style-name="T4">%(</text:span><text:span text:style-name="T1">line</text:span><text:span text:style-name="T4">[</text:span><text:span text:style-name="T8">1</text:span><text:span text:style-name="T4">])</text:span></text:p>
      <text:p text:style-name="P1"><text:span text:style-name="T1"><text:tab/><text:tab/><text:tab/><text:tab/></text:span><text:span text:style-name="T7">return</text:span></text:p>
      <text:p text:style-name="P1"><text:span text:style-name="T1"><text:tab/><text:tab/><text:tab/>cmd </text:span><text:span text:style-name="T4">=</text:span><text:span text:style-name="T1"> Utils</text:span><text:span text:style-name="T4">.</text:span><text:span text:style-name="T1">getStr</text:span><text:span text:style-name="T4">(</text:span><text:span text:style-name="T6">"Buttons"</text:span><text:span text:style-name="T4">,</text:span><text:span text:style-name="T6">"command.%d"</text:span><text:span text:style-name="T4">%(</text:span><text:span text:style-name="T1">idx</text:span><text:span text:style-name="T4">),</text:span><text:span text:style-name="T6">""</text:span><text:span text:style-name="T4">)</text:span></text:p>
      <text:p text:style-name="P1"><text:span text:style-name="T1"><text:tab/><text:tab/><text:tab/></text:span><text:span text:style-name="T7">for</text:span><text:span text:style-name="T1"> line </text:span><text:span text:style-name="T7">in</text:span><text:span text:style-name="T1"> cmd</text:span><text:span text:style-name="T4">.</text:span><text:span text:style-name="T1">splitlines</text:span><text:span text:style-name="T4">():</text:span></text:p>
      <text:p text:style-name="P1"><text:span text:style-name="T1"><text:tab/><text:tab/><text:tab/><text:tab/>self</text:span><text:span text:style-name="T4">.</text:span><text:span text:style-name="T1">execute</text:span><text:span text:style-name="T4">(</text:span><text:span text:style-name="T1">line</text:span><text:span text:style-name="T4">)</text:span></text:p>
      <text:p text:style-name="P4"/>
      <text:p text:style-name="P1"><text:span text:style-name="T1"><text:tab/><text:tab/></text:span><text:span text:style-name="T10"># WCS [n]: switch to workspace index n</text:span></text:p>
      <text:p text:style-name="P1"><text:span text:style-name="T1"><text:tab/><text:tab/></text:span><text:span text:style-name="T7">elif</text:span><text:span text:style-name="T1"> rexx</text:span><text:span text:style-name="T4">.</text:span><text:span text:style-name="T1">abbrev</text:span><text:span text:style-name="T4">(</text:span><text:span text:style-name="T6">"WORKSPACE"</text:span><text:span text:style-name="T4">,</text:span><text:span text:style-name="T1">cmd</text:span><text:span text:style-name="T4">,</text:span><text:span text:style-name="T8">4</text:span><text:span text:style-name="T4">)</text:span><text:span text:style-name="T1"> </text:span><text:span text:style-name="T7">or</text:span><text:span text:style-name="T1"> cmd</text:span><text:span text:style-name="T4">==</text:span><text:span text:style-name="T6">"WCS"</text:span><text:span text:style-name="T4">:</text:span></text:p>
      <text:p text:style-name="P1"><text:span text:style-name="T1"><text:tab/><text:tab/><text:tab/>self</text:span><text:span text:style-name="T4">.</text:span><text:span text:style-name="T1">tabPage</text:span><text:span text:style-name="T4">.</text:span><text:span text:style-name="T1">changePage</text:span><text:span text:style-name="T4">(</text:span><text:span text:style-name="T6">"WCS"</text:span><text:span text:style-name="T4">)</text:span></text:p>
      <text:p text:style-name="P1"><text:span text:style-name="T1"><text:tab/><text:tab/><text:tab/></text:span><text:span text:style-name="T7">try</text:span><text:span text:style-name="T4">:</text:span></text:p>
      <text:p text:style-name="P1"><text:span text:style-name="T1"><text:tab/><text:tab/><text:tab/><text:tab/>self</text:span><text:span text:style-name="T4">.</text:span><text:span text:style-name="T1">wcsvar</text:span><text:span text:style-name="T4">.</text:span><text:span text:style-name="T1">set</text:span><text:span text:style-name="T4">(</text:span><text:span text:style-name="T1">WCS</text:span><text:span text:style-name="T4">.</text:span><text:span text:style-name="T1">index</text:span><text:span text:style-name="T4">(</text:span><text:span text:style-name="T1">line</text:span><text:span text:style-name="T4">[</text:span><text:span text:style-name="T8">1</text:span><text:span text:style-name="T4">].</text:span><text:span text:style-name="T1">upper</text:span><text:span text:style-name="T4">()))</text:span></text:p>
      <text:p text:style-name="P1"><text:span text:style-name="T1"><text:tab/><text:tab/><text:tab/></text:span><text:span text:style-name="T7">except</text:span><text:span text:style-name="T4">:</text:span></text:p>
      <text:p text:style-name="P1"><text:span text:style-name="T1"><text:tab/><text:tab/><text:tab/><text:tab/></text:span><text:span text:style-name="T7">pass</text:span></text:p>
      <text:p text:style-name="P4"/>
      <text:p text:style-name="P1"><text:span text:style-name="T1"><text:tab/><text:tab/></text:span><text:span text:style-name="T10"># XY: switch to XY view</text:span></text:p>
      <text:p text:style-name="P1"><text:span text:style-name="T1"><text:tab/><text:tab/></text:span><text:span text:style-name="T10"># YX: switch to XY view</text:span></text:p>
      <text:p text:style-name="P1"><text:span text:style-name="T1"><text:tab/><text:tab/></text:span><text:span text:style-name="T7">elif</text:span><text:span text:style-name="T1"> cmd </text:span><text:span text:style-name="T7">in</text:span><text:span text:style-name="T1"> </text:span><text:span text:style-name="T4">(</text:span><text:span text:style-name="T6">"XY"</text:span><text:span text:style-name="T4">,</text:span><text:span text:style-name="T6">"YX"</text:span><text:span text:style-name="T4">):</text:span></text:p>
      <text:p text:style-name="P1"><text:span text:style-name="T1"><text:tab/><text:tab/><text:tab/>self</text:span><text:span text:style-name="T4">.</text:span><text:span text:style-name="T1">viewXY</text:span><text:span text:style-name="T4">()</text:span></text:p>
      <text:p text:style-name="P4"/>
      <text:p text:style-name="P1"><text:span text:style-name="T1"><text:tab/><text:tab/></text:span><text:span text:style-name="T10"># XZ: switch to XZ view</text:span></text:p>
      <text:p text:style-name="P1"><text:span text:style-name="T1"><text:tab/><text:tab/></text:span><text:span text:style-name="T10"># ZX: switch to XZ view</text:span></text:p>
      <text:p text:style-name="P1"><text:span text:style-name="T1"><text:tab/><text:tab/></text:span><text:span text:style-name="T7">elif</text:span><text:span text:style-name="T1"> cmd </text:span><text:span text:style-name="T7">in</text:span><text:span text:style-name="T1"> </text:span><text:span text:style-name="T4">(</text:span><text:span text:style-name="T6">"XZ"</text:span><text:span text:style-name="T4">,</text:span><text:span text:style-name="T6">"ZX"</text:span><text:span text:style-name="T4">):</text:span></text:p>
      <text:p text:style-name="P1"><text:span text:style-name="T1"><text:tab/><text:tab/><text:tab/>self</text:span><text:span text:style-name="T4">.</text:span><text:span text:style-name="T1">viewXZ</text:span><text:span text:style-name="T4">()</text:span></text:p>
      <text:p text:style-name="P4"/>
      <text:p text:style-name="P1"><text:span text:style-name="T1"><text:tab/><text:tab/></text:span><text:span text:style-name="T10"># YZ: switch to YZ view</text:span></text:p>
      <text:p text:style-name="P1"><text:span text:style-name="T1"><text:tab/><text:tab/></text:span><text:span text:style-name="T10"># ZY: switch to YZ view</text:span></text:p>
      <text:p text:style-name="P1"><text:span text:style-name="T1"><text:tab/><text:tab/></text:span><text:span text:style-name="T7">elif</text:span><text:span text:style-name="T1"> cmd </text:span><text:span text:style-name="T7">in</text:span><text:span text:style-name="T1"> </text:span><text:span text:style-name="T4">(</text:span><text:span text:style-name="T6">"YZ"</text:span><text:span text:style-name="T4">,</text:span><text:span text:style-name="T6">"ZY"</text:span><text:span text:style-name="T4">):</text:span></text:p>
      <text:p text:style-name="P1"><text:span text:style-name="T1"><text:tab/><text:tab/><text:tab/>self</text:span><text:span text:style-name="T4">.</text:span><text:span text:style-name="T1">viewYZ</text:span><text:span text:style-name="T4">()</text:span></text:p>
      <text:p text:style-name="P4"/>
      <text:p text:style-name="P1"><text:span text:style-name="T1"><text:tab/><text:tab/></text:span><text:span text:style-name="T7">else</text:span><text:span text:style-name="T4">:</text:span></text:p>
      <text:p text:style-name="P1"><text:span text:style-name="T1"><text:tab/><text:tab/><text:tab/>tkMessageBox</text:span><text:span text:style-name="T4">.</text:span><text:span text:style-name="T1">showerror</text:span><text:span text:style-name="T4">(</text:span><text:span text:style-name="T6">"Unknown command"</text:span><text:span text:style-name="T4">,</text:span></text:p>
      <text:p text:style-name="P1"><text:span text:style-name="T1"><text:tab/><text:tab/><text:tab/><text:tab/><text:tab/></text:span><text:span text:style-name="T6">"Unknown command '%s'"</text:span><text:span text:style-name="T4">%(</text:span><text:span text:style-name="T1">string</text:span><text:span text:style-name="T4">.</text:span><text:span text:style-name="T1">join</text:span><text:span text:style-name="T4">(</text:span><text:span text:style-name="T1">line</text:span><text:span text:style-name="T4">)),</text:span></text:p>
      <text:p text:style-name="P1"><text:span text:style-name="T1"><text:tab/><text:tab/><text:tab/><text:tab/><text:tab/>parent</text:span><text:span text:style-name="T4">=</text:span><text:span text:style-name="T1">self</text:span><text:span text:style-name="T4">)</text:span></text:p>
      <text:p text:style-name="P1"><text:span text:style-name="T1"><text:tab/><text:tab/><text:tab/></text:span><text:span text:style-name="T7">return</text:span></text:p>
      <text:p text:style-name="P4"/>
      <text:p text:style-name="P1"><text:span text:style-name="T1"><text:tab/></text:span><text:span text:style-name="T10">#----------------------------------------------------------------------</text:span></text:p>
      <text:p text:style-name="P1"><text:span text:style-name="T1"><text:tab/></text:span><text:span text:style-name="T10"># Execute a command over the selected lines</text:span></text:p>
      <text:p text:style-name="P1"><text:span text:style-name="T1"><text:tab/></text:span><text:span text:style-name="T10">#----------------------------------------------------------------------</text:span></text:p>
      <text:p text:style-name="P1"><text:span text:style-name="T1"><text:tab/></text:span><text:span text:style-name="T7">def</text:span><text:span text:style-name="T1"> </text:span><text:span text:style-name="T11">executeOnSelection</text:span><text:span text:style-name="T4">(</text:span><text:span text:style-name="T1">self</text:span><text:span text:style-name="T4">,</text:span><text:span text:style-name="T1"> cmd</text:span><text:span text:style-name="T4">,</text:span><text:span text:style-name="T1"> </text:span><text:span text:style-name="T4">*</text:span><text:span text:style-name="T1">args</text:span><text:span text:style-name="T4">):</text:span></text:p>
      <text:p text:style-name="P1"><text:span text:style-name="T1"><text:tab/><text:tab/>items </text:span><text:span text:style-name="T4">=</text:span><text:span text:style-name="T1"> self</text:span><text:span text:style-name="T4">.</text:span><text:span text:style-name="T1">gcodelist</text:span><text:span text:style-name="T4">.</text:span><text:span text:style-name="T1">getCleanSelection</text:span><text:span text:style-name="T4">()</text:span></text:p>
      <text:p text:style-name="P1"><text:span text:style-name="T1"><text:tab/><text:tab/></text:span><text:span text:style-name="T7">if</text:span><text:span text:style-name="T1"> </text:span><text:span text:style-name="T7">not</text:span><text:span text:style-name="T1"> items</text:span><text:span text:style-name="T4">:</text:span><text:span text:style-name="T1"> </text:span><text:span text:style-name="T7">return</text:span></text:p>
      <text:p text:style-name="P4"/>
      <text:p text:style-name="P1"><text:span text:style-name="T1"><text:tab/><text:tab/>self</text:span><text:span text:style-name="T4">.</text:span><text:span text:style-name="T1">busy</text:span><text:span text:style-name="T4">()</text:span></text:p>
      <text:p text:style-name="P1"><text:span text:style-name="T1"><text:tab/><text:tab/>sel </text:span><text:span text:style-name="T4">=</text:span><text:span text:style-name="T1"> </text:span><text:span text:style-name="T7">None</text:span></text:p>
      <text:p text:style-name="P1"><text:span text:style-name="T1"><text:tab/><text:tab/></text:span><text:span text:style-name="T7">if</text:span><text:span text:style-name="T1"> cmd </text:span><text:span text:style-name="T4">==</text:span><text:span text:style-name="T1"> </text:span><text:span text:style-name="T6">"CUT"</text:span><text:span text:style-name="T4">:</text:span></text:p>
      <text:p text:style-name="P1"><text:span text:style-name="T1"><text:tab/><text:tab/><text:tab/>sel </text:span><text:span text:style-name="T4">=</text:span><text:span text:style-name="T1"> self</text:span><text:span text:style-name="T4">.</text:span><text:span text:style-name="T1">gcode</text:span><text:span text:style-name="T4">.</text:span><text:span text:style-name="T1">cut</text:span><text:span text:style-name="T4">(</text:span><text:span text:style-name="T1">items</text:span><text:span text:style-name="T4">,</text:span><text:span text:style-name="T1"> </text:span><text:span text:style-name="T4">*</text:span><text:span text:style-name="T1">args</text:span><text:span text:style-name="T4">)</text:span></text:p>
      <text:p text:style-name="P1"><text:span text:style-name="T1"><text:tab/><text:tab/></text:span><text:span text:style-name="T7">elif</text:span><text:span text:style-name="T1"> cmd </text:span><text:span text:style-name="T4">==</text:span><text:span text:style-name="T1"> </text:span><text:span text:style-name="T6">"DRILL"</text:span><text:span text:style-name="T4">:</text:span></text:p>
      <text:p text:style-name="P1"><text:span text:style-name="T1"><text:tab/><text:tab/><text:tab/>sel </text:span><text:span text:style-name="T4">=</text:span><text:span text:style-name="T1"> self</text:span><text:span text:style-name="T4">.</text:span><text:span text:style-name="T1">gcode</text:span><text:span text:style-name="T4">.</text:span><text:span text:style-name="T1">drill</text:span><text:span text:style-name="T4">(</text:span><text:span text:style-name="T1">items</text:span><text:span text:style-name="T4">,</text:span><text:span text:style-name="T1"> </text:span><text:span text:style-name="T4">*</text:span><text:span text:style-name="T1">args</text:span><text:span text:style-name="T4">)</text:span></text:p>
      <text:p text:style-name="P1"><text:span text:style-name="T1"><text:tab/><text:tab/></text:span><text:span text:style-name="T7">elif</text:span><text:span text:style-name="T1"> cmd </text:span><text:span text:style-name="T4">==</text:span><text:span text:style-name="T1"> </text:span><text:span text:style-name="T6">"ORDER"</text:span><text:span text:style-name="T4">:</text:span></text:p>
      <text:p text:style-name="P1"><text:span text:style-name="T1"><text:tab/><text:tab/><text:tab/>self</text:span><text:span text:style-name="T4">.</text:span><text:span text:style-name="T1">gcode</text:span><text:span text:style-name="T4">.</text:span><text:span text:style-name="T1">orderLines</text:span><text:span text:style-name="T4">(</text:span><text:span text:style-name="T1">items</text:span><text:span text:style-name="T4">,</text:span><text:span text:style-name="T1"> </text:span><text:span text:style-name="T4">*</text:span><text:span text:style-name="T1">args</text:span><text:span text:style-name="T4">)</text:span></text:p>
      <text:p text:style-name="P1"><text:span text:style-name="T1"><text:tab/><text:tab/></text:span><text:span text:style-name="T7">elif</text:span><text:span text:style-name="T1"> cmd </text:span><text:span text:style-name="T4">==</text:span><text:span text:style-name="T1"> </text:span><text:span text:style-name="T6">"INKSCAPE"</text:span><text:span text:style-name="T4">:</text:span></text:p>
      <text:p text:style-name="P1"><text:span text:style-name="T1"><text:tab/><text:tab/><text:tab/>self</text:span><text:span text:style-name="T4">.</text:span><text:span text:style-name="T1">gcode</text:span><text:span text:style-name="T4">.</text:span><text:span text:style-name="T1">inkscapeLines</text:span><text:span text:style-name="T4">()</text:span></text:p>
      <text:p text:style-name="P1"><text:span text:style-name="T1"><text:tab/><text:tab/></text:span><text:span text:style-name="T7">elif</text:span><text:span text:style-name="T1"> cmd </text:span><text:span text:style-name="T4">==</text:span><text:span text:style-name="T1"> </text:span><text:span text:style-name="T6">"MOVE"</text:span><text:span text:style-name="T4">:</text:span></text:p>
      <text:p text:style-name="P1"><text:span text:style-name="T1"><text:tab/><text:tab/><text:tab/>self</text:span><text:span text:style-name="T4">.</text:span><text:span text:style-name="T1">gcode</text:span><text:span text:style-name="T4">.</text:span><text:span text:style-name="T1">moveLines</text:span><text:span text:style-name="T4">(</text:span><text:span text:style-name="T1">items</text:span><text:span text:style-name="T4">,</text:span><text:span text:style-name="T1"> </text:span><text:span text:style-name="T4">*</text:span><text:span text:style-name="T1">args</text:span><text:span text:style-name="T4">)</text:span></text:p>
      <text:p text:style-name="P1"><text:span text:style-name="T1"><text:tab/><text:tab/></text:span><text:span text:style-name="T7">elif</text:span><text:span text:style-name="T1"> cmd </text:span><text:span text:style-name="T4">==</text:span><text:span text:style-name="T1"> </text:span><text:span text:style-name="T6">"REVERSE"</text:span><text:span text:style-name="T4">:</text:span></text:p>
      <text:p text:style-name="P1"><text:soft-page-break/><text:span text:style-name="T1"><text:tab/><text:tab/><text:tab/>self</text:span><text:span text:style-name="T4">.</text:span><text:span text:style-name="T1">gcode</text:span><text:span text:style-name="T4">.</text:span><text:span text:style-name="T1">reverse</text:span><text:span text:style-name="T4">(</text:span><text:span text:style-name="T1">items</text:span><text:span text:style-name="T4">,</text:span><text:span text:style-name="T1"> </text:span><text:span text:style-name="T4">*</text:span><text:span text:style-name="T1">args</text:span><text:span text:style-name="T4">)</text:span></text:p>
      <text:p text:style-name="P1"><text:span text:style-name="T1"><text:tab/><text:tab/></text:span><text:span text:style-name="T7">elif</text:span><text:span text:style-name="T1"> cmd </text:span><text:span text:style-name="T4">==</text:span><text:span text:style-name="T1"> </text:span><text:span text:style-name="T6">"ROUND"</text:span><text:span text:style-name="T4">:</text:span></text:p>
      <text:p text:style-name="P1"><text:span text:style-name="T1"><text:tab/><text:tab/><text:tab/>self</text:span><text:span text:style-name="T4">.</text:span><text:span text:style-name="T1">gcode</text:span><text:span text:style-name="T4">.</text:span><text:span text:style-name="T1">roundLines</text:span><text:span text:style-name="T4">(</text:span><text:span text:style-name="T1">items</text:span><text:span text:style-name="T4">,</text:span><text:span text:style-name="T1"> </text:span><text:span text:style-name="T4">*</text:span><text:span text:style-name="T1">args</text:span><text:span text:style-name="T4">)</text:span></text:p>
      <text:p text:style-name="P1"><text:span text:style-name="T1"><text:tab/><text:tab/></text:span><text:span text:style-name="T7">elif</text:span><text:span text:style-name="T1"> cmd </text:span><text:span text:style-name="T4">==</text:span><text:span text:style-name="T1"> </text:span><text:span text:style-name="T6">"ROTATE"</text:span><text:span text:style-name="T4">:</text:span></text:p>
      <text:p text:style-name="P1"><text:span text:style-name="T1"><text:tab/><text:tab/><text:tab/>self</text:span><text:span text:style-name="T4">.</text:span><text:span text:style-name="T1">gcode</text:span><text:span text:style-name="T4">.</text:span><text:span text:style-name="T1">rotateLines</text:span><text:span text:style-name="T4">(</text:span><text:span text:style-name="T1">items</text:span><text:span text:style-name="T4">,</text:span><text:span text:style-name="T1"> </text:span><text:span text:style-name="T4">*</text:span><text:span text:style-name="T1">args</text:span><text:span text:style-name="T4">)</text:span></text:p>
      <text:p text:style-name="P1"><text:span text:style-name="T1"><text:tab/><text:tab/></text:span><text:span text:style-name="T7">elif</text:span><text:span text:style-name="T1"> cmd </text:span><text:span text:style-name="T4">==</text:span><text:span text:style-name="T1"> </text:span><text:span text:style-name="T6">"MIRRORH"</text:span><text:span text:style-name="T4">:</text:span></text:p>
      <text:p text:style-name="P1"><text:span text:style-name="T1"><text:tab/><text:tab/><text:tab/>self</text:span><text:span text:style-name="T4">.</text:span><text:span text:style-name="T1">gcode</text:span><text:span text:style-name="T4">.</text:span><text:span text:style-name="T1">mirrorHLines</text:span><text:span text:style-name="T4">(</text:span><text:span text:style-name="T1">items</text:span><text:span text:style-name="T4">)</text:span></text:p>
      <text:p text:style-name="P1"><text:span text:style-name="T1"><text:tab/><text:tab/></text:span><text:span text:style-name="T7">elif</text:span><text:span text:style-name="T1"> cmd </text:span><text:span text:style-name="T4">==</text:span><text:span text:style-name="T1"> </text:span><text:span text:style-name="T6">"MIRRORV"</text:span><text:span text:style-name="T4">:</text:span></text:p>
      <text:p text:style-name="P1"><text:span text:style-name="T1"><text:tab/><text:tab/><text:tab/>self</text:span><text:span text:style-name="T4">.</text:span><text:span text:style-name="T1">gcode</text:span><text:span text:style-name="T4">.</text:span><text:span text:style-name="T1">mirrorVLines</text:span><text:span text:style-name="T4">(</text:span><text:span text:style-name="T1">items</text:span><text:span text:style-name="T4">)</text:span></text:p>
      <text:p text:style-name="P4"/>
      <text:p text:style-name="P1"><text:span text:style-name="T1"><text:tab/><text:tab/></text:span><text:span text:style-name="T10"># Fill listbox and update selection</text:span></text:p>
      <text:p text:style-name="P1"><text:span text:style-name="T1"><text:tab/><text:tab/>self</text:span><text:span text:style-name="T4">.</text:span><text:span text:style-name="T1">gcodelist</text:span><text:span text:style-name="T4">.</text:span><text:span text:style-name="T1">fill</text:span><text:span text:style-name="T4">()</text:span></text:p>
      <text:p text:style-name="P1"><text:span text:style-name="T1"><text:tab/><text:tab/></text:span><text:span text:style-name="T7">if</text:span><text:span text:style-name="T1"> sel </text:span><text:span text:style-name="T7">is</text:span><text:span text:style-name="T1"> </text:span><text:span text:style-name="T7">not</text:span><text:span text:style-name="T1"> </text:span><text:span text:style-name="T7">None</text:span><text:span text:style-name="T4">:</text:span></text:p>
      <text:p text:style-name="P1"><text:span text:style-name="T1"><text:tab/><text:tab/><text:tab/></text:span><text:span text:style-name="T7">if</text:span><text:span text:style-name="T1"> isinstance</text:span><text:span text:style-name="T4">(</text:span><text:span text:style-name="T1">sel</text:span><text:span text:style-name="T4">,</text:span><text:span text:style-name="T1"> str</text:span><text:span text:style-name="T4">):</text:span></text:p>
      <text:p text:style-name="P1"><text:span text:style-name="T1"><text:tab/><text:tab/><text:tab/><text:tab/>tkMessageBox</text:span><text:span text:style-name="T4">.</text:span><text:span text:style-name="T1">showerror</text:span><text:span text:style-name="T4">(</text:span><text:span text:style-name="T6">"Operation error"</text:span><text:span text:style-name="T4">,</text:span><text:span text:style-name="T1"> sel</text:span><text:span text:style-name="T4">,</text:span><text:span text:style-name="T1"> parent</text:span><text:span text:style-name="T4">=</text:span><text:span text:style-name="T1">self</text:span><text:span text:style-name="T4">)</text:span></text:p>
      <text:p text:style-name="P1"><text:span text:style-name="T1"><text:tab/><text:tab/><text:tab/></text:span><text:span text:style-name="T7">else</text:span><text:span text:style-name="T4">:</text:span></text:p>
      <text:p text:style-name="P1"><text:span text:style-name="T1"><text:tab/><text:tab/><text:tab/><text:tab/>self</text:span><text:span text:style-name="T4">.</text:span><text:span text:style-name="T1">gcodelist</text:span><text:span text:style-name="T4">.</text:span><text:span text:style-name="T1">select</text:span><text:span text:style-name="T4">(</text:span><text:span text:style-name="T1">sel</text:span><text:span text:style-name="T4">,</text:span><text:span text:style-name="T1">clear</text:span><text:span text:style-name="T4">=</text:span><text:span text:style-name="T7">True</text:span><text:span text:style-name="T4">)</text:span></text:p>
      <text:p text:style-name="P1"><text:span text:style-name="T1"><text:tab/><text:tab/>self</text:span><text:span text:style-name="T4">.</text:span><text:span text:style-name="T1">drawAfter</text:span><text:span text:style-name="T4">()</text:span></text:p>
      <text:p text:style-name="P1"><text:span text:style-name="T1"><text:tab/><text:tab/>self</text:span><text:span text:style-name="T4">.</text:span><text:span text:style-name="T1">notBusy</text:span><text:span text:style-name="T4">()</text:span></text:p>
      <text:p text:style-name="P1"><text:span text:style-name="T1"><text:tab/><text:tab/>self</text:span><text:span text:style-name="T4">.</text:span><text:span text:style-name="T1">statusbar</text:span><text:span text:style-name="T4">[</text:span><text:span text:style-name="T6">"text"</text:span><text:span text:style-name="T4">]</text:span><text:span text:style-name="T1"> </text:span><text:span text:style-name="T4">=</text:span><text:span text:style-name="T1"> </text:span><text:span text:style-name="T6">"%s %s"</text:span><text:span text:style-name="T4">%(</text:span><text:span text:style-name="T1">cmd</text:span><text:span text:style-name="T4">,</text:span><text:span text:style-name="T6">" "</text:span><text:span text:style-name="T4">.</text:span><text:span text:style-name="T1">join</text:span><text:span text:style-name="T4">([</text:span><text:span text:style-name="T1">str</text:span><text:span text:style-name="T4">(</text:span><text:span text:style-name="T1">a</text:span><text:span text:style-name="T4">)</text:span><text:span text:style-name="T1"> </text:span><text:span text:style-name="T7">for</text:span><text:span text:style-name="T1"> a </text:span><text:span text:style-name="T7">in</text:span><text:span text:style-name="T1"> args </text:span><text:span text:style-name="T7">if</text:span><text:span text:style-name="T1"> a </text:span><text:span text:style-name="T7">is</text:span><text:span text:style-name="T1"> </text:span><text:span text:style-name="T7">not</text:span><text:span text:style-name="T1"> </text:span><text:span text:style-name="T7">None</text:span><text:span text:style-name="T4">]))</text:span></text:p>
      <text:p text:style-name="P4"/>
      <text:p text:style-name="P1"><text:span text:style-name="T1"><text:tab/></text:span><text:span text:style-name="T10">#----------------------------------------------------------------------</text:span></text:p>
      <text:p text:style-name="P1"><text:span text:style-name="T1"><text:tab/></text:span><text:span text:style-name="T7">def</text:span><text:span text:style-name="T1"> </text:span><text:span text:style-name="T11">profile</text:span><text:span text:style-name="T4">(</text:span><text:span text:style-name="T1">self</text:span><text:span text:style-name="T4">,</text:span><text:span text:style-name="T1"> direction</text:span><text:span text:style-name="T4">=</text:span><text:span text:style-name="T7">None</text:span><text:span text:style-name="T4">):</text:span></text:p>
      <text:p text:style-name="P1"><text:span text:style-name="T1"><text:tab/><text:tab/>tool </text:span><text:span text:style-name="T4">=</text:span><text:span text:style-name="T1"> self</text:span><text:span text:style-name="T4">.</text:span><text:span text:style-name="T1">tools</text:span><text:span text:style-name="T4">[</text:span><text:span text:style-name="T6">"EndMill"</text:span><text:span text:style-name="T4">]</text:span></text:p>
      <text:p text:style-name="P1"><text:span text:style-name="T1"><text:tab/><text:tab/>ofs <text:s/></text:span><text:span text:style-name="T4">=</text:span><text:span text:style-name="T1"> self</text:span><text:span text:style-name="T4">.</text:span><text:span text:style-name="T1">tools</text:span><text:span text:style-name="T4">.</text:span><text:span text:style-name="T1">fromMm</text:span><text:span text:style-name="T4">(</text:span><text:span text:style-name="T1">tool</text:span><text:span text:style-name="T4">[</text:span><text:span text:style-name="T6">"diameter"</text:span><text:span text:style-name="T4">])/</text:span><text:span text:style-name="T8">2.0</text:span></text:p>
      <text:p text:style-name="P1"><text:span text:style-name="T1"><text:tab/><text:tab/>sign </text:span><text:span text:style-name="T4">=</text:span><text:span text:style-name="T1"> </text:span><text:span text:style-name="T8">1.0</text:span></text:p>
      <text:p text:style-name="P4"/>
      <text:p text:style-name="P1"><text:span text:style-name="T1"><text:tab/><text:tab/></text:span><text:span text:style-name="T7">if</text:span><text:span text:style-name="T1"> direction </text:span><text:span text:style-name="T7">is</text:span><text:span text:style-name="T1"> </text:span><text:span text:style-name="T7">None</text:span><text:span text:style-name="T4">:</text:span></text:p>
      <text:p text:style-name="P1"><text:span text:style-name="T1"><text:tab/><text:tab/><text:tab/></text:span><text:span text:style-name="T7">pass</text:span></text:p>
      <text:p text:style-name="P1"><text:span text:style-name="T1"><text:tab/><text:tab/></text:span><text:span text:style-name="T7">elif</text:span><text:span text:style-name="T1"> rexx</text:span><text:span text:style-name="T4">.</text:span><text:span text:style-name="T1">abbrev</text:span><text:span text:style-name="T4">(</text:span><text:span text:style-name="T6">"INSIDE"</text:span><text:span text:style-name="T4">,</text:span><text:span text:style-name="T1">direction</text:span><text:span text:style-name="T4">.</text:span><text:span text:style-name="T1">upper</text:span><text:span text:style-name="T4">()):</text:span></text:p>
      <text:p text:style-name="P1"><text:span text:style-name="T1"><text:tab/><text:tab/><text:tab/>sign </text:span><text:span text:style-name="T4">=</text:span><text:span text:style-name="T1"> </text:span><text:span text:style-name="T4">-</text:span><text:span text:style-name="T8">1.0</text:span></text:p>
      <text:p text:style-name="P1"><text:span text:style-name="T1"><text:tab/><text:tab/></text:span><text:span text:style-name="T7">elif</text:span><text:span text:style-name="T1"> rexx</text:span><text:span text:style-name="T4">.</text:span><text:span text:style-name="T1">abbrev</text:span><text:span text:style-name="T4">(</text:span><text:span text:style-name="T6">"OUTSIDE"</text:span><text:span text:style-name="T4">,</text:span><text:span text:style-name="T1">direction</text:span><text:span text:style-name="T4">.</text:span><text:span text:style-name="T1">upper</text:span><text:span text:style-name="T4">()):</text:span></text:p>
      <text:p text:style-name="P1"><text:span text:style-name="T1"><text:tab/><text:tab/><text:tab/>sign </text:span><text:span text:style-name="T4">=</text:span><text:span text:style-name="T1"> </text:span><text:span text:style-name="T8">1.0</text:span></text:p>
      <text:p text:style-name="P1"><text:span text:style-name="T1"><text:tab/><text:tab/></text:span><text:span text:style-name="T7">else</text:span><text:span text:style-name="T4">:</text:span></text:p>
      <text:p text:style-name="P1"><text:span text:style-name="T1"><text:tab/><text:tab/><text:tab/></text:span><text:span text:style-name="T7">try</text:span><text:span text:style-name="T4">:</text:span></text:p>
      <text:p text:style-name="P1"><text:span text:style-name="T1"><text:tab/><text:tab/><text:tab/><text:tab/>ofs </text:span><text:span text:style-name="T4">=</text:span><text:span text:style-name="T1"> float</text:span><text:span text:style-name="T4">(</text:span><text:span text:style-name="T1">direction</text:span><text:span text:style-name="T4">)/</text:span><text:span text:style-name="T8">2.0</text:span></text:p>
      <text:p text:style-name="P1"><text:span text:style-name="T1"><text:tab/><text:tab/><text:tab/></text:span><text:span text:style-name="T7">except</text:span><text:span text:style-name="T4">:</text:span></text:p>
      <text:p text:style-name="P1"><text:span text:style-name="T1"><text:tab/><text:tab/><text:tab/><text:tab/></text:span><text:span text:style-name="T7">pass</text:span></text:p>
      <text:p text:style-name="P4"/>
      <text:p text:style-name="P1"><text:span text:style-name="T1"><text:tab/><text:tab/>self</text:span><text:span text:style-name="T4">.</text:span><text:span text:style-name="T1">busy</text:span><text:span text:style-name="T4">()</text:span></text:p>
      <text:p text:style-name="P1"><text:span text:style-name="T1"><text:tab/><text:tab/>msg </text:span><text:span text:style-name="T4">=</text:span><text:span text:style-name="T1"> self</text:span><text:span text:style-name="T4">.</text:span><text:span text:style-name="T1">gcode</text:span><text:span text:style-name="T4">.</text:span><text:span text:style-name="T1">profile</text:span><text:span text:style-name="T4">(</text:span><text:span text:style-name="T1">self</text:span><text:span text:style-name="T4">.</text:span><text:span text:style-name="T1">gcodelist</text:span><text:span text:style-name="T4">.</text:span><text:span text:style-name="T1">getSelectedBlocks</text:span><text:span text:style-name="T4">(),</text:span><text:span text:style-name="T1"> ofs</text:span><text:span text:style-name="T4">*</text:span><text:span text:style-name="T1">sign</text:span><text:span text:style-name="T4">)</text:span></text:p>
      <text:p text:style-name="P1"><text:span text:style-name="T1"><text:tab/><text:tab/></text:span><text:span text:style-name="T7">if</text:span><text:span text:style-name="T1"> msg</text:span><text:span text:style-name="T4">:</text:span></text:p>
      <text:p text:style-name="P1"><text:span text:style-name="T1"><text:tab/><text:tab/><text:tab/>tkMessageBox</text:span><text:span text:style-name="T4">.</text:span><text:span text:style-name="T1">showwarning</text:span><text:span text:style-name="T4">(</text:span><text:span text:style-name="T6">"Open paths"</text:span><text:span text:style-name="T4">,</text:span></text:p>
      <text:p text:style-name="P1"><text:span text:style-name="T1"><text:tab/><text:tab/><text:tab/><text:tab/><text:tab/></text:span><text:span text:style-name="T6">"WARNING: %s"</text:span><text:span text:style-name="T4">%(</text:span><text:span text:style-name="T1">msg</text:span><text:span text:style-name="T4">),</text:span></text:p>
      <text:p text:style-name="P1"><text:span text:style-name="T1"><text:tab/><text:tab/><text:tab/><text:tab/><text:tab/>parent</text:span><text:span text:style-name="T4">=</text:span><text:span text:style-name="T1">self</text:span><text:span text:style-name="T4">)</text:span></text:p>
      <text:p text:style-name="P1"><text:span text:style-name="T1"><text:tab/><text:tab/>self</text:span><text:span text:style-name="T4">.</text:span><text:span text:style-name="T1">gcodelist</text:span><text:span text:style-name="T4">.</text:span><text:span text:style-name="T1">fill</text:span><text:span text:style-name="T4">()</text:span></text:p>
      <text:p text:style-name="P1"><text:span text:style-name="T1"><text:tab/><text:tab/>self</text:span><text:span text:style-name="T4">.</text:span><text:span text:style-name="T1">draw</text:span><text:span text:style-name="T4">()</text:span></text:p>
      <text:p text:style-name="P1"><text:span text:style-name="T1"><text:tab/><text:tab/>self</text:span><text:span text:style-name="T4">.</text:span><text:span text:style-name="T1">notBusy</text:span><text:span text:style-name="T4">()</text:span></text:p>
      <text:p text:style-name="P1"><text:span text:style-name="T1"><text:tab/><text:tab/>self</text:span><text:span text:style-name="T4">.</text:span><text:span text:style-name="T1">statusbar</text:span><text:span text:style-name="T4">[</text:span><text:span text:style-name="T6">"text"</text:span><text:span text:style-name="T4">]</text:span><text:span text:style-name="T1"> </text:span><text:span text:style-name="T4">=</text:span><text:span text:style-name="T1"> </text:span><text:span text:style-name="T6">"Profile block with ofs=%g"</text:span><text:span text:style-name="T4">%(</text:span><text:span text:style-name="T1">ofs</text:span><text:span text:style-name="T4">*</text:span><text:span text:style-name="T1">sign</text:span><text:span text:style-name="T4">)</text:span></text:p>
      <text:p text:style-name="P4"/>
      <text:p text:style-name="P1"><text:span text:style-name="T1"><text:tab/></text:span><text:span text:style-name="T10">#----------------------------------------------------------------------</text:span></text:p>
      <text:p text:style-name="P1"><text:span text:style-name="T1"><text:tab/></text:span><text:span text:style-name="T7">def</text:span><text:span text:style-name="T1"> </text:span><text:span text:style-name="T11">commandOrderUp</text:span><text:span text:style-name="T4">(</text:span><text:span text:style-name="T1">self</text:span><text:span text:style-name="T4">,</text:span><text:span text:style-name="T1"> event</text:span><text:span text:style-name="T4">=</text:span><text:span text:style-name="T7">None</text:span><text:span text:style-name="T4">):</text:span></text:p>
      <text:p text:style-name="P1"><text:span text:style-name="T1"><text:tab/><text:tab/>self</text:span><text:span text:style-name="T4">.</text:span><text:span text:style-name="T1">insertCommand</text:span><text:span text:style-name="T4">(</text:span><text:span text:style-name="T6">"UP"</text:span><text:span text:style-name="T4">,</text:span><text:span text:style-name="T7">True</text:span><text:span text:style-name="T4">)</text:span></text:p>
      <text:p text:style-name="P1"><text:span text:style-name="T1"><text:tab/><text:tab/></text:span><text:span text:style-name="T7">return</text:span><text:span text:style-name="T1"> </text:span><text:span text:style-name="T6">"break"</text:span></text:p>
      <text:p text:style-name="P4"/>
      <text:p text:style-name="P1"><text:span text:style-name="T1"><text:tab/></text:span><text:span text:style-name="T10">#----------------------------------------------------------------------</text:span></text:p>
      <text:p text:style-name="P1"><text:span text:style-name="T1"><text:tab/></text:span><text:span text:style-name="T7">def</text:span><text:span text:style-name="T1"> </text:span><text:span text:style-name="T11">commandOrderDown</text:span><text:span text:style-name="T4">(</text:span><text:span text:style-name="T1">self</text:span><text:span text:style-name="T4">,</text:span><text:span text:style-name="T1"> event</text:span><text:span text:style-name="T4">=</text:span><text:span text:style-name="T7">None</text:span><text:span text:style-name="T4">):</text:span></text:p>
      <text:p text:style-name="P1"><text:span text:style-name="T1"><text:tab/><text:tab/>self</text:span><text:span text:style-name="T4">.</text:span><text:span text:style-name="T1">insertCommand</text:span><text:span text:style-name="T4">(</text:span><text:span text:style-name="T6">"DOWN"</text:span><text:span text:style-name="T4">,</text:span><text:span text:style-name="T7">True</text:span><text:span text:style-name="T4">)</text:span></text:p>
      <text:p text:style-name="P1"><text:span text:style-name="T1"><text:tab/><text:tab/></text:span><text:span text:style-name="T7">return</text:span><text:span text:style-name="T1"> </text:span><text:span text:style-name="T6">"break"</text:span></text:p>
      <text:p text:style-name="P4"/>
      <text:p text:style-name="P1"><text:span text:style-name="T1"><text:tab/></text:span><text:span text:style-name="T10">#----------------------------------------------------------------------</text:span></text:p>
      <text:p text:style-name="P1"><text:span text:style-name="T1"><text:tab/></text:span><text:span text:style-name="T7">def</text:span><text:span text:style-name="T1"> </text:span><text:span text:style-name="T11">commandHistoryUp</text:span><text:span text:style-name="T4">(</text:span><text:span text:style-name="T1">self</text:span><text:span text:style-name="T4">,</text:span><text:span text:style-name="T1"> event</text:span><text:span text:style-name="T4">=</text:span><text:span text:style-name="T7">None</text:span><text:span text:style-name="T4">):</text:span></text:p>
      <text:p text:style-name="P1"><text:span text:style-name="T1"><text:tab/><text:tab/></text:span><text:span text:style-name="T7">if</text:span><text:span text:style-name="T1"> self</text:span><text:span text:style-name="T4">.</text:span><text:span text:style-name="T1">_historyPos </text:span><text:span text:style-name="T7">is</text:span><text:span text:style-name="T1"> </text:span><text:span text:style-name="T7">None</text:span><text:span text:style-name="T4">:</text:span></text:p>
      <text:p text:style-name="P1"><text:soft-page-break/><text:span text:style-name="T1"><text:tab/><text:tab/><text:tab/></text:span><text:span text:style-name="T7">if</text:span><text:span text:style-name="T1"> self</text:span><text:span text:style-name="T4">.</text:span><text:span text:style-name="T1">history</text:span><text:span text:style-name="T4">:</text:span></text:p>
      <text:p text:style-name="P1"><text:span text:style-name="T1"><text:tab/><text:tab/><text:tab/><text:tab/>self</text:span><text:span text:style-name="T4">.</text:span><text:span text:style-name="T1">_historyPos </text:span><text:span text:style-name="T4">=</text:span><text:span text:style-name="T1"> len</text:span><text:span text:style-name="T4">(</text:span><text:span text:style-name="T1">self</text:span><text:span text:style-name="T4">.</text:span><text:span text:style-name="T1">history</text:span><text:span text:style-name="T4">)-</text:span><text:span text:style-name="T8">1</text:span></text:p>
      <text:p text:style-name="P1"><text:span text:style-name="T1"><text:tab/><text:tab/><text:tab/></text:span><text:span text:style-name="T7">else</text:span><text:span text:style-name="T4">:</text:span></text:p>
      <text:p text:style-name="P1"><text:span text:style-name="T1"><text:tab/><text:tab/><text:tab/><text:tab/></text:span><text:span text:style-name="T7">return</text:span></text:p>
      <text:p text:style-name="P1"><text:span text:style-name="T1"><text:tab/><text:tab/></text:span><text:span text:style-name="T7">else</text:span><text:span text:style-name="T4">:</text:span></text:p>
      <text:p text:style-name="P1"><text:span text:style-name="T1"><text:tab/><text:tab/><text:tab/>self</text:span><text:span text:style-name="T4">.</text:span><text:span text:style-name="T1">_historyPos </text:span><text:span text:style-name="T4">=</text:span><text:span text:style-name="T1"> max</text:span><text:span text:style-name="T4">(</text:span><text:span text:style-name="T8">0</text:span><text:span text:style-name="T4">,</text:span><text:span text:style-name="T1"> self</text:span><text:span text:style-name="T4">.</text:span><text:span text:style-name="T1">_historyPos</text:span><text:span text:style-name="T4">-</text:span><text:span text:style-name="T8">1</text:span><text:span text:style-name="T4">)</text:span></text:p>
      <text:p text:style-name="P1"><text:span text:style-name="T1"><text:tab/><text:tab/>self</text:span><text:span text:style-name="T4">.</text:span><text:span text:style-name="T1">command</text:span><text:span text:style-name="T4">.</text:span><text:span text:style-name="T1">delete</text:span><text:span text:style-name="T4">(</text:span><text:span text:style-name="T8">0</text:span><text:span text:style-name="T4">,</text:span><text:span text:style-name="T1">END</text:span><text:span text:style-name="T4">)</text:span></text:p>
      <text:p text:style-name="P1"><text:span text:style-name="T1"><text:tab/><text:tab/>self</text:span><text:span text:style-name="T4">.</text:span><text:span text:style-name="T1">command</text:span><text:span text:style-name="T4">.</text:span><text:span text:style-name="T1">insert</text:span><text:span text:style-name="T4">(</text:span><text:span text:style-name="T8">0</text:span><text:span text:style-name="T4">,</text:span><text:span text:style-name="T1">self</text:span><text:span text:style-name="T4">.</text:span><text:span text:style-name="T1">history</text:span><text:span text:style-name="T4">[</text:span><text:span text:style-name="T1">self</text:span><text:span text:style-name="T4">.</text:span><text:span text:style-name="T1">_historyPos</text:span><text:span text:style-name="T4">])</text:span></text:p>
      <text:p text:style-name="P4"/>
      <text:p text:style-name="P1"><text:span text:style-name="T1"><text:tab/></text:span><text:span text:style-name="T10">#----------------------------------------------------------------------</text:span></text:p>
      <text:p text:style-name="P1"><text:span text:style-name="T1"><text:tab/></text:span><text:span text:style-name="T7">def</text:span><text:span text:style-name="T1"> </text:span><text:span text:style-name="T11">commandHistoryDown</text:span><text:span text:style-name="T4">(</text:span><text:span text:style-name="T1">self</text:span><text:span text:style-name="T4">,</text:span><text:span text:style-name="T1"> event</text:span><text:span text:style-name="T4">=</text:span><text:span text:style-name="T7">None</text:span><text:span text:style-name="T4">):</text:span></text:p>
      <text:p text:style-name="P1"><text:span text:style-name="T1"><text:tab/><text:tab/></text:span><text:span text:style-name="T7">if</text:span><text:span text:style-name="T1"> self</text:span><text:span text:style-name="T4">.</text:span><text:span text:style-name="T1">_historyPos </text:span><text:span text:style-name="T7">is</text:span><text:span text:style-name="T1"> </text:span><text:span text:style-name="T7">None</text:span><text:span text:style-name="T4">:</text:span></text:p>
      <text:p text:style-name="P1"><text:span text:style-name="T1"><text:tab/><text:tab/><text:tab/></text:span><text:span text:style-name="T7">return</text:span></text:p>
      <text:p text:style-name="P1"><text:span text:style-name="T1"><text:tab/><text:tab/></text:span><text:span text:style-name="T7">else</text:span><text:span text:style-name="T4">:</text:span></text:p>
      <text:p text:style-name="P1"><text:span text:style-name="T1"><text:tab/><text:tab/><text:tab/>self</text:span><text:span text:style-name="T4">.</text:span><text:span text:style-name="T1">_historyPos </text:span><text:span text:style-name="T4">+=</text:span><text:span text:style-name="T1"> </text:span><text:span text:style-name="T8">1</text:span></text:p>
      <text:p text:style-name="P1"><text:span text:style-name="T1"><text:tab/><text:tab/><text:tab/></text:span><text:span text:style-name="T7">if</text:span><text:span text:style-name="T1"> self</text:span><text:span text:style-name="T4">.</text:span><text:span text:style-name="T1">_historyPos </text:span><text:span text:style-name="T4">&gt;=</text:span><text:span text:style-name="T1"> len</text:span><text:span text:style-name="T4">(</text:span><text:span text:style-name="T1">self</text:span><text:span text:style-name="T4">.</text:span><text:span text:style-name="T1">history</text:span><text:span text:style-name="T4">):</text:span></text:p>
      <text:p text:style-name="P1"><text:span text:style-name="T1"><text:tab/><text:tab/><text:tab/><text:tab/>self</text:span><text:span text:style-name="T4">.</text:span><text:span text:style-name="T1">_historyPos </text:span><text:span text:style-name="T4">=</text:span><text:span text:style-name="T1"> </text:span><text:span text:style-name="T7">None</text:span></text:p>
      <text:p text:style-name="P1"><text:span text:style-name="T1"><text:tab/><text:tab/>self</text:span><text:span text:style-name="T4">.</text:span><text:span text:style-name="T1">command</text:span><text:span text:style-name="T4">.</text:span><text:span text:style-name="T1">delete</text:span><text:span text:style-name="T4">(</text:span><text:span text:style-name="T8">0</text:span><text:span text:style-name="T4">,</text:span><text:span text:style-name="T1">END</text:span><text:span text:style-name="T4">)</text:span></text:p>
      <text:p text:style-name="P1"><text:span text:style-name="T1"><text:tab/><text:tab/></text:span><text:span text:style-name="T7">if</text:span><text:span text:style-name="T1"> self</text:span><text:span text:style-name="T4">.</text:span><text:span text:style-name="T1">_historyPos </text:span><text:span text:style-name="T7">is</text:span><text:span text:style-name="T1"> </text:span><text:span text:style-name="T7">not</text:span><text:span text:style-name="T1"> </text:span><text:span text:style-name="T7">None</text:span><text:span text:style-name="T4">:</text:span></text:p>
      <text:p text:style-name="P1"><text:span text:style-name="T1"><text:tab/><text:tab/><text:tab/>self</text:span><text:span text:style-name="T4">.</text:span><text:span text:style-name="T1">command</text:span><text:span text:style-name="T4">.</text:span><text:span text:style-name="T1">insert</text:span><text:span text:style-name="T4">(</text:span><text:span text:style-name="T8">0</text:span><text:span text:style-name="T4">,</text:span><text:span text:style-name="T1">self</text:span><text:span text:style-name="T4">.</text:span><text:span text:style-name="T1">history</text:span><text:span text:style-name="T4">[</text:span><text:span text:style-name="T1">self</text:span><text:span text:style-name="T4">.</text:span><text:span text:style-name="T1">_historyPos</text:span><text:span text:style-name="T4">])</text:span></text:p>
      <text:p text:style-name="P4"/>
      <text:p text:style-name="P1"><text:span text:style-name="T1"><text:tab/></text:span><text:span text:style-name="T10">#----------------------------------------------------------------------</text:span></text:p>
      <text:p text:style-name="P1"><text:span text:style-name="T1"><text:tab/></text:span><text:span text:style-name="T7">def</text:span><text:span text:style-name="T1"> </text:span><text:span text:style-name="T11">select</text:span><text:span text:style-name="T4">(</text:span><text:span text:style-name="T1">self</text:span><text:span text:style-name="T4">,</text:span><text:span text:style-name="T1"> items</text:span><text:span text:style-name="T4">,</text:span><text:span text:style-name="T1"> double</text:span><text:span text:style-name="T4">,</text:span><text:span text:style-name="T1"> clear</text:span><text:span text:style-name="T4">,</text:span><text:span text:style-name="T1"> toggle</text:span><text:span text:style-name="T4">=</text:span><text:span text:style-name="T7">True</text:span><text:span text:style-name="T4">):</text:span></text:p>
      <text:p text:style-name="P1"><text:span text:style-name="T1"><text:tab/><text:tab/>self</text:span><text:span text:style-name="T4">.</text:span><text:span text:style-name="T1">gcodelist</text:span><text:span text:style-name="T4">.</text:span><text:span text:style-name="T1">select</text:span><text:span text:style-name="T4">(</text:span><text:span text:style-name="T1">items</text:span><text:span text:style-name="T4">,</text:span><text:span text:style-name="T1"> double</text:span><text:span text:style-name="T4">,</text:span><text:span text:style-name="T1"> clear</text:span><text:span text:style-name="T4">,</text:span><text:span text:style-name="T1"> toggle</text:span><text:span text:style-name="T4">)</text:span></text:p>
      <text:p text:style-name="P1"><text:span text:style-name="T1"><text:tab/><text:tab/>self</text:span><text:span text:style-name="T4">.</text:span><text:span text:style-name="T1">selectionChange</text:span><text:span text:style-name="T4">()</text:span></text:p>
      <text:p text:style-name="P4"/>
      <text:p text:style-name="P1"><text:span text:style-name="T1"><text:tab/></text:span><text:span text:style-name="T10"># ----------------------------------------------------------------------</text:span></text:p>
      <text:p text:style-name="P1"><text:span text:style-name="T1"><text:tab/></text:span><text:span text:style-name="T10"># Selection has changed highlight the canvas</text:span></text:p>
      <text:p text:style-name="P1"><text:span text:style-name="T1"><text:tab/></text:span><text:span text:style-name="T10"># ----------------------------------------------------------------------</text:span></text:p>
      <text:p text:style-name="P1"><text:span text:style-name="T1"><text:tab/></text:span><text:span text:style-name="T7">def</text:span><text:span text:style-name="T1"> </text:span><text:span text:style-name="T11">selectionChange</text:span><text:span text:style-name="T4">(</text:span><text:span text:style-name="T1">self</text:span><text:span text:style-name="T4">,</text:span><text:span text:style-name="T1"> event</text:span><text:span text:style-name="T4">=</text:span><text:span text:style-name="T7">None</text:span><text:span text:style-name="T4">):</text:span></text:p>
      <text:p text:style-name="P1"><text:span text:style-name="T1"><text:tab/><text:tab/>items </text:span><text:span text:style-name="T4">=</text:span><text:span text:style-name="T1"> self</text:span><text:span text:style-name="T4">.</text:span><text:span text:style-name="T1">gcodelist</text:span><text:span text:style-name="T4">.</text:span><text:span text:style-name="T1">getSelection</text:span><text:span text:style-name="T4">()</text:span></text:p>
      <text:p text:style-name="P1"><text:span text:style-name="T1"><text:tab/><text:tab/>self</text:span><text:span text:style-name="T4">.</text:span><text:span text:style-name="T1">canvas</text:span><text:span text:style-name="T4">.</text:span><text:span text:style-name="T1">clearSelection</text:span><text:span text:style-name="T4">()</text:span></text:p>
      <text:p text:style-name="P1"><text:span text:style-name="T1"><text:tab/><text:tab/></text:span><text:span text:style-name="T7">if</text:span><text:span text:style-name="T1"> </text:span><text:span text:style-name="T7">not</text:span><text:span text:style-name="T1"> items</text:span><text:span text:style-name="T4">:</text:span><text:span text:style-name="T1"> </text:span><text:span text:style-name="T7">return</text:span></text:p>
      <text:p text:style-name="P1"><text:span text:style-name="T1"><text:tab/><text:tab/>self</text:span><text:span text:style-name="T4">.</text:span><text:span text:style-name="T1">canvas</text:span><text:span text:style-name="T4">.</text:span><text:span text:style-name="T1">select</text:span><text:span text:style-name="T4">(</text:span><text:span text:style-name="T1">items</text:span><text:span text:style-name="T4">)</text:span></text:p>
      <text:p text:style-name="P1"><text:span text:style-name="T1"><text:tab/><text:tab/>self</text:span><text:span text:style-name="T4">.</text:span><text:span text:style-name="T1">canvas</text:span><text:span text:style-name="T4">.</text:span><text:span text:style-name="T1">activeMarker</text:span><text:span text:style-name="T4">(</text:span><text:span text:style-name="T1">self</text:span><text:span text:style-name="T4">.</text:span><text:span text:style-name="T1">gcodelist</text:span><text:span text:style-name="T4">.</text:span><text:span text:style-name="T1">getActive</text:span><text:span text:style-name="T4">())</text:span></text:p>
      <text:p text:style-name="P4"/>
      <text:p text:style-name="P1"><text:span text:style-name="T1"><text:tab/></text:span><text:span text:style-name="T10">#----------------------------------------------------------------------</text:span></text:p>
      <text:p text:style-name="P1"><text:span text:style-name="T1"><text:tab/></text:span><text:span text:style-name="T7">def</text:span><text:span text:style-name="T1"> </text:span><text:span text:style-name="T11">newFile</text:span><text:span text:style-name="T4">(</text:span><text:span text:style-name="T1">self</text:span><text:span text:style-name="T4">,</text:span><text:span text:style-name="T1"> event</text:span><text:span text:style-name="T4">=</text:span><text:span text:style-name="T7">None</text:span><text:span text:style-name="T4">):</text:span></text:p>
      <text:p text:style-name="P1"><text:span text:style-name="T1"><text:tab/><text:tab/>self</text:span><text:span text:style-name="T4">.</text:span><text:span text:style-name="T1">gcode</text:span><text:span text:style-name="T4">.</text:span><text:span text:style-name="T1">init</text:span><text:span text:style-name="T4">()</text:span></text:p>
      <text:p text:style-name="P1"><text:span text:style-name="T1"><text:tab/><text:tab/>self</text:span><text:span text:style-name="T4">.</text:span><text:span text:style-name="T1">gcode</text:span><text:span text:style-name="T4">.</text:span><text:span text:style-name="T1">headerFooter</text:span><text:span text:style-name="T4">()</text:span></text:p>
      <text:p text:style-name="P1"><text:span text:style-name="T1"><text:tab/><text:tab/>self</text:span><text:span text:style-name="T4">.</text:span><text:span text:style-name="T1">gcodelist</text:span><text:span text:style-name="T4">.</text:span><text:span text:style-name="T1">fill</text:span><text:span text:style-name="T4">()</text:span></text:p>
      <text:p text:style-name="P1"><text:span text:style-name="T1"><text:tab/><text:tab/>self</text:span><text:span text:style-name="T4">.</text:span><text:span text:style-name="T1">draw</text:span><text:span text:style-name="T4">()</text:span></text:p>
      <text:p text:style-name="P1"><text:span text:style-name="T1"><text:tab/><text:tab/>self</text:span><text:span text:style-name="T4">.</text:span><text:span text:style-name="T1">title</text:span><text:span text:style-name="T4">(</text:span><text:span text:style-name="T1">Utils</text:span><text:span text:style-name="T4">.</text:span><text:span text:style-name="T1">__prg__</text:span><text:span text:style-name="T4">)</text:span></text:p>
      <text:p text:style-name="P4"/>
      <text:p text:style-name="P1"><text:span text:style-name="T1"><text:tab/></text:span><text:span text:style-name="T10">#----------------------------------------------------------------------</text:span></text:p>
      <text:p text:style-name="P1"><text:span text:style-name="T1"><text:tab/></text:span><text:span text:style-name="T10"># load dialog</text:span></text:p>
      <text:p text:style-name="P1"><text:span text:style-name="T1"><text:tab/></text:span><text:span text:style-name="T10">#----------------------------------------------------------------------</text:span></text:p>
      <text:p text:style-name="P1"><text:span text:style-name="T1"><text:tab/></text:span><text:span text:style-name="T7">def</text:span><text:span text:style-name="T1"> </text:span><text:span text:style-name="T11">loadDialog</text:span><text:span text:style-name="T4">(</text:span><text:span text:style-name="T1">self</text:span><text:span text:style-name="T4">,</text:span><text:span text:style-name="T1"> event</text:span><text:span text:style-name="T4">=</text:span><text:span text:style-name="T7">None</text:span><text:span text:style-name="T4">):</text:span></text:p>
      <text:p text:style-name="P1"><text:span text:style-name="T1"><text:tab/><text:tab/>filename </text:span><text:span text:style-name="T4">=</text:span><text:span text:style-name="T1"> bFileDialog</text:span><text:span text:style-name="T4">.</text:span><text:span text:style-name="T1">askopenfilename</text:span><text:span text:style-name="T4">(</text:span><text:span text:style-name="T1">master</text:span><text:span text:style-name="T4">=</text:span><text:span text:style-name="T1">self</text:span><text:span text:style-name="T4">,</text:span></text:p>
      <text:p text:style-name="P1"><text:span text:style-name="T1"><text:tab/><text:tab/><text:tab/>title</text:span><text:span text:style-name="T4">=</text:span><text:span text:style-name="T6">"Open file"</text:span><text:span text:style-name="T4">,</text:span></text:p>
      <text:p text:style-name="P1"><text:span text:style-name="T1"><text:tab/><text:tab/><text:tab/>initialfile</text:span><text:span text:style-name="T4">=</text:span><text:span text:style-name="T1">os</text:span><text:span text:style-name="T4">.</text:span><text:span text:style-name="T1">path</text:span><text:span text:style-name="T4">.</text:span><text:span text:style-name="T1">join</text:span><text:span text:style-name="T4">(</text:span></text:p>
      <text:p text:style-name="P1"><text:span text:style-name="T1"><text:tab/><text:tab/><text:tab/><text:tab/><text:tab/>Utils</text:span><text:span text:style-name="T4">.</text:span><text:span text:style-name="T1">config</text:span><text:span text:style-name="T4">.</text:span><text:span text:style-name="T1">get</text:span><text:span text:style-name="T4">(</text:span><text:span text:style-name="T6">"File"</text:span><text:span text:style-name="T4">,</text:span><text:span text:style-name="T1"> </text:span><text:span text:style-name="T6">"dir"</text:span><text:span text:style-name="T4">),</text:span></text:p>
      <text:p text:style-name="P1"><text:span text:style-name="T1"><text:tab/><text:tab/><text:tab/><text:tab/><text:tab/>Utils</text:span><text:span text:style-name="T4">.</text:span><text:span text:style-name="T1">config</text:span><text:span text:style-name="T4">.</text:span><text:span text:style-name="T1">get</text:span><text:span text:style-name="T4">(</text:span><text:span text:style-name="T6">"File"</text:span><text:span text:style-name="T4">,</text:span><text:span text:style-name="T1"> </text:span><text:span text:style-name="T6">"file"</text:span><text:span text:style-name="T4">)),</text:span></text:p>
      <text:p text:style-name="P1"><text:span text:style-name="T1"><text:tab/><text:tab/><text:tab/>filetypes</text:span><text:span text:style-name="T4">=[(</text:span><text:span text:style-name="T6">"G-Code"</text:span><text:span text:style-name="T4">,(</text:span><text:span text:style-name="T6">"*.ngc"</text:span><text:span text:style-name="T4">,</text:span><text:span text:style-name="T6">"*.nc"</text:span><text:span text:style-name="T4">,</text:span><text:span text:style-name="T1"> </text:span><text:span text:style-name="T6">"*.gcode"</text:span><text:span text:style-name="T4">)),</text:span></text:p>
      <text:p text:style-name="P1"><text:span text:style-name="T1"><text:tab/><text:tab/><text:tab/><text:tab/> <text:s text:c="2"/></text:span><text:span text:style-name="T4">(</text:span><text:span text:style-name="T6">"DXF"</text:span><text:span text:style-name="T4">,</text:span><text:span text:style-name="T1"> <text:s text:c="3"/></text:span><text:span text:style-name="T6">"*.dxf"</text:span><text:span text:style-name="T4">),</text:span></text:p>
      <text:p text:style-name="P1"><text:span text:style-name="T1"><text:tab/><text:tab/><text:tab/><text:tab/> <text:s text:c="2"/></text:span><text:span text:style-name="T4">(</text:span><text:span text:style-name="T6">"Probe"</text:span><text:span text:style-name="T4">,</text:span><text:span text:style-name="T1"> <text:s/></text:span><text:span text:style-name="T6">"*.probe"</text:span><text:span text:style-name="T4">),</text:span></text:p>
      <text:p text:style-name="P1"><text:span text:style-name="T1"><text:tab/><text:tab/><text:tab/><text:tab/> <text:s text:c="2"/></text:span><text:span text:style-name="T4">(</text:span><text:span text:style-name="T6">"All"</text:span><text:span text:style-name="T4">,</text:span><text:span text:style-name="T6">"*"</text:span><text:span text:style-name="T4">)])</text:span></text:p>
      <text:p text:style-name="P1"><text:span text:style-name="T1"><text:tab/><text:tab/></text:span><text:span text:style-name="T7">if</text:span><text:span text:style-name="T1"> filename</text:span><text:span text:style-name="T4">:</text:span><text:span text:style-name="T1"> self</text:span><text:span text:style-name="T4">.</text:span><text:span text:style-name="T1">load</text:span><text:span text:style-name="T4">(</text:span><text:span text:style-name="T1">filename</text:span><text:span text:style-name="T4">)</text:span></text:p>
      <text:p text:style-name="P4"/>
      <text:p text:style-name="P1"><text:span text:style-name="T1"><text:tab/></text:span><text:span text:style-name="T10">#----------------------------------------------------------------------</text:span></text:p>
      <text:p text:style-name="P1"><text:span text:style-name="T1"><text:tab/></text:span><text:span text:style-name="T7">def</text:span><text:span text:style-name="T1"> </text:span><text:span text:style-name="T11">loadProbeDialog</text:span><text:span text:style-name="T4">(</text:span><text:span text:style-name="T1">self</text:span><text:span text:style-name="T4">,</text:span><text:span text:style-name="T1"> event</text:span><text:span text:style-name="T4">=</text:span><text:span text:style-name="T7">None</text:span><text:span text:style-name="T4">):</text:span></text:p>
      <text:p text:style-name="P1"><text:span text:style-name="T1"><text:tab/><text:tab/></text:span><text:span text:style-name="T7">try</text:span><text:span text:style-name="T4">:</text:span></text:p>
      <text:p text:style-name="P1"><text:span text:style-name="T1"><text:tab/><text:tab/><text:tab/>pfilename </text:span><text:span text:style-name="T4">=</text:span><text:span text:style-name="T1"> Utils</text:span><text:span text:style-name="T4">.</text:span><text:span text:style-name="T1">config</text:span><text:span text:style-name="T4">.</text:span><text:span text:style-name="T1">get</text:span><text:span text:style-name="T4">(</text:span><text:span text:style-name="T6">"File"</text:span><text:span text:style-name="T4">,</text:span><text:span text:style-name="T1"> </text:span><text:span text:style-name="T6">"probe"</text:span><text:span text:style-name="T4">)</text:span></text:p>
      <text:p text:style-name="P1"><text:span text:style-name="T1"><text:tab/><text:tab/></text:span><text:span text:style-name="T7">except</text:span><text:span text:style-name="T4">:</text:span></text:p>
      <text:p text:style-name="P1"><text:soft-page-break/><text:span text:style-name="T1"><text:tab/><text:tab/><text:tab/>pfilename </text:span><text:span text:style-name="T4">=</text:span><text:span text:style-name="T1"> </text:span><text:span text:style-name="T6">"probe"</text:span></text:p>
      <text:p text:style-name="P1"><text:span text:style-name="T1"><text:tab/><text:tab/>filename </text:span><text:span text:style-name="T4">=</text:span><text:span text:style-name="T1"> bFileDialog</text:span><text:span text:style-name="T4">.</text:span><text:span text:style-name="T1">askopenfilename</text:span><text:span text:style-name="T4">(</text:span><text:span text:style-name="T1">master</text:span><text:span text:style-name="T4">=</text:span><text:span text:style-name="T1">self</text:span><text:span text:style-name="T4">,</text:span></text:p>
      <text:p text:style-name="P1"><text:span text:style-name="T1"><text:tab/><text:tab/><text:tab/>title</text:span><text:span text:style-name="T4">=</text:span><text:span text:style-name="T6">"Open Probe file"</text:span><text:span text:style-name="T4">,</text:span></text:p>
      <text:p text:style-name="P1"><text:span text:style-name="T1"><text:tab/><text:tab/><text:tab/>initialfile</text:span><text:span text:style-name="T4">=</text:span><text:span text:style-name="T1">os</text:span><text:span text:style-name="T4">.</text:span><text:span text:style-name="T1">path</text:span><text:span text:style-name="T4">.</text:span><text:span text:style-name="T1">join</text:span><text:span text:style-name="T4">(</text:span></text:p>
      <text:p text:style-name="P1"><text:span text:style-name="T1"><text:tab/><text:tab/><text:tab/><text:tab/><text:tab/>Utils</text:span><text:span text:style-name="T4">.</text:span><text:span text:style-name="T1">config</text:span><text:span text:style-name="T4">.</text:span><text:span text:style-name="T1">get</text:span><text:span text:style-name="T4">(</text:span><text:span text:style-name="T6">"File"</text:span><text:span text:style-name="T4">,</text:span><text:span text:style-name="T1"> </text:span><text:span text:style-name="T6">"dir"</text:span><text:span text:style-name="T4">),</text:span></text:p>
      <text:p text:style-name="P1"><text:span text:style-name="T1"><text:tab/><text:tab/><text:tab/><text:tab/><text:tab/>pfilename</text:span><text:span text:style-name="T4">),</text:span></text:p>
      <text:p text:style-name="P1"><text:span text:style-name="T1"><text:tab/><text:tab/><text:tab/>filetypes</text:span><text:span text:style-name="T4">=[(</text:span><text:span text:style-name="T6">"Probe"</text:span><text:span text:style-name="T4">,</text:span><text:span text:style-name="T1"> </text:span><text:span text:style-name="T4">(</text:span><text:span text:style-name="T6">"*.probe"</text:span><text:span text:style-name="T4">)),</text:span></text:p>
      <text:p text:style-name="P1"><text:span text:style-name="T1"><text:tab/><text:tab/><text:tab/><text:tab/> <text:s text:c="2"/></text:span><text:span text:style-name="T4">(</text:span><text:span text:style-name="T6">"All"</text:span><text:span text:style-name="T4">,</text:span><text:span text:style-name="T6">"*"</text:span><text:span text:style-name="T4">)])</text:span></text:p>
      <text:p text:style-name="P1"><text:span text:style-name="T1"><text:tab/><text:tab/></text:span><text:span text:style-name="T7">if</text:span><text:span text:style-name="T1"> filename</text:span><text:span text:style-name="T4">:</text:span><text:span text:style-name="T1"> self</text:span><text:span text:style-name="T4">.</text:span><text:span text:style-name="T1">loadProbe</text:span><text:span text:style-name="T4">(</text:span><text:span text:style-name="T1">filename</text:span><text:span text:style-name="T4">)</text:span></text:p>
      <text:p text:style-name="P4"/>
      <text:p text:style-name="P1"><text:span text:style-name="T1"><text:tab/></text:span><text:span text:style-name="T10">#----------------------------------------------------------------------</text:span></text:p>
      <text:p text:style-name="P1"><text:span text:style-name="T1"><text:tab/></text:span><text:span text:style-name="T10"># save dialog</text:span></text:p>
      <text:p text:style-name="P1"><text:span text:style-name="T1"><text:tab/></text:span><text:span text:style-name="T10">#----------------------------------------------------------------------</text:span></text:p>
      <text:p text:style-name="P1"><text:span text:style-name="T1"><text:tab/></text:span><text:span text:style-name="T7">def</text:span><text:span text:style-name="T1"> </text:span><text:span text:style-name="T11">saveDialog</text:span><text:span text:style-name="T4">(</text:span><text:span text:style-name="T1">self</text:span><text:span text:style-name="T4">,</text:span><text:span text:style-name="T1"> event</text:span><text:span text:style-name="T4">=</text:span><text:span text:style-name="T7">None</text:span><text:span text:style-name="T4">):</text:span></text:p>
      <text:p text:style-name="P1"><text:span text:style-name="T1"><text:tab/><text:tab/>filename </text:span><text:span text:style-name="T4">=</text:span><text:span text:style-name="T1"> bFileDialog</text:span><text:span text:style-name="T4">.</text:span><text:span text:style-name="T1">asksaveasfilename</text:span><text:span text:style-name="T4">(</text:span><text:span text:style-name="T1">master</text:span><text:span text:style-name="T4">=</text:span><text:span text:style-name="T1">self</text:span><text:span text:style-name="T4">,</text:span></text:p>
      <text:p text:style-name="P1"><text:span text:style-name="T1"><text:tab/><text:tab/><text:tab/>title</text:span><text:span text:style-name="T4">=</text:span><text:span text:style-name="T6">"Save file"</text:span><text:span text:style-name="T4">,</text:span></text:p>
      <text:p text:style-name="P1"><text:span text:style-name="T1"><text:tab/><text:tab/><text:tab/>initialfile</text:span><text:span text:style-name="T4">=</text:span><text:span text:style-name="T1">os</text:span><text:span text:style-name="T4">.</text:span><text:span text:style-name="T1">path</text:span><text:span text:style-name="T4">.</text:span><text:span text:style-name="T1">join</text:span><text:span text:style-name="T4">(</text:span><text:span text:style-name="T1">self</text:span><text:span text:style-name="T4">.</text:span><text:span text:style-name="T1">gcode</text:span><text:span text:style-name="T4">.</text:span><text:span text:style-name="T1">filename</text:span><text:span text:style-name="T4">),</text:span></text:p>
      <text:p text:style-name="P1"><text:span text:style-name="T1"><text:tab/><text:tab/><text:tab/>filetypes</text:span><text:span text:style-name="T4">=[(</text:span><text:span text:style-name="T6">"G-Code"</text:span><text:span text:style-name="T4">,(</text:span><text:span text:style-name="T6">"*.ngc"</text:span><text:span text:style-name="T4">,</text:span><text:span text:style-name="T6">"*.nc"</text:span><text:span text:style-name="T4">,</text:span><text:span text:style-name="T1"> </text:span><text:span text:style-name="T6">"*.gcode"</text:span><text:span text:style-name="T4">)),</text:span></text:p>
      <text:p text:style-name="P1"><text:span text:style-name="T1"><text:tab/><text:tab/><text:tab/><text:tab/> <text:s text:c="2"/></text:span><text:span text:style-name="T4">(</text:span><text:span text:style-name="T6">"DXF"</text:span><text:span text:style-name="T4">,</text:span><text:span text:style-name="T1"> <text:s text:c="3"/></text:span><text:span text:style-name="T6">"*.dxf"</text:span><text:span text:style-name="T4">),</text:span></text:p>
      <text:p text:style-name="P1"><text:span text:style-name="T1"><text:tab/><text:tab/><text:tab/><text:tab/> <text:s text:c="2"/></text:span><text:span text:style-name="T4">(</text:span><text:span text:style-name="T6">"Probe"</text:span><text:span text:style-name="T4">,</text:span><text:span text:style-name="T1"> </text:span><text:span text:style-name="T4">(</text:span><text:span text:style-name="T6">"*.probe"</text:span><text:span text:style-name="T4">)),</text:span></text:p>
      <text:p text:style-name="P1"><text:span text:style-name="T1"><text:tab/><text:tab/><text:tab/><text:tab/> <text:s text:c="2"/></text:span><text:span text:style-name="T4">(</text:span><text:span text:style-name="T6">"All"</text:span><text:span text:style-name="T4">,</text:span><text:span text:style-name="T6">"*"</text:span><text:span text:style-name="T4">)])</text:span></text:p>
      <text:p text:style-name="P1"><text:span text:style-name="T1"><text:tab/><text:tab/></text:span><text:span text:style-name="T7">if</text:span><text:span text:style-name="T1"> filename</text:span><text:span text:style-name="T4">:</text:span><text:span text:style-name="T1"> self</text:span><text:span text:style-name="T4">.</text:span><text:span text:style-name="T1">save</text:span><text:span text:style-name="T4">(</text:span><text:span text:style-name="T1">filename</text:span><text:span text:style-name="T4">)</text:span></text:p>
      <text:p text:style-name="P4"/>
      <text:p text:style-name="P1"><text:span text:style-name="T1"><text:tab/></text:span><text:span text:style-name="T10">#----------------------------------------------------------------------</text:span></text:p>
      <text:p text:style-name="P1"><text:span text:style-name="T1"><text:tab/></text:span><text:span text:style-name="T7">def</text:span><text:span text:style-name="T1"> </text:span><text:span text:style-name="T11">saveProbeDialog</text:span><text:span text:style-name="T4">(</text:span><text:span text:style-name="T1">self</text:span><text:span text:style-name="T4">,</text:span><text:span text:style-name="T1"> event</text:span><text:span text:style-name="T4">=</text:span><text:span text:style-name="T7">None</text:span><text:span text:style-name="T4">):</text:span></text:p>
      <text:p text:style-name="P1"><text:span text:style-name="T1"><text:tab/><text:tab/></text:span><text:span text:style-name="T7">try</text:span><text:span text:style-name="T4">:</text:span></text:p>
      <text:p text:style-name="P1"><text:span text:style-name="T1"><text:tab/><text:tab/><text:tab/>pfilename </text:span><text:span text:style-name="T4">=</text:span><text:span text:style-name="T1"> Utils</text:span><text:span text:style-name="T4">.</text:span><text:span text:style-name="T1">config</text:span><text:span text:style-name="T4">.</text:span><text:span text:style-name="T1">get</text:span><text:span text:style-name="T4">(</text:span><text:span text:style-name="T6">"File"</text:span><text:span text:style-name="T4">,</text:span><text:span text:style-name="T1"> </text:span><text:span text:style-name="T6">"probe"</text:span><text:span text:style-name="T4">)</text:span></text:p>
      <text:p text:style-name="P1"><text:span text:style-name="T1"><text:tab/><text:tab/></text:span><text:span text:style-name="T7">except</text:span><text:span text:style-name="T4">:</text:span></text:p>
      <text:p text:style-name="P1"><text:span text:style-name="T1"><text:tab/><text:tab/><text:tab/>pfilename </text:span><text:span text:style-name="T4">=</text:span><text:span text:style-name="T1"> </text:span><text:span text:style-name="T6">"probe"</text:span></text:p>
      <text:p text:style-name="P1"><text:span text:style-name="T1"><text:tab/><text:tab/>filename </text:span><text:span text:style-name="T4">=</text:span><text:span text:style-name="T1"> bFileDialog</text:span><text:span text:style-name="T4">.</text:span><text:span text:style-name="T1">asksaveasfilename</text:span><text:span text:style-name="T4">(</text:span><text:span text:style-name="T1">master</text:span><text:span text:style-name="T4">=</text:span><text:span text:style-name="T1">self</text:span><text:span text:style-name="T4">,</text:span></text:p>
      <text:p text:style-name="P1"><text:span text:style-name="T1"><text:tab/><text:tab/><text:tab/>title</text:span><text:span text:style-name="T4">=</text:span><text:span text:style-name="T6">"Save probe file"</text:span><text:span text:style-name="T4">,</text:span></text:p>
      <text:p text:style-name="P1"><text:span text:style-name="T1"><text:tab/><text:tab/><text:tab/>initialfile</text:span><text:span text:style-name="T4">=</text:span><text:span text:style-name="T1">os</text:span><text:span text:style-name="T4">.</text:span><text:span text:style-name="T1">path</text:span><text:span text:style-name="T4">.</text:span><text:span text:style-name="T1">join</text:span><text:span text:style-name="T4">(</text:span></text:p>
      <text:p text:style-name="P1"><text:span text:style-name="T1"><text:tab/><text:tab/><text:tab/><text:tab/><text:tab/>Utils</text:span><text:span text:style-name="T4">.</text:span><text:span text:style-name="T1">config</text:span><text:span text:style-name="T4">.</text:span><text:span text:style-name="T1">get</text:span><text:span text:style-name="T4">(</text:span><text:span text:style-name="T6">"File"</text:span><text:span text:style-name="T4">,</text:span><text:span text:style-name="T1"> </text:span><text:span text:style-name="T6">"dir"</text:span><text:span text:style-name="T4">),</text:span></text:p>
      <text:p text:style-name="P1"><text:span text:style-name="T1"><text:tab/><text:tab/><text:tab/><text:tab/><text:tab/>pfilename</text:span><text:span text:style-name="T4">),</text:span></text:p>
      <text:p text:style-name="P1"><text:span text:style-name="T1"><text:tab/><text:tab/><text:tab/>filetypes</text:span><text:span text:style-name="T4">=[(</text:span><text:span text:style-name="T6">"G-Code"</text:span><text:span text:style-name="T4">,(</text:span><text:span text:style-name="T6">"*.ngc"</text:span><text:span text:style-name="T4">,</text:span><text:span text:style-name="T6">"*.nc"</text:span><text:span text:style-name="T4">,</text:span><text:span text:style-name="T1"> </text:span><text:span text:style-name="T6">"*.gcode"</text:span><text:span text:style-name="T4">)),</text:span></text:p>
      <text:p text:style-name="P1"><text:span text:style-name="T1"><text:tab/><text:tab/><text:tab/><text:tab/> <text:s text:c="2"/></text:span><text:span text:style-name="T4">(</text:span><text:span text:style-name="T6">"Probe"</text:span><text:span text:style-name="T4">,</text:span><text:span text:style-name="T1"> </text:span><text:span text:style-name="T4">(</text:span><text:span text:style-name="T6">"*.probe"</text:span><text:span text:style-name="T4">)),</text:span></text:p>
      <text:p text:style-name="P1"><text:span text:style-name="T1"><text:tab/><text:tab/><text:tab/><text:tab/> <text:s text:c="2"/></text:span><text:span text:style-name="T4">(</text:span><text:span text:style-name="T6">"All"</text:span><text:span text:style-name="T4">,</text:span><text:span text:style-name="T6">"*"</text:span><text:span text:style-name="T4">)])</text:span></text:p>
      <text:p text:style-name="P1"><text:span text:style-name="T1"><text:tab/><text:tab/></text:span><text:span text:style-name="T7">if</text:span><text:span text:style-name="T1"> filename</text:span><text:span text:style-name="T4">:</text:span><text:span text:style-name="T1"> self</text:span><text:span text:style-name="T4">.</text:span><text:span text:style-name="T1">saveProbe</text:span><text:span text:style-name="T4">(</text:span><text:span text:style-name="T1">filename</text:span><text:span text:style-name="T4">)</text:span></text:p>
      <text:p text:style-name="P4"/>
      <text:p text:style-name="P1"><text:span text:style-name="T1"><text:tab/></text:span><text:span text:style-name="T10">#----------------------------------------------------------------------</text:span></text:p>
      <text:p text:style-name="P1"><text:span text:style-name="T1"><text:tab/></text:span><text:span text:style-name="T10"># Load a file into editor</text:span></text:p>
      <text:p text:style-name="P1"><text:span text:style-name="T1"><text:tab/></text:span><text:span text:style-name="T10">#----------------------------------------------------------------------</text:span></text:p>
      <text:p text:style-name="P1"><text:span text:style-name="T1"><text:tab/></text:span><text:span text:style-name="T7">def</text:span><text:span text:style-name="T1"> </text:span><text:span text:style-name="T11">load</text:span><text:span text:style-name="T4">(</text:span><text:span text:style-name="T1">self</text:span><text:span text:style-name="T4">,</text:span><text:span text:style-name="T1"> filename</text:span><text:span text:style-name="T4">):</text:span></text:p>
      <text:p text:style-name="P1"><text:span text:style-name="T1"><text:tab/><text:tab/>fn</text:span><text:span text:style-name="T4">,</text:span><text:span text:style-name="T1">ext </text:span><text:span text:style-name="T4">=</text:span><text:span text:style-name="T1"> os</text:span><text:span text:style-name="T4">.</text:span><text:span text:style-name="T1">path</text:span><text:span text:style-name="T4">.</text:span><text:span text:style-name="T1">splitext</text:span><text:span text:style-name="T4">(</text:span><text:span text:style-name="T1">filename</text:span><text:span text:style-name="T4">)</text:span></text:p>
      <text:p text:style-name="P1"><text:span text:style-name="T1"><text:tab/><text:tab/></text:span><text:span text:style-name="T7">if</text:span><text:span text:style-name="T1"> ext</text:span><text:span text:style-name="T4">==</text:span><text:span text:style-name="T6">".probe"</text:span><text:span text:style-name="T4">:</text:span></text:p>
      <text:p text:style-name="P1"><text:span text:style-name="T1"><text:tab/><text:tab/><text:tab/>self</text:span><text:span text:style-name="T4">.</text:span><text:span text:style-name="T1">loadProbe</text:span><text:span text:style-name="T4">(</text:span><text:span text:style-name="T1">filename</text:span><text:span text:style-name="T4">)</text:span></text:p>
      <text:p text:style-name="P1"><text:span text:style-name="T1"><text:tab/><text:tab/></text:span><text:span text:style-name="T7">elif</text:span><text:span text:style-name="T1"> ext</text:span><text:span text:style-name="T4">==</text:span><text:span text:style-name="T6">".dxf"</text:span><text:span text:style-name="T4">:</text:span></text:p>
      <text:p text:style-name="P1"><text:span text:style-name="T1"><text:tab/><text:tab/><text:tab/>self</text:span><text:span text:style-name="T4">.</text:span><text:span text:style-name="T1">gcode</text:span><text:span text:style-name="T4">.</text:span><text:span text:style-name="T1">init</text:span><text:span text:style-name="T4">()</text:span></text:p>
      <text:p text:style-name="P1"><text:span text:style-name="T1"><text:tab/><text:tab/><text:tab/></text:span><text:span text:style-name="T7">if</text:span><text:span text:style-name="T1"> self</text:span><text:span text:style-name="T4">.</text:span><text:span text:style-name="T1">gcode</text:span><text:span text:style-name="T4">.</text:span><text:span text:style-name="T1">importDXF</text:span><text:span text:style-name="T4">(</text:span><text:span text:style-name="T1">filename</text:span><text:span text:style-name="T4">):</text:span></text:p>
      <text:p text:style-name="P1"><text:span text:style-name="T1"><text:tab/><text:tab/><text:tab/><text:tab/>self</text:span><text:span text:style-name="T4">.</text:span><text:span text:style-name="T1">gcodelist</text:span><text:span text:style-name="T4">.</text:span><text:span text:style-name="T1">fill</text:span><text:span text:style-name="T4">()</text:span></text:p>
      <text:p text:style-name="P1"><text:span text:style-name="T1"><text:tab/><text:tab/><text:tab/><text:tab/>self</text:span><text:span text:style-name="T4">.</text:span><text:span text:style-name="T1">draw</text:span><text:span text:style-name="T4">()</text:span></text:p>
      <text:p text:style-name="P1"><text:span text:style-name="T1"><text:tab/><text:tab/><text:tab/><text:tab/>self</text:span><text:span text:style-name="T4">.</text:span><text:span text:style-name="T1">statusbar</text:span><text:span text:style-name="T4">[</text:span><text:span text:style-name="T6">"text"</text:span><text:span text:style-name="T4">]</text:span><text:span text:style-name="T1"> </text:span><text:span text:style-name="T4">=</text:span><text:span text:style-name="T1"> </text:span><text:span text:style-name="T6">"DXF imported from "</text:span><text:span text:style-name="T4">+</text:span><text:span text:style-name="T1">filename</text:span></text:p>
      <text:p text:style-name="P1"><text:span text:style-name="T1"><text:tab/><text:tab/></text:span><text:span text:style-name="T7">else</text:span><text:span text:style-name="T4">:</text:span></text:p>
      <text:p text:style-name="P1"><text:span text:style-name="T1"><text:tab/><text:tab/><text:tab/>self</text:span><text:span text:style-name="T4">.</text:span><text:span text:style-name="T1">loadGcode</text:span><text:span text:style-name="T4">(</text:span><text:span text:style-name="T1">filename</text:span><text:span text:style-name="T4">)</text:span></text:p>
      <text:p text:style-name="P4"/>
      <text:p text:style-name="P1"><text:span text:style-name="T1"><text:tab/></text:span><text:span text:style-name="T10">#----------------------------------------------------------------------</text:span></text:p>
      <text:p text:style-name="P1"><text:span text:style-name="T1"><text:tab/></text:span><text:span text:style-name="T7">def</text:span><text:span text:style-name="T1"> </text:span><text:span text:style-name="T11">importFile</text:span><text:span text:style-name="T4">(</text:span><text:span text:style-name="T1">self</text:span><text:span text:style-name="T4">,</text:span><text:span text:style-name="T1"> filename</text:span><text:span text:style-name="T4">=</text:span><text:span text:style-name="T7">None</text:span><text:span text:style-name="T4">):</text:span></text:p>
      <text:p text:style-name="P1"><text:span text:style-name="T1"><text:tab/><text:tab/></text:span><text:span text:style-name="T7">if</text:span><text:span text:style-name="T1"> filename </text:span><text:span text:style-name="T7">is</text:span><text:span text:style-name="T1"> </text:span><text:span text:style-name="T7">None</text:span><text:span text:style-name="T4">:</text:span></text:p>
      <text:p text:style-name="P1"><text:span text:style-name="T1"><text:tab/><text:tab/><text:tab/>filename </text:span><text:span text:style-name="T4">=</text:span><text:span text:style-name="T1"> bFileDialog</text:span><text:span text:style-name="T4">.</text:span><text:span text:style-name="T1">askopenfilename</text:span><text:span text:style-name="T4">(</text:span><text:span text:style-name="T1">master</text:span><text:span text:style-name="T4">=</text:span><text:span text:style-name="T1">self</text:span><text:span text:style-name="T4">,</text:span></text:p>
      <text:p text:style-name="P1"><text:span text:style-name="T1"><text:tab/><text:tab/><text:tab/><text:tab/>title</text:span><text:span text:style-name="T4">=</text:span><text:span text:style-name="T6">"Import Gcode/DXF file"</text:span><text:span text:style-name="T4">,</text:span></text:p>
      <text:p text:style-name="P1"><text:span text:style-name="T1"><text:tab/><text:tab/><text:tab/><text:tab/>initialfile</text:span><text:span text:style-name="T4">=</text:span><text:span text:style-name="T1">os</text:span><text:span text:style-name="T4">.</text:span><text:span text:style-name="T1">path</text:span><text:span text:style-name="T4">.</text:span><text:span text:style-name="T1">join</text:span><text:span text:style-name="T4">(</text:span></text:p>
      <text:p text:style-name="P1"><text:span text:style-name="T1"><text:tab/><text:tab/><text:tab/><text:tab/><text:tab/><text:tab/>Utils</text:span><text:span text:style-name="T4">.</text:span><text:span text:style-name="T1">config</text:span><text:span text:style-name="T4">.</text:span><text:span text:style-name="T1">get</text:span><text:span text:style-name="T4">(</text:span><text:span text:style-name="T6">"File"</text:span><text:span text:style-name="T4">,</text:span><text:span text:style-name="T1"> </text:span><text:span text:style-name="T6">"dir"</text:span><text:span text:style-name="T4">),</text:span></text:p>
      <text:p text:style-name="P1"><text:span text:style-name="T1"><text:tab/><text:tab/><text:tab/><text:tab/><text:tab/><text:tab/>Utils</text:span><text:span text:style-name="T4">.</text:span><text:span text:style-name="T1">config</text:span><text:span text:style-name="T4">.</text:span><text:span text:style-name="T1">get</text:span><text:span text:style-name="T4">(</text:span><text:span text:style-name="T6">"File"</text:span><text:span text:style-name="T4">,</text:span><text:span text:style-name="T1"> </text:span><text:span text:style-name="T6">"file"</text:span><text:span text:style-name="T4">)),</text:span></text:p>
      <text:p text:style-name="P1"><text:span text:style-name="T1"><text:tab/><text:tab/><text:tab/><text:tab/>filetypes</text:span><text:span text:style-name="T4">=[(</text:span><text:span text:style-name="T6">"G-Code"</text:span><text:span text:style-name="T4">,(</text:span><text:span text:style-name="T6">"*.ngc"</text:span><text:span text:style-name="T4">,</text:span><text:span text:style-name="T6">"*.nc"</text:span><text:span text:style-name="T4">,</text:span><text:span text:style-name="T1"> </text:span><text:span text:style-name="T6">"*.gcode"</text:span><text:span text:style-name="T4">)),</text:span></text:p>
      <text:p text:style-name="P1"><text:soft-page-break/><text:span text:style-name="T1"><text:tab/><text:tab/><text:tab/><text:tab/><text:tab/> <text:s text:c="2"/></text:span><text:span text:style-name="T4">(</text:span><text:span text:style-name="T6">"DXF"</text:span><text:span text:style-name="T4">,</text:span><text:span text:style-name="T1"> <text:s text:c="3"/></text:span><text:span text:style-name="T6">"*.dxf"</text:span><text:span text:style-name="T4">),</text:span></text:p>
      <text:p text:style-name="P1"><text:span text:style-name="T1"><text:tab/><text:tab/><text:tab/><text:tab/><text:tab/> <text:s text:c="2"/></text:span><text:span text:style-name="T4">(</text:span><text:span text:style-name="T6">"All"</text:span><text:span text:style-name="T4">,</text:span><text:span text:style-name="T6">"*"</text:span><text:span text:style-name="T4">)])</text:span></text:p>
      <text:p text:style-name="P1"><text:span text:style-name="T1"><text:tab/><text:tab/></text:span><text:span text:style-name="T7">if</text:span><text:span text:style-name="T1"> filename</text:span><text:span text:style-name="T4">:</text:span></text:p>
      <text:p text:style-name="P1"><text:span text:style-name="T1"><text:tab/><text:tab/><text:tab/>gcode </text:span><text:span text:style-name="T4">=</text:span><text:span text:style-name="T1"> CNC</text:span><text:span text:style-name="T4">.</text:span><text:span text:style-name="T1">GCode</text:span><text:span text:style-name="T4">()</text:span></text:p>
      <text:p text:style-name="P1"><text:span text:style-name="T1"><text:tab/><text:tab/><text:tab/>gcode</text:span><text:span text:style-name="T4">.</text:span><text:span text:style-name="T1">load</text:span><text:span text:style-name="T4">(</text:span><text:span text:style-name="T1">filename</text:span><text:span text:style-name="T4">)</text:span></text:p>
      <text:p text:style-name="P1"><text:span text:style-name="T1"><text:tab/><text:tab/><text:tab/>sel </text:span><text:span text:style-name="T4">=</text:span><text:span text:style-name="T1"> self</text:span><text:span text:style-name="T4">.</text:span><text:span text:style-name="T1">gcodelist</text:span><text:span text:style-name="T4">.</text:span><text:span text:style-name="T1">getSelectedBlocks</text:span><text:span text:style-name="T4">()</text:span></text:p>
      <text:p text:style-name="P1"><text:span text:style-name="T1"><text:tab/><text:tab/><text:tab/></text:span><text:span text:style-name="T7">if</text:span><text:span text:style-name="T1"> </text:span><text:span text:style-name="T7">not</text:span><text:span text:style-name="T1"> sel</text:span><text:span text:style-name="T4">:</text:span></text:p>
      <text:p text:style-name="P1"><text:span text:style-name="T1"><text:tab/><text:tab/><text:tab/><text:tab/>pos </text:span><text:span text:style-name="T4">=</text:span><text:span text:style-name="T1"> </text:span><text:span text:style-name="T7">None</text:span></text:p>
      <text:p text:style-name="P1"><text:span text:style-name="T1"><text:tab/><text:tab/><text:tab/></text:span><text:span text:style-name="T7">else</text:span><text:span text:style-name="T4">:</text:span></text:p>
      <text:p text:style-name="P1"><text:span text:style-name="T1"><text:tab/><text:tab/><text:tab/><text:tab/>pos </text:span><text:span text:style-name="T4">=</text:span><text:span text:style-name="T1"> sel</text:span><text:span text:style-name="T4">[-</text:span><text:span text:style-name="T8">1</text:span><text:span text:style-name="T4">]</text:span></text:p>
      <text:p text:style-name="P1"><text:span text:style-name="T1"><text:tab/><text:tab/><text:tab/>self</text:span><text:span text:style-name="T4">.</text:span><text:span text:style-name="T1">gcode</text:span><text:span text:style-name="T4">.</text:span><text:span text:style-name="T1">addUndo</text:span><text:span text:style-name="T4">(</text:span><text:span text:style-name="T1">self</text:span><text:span text:style-name="T4">.</text:span><text:span text:style-name="T1">gcode</text:span><text:span text:style-name="T4">.</text:span><text:span text:style-name="T1">insBlocksUndo</text:span><text:span text:style-name="T4">(</text:span><text:span text:style-name="T1">pos</text:span><text:span text:style-name="T4">,</text:span><text:span text:style-name="T1"> gcode</text:span><text:span text:style-name="T4">.</text:span><text:span text:style-name="T1">blocks</text:span><text:span text:style-name="T4">))</text:span></text:p>
      <text:p text:style-name="P1"><text:span text:style-name="T1"><text:tab/><text:tab/><text:tab/></text:span><text:span text:style-name="T7">del</text:span><text:span text:style-name="T1"> gcode</text:span></text:p>
      <text:p text:style-name="P1"><text:span text:style-name="T1"><text:tab/><text:tab/><text:tab/>self</text:span><text:span text:style-name="T4">.</text:span><text:span text:style-name="T1">gcodelist</text:span><text:span text:style-name="T4">.</text:span><text:span text:style-name="T1">fill</text:span><text:span text:style-name="T4">()</text:span></text:p>
      <text:p text:style-name="P1"><text:span text:style-name="T1"><text:tab/><text:tab/><text:tab/>self</text:span><text:span text:style-name="T4">.</text:span><text:span text:style-name="T1">draw</text:span><text:span text:style-name="T4">()</text:span></text:p>
      <text:p text:style-name="P1"><text:span text:style-name="T1"><text:tab/><text:tab/><text:tab/>self</text:span><text:span text:style-name="T4">.</text:span><text:span text:style-name="T1">canvas</text:span><text:span text:style-name="T4">.</text:span><text:span text:style-name="T1">fit2Screen</text:span><text:span text:style-name="T4">()</text:span></text:p>
      <text:p text:style-name="P4"/>
      <text:p text:style-name="P1"><text:span text:style-name="T1"><text:tab/></text:span><text:span text:style-name="T10">#----------------------------------------------------------------------</text:span></text:p>
      <text:p text:style-name="P1"><text:span text:style-name="T1"><text:tab/></text:span><text:span text:style-name="T7">def</text:span><text:span text:style-name="T1"> </text:span><text:span text:style-name="T11">save</text:span><text:span text:style-name="T4">(</text:span><text:span text:style-name="T1">self</text:span><text:span text:style-name="T4">,</text:span><text:span text:style-name="T1"> filename</text:span><text:span text:style-name="T4">):</text:span></text:p>
      <text:p text:style-name="P1"><text:span text:style-name="T1"><text:tab/><text:tab/></text:span><text:span text:style-name="T7">global</text:span><text:span text:style-name="T1"> config</text:span></text:p>
      <text:p text:style-name="P1"><text:span text:style-name="T1"><text:tab/><text:tab/>fn</text:span><text:span text:style-name="T4">,</text:span><text:span text:style-name="T1">ext </text:span><text:span text:style-name="T4">=</text:span><text:span text:style-name="T1"> os</text:span><text:span text:style-name="T4">.</text:span><text:span text:style-name="T1">path</text:span><text:span text:style-name="T4">.</text:span><text:span text:style-name="T1">splitext</text:span><text:span text:style-name="T4">(</text:span><text:span text:style-name="T1">filename</text:span><text:span text:style-name="T4">)</text:span></text:p>
      <text:p text:style-name="P1"><text:span text:style-name="T1"><text:tab/><text:tab/></text:span><text:span text:style-name="T7">if</text:span><text:span text:style-name="T1"> ext </text:span><text:span text:style-name="T4">==</text:span><text:span text:style-name="T1"> </text:span><text:span text:style-name="T6">".probe"</text:span><text:span text:style-name="T4">:</text:span></text:p>
      <text:p text:style-name="P1"><text:span text:style-name="T1"><text:tab/><text:tab/><text:tab/>self</text:span><text:span text:style-name="T4">.</text:span><text:span text:style-name="T1">gcode</text:span><text:span text:style-name="T4">.</text:span><text:span text:style-name="T1">probe</text:span><text:span text:style-name="T4">.</text:span><text:span text:style-name="T1">save</text:span><text:span text:style-name="T4">(</text:span><text:span text:style-name="T1">filename</text:span><text:span text:style-name="T4">)</text:span></text:p>
      <text:p text:style-name="P1"><text:span text:style-name="T1"><text:tab/><text:tab/></text:span><text:span text:style-name="T7">elif</text:span><text:span text:style-name="T1"> ext </text:span><text:span text:style-name="T4">==</text:span><text:span text:style-name="T1"> </text:span><text:span text:style-name="T6">".dxf"</text:span><text:span text:style-name="T4">:</text:span></text:p>
      <text:p text:style-name="P1"><text:span text:style-name="T1"><text:tab/><text:tab/><text:tab/></text:span><text:span text:style-name="T7">if</text:span><text:span text:style-name="T1"> self</text:span><text:span text:style-name="T4">.</text:span><text:span text:style-name="T1">gcode</text:span><text:span text:style-name="T4">.</text:span><text:span text:style-name="T1">saveDXF</text:span><text:span text:style-name="T4">(</text:span><text:span text:style-name="T1">filename</text:span><text:span text:style-name="T4">):</text:span></text:p>
      <text:p text:style-name="P1"><text:span text:style-name="T1"><text:tab/><text:tab/><text:tab/><text:tab/>self</text:span><text:span text:style-name="T4">.</text:span><text:span text:style-name="T1">statusbar</text:span><text:span text:style-name="T4">[</text:span><text:span text:style-name="T6">"text"</text:span><text:span text:style-name="T4">]</text:span><text:span text:style-name="T1"> </text:span><text:span text:style-name="T4">=</text:span><text:span text:style-name="T1"> </text:span><text:span text:style-name="T6">"DXF exported to "</text:span><text:span text:style-name="T4">+</text:span><text:span text:style-name="T1">filename</text:span></text:p>
      <text:p text:style-name="P1"><text:span text:style-name="T1"><text:tab/><text:tab/></text:span><text:span text:style-name="T7">else</text:span><text:span text:style-name="T4">:</text:span></text:p>
      <text:p text:style-name="P1"><text:span text:style-name="T1"><text:tab/><text:tab/><text:tab/>self</text:span><text:span text:style-name="T4">.</text:span><text:span text:style-name="T1">saveGcode</text:span><text:span text:style-name="T4">(</text:span><text:span text:style-name="T1">filename</text:span><text:span text:style-name="T4">)</text:span></text:p>
      <text:p text:style-name="P4"/>
      <text:p text:style-name="P1"><text:span text:style-name="T1"><text:tab/></text:span><text:span text:style-name="T10">#----------------------------------------------------------------------</text:span></text:p>
      <text:p text:style-name="P1"><text:span text:style-name="T1"><text:tab/></text:span><text:span text:style-name="T7">def</text:span><text:span text:style-name="T1"> </text:span><text:span text:style-name="T11">reload</text:span><text:span text:style-name="T4">(</text:span><text:span text:style-name="T1">self</text:span><text:span text:style-name="T4">,</text:span><text:span text:style-name="T1"> event</text:span><text:span text:style-name="T4">=</text:span><text:span text:style-name="T7">None</text:span><text:span text:style-name="T4">):</text:span></text:p>
      <text:p text:style-name="P1"><text:span text:style-name="T1"><text:tab/><text:tab/>self</text:span><text:span text:style-name="T4">.</text:span><text:span text:style-name="T1">loadGcode</text:span><text:span text:style-name="T4">(</text:span><text:span text:style-name="T1">self</text:span><text:span text:style-name="T4">.</text:span><text:span text:style-name="T1">gcode</text:span><text:span text:style-name="T4">.</text:span><text:span text:style-name="T1">filename</text:span><text:span text:style-name="T4">)</text:span></text:p>
      <text:p text:style-name="P4"/>
      <text:p text:style-name="P1"><text:span text:style-name="T1"><text:tab/></text:span><text:span text:style-name="T10">#----------------------------------------------------------------------</text:span></text:p>
      <text:p text:style-name="P1"><text:span text:style-name="T1"><text:tab/></text:span><text:span text:style-name="T7">def</text:span><text:span text:style-name="T1"> </text:span><text:span text:style-name="T11">loadGcode</text:span><text:span text:style-name="T4">(</text:span><text:span text:style-name="T1">self</text:span><text:span text:style-name="T4">,</text:span><text:span text:style-name="T1"> filename</text:span><text:span text:style-name="T4">=</text:span><text:span text:style-name="T7">None</text:span><text:span text:style-name="T4">):</text:span></text:p>
      <text:p text:style-name="P1"><text:span text:style-name="T1"><text:tab/><text:tab/></text:span><text:span text:style-name="T7">if</text:span><text:span text:style-name="T1"> filename</text:span><text:span text:style-name="T4">:</text:span></text:p>
      <text:p text:style-name="P1"><text:span text:style-name="T1"><text:tab/><text:tab/><text:tab/>Utils</text:span><text:span text:style-name="T4">.</text:span><text:span text:style-name="T1">config</text:span><text:span text:style-name="T4">.</text:span><text:span text:style-name="T1">set</text:span><text:span text:style-name="T4">(</text:span><text:span text:style-name="T6">"File"</text:span><text:span text:style-name="T4">,</text:span><text:span text:style-name="T1"> </text:span><text:span text:style-name="T6">"dir"</text:span><text:span text:style-name="T4">,</text:span><text:span text:style-name="T1"> <text:s/>os</text:span><text:span text:style-name="T4">.</text:span><text:span text:style-name="T1">path</text:span><text:span text:style-name="T4">.</text:span><text:span text:style-name="T1">dirname</text:span><text:span text:style-name="T4">(</text:span><text:span text:style-name="T1">os</text:span><text:span text:style-name="T4">.</text:span><text:span text:style-name="T1">path</text:span><text:span text:style-name="T4">.</text:span><text:span text:style-name="T1">abspath</text:span><text:span text:style-name="T4">(</text:span><text:span text:style-name="T1">filename</text:span><text:span text:style-name="T4">)))</text:span></text:p>
      <text:p text:style-name="P1"><text:span text:style-name="T1"><text:tab/><text:tab/><text:tab/>Utils</text:span><text:span text:style-name="T4">.</text:span><text:span text:style-name="T1">config</text:span><text:span text:style-name="T4">.</text:span><text:span text:style-name="T1">set</text:span><text:span text:style-name="T4">(</text:span><text:span text:style-name="T6">"File"</text:span><text:span text:style-name="T4">,</text:span><text:span text:style-name="T1"> </text:span><text:span text:style-name="T6">"file"</text:span><text:span text:style-name="T4">,</text:span><text:span text:style-name="T1"> os</text:span><text:span text:style-name="T4">.</text:span><text:span text:style-name="T1">path</text:span><text:span text:style-name="T4">.</text:span><text:span text:style-name="T1">basename</text:span><text:span text:style-name="T4">(</text:span><text:span text:style-name="T1">filename</text:span><text:span text:style-name="T4">))</text:span></text:p>
      <text:p text:style-name="P4"/>
      <text:p text:style-name="P1"><text:span text:style-name="T1"><text:tab/><text:tab/></text:span><text:span text:style-name="T7">if</text:span><text:span text:style-name="T1"> self</text:span><text:span text:style-name="T4">.</text:span><text:span text:style-name="T1">gcode</text:span><text:span text:style-name="T4">.</text:span><text:span text:style-name="T1">isModified</text:span><text:span text:style-name="T4">():</text:span></text:p>
      <text:p text:style-name="P1"><text:span text:style-name="T1"><text:tab/><text:tab/><text:tab/>ans </text:span><text:span text:style-name="T4">=</text:span><text:span text:style-name="T1"> tkMessageBox</text:span><text:span text:style-name="T4">.</text:span><text:span text:style-name="T1">askquestion</text:span><text:span text:style-name="T4">(</text:span><text:span text:style-name="T6">"File modified"</text:span><text:span text:style-name="T4">,</text:span></text:p>
      <text:p text:style-name="P1"><text:span text:style-name="T1"><text:tab/><text:tab/><text:tab/><text:tab/></text:span><text:span text:style-name="T6">"Gcode was modified do you want to save it first?"</text:span><text:span text:style-name="T4">,</text:span></text:p>
      <text:p text:style-name="P1"><text:span text:style-name="T1"><text:tab/><text:tab/><text:tab/><text:tab/>parent</text:span><text:span text:style-name="T4">=</text:span><text:span text:style-name="T1">self</text:span><text:span text:style-name="T4">)</text:span></text:p>
      <text:p text:style-name="P1"><text:span text:style-name="T1"><text:tab/><text:tab/><text:tab/></text:span><text:span text:style-name="T7">if</text:span><text:span text:style-name="T1"> ans</text:span><text:span text:style-name="T4">==</text:span><text:span text:style-name="T1">tkMessageBox</text:span><text:span text:style-name="T4">.</text:span><text:span text:style-name="T1">YES </text:span><text:span text:style-name="T7">or</text:span><text:span text:style-name="T1"> ans</text:span><text:span text:style-name="T4">==</text:span><text:span text:style-name="T7">True</text:span><text:span text:style-name="T4">:</text:span></text:p>
      <text:p text:style-name="P1"><text:span text:style-name="T1"><text:tab/><text:tab/><text:tab/><text:tab/>self</text:span><text:span text:style-name="T4">.</text:span><text:span text:style-name="T1">save</text:span><text:span text:style-name="T4">()</text:span></text:p>
      <text:p text:style-name="P4"/>
      <text:p text:style-name="P1"><text:span text:style-name="T1"><text:tab/><text:tab/>self</text:span><text:span text:style-name="T4">.</text:span><text:span text:style-name="T1">gcodelist</text:span><text:span text:style-name="T4">.</text:span><text:span text:style-name="T1">selectClear</text:span><text:span text:style-name="T4">()</text:span></text:p>
      <text:p text:style-name="P1"><text:span text:style-name="T1"><text:tab/><text:tab/>self</text:span><text:span text:style-name="T4">.</text:span><text:span text:style-name="T1">gcode</text:span><text:span text:style-name="T4">.</text:span><text:span text:style-name="T1">load</text:span><text:span text:style-name="T4">(</text:span><text:span text:style-name="T1">filename</text:span><text:span text:style-name="T4">)</text:span></text:p>
      <text:p text:style-name="P1"><text:span text:style-name="T1"><text:tab/><text:tab/>self</text:span><text:span text:style-name="T4">.</text:span><text:span text:style-name="T1">gcodelist</text:span><text:span text:style-name="T4">.</text:span><text:span text:style-name="T1">fill</text:span><text:span text:style-name="T4">()</text:span></text:p>
      <text:p text:style-name="P1"><text:span text:style-name="T1"><text:tab/><text:tab/>self</text:span><text:span text:style-name="T4">.</text:span><text:span text:style-name="T1">draw</text:span><text:span text:style-name="T4">()</text:span></text:p>
      <text:p text:style-name="P1"><text:span text:style-name="T1"><text:tab/><text:tab/>self</text:span><text:span text:style-name="T4">.</text:span><text:span text:style-name="T1">canvas</text:span><text:span text:style-name="T4">.</text:span><text:span text:style-name="T1">fit2Screen</text:span><text:span text:style-name="T4">()</text:span></text:p>
      <text:p text:style-name="P1"><text:span text:style-name="T1"><text:tab/><text:tab/>self</text:span><text:span text:style-name="T4">.</text:span><text:span text:style-name="T1">title</text:span><text:span text:style-name="T4">(</text:span><text:span text:style-name="T6">"%s: %s"</text:span><text:span text:style-name="T4">%(</text:span><text:span text:style-name="T1">Utils</text:span><text:span text:style-name="T4">.</text:span><text:span text:style-name="T1">__prg__</text:span><text:span text:style-name="T4">,</text:span><text:span text:style-name="T1">self</text:span><text:span text:style-name="T4">.</text:span><text:span text:style-name="T1">gcode</text:span><text:span text:style-name="T4">.</text:span><text:span text:style-name="T1">filename</text:span><text:span text:style-name="T4">))</text:span></text:p>
      <text:p text:style-name="P4"/>
      <text:p text:style-name="P1"><text:span text:style-name="T1"><text:tab/></text:span><text:span text:style-name="T10">#----------------------------------------------------------------------</text:span></text:p>
      <text:p text:style-name="P1"><text:span text:style-name="T1"><text:tab/></text:span><text:span text:style-name="T7">def</text:span><text:span text:style-name="T1"> </text:span><text:span text:style-name="T11">loadProbe</text:span><text:span text:style-name="T4">(</text:span><text:span text:style-name="T1">self</text:span><text:span text:style-name="T4">,</text:span><text:span text:style-name="T1"> filename</text:span><text:span text:style-name="T4">):</text:span></text:p>
      <text:p text:style-name="P1"><text:span text:style-name="T1"><text:tab/><text:tab/>Utils</text:span><text:span text:style-name="T4">.</text:span><text:span text:style-name="T1">config</text:span><text:span text:style-name="T4">.</text:span><text:span text:style-name="T1">set</text:span><text:span text:style-name="T4">(</text:span><text:span text:style-name="T6">"File"</text:span><text:span text:style-name="T4">,</text:span><text:span text:style-name="T1"> </text:span><text:span text:style-name="T6">"probe"</text:span><text:span text:style-name="T4">,</text:span><text:span text:style-name="T1"> os</text:span><text:span text:style-name="T4">.</text:span><text:span text:style-name="T1">path</text:span><text:span text:style-name="T4">.</text:span><text:span text:style-name="T1">basename</text:span><text:span text:style-name="T4">(</text:span><text:span text:style-name="T1">filename</text:span><text:span text:style-name="T4">))</text:span></text:p>
      <text:p text:style-name="P1"><text:span text:style-name="T1"><text:tab/><text:tab/>self</text:span><text:span text:style-name="T4">.</text:span><text:span text:style-name="T1">gcode</text:span><text:span text:style-name="T4">.</text:span><text:span text:style-name="T1">probe</text:span><text:span text:style-name="T4">.</text:span><text:span text:style-name="T1">load</text:span><text:span text:style-name="T4">(</text:span><text:span text:style-name="T1">filename</text:span><text:span text:style-name="T4">)</text:span></text:p>
      <text:p text:style-name="P1"><text:span text:style-name="T1"><text:tab/><text:tab/>self</text:span><text:span text:style-name="T4">.</text:span><text:span text:style-name="T1">probeSet</text:span><text:span text:style-name="T4">()</text:span></text:p>
      <text:p text:style-name="P4"/>
      <text:p text:style-name="P1"><text:span text:style-name="T1"><text:tab/></text:span><text:span text:style-name="T10">#----------------------------------------------------------------------</text:span></text:p>
      <text:p text:style-name="P1"><text:span text:style-name="T1"><text:tab/></text:span><text:span text:style-name="T7">def</text:span><text:span text:style-name="T1"> </text:span><text:span text:style-name="T11">saveAll</text:span><text:span text:style-name="T4">(</text:span><text:span text:style-name="T1">self</text:span><text:span text:style-name="T4">,</text:span><text:span text:style-name="T1"> event</text:span><text:span text:style-name="T4">=</text:span><text:span text:style-name="T7">None</text:span><text:span text:style-name="T4">):</text:span></text:p>
      <text:p text:style-name="P1"><text:span text:style-name="T1"><text:tab/><text:tab/></text:span><text:span text:style-name="T7">if</text:span><text:span text:style-name="T1"> self</text:span><text:span text:style-name="T4">.</text:span><text:span text:style-name="T1">gcode</text:span><text:span text:style-name="T4">.</text:span><text:span text:style-name="T1">filename</text:span><text:span text:style-name="T4">:</text:span></text:p>
      <text:p text:style-name="P1"><text:span text:style-name="T1"><text:tab/><text:tab/><text:tab/>self</text:span><text:span text:style-name="T4">.</text:span><text:span text:style-name="T1">saveGcode</text:span><text:span text:style-name="T4">()</text:span></text:p>
      <text:p text:style-name="P1"><text:span text:style-name="T1"><text:tab/><text:tab/><text:tab/>self</text:span><text:span text:style-name="T4">.</text:span><text:span text:style-name="T1">saveProbe</text:span><text:span text:style-name="T4">()</text:span></text:p>
      <text:p text:style-name="P1"><text:soft-page-break/><text:span text:style-name="T1"><text:tab/><text:tab/></text:span><text:span text:style-name="T7">else</text:span><text:span text:style-name="T4">:</text:span></text:p>
      <text:p text:style-name="P1"><text:span text:style-name="T1"><text:tab/><text:tab/><text:tab/>self</text:span><text:span text:style-name="T4">.</text:span><text:span text:style-name="T1">saveDialog</text:span><text:span text:style-name="T4">()</text:span></text:p>
      <text:p text:style-name="P4"/>
      <text:p text:style-name="P1"><text:span text:style-name="T1"><text:tab/></text:span><text:span text:style-name="T10">#----------------------------------------------------------------------</text:span></text:p>
      <text:p text:style-name="P1"><text:span text:style-name="T1"><text:tab/></text:span><text:span text:style-name="T7">def</text:span><text:span text:style-name="T1"> </text:span><text:span text:style-name="T11">saveGcode</text:span><text:span text:style-name="T4">(</text:span><text:span text:style-name="T1">self</text:span><text:span text:style-name="T4">,</text:span><text:span text:style-name="T1"> filename</text:span><text:span text:style-name="T4">=</text:span><text:span text:style-name="T7">None</text:span><text:span text:style-name="T4">):</text:span></text:p>
      <text:p text:style-name="P1"><text:span text:style-name="T1"><text:tab/><text:tab/></text:span><text:span text:style-name="T7">if</text:span><text:span text:style-name="T1"> filename </text:span><text:span text:style-name="T7">is</text:span><text:span text:style-name="T1"> </text:span><text:span text:style-name="T7">not</text:span><text:span text:style-name="T1"> </text:span><text:span text:style-name="T7">None</text:span><text:span text:style-name="T4">:</text:span></text:p>
      <text:p text:style-name="P1"><text:span text:style-name="T1"><text:tab/><text:tab/><text:tab/>Utils</text:span><text:span text:style-name="T4">.</text:span><text:span text:style-name="T1">config</text:span><text:span text:style-name="T4">.</text:span><text:span text:style-name="T1">set</text:span><text:span text:style-name="T4">(</text:span><text:span text:style-name="T6">"File"</text:span><text:span text:style-name="T4">,</text:span><text:span text:style-name="T1"> </text:span><text:span text:style-name="T6">"dir"</text:span><text:span text:style-name="T4">,</text:span><text:span text:style-name="T1"> <text:s/>os</text:span><text:span text:style-name="T4">.</text:span><text:span text:style-name="T1">path</text:span><text:span text:style-name="T4">.</text:span><text:span text:style-name="T1">dirname</text:span><text:span text:style-name="T4">(</text:span><text:span text:style-name="T1">os</text:span><text:span text:style-name="T4">.</text:span><text:span text:style-name="T1">path</text:span><text:span text:style-name="T4">.</text:span><text:span text:style-name="T1">abspath</text:span><text:span text:style-name="T4">(</text:span><text:span text:style-name="T1">filename</text:span><text:span text:style-name="T4">)))</text:span></text:p>
      <text:p text:style-name="P1"><text:span text:style-name="T1"><text:tab/><text:tab/><text:tab/>Utils</text:span><text:span text:style-name="T4">.</text:span><text:span text:style-name="T1">config</text:span><text:span text:style-name="T4">.</text:span><text:span text:style-name="T1">set</text:span><text:span text:style-name="T4">(</text:span><text:span text:style-name="T6">"File"</text:span><text:span text:style-name="T4">,</text:span><text:span text:style-name="T1"> </text:span><text:span text:style-name="T6">"file"</text:span><text:span text:style-name="T4">,</text:span><text:span text:style-name="T1"> os</text:span><text:span text:style-name="T4">.</text:span><text:span text:style-name="T1">path</text:span><text:span text:style-name="T4">.</text:span><text:span text:style-name="T1">basename</text:span><text:span text:style-name="T4">(</text:span><text:span text:style-name="T1">filename</text:span><text:span text:style-name="T4">))</text:span></text:p>
      <text:p text:style-name="P1"><text:span text:style-name="T1"><text:tab/><text:tab/><text:tab/>self</text:span><text:span text:style-name="T4">.</text:span><text:span text:style-name="T1">gcode</text:span><text:span text:style-name="T4">.</text:span><text:span text:style-name="T1">filename </text:span><text:span text:style-name="T4">=</text:span><text:span text:style-name="T1"> filename</text:span></text:p>
      <text:p text:style-name="P4"/>
      <text:p text:style-name="P1"><text:span text:style-name="T1"><text:tab/><text:tab/></text:span><text:span text:style-name="T7">if</text:span><text:span text:style-name="T1"> </text:span><text:span text:style-name="T7">not</text:span><text:span text:style-name="T1"> self</text:span><text:span text:style-name="T4">.</text:span><text:span text:style-name="T1">gcode</text:span><text:span text:style-name="T4">.</text:span><text:span text:style-name="T1">save</text:span><text:span text:style-name="T4">():</text:span></text:p>
      <text:p text:style-name="P1"><text:span text:style-name="T1"><text:tab/><text:tab/><text:tab/>tkMessageBox</text:span><text:span text:style-name="T4">.</text:span><text:span text:style-name="T1">showerror</text:span><text:span text:style-name="T4">(</text:span><text:span text:style-name="T6">"Error"</text:span><text:span text:style-name="T4">,</text:span></text:p>
      <text:p text:style-name="P1"><text:span text:style-name="T1"><text:tab/><text:tab/><text:tab/><text:tab/><text:tab/></text:span><text:span text:style-name="T6">"Error saving file '%s'"</text:span><text:span text:style-name="T4">%(</text:span><text:span text:style-name="T1">self</text:span><text:span text:style-name="T4">.</text:span><text:span text:style-name="T1">gcode</text:span><text:span text:style-name="T4">.</text:span><text:span text:style-name="T1">filename</text:span><text:span text:style-name="T4">),</text:span></text:p>
      <text:p text:style-name="P1"><text:span text:style-name="T1"><text:tab/><text:tab/><text:tab/><text:tab/><text:tab/>parent</text:span><text:span text:style-name="T4">=</text:span><text:span text:style-name="T1">self</text:span><text:span text:style-name="T4">)</text:span></text:p>
      <text:p text:style-name="P1"><text:span text:style-name="T1"><text:tab/><text:tab/><text:tab/></text:span><text:span text:style-name="T7">return</text:span></text:p>
      <text:p text:style-name="P1"><text:span text:style-name="T1"><text:tab/><text:tab/>self</text:span><text:span text:style-name="T4">.</text:span><text:span text:style-name="T1">title</text:span><text:span text:style-name="T4">(</text:span><text:span text:style-name="T6">"%s: %s"</text:span><text:span text:style-name="T4">%(</text:span><text:span text:style-name="T1">Utils</text:span><text:span text:style-name="T4">.</text:span><text:span text:style-name="T1">__prg__</text:span><text:span text:style-name="T4">,</text:span><text:span text:style-name="T1">self</text:span><text:span text:style-name="T4">.</text:span><text:span text:style-name="T1">gcode</text:span><text:span text:style-name="T4">.</text:span><text:span text:style-name="T1">filename</text:span><text:span text:style-name="T4">))</text:span></text:p>
      <text:p text:style-name="P4"/>
      <text:p text:style-name="P1"><text:span text:style-name="T1"><text:tab/></text:span><text:span text:style-name="T10">#----------------------------------------------------------------------</text:span></text:p>
      <text:p text:style-name="P1"><text:span text:style-name="T1"><text:tab/></text:span><text:span text:style-name="T7">def</text:span><text:span text:style-name="T1"> </text:span><text:span text:style-name="T11">saveProbe</text:span><text:span text:style-name="T4">(</text:span><text:span text:style-name="T1">self</text:span><text:span text:style-name="T4">,</text:span><text:span text:style-name="T1"> filename</text:span><text:span text:style-name="T4">=</text:span><text:span text:style-name="T7">None</text:span><text:span text:style-name="T4">):</text:span></text:p>
      <text:p text:style-name="P1"><text:span text:style-name="T1"><text:tab/><text:tab/></text:span><text:span text:style-name="T7">if</text:span><text:span text:style-name="T1"> filename </text:span><text:span text:style-name="T7">is</text:span><text:span text:style-name="T1"> </text:span><text:span text:style-name="T7">not</text:span><text:span text:style-name="T1"> </text:span><text:span text:style-name="T7">None</text:span><text:span text:style-name="T4">:</text:span></text:p>
      <text:p text:style-name="P1"><text:span text:style-name="T1"><text:tab/><text:tab/><text:tab/>Utils</text:span><text:span text:style-name="T4">.</text:span><text:span text:style-name="T1">config</text:span><text:span text:style-name="T4">.</text:span><text:span text:style-name="T1">set</text:span><text:span text:style-name="T4">(</text:span><text:span text:style-name="T6">"File"</text:span><text:span text:style-name="T4">,</text:span><text:span text:style-name="T1"> </text:span><text:span text:style-name="T6">"probe"</text:span><text:span text:style-name="T4">,</text:span><text:span text:style-name="T1"> os</text:span><text:span text:style-name="T4">.</text:span><text:span text:style-name="T1">path</text:span><text:span text:style-name="T4">.</text:span><text:span text:style-name="T1">basename</text:span><text:span text:style-name="T4">(</text:span><text:span text:style-name="T1">filename</text:span><text:span text:style-name="T4">))</text:span></text:p>
      <text:p text:style-name="P1"><text:span text:style-name="T1"><text:tab/><text:tab/><text:tab/>self</text:span><text:span text:style-name="T4">.</text:span><text:span text:style-name="T1">gcode</text:span><text:span text:style-name="T4">.</text:span><text:span text:style-name="T1">probe</text:span><text:span text:style-name="T4">.</text:span><text:span text:style-name="T1">filename </text:span><text:span text:style-name="T4">=</text:span><text:span text:style-name="T1"> filename</text:span></text:p>
      <text:p text:style-name="P4"/>
      <text:p text:style-name="P1"><text:span text:style-name="T1"><text:tab/><text:tab/></text:span><text:span text:style-name="T10"># save probe</text:span></text:p>
      <text:p text:style-name="P1"><text:span text:style-name="T1"><text:tab/><text:tab/></text:span><text:span text:style-name="T7">if</text:span><text:span text:style-name="T1"> </text:span><text:span text:style-name="T7">not</text:span><text:span text:style-name="T1"> self</text:span><text:span text:style-name="T4">.</text:span><text:span text:style-name="T1">gcode</text:span><text:span text:style-name="T4">.</text:span><text:span text:style-name="T1">probe</text:span><text:span text:style-name="T4">.</text:span><text:span text:style-name="T1">isEmpty</text:span><text:span text:style-name="T4">():</text:span></text:p>
      <text:p text:style-name="P1"><text:span text:style-name="T1"><text:tab/><text:tab/><text:tab/>self</text:span><text:span text:style-name="T4">.</text:span><text:span text:style-name="T1">gcode</text:span><text:span text:style-name="T4">.</text:span><text:span text:style-name="T1">probe</text:span><text:span text:style-name="T4">.</text:span><text:span text:style-name="T1">save</text:span><text:span text:style-name="T4">()</text:span></text:p>
      <text:p text:style-name="P4"/>
      <text:p text:style-name="P1"><text:span text:style-name="T1"><text:tab/></text:span><text:span text:style-name="T10">#----------------------------------------------------------------------</text:span></text:p>
      <text:p text:style-name="P1"><text:span text:style-name="T1"><text:tab/></text:span><text:span text:style-name="T7">def</text:span><text:span text:style-name="T1"> </text:span><text:span text:style-name="T11">focusIn</text:span><text:span text:style-name="T4">(</text:span><text:span text:style-name="T1">self</text:span><text:span text:style-name="T4">,</text:span><text:span text:style-name="T1"> event</text:span><text:span text:style-name="T4">):</text:span></text:p>
      <text:p text:style-name="P1"><text:span text:style-name="T1"><text:tab/><text:tab/></text:span><text:span text:style-name="T7">if</text:span><text:span text:style-name="T1"> self</text:span><text:span text:style-name="T4">.</text:span><text:span text:style-name="T1">_inFocus</text:span><text:span text:style-name="T4">:</text:span><text:span text:style-name="T1"> </text:span><text:span text:style-name="T7">return</text:span></text:p>
      <text:p text:style-name="P1"><text:span text:style-name="T1"><text:tab/><text:tab/></text:span><text:span text:style-name="T10"># FocusIn is generated for all sub-windows, handle only the main window</text:span></text:p>
      <text:p text:style-name="P1"><text:span text:style-name="T1"><text:tab/><text:tab/></text:span><text:span text:style-name="T7">if</text:span><text:span text:style-name="T1"> self </text:span><text:span text:style-name="T7">is</text:span><text:span text:style-name="T1"> </text:span><text:span text:style-name="T7">not</text:span><text:span text:style-name="T1"> event</text:span><text:span text:style-name="T4">.</text:span><text:span text:style-name="T1">widget</text:span><text:span text:style-name="T4">:</text:span><text:span text:style-name="T1"> </text:span><text:span text:style-name="T7">return</text:span></text:p>
      <text:p text:style-name="P1"><text:span text:style-name="T1"><text:tab/><text:tab/>self</text:span><text:span text:style-name="T4">.</text:span><text:span text:style-name="T1">_inFocus </text:span><text:span text:style-name="T4">=</text:span><text:span text:style-name="T1"> </text:span><text:span text:style-name="T7">True</text:span></text:p>
      <text:p text:style-name="P1"><text:span text:style-name="T1"><text:tab/><text:tab/></text:span><text:span text:style-name="T7">if</text:span><text:span text:style-name="T1"> self</text:span><text:span text:style-name="T4">.</text:span><text:span text:style-name="T1">gcode</text:span><text:span text:style-name="T4">.</text:span><text:span text:style-name="T1">checkFile</text:span><text:span text:style-name="T4">():</text:span></text:p>
      <text:p text:style-name="P1"><text:span text:style-name="T1"><text:tab/><text:tab/><text:tab/></text:span><text:span text:style-name="T7">if</text:span><text:span text:style-name="T1"> self</text:span><text:span text:style-name="T4">.</text:span><text:span text:style-name="T1">gcode</text:span><text:span text:style-name="T4">.</text:span><text:span text:style-name="T1">isModified</text:span><text:span text:style-name="T4">():</text:span></text:p>
      <text:p text:style-name="P1"><text:span text:style-name="T1"><text:tab/><text:tab/><text:tab/><text:tab/>ans </text:span><text:span text:style-name="T4">=</text:span><text:span text:style-name="T1"> tkMessageBox</text:span><text:span text:style-name="T4">.</text:span><text:span text:style-name="T1">askquestion</text:span><text:span text:style-name="T4">(</text:span><text:span text:style-name="T6">"Warning"</text:span><text:span text:style-name="T4">,</text:span></text:p>
      <text:p text:style-name="P1"><text:span text:style-name="T1"><text:tab/><text:tab/><text:tab/><text:tab/><text:tab/></text:span><text:span text:style-name="T6">"Gcode file %s was changed since editing started\n"</text:span><text:span text:style-name="T1"> \</text:span></text:p>
      <text:p text:style-name="P1"><text:span text:style-name="T1"><text:tab/><text:tab/><text:tab/><text:tab/><text:tab/></text:span><text:span text:style-name="T6">"Reload new version?"</text:span><text:span text:style-name="T4">%(</text:span><text:span text:style-name="T1">self</text:span><text:span text:style-name="T4">.</text:span><text:span text:style-name="T1">gcode</text:span><text:span text:style-name="T4">.</text:span><text:span text:style-name="T1">filename</text:span><text:span text:style-name="T4">),</text:span></text:p>
      <text:p text:style-name="P1"><text:span text:style-name="T1"><text:tab/><text:tab/><text:tab/><text:tab/><text:tab/>parent</text:span><text:span text:style-name="T4">=</text:span><text:span text:style-name="T1">self</text:span><text:span text:style-name="T4">)</text:span></text:p>
      <text:p text:style-name="P1"><text:span text:style-name="T1"><text:tab/><text:tab/><text:tab/><text:tab/></text:span><text:span text:style-name="T7">if</text:span><text:span text:style-name="T1"> ans</text:span><text:span text:style-name="T4">==</text:span><text:span text:style-name="T1">tkMessageBox</text:span><text:span text:style-name="T4">.</text:span><text:span text:style-name="T1">YES </text:span><text:span text:style-name="T7">or</text:span><text:span text:style-name="T1"> ans</text:span><text:span text:style-name="T4">==</text:span><text:span text:style-name="T7">True</text:span><text:span text:style-name="T4">:</text:span></text:p>
      <text:p text:style-name="P1"><text:span text:style-name="T1"><text:tab/><text:tab/><text:tab/><text:tab/><text:tab/>self</text:span><text:span text:style-name="T4">.</text:span><text:span text:style-name="T1">gcode</text:span><text:span text:style-name="T4">.</text:span><text:span text:style-name="T1">resetModified</text:span><text:span text:style-name="T4">()</text:span></text:p>
      <text:p text:style-name="P1"><text:span text:style-name="T1"><text:tab/><text:tab/><text:tab/><text:tab/><text:tab/>self</text:span><text:span text:style-name="T4">.</text:span><text:span text:style-name="T1">loadGcode</text:span><text:span text:style-name="T4">()</text:span></text:p>
      <text:p text:style-name="P1"><text:span text:style-name="T1"><text:tab/><text:tab/><text:tab/></text:span><text:span text:style-name="T7">else</text:span><text:span text:style-name="T4">:</text:span></text:p>
      <text:p text:style-name="P1"><text:span text:style-name="T1"><text:tab/><text:tab/><text:tab/><text:tab/>self</text:span><text:span text:style-name="T4">.</text:span><text:span text:style-name="T1">loadGcode</text:span><text:span text:style-name="T4">()</text:span></text:p>
      <text:p text:style-name="P1"><text:span text:style-name="T1"><text:tab/><text:tab/>self</text:span><text:span text:style-name="T4">.</text:span><text:span text:style-name="T1">_inFocus </text:span><text:span text:style-name="T4">=</text:span><text:span text:style-name="T1"> </text:span><text:span text:style-name="T7">False</text:span></text:p>
      <text:p text:style-name="P4"/>
      <text:p text:style-name="P1"><text:span text:style-name="T1"><text:tab/></text:span><text:span text:style-name="T10">#----------------------------------------------------------------------</text:span></text:p>
      <text:p text:style-name="P1"><text:span text:style-name="T1"><text:tab/></text:span><text:span text:style-name="T7">def</text:span><text:span text:style-name="T1"> </text:span><text:span text:style-name="T11">openClose</text:span><text:span text:style-name="T4">(</text:span><text:span text:style-name="T1">self</text:span><text:span text:style-name="T4">):</text:span></text:p>
      <text:p text:style-name="P1"><text:span text:style-name="T1"><text:tab/><text:tab/></text:span><text:span text:style-name="T7">if</text:span><text:span text:style-name="T1"> self</text:span><text:span text:style-name="T4">.</text:span><text:span text:style-name="T1">serial </text:span><text:span text:style-name="T7">is</text:span><text:span text:style-name="T1"> </text:span><text:span text:style-name="T7">not</text:span><text:span text:style-name="T1"> </text:span><text:span text:style-name="T7">None</text:span><text:span text:style-name="T4">:</text:span></text:p>
      <text:p text:style-name="P1"><text:span text:style-name="T1"><text:tab/><text:tab/><text:tab/>self</text:span><text:span text:style-name="T4">.</text:span><text:span text:style-name="T1">close</text:span><text:span text:style-name="T4">()</text:span></text:p>
      <text:p text:style-name="P1"><text:span text:style-name="T1"><text:tab/><text:tab/><text:tab/>self</text:span><text:span text:style-name="T4">.</text:span><text:span text:style-name="T1">connectBtn</text:span><text:span text:style-name="T4">.</text:span><text:span text:style-name="T1">config</text:span><text:span text:style-name="T4">(</text:span><text:span text:style-name="T1">text</text:span><text:span text:style-name="T4">=</text:span><text:span text:style-name="T6">"Open"</text:span><text:span text:style-name="T4">,</text:span></text:p>
      <text:p text:style-name="P1"><text:span text:style-name="T1"><text:tab/><text:tab/><text:tab/><text:tab/><text:tab/>background</text:span><text:span text:style-name="T4">=</text:span><text:span text:style-name="T6">"LightGreen"</text:span><text:span text:style-name="T4">,</text:span></text:p>
      <text:p text:style-name="P1"><text:span text:style-name="T1"><text:tab/><text:tab/><text:tab/><text:tab/><text:tab/>activebackground</text:span><text:span text:style-name="T4">=</text:span><text:span text:style-name="T6">"LightGreen"</text:span><text:span text:style-name="T4">)</text:span></text:p>
      <text:p text:style-name="P1"><text:span text:style-name="T1"><text:tab/><text:tab/></text:span><text:span text:style-name="T7">else</text:span><text:span text:style-name="T4">:</text:span></text:p>
      <text:p text:style-name="P1"><text:span text:style-name="T1"><text:tab/><text:tab/><text:tab/>device <text:s/></text:span><text:span text:style-name="T4">=</text:span><text:span text:style-name="T1"> self</text:span><text:span text:style-name="T4">.</text:span><text:span text:style-name="T1">portCombo</text:span><text:span text:style-name="T4">.</text:span><text:span text:style-name="T1">get</text:span><text:span text:style-name="T4">()</text:span></text:p>
      <text:p text:style-name="P1"><text:span text:style-name="T1"><text:tab/><text:tab/><text:tab/>baudrate </text:span><text:span text:style-name="T4">=</text:span><text:span text:style-name="T1"> int</text:span><text:span text:style-name="T4">(</text:span><text:span text:style-name="T1">Utils</text:span><text:span text:style-name="T4">.</text:span><text:span text:style-name="T1">config</text:span><text:span text:style-name="T4">.</text:span><text:span text:style-name="T1">get</text:span><text:span text:style-name="T4">(</text:span><text:span text:style-name="T6">"Connection"</text:span><text:span text:style-name="T4">,</text:span><text:span text:style-name="T6">"baud"</text:span><text:span text:style-name="T4">))</text:span></text:p>
      <text:p text:style-name="P1"><text:span text:style-name="T1"><text:tab/><text:tab/><text:tab/></text:span><text:span text:style-name="T7">if</text:span><text:span text:style-name="T1"> self</text:span><text:span text:style-name="T4">.</text:span><text:span text:style-name="T1">open</text:span><text:span text:style-name="T4">(</text:span><text:span text:style-name="T1">device</text:span><text:span text:style-name="T4">,</text:span><text:span text:style-name="T1"> baudrate</text:span><text:span text:style-name="T4">):</text:span></text:p>
      <text:p text:style-name="P1"><text:span text:style-name="T1"><text:tab/><text:tab/><text:tab/><text:tab/>self</text:span><text:span text:style-name="T4">.</text:span><text:span text:style-name="T1">connectBtn</text:span><text:span text:style-name="T4">.</text:span><text:span text:style-name="T1">config</text:span><text:span text:style-name="T4">(</text:span><text:span text:style-name="T1">text</text:span><text:span text:style-name="T4">=</text:span><text:span text:style-name="T6">"Close"</text:span><text:span text:style-name="T4">,</text:span></text:p>
      <text:p text:style-name="P1"><text:span text:style-name="T1"><text:tab/><text:tab/><text:tab/><text:tab/><text:tab/><text:tab/>background</text:span><text:span text:style-name="T4">=</text:span><text:span text:style-name="T6">"Salmon"</text:span><text:span text:style-name="T4">,</text:span></text:p>
      <text:p text:style-name="P1"><text:span text:style-name="T1"><text:tab/><text:tab/><text:tab/><text:tab/><text:tab/><text:tab/>activebackground</text:span><text:span text:style-name="T4">=</text:span><text:span text:style-name="T6">"Salmon"</text:span><text:span text:style-name="T4">)</text:span></text:p>
      <text:p text:style-name="P1"><text:span text:style-name="T1"><text:tab/><text:tab/><text:tab/><text:tab/>self</text:span><text:span text:style-name="T4">.</text:span><text:span text:style-name="T1">enable</text:span><text:span text:style-name="T4">()</text:span></text:p>
      <text:p text:style-name="P4"/>
      <text:p text:style-name="P1"><text:span text:style-name="T1"><text:tab/></text:span><text:span text:style-name="T10">#----------------------------------------------------------------------</text:span></text:p>
      <text:p text:style-name="P1"><text:soft-page-break/><text:span text:style-name="T1"><text:tab/></text:span><text:span text:style-name="T7">def</text:span><text:span text:style-name="T1"> </text:span><text:span text:style-name="T11">open</text:span><text:span text:style-name="T4">(</text:span><text:span text:style-name="T1">self</text:span><text:span text:style-name="T4">,</text:span><text:span text:style-name="T1"> device</text:span><text:span text:style-name="T4">,</text:span><text:span text:style-name="T1"> baudrate</text:span><text:span text:style-name="T4">):</text:span></text:p>
      <text:p text:style-name="P1"><text:span text:style-name="T1"><text:tab/><text:tab/></text:span><text:span text:style-name="T7">try</text:span><text:span text:style-name="T4">:</text:span></text:p>
      <text:p text:style-name="P1"><text:span text:style-name="T1"><text:tab/><text:tab/><text:tab/>self</text:span><text:span text:style-name="T4">.</text:span><text:span text:style-name="T1">serial </text:span><text:span text:style-name="T4">=</text:span><text:span text:style-name="T1"> serial</text:span><text:span text:style-name="T4">.</text:span><text:span text:style-name="T1">Serial</text:span><text:span text:style-name="T4">(</text:span><text:span text:style-name="T1">device</text:span><text:span text:style-name="T4">,</text:span><text:span text:style-name="T1">baudrate</text:span><text:span text:style-name="T4">,</text:span><text:span text:style-name="T1">timeout</text:span><text:span text:style-name="T4">=</text:span><text:span text:style-name="T8">0.1</text:span><text:span text:style-name="T4">)</text:span></text:p>
      <text:p text:style-name="P1"><text:span text:style-name="T1"><text:tab/><text:tab/><text:tab/>time</text:span><text:span text:style-name="T4">.</text:span><text:span text:style-name="T1">sleep</text:span><text:span text:style-name="T4">(</text:span><text:span text:style-name="T8">1</text:span><text:span text:style-name="T4">)</text:span></text:p>
      <text:p text:style-name="P1"><text:span text:style-name="T1"><text:tab/><text:tab/><text:tab/>self</text:span><text:span text:style-name="T4">.</text:span><text:span text:style-name="T1">_pos</text:span><text:span text:style-name="T4">[</text:span><text:span text:style-name="T6">"state"</text:span><text:span text:style-name="T4">]</text:span><text:span text:style-name="T1"> </text:span><text:span text:style-name="T4">=</text:span><text:span text:style-name="T1"> </text:span><text:span text:style-name="T6">"Connected"</text:span></text:p>
      <text:p text:style-name="P1"><text:span text:style-name="T1"><text:tab/><text:tab/><text:tab/>self</text:span><text:span text:style-name="T4">.</text:span><text:span text:style-name="T1">_pos</text:span><text:span text:style-name="T4">[</text:span><text:span text:style-name="T6">"color"</text:span><text:span text:style-name="T4">]</text:span><text:span text:style-name="T1"> </text:span><text:span text:style-name="T4">=</text:span><text:span text:style-name="T1"> STATECOLOR</text:span><text:span text:style-name="T4">[</text:span><text:span text:style-name="T1">self</text:span><text:span text:style-name="T4">.</text:span><text:span text:style-name="T1">_pos</text:span><text:span text:style-name="T4">[</text:span><text:span text:style-name="T6">"state"</text:span><text:span text:style-name="T4">]]</text:span></text:p>
      <text:p text:style-name="P1"><text:span text:style-name="T1"><text:tab/><text:tab/><text:tab/>self</text:span><text:span text:style-name="T4">.</text:span><text:span text:style-name="T1">state</text:span><text:span text:style-name="T4">.</text:span><text:span text:style-name="T1">config</text:span><text:span text:style-name="T4">(</text:span><text:span text:style-name="T1">text</text:span><text:span text:style-name="T4">=</text:span><text:span text:style-name="T1">self</text:span><text:span text:style-name="T4">.</text:span><text:span text:style-name="T1">_pos</text:span><text:span text:style-name="T4">[</text:span><text:span text:style-name="T6">"state"</text:span><text:span text:style-name="T4">],</text:span></text:p>
      <text:p text:style-name="P1"><text:span text:style-name="T1"><text:tab/><text:tab/><text:tab/><text:tab/><text:tab/>background</text:span><text:span text:style-name="T4">=</text:span><text:span text:style-name="T1">self</text:span><text:span text:style-name="T4">.</text:span><text:span text:style-name="T1">_pos</text:span><text:span text:style-name="T4">[</text:span><text:span text:style-name="T6">"color"</text:span><text:span text:style-name="T4">])</text:span></text:p>
      <text:p text:style-name="P1"><text:span text:style-name="T1"><text:tab/><text:tab/><text:tab/>self</text:span><text:span text:style-name="T4">.</text:span><text:span text:style-name="T1">serial</text:span><text:span text:style-name="T4">.</text:span><text:span text:style-name="T1">write</text:span><text:span text:style-name="T4">(</text:span><text:span text:style-name="T6">"\r\n\r\n"</text:span><text:span text:style-name="T4">)</text:span></text:p>
      <text:p text:style-name="P1"><text:span text:style-name="T1"><text:tab/><text:tab/><text:tab/>self</text:span><text:span text:style-name="T4">.</text:span><text:span text:style-name="T1">_gcount </text:span><text:span text:style-name="T4">=</text:span><text:span text:style-name="T1"> </text:span><text:span text:style-name="T8">0</text:span></text:p>
      <text:p text:style-name="P1"><text:span text:style-name="T1"><text:tab/><text:tab/><text:tab/>self</text:span><text:span text:style-name="T4">.</text:span><text:span text:style-name="T1">_alarm <text:s/></text:span><text:span text:style-name="T4">=</text:span><text:span text:style-name="T1"> </text:span><text:span text:style-name="T7">True</text:span></text:p>
      <text:p text:style-name="P1"><text:span text:style-name="T1"><text:tab/><text:tab/><text:tab/>self</text:span><text:span text:style-name="T4">.</text:span><text:span text:style-name="T1">thread <text:s/></text:span><text:span text:style-name="T4">=</text:span><text:span text:style-name="T1"> threading</text:span><text:span text:style-name="T4">.</text:span><text:span text:style-name="T1">Thread</text:span><text:span text:style-name="T4">(</text:span><text:span text:style-name="T1">target</text:span><text:span text:style-name="T4">=</text:span><text:span text:style-name="T1">self</text:span><text:span text:style-name="T4">.</text:span><text:span text:style-name="T1">serialIO</text:span><text:span text:style-name="T4">)</text:span></text:p>
      <text:p text:style-name="P1"><text:span text:style-name="T1"><text:tab/><text:tab/><text:tab/>self</text:span><text:span text:style-name="T4">.</text:span><text:span text:style-name="T1">thread</text:span><text:span text:style-name="T4">.</text:span><text:span text:style-name="T1">start</text:span><text:span text:style-name="T4">()</text:span></text:p>
      <text:p text:style-name="P1"><text:span text:style-name="T1"><text:tab/><text:tab/><text:tab/></text:span><text:span text:style-name="T7">return</text:span><text:span text:style-name="T1"> </text:span><text:span text:style-name="T7">True</text:span></text:p>
      <text:p text:style-name="P1"><text:span text:style-name="T1"><text:tab/><text:tab/></text:span><text:span text:style-name="T7">except</text:span><text:span text:style-name="T4">:</text:span></text:p>
      <text:p text:style-name="P1"><text:span text:style-name="T1"><text:tab/><text:tab/><text:tab/>self</text:span><text:span text:style-name="T4">.</text:span><text:span text:style-name="T1">serial </text:span><text:span text:style-name="T4">=</text:span><text:span text:style-name="T1"> </text:span><text:span text:style-name="T7">None</text:span></text:p>
      <text:p text:style-name="P1"><text:span text:style-name="T1"><text:tab/><text:tab/><text:tab/>self</text:span><text:span text:style-name="T4">.</text:span><text:span text:style-name="T1">thread </text:span><text:span text:style-name="T4">=</text:span><text:span text:style-name="T1"> </text:span><text:span text:style-name="T7">None</text:span></text:p>
      <text:p text:style-name="P1"><text:span text:style-name="T1"><text:tab/><text:tab/><text:tab/>tkMessageBox</text:span><text:span text:style-name="T4">.</text:span><text:span text:style-name="T1">showerror</text:span><text:span text:style-name="T4">(</text:span><text:span text:style-name="T6">"Error opening serial"</text:span><text:span text:style-name="T4">,</text:span></text:p>
      <text:p text:style-name="P1"><text:span text:style-name="T1"><text:tab/><text:tab/><text:tab/><text:tab/><text:tab/>sys</text:span><text:span text:style-name="T4">.</text:span><text:span text:style-name="T1">exc_info</text:span><text:span text:style-name="T4">()[</text:span><text:span text:style-name="T8">1</text:span><text:span text:style-name="T4">],</text:span></text:p>
      <text:p text:style-name="P1"><text:span text:style-name="T1"><text:tab/><text:tab/><text:tab/><text:tab/><text:tab/>parent</text:span><text:span text:style-name="T4">=</text:span><text:span text:style-name="T1">self</text:span><text:span text:style-name="T4">)</text:span></text:p>
      <text:p text:style-name="P1"><text:span text:style-name="T1"><text:tab/><text:tab/></text:span><text:span text:style-name="T7">return</text:span><text:span text:style-name="T1"> </text:span><text:span text:style-name="T7">False</text:span></text:p>
      <text:p text:style-name="P4"/>
      <text:p text:style-name="P1"><text:span text:style-name="T1"><text:tab/></text:span><text:span text:style-name="T10">#----------------------------------------------------------------------</text:span></text:p>
      <text:p text:style-name="P1"><text:span text:style-name="T1"><text:tab/></text:span><text:span text:style-name="T7">def</text:span><text:span text:style-name="T1"> </text:span><text:span text:style-name="T11">close</text:span><text:span text:style-name="T4">(</text:span><text:span text:style-name="T1">self</text:span><text:span text:style-name="T4">):</text:span></text:p>
      <text:p text:style-name="P1"><text:span text:style-name="T1"><text:tab/><text:tab/></text:span><text:span text:style-name="T7">if</text:span><text:span text:style-name="T1"> self</text:span><text:span text:style-name="T4">.</text:span><text:span text:style-name="T1">serial </text:span><text:span text:style-name="T7">is</text:span><text:span text:style-name="T1"> </text:span><text:span text:style-name="T7">None</text:span><text:span text:style-name="T4">:</text:span><text:span text:style-name="T1"> </text:span><text:span text:style-name="T7">return</text:span></text:p>
      <text:p text:style-name="P1"><text:span text:style-name="T1"><text:tab/><text:tab/></text:span><text:span text:style-name="T7">try</text:span><text:span text:style-name="T4">:</text:span></text:p>
      <text:p text:style-name="P1"><text:span text:style-name="T1"><text:tab/><text:tab/><text:tab/>self</text:span><text:span text:style-name="T4">.</text:span><text:span text:style-name="T1">stopRun</text:span><text:span text:style-name="T4">()</text:span></text:p>
      <text:p text:style-name="P1"><text:span text:style-name="T1"><text:tab/><text:tab/></text:span><text:span text:style-name="T7">except</text:span><text:span text:style-name="T4">:</text:span></text:p>
      <text:p text:style-name="P1"><text:span text:style-name="T1"><text:tab/><text:tab/><text:tab/></text:span><text:span text:style-name="T7">pass</text:span></text:p>
      <text:p text:style-name="P1"><text:span text:style-name="T1"><text:tab/><text:tab/>self</text:span><text:span text:style-name="T4">.</text:span><text:span text:style-name="T1">_runLines </text:span><text:span text:style-name="T4">=</text:span><text:span text:style-name="T1"> </text:span><text:span text:style-name="T8">0</text:span></text:p>
      <text:p text:style-name="P1"><text:span text:style-name="T1"><text:tab/><text:tab/>self</text:span><text:span text:style-name="T4">.</text:span><text:span text:style-name="T1">thread </text:span><text:span text:style-name="T4">=</text:span><text:span text:style-name="T1"> </text:span><text:span text:style-name="T7">None</text:span></text:p>
      <text:p text:style-name="P1"><text:span text:style-name="T1"><text:tab/><text:tab/>time</text:span><text:span text:style-name="T4">.</text:span><text:span text:style-name="T1">sleep</text:span><text:span text:style-name="T4">(</text:span><text:span text:style-name="T8">1</text:span><text:span text:style-name="T4">)</text:span></text:p>
      <text:p text:style-name="P1"><text:span text:style-name="T1"><text:tab/><text:tab/>self</text:span><text:span text:style-name="T4">.</text:span><text:span text:style-name="T1">serial</text:span><text:span text:style-name="T4">.</text:span><text:span text:style-name="T1">close</text:span><text:span text:style-name="T4">()</text:span></text:p>
      <text:p text:style-name="P1"><text:span text:style-name="T1"><text:tab/><text:tab/>self</text:span><text:span text:style-name="T4">.</text:span><text:span text:style-name="T1">serial </text:span><text:span text:style-name="T4">=</text:span><text:span text:style-name="T1"> </text:span><text:span text:style-name="T7">None</text:span></text:p>
      <text:p text:style-name="P1"><text:span text:style-name="T1"><text:tab/><text:tab/>self</text:span><text:span text:style-name="T4">.</text:span><text:span text:style-name="T1">_pos</text:span><text:span text:style-name="T4">[</text:span><text:span text:style-name="T6">"state"</text:span><text:span text:style-name="T4">]</text:span><text:span text:style-name="T1"> </text:span><text:span text:style-name="T4">=</text:span><text:span text:style-name="T1"> NOT_CONNECTED</text:span></text:p>
      <text:p text:style-name="P1"><text:span text:style-name="T1"><text:tab/><text:tab/>self</text:span><text:span text:style-name="T4">.</text:span><text:span text:style-name="T1">_pos</text:span><text:span text:style-name="T4">[</text:span><text:span text:style-name="T6">"color"</text:span><text:span text:style-name="T4">]</text:span><text:span text:style-name="T1"> </text:span><text:span text:style-name="T4">=</text:span><text:span text:style-name="T1"> STATECOLOR</text:span><text:span text:style-name="T4">[</text:span><text:span text:style-name="T1">self</text:span><text:span text:style-name="T4">.</text:span><text:span text:style-name="T1">_pos</text:span><text:span text:style-name="T4">[</text:span><text:span text:style-name="T6">"state"</text:span><text:span text:style-name="T4">]]</text:span></text:p>
      <text:p text:style-name="P1"><text:span text:style-name="T1"><text:tab/><text:tab/></text:span><text:span text:style-name="T7">try</text:span><text:span text:style-name="T4">:</text:span></text:p>
      <text:p text:style-name="P1"><text:span text:style-name="T1"><text:tab/><text:tab/><text:tab/>self</text:span><text:span text:style-name="T4">.</text:span><text:span text:style-name="T1">state</text:span><text:span text:style-name="T4">.</text:span><text:span text:style-name="T1">config</text:span><text:span text:style-name="T4">(</text:span><text:span text:style-name="T1">text</text:span><text:span text:style-name="T4">=</text:span><text:span text:style-name="T1">self</text:span><text:span text:style-name="T4">.</text:span><text:span text:style-name="T1">_pos</text:span><text:span text:style-name="T4">[</text:span><text:span text:style-name="T6">"state"</text:span><text:span text:style-name="T4">],</text:span></text:p>
      <text:p text:style-name="P1"><text:span text:style-name="T1"><text:tab/><text:tab/><text:tab/><text:tab/><text:tab/>background</text:span><text:span text:style-name="T4">=</text:span><text:span text:style-name="T1">self</text:span><text:span text:style-name="T4">.</text:span><text:span text:style-name="T1">_pos</text:span><text:span text:style-name="T4">[</text:span><text:span text:style-name="T6">"color"</text:span><text:span text:style-name="T4">])</text:span></text:p>
      <text:p text:style-name="P1"><text:span text:style-name="T1"><text:tab/><text:tab/></text:span><text:span text:style-name="T7">except</text:span><text:span text:style-name="T1"> TclError</text:span><text:span text:style-name="T4">:</text:span></text:p>
      <text:p text:style-name="P1"><text:span text:style-name="T1"><text:tab/><text:tab/><text:tab/></text:span><text:span text:style-name="T7">pass</text:span></text:p>
      <text:p text:style-name="P4"/>
      <text:p text:style-name="P1"><text:span text:style-name="T1"><text:tab/></text:span><text:span text:style-name="T10">#----------------------------------------------------------------------</text:span></text:p>
      <text:p text:style-name="P1"><text:span text:style-name="T1"><text:tab/></text:span><text:span text:style-name="T10"># Send to grbl</text:span></text:p>
      <text:p text:style-name="P1"><text:span text:style-name="T1"><text:tab/></text:span><text:span text:style-name="T10">#----------------------------------------------------------------------</text:span></text:p>
      <text:p text:style-name="P1"><text:span text:style-name="T1"><text:tab/></text:span><text:span text:style-name="T7">def</text:span><text:span text:style-name="T1"> </text:span><text:span text:style-name="T11">sendGrbl</text:span><text:span text:style-name="T4">(</text:span><text:span text:style-name="T1">self</text:span><text:span text:style-name="T4">,</text:span><text:span text:style-name="T1"> cmd</text:span><text:span text:style-name="T4">):</text:span></text:p>
      <text:p text:style-name="P1"><text:span text:style-name="T1"><text:tab/><text:tab/></text:span><text:span text:style-name="T7">if</text:span><text:span text:style-name="T1"> self</text:span><text:span text:style-name="T4">.</text:span><text:span text:style-name="T1">serial </text:span><text:span text:style-name="T7">and</text:span><text:span text:style-name="T1"> </text:span><text:span text:style-name="T7">not</text:span><text:span text:style-name="T1"> self</text:span><text:span text:style-name="T4">.</text:span><text:span text:style-name="T1">running</text:span><text:span text:style-name="T4">:</text:span></text:p>
      <text:p text:style-name="P1"><text:span text:style-name="T1"><text:tab/><text:tab/><text:tab/>self</text:span><text:span text:style-name="T4">.</text:span><text:span text:style-name="T1">queue</text:span><text:span text:style-name="T4">.</text:span><text:span text:style-name="T1">put</text:span><text:span text:style-name="T4">(</text:span><text:span text:style-name="T1">cmd</text:span><text:span text:style-name="T4">)</text:span></text:p>
      <text:p text:style-name="P4"/>
      <text:p text:style-name="P1"><text:span text:style-name="T1"><text:tab/></text:span><text:span text:style-name="T10">#----------------------------------------------------------------------</text:span></text:p>
      <text:p text:style-name="P1"><text:span text:style-name="T1"><text:tab/></text:span><text:span text:style-name="T7">def</text:span><text:span text:style-name="T1"> </text:span><text:span text:style-name="T11">hardReset</text:span><text:span text:style-name="T4">(</text:span><text:span text:style-name="T1">self</text:span><text:span text:style-name="T4">):</text:span></text:p>
      <text:p text:style-name="P1"><text:span text:style-name="T1"><text:tab/><text:tab/></text:span><text:span text:style-name="T7">if</text:span><text:span text:style-name="T1"> self</text:span><text:span text:style-name="T4">.</text:span><text:span text:style-name="T1">serial </text:span><text:span text:style-name="T7">is</text:span><text:span text:style-name="T1"> </text:span><text:span text:style-name="T7">not</text:span><text:span text:style-name="T1"> </text:span><text:span text:style-name="T7">None</text:span><text:span text:style-name="T4">:</text:span></text:p>
      <text:p text:style-name="P1"><text:span text:style-name="T1"><text:tab/><text:tab/><text:tab/>self</text:span><text:span text:style-name="T4">.</text:span><text:span text:style-name="T1">openClose</text:span><text:span text:style-name="T4">()</text:span></text:p>
      <text:p text:style-name="P1"><text:span text:style-name="T1"><text:tab/><text:tab/>self</text:span><text:span text:style-name="T4">.</text:span><text:span text:style-name="T1">openClose</text:span><text:span text:style-name="T4">()</text:span></text:p>
      <text:p text:style-name="P4"/>
      <text:p text:style-name="P1"><text:span text:style-name="T1"><text:tab/></text:span><text:span text:style-name="T10">#----------------------------------------------------------------------</text:span></text:p>
      <text:p text:style-name="P1"><text:span text:style-name="T1"><text:tab/></text:span><text:span text:style-name="T7">def</text:span><text:span text:style-name="T1"> </text:span><text:span text:style-name="T11">softReset</text:span><text:span text:style-name="T4">(</text:span><text:span text:style-name="T1">self</text:span><text:span text:style-name="T4">):</text:span></text:p>
      <text:p text:style-name="P1"><text:span text:style-name="T1"><text:tab/><text:tab/></text:span><text:span text:style-name="T7">if</text:span><text:span text:style-name="T1"> self</text:span><text:span text:style-name="T4">.</text:span><text:span text:style-name="T1">serial</text:span><text:span text:style-name="T4">:</text:span></text:p>
      <text:p text:style-name="P1"><text:span text:style-name="T1"><text:tab/><text:tab/><text:tab/>self</text:span><text:span text:style-name="T4">.</text:span><text:span text:style-name="T1">serial</text:span><text:span text:style-name="T4">.</text:span><text:span text:style-name="T1">write</text:span><text:span text:style-name="T4">(</text:span><text:span text:style-name="T6">"\030"</text:span><text:span text:style-name="T4">)</text:span></text:p>
      <text:p text:style-name="P4"/>
      <text:p text:style-name="P1"><text:span text:style-name="T1"><text:tab/></text:span><text:span text:style-name="T7">def</text:span><text:span text:style-name="T1"> </text:span><text:span text:style-name="T11">unlock</text:span><text:span text:style-name="T4">(</text:span><text:span text:style-name="T1">self</text:span><text:span text:style-name="T4">):</text:span></text:p>
      <text:p text:style-name="P1"><text:span text:style-name="T1"><text:tab/><text:tab/>self</text:span><text:span text:style-name="T4">.</text:span><text:span text:style-name="T1">_alarm </text:span><text:span text:style-name="T4">=</text:span><text:span text:style-name="T1"> </text:span><text:span text:style-name="T7">False</text:span></text:p>
      <text:p text:style-name="P1"><text:span text:style-name="T1"><text:tab/><text:tab/>self</text:span><text:span text:style-name="T4">.</text:span><text:span text:style-name="T1">sendGrbl</text:span><text:span text:style-name="T4">(</text:span><text:span text:style-name="T6">"$X\n"</text:span><text:span text:style-name="T4">)</text:span></text:p>
      <text:p text:style-name="P4"/>
      <text:p text:style-name="P1"><text:soft-page-break/><text:span text:style-name="T1"><text:tab/></text:span><text:span text:style-name="T7">def</text:span><text:span text:style-name="T1"> </text:span><text:span text:style-name="T11">home</text:span><text:span text:style-name="T4">(</text:span><text:span text:style-name="T1">self</text:span><text:span text:style-name="T4">):</text:span></text:p>
      <text:p text:style-name="P1"><text:span text:style-name="T1"><text:tab/><text:tab/>self</text:span><text:span text:style-name="T4">.</text:span><text:span text:style-name="T1">_alarm </text:span><text:span text:style-name="T4">=</text:span><text:span text:style-name="T1"> </text:span><text:span text:style-name="T7">False</text:span></text:p>
      <text:p text:style-name="P1"><text:span text:style-name="T1"><text:tab/><text:tab/>self</text:span><text:span text:style-name="T4">.</text:span><text:span text:style-name="T1">sendGrbl</text:span><text:span text:style-name="T4">(</text:span><text:span text:style-name="T6">"$H\n"</text:span><text:span text:style-name="T4">)</text:span></text:p>
      <text:p text:style-name="P4"/>
      <text:p text:style-name="P1"><text:span text:style-name="T1"><text:tab/></text:span><text:span text:style-name="T7">def</text:span><text:span text:style-name="T1"> </text:span><text:span text:style-name="T11">viewSettings</text:span><text:span text:style-name="T4">(</text:span><text:span text:style-name="T1">self</text:span><text:span text:style-name="T4">):</text:span></text:p>
      <text:p text:style-name="P1"><text:span text:style-name="T1"><text:tab/><text:tab/>self</text:span><text:span text:style-name="T4">.</text:span><text:span text:style-name="T1">sendGrbl</text:span><text:span text:style-name="T4">(</text:span><text:span text:style-name="T6">"$$\n"</text:span><text:span text:style-name="T4">)</text:span></text:p>
      <text:p text:style-name="P1"><text:span text:style-name="T1"><text:tab/><text:tab/>self</text:span><text:span text:style-name="T4">.</text:span><text:span text:style-name="T1">tabPage</text:span><text:span text:style-name="T4">.</text:span><text:span text:style-name="T1">changePage</text:span><text:span text:style-name="T4">(</text:span><text:span text:style-name="T6">"Terminal"</text:span><text:span text:style-name="T4">)</text:span></text:p>
      <text:p text:style-name="P4"/>
      <text:p text:style-name="P1"><text:span text:style-name="T1"><text:tab/></text:span><text:span text:style-name="T7">def</text:span><text:span text:style-name="T1"> </text:span><text:span text:style-name="T11">viewParameters</text:span><text:span text:style-name="T4">(</text:span><text:span text:style-name="T1">self</text:span><text:span text:style-name="T4">):</text:span></text:p>
      <text:p text:style-name="P1"><text:span text:style-name="T1"><text:tab/><text:tab/>self</text:span><text:span text:style-name="T4">.</text:span><text:span text:style-name="T1">sendGrbl</text:span><text:span text:style-name="T4">(</text:span><text:span text:style-name="T6">"$#\n$G\n"</text:span><text:span text:style-name="T4">)</text:span></text:p>
      <text:p text:style-name="P1"><text:span text:style-name="T1"><text:tab/><text:tab/>self</text:span><text:span text:style-name="T4">.</text:span><text:span text:style-name="T1">tabPage</text:span><text:span text:style-name="T4">.</text:span><text:span text:style-name="T1">changePage</text:span><text:span text:style-name="T4">(</text:span><text:span text:style-name="T6">"WCS"</text:span><text:span text:style-name="T4">)</text:span></text:p>
      <text:p text:style-name="P4"/>
      <text:p text:style-name="P1"><text:span text:style-name="T1"><text:tab/></text:span><text:span text:style-name="T7">def</text:span><text:span text:style-name="T1"> </text:span><text:span text:style-name="T11">viewState</text:span><text:span text:style-name="T4">(</text:span><text:span text:style-name="T1">self</text:span><text:span text:style-name="T4">):</text:span></text:p>
      <text:p text:style-name="P1"><text:span text:style-name="T1"><text:tab/><text:tab/>self</text:span><text:span text:style-name="T4">.</text:span><text:span text:style-name="T1">sendGrbl</text:span><text:span text:style-name="T4">(</text:span><text:span text:style-name="T6">"$G\n"</text:span><text:span text:style-name="T4">)</text:span></text:p>
      <text:p text:style-name="P1"><text:span text:style-name="T1"><text:tab/><text:tab/>self</text:span><text:span text:style-name="T4">.</text:span><text:span text:style-name="T1">tabPage</text:span><text:span text:style-name="T4">.</text:span><text:span text:style-name="T1">changePage</text:span><text:span text:style-name="T4">(</text:span><text:span text:style-name="T6">"Terminal"</text:span><text:span text:style-name="T4">)</text:span></text:p>
      <text:p text:style-name="P4"/>
      <text:p text:style-name="P1"><text:span text:style-name="T1"><text:tab/></text:span><text:span text:style-name="T7">def</text:span><text:span text:style-name="T1"> </text:span><text:span text:style-name="T11">viewBuild</text:span><text:span text:style-name="T4">(</text:span><text:span text:style-name="T1">self</text:span><text:span text:style-name="T4">):</text:span></text:p>
      <text:p text:style-name="P1"><text:span text:style-name="T1"><text:tab/><text:tab/>self</text:span><text:span text:style-name="T4">.</text:span><text:span text:style-name="T1">sendGrbl</text:span><text:span text:style-name="T4">(</text:span><text:span text:style-name="T6">"$I\n"</text:span><text:span text:style-name="T4">)</text:span></text:p>
      <text:p text:style-name="P1"><text:span text:style-name="T1"><text:tab/><text:tab/>self</text:span><text:span text:style-name="T4">.</text:span><text:span text:style-name="T1">tabPage</text:span><text:span text:style-name="T4">.</text:span><text:span text:style-name="T1">changePage</text:span><text:span text:style-name="T4">(</text:span><text:span text:style-name="T6">"Terminal"</text:span><text:span text:style-name="T4">)</text:span></text:p>
      <text:p text:style-name="P4"/>
      <text:p text:style-name="P1"><text:span text:style-name="T1"><text:tab/></text:span><text:span text:style-name="T7">def</text:span><text:span text:style-name="T1"> </text:span><text:span text:style-name="T11">viewStartup</text:span><text:span text:style-name="T4">(</text:span><text:span text:style-name="T1">self</text:span><text:span text:style-name="T4">):</text:span></text:p>
      <text:p text:style-name="P1"><text:span text:style-name="T1"><text:tab/><text:tab/>self</text:span><text:span text:style-name="T4">.</text:span><text:span text:style-name="T1">sendGrbl</text:span><text:span text:style-name="T4">(</text:span><text:span text:style-name="T6">"$N\n"</text:span><text:span text:style-name="T4">)</text:span></text:p>
      <text:p text:style-name="P1"><text:span text:style-name="T1"><text:tab/><text:tab/>self</text:span><text:span text:style-name="T4">.</text:span><text:span text:style-name="T1">tabPage</text:span><text:span text:style-name="T4">.</text:span><text:span text:style-name="T1">changePage</text:span><text:span text:style-name="T4">(</text:span><text:span text:style-name="T6">"Terminal"</text:span><text:span text:style-name="T4">)</text:span></text:p>
      <text:p text:style-name="P4"/>
      <text:p text:style-name="P6"><text:span text:style-name="T1"><text:tab/></text:span><text:span text:style-name="T7">def</text:span><text:span text:style-name="T1"> </text:span><text:span text:style-name="T11">checkGcode</text:span><text:span text:style-name="T4">(</text:span><text:span text:style-name="T1">self</text:span><text:span text:style-name="T4">):</text:span></text:p>
      <text:p text:style-name="P6"><text:span text:style-name="T1"><text:tab/><text:tab/></text:span><text:span text:style-name="T7">if</text:span><text:span text:style-name="T1"> </text:span><text:span text:style-name="T7">not</text:span><text:span text:style-name="T1"> self</text:span><text:span text:style-name="T4">.</text:span><text:span text:style-name="T1">_checkMode</text:span><text:span text:style-name="T4">:</text:span></text:p>
      <text:p text:style-name="P6"><text:span text:style-name="T1"><text:tab/><text:tab/><text:tab/>self</text:span><text:span text:style-name="T4">.</text:span><text:span text:style-name="T1">sendGrbl</text:span><text:span text:style-name="T4">(</text:span><text:span text:style-name="T6">"$C\n"</text:span><text:span text:style-name="T4">)</text:span></text:p>
      <text:p text:style-name="P6"><text:span text:style-name="T1"><text:tab/><text:tab/>self</text:span><text:span text:style-name="T4">.</text:span><text:span text:style-name="T1">tabPage</text:span><text:span text:style-name="T4">.</text:span><text:span text:style-name="T1">changePage</text:span><text:span text:style-name="T4">(</text:span><text:span text:style-name="T6">"Terminal"</text:span><text:span text:style-name="T4">)</text:span></text:p>
      <text:p text:style-name="P6"><text:span text:style-name="T1"><text:tab/><text:tab/>self</text:span><text:span text:style-name="T4">.</text:span><text:span text:style-name="T1">after</text:span><text:span text:style-name="T4">(</text:span><text:span text:style-name="T8">1000</text:span><text:span text:style-name="T4">,</text:span><text:span text:style-name="T1"> self</text:span><text:span text:style-name="T4">.</text:span><text:span text:style-name="T1">checkingGcode</text:span><text:span text:style-name="T4">)</text:span><text:span text:style-name="T1"> </text:span><text:span text:style-name="T10">#fudge</text:span></text:p>
      <text:p text:style-name="P5"/>
      <text:p text:style-name="P6"><text:span text:style-name="T1"><text:tab/></text:span><text:span text:style-name="T7">def</text:span><text:span text:style-name="T1"> </text:span><text:span text:style-name="T11">checkingGcode</text:span><text:span text:style-name="T4">(</text:span><text:span text:style-name="T1">self</text:span><text:span text:style-name="T4">):</text:span></text:p>
      <text:p text:style-name="P6"><text:span text:style-name="T1"><text:tab/><text:tab/>self</text:span><text:span text:style-name="T4">.</text:span><text:span text:style-name="T1">checkedGcode </text:span><text:span text:style-name="T4">=</text:span><text:span text:style-name="T1"> </text:span><text:span text:style-name="T4">[[],</text:span><text:span text:style-name="T1"> </text:span><text:span text:style-name="T4">[]]</text:span></text:p>
      <text:p text:style-name="P6"><text:span text:style-name="T1"><text:tab/><text:tab/>self</text:span><text:span text:style-name="T4">.</text:span><text:span text:style-name="T1">_checkMode </text:span><text:span text:style-name="T4">=</text:span><text:span text:style-name="T1"> </text:span><text:span text:style-name="T7">True</text:span></text:p>
      <text:p text:style-name="P6"><text:span text:style-name="T1"><text:tab/><text:tab/>self</text:span><text:span text:style-name="T4">.</text:span><text:span text:style-name="T1">run</text:span><text:span text:style-name="T4">()</text:span></text:p>
      <text:p text:style-name="P4"><text:s text:c="27"/></text:p>
      <text:p text:style-name="P1"><text:span text:style-name="T1"><text:tab/></text:span><text:span text:style-name="T7">def</text:span><text:span text:style-name="T1"> </text:span><text:span text:style-name="T11">grblhelp</text:span><text:span text:style-name="T4">(</text:span><text:span text:style-name="T1">self</text:span><text:span text:style-name="T4">):</text:span></text:p>
      <text:p text:style-name="P1"><text:span text:style-name="T1"><text:tab/><text:tab/>self</text:span><text:span text:style-name="T4">.</text:span><text:span text:style-name="T1">sendGrbl</text:span><text:span text:style-name="T4">(</text:span><text:span text:style-name="T6">"$\n"</text:span><text:span text:style-name="T4">)</text:span></text:p>
      <text:p text:style-name="P1"><text:span text:style-name="T1"><text:tab/><text:tab/>self</text:span><text:span text:style-name="T4">.</text:span><text:span text:style-name="T1">tabPage</text:span><text:span text:style-name="T4">.</text:span><text:span text:style-name="T1">changePage</text:span><text:span text:style-name="T4">(</text:span><text:span text:style-name="T6">"Terminal"</text:span><text:span text:style-name="T4">)</text:span></text:p>
      <text:p text:style-name="P4"/>
      <text:p text:style-name="P1"><text:span text:style-name="T1"><text:tab/></text:span><text:span text:style-name="T7">def</text:span><text:span text:style-name="T1"> </text:span><text:span text:style-name="T11">clearTerminal</text:span><text:span text:style-name="T4">(</text:span><text:span text:style-name="T1">self</text:span><text:span text:style-name="T4">):</text:span></text:p>
      <text:p text:style-name="P1"><text:span text:style-name="T1"><text:tab/><text:tab/>self</text:span><text:span text:style-name="T4">.</text:span><text:span text:style-name="T1">terminal</text:span><text:span text:style-name="T4">[</text:span><text:span text:style-name="T6">"state"</text:span><text:span text:style-name="T4">]</text:span><text:span text:style-name="T1"> </text:span><text:span text:style-name="T4">=</text:span><text:span text:style-name="T1"> NORMAL</text:span></text:p>
      <text:p text:style-name="P1"><text:span text:style-name="T1"><text:tab/><text:tab/>self</text:span><text:span text:style-name="T4">.</text:span><text:span text:style-name="T1">terminal</text:span><text:span text:style-name="T4">.</text:span><text:span text:style-name="T1">delete</text:span><text:span text:style-name="T4">(</text:span><text:span text:style-name="T6">"1.0"</text:span><text:span text:style-name="T4">,</text:span><text:span text:style-name="T1">END</text:span><text:span text:style-name="T4">)</text:span></text:p>
      <text:p text:style-name="P1"><text:span text:style-name="T1"><text:tab/><text:tab/>self</text:span><text:span text:style-name="T4">.</text:span><text:span text:style-name="T1">terminal</text:span><text:span text:style-name="T4">[</text:span><text:span text:style-name="T6">"state"</text:span><text:span text:style-name="T4">]</text:span><text:span text:style-name="T1"> </text:span><text:span text:style-name="T4">=</text:span><text:span text:style-name="T1"> DISABLED</text:span></text:p>
      <text:p text:style-name="P4"/>
      <text:p text:style-name="P1"><text:span text:style-name="T1"><text:tab/></text:span><text:span text:style-name="T10">#----------------------------------------------------------------------</text:span></text:p>
      <text:p text:style-name="P1"><text:span text:style-name="T1"><text:tab/></text:span><text:span text:style-name="T7">def</text:span><text:span text:style-name="T1"> </text:span><text:span text:style-name="T11">_gChange</text:span><text:span text:style-name="T4">(</text:span><text:span text:style-name="T1">self</text:span><text:span text:style-name="T4">,</text:span><text:span text:style-name="T1"> value</text:span><text:span text:style-name="T4">,</text:span><text:span text:style-name="T1"> dictionary</text:span><text:span text:style-name="T4">):</text:span></text:p>
      <text:p text:style-name="P1"><text:span text:style-name="T1"><text:tab/><text:tab/></text:span><text:span text:style-name="T7">for</text:span><text:span text:style-name="T1"> k</text:span><text:span text:style-name="T4">,</text:span><text:span text:style-name="T1">v </text:span><text:span text:style-name="T7">in</text:span><text:span text:style-name="T1"> dictionary</text:span><text:span text:style-name="T4">.</text:span><text:span text:style-name="T1">items</text:span><text:span text:style-name="T4">():</text:span></text:p>
      <text:p text:style-name="P1"><text:span text:style-name="T1"><text:tab/><text:tab/><text:tab/></text:span><text:span text:style-name="T7">if</text:span><text:span text:style-name="T1"> v</text:span><text:span text:style-name="T4">==</text:span><text:span text:style-name="T1">value</text:span><text:span text:style-name="T4">:</text:span></text:p>
      <text:p text:style-name="P1"><text:span text:style-name="T1"><text:tab/><text:tab/><text:tab/><text:tab/>self</text:span><text:span text:style-name="T4">.</text:span><text:span text:style-name="T1">sendGrbl</text:span><text:span text:style-name="T4">(</text:span><text:span text:style-name="T6">"%s\n"</text:span><text:span text:style-name="T4">%(</text:span><text:span text:style-name="T1">k</text:span><text:span text:style-name="T4">))</text:span></text:p>
      <text:p text:style-name="P1"><text:span text:style-name="T1"><text:tab/><text:tab/><text:tab/><text:tab/></text:span><text:span text:style-name="T7">return</text:span></text:p>
      <text:p text:style-name="P4"/>
      <text:p text:style-name="P1"><text:span text:style-name="T1"><text:tab/></text:span><text:span text:style-name="T10">#----------------------------------------------------------------------</text:span></text:p>
      <text:p text:style-name="P1"><text:span text:style-name="T1"><text:tab/></text:span><text:span text:style-name="T7">def</text:span><text:span text:style-name="T1"> </text:span><text:span text:style-name="T11">distanceChange</text:span><text:span text:style-name="T4">(</text:span><text:span text:style-name="T1">self</text:span><text:span text:style-name="T4">):</text:span></text:p>
      <text:p text:style-name="P1"><text:span text:style-name="T1"><text:tab/><text:tab/></text:span><text:span text:style-name="T7">if</text:span><text:span text:style-name="T1"> self</text:span><text:span text:style-name="T4">.</text:span><text:span text:style-name="T1">_gUpdate</text:span><text:span text:style-name="T4">:</text:span><text:span text:style-name="T1"> </text:span><text:span text:style-name="T7">return</text:span></text:p>
      <text:p text:style-name="P1"><text:span text:style-name="T1"><text:tab/><text:tab/>self</text:span><text:span text:style-name="T4">.</text:span><text:span text:style-name="T1">_gChange</text:span><text:span text:style-name="T4">(</text:span><text:span text:style-name="T1">self</text:span><text:span text:style-name="T4">.</text:span><text:span text:style-name="T1">distanceMode</text:span><text:span text:style-name="T4">.</text:span><text:span text:style-name="T1">get</text:span><text:span text:style-name="T4">(),</text:span><text:span text:style-name="T1"> DISTANCE_MODE</text:span><text:span text:style-name="T4">)</text:span></text:p>
      <text:p text:style-name="P4"/>
      <text:p text:style-name="P1"><text:span text:style-name="T1"><text:tab/></text:span><text:span text:style-name="T10">#----------------------------------------------------------------------</text:span></text:p>
      <text:p text:style-name="P1"><text:span text:style-name="T1"><text:tab/></text:span><text:span text:style-name="T7">def</text:span><text:span text:style-name="T1"> </text:span><text:span text:style-name="T11">unitsChange</text:span><text:span text:style-name="T4">(</text:span><text:span text:style-name="T1">self</text:span><text:span text:style-name="T4">):</text:span></text:p>
      <text:p text:style-name="P1"><text:span text:style-name="T1"><text:tab/><text:tab/></text:span><text:span text:style-name="T7">if</text:span><text:span text:style-name="T1"> self</text:span><text:span text:style-name="T4">.</text:span><text:span text:style-name="T1">_gUpdate</text:span><text:span text:style-name="T4">:</text:span><text:span text:style-name="T1"> </text:span><text:span text:style-name="T7">return</text:span></text:p>
      <text:p text:style-name="P1"><text:span text:style-name="T1"><text:tab/><text:tab/>self</text:span><text:span text:style-name="T4">.</text:span><text:span text:style-name="T1">_gChange</text:span><text:span text:style-name="T4">(</text:span><text:span text:style-name="T1">self</text:span><text:span text:style-name="T4">.</text:span><text:span text:style-name="T1">units</text:span><text:span text:style-name="T4">.</text:span><text:span text:style-name="T1">get</text:span><text:span text:style-name="T4">(),</text:span><text:span text:style-name="T1"> UNITS</text:span><text:span text:style-name="T4">)</text:span></text:p>
      <text:p text:style-name="P4"/>
      <text:p text:style-name="P1"><text:span text:style-name="T1"><text:tab/></text:span><text:span text:style-name="T10">#----------------------------------------------------------------------</text:span></text:p>
      <text:p text:style-name="P1"><text:span text:style-name="T1"><text:tab/></text:span><text:span text:style-name="T7">def</text:span><text:span text:style-name="T1"> </text:span><text:span text:style-name="T11">feedModeChange</text:span><text:span text:style-name="T4">(</text:span><text:span text:style-name="T1">self</text:span><text:span text:style-name="T4">):</text:span></text:p>
      <text:p text:style-name="P1"><text:span text:style-name="T1"><text:tab/><text:tab/></text:span><text:span text:style-name="T7">if</text:span><text:span text:style-name="T1"> self</text:span><text:span text:style-name="T4">.</text:span><text:span text:style-name="T1">_gUpdate</text:span><text:span text:style-name="T4">:</text:span><text:span text:style-name="T1"> </text:span><text:span text:style-name="T7">return</text:span></text:p>
      <text:p text:style-name="P1"><text:soft-page-break/><text:span text:style-name="T1"><text:tab/><text:tab/>self</text:span><text:span text:style-name="T4">.</text:span><text:span text:style-name="T1">_gChange</text:span><text:span text:style-name="T4">(</text:span><text:span text:style-name="T1">self</text:span><text:span text:style-name="T4">.</text:span><text:span text:style-name="T1">feedMode</text:span><text:span text:style-name="T4">.</text:span><text:span text:style-name="T1">get</text:span><text:span text:style-name="T4">(),</text:span><text:span text:style-name="T1"> FEED_MODE</text:span><text:span text:style-name="T4">)</text:span></text:p>
      <text:p text:style-name="P4"/>
      <text:p text:style-name="P1"><text:span text:style-name="T1"><text:tab/></text:span><text:span text:style-name="T10">#----------------------------------------------------------------------</text:span></text:p>
      <text:p text:style-name="P1"><text:span text:style-name="T1"><text:tab/></text:span><text:span text:style-name="T7">def</text:span><text:span text:style-name="T1"> </text:span><text:span text:style-name="T11">planeChange</text:span><text:span text:style-name="T4">(</text:span><text:span text:style-name="T1">self</text:span><text:span text:style-name="T4">):</text:span></text:p>
      <text:p text:style-name="P1"><text:span text:style-name="T1"><text:tab/><text:tab/></text:span><text:span text:style-name="T7">if</text:span><text:span text:style-name="T1"> self</text:span><text:span text:style-name="T4">.</text:span><text:span text:style-name="T1">_gUpdate</text:span><text:span text:style-name="T4">:</text:span><text:span text:style-name="T1"> </text:span><text:span text:style-name="T7">return</text:span></text:p>
      <text:p text:style-name="P1"><text:span text:style-name="T1"><text:tab/><text:tab/>self</text:span><text:span text:style-name="T4">.</text:span><text:span text:style-name="T1">_gChange</text:span><text:span text:style-name="T4">(</text:span><text:span text:style-name="T1">self</text:span><text:span text:style-name="T4">.</text:span><text:span text:style-name="T1">plane</text:span><text:span text:style-name="T4">.</text:span><text:span text:style-name="T1">get</text:span><text:span text:style-name="T4">(),</text:span><text:span text:style-name="T1"> PLANE</text:span><text:span text:style-name="T4">)</text:span></text:p>
      <text:p text:style-name="P4"/>
      <text:p text:style-name="P1"><text:span text:style-name="T1"><text:tab/></text:span><text:span text:style-name="T10">#----------------------------------------------------------------------</text:span></text:p>
      <text:p text:style-name="P1"><text:span text:style-name="T1"><text:tab/></text:span><text:span text:style-name="T7">def</text:span><text:span text:style-name="T1"> </text:span><text:span text:style-name="T11">setFeedRate</text:span><text:span text:style-name="T4">(</text:span><text:span text:style-name="T1">self</text:span><text:span text:style-name="T4">,</text:span><text:span text:style-name="T1"> event</text:span><text:span text:style-name="T4">=</text:span><text:span text:style-name="T7">None</text:span><text:span text:style-name="T4">):</text:span></text:p>
      <text:p text:style-name="P1"><text:span text:style-name="T1"><text:tab/><text:tab/></text:span><text:span text:style-name="T7">if</text:span><text:span text:style-name="T1"> self</text:span><text:span text:style-name="T4">.</text:span><text:span text:style-name="T1">_gUpdate</text:span><text:span text:style-name="T4">:</text:span><text:span text:style-name="T1"> </text:span><text:span text:style-name="T7">return</text:span></text:p>
      <text:p text:style-name="P1"><text:span text:style-name="T1"><text:tab/><text:tab/></text:span><text:span text:style-name="T7">try</text:span><text:span text:style-name="T4">:</text:span></text:p>
      <text:p text:style-name="P1"><text:span text:style-name="T1"><text:tab/><text:tab/><text:tab/>feed </text:span><text:span text:style-name="T4">=</text:span><text:span text:style-name="T1"> float</text:span><text:span text:style-name="T4">(</text:span><text:span text:style-name="T1">self</text:span><text:span text:style-name="T4">.</text:span><text:span text:style-name="T1">feedRate</text:span><text:span text:style-name="T4">.</text:span><text:span text:style-name="T1">get</text:span><text:span text:style-name="T4">())</text:span></text:p>
      <text:p text:style-name="P1"><text:span text:style-name="T1"><text:tab/><text:tab/><text:tab/>self</text:span><text:span text:style-name="T4">.</text:span><text:span text:style-name="T1">sendGrbl</text:span><text:span text:style-name="T4">(</text:span><text:span text:style-name="T6">"F%g\n"</text:span><text:span text:style-name="T4">%(</text:span><text:span text:style-name="T1">feed</text:span><text:span text:style-name="T4">))</text:span></text:p>
      <text:p text:style-name="P1"><text:span text:style-name="T1"><text:tab/><text:tab/><text:tab/>self</text:span><text:span text:style-name="T4">.</text:span><text:span text:style-name="T1">canvasFocus</text:span><text:span text:style-name="T4">()</text:span></text:p>
      <text:p text:style-name="P1"><text:span text:style-name="T1"><text:tab/><text:tab/></text:span><text:span text:style-name="T7">except</text:span><text:span text:style-name="T1"> ValueError</text:span><text:span text:style-name="T4">:</text:span></text:p>
      <text:p text:style-name="P1"><text:span text:style-name="T1"><text:tab/><text:tab/><text:tab/></text:span><text:span text:style-name="T7">pass</text:span></text:p>
      <text:p text:style-name="P4"/>
      <text:p text:style-name="P1"><text:span text:style-name="T1"><text:tab/></text:span><text:span text:style-name="T10">#----------------------------------------------------------------------</text:span></text:p>
      <text:p text:style-name="P1"><text:span text:style-name="T1"><text:tab/></text:span><text:span text:style-name="T7">def</text:span><text:span text:style-name="T1"> </text:span><text:span text:style-name="T11">setTool</text:span><text:span text:style-name="T4">(</text:span><text:span text:style-name="T1">self</text:span><text:span text:style-name="T4">,</text:span><text:span text:style-name="T1"> event</text:span><text:span text:style-name="T4">=</text:span><text:span text:style-name="T7">None</text:span><text:span text:style-name="T4">):</text:span></text:p>
      <text:p text:style-name="P1"><text:span text:style-name="T1"><text:tab/><text:tab/></text:span><text:span text:style-name="T7">pass</text:span></text:p>
      <text:p text:style-name="P4"/>
      <text:p text:style-name="P1"><text:span text:style-name="T1"><text:tab/></text:span><text:span text:style-name="T10">#----------------------------------------------------------------------</text:span></text:p>
      <text:p text:style-name="P1"><text:span text:style-name="T1"><text:tab/></text:span><text:span text:style-name="T7">def</text:span><text:span text:style-name="T1"> </text:span><text:span text:style-name="T11">spindleControl</text:span><text:span text:style-name="T4">(</text:span><text:span text:style-name="T1">self</text:span><text:span text:style-name="T4">,</text:span><text:span text:style-name="T1"> event</text:span><text:span text:style-name="T4">=</text:span><text:span text:style-name="T7">None</text:span><text:span text:style-name="T4">):</text:span></text:p>
      <text:p text:style-name="P1"><text:span text:style-name="T1"><text:tab/><text:tab/></text:span><text:span text:style-name="T7">if</text:span><text:span text:style-name="T1"> self</text:span><text:span text:style-name="T4">.</text:span><text:span text:style-name="T1">spindle</text:span><text:span text:style-name="T4">.</text:span><text:span text:style-name="T1">get</text:span><text:span text:style-name="T4">():</text:span></text:p>
      <text:p text:style-name="P1"><text:span text:style-name="T1"><text:tab/><text:tab/><text:tab/>self</text:span><text:span text:style-name="T4">.</text:span><text:span text:style-name="T1">sendGrbl</text:span><text:span text:style-name="T4">(</text:span><text:span text:style-name="T6">"M3 S%d\n"</text:span><text:span text:style-name="T4">%(</text:span><text:span text:style-name="T1">self</text:span><text:span text:style-name="T4">.</text:span><text:span text:style-name="T1">spindleSpeed</text:span><text:span text:style-name="T4">.</text:span><text:span text:style-name="T1">get</text:span><text:span text:style-name="T4">()))</text:span></text:p>
      <text:p text:style-name="P1"><text:span text:style-name="T1"><text:tab/><text:tab/></text:span><text:span text:style-name="T7">else</text:span><text:span text:style-name="T4">:</text:span></text:p>
      <text:p text:style-name="P1"><text:span text:style-name="T1"><text:tab/><text:tab/><text:tab/>self</text:span><text:span text:style-name="T4">.</text:span><text:span text:style-name="T1">sendGrbl</text:span><text:span text:style-name="T4">(</text:span><text:span text:style-name="T6">"M5\n"</text:span><text:span text:style-name="T4">)</text:span></text:p>
      <text:p text:style-name="P4"/>
      <text:p text:style-name="P1"><text:span text:style-name="T1"><text:tab/></text:span><text:span text:style-name="T10">#----------------------------------------------------------------------</text:span></text:p>
      <text:p text:style-name="P1"><text:span text:style-name="T1"><text:tab/></text:span><text:span text:style-name="T7">def</text:span><text:span text:style-name="T1"> </text:span><text:span text:style-name="T11">acceptKey</text:span><text:span text:style-name="T4">(</text:span><text:span text:style-name="T1">self</text:span><text:span text:style-name="T4">,</text:span><text:span text:style-name="T1"> skipRun</text:span><text:span text:style-name="T4">=</text:span><text:span text:style-name="T7">False</text:span><text:span text:style-name="T4">):</text:span></text:p>
      <text:p text:style-name="P1"><text:span text:style-name="T1"><text:tab/><text:tab/></text:span><text:span text:style-name="T7">if</text:span><text:span text:style-name="T1"> self</text:span><text:span text:style-name="T4">.</text:span><text:span text:style-name="T1">tabPage</text:span><text:span text:style-name="T4">.</text:span><text:span text:style-name="T1">getActivePage</text:span><text:span text:style-name="T4">()</text:span><text:span text:style-name="T1"> </text:span><text:span text:style-name="T4">==</text:span><text:span text:style-name="T1"> </text:span><text:span text:style-name="T6">"Editor"</text:span><text:span text:style-name="T4">:</text:span><text:span text:style-name="T1"> </text:span><text:span text:style-name="T7">return</text:span><text:span text:style-name="T1"> </text:span><text:span text:style-name="T7">False</text:span></text:p>
      <text:p text:style-name="P1"><text:span text:style-name="T1"><text:tab/><text:tab/></text:span><text:span text:style-name="T7">if</text:span><text:span text:style-name="T1"> </text:span><text:span text:style-name="T7">not</text:span><text:span text:style-name="T1"> skipRun </text:span><text:span text:style-name="T7">and</text:span><text:span text:style-name="T1"> self</text:span><text:span text:style-name="T4">.</text:span><text:span text:style-name="T1">running</text:span><text:span text:style-name="T4">:</text:span><text:span text:style-name="T1"> </text:span><text:span text:style-name="T7">return</text:span><text:span text:style-name="T1"> </text:span><text:span text:style-name="T7">False</text:span></text:p>
      <text:p text:style-name="P1"><text:span text:style-name="T1"><text:tab/><text:tab/>focus </text:span><text:span text:style-name="T4">=</text:span><text:span text:style-name="T1"> self</text:span><text:span text:style-name="T4">.</text:span><text:span text:style-name="T1">focus_get</text:span><text:span text:style-name="T4">()</text:span></text:p>
      <text:p text:style-name="P1"><text:span text:style-name="T1"><text:tab/><text:tab/></text:span><text:span text:style-name="T7">if</text:span><text:span text:style-name="T1"> isinstance</text:span><text:span text:style-name="T4">(</text:span><text:span text:style-name="T1">focus</text:span><text:span text:style-name="T4">,</text:span><text:span text:style-name="T1"> Entry</text:span><text:span text:style-name="T4">)</text:span><text:span text:style-name="T1"> </text:span><text:span text:style-name="T7">or</text:span><text:span text:style-name="T1"> \</text:span></text:p>
      <text:p text:style-name="P1"><text:span text:style-name="T1"><text:tab/><text:tab/> <text:s text:c="2"/>isinstance</text:span><text:span text:style-name="T4">(</text:span><text:span text:style-name="T1">focus</text:span><text:span text:style-name="T4">,</text:span><text:span text:style-name="T1"> Spinbox</text:span><text:span text:style-name="T4">)</text:span><text:span text:style-name="T1"> </text:span><text:span text:style-name="T7">or</text:span><text:span text:style-name="T1"> \</text:span></text:p>
      <text:p text:style-name="P1"><text:span text:style-name="T1"><text:tab/><text:tab/> <text:s text:c="2"/>isinstance</text:span><text:span text:style-name="T4">(</text:span><text:span text:style-name="T1">focus</text:span><text:span text:style-name="T4">,</text:span><text:span text:style-name="T1"> Text</text:span><text:span text:style-name="T4">):</text:span><text:span text:style-name="T1"> </text:span><text:span text:style-name="T7">return</text:span><text:span text:style-name="T1"> </text:span><text:span text:style-name="T7">False</text:span></text:p>
      <text:p text:style-name="P1"><text:span text:style-name="T1"><text:tab/><text:tab/></text:span><text:span text:style-name="T7">return</text:span><text:span text:style-name="T1"> </text:span><text:span text:style-name="T7">True</text:span></text:p>
      <text:p text:style-name="P4"/>
      <text:p text:style-name="P1"><text:span text:style-name="T1"><text:tab/></text:span><text:span text:style-name="T10">#----------------------------------------------------------------------</text:span></text:p>
      <text:p text:style-name="P1"><text:span text:style-name="T1"><text:tab/></text:span><text:span text:style-name="T7">def</text:span><text:span text:style-name="T1"> </text:span><text:span text:style-name="T11">setStep</text:span><text:span text:style-name="T4">(</text:span><text:span text:style-name="T1">self</text:span><text:span text:style-name="T4">,</text:span><text:span text:style-name="T1"> value</text:span><text:span text:style-name="T4">):</text:span></text:p>
      <text:p text:style-name="P1"><text:span text:style-name="T1"><text:tab/><text:tab/>self</text:span><text:span text:style-name="T4">.</text:span><text:span text:style-name="T1">step</text:span><text:span text:style-name="T4">.</text:span><text:span text:style-name="T1">set</text:span><text:span text:style-name="T4">(</text:span><text:span text:style-name="T6">"%.4g"</text:span><text:span text:style-name="T4">%(</text:span><text:span text:style-name="T1">value</text:span><text:span text:style-name="T4">))</text:span></text:p>
      <text:p text:style-name="P1"><text:span text:style-name="T1"><text:tab/><text:tab/>self</text:span><text:span text:style-name="T4">.</text:span><text:span text:style-name="T1">statusbar</text:span><text:span text:style-name="T4">[</text:span><text:span text:style-name="T6">"text"</text:span><text:span text:style-name="T4">]</text:span><text:span text:style-name="T1"> </text:span><text:span text:style-name="T4">=</text:span><text:span text:style-name="T1"> </text:span><text:span text:style-name="T6">"Step: %g"</text:span><text:span text:style-name="T4">%(</text:span><text:span text:style-name="T1">value</text:span><text:span text:style-name="T4">)</text:span></text:p>
      <text:p text:style-name="P4"/>
      <text:p text:style-name="P1"><text:span text:style-name="T1"><text:tab/></text:span><text:span text:style-name="T7">def</text:span><text:span text:style-name="T1"> </text:span><text:span text:style-name="T11">_stepPower</text:span><text:span text:style-name="T4">(</text:span><text:span text:style-name="T1">self</text:span><text:span text:style-name="T4">):</text:span></text:p>
      <text:p text:style-name="P1"><text:span text:style-name="T1"><text:tab/><text:tab/></text:span><text:span text:style-name="T7">try</text:span><text:span text:style-name="T4">:</text:span></text:p>
      <text:p text:style-name="P1"><text:span text:style-name="T1"><text:tab/><text:tab/><text:tab/>step </text:span><text:span text:style-name="T4">=</text:span><text:span text:style-name="T1"> float</text:span><text:span text:style-name="T4">(</text:span><text:span text:style-name="T1">self</text:span><text:span text:style-name="T4">.</text:span><text:span text:style-name="T1">step</text:span><text:span text:style-name="T4">.</text:span><text:span text:style-name="T1">get</text:span><text:span text:style-name="T4">())</text:span></text:p>
      <text:p text:style-name="P1"><text:span text:style-name="T1"><text:tab/><text:tab/><text:tab/></text:span><text:span text:style-name="T7">if</text:span><text:span text:style-name="T1"> step </text:span><text:span text:style-name="T4">&lt;=</text:span><text:span text:style-name="T1"> </text:span><text:span text:style-name="T8">0.0</text:span><text:span text:style-name="T4">:</text:span><text:span text:style-name="T1"> step </text:span><text:span text:style-name="T4">=</text:span><text:span text:style-name="T1"> </text:span><text:span text:style-name="T8">1.0</text:span></text:p>
      <text:p text:style-name="P1"><text:span text:style-name="T1"><text:tab/><text:tab/></text:span><text:span text:style-name="T7">except</text:span><text:span text:style-name="T4">:</text:span></text:p>
      <text:p text:style-name="P1"><text:span text:style-name="T1"><text:tab/><text:tab/><text:tab/>step </text:span><text:span text:style-name="T4">=</text:span><text:span text:style-name="T1"> </text:span><text:span text:style-name="T8">1.0</text:span></text:p>
      <text:p text:style-name="P1"><text:span text:style-name="T1"><text:tab/><text:tab/>power </text:span><text:span text:style-name="T4">=</text:span><text:span text:style-name="T1"> math</text:span><text:span text:style-name="T4">.</text:span><text:span text:style-name="T1">pow</text:span><text:span text:style-name="T4">(</text:span><text:span text:style-name="T8">10.0</text:span><text:span text:style-name="T4">,</text:span><text:span text:style-name="T1">math</text:span><text:span text:style-name="T4">.</text:span><text:span text:style-name="T1">floor</text:span><text:span text:style-name="T4">(</text:span><text:span text:style-name="T1">math</text:span><text:span text:style-name="T4">.</text:span><text:span text:style-name="T1">log10</text:span><text:span text:style-name="T4">(</text:span><text:span text:style-name="T1">step</text:span><text:span text:style-name="T4">)))</text:span></text:p>
      <text:p text:style-name="P1"><text:span text:style-name="T1"><text:tab/><text:tab/></text:span><text:span text:style-name="T7">return</text:span><text:span text:style-name="T1"> round</text:span><text:span text:style-name="T4">(</text:span><text:span text:style-name="T1">step</text:span><text:span text:style-name="T4">/</text:span><text:span text:style-name="T1">power</text:span><text:span text:style-name="T4">)*</text:span><text:span text:style-name="T1">power</text:span><text:span text:style-name="T4">,</text:span><text:span text:style-name="T1"> power</text:span></text:p>
      <text:p text:style-name="P4"/>
      <text:p text:style-name="P1"><text:span text:style-name="T1"><text:tab/></text:span><text:span text:style-name="T7">def</text:span><text:span text:style-name="T1"> </text:span><text:span text:style-name="T11">incStep</text:span><text:span text:style-name="T4">(</text:span><text:span text:style-name="T1">self</text:span><text:span text:style-name="T4">,</text:span><text:span text:style-name="T1"> event</text:span><text:span text:style-name="T4">=</text:span><text:span text:style-name="T7">None</text:span><text:span text:style-name="T4">):</text:span></text:p>
      <text:p text:style-name="P1"><text:span text:style-name="T1"><text:tab/><text:tab/></text:span><text:span text:style-name="T7">if</text:span><text:span text:style-name="T1"> event </text:span><text:span text:style-name="T7">is</text:span><text:span text:style-name="T1"> </text:span><text:span text:style-name="T7">not</text:span><text:span text:style-name="T1"> </text:span><text:span text:style-name="T7">None</text:span><text:span text:style-name="T1"> </text:span><text:span text:style-name="T7">and</text:span><text:span text:style-name="T1"> </text:span><text:span text:style-name="T7">not</text:span><text:span text:style-name="T1"> self</text:span><text:span text:style-name="T4">.</text:span><text:span text:style-name="T1">acceptKey</text:span><text:span text:style-name="T4">():</text:span><text:span text:style-name="T1"> </text:span><text:span text:style-name="T7">return</text:span></text:p>
      <text:p text:style-name="P1"><text:span text:style-name="T1"><text:tab/><text:tab/>step</text:span><text:span text:style-name="T4">,</text:span><text:span text:style-name="T1"> power </text:span><text:span text:style-name="T4">=</text:span><text:span text:style-name="T1"> self</text:span><text:span text:style-name="T4">.</text:span><text:span text:style-name="T1">_stepPower</text:span><text:span text:style-name="T4">()</text:span></text:p>
      <text:p text:style-name="P1"><text:span text:style-name="T1"><text:tab/><text:tab/>s </text:span><text:span text:style-name="T4">=</text:span><text:span text:style-name="T1"> step</text:span><text:span text:style-name="T4">+</text:span><text:span text:style-name="T1">power</text:span></text:p>
      <text:p text:style-name="P1"><text:span text:style-name="T1"><text:tab/><text:tab/></text:span><text:span text:style-name="T7">if</text:span><text:span text:style-name="T1"> s</text:span><text:span text:style-name="T4">&lt;</text:span><text:span text:style-name="T1">_LOWSTEP</text:span><text:span text:style-name="T4">:</text:span><text:span text:style-name="T1"> s </text:span><text:span text:style-name="T4">=</text:span><text:span text:style-name="T1"> _LOWSTEP</text:span></text:p>
      <text:p text:style-name="P1"><text:span text:style-name="T1"><text:tab/><text:tab/></text:span><text:span text:style-name="T7">elif</text:span><text:span text:style-name="T1"> s</text:span><text:span text:style-name="T4">&gt;</text:span><text:span text:style-name="T1">_HIGHSTEP</text:span><text:span text:style-name="T4">:</text:span><text:span text:style-name="T1"> s </text:span><text:span text:style-name="T4">=</text:span><text:span text:style-name="T1"> _HIGHSTEP</text:span></text:p>
      <text:p text:style-name="P1"><text:span text:style-name="T1"><text:tab/><text:tab/>self</text:span><text:span text:style-name="T4">.</text:span><text:span text:style-name="T1">setStep</text:span><text:span text:style-name="T4">(</text:span><text:span text:style-name="T1">s</text:span><text:span text:style-name="T4">)</text:span></text:p>
      <text:p text:style-name="P4"/>
      <text:p text:style-name="P1"><text:span text:style-name="T1"><text:tab/></text:span><text:span text:style-name="T7">def</text:span><text:span text:style-name="T1"> </text:span><text:span text:style-name="T11">decStep</text:span><text:span text:style-name="T4">(</text:span><text:span text:style-name="T1">self</text:span><text:span text:style-name="T4">,</text:span><text:span text:style-name="T1"> event</text:span><text:span text:style-name="T4">=</text:span><text:span text:style-name="T7">None</text:span><text:span text:style-name="T4">):</text:span></text:p>
      <text:p text:style-name="P1"><text:span text:style-name="T1"><text:tab/><text:tab/></text:span><text:span text:style-name="T7">if</text:span><text:span text:style-name="T1"> event </text:span><text:span text:style-name="T7">is</text:span><text:span text:style-name="T1"> </text:span><text:span text:style-name="T7">not</text:span><text:span text:style-name="T1"> </text:span><text:span text:style-name="T7">None</text:span><text:span text:style-name="T1"> </text:span><text:span text:style-name="T7">and</text:span><text:span text:style-name="T1"> </text:span><text:span text:style-name="T7">not</text:span><text:span text:style-name="T1"> self</text:span><text:span text:style-name="T4">.</text:span><text:span text:style-name="T1">acceptKey</text:span><text:span text:style-name="T4">():</text:span><text:span text:style-name="T1"> </text:span><text:span text:style-name="T7">return</text:span></text:p>
      <text:p text:style-name="P1"><text:span text:style-name="T1"><text:tab/><text:tab/>step</text:span><text:span text:style-name="T4">,</text:span><text:span text:style-name="T1"> power </text:span><text:span text:style-name="T4">=</text:span><text:span text:style-name="T1"> self</text:span><text:span text:style-name="T4">.</text:span><text:span text:style-name="T1">_stepPower</text:span><text:span text:style-name="T4">()</text:span></text:p>
      <text:p text:style-name="P1"><text:span text:style-name="T1"><text:tab/><text:tab/>s </text:span><text:span text:style-name="T4">=</text:span><text:span text:style-name="T1"> step</text:span><text:span text:style-name="T4">-</text:span><text:span text:style-name="T1">power</text:span></text:p>
      <text:p text:style-name="P1"><text:soft-page-break/><text:span text:style-name="T1"><text:tab/><text:tab/></text:span><text:span text:style-name="T7">if</text:span><text:span text:style-name="T1"> s</text:span><text:span text:style-name="T4">&lt;=</text:span><text:span text:style-name="T8">0.0</text:span><text:span text:style-name="T4">:</text:span><text:span text:style-name="T1"> s </text:span><text:span text:style-name="T4">=</text:span><text:span text:style-name="T1"> step</text:span><text:span text:style-name="T4">-</text:span><text:span text:style-name="T1">power</text:span><text:span text:style-name="T4">/</text:span><text:span text:style-name="T8">10.0</text:span></text:p>
      <text:p text:style-name="P1"><text:span text:style-name="T1"><text:tab/><text:tab/></text:span><text:span text:style-name="T7">if</text:span><text:span text:style-name="T1"> s</text:span><text:span text:style-name="T4">&lt;</text:span><text:span text:style-name="T1">_LOWSTEP</text:span><text:span text:style-name="T4">:</text:span><text:span text:style-name="T1"> s </text:span><text:span text:style-name="T4">=</text:span><text:span text:style-name="T1"> _LOWSTEP</text:span></text:p>
      <text:p text:style-name="P1"><text:span text:style-name="T1"><text:tab/><text:tab/></text:span><text:span text:style-name="T7">elif</text:span><text:span text:style-name="T1"> s</text:span><text:span text:style-name="T4">&gt;</text:span><text:span text:style-name="T1">_HIGHSTEP</text:span><text:span text:style-name="T4">:</text:span><text:span text:style-name="T1"> s </text:span><text:span text:style-name="T4">=</text:span><text:span text:style-name="T1"> _HIGHSTEP</text:span></text:p>
      <text:p text:style-name="P1"><text:span text:style-name="T1"><text:tab/><text:tab/>self</text:span><text:span text:style-name="T4">.</text:span><text:span text:style-name="T1">setStep</text:span><text:span text:style-name="T4">(</text:span><text:span text:style-name="T1">s</text:span><text:span text:style-name="T4">)</text:span></text:p>
      <text:p text:style-name="P4"/>
      <text:p text:style-name="P1"><text:span text:style-name="T1"><text:tab/></text:span><text:span text:style-name="T7">def</text:span><text:span text:style-name="T1"> </text:span><text:span text:style-name="T11">mulStep</text:span><text:span text:style-name="T4">(</text:span><text:span text:style-name="T1">self</text:span><text:span text:style-name="T4">,</text:span><text:span text:style-name="T1"> event</text:span><text:span text:style-name="T4">=</text:span><text:span text:style-name="T7">None</text:span><text:span text:style-name="T4">):</text:span></text:p>
      <text:p text:style-name="P1"><text:span text:style-name="T1"><text:tab/><text:tab/></text:span><text:span text:style-name="T7">if</text:span><text:span text:style-name="T1"> event </text:span><text:span text:style-name="T7">is</text:span><text:span text:style-name="T1"> </text:span><text:span text:style-name="T7">not</text:span><text:span text:style-name="T1"> </text:span><text:span text:style-name="T7">None</text:span><text:span text:style-name="T1"> </text:span><text:span text:style-name="T7">and</text:span><text:span text:style-name="T1"> </text:span><text:span text:style-name="T7">not</text:span><text:span text:style-name="T1"> self</text:span><text:span text:style-name="T4">.</text:span><text:span text:style-name="T1">acceptKey</text:span><text:span text:style-name="T4">():</text:span><text:span text:style-name="T1"> </text:span><text:span text:style-name="T7">return</text:span></text:p>
      <text:p text:style-name="P1"><text:span text:style-name="T1"><text:tab/><text:tab/>step</text:span><text:span text:style-name="T4">,</text:span><text:span text:style-name="T1"> power </text:span><text:span text:style-name="T4">=</text:span><text:span text:style-name="T1"> self</text:span><text:span text:style-name="T4">.</text:span><text:span text:style-name="T1">_stepPower</text:span><text:span text:style-name="T4">()</text:span></text:p>
      <text:p text:style-name="P1"><text:span text:style-name="T1"><text:tab/><text:tab/>s </text:span><text:span text:style-name="T4">=</text:span><text:span text:style-name="T1"> step</text:span><text:span text:style-name="T4">*</text:span><text:span text:style-name="T8">10.0</text:span></text:p>
      <text:p text:style-name="P1"><text:span text:style-name="T1"><text:tab/><text:tab/></text:span><text:span text:style-name="T7">if</text:span><text:span text:style-name="T1"> s</text:span><text:span text:style-name="T4">&lt;</text:span><text:span text:style-name="T1">_LOWSTEP</text:span><text:span text:style-name="T4">:</text:span><text:span text:style-name="T1"> s </text:span><text:span text:style-name="T4">=</text:span><text:span text:style-name="T1"> _LOWSTEP</text:span></text:p>
      <text:p text:style-name="P1"><text:span text:style-name="T1"><text:tab/><text:tab/></text:span><text:span text:style-name="T7">elif</text:span><text:span text:style-name="T1"> s</text:span><text:span text:style-name="T4">&gt;</text:span><text:span text:style-name="T1">_HIGHSTEP</text:span><text:span text:style-name="T4">:</text:span><text:span text:style-name="T1"> s </text:span><text:span text:style-name="T4">=</text:span><text:span text:style-name="T1"> _HIGHSTEP</text:span></text:p>
      <text:p text:style-name="P1"><text:span text:style-name="T1"><text:tab/><text:tab/>self</text:span><text:span text:style-name="T4">.</text:span><text:span text:style-name="T1">setStep</text:span><text:span text:style-name="T4">(</text:span><text:span text:style-name="T1">s</text:span><text:span text:style-name="T4">)</text:span></text:p>
      <text:p text:style-name="P4"/>
      <text:p text:style-name="P1"><text:span text:style-name="T1"><text:tab/></text:span><text:span text:style-name="T7">def</text:span><text:span text:style-name="T1"> </text:span><text:span text:style-name="T11">divStep</text:span><text:span text:style-name="T4">(</text:span><text:span text:style-name="T1">self</text:span><text:span text:style-name="T4">,</text:span><text:span text:style-name="T1"> event</text:span><text:span text:style-name="T4">=</text:span><text:span text:style-name="T7">None</text:span><text:span text:style-name="T4">):</text:span></text:p>
      <text:p text:style-name="P1"><text:span text:style-name="T1"><text:tab/><text:tab/></text:span><text:span text:style-name="T7">if</text:span><text:span text:style-name="T1"> event </text:span><text:span text:style-name="T7">is</text:span><text:span text:style-name="T1"> </text:span><text:span text:style-name="T7">not</text:span><text:span text:style-name="T1"> </text:span><text:span text:style-name="T7">None</text:span><text:span text:style-name="T1"> </text:span><text:span text:style-name="T7">and</text:span><text:span text:style-name="T1"> </text:span><text:span text:style-name="T7">not</text:span><text:span text:style-name="T1"> self</text:span><text:span text:style-name="T4">.</text:span><text:span text:style-name="T1">acceptKey</text:span><text:span text:style-name="T4">():</text:span><text:span text:style-name="T1"> </text:span><text:span text:style-name="T7">return</text:span></text:p>
      <text:p text:style-name="P1"><text:span text:style-name="T1"><text:tab/><text:tab/>step</text:span><text:span text:style-name="T4">,</text:span><text:span text:style-name="T1"> power </text:span><text:span text:style-name="T4">=</text:span><text:span text:style-name="T1"> self</text:span><text:span text:style-name="T4">.</text:span><text:span text:style-name="T1">_stepPower</text:span><text:span text:style-name="T4">()</text:span></text:p>
      <text:p text:style-name="P1"><text:span text:style-name="T1"><text:tab/><text:tab/>s </text:span><text:span text:style-name="T4">=</text:span><text:span text:style-name="T1"> step</text:span><text:span text:style-name="T4">/</text:span><text:span text:style-name="T8">10.0</text:span></text:p>
      <text:p text:style-name="P1"><text:span text:style-name="T1"><text:tab/><text:tab/></text:span><text:span text:style-name="T7">if</text:span><text:span text:style-name="T1"> s</text:span><text:span text:style-name="T4">&lt;</text:span><text:span text:style-name="T1">_LOWSTEP</text:span><text:span text:style-name="T4">:</text:span><text:span text:style-name="T1"> s </text:span><text:span text:style-name="T4">=</text:span><text:span text:style-name="T1"> _LOWSTEP</text:span></text:p>
      <text:p text:style-name="P1"><text:span text:style-name="T1"><text:tab/><text:tab/></text:span><text:span text:style-name="T7">elif</text:span><text:span text:style-name="T1"> s</text:span><text:span text:style-name="T4">&gt;</text:span><text:span text:style-name="T1">_HIGHSTEP</text:span><text:span text:style-name="T4">:</text:span><text:span text:style-name="T1"> s </text:span><text:span text:style-name="T4">=</text:span><text:span text:style-name="T1"> _HIGHSTEP</text:span></text:p>
      <text:p text:style-name="P1"><text:span text:style-name="T1"><text:tab/><text:tab/>self</text:span><text:span text:style-name="T4">.</text:span><text:span text:style-name="T1">setStep</text:span><text:span text:style-name="T4">(</text:span><text:span text:style-name="T1">s</text:span><text:span text:style-name="T4">)</text:span></text:p>
      <text:p text:style-name="P4"/>
      <text:p text:style-name="P1"><text:span text:style-name="T1"><text:tab/></text:span><text:span text:style-name="T10">#----------------------------------------------------------------------</text:span></text:p>
      <text:p text:style-name="P1"><text:span text:style-name="T1"><text:tab/></text:span><text:span text:style-name="T7">def</text:span><text:span text:style-name="T1"> </text:span><text:span text:style-name="T11">goto</text:span><text:span text:style-name="T4">(</text:span><text:span text:style-name="T1">self</text:span><text:span text:style-name="T4">,</text:span><text:span text:style-name="T1"> x</text:span><text:span text:style-name="T4">=</text:span><text:span text:style-name="T7">None</text:span><text:span text:style-name="T4">,</text:span><text:span text:style-name="T1"> y</text:span><text:span text:style-name="T4">=</text:span><text:span text:style-name="T7">None</text:span><text:span text:style-name="T4">,</text:span><text:span text:style-name="T1"> z</text:span><text:span text:style-name="T4">=</text:span><text:span text:style-name="T7">None</text:span><text:span text:style-name="T4">):</text:span></text:p>
      <text:p text:style-name="P1"><text:span text:style-name="T1"><text:tab/><text:tab/>cmd </text:span><text:span text:style-name="T4">=</text:span><text:span text:style-name="T1"> </text:span><text:span text:style-name="T6">"G90G0"</text:span></text:p>
      <text:p text:style-name="P1"><text:span text:style-name="T1"><text:tab/><text:tab/></text:span><text:span text:style-name="T7">if</text:span><text:span text:style-name="T1"> x </text:span><text:span text:style-name="T7">is</text:span><text:span text:style-name="T1"> </text:span><text:span text:style-name="T7">not</text:span><text:span text:style-name="T1"> </text:span><text:span text:style-name="T7">None</text:span><text:span text:style-name="T4">:</text:span><text:span text:style-name="T1"> cmd </text:span><text:span text:style-name="T4">+=</text:span><text:span text:style-name="T1"> </text:span><text:span text:style-name="T6">"X%g"</text:span><text:span text:style-name="T4">%(</text:span><text:span text:style-name="T1">x</text:span><text:span text:style-name="T4">)</text:span></text:p>
      <text:p text:style-name="P1"><text:span text:style-name="T1"><text:tab/><text:tab/></text:span><text:span text:style-name="T7">if</text:span><text:span text:style-name="T1"> y </text:span><text:span text:style-name="T7">is</text:span><text:span text:style-name="T1"> </text:span><text:span text:style-name="T7">not</text:span><text:span text:style-name="T1"> </text:span><text:span text:style-name="T7">None</text:span><text:span text:style-name="T4">:</text:span><text:span text:style-name="T1"> cmd </text:span><text:span text:style-name="T4">+=</text:span><text:span text:style-name="T1"> </text:span><text:span text:style-name="T6">"Y%g"</text:span><text:span text:style-name="T4">%(</text:span><text:span text:style-name="T1">y</text:span><text:span text:style-name="T4">)</text:span></text:p>
      <text:p text:style-name="P1"><text:span text:style-name="T1"><text:tab/><text:tab/></text:span><text:span text:style-name="T7">if</text:span><text:span text:style-name="T1"> z </text:span><text:span text:style-name="T7">is</text:span><text:span text:style-name="T1"> </text:span><text:span text:style-name="T7">not</text:span><text:span text:style-name="T1"> </text:span><text:span text:style-name="T7">None</text:span><text:span text:style-name="T4">:</text:span><text:span text:style-name="T1"> cmd </text:span><text:span text:style-name="T4">+=</text:span><text:span text:style-name="T1"> </text:span><text:span text:style-name="T6">"Z%g"</text:span><text:span text:style-name="T4">%(</text:span><text:span text:style-name="T1">z</text:span><text:span text:style-name="T4">)</text:span></text:p>
      <text:p text:style-name="P1"><text:span text:style-name="T1"><text:tab/><text:tab/>self</text:span><text:span text:style-name="T4">.</text:span><text:span text:style-name="T1">sendGrbl</text:span><text:span text:style-name="T4">(</text:span><text:span text:style-name="T6">"%s\n"</text:span><text:span text:style-name="T4">%(</text:span><text:span text:style-name="T1">cmd</text:span><text:span text:style-name="T4">))</text:span></text:p>
      <text:p text:style-name="P4"/>
      <text:p text:style-name="P1"><text:span text:style-name="T1"><text:tab/></text:span><text:span text:style-name="T7">def</text:span><text:span text:style-name="T1"> </text:span><text:span text:style-name="T11">moveXup</text:span><text:span text:style-name="T4">(</text:span><text:span text:style-name="T1">self</text:span><text:span text:style-name="T4">,</text:span><text:span text:style-name="T1"> event</text:span><text:span text:style-name="T4">=</text:span><text:span text:style-name="T7">None</text:span><text:span text:style-name="T4">):</text:span></text:p>
      <text:p text:style-name="P1"><text:span text:style-name="T1"><text:tab/><text:tab/></text:span><text:span text:style-name="T7">if</text:span><text:span text:style-name="T1"> event </text:span><text:span text:style-name="T7">is</text:span><text:span text:style-name="T1"> </text:span><text:span text:style-name="T7">not</text:span><text:span text:style-name="T1"> </text:span><text:span text:style-name="T7">None</text:span><text:span text:style-name="T1"> </text:span><text:span text:style-name="T7">and</text:span><text:span text:style-name="T1"> </text:span><text:span text:style-name="T7">not</text:span><text:span text:style-name="T1"> self</text:span><text:span text:style-name="T4">.</text:span><text:span text:style-name="T1">acceptKey</text:span><text:span text:style-name="T4">():</text:span><text:span text:style-name="T1"> </text:span><text:span text:style-name="T7">return</text:span></text:p>
      <text:p text:style-name="P1"><text:span text:style-name="T1"><text:tab/><text:tab/>self</text:span><text:span text:style-name="T4">.</text:span><text:span text:style-name="T1">sendGrbl</text:span><text:span text:style-name="T4">(</text:span><text:span text:style-name="T6">"G91G0X%s\nG90\n"</text:span><text:span text:style-name="T4">%(</text:span><text:span text:style-name="T1">self</text:span><text:span text:style-name="T4">.</text:span><text:span text:style-name="T1">step</text:span><text:span text:style-name="T4">.</text:span><text:span text:style-name="T1">get</text:span><text:span text:style-name="T4">()))</text:span></text:p>
      <text:p text:style-name="P4"/>
      <text:p text:style-name="P1"><text:span text:style-name="T1"><text:tab/></text:span><text:span text:style-name="T7">def</text:span><text:span text:style-name="T1"> </text:span><text:span text:style-name="T11">moveXdown</text:span><text:span text:style-name="T4">(</text:span><text:span text:style-name="T1">self</text:span><text:span text:style-name="T4">,</text:span><text:span text:style-name="T1"> event</text:span><text:span text:style-name="T4">=</text:span><text:span text:style-name="T7">None</text:span><text:span text:style-name="T4">):</text:span></text:p>
      <text:p text:style-name="P1"><text:span text:style-name="T1"><text:tab/><text:tab/></text:span><text:span text:style-name="T7">if</text:span><text:span text:style-name="T1"> event </text:span><text:span text:style-name="T7">is</text:span><text:span text:style-name="T1"> </text:span><text:span text:style-name="T7">not</text:span><text:span text:style-name="T1"> </text:span><text:span text:style-name="T7">None</text:span><text:span text:style-name="T1"> </text:span><text:span text:style-name="T7">and</text:span><text:span text:style-name="T1"> </text:span><text:span text:style-name="T7">not</text:span><text:span text:style-name="T1"> self</text:span><text:span text:style-name="T4">.</text:span><text:span text:style-name="T1">acceptKey</text:span><text:span text:style-name="T4">():</text:span><text:span text:style-name="T1"> </text:span><text:span text:style-name="T7">return</text:span></text:p>
      <text:p text:style-name="P1"><text:span text:style-name="T1"><text:tab/><text:tab/>self</text:span><text:span text:style-name="T4">.</text:span><text:span text:style-name="T1">sendGrbl</text:span><text:span text:style-name="T4">(</text:span><text:span text:style-name="T6">"G91G0X-%s\nG90\n"</text:span><text:span text:style-name="T4">%(</text:span><text:span text:style-name="T1">self</text:span><text:span text:style-name="T4">.</text:span><text:span text:style-name="T1">step</text:span><text:span text:style-name="T4">.</text:span><text:span text:style-name="T1">get</text:span><text:span text:style-name="T4">()))</text:span></text:p>
      <text:p text:style-name="P4"/>
      <text:p text:style-name="P1"><text:span text:style-name="T1"><text:tab/></text:span><text:span text:style-name="T7">def</text:span><text:span text:style-name="T1"> </text:span><text:span text:style-name="T11">moveYup</text:span><text:span text:style-name="T4">(</text:span><text:span text:style-name="T1">self</text:span><text:span text:style-name="T4">,</text:span><text:span text:style-name="T1"> event</text:span><text:span text:style-name="T4">=</text:span><text:span text:style-name="T7">None</text:span><text:span text:style-name="T4">):</text:span></text:p>
      <text:p text:style-name="P1"><text:span text:style-name="T1"><text:tab/><text:tab/></text:span><text:span text:style-name="T7">if</text:span><text:span text:style-name="T1"> event </text:span><text:span text:style-name="T7">is</text:span><text:span text:style-name="T1"> </text:span><text:span text:style-name="T7">not</text:span><text:span text:style-name="T1"> </text:span><text:span text:style-name="T7">None</text:span><text:span text:style-name="T1"> </text:span><text:span text:style-name="T7">and</text:span><text:span text:style-name="T1"> </text:span><text:span text:style-name="T7">not</text:span><text:span text:style-name="T1"> self</text:span><text:span text:style-name="T4">.</text:span><text:span text:style-name="T1">acceptKey</text:span><text:span text:style-name="T4">():</text:span><text:span text:style-name="T1"> </text:span><text:span text:style-name="T7">return</text:span></text:p>
      <text:p text:style-name="P1"><text:span text:style-name="T1"><text:tab/><text:tab/>self</text:span><text:span text:style-name="T4">.</text:span><text:span text:style-name="T1">sendGrbl</text:span><text:span text:style-name="T4">(</text:span><text:span text:style-name="T6">"G91G0Y%s\nG90\n"</text:span><text:span text:style-name="T4">%(</text:span><text:span text:style-name="T1">self</text:span><text:span text:style-name="T4">.</text:span><text:span text:style-name="T1">step</text:span><text:span text:style-name="T4">.</text:span><text:span text:style-name="T1">get</text:span><text:span text:style-name="T4">()))</text:span></text:p>
      <text:p text:style-name="P4"/>
      <text:p text:style-name="P1"><text:span text:style-name="T1"><text:tab/></text:span><text:span text:style-name="T7">def</text:span><text:span text:style-name="T1"> </text:span><text:span text:style-name="T11">moveYdown</text:span><text:span text:style-name="T4">(</text:span><text:span text:style-name="T1">self</text:span><text:span text:style-name="T4">,</text:span><text:span text:style-name="T1"> event</text:span><text:span text:style-name="T4">=</text:span><text:span text:style-name="T7">None</text:span><text:span text:style-name="T4">):</text:span></text:p>
      <text:p text:style-name="P1"><text:span text:style-name="T1"><text:tab/><text:tab/></text:span><text:span text:style-name="T7">if</text:span><text:span text:style-name="T1"> event </text:span><text:span text:style-name="T7">is</text:span><text:span text:style-name="T1"> </text:span><text:span text:style-name="T7">not</text:span><text:span text:style-name="T1"> </text:span><text:span text:style-name="T7">None</text:span><text:span text:style-name="T1"> </text:span><text:span text:style-name="T7">and</text:span><text:span text:style-name="T1"> </text:span><text:span text:style-name="T7">not</text:span><text:span text:style-name="T1"> self</text:span><text:span text:style-name="T4">.</text:span><text:span text:style-name="T1">acceptKey</text:span><text:span text:style-name="T4">():</text:span><text:span text:style-name="T1"> </text:span><text:span text:style-name="T7">return</text:span></text:p>
      <text:p text:style-name="P1"><text:span text:style-name="T1"><text:tab/><text:tab/>self</text:span><text:span text:style-name="T4">.</text:span><text:span text:style-name="T1">sendGrbl</text:span><text:span text:style-name="T4">(</text:span><text:span text:style-name="T6">"G91G0Y-%s\nG90\n"</text:span><text:span text:style-name="T4">%(</text:span><text:span text:style-name="T1">self</text:span><text:span text:style-name="T4">.</text:span><text:span text:style-name="T1">step</text:span><text:span text:style-name="T4">.</text:span><text:span text:style-name="T1">get</text:span><text:span text:style-name="T4">()))</text:span></text:p>
      <text:p text:style-name="P4"/>
      <text:p text:style-name="P1"><text:span text:style-name="T1"><text:tab/></text:span><text:span text:style-name="T7">def</text:span><text:span text:style-name="T1"> </text:span><text:span text:style-name="T11">moveXdownYup</text:span><text:span text:style-name="T4">(</text:span><text:span text:style-name="T1">self</text:span><text:span text:style-name="T4">,</text:span><text:span text:style-name="T1"> event</text:span><text:span text:style-name="T4">=</text:span><text:span text:style-name="T7">None</text:span><text:span text:style-name="T4">):</text:span></text:p>
      <text:p text:style-name="P1"><text:span text:style-name="T1"><text:tab/><text:tab/>self</text:span><text:span text:style-name="T4">.</text:span><text:span text:style-name="T1">sendGrbl</text:span><text:span text:style-name="T4">(</text:span><text:span text:style-name="T6">"G91G0X-%sY%s\nG90\n"</text:span><text:span text:style-name="T4">%(</text:span><text:span text:style-name="T1">self</text:span><text:span text:style-name="T4">.</text:span><text:span text:style-name="T1">step</text:span><text:span text:style-name="T4">.</text:span><text:span text:style-name="T1">get</text:span><text:span text:style-name="T4">(),</text:span><text:span text:style-name="T1">self</text:span><text:span text:style-name="T4">.</text:span><text:span text:style-name="T1">step</text:span><text:span text:style-name="T4">.</text:span><text:span text:style-name="T1">get</text:span><text:span text:style-name="T4">()))</text:span></text:p>
      <text:p text:style-name="P4"/>
      <text:p text:style-name="P1"><text:span text:style-name="T1"><text:tab/></text:span><text:span text:style-name="T7">def</text:span><text:span text:style-name="T1"> </text:span><text:span text:style-name="T11">moveXupYup</text:span><text:span text:style-name="T4">(</text:span><text:span text:style-name="T1">self</text:span><text:span text:style-name="T4">,</text:span><text:span text:style-name="T1"> event</text:span><text:span text:style-name="T4">=</text:span><text:span text:style-name="T7">None</text:span><text:span text:style-name="T4">):</text:span></text:p>
      <text:p text:style-name="P1"><text:span text:style-name="T1"><text:tab/><text:tab/>self</text:span><text:span text:style-name="T4">.</text:span><text:span text:style-name="T1">sendGrbl</text:span><text:span text:style-name="T4">(</text:span><text:span text:style-name="T6">"G91G0X%sY%s\nG90\n"</text:span><text:span text:style-name="T4">%(</text:span><text:span text:style-name="T1">self</text:span><text:span text:style-name="T4">.</text:span><text:span text:style-name="T1">step</text:span><text:span text:style-name="T4">.</text:span><text:span text:style-name="T1">get</text:span><text:span text:style-name="T4">(),</text:span><text:span text:style-name="T1">self</text:span><text:span text:style-name="T4">.</text:span><text:span text:style-name="T1">step</text:span><text:span text:style-name="T4">.</text:span><text:span text:style-name="T1">get</text:span><text:span text:style-name="T4">()))</text:span></text:p>
      <text:p text:style-name="P4"/>
      <text:p text:style-name="P1"><text:span text:style-name="T1"><text:tab/></text:span><text:span text:style-name="T7">def</text:span><text:span text:style-name="T1"> </text:span><text:span text:style-name="T11">moveXdownYdown</text:span><text:span text:style-name="T4">(</text:span><text:span text:style-name="T1">self</text:span><text:span text:style-name="T4">,</text:span><text:span text:style-name="T1"> event</text:span><text:span text:style-name="T4">=</text:span><text:span text:style-name="T7">None</text:span><text:span text:style-name="T4">):</text:span></text:p>
      <text:p text:style-name="P1"><text:span text:style-name="T1"><text:tab/><text:tab/>self</text:span><text:span text:style-name="T4">.</text:span><text:span text:style-name="T1">sendGrbl</text:span><text:span text:style-name="T4">(</text:span><text:span text:style-name="T6">"G91G0X-%sY-%s\nG90\n"</text:span><text:span text:style-name="T4">%(</text:span><text:span text:style-name="T1">self</text:span><text:span text:style-name="T4">.</text:span><text:span text:style-name="T1">step</text:span><text:span text:style-name="T4">.</text:span><text:span text:style-name="T1">get</text:span><text:span text:style-name="T4">(),</text:span><text:span text:style-name="T1">self</text:span><text:span text:style-name="T4">.</text:span><text:span text:style-name="T1">step</text:span><text:span text:style-name="T4">.</text:span><text:span text:style-name="T1">get</text:span><text:span text:style-name="T4">()))</text:span></text:p>
      <text:p text:style-name="P4"/>
      <text:p text:style-name="P1"><text:span text:style-name="T1"><text:tab/></text:span><text:span text:style-name="T7">def</text:span><text:span text:style-name="T1"> </text:span><text:span text:style-name="T11">moveXupYdown</text:span><text:span text:style-name="T4">(</text:span><text:span text:style-name="T1">self</text:span><text:span text:style-name="T4">,</text:span><text:span text:style-name="T1"> event</text:span><text:span text:style-name="T4">=</text:span><text:span text:style-name="T7">None</text:span><text:span text:style-name="T4">):</text:span></text:p>
      <text:p text:style-name="P1"><text:span text:style-name="T1"><text:tab/><text:tab/>self</text:span><text:span text:style-name="T4">.</text:span><text:span text:style-name="T1">sendGrbl</text:span><text:span text:style-name="T4">(</text:span><text:span text:style-name="T6">"G91G0X%sY-%s\nG90\n"</text:span><text:span text:style-name="T4">%(</text:span><text:span text:style-name="T1">self</text:span><text:span text:style-name="T4">.</text:span><text:span text:style-name="T1">step</text:span><text:span text:style-name="T4">.</text:span><text:span text:style-name="T1">get</text:span><text:span text:style-name="T4">(),</text:span><text:span text:style-name="T1">self</text:span><text:span text:style-name="T4">.</text:span><text:span text:style-name="T1">step</text:span><text:span text:style-name="T4">.</text:span><text:span text:style-name="T1">get</text:span><text:span text:style-name="T4">()))</text:span></text:p>
      <text:p text:style-name="P4"/>
      <text:p text:style-name="P1"><text:span text:style-name="T1"><text:tab/></text:span><text:span text:style-name="T7">def</text:span><text:span text:style-name="T1"> </text:span><text:span text:style-name="T11">moveZup</text:span><text:span text:style-name="T4">(</text:span><text:span text:style-name="T1">self</text:span><text:span text:style-name="T4">,</text:span><text:span text:style-name="T1"> event</text:span><text:span text:style-name="T4">=</text:span><text:span text:style-name="T7">None</text:span><text:span text:style-name="T4">):</text:span></text:p>
      <text:p text:style-name="P1"><text:span text:style-name="T1"><text:tab/><text:tab/></text:span><text:span text:style-name="T7">if</text:span><text:span text:style-name="T1"> event </text:span><text:span text:style-name="T7">is</text:span><text:span text:style-name="T1"> </text:span><text:span text:style-name="T7">not</text:span><text:span text:style-name="T1"> </text:span><text:span text:style-name="T7">None</text:span><text:span text:style-name="T1"> </text:span><text:span text:style-name="T7">and</text:span><text:span text:style-name="T1"> </text:span><text:span text:style-name="T7">not</text:span><text:span text:style-name="T1"> self</text:span><text:span text:style-name="T4">.</text:span><text:span text:style-name="T1">acceptKey</text:span><text:span text:style-name="T4">():</text:span><text:span text:style-name="T1"> </text:span><text:span text:style-name="T7">return</text:span></text:p>
      <text:p text:style-name="P1"><text:span text:style-name="T1"><text:tab/><text:tab/>self</text:span><text:span text:style-name="T4">.</text:span><text:span text:style-name="T1">sendGrbl</text:span><text:span text:style-name="T4">(</text:span><text:span text:style-name="T6">"G91G0Z%s\nG90\n"</text:span><text:span text:style-name="T4">%(</text:span><text:span text:style-name="T1">self</text:span><text:span text:style-name="T4">.</text:span><text:span text:style-name="T1">step</text:span><text:span text:style-name="T4">.</text:span><text:span text:style-name="T1">get</text:span><text:span text:style-name="T4">()))</text:span></text:p>
      <text:p text:style-name="P4"/>
      <text:p text:style-name="P1"><text:span text:style-name="T1"><text:tab/></text:span><text:span text:style-name="T7">def</text:span><text:span text:style-name="T1"> </text:span><text:span text:style-name="T11">moveZdown</text:span><text:span text:style-name="T4">(</text:span><text:span text:style-name="T1">self</text:span><text:span text:style-name="T4">,</text:span><text:span text:style-name="T1"> event</text:span><text:span text:style-name="T4">=</text:span><text:span text:style-name="T7">None</text:span><text:span text:style-name="T4">):</text:span></text:p>
      <text:p text:style-name="P1"><text:span text:style-name="T1"><text:tab/><text:tab/></text:span><text:span text:style-name="T7">if</text:span><text:span text:style-name="T1"> event </text:span><text:span text:style-name="T7">is</text:span><text:span text:style-name="T1"> </text:span><text:span text:style-name="T7">not</text:span><text:span text:style-name="T1"> </text:span><text:span text:style-name="T7">None</text:span><text:span text:style-name="T1"> </text:span><text:span text:style-name="T7">and</text:span><text:span text:style-name="T1"> </text:span><text:span text:style-name="T7">not</text:span><text:span text:style-name="T1"> self</text:span><text:span text:style-name="T4">.</text:span><text:span text:style-name="T1">acceptKey</text:span><text:span text:style-name="T4">():</text:span><text:span text:style-name="T1"> </text:span><text:span text:style-name="T7">return</text:span></text:p>
      <text:p text:style-name="P1"><text:span text:style-name="T1"><text:tab/><text:tab/>self</text:span><text:span text:style-name="T4">.</text:span><text:span text:style-name="T1">sendGrbl</text:span><text:span text:style-name="T4">(</text:span><text:span text:style-name="T6">"G91G0Z-%s\nG90\n"</text:span><text:span text:style-name="T4">%(</text:span><text:span text:style-name="T1">self</text:span><text:span text:style-name="T4">.</text:span><text:span text:style-name="T1">step</text:span><text:span text:style-name="T4">.</text:span><text:span text:style-name="T1">get</text:span><text:span text:style-name="T4">()))</text:span></text:p>
      <text:p text:style-name="P4"><text:soft-page-break/></text:p>
      <text:p text:style-name="P1"><text:span text:style-name="T1"><text:tab/></text:span><text:span text:style-name="T7">def</text:span><text:span text:style-name="T1"> </text:span><text:span text:style-name="T11">go2origin</text:span><text:span text:style-name="T4">(</text:span><text:span text:style-name="T1">self</text:span><text:span text:style-name="T4">,</text:span><text:span text:style-name="T1"> event</text:span><text:span text:style-name="T4">=</text:span><text:span text:style-name="T7">None</text:span><text:span text:style-name="T4">):</text:span></text:p>
      <text:p text:style-name="P1"><text:span text:style-name="T1"><text:tab/><text:tab/>self</text:span><text:span text:style-name="T4">.</text:span><text:span text:style-name="T1">sendGrbl</text:span><text:span text:style-name="T4">(</text:span><text:span text:style-name="T6">"G90G0X0Y0Z0\n"</text:span><text:span text:style-name="T4">)</text:span></text:p>
      <text:p text:style-name="P4"/>
      <text:p text:style-name="P1"><text:span text:style-name="T1"><text:tab/></text:span><text:span text:style-name="T7">def</text:span><text:span text:style-name="T1"> </text:span><text:span text:style-name="T11">resetCoords</text:span><text:span text:style-name="T4">(</text:span><text:span text:style-name="T1">self</text:span><text:span text:style-name="T4">,</text:span><text:span text:style-name="T1"> event</text:span><text:span text:style-name="T4">):</text:span></text:p>
      <text:p text:style-name="P1"><text:span text:style-name="T1"><text:tab/><text:tab/></text:span><text:span text:style-name="T7">if</text:span><text:span text:style-name="T1"> </text:span><text:span text:style-name="T7">not</text:span><text:span text:style-name="T1"> self</text:span><text:span text:style-name="T4">.</text:span><text:span text:style-name="T1">running</text:span><text:span text:style-name="T4">:</text:span><text:span text:style-name="T1"> self</text:span><text:span text:style-name="T4">.</text:span><text:span text:style-name="T1">sendGrbl</text:span><text:span text:style-name="T4">(</text:span><text:span text:style-name="T6">"G10P0L20X0Y0Z0\n"</text:span><text:span text:style-name="T4">)</text:span></text:p>
      <text:p text:style-name="P4"/>
      <text:p text:style-name="P1"><text:span text:style-name="T1"><text:tab/></text:span><text:span text:style-name="T7">def</text:span><text:span text:style-name="T1"> </text:span><text:span text:style-name="T11">resetX</text:span><text:span text:style-name="T4">(</text:span><text:span text:style-name="T1">self</text:span><text:span text:style-name="T4">,</text:span><text:span text:style-name="T1"> event</text:span><text:span text:style-name="T4">):</text:span></text:p>
      <text:p text:style-name="P1"><text:span text:style-name="T1"><text:tab/><text:tab/></text:span><text:span text:style-name="T7">if</text:span><text:span text:style-name="T1"> </text:span><text:span text:style-name="T7">not</text:span><text:span text:style-name="T1"> self</text:span><text:span text:style-name="T4">.</text:span><text:span text:style-name="T1">running</text:span><text:span text:style-name="T4">:</text:span><text:span text:style-name="T1"> self</text:span><text:span text:style-name="T4">.</text:span><text:span text:style-name="T1">sendGrbl</text:span><text:span text:style-name="T4">(</text:span><text:span text:style-name="T6">"G10P0L20X0\n"</text:span><text:span text:style-name="T4">)</text:span></text:p>
      <text:p text:style-name="P4"/>
      <text:p text:style-name="P1"><text:span text:style-name="T1"><text:tab/></text:span><text:span text:style-name="T7">def</text:span><text:span text:style-name="T1"> </text:span><text:span text:style-name="T11">resetY</text:span><text:span text:style-name="T4">(</text:span><text:span text:style-name="T1">self</text:span><text:span text:style-name="T4">,</text:span><text:span text:style-name="T1"> event</text:span><text:span text:style-name="T4">):</text:span></text:p>
      <text:p text:style-name="P1"><text:span text:style-name="T1"><text:tab/><text:tab/></text:span><text:span text:style-name="T7">if</text:span><text:span text:style-name="T1"> </text:span><text:span text:style-name="T7">not</text:span><text:span text:style-name="T1"> self</text:span><text:span text:style-name="T4">.</text:span><text:span text:style-name="T1">running</text:span><text:span text:style-name="T4">:</text:span><text:span text:style-name="T1"> self</text:span><text:span text:style-name="T4">.</text:span><text:span text:style-name="T1">sendGrbl</text:span><text:span text:style-name="T4">(</text:span><text:span text:style-name="T6">"G10P0L20Y0\n"</text:span><text:span text:style-name="T4">)</text:span></text:p>
      <text:p text:style-name="P4"/>
      <text:p text:style-name="P1"><text:span text:style-name="T1"><text:tab/></text:span><text:span text:style-name="T7">def</text:span><text:span text:style-name="T1"> </text:span><text:span text:style-name="T11">resetZ</text:span><text:span text:style-name="T4">(</text:span><text:span text:style-name="T1">self</text:span><text:span text:style-name="T4">,</text:span><text:span text:style-name="T1"> event</text:span><text:span text:style-name="T4">):</text:span></text:p>
      <text:p text:style-name="P1"><text:span text:style-name="T1"><text:tab/><text:tab/></text:span><text:span text:style-name="T7">if</text:span><text:span text:style-name="T1"> </text:span><text:span text:style-name="T7">not</text:span><text:span text:style-name="T1"> self</text:span><text:span text:style-name="T4">.</text:span><text:span text:style-name="T1">running</text:span><text:span text:style-name="T4">:</text:span><text:span text:style-name="T1"> self</text:span><text:span text:style-name="T4">.</text:span><text:span text:style-name="T1">sendGrbl</text:span><text:span text:style-name="T4">(</text:span><text:span text:style-name="T6">"G10P0L20Z0\n"</text:span><text:span text:style-name="T4">)</text:span></text:p>
      <text:p text:style-name="P4"/>
      <text:p text:style-name="P1"><text:span text:style-name="T1"><text:tab/></text:span><text:span text:style-name="T10">#----------------------------------------------------------------------</text:span></text:p>
      <text:p text:style-name="P1"><text:span text:style-name="T1"><text:tab/></text:span><text:span text:style-name="T7">def</text:span><text:span text:style-name="T1"> </text:span><text:span text:style-name="T11">feedHold</text:span><text:span text:style-name="T4">(</text:span><text:span text:style-name="T1">self</text:span><text:span text:style-name="T4">,</text:span><text:span text:style-name="T1"> event</text:span><text:span text:style-name="T4">=</text:span><text:span text:style-name="T7">None</text:span><text:span text:style-name="T4">):</text:span></text:p>
      <text:p text:style-name="P1"><text:span text:style-name="T1"><text:tab/><text:tab/></text:span><text:span text:style-name="T7">if</text:span><text:span text:style-name="T1"> event </text:span><text:span text:style-name="T7">is</text:span><text:span text:style-name="T1"> </text:span><text:span text:style-name="T7">not</text:span><text:span text:style-name="T1"> </text:span><text:span text:style-name="T7">None</text:span><text:span text:style-name="T1"> </text:span><text:span text:style-name="T7">and</text:span><text:span text:style-name="T1"> </text:span><text:span text:style-name="T7">not</text:span><text:span text:style-name="T1"> self</text:span><text:span text:style-name="T4">.</text:span><text:span text:style-name="T1">acceptKey</text:span><text:span text:style-name="T4">(</text:span><text:span text:style-name="T7">True</text:span><text:span text:style-name="T4">):</text:span><text:span text:style-name="T1"> </text:span><text:span text:style-name="T7">return</text:span></text:p>
      <text:p text:style-name="P1"><text:span text:style-name="T1"><text:tab/><text:tab/></text:span><text:span text:style-name="T7">if</text:span><text:span text:style-name="T1"> self</text:span><text:span text:style-name="T4">.</text:span><text:span text:style-name="T1">serial </text:span><text:span text:style-name="T7">is</text:span><text:span text:style-name="T1"> </text:span><text:span text:style-name="T7">None</text:span><text:span text:style-name="T4">:</text:span><text:span text:style-name="T1"> </text:span><text:span text:style-name="T7">return</text:span></text:p>
      <text:p text:style-name="P1"><text:span text:style-name="T1"><text:tab/><text:tab/>self</text:span><text:span text:style-name="T4">.</text:span><text:span text:style-name="T1">serial</text:span><text:span text:style-name="T4">.</text:span><text:span text:style-name="T1">write</text:span><text:span text:style-name="T4">(</text:span><text:span text:style-name="T6">"!"</text:span><text:span text:style-name="T4">)</text:span></text:p>
      <text:p text:style-name="P1"><text:span text:style-name="T1"><text:tab/><text:tab/>self</text:span><text:span text:style-name="T4">.</text:span><text:span text:style-name="T1">serial</text:span><text:span text:style-name="T4">.</text:span><text:span text:style-name="T1">flush</text:span><text:span text:style-name="T4">()</text:span></text:p>
      <text:p text:style-name="P1"><text:span text:style-name="T1"><text:tab/><text:tab/>self</text:span><text:span text:style-name="T4">.</text:span><text:span text:style-name="T1">_pause </text:span><text:span text:style-name="T4">=</text:span><text:span text:style-name="T1"> </text:span><text:span text:style-name="T7">True</text:span></text:p>
      <text:p text:style-name="P4"/>
      <text:p text:style-name="P1"><text:span text:style-name="T1"><text:tab/></text:span><text:span text:style-name="T10">#----------------------------------------------------------------------</text:span></text:p>
      <text:p text:style-name="P1"><text:span text:style-name="T1"><text:tab/></text:span><text:span text:style-name="T7">def</text:span><text:span text:style-name="T1"> </text:span><text:span text:style-name="T11">resume</text:span><text:span text:style-name="T4">(</text:span><text:span text:style-name="T1">self</text:span><text:span text:style-name="T4">,</text:span><text:span text:style-name="T1"> event</text:span><text:span text:style-name="T4">=</text:span><text:span text:style-name="T7">None</text:span><text:span text:style-name="T4">):</text:span></text:p>
      <text:p text:style-name="P1"><text:span text:style-name="T1"><text:tab/><text:tab/></text:span><text:span text:style-name="T7">if</text:span><text:span text:style-name="T1"> event </text:span><text:span text:style-name="T7">is</text:span><text:span text:style-name="T1"> </text:span><text:span text:style-name="T7">not</text:span><text:span text:style-name="T1"> </text:span><text:span text:style-name="T7">None</text:span><text:span text:style-name="T1"> </text:span><text:span text:style-name="T7">and</text:span><text:span text:style-name="T1"> </text:span><text:span text:style-name="T7">not</text:span><text:span text:style-name="T1"> self</text:span><text:span text:style-name="T4">.</text:span><text:span text:style-name="T1">acceptKey</text:span><text:span text:style-name="T4">(</text:span><text:span text:style-name="T7">True</text:span><text:span text:style-name="T4">):</text:span><text:span text:style-name="T1"> </text:span><text:span text:style-name="T7">return</text:span></text:p>
      <text:p text:style-name="P1"><text:span text:style-name="T1"><text:tab/><text:tab/></text:span><text:span text:style-name="T7">if</text:span><text:span text:style-name="T1"> self</text:span><text:span text:style-name="T4">.</text:span><text:span text:style-name="T1">serial </text:span><text:span text:style-name="T7">is</text:span><text:span text:style-name="T1"> </text:span><text:span text:style-name="T7">None</text:span><text:span text:style-name="T4">:</text:span><text:span text:style-name="T1"> </text:span><text:span text:style-name="T7">return</text:span></text:p>
      <text:p text:style-name="P1"><text:span text:style-name="T1"><text:tab/><text:tab/>self</text:span><text:span text:style-name="T4">.</text:span><text:span text:style-name="T1">serial</text:span><text:span text:style-name="T4">.</text:span><text:span text:style-name="T1">write</text:span><text:span text:style-name="T4">(</text:span><text:span text:style-name="T6">"~"</text:span><text:span text:style-name="T4">)</text:span></text:p>
      <text:p text:style-name="P1"><text:span text:style-name="T1"><text:tab/><text:tab/>self</text:span><text:span text:style-name="T4">.</text:span><text:span text:style-name="T1">serial</text:span><text:span text:style-name="T4">.</text:span><text:span text:style-name="T1">flush</text:span><text:span text:style-name="T4">()</text:span></text:p>
      <text:p text:style-name="P1"><text:span text:style-name="T1"><text:tab/><text:tab/>self</text:span><text:span text:style-name="T4">.</text:span><text:span text:style-name="T1">_pause </text:span><text:span text:style-name="T4">=</text:span><text:span text:style-name="T1"> </text:span><text:span text:style-name="T7">False</text:span></text:p>
      <text:p text:style-name="P4"/>
      <text:p text:style-name="P1"><text:span text:style-name="T1"><text:tab/></text:span><text:span text:style-name="T10">#----------------------------------------------------------------------</text:span></text:p>
      <text:p text:style-name="P1"><text:span text:style-name="T1"><text:tab/></text:span><text:span text:style-name="T7">def</text:span><text:span text:style-name="T1"> </text:span><text:span text:style-name="T11">pause</text:span><text:span text:style-name="T4">(</text:span><text:span text:style-name="T1">self</text:span><text:span text:style-name="T4">,</text:span><text:span text:style-name="T1"> event</text:span><text:span text:style-name="T4">=</text:span><text:span text:style-name="T7">None</text:span><text:span text:style-name="T4">):</text:span></text:p>
      <text:p text:style-name="P1"><text:span text:style-name="T1"><text:tab/><text:tab/></text:span><text:span text:style-name="T7">if</text:span><text:span text:style-name="T1"> self</text:span><text:span text:style-name="T4">.</text:span><text:span text:style-name="T1">serial </text:span><text:span text:style-name="T7">is</text:span><text:span text:style-name="T1"> </text:span><text:span text:style-name="T7">None</text:span><text:span text:style-name="T4">:</text:span><text:span text:style-name="T1"> </text:span><text:span text:style-name="T7">return</text:span></text:p>
      <text:p text:style-name="P1"><text:span text:style-name="T1"><text:tab/><text:tab/></text:span><text:span text:style-name="T7">if</text:span><text:span text:style-name="T1"> self</text:span><text:span text:style-name="T4">.</text:span><text:span text:style-name="T1">_pause</text:span><text:span text:style-name="T4">:</text:span></text:p>
      <text:p text:style-name="P1"><text:span text:style-name="T1"><text:tab/><text:tab/><text:tab/>self</text:span><text:span text:style-name="T4">.</text:span><text:span text:style-name="T1">resume</text:span><text:span text:style-name="T4">()</text:span></text:p>
      <text:p text:style-name="P1"><text:span text:style-name="T1"><text:tab/><text:tab/></text:span><text:span text:style-name="T7">else</text:span><text:span text:style-name="T4">:</text:span></text:p>
      <text:p text:style-name="P1"><text:span text:style-name="T1"><text:tab/><text:tab/><text:tab/>self</text:span><text:span text:style-name="T4">.</text:span><text:span text:style-name="T1">feedHold</text:span><text:span text:style-name="T4">()</text:span></text:p>
      <text:p text:style-name="P4"/>
      <text:p text:style-name="P1"><text:span text:style-name="T1"><text:tab/></text:span><text:span text:style-name="T10">#----------------------------------------------------------------------</text:span></text:p>
      <text:p text:style-name="P1"><text:span text:style-name="T1"><text:tab/></text:span><text:span text:style-name="T7">def</text:span><text:span text:style-name="T1"> </text:span><text:span text:style-name="T11">wcsSet</text:span><text:span text:style-name="T4">(</text:span><text:span text:style-name="T1">self</text:span><text:span text:style-name="T4">,</text:span><text:span text:style-name="T1"> event</text:span><text:span text:style-name="T4">=</text:span><text:span text:style-name="T7">None</text:span><text:span text:style-name="T4">):</text:span></text:p>
      <text:p text:style-name="P1"><text:span text:style-name="T1"><text:tab/><text:tab/>self</text:span><text:span text:style-name="T4">.</text:span><text:span text:style-name="T1">_wcsSet</text:span><text:span text:style-name="T4">(</text:span><text:span text:style-name="T1">self</text:span><text:span text:style-name="T4">.</text:span><text:span text:style-name="T1">wcsX</text:span><text:span text:style-name="T4">.</text:span><text:span text:style-name="T1">get</text:span><text:span text:style-name="T4">(),</text:span><text:span text:style-name="T1"> self</text:span><text:span text:style-name="T4">.</text:span><text:span text:style-name="T1">wcsY</text:span><text:span text:style-name="T4">.</text:span><text:span text:style-name="T1">get</text:span><text:span text:style-name="T4">(),</text:span><text:span text:style-name="T1"> self</text:span><text:span text:style-name="T4">.</text:span><text:span text:style-name="T1">wcsZ</text:span><text:span text:style-name="T4">.</text:span><text:span text:style-name="T1">get</text:span><text:span text:style-name="T4">())</text:span></text:p>
      <text:p text:style-name="P1"><text:span text:style-name="T1"><text:tab/><text:tab/>self</text:span><text:span text:style-name="T4">.</text:span><text:span text:style-name="T1">wcsX</text:span><text:span text:style-name="T4">.</text:span><text:span text:style-name="T1">delete</text:span><text:span text:style-name="T4">(</text:span><text:span text:style-name="T8">0</text:span><text:span text:style-name="T4">,</text:span><text:span text:style-name="T1">END</text:span><text:span text:style-name="T4">)</text:span></text:p>
      <text:p text:style-name="P1"><text:span text:style-name="T1"><text:tab/><text:tab/>self</text:span><text:span text:style-name="T4">.</text:span><text:span text:style-name="T1">wcsY</text:span><text:span text:style-name="T4">.</text:span><text:span text:style-name="T1">delete</text:span><text:span text:style-name="T4">(</text:span><text:span text:style-name="T8">0</text:span><text:span text:style-name="T4">,</text:span><text:span text:style-name="T1">END</text:span><text:span text:style-name="T4">)</text:span></text:p>
      <text:p text:style-name="P1"><text:span text:style-name="T1"><text:tab/><text:tab/>self</text:span><text:span text:style-name="T4">.</text:span><text:span text:style-name="T1">wcsZ</text:span><text:span text:style-name="T4">.</text:span><text:span text:style-name="T1">delete</text:span><text:span text:style-name="T4">(</text:span><text:span text:style-name="T8">0</text:span><text:span text:style-name="T4">,</text:span><text:span text:style-name="T1">END</text:span><text:span text:style-name="T4">)</text:span></text:p>
      <text:p text:style-name="P4"/>
      <text:p text:style-name="P1"><text:span text:style-name="T1"><text:tab/></text:span><text:span text:style-name="T10">#----------------------------------------------------------------------</text:span></text:p>
      <text:p text:style-name="P1"><text:span text:style-name="T1"><text:tab/></text:span><text:span text:style-name="T7">def</text:span><text:span text:style-name="T1"> </text:span><text:span text:style-name="T11">wcsSet0</text:span><text:span text:style-name="T4">(</text:span><text:span text:style-name="T1">self</text:span><text:span text:style-name="T4">):</text:span><text:span text:style-name="T1"> self</text:span><text:span text:style-name="T4">.</text:span><text:span text:style-name="T1">_wcsSet</text:span><text:span text:style-name="T4">(</text:span><text:span text:style-name="T8">0.0</text:span><text:span text:style-name="T4">,</text:span><text:span text:style-name="T8">0.0</text:span><text:span text:style-name="T4">,</text:span><text:span text:style-name="T8">0.0</text:span><text:span text:style-name="T4">)</text:span></text:p>
      <text:p text:style-name="P1"><text:span text:style-name="T1"><text:tab/></text:span><text:span text:style-name="T7">def</text:span><text:span text:style-name="T1"> </text:span><text:span text:style-name="T11">wcsSetX0</text:span><text:span text:style-name="T4">(</text:span><text:span text:style-name="T1">self</text:span><text:span text:style-name="T4">):</text:span><text:span text:style-name="T1"> self</text:span><text:span text:style-name="T4">.</text:span><text:span text:style-name="T1">_wcsSet</text:span><text:span text:style-name="T4">(</text:span><text:span text:style-name="T8">0.0</text:span><text:span text:style-name="T4">,</text:span><text:span text:style-name="T6">""</text:span><text:span text:style-name="T4">,</text:span><text:span text:style-name="T6">""</text:span><text:span text:style-name="T4">)</text:span></text:p>
      <text:p text:style-name="P1"><text:span text:style-name="T1"><text:tab/></text:span><text:span text:style-name="T7">def</text:span><text:span text:style-name="T1"> </text:span><text:span text:style-name="T11">wcsSetY0</text:span><text:span text:style-name="T4">(</text:span><text:span text:style-name="T1">self</text:span><text:span text:style-name="T4">):</text:span><text:span text:style-name="T1"> self</text:span><text:span text:style-name="T4">.</text:span><text:span text:style-name="T1">_wcsSet</text:span><text:span text:style-name="T4">(</text:span><text:span text:style-name="T6">""</text:span><text:span text:style-name="T4">,</text:span><text:span text:style-name="T8">0.0</text:span><text:span text:style-name="T4">,</text:span><text:span text:style-name="T6">""</text:span><text:span text:style-name="T4">)</text:span></text:p>
      <text:p text:style-name="P1"><text:span text:style-name="T1"><text:tab/></text:span><text:span text:style-name="T7">def</text:span><text:span text:style-name="T1"> </text:span><text:span text:style-name="T11">wcsSetZ0</text:span><text:span text:style-name="T4">(</text:span><text:span text:style-name="T1">self</text:span><text:span text:style-name="T4">):</text:span><text:span text:style-name="T1"> self</text:span><text:span text:style-name="T4">.</text:span><text:span text:style-name="T1">_wcsSet</text:span><text:span text:style-name="T4">(</text:span><text:span text:style-name="T6">""</text:span><text:span text:style-name="T4">,</text:span><text:span text:style-name="T6">""</text:span><text:span text:style-name="T4">,</text:span><text:span text:style-name="T8">0.0</text:span><text:span text:style-name="T4">)</text:span></text:p>
      <text:p text:style-name="P4"/>
      <text:p text:style-name="P1"><text:span text:style-name="T1"><text:tab/></text:span><text:span text:style-name="T10">#----------------------------------------------------------------------</text:span></text:p>
      <text:p text:style-name="P1"><text:span text:style-name="T1"><text:tab/></text:span><text:span text:style-name="T7">def</text:span><text:span text:style-name="T1"> </text:span><text:span text:style-name="T11">wcsChange</text:span><text:span text:style-name="T4">(</text:span><text:span text:style-name="T1">self</text:span><text:span text:style-name="T4">):</text:span></text:p>
      <text:p text:style-name="P1"><text:span text:style-name="T1"><text:tab/><text:tab/>idx </text:span><text:span text:style-name="T4">=</text:span><text:span text:style-name="T1"> self</text:span><text:span text:style-name="T4">.</text:span><text:span text:style-name="T1">wcsvar</text:span><text:span text:style-name="T4">.</text:span><text:span text:style-name="T1">get</text:span><text:span text:style-name="T4">()</text:span></text:p>
      <text:p text:style-name="P1"><text:span text:style-name="T1"><text:tab/><text:tab/>self</text:span><text:span text:style-name="T4">.</text:span><text:span text:style-name="T1">sendGrbl</text:span><text:span text:style-name="T4">(</text:span><text:span text:style-name="T1">WCS</text:span><text:span text:style-name="T4">[</text:span><text:span text:style-name="T1">idx</text:span><text:span text:style-name="T4">]+</text:span><text:span text:style-name="T6">"\n$G\n"</text:span><text:span text:style-name="T4">)</text:span></text:p>
      <text:p text:style-name="P4"/>
      <text:p text:style-name="P1"><text:span text:style-name="T1"><text:tab/></text:span><text:span text:style-name="T10">#----------------------------------------------------------------------</text:span></text:p>
      <text:p text:style-name="P1"><text:span text:style-name="T1"><text:tab/></text:span><text:span text:style-name="T10"># Return the X%g Y%g Z%g from user input</text:span></text:p>
      <text:p text:style-name="P1"><text:span text:style-name="T1"><text:tab/></text:span><text:span text:style-name="T10">#----------------------------------------------------------------------</text:span></text:p>
      <text:p text:style-name="P1"><text:span text:style-name="T1"><text:tab/></text:span><text:span text:style-name="T7">def</text:span><text:span text:style-name="T1"> </text:span><text:span text:style-name="T11">_wcsXYZ</text:span><text:span text:style-name="T4">(</text:span><text:span text:style-name="T1">self</text:span><text:span text:style-name="T4">,</text:span><text:span text:style-name="T1"> x</text:span><text:span text:style-name="T4">,</text:span><text:span text:style-name="T1"> y</text:span><text:span text:style-name="T4">,</text:span><text:span text:style-name="T1"> z</text:span><text:span text:style-name="T4">):</text:span></text:p>
      <text:p text:style-name="P1"><text:span text:style-name="T1"><text:tab/><text:tab/>cmd </text:span><text:span text:style-name="T4">=</text:span><text:span text:style-name="T1"> </text:span><text:span text:style-name="T6">""</text:span></text:p>
      <text:p text:style-name="P1"><text:span text:style-name="T1"><text:tab/><text:tab/></text:span><text:span text:style-name="T7">if</text:span><text:span text:style-name="T1"> x</text:span><text:span text:style-name="T4">!=</text:span><text:span text:style-name="T6">""</text:span><text:span text:style-name="T4">:</text:span><text:span text:style-name="T1"> cmd </text:span><text:span text:style-name="T4">+=</text:span><text:span text:style-name="T1"> </text:span><text:span text:style-name="T6">"X"</text:span><text:span text:style-name="T4">+</text:span><text:span text:style-name="T1">str</text:span><text:span text:style-name="T4">(</text:span><text:span text:style-name="T1">x</text:span><text:span text:style-name="T4">)</text:span></text:p>
      <text:p text:style-name="P1"><text:soft-page-break/><text:span text:style-name="T1"><text:tab/><text:tab/></text:span><text:span text:style-name="T7">if</text:span><text:span text:style-name="T1"> y</text:span><text:span text:style-name="T4">!=</text:span><text:span text:style-name="T6">""</text:span><text:span text:style-name="T4">:</text:span><text:span text:style-name="T1"> cmd </text:span><text:span text:style-name="T4">+=</text:span><text:span text:style-name="T1"> </text:span><text:span text:style-name="T6">"Y"</text:span><text:span text:style-name="T4">+</text:span><text:span text:style-name="T1">str</text:span><text:span text:style-name="T4">(</text:span><text:span text:style-name="T1">y</text:span><text:span text:style-name="T4">)</text:span></text:p>
      <text:p text:style-name="P1"><text:span text:style-name="T1"><text:tab/><text:tab/></text:span><text:span text:style-name="T7">if</text:span><text:span text:style-name="T1"> z</text:span><text:span text:style-name="T4">!=</text:span><text:span text:style-name="T6">""</text:span><text:span text:style-name="T4">:</text:span><text:span text:style-name="T1"> cmd </text:span><text:span text:style-name="T4">+=</text:span><text:span text:style-name="T1"> </text:span><text:span text:style-name="T6">"Z"</text:span><text:span text:style-name="T4">+</text:span><text:span text:style-name="T1">str</text:span><text:span text:style-name="T4">(</text:span><text:span text:style-name="T1">z</text:span><text:span text:style-name="T4">)</text:span></text:p>
      <text:p text:style-name="P1"><text:span text:style-name="T1"><text:tab/><text:tab/></text:span><text:span text:style-name="T7">return</text:span><text:span text:style-name="T1"> cmd</text:span></text:p>
      <text:p text:style-name="P4"/>
      <text:p text:style-name="P1"><text:span text:style-name="T1"><text:tab/></text:span><text:span text:style-name="T10">#----------------------------------------------------------------------</text:span></text:p>
      <text:p text:style-name="P1"><text:span text:style-name="T1"><text:tab/></text:span><text:span text:style-name="T7">def</text:span><text:span text:style-name="T1"> </text:span><text:span text:style-name="T11">_wcsSet</text:span><text:span text:style-name="T4">(</text:span><text:span text:style-name="T1">self</text:span><text:span text:style-name="T4">,</text:span><text:span text:style-name="T1"> x</text:span><text:span text:style-name="T4">,</text:span><text:span text:style-name="T1"> y</text:span><text:span text:style-name="T4">,</text:span><text:span text:style-name="T1"> z</text:span><text:span text:style-name="T4">):</text:span></text:p>
      <text:p text:style-name="P1"><text:span text:style-name="T1"><text:tab/><text:tab/>p </text:span><text:span text:style-name="T4">=</text:span><text:span text:style-name="T1"> self</text:span><text:span text:style-name="T4">.</text:span><text:span text:style-name="T1">wcsvar</text:span><text:span text:style-name="T4">.</text:span><text:span text:style-name="T1">get</text:span><text:span text:style-name="T4">()</text:span></text:p>
      <text:p text:style-name="P1"><text:span text:style-name="T1"><text:tab/><text:tab/></text:span><text:span text:style-name="T7">if</text:span><text:span text:style-name="T1"> p</text:span><text:span text:style-name="T4">&lt;</text:span><text:span text:style-name="T8">6</text:span><text:span text:style-name="T4">:</text:span></text:p>
      <text:p text:style-name="P1"><text:span text:style-name="T1"><text:tab/><text:tab/><text:tab/>cmd </text:span><text:span text:style-name="T4">=</text:span><text:span text:style-name="T1"> </text:span><text:span text:style-name="T6">"G10L20P%d"</text:span><text:span text:style-name="T4">%(</text:span><text:span text:style-name="T1">p</text:span><text:span text:style-name="T4">+</text:span><text:span text:style-name="T8">1</text:span><text:span text:style-name="T4">)</text:span></text:p>
      <text:p text:style-name="P1"><text:span text:style-name="T1"><text:tab/><text:tab/></text:span><text:span text:style-name="T7">elif</text:span><text:span text:style-name="T1"> p</text:span><text:span text:style-name="T4">==</text:span><text:span text:style-name="T8">6</text:span><text:span text:style-name="T4">:</text:span></text:p>
      <text:p text:style-name="P1"><text:span text:style-name="T1"><text:tab/><text:tab/><text:tab/>cmd </text:span><text:span text:style-name="T4">=</text:span><text:span text:style-name="T1"> </text:span><text:span text:style-name="T6">"G28.1"</text:span></text:p>
      <text:p text:style-name="P1"><text:span text:style-name="T1"><text:tab/><text:tab/></text:span><text:span text:style-name="T7">elif</text:span><text:span text:style-name="T1"> p</text:span><text:span text:style-name="T4">==</text:span><text:span text:style-name="T8">7</text:span><text:span text:style-name="T4">:</text:span></text:p>
      <text:p text:style-name="P1"><text:span text:style-name="T1"><text:tab/><text:tab/><text:tab/>cmd </text:span><text:span text:style-name="T4">=</text:span><text:span text:style-name="T1"> </text:span><text:span text:style-name="T6">"G30.1"</text:span></text:p>
      <text:p text:style-name="P1"><text:span text:style-name="T1"><text:tab/><text:tab/></text:span><text:span text:style-name="T7">elif</text:span><text:span text:style-name="T1"> p</text:span><text:span text:style-name="T4">==</text:span><text:span text:style-name="T8">8</text:span><text:span text:style-name="T4">:</text:span></text:p>
      <text:p text:style-name="P1"><text:span text:style-name="T1"><text:tab/><text:tab/><text:tab/>cmd </text:span><text:span text:style-name="T4">=</text:span><text:span text:style-name="T1"> </text:span><text:span text:style-name="T6">"G92"</text:span></text:p>
      <text:p text:style-name="P4"/>
      <text:p text:style-name="P1"><text:span text:style-name="T1"><text:tab/><text:tab/>cmd </text:span><text:span text:style-name="T4">+=</text:span><text:span text:style-name="T1"> self</text:span><text:span text:style-name="T4">.</text:span><text:span text:style-name="T1">_wcsXYZ</text:span><text:span text:style-name="T4">(</text:span><text:span text:style-name="T1">x</text:span><text:span text:style-name="T4">,</text:span><text:span text:style-name="T1">y</text:span><text:span text:style-name="T4">,</text:span><text:span text:style-name="T1">z</text:span><text:span text:style-name="T4">)</text:span></text:p>
      <text:p text:style-name="P4"/>
      <text:p text:style-name="P1"><text:span text:style-name="T1"><text:tab/><text:tab/>self</text:span><text:span text:style-name="T4">.</text:span><text:span text:style-name="T1">sendGrbl</text:span><text:span text:style-name="T4">(</text:span><text:span text:style-name="T1">cmd</text:span><text:span text:style-name="T4">+</text:span><text:span text:style-name="T6">"\n$#\n"</text:span><text:span text:style-name="T4">)</text:span></text:p>
      <text:p text:style-name="P1"><text:span text:style-name="T1"><text:tab/><text:tab/>self</text:span><text:span text:style-name="T4">.</text:span><text:span text:style-name="T1">statusbar</text:span><text:span text:style-name="T4">[</text:span><text:span text:style-name="T6">"text"</text:span><text:span text:style-name="T4">]</text:span><text:span text:style-name="T1"> </text:span><text:span text:style-name="T4">=</text:span><text:span text:style-name="T1"> </text:span><text:span text:style-name="T6">"Set workspace %s to X%s Y%s Z%s"</text:span><text:span text:style-name="T4">%</text:span><text:span text:style-name="T1"> \</text:span></text:p>
      <text:p text:style-name="P1"><text:span text:style-name="T1"><text:tab/><text:tab/><text:tab/><text:tab/><text:tab/></text:span><text:span text:style-name="T4">(</text:span><text:span text:style-name="T1">WCS</text:span><text:span text:style-name="T4">[</text:span><text:span text:style-name="T1">p</text:span><text:span text:style-name="T4">],</text:span><text:span text:style-name="T1">str</text:span><text:span text:style-name="T4">(</text:span><text:span text:style-name="T1">x</text:span><text:span text:style-name="T4">),</text:span><text:span text:style-name="T1">str</text:span><text:span text:style-name="T4">(</text:span><text:span text:style-name="T1">y</text:span><text:span text:style-name="T4">),</text:span><text:span text:style-name="T1">str</text:span><text:span text:style-name="T4">(</text:span><text:span text:style-name="T1">z</text:span><text:span text:style-name="T4">))</text:span></text:p>
      <text:p text:style-name="P4"/>
      <text:p text:style-name="P1"><text:span text:style-name="T1"><text:tab/></text:span><text:span text:style-name="T10">#----------------------------------------------------------------------</text:span></text:p>
      <text:p text:style-name="P1"><text:span text:style-name="T1"><text:tab/></text:span><text:span text:style-name="T10"># FIXME ????</text:span></text:p>
      <text:p text:style-name="P1"><text:span text:style-name="T1"><text:tab/></text:span><text:span text:style-name="T10">#----------------------------------------------------------------------</text:span></text:p>
      <text:p text:style-name="P1"><text:span text:style-name="T1"><text:tab/></text:span><text:span text:style-name="T7">def</text:span><text:span text:style-name="T1"> </text:span><text:span text:style-name="T11">g28Command</text:span><text:span text:style-name="T4">(</text:span><text:span text:style-name="T1">self</text:span><text:span text:style-name="T4">):</text:span></text:p>
      <text:p text:style-name="P1"><text:span text:style-name="T1"><text:tab/><text:tab/>self</text:span><text:span text:style-name="T4">.</text:span><text:span text:style-name="T1">sendGrbl</text:span><text:span text:style-name="T4">(</text:span><text:span text:style-name="T6">"G28.1\n"</text:span><text:span text:style-name="T4">)</text:span></text:p>
      <text:p text:style-name="P4"/>
      <text:p text:style-name="P1"><text:span text:style-name="T1"><text:tab/></text:span><text:span text:style-name="T10">#----------------------------------------------------------------------</text:span></text:p>
      <text:p text:style-name="P1"><text:span text:style-name="T1"><text:tab/></text:span><text:span text:style-name="T10"># FIXME ????</text:span></text:p>
      <text:p text:style-name="P1"><text:span text:style-name="T1"><text:tab/></text:span><text:span text:style-name="T10">#----------------------------------------------------------------------</text:span></text:p>
      <text:p text:style-name="P1"><text:span text:style-name="T1"><text:tab/></text:span><text:span text:style-name="T7">def</text:span><text:span text:style-name="T1"> </text:span><text:span text:style-name="T11">g30Command</text:span><text:span text:style-name="T4">(</text:span><text:span text:style-name="T1">self</text:span><text:span text:style-name="T4">):</text:span></text:p>
      <text:p text:style-name="P1"><text:span text:style-name="T1"><text:tab/><text:tab/>self</text:span><text:span text:style-name="T4">.</text:span><text:span text:style-name="T1">sendGrbl</text:span><text:span text:style-name="T4">(</text:span><text:span text:style-name="T6">"G30.1\n"</text:span><text:span text:style-name="T4">)</text:span></text:p>
      <text:p text:style-name="P4"/>
      <text:p text:style-name="P1"><text:span text:style-name="T1"><text:tab/></text:span><text:span text:style-name="T10">#----------------------------------------------------------------------</text:span></text:p>
      <text:p text:style-name="P1"><text:span text:style-name="T1"><text:tab/></text:span><text:span text:style-name="T7">def</text:span><text:span text:style-name="T1"> </text:span><text:span text:style-name="T11">g92Command</text:span><text:span text:style-name="T4">(</text:span><text:span text:style-name="T1">self</text:span><text:span text:style-name="T4">):</text:span></text:p>
      <text:p text:style-name="P1"><text:span text:style-name="T1"><text:tab/><text:tab/>cmd </text:span><text:span text:style-name="T4">=</text:span><text:span text:style-name="T1"> </text:span><text:span text:style-name="T6">"G92"</text:span><text:span text:style-name="T4">+</text:span><text:span text:style-name="T1">self</text:span><text:span text:style-name="T4">.</text:span><text:span text:style-name="T1">_wcsXYZ</text:span><text:span text:style-name="T4">(</text:span><text:span text:style-name="T1">self</text:span><text:span text:style-name="T4">.</text:span><text:span text:style-name="T1">wcsX</text:span><text:span text:style-name="T4">.</text:span><text:span text:style-name="T1">get</text:span><text:span text:style-name="T4">(),</text:span><text:span text:style-name="T1"> self</text:span><text:span text:style-name="T4">.</text:span><text:span text:style-name="T1">wcsY</text:span><text:span text:style-name="T4">.</text:span><text:span text:style-name="T1">get</text:span><text:span text:style-name="T4">(),</text:span><text:span text:style-name="T1"> self</text:span><text:span text:style-name="T4">.</text:span><text:span text:style-name="T1">wcsZ</text:span><text:span text:style-name="T4">.</text:span><text:span text:style-name="T1">get</text:span><text:span text:style-name="T4">())</text:span></text:p>
      <text:p text:style-name="P1"><text:span text:style-name="T1"><text:tab/><text:tab/>self</text:span><text:span text:style-name="T4">.</text:span><text:span text:style-name="T1">sendGrbl</text:span><text:span text:style-name="T4">(</text:span><text:span text:style-name="T1">cmd</text:span><text:span text:style-name="T4">+</text:span><text:span text:style-name="T6">"\n$#\n"</text:span><text:span text:style-name="T4">)</text:span></text:p>
      <text:p text:style-name="P1"><text:span text:style-name="T1"><text:tab/><text:tab/>self</text:span><text:span text:style-name="T4">.</text:span><text:span text:style-name="T1">statusbar</text:span><text:span text:style-name="T4">[</text:span><text:span text:style-name="T6">"text"</text:span><text:span text:style-name="T4">]</text:span><text:span text:style-name="T1"> </text:span><text:span text:style-name="T4">=</text:span><text:span text:style-name="T1"> </text:span><text:span text:style-name="T6">"Set legacy zero location"</text:span></text:p>
      <text:p text:style-name="P4"/>
      <text:p text:style-name="P1"><text:span text:style-name="T1"><text:tab/></text:span><text:span text:style-name="T10">#----------------------------------------------------------------------</text:span></text:p>
      <text:p text:style-name="P1"><text:span text:style-name="T1"><text:tab/></text:span><text:span text:style-name="T7">def</text:span><text:span text:style-name="T1"> </text:span><text:span text:style-name="T11">tloSet</text:span><text:span text:style-name="T4">(</text:span><text:span text:style-name="T1">self</text:span><text:span text:style-name="T4">,</text:span><text:span text:style-name="T1"> event</text:span><text:span text:style-name="T4">=</text:span><text:span text:style-name="T7">None</text:span><text:span text:style-name="T4">):</text:span></text:p>
      <text:p text:style-name="P1"><text:span text:style-name="T1"><text:tab/><text:tab/>cmd </text:span><text:span text:style-name="T4">=</text:span><text:span text:style-name="T1"> </text:span><text:span text:style-name="T6">"G43.1Z"</text:span><text:span text:style-name="T4">+(</text:span><text:span text:style-name="T1">self</text:span><text:span text:style-name="T4">.</text:span><text:span text:style-name="T1">_tloin</text:span><text:span text:style-name="T4">.</text:span><text:span text:style-name="T1">get</text:span><text:span text:style-name="T4">())</text:span></text:p>
      <text:p text:style-name="P1"><text:span text:style-name="T1"><text:tab/><text:tab/>self</text:span><text:span text:style-name="T4">.</text:span><text:span text:style-name="T1">sendGrbl</text:span><text:span text:style-name="T4">(</text:span><text:span text:style-name="T1">cmd</text:span><text:span text:style-name="T4">+</text:span><text:span text:style-name="T6">"\n$#\n"</text:span><text:span text:style-name="T4">)</text:span></text:p>
      <text:p text:style-name="P4"/>
      <text:p text:style-name="P1"><text:span text:style-name="T1"><text:tab/></text:span><text:span text:style-name="T10">#----------------------------------------------------------------------</text:span></text:p>
      <text:p text:style-name="P1"><text:span text:style-name="T1"><text:tab/></text:span><text:span text:style-name="T7">def</text:span><text:span text:style-name="T1"> </text:span><text:span text:style-name="T11">probeGetMargins</text:span><text:span text:style-name="T4">(</text:span><text:span text:style-name="T1">self</text:span><text:span text:style-name="T4">):</text:span></text:p>
      <text:p text:style-name="P1"><text:span text:style-name="T1"><text:tab/><text:tab/>self</text:span><text:span text:style-name="T4">.</text:span><text:span text:style-name="T1">probeXmin</text:span><text:span text:style-name="T4">.</text:span><text:span text:style-name="T1">set</text:span><text:span text:style-name="T4">(</text:span><text:span text:style-name="T1">str</text:span><text:span text:style-name="T4">(</text:span><text:span text:style-name="T1">self</text:span><text:span text:style-name="T4">.</text:span><text:span text:style-name="T1">cnc</text:span><text:span text:style-name="T4">.</text:span><text:span text:style-name="T1">xmin</text:span><text:span text:style-name="T4">))</text:span></text:p>
      <text:p text:style-name="P1"><text:span text:style-name="T1"><text:tab/><text:tab/>self</text:span><text:span text:style-name="T4">.</text:span><text:span text:style-name="T1">probeXmax</text:span><text:span text:style-name="T4">.</text:span><text:span text:style-name="T1">set</text:span><text:span text:style-name="T4">(</text:span><text:span text:style-name="T1">str</text:span><text:span text:style-name="T4">(</text:span><text:span text:style-name="T1">self</text:span><text:span text:style-name="T4">.</text:span><text:span text:style-name="T1">cnc</text:span><text:span text:style-name="T4">.</text:span><text:span text:style-name="T1">xmax</text:span><text:span text:style-name="T4">))</text:span></text:p>
      <text:p text:style-name="P1"><text:span text:style-name="T1"><text:tab/><text:tab/>self</text:span><text:span text:style-name="T4">.</text:span><text:span text:style-name="T1">probeYmin</text:span><text:span text:style-name="T4">.</text:span><text:span text:style-name="T1">set</text:span><text:span text:style-name="T4">(</text:span><text:span text:style-name="T1">str</text:span><text:span text:style-name="T4">(</text:span><text:span text:style-name="T1">self</text:span><text:span text:style-name="T4">.</text:span><text:span text:style-name="T1">cnc</text:span><text:span text:style-name="T4">.</text:span><text:span text:style-name="T1">ymin</text:span><text:span text:style-name="T4">))</text:span></text:p>
      <text:p text:style-name="P1"><text:span text:style-name="T1"><text:tab/><text:tab/>self</text:span><text:span text:style-name="T4">.</text:span><text:span text:style-name="T1">probeYmax</text:span><text:span text:style-name="T4">.</text:span><text:span text:style-name="T1">set</text:span><text:span text:style-name="T4">(</text:span><text:span text:style-name="T1">str</text:span><text:span text:style-name="T4">(</text:span><text:span text:style-name="T1">self</text:span><text:span text:style-name="T4">.</text:span><text:span text:style-name="T1">cnc</text:span><text:span text:style-name="T4">.</text:span><text:span text:style-name="T1">ymax</text:span><text:span text:style-name="T4">))</text:span></text:p>
      <text:p text:style-name="P1"><text:span text:style-name="T1"><text:tab/><text:tab/>self</text:span><text:span text:style-name="T4">.</text:span><text:span text:style-name="T1">probeChange</text:span><text:span text:style-name="T4">()</text:span></text:p>
      <text:p text:style-name="P4"/>
      <text:p text:style-name="P1"><text:span text:style-name="T1"><text:tab/></text:span><text:span text:style-name="T10">#----------------------------------------------------------------------</text:span></text:p>
      <text:p text:style-name="P1"><text:span text:style-name="T1"><text:tab/></text:span><text:span text:style-name="T7">def</text:span><text:span text:style-name="T1"> </text:span><text:span text:style-name="T11">probeChange</text:span><text:span text:style-name="T4">(</text:span><text:span text:style-name="T1">self</text:span><text:span text:style-name="T4">,</text:span><text:span text:style-name="T1"> verbose</text:span><text:span text:style-name="T4">=</text:span><text:span text:style-name="T7">True</text:span><text:span text:style-name="T4">):</text:span></text:p>
      <text:p text:style-name="P1"><text:span text:style-name="T1"><text:tab/><text:tab/>probe </text:span><text:span text:style-name="T4">=</text:span><text:span text:style-name="T1"> self</text:span><text:span text:style-name="T4">.</text:span><text:span text:style-name="T1">gcode</text:span><text:span text:style-name="T4">.</text:span><text:span text:style-name="T1">probe</text:span></text:p>
      <text:p text:style-name="P1"><text:span text:style-name="T1"><text:tab/><text:tab/>error </text:span><text:span text:style-name="T4">=</text:span><text:span text:style-name="T1"> </text:span><text:span text:style-name="T7">False</text:span></text:p>
      <text:p text:style-name="P1"><text:span text:style-name="T1"><text:tab/><text:tab/></text:span><text:span text:style-name="T7">try</text:span><text:span text:style-name="T4">:</text:span></text:p>
      <text:p text:style-name="P1"><text:span text:style-name="T1"><text:tab/><text:tab/><text:tab/>probe</text:span><text:span text:style-name="T4">.</text:span><text:span text:style-name="T1">xmin </text:span><text:span text:style-name="T4">=</text:span><text:span text:style-name="T1"> float</text:span><text:span text:style-name="T4">(</text:span><text:span text:style-name="T1">self</text:span><text:span text:style-name="T4">.</text:span><text:span text:style-name="T1">probeXmin</text:span><text:span text:style-name="T4">.</text:span><text:span text:style-name="T1">get</text:span><text:span text:style-name="T4">())</text:span></text:p>
      <text:p text:style-name="P1"><text:span text:style-name="T1"><text:tab/><text:tab/><text:tab/>probe</text:span><text:span text:style-name="T4">.</text:span><text:span text:style-name="T1">xmax </text:span><text:span text:style-name="T4">=</text:span><text:span text:style-name="T1"> float</text:span><text:span text:style-name="T4">(</text:span><text:span text:style-name="T1">self</text:span><text:span text:style-name="T4">.</text:span><text:span text:style-name="T1">probeXmax</text:span><text:span text:style-name="T4">.</text:span><text:span text:style-name="T1">get</text:span><text:span text:style-name="T4">())</text:span></text:p>
      <text:p text:style-name="P1"><text:span text:style-name="T1"><text:tab/><text:tab/><text:tab/>probe</text:span><text:span text:style-name="T4">.</text:span><text:span text:style-name="T1">xn <text:s text:c="2"/></text:span><text:span text:style-name="T4">=</text:span><text:span text:style-name="T1"> max</text:span><text:span text:style-name="T4">(</text:span><text:span text:style-name="T8">2</text:span><text:span text:style-name="T4">,</text:span><text:span text:style-name="T1">int</text:span><text:span text:style-name="T4">(</text:span><text:span text:style-name="T1">self</text:span><text:span text:style-name="T4">.</text:span><text:span text:style-name="T1">probeXbins</text:span><text:span text:style-name="T4">.</text:span><text:span text:style-name="T1">get</text:span><text:span text:style-name="T4">()))</text:span></text:p>
      <text:p text:style-name="P1"><text:span text:style-name="T1"><text:tab/><text:tab/><text:tab/>self</text:span><text:span text:style-name="T4">.</text:span><text:span text:style-name="T1">probeXstep</text:span><text:span text:style-name="T4">[</text:span><text:span text:style-name="T6">"text"</text:span><text:span text:style-name="T4">]</text:span><text:span text:style-name="T1"> </text:span><text:span text:style-name="T4">=</text:span><text:span text:style-name="T1"> </text:span><text:span text:style-name="T6">"%.5g"</text:span><text:span text:style-name="T4">%(</text:span><text:span text:style-name="T1">probe</text:span><text:span text:style-name="T4">.</text:span><text:span text:style-name="T1">xstep</text:span><text:span text:style-name="T4">())</text:span></text:p>
      <text:p text:style-name="P1"><text:span text:style-name="T1"><text:tab/><text:tab/></text:span><text:span text:style-name="T7">except</text:span><text:span text:style-name="T1"> ValueError</text:span><text:span text:style-name="T4">:</text:span></text:p>
      <text:p text:style-name="P1"><text:span text:style-name="T1"><text:tab/><text:tab/><text:tab/>self</text:span><text:span text:style-name="T4">.</text:span><text:span text:style-name="T1">probeXstep</text:span><text:span text:style-name="T4">[</text:span><text:span text:style-name="T6">"text"</text:span><text:span text:style-name="T4">]</text:span><text:span text:style-name="T1"> </text:span><text:span text:style-name="T4">=</text:span><text:span text:style-name="T1"> </text:span><text:span text:style-name="T6">""</text:span></text:p>
      <text:p text:style-name="P1"><text:soft-page-break/><text:span text:style-name="T1"><text:tab/><text:tab/><text:tab/></text:span><text:span text:style-name="T7">if</text:span><text:span text:style-name="T1"> verbose</text:span><text:span text:style-name="T4">:</text:span></text:p>
      <text:p text:style-name="P1"><text:span text:style-name="T1"><text:tab/><text:tab/><text:tab/><text:tab/>tkMessageBox</text:span><text:span text:style-name="T4">.</text:span><text:span text:style-name="T1">showerror</text:span><text:span text:style-name="T4">(</text:span><text:span text:style-name="T6">"Probe Error"</text:span><text:span text:style-name="T4">,</text:span></text:p>
      <text:p text:style-name="P1"><text:span text:style-name="T1"><text:tab/><text:tab/><text:tab/><text:tab/><text:tab/><text:tab/></text:span><text:span text:style-name="T6">"Invalid X probing region"</text:span><text:span text:style-name="T4">,</text:span></text:p>
      <text:p text:style-name="P1"><text:span text:style-name="T1"><text:tab/><text:tab/><text:tab/><text:tab/><text:tab/><text:tab/>parent</text:span><text:span text:style-name="T4">=</text:span><text:span text:style-name="T1">self</text:span><text:span text:style-name="T4">)</text:span></text:p>
      <text:p text:style-name="P1"><text:span text:style-name="T1"><text:tab/><text:tab/><text:tab/>error </text:span><text:span text:style-name="T4">=</text:span><text:span text:style-name="T1"> </text:span><text:span text:style-name="T7">True</text:span></text:p>
      <text:p text:style-name="P4"/>
      <text:p text:style-name="P1"><text:span text:style-name="T1"><text:tab/><text:tab/></text:span><text:span text:style-name="T7">try</text:span><text:span text:style-name="T4">:</text:span></text:p>
      <text:p text:style-name="P1"><text:span text:style-name="T1"><text:tab/><text:tab/><text:tab/>probe</text:span><text:span text:style-name="T4">.</text:span><text:span text:style-name="T1">ymin </text:span><text:span text:style-name="T4">=</text:span><text:span text:style-name="T1"> float</text:span><text:span text:style-name="T4">(</text:span><text:span text:style-name="T1">self</text:span><text:span text:style-name="T4">.</text:span><text:span text:style-name="T1">probeYmin</text:span><text:span text:style-name="T4">.</text:span><text:span text:style-name="T1">get</text:span><text:span text:style-name="T4">())</text:span></text:p>
      <text:p text:style-name="P1"><text:span text:style-name="T1"><text:tab/><text:tab/><text:tab/>probe</text:span><text:span text:style-name="T4">.</text:span><text:span text:style-name="T1">ymax </text:span><text:span text:style-name="T4">=</text:span><text:span text:style-name="T1"> float</text:span><text:span text:style-name="T4">(</text:span><text:span text:style-name="T1">self</text:span><text:span text:style-name="T4">.</text:span><text:span text:style-name="T1">probeYmax</text:span><text:span text:style-name="T4">.</text:span><text:span text:style-name="T1">get</text:span><text:span text:style-name="T4">())</text:span></text:p>
      <text:p text:style-name="P1"><text:span text:style-name="T1"><text:tab/><text:tab/><text:tab/>probe</text:span><text:span text:style-name="T4">.</text:span><text:span text:style-name="T1">yn <text:s text:c="2"/></text:span><text:span text:style-name="T4">=</text:span><text:span text:style-name="T1"> max</text:span><text:span text:style-name="T4">(</text:span><text:span text:style-name="T8">2</text:span><text:span text:style-name="T4">,</text:span><text:span text:style-name="T1">int</text:span><text:span text:style-name="T4">(</text:span><text:span text:style-name="T1">self</text:span><text:span text:style-name="T4">.</text:span><text:span text:style-name="T1">probeYbins</text:span><text:span text:style-name="T4">.</text:span><text:span text:style-name="T1">get</text:span><text:span text:style-name="T4">()))</text:span></text:p>
      <text:p text:style-name="P1"><text:span text:style-name="T1"><text:tab/><text:tab/><text:tab/>self</text:span><text:span text:style-name="T4">.</text:span><text:span text:style-name="T1">probeYstep</text:span><text:span text:style-name="T4">[</text:span><text:span text:style-name="T6">"text"</text:span><text:span text:style-name="T4">]</text:span><text:span text:style-name="T1"> </text:span><text:span text:style-name="T4">=</text:span><text:span text:style-name="T1"> </text:span><text:span text:style-name="T6">"%.5g"</text:span><text:span text:style-name="T4">%(</text:span><text:span text:style-name="T1">probe</text:span><text:span text:style-name="T4">.</text:span><text:span text:style-name="T1">ystep</text:span><text:span text:style-name="T4">())</text:span></text:p>
      <text:p text:style-name="P1"><text:span text:style-name="T1"><text:tab/><text:tab/></text:span><text:span text:style-name="T7">except</text:span><text:span text:style-name="T1"> ValueError</text:span><text:span text:style-name="T4">:</text:span></text:p>
      <text:p text:style-name="P1"><text:span text:style-name="T1"><text:tab/><text:tab/><text:tab/>self</text:span><text:span text:style-name="T4">.</text:span><text:span text:style-name="T1">probeYstep</text:span><text:span text:style-name="T4">[</text:span><text:span text:style-name="T6">"text"</text:span><text:span text:style-name="T4">]</text:span><text:span text:style-name="T1"> </text:span><text:span text:style-name="T4">=</text:span><text:span text:style-name="T1"> </text:span><text:span text:style-name="T6">""</text:span></text:p>
      <text:p text:style-name="P1"><text:span text:style-name="T1"><text:tab/><text:tab/><text:tab/></text:span><text:span text:style-name="T7">if</text:span><text:span text:style-name="T1"> verbose</text:span><text:span text:style-name="T4">:</text:span></text:p>
      <text:p text:style-name="P1"><text:span text:style-name="T1"><text:tab/><text:tab/><text:tab/><text:tab/>tkMessageBox</text:span><text:span text:style-name="T4">.</text:span><text:span text:style-name="T1">showerror</text:span><text:span text:style-name="T4">(</text:span><text:span text:style-name="T6">"Probe Error"</text:span><text:span text:style-name="T4">,</text:span></text:p>
      <text:p text:style-name="P1"><text:span text:style-name="T1"><text:tab/><text:tab/><text:tab/><text:tab/><text:tab/><text:tab/></text:span><text:span text:style-name="T6">"Invalid Y probing region"</text:span><text:span text:style-name="T4">,</text:span></text:p>
      <text:p text:style-name="P1"><text:span text:style-name="T1"><text:tab/><text:tab/><text:tab/><text:tab/><text:tab/><text:tab/>parent</text:span><text:span text:style-name="T4">=</text:span><text:span text:style-name="T1">self</text:span><text:span text:style-name="T4">)</text:span></text:p>
      <text:p text:style-name="P1"><text:span text:style-name="T1"><text:tab/><text:tab/><text:tab/>error </text:span><text:span text:style-name="T4">=</text:span><text:span text:style-name="T1"> </text:span><text:span text:style-name="T7">True</text:span></text:p>
      <text:p text:style-name="P4"/>
      <text:p text:style-name="P1"><text:span text:style-name="T1"><text:tab/><text:tab/></text:span><text:span text:style-name="T7">try</text:span><text:span text:style-name="T4">:</text:span></text:p>
      <text:p text:style-name="P1"><text:span text:style-name="T1"><text:tab/><text:tab/><text:tab/>probe</text:span><text:span text:style-name="T4">.</text:span><text:span text:style-name="T1">zmin <text:s/></text:span><text:span text:style-name="T4">=</text:span><text:span text:style-name="T1"> float</text:span><text:span text:style-name="T4">(</text:span><text:span text:style-name="T1">self</text:span><text:span text:style-name="T4">.</text:span><text:span text:style-name="T1">probeZmin</text:span><text:span text:style-name="T4">.</text:span><text:span text:style-name="T1">get</text:span><text:span text:style-name="T4">())</text:span></text:p>
      <text:p text:style-name="P1"><text:span text:style-name="T1"><text:tab/><text:tab/><text:tab/>probe</text:span><text:span text:style-name="T4">.</text:span><text:span text:style-name="T1">zmax <text:s/></text:span><text:span text:style-name="T4">=</text:span><text:span text:style-name="T1"> float</text:span><text:span text:style-name="T4">(</text:span><text:span text:style-name="T1">self</text:span><text:span text:style-name="T4">.</text:span><text:span text:style-name="T1">probeZmax</text:span><text:span text:style-name="T4">.</text:span><text:span text:style-name="T1">get</text:span><text:span text:style-name="T4">())</text:span></text:p>
      <text:p text:style-name="P1"><text:span text:style-name="T1"><text:tab/><text:tab/></text:span><text:span text:style-name="T7">except</text:span><text:span text:style-name="T1"> ValueError</text:span><text:span text:style-name="T4">:</text:span></text:p>
      <text:p text:style-name="P1"><text:span text:style-name="T1"><text:tab/><text:tab/><text:tab/></text:span><text:span text:style-name="T7">if</text:span><text:span text:style-name="T1"> verbose</text:span><text:span text:style-name="T4">:</text:span></text:p>
      <text:p text:style-name="P1"><text:span text:style-name="T1"><text:tab/><text:tab/><text:tab/><text:tab/>tkMessageBox</text:span><text:span text:style-name="T4">.</text:span><text:span text:style-name="T1">showerror</text:span><text:span text:style-name="T4">(</text:span><text:span text:style-name="T6">"Probe Error"</text:span><text:span text:style-name="T4">,</text:span></text:p>
      <text:p text:style-name="P1"><text:span text:style-name="T1"><text:tab/><text:tab/><text:tab/><text:tab/><text:tab/></text:span><text:span text:style-name="T6">"Invalid Z probing region"</text:span><text:span text:style-name="T4">,</text:span></text:p>
      <text:p text:style-name="P1"><text:span text:style-name="T1"><text:tab/><text:tab/><text:tab/><text:tab/><text:tab/>parent</text:span><text:span text:style-name="T4">=</text:span><text:span text:style-name="T1">self</text:span><text:span text:style-name="T4">)</text:span></text:p>
      <text:p text:style-name="P1"><text:span text:style-name="T1"><text:tab/><text:tab/><text:tab/>error </text:span><text:span text:style-name="T4">=</text:span><text:span text:style-name="T1"> </text:span><text:span text:style-name="T7">True</text:span></text:p>
      <text:p text:style-name="P4"/>
      <text:p text:style-name="P1"><text:span text:style-name="T1"><text:tab/><text:tab/></text:span><text:span text:style-name="T7">try</text:span><text:span text:style-name="T4">:</text:span></text:p>
      <text:p text:style-name="P1"><text:span text:style-name="T1"><text:tab/><text:tab/><text:tab/>probe</text:span><text:span text:style-name="T4">.</text:span><text:span text:style-name="T1">feed <text:s/></text:span><text:span text:style-name="T4">=</text:span><text:span text:style-name="T1"> float</text:span><text:span text:style-name="T4">(</text:span><text:span text:style-name="T1">self</text:span><text:span text:style-name="T4">.</text:span><text:span text:style-name="T1">probeFeed</text:span><text:span text:style-name="T4">.</text:span><text:span text:style-name="T1">get</text:span><text:span text:style-name="T4">())</text:span></text:p>
      <text:p text:style-name="P1"><text:span text:style-name="T1"><text:tab/><text:tab/></text:span><text:span text:style-name="T7">except</text:span><text:span text:style-name="T4">:</text:span></text:p>
      <text:p text:style-name="P1"><text:span text:style-name="T1"><text:tab/><text:tab/><text:tab/></text:span><text:span text:style-name="T7">if</text:span><text:span text:style-name="T1"> verbose</text:span><text:span text:style-name="T4">:</text:span></text:p>
      <text:p text:style-name="P1"><text:span text:style-name="T1"><text:tab/><text:tab/><text:tab/><text:tab/>tkMessageBox</text:span><text:span text:style-name="T4">.</text:span><text:span text:style-name="T1">showerror</text:span><text:span text:style-name="T4">(</text:span><text:span text:style-name="T6">"Probe Error"</text:span><text:span text:style-name="T4">,</text:span></text:p>
      <text:p text:style-name="P1"><text:span text:style-name="T1"><text:tab/><text:tab/><text:tab/><text:tab/><text:tab/></text:span><text:span text:style-name="T6">"Invalid probe feed rate"</text:span><text:span text:style-name="T4">,</text:span></text:p>
      <text:p text:style-name="P1"><text:span text:style-name="T1"><text:tab/><text:tab/><text:tab/><text:tab/><text:tab/>parent</text:span><text:span text:style-name="T4">=</text:span><text:span text:style-name="T1">self</text:span><text:span text:style-name="T4">)</text:span></text:p>
      <text:p text:style-name="P1"><text:span text:style-name="T1"><text:tab/><text:tab/><text:tab/>error </text:span><text:span text:style-name="T4">=</text:span><text:span text:style-name="T1"> </text:span><text:span text:style-name="T7">True</text:span></text:p>
      <text:p text:style-name="P4"/>
      <text:p text:style-name="P1"><text:span text:style-name="T1"><text:tab/><text:tab/></text:span><text:span text:style-name="T7">return</text:span><text:span text:style-name="T1"> error</text:span></text:p>
      <text:p text:style-name="P4"/>
      <text:p text:style-name="P1"><text:span text:style-name="T1"><text:tab/></text:span><text:span text:style-name="T10">#----------------------------------------------------------------------</text:span></text:p>
      <text:p text:style-name="P1"><text:span text:style-name="T1"><text:tab/></text:span><text:span text:style-name="T7">def</text:span><text:span text:style-name="T1"> </text:span><text:span text:style-name="T11">probeSet</text:span><text:span text:style-name="T4">(</text:span><text:span text:style-name="T1">self</text:span><text:span text:style-name="T4">):</text:span></text:p>
      <text:p text:style-name="P1"><text:span text:style-name="T1"><text:tab/><text:tab/>probe </text:span><text:span text:style-name="T4">=</text:span><text:span text:style-name="T1"> self</text:span><text:span text:style-name="T4">.</text:span><text:span text:style-name="T1">gcode</text:span><text:span text:style-name="T4">.</text:span><text:span text:style-name="T1">probe</text:span></text:p>
      <text:p text:style-name="P1"><text:span text:style-name="T1"><text:tab/><text:tab/>self</text:span><text:span text:style-name="T4">.</text:span><text:span text:style-name="T1">probeXmin</text:span><text:span text:style-name="T4">.</text:span><text:span text:style-name="T1">set</text:span><text:span text:style-name="T4">(</text:span><text:span text:style-name="T1">str</text:span><text:span text:style-name="T4">(</text:span><text:span text:style-name="T1">probe</text:span><text:span text:style-name="T4">.</text:span><text:span text:style-name="T1">xmin</text:span><text:span text:style-name="T4">))</text:span></text:p>
      <text:p text:style-name="P1"><text:span text:style-name="T1"><text:tab/><text:tab/>self</text:span><text:span text:style-name="T4">.</text:span><text:span text:style-name="T1">probeXmax</text:span><text:span text:style-name="T4">.</text:span><text:span text:style-name="T1">set</text:span><text:span text:style-name="T4">(</text:span><text:span text:style-name="T1">str</text:span><text:span text:style-name="T4">(</text:span><text:span text:style-name="T1">probe</text:span><text:span text:style-name="T4">.</text:span><text:span text:style-name="T1">xmax</text:span><text:span text:style-name="T4">))</text:span></text:p>
      <text:p text:style-name="P1"><text:span text:style-name="T1"><text:tab/><text:tab/>self</text:span><text:span text:style-name="T4">.</text:span><text:span text:style-name="T1">probeXbins</text:span><text:span text:style-name="T4">.</text:span><text:span text:style-name="T1">delete</text:span><text:span text:style-name="T4">(</text:span><text:span text:style-name="T8">0</text:span><text:span text:style-name="T4">,</text:span><text:span text:style-name="T1">END</text:span><text:span text:style-name="T4">)</text:span></text:p>
      <text:p text:style-name="P1"><text:span text:style-name="T1"><text:tab/><text:tab/>self</text:span><text:span text:style-name="T4">.</text:span><text:span text:style-name="T1">probeXbins</text:span><text:span text:style-name="T4">.</text:span><text:span text:style-name="T1">insert</text:span><text:span text:style-name="T4">(</text:span><text:span text:style-name="T8">0</text:span><text:span text:style-name="T4">,</text:span><text:span text:style-name="T1">probe</text:span><text:span text:style-name="T4">.</text:span><text:span text:style-name="T1">xn</text:span><text:span text:style-name="T4">)</text:span></text:p>
      <text:p text:style-name="P1"><text:span text:style-name="T1"><text:tab/><text:tab/>self</text:span><text:span text:style-name="T4">.</text:span><text:span text:style-name="T1">probeXstep</text:span><text:span text:style-name="T4">[</text:span><text:span text:style-name="T6">"text"</text:span><text:span text:style-name="T4">]</text:span><text:span text:style-name="T1"> </text:span><text:span text:style-name="T4">=</text:span><text:span text:style-name="T1"> str</text:span><text:span text:style-name="T4">(</text:span><text:span text:style-name="T1">probe</text:span><text:span text:style-name="T4">.</text:span><text:span text:style-name="T1">xstep</text:span><text:span text:style-name="T4">())</text:span></text:p>
      <text:p text:style-name="P4"/>
      <text:p text:style-name="P1"><text:span text:style-name="T1"><text:tab/><text:tab/>self</text:span><text:span text:style-name="T4">.</text:span><text:span text:style-name="T1">probeYmin</text:span><text:span text:style-name="T4">.</text:span><text:span text:style-name="T1">set</text:span><text:span text:style-name="T4">(</text:span><text:span text:style-name="T1">str</text:span><text:span text:style-name="T4">(</text:span><text:span text:style-name="T1">probe</text:span><text:span text:style-name="T4">.</text:span><text:span text:style-name="T1">ymin</text:span><text:span text:style-name="T4">))</text:span></text:p>
      <text:p text:style-name="P1"><text:span text:style-name="T1"><text:tab/><text:tab/>self</text:span><text:span text:style-name="T4">.</text:span><text:span text:style-name="T1">probeYmax</text:span><text:span text:style-name="T4">.</text:span><text:span text:style-name="T1">set</text:span><text:span text:style-name="T4">(</text:span><text:span text:style-name="T1">str</text:span><text:span text:style-name="T4">(</text:span><text:span text:style-name="T1">probe</text:span><text:span text:style-name="T4">.</text:span><text:span text:style-name="T1">ymax</text:span><text:span text:style-name="T4">))</text:span></text:p>
      <text:p text:style-name="P1"><text:span text:style-name="T1"><text:tab/><text:tab/>self</text:span><text:span text:style-name="T4">.</text:span><text:span text:style-name="T1">probeYbins</text:span><text:span text:style-name="T4">.</text:span><text:span text:style-name="T1">delete</text:span><text:span text:style-name="T4">(</text:span><text:span text:style-name="T8">0</text:span><text:span text:style-name="T4">,</text:span><text:span text:style-name="T1">END</text:span><text:span text:style-name="T4">)</text:span></text:p>
      <text:p text:style-name="P1"><text:span text:style-name="T1"><text:tab/><text:tab/>self</text:span><text:span text:style-name="T4">.</text:span><text:span text:style-name="T1">probeYbins</text:span><text:span text:style-name="T4">.</text:span><text:span text:style-name="T1">insert</text:span><text:span text:style-name="T4">(</text:span><text:span text:style-name="T8">0</text:span><text:span text:style-name="T4">,</text:span><text:span text:style-name="T1">probe</text:span><text:span text:style-name="T4">.</text:span><text:span text:style-name="T1">yn</text:span><text:span text:style-name="T4">)</text:span></text:p>
      <text:p text:style-name="P1"><text:span text:style-name="T1"><text:tab/><text:tab/>self</text:span><text:span text:style-name="T4">.</text:span><text:span text:style-name="T1">probeYstep</text:span><text:span text:style-name="T4">[</text:span><text:span text:style-name="T6">"text"</text:span><text:span text:style-name="T4">]</text:span><text:span text:style-name="T1"> </text:span><text:span text:style-name="T4">=</text:span><text:span text:style-name="T1"> str</text:span><text:span text:style-name="T4">(</text:span><text:span text:style-name="T1">probe</text:span><text:span text:style-name="T4">.</text:span><text:span text:style-name="T1">ystep</text:span><text:span text:style-name="T4">())</text:span></text:p>
      <text:p text:style-name="P4"/>
      <text:p text:style-name="P1"><text:span text:style-name="T1"><text:tab/><text:tab/>self</text:span><text:span text:style-name="T4">.</text:span><text:span text:style-name="T1">probeZmin</text:span><text:span text:style-name="T4">.</text:span><text:span text:style-name="T1">set</text:span><text:span text:style-name="T4">(</text:span><text:span text:style-name="T1">str</text:span><text:span text:style-name="T4">(</text:span><text:span text:style-name="T1">probe</text:span><text:span text:style-name="T4">.</text:span><text:span text:style-name="T1">zmin</text:span><text:span text:style-name="T4">))</text:span></text:p>
      <text:p text:style-name="P1"><text:span text:style-name="T1"><text:tab/><text:tab/>self</text:span><text:span text:style-name="T4">.</text:span><text:span text:style-name="T1">probeZmax</text:span><text:span text:style-name="T4">.</text:span><text:span text:style-name="T1">set</text:span><text:span text:style-name="T4">(</text:span><text:span text:style-name="T1">str</text:span><text:span text:style-name="T4">(</text:span><text:span text:style-name="T1">probe</text:span><text:span text:style-name="T4">.</text:span><text:span text:style-name="T1">zmax</text:span><text:span text:style-name="T4">))</text:span></text:p>
      <text:p text:style-name="P1"><text:span text:style-name="T1"><text:tab/><text:tab/>self</text:span><text:span text:style-name="T4">.</text:span><text:span text:style-name="T1">probeFeed</text:span><text:span text:style-name="T4">.</text:span><text:span text:style-name="T1">set</text:span><text:span text:style-name="T4">(</text:span><text:span text:style-name="T1">str</text:span><text:span text:style-name="T4">(</text:span><text:span text:style-name="T1">probe</text:span><text:span text:style-name="T4">.</text:span><text:span text:style-name="T1">feed</text:span><text:span text:style-name="T4">))</text:span></text:p>
      <text:p text:style-name="P4"/>
      <text:p text:style-name="P1"><text:span text:style-name="T1"><text:tab/></text:span><text:span text:style-name="T10">#----------------------------------------------------------------------</text:span></text:p>
      <text:p text:style-name="P1"><text:span text:style-name="T1"><text:tab/></text:span><text:span text:style-name="T7">def</text:span><text:span text:style-name="T1"> </text:span><text:span text:style-name="T11">probeSetZero</text:span><text:span text:style-name="T4">(</text:span><text:span text:style-name="T1">self</text:span><text:span text:style-name="T4">):</text:span></text:p>
      <text:p text:style-name="P1"><text:span text:style-name="T1"><text:tab/><text:tab/>x </text:span><text:span text:style-name="T4">=</text:span><text:span text:style-name="T1"> self</text:span><text:span text:style-name="T4">.</text:span><text:span text:style-name="T1">_pos</text:span><text:span text:style-name="T4">[</text:span><text:span text:style-name="T6">"wx"</text:span><text:span text:style-name="T4">]</text:span></text:p>
      <text:p text:style-name="P1"><text:span text:style-name="T1"><text:tab/><text:tab/>y </text:span><text:span text:style-name="T4">=</text:span><text:span text:style-name="T1"> self</text:span><text:span text:style-name="T4">.</text:span><text:span text:style-name="T1">_pos</text:span><text:span text:style-name="T4">[</text:span><text:span text:style-name="T6">"wy"</text:span><text:span text:style-name="T4">]</text:span></text:p>
      <text:p text:style-name="P1"><text:span text:style-name="T1"><text:tab/><text:tab/>self</text:span><text:span text:style-name="T4">.</text:span><text:span text:style-name="T1">gcode</text:span><text:span text:style-name="T4">.</text:span><text:span text:style-name="T1">probe</text:span><text:span text:style-name="T4">.</text:span><text:span text:style-name="T1">setZero</text:span><text:span text:style-name="T4">(</text:span><text:span text:style-name="T1">x</text:span><text:span text:style-name="T4">,</text:span><text:span text:style-name="T1">y</text:span><text:span text:style-name="T4">)</text:span></text:p>
      <text:p text:style-name="P1"><text:soft-page-break/><text:span text:style-name="T1"><text:tab/><text:tab/>self</text:span><text:span text:style-name="T4">.</text:span><text:span text:style-name="T1">draw</text:span><text:span text:style-name="T4">()</text:span></text:p>
      <text:p text:style-name="P4"/>
      <text:p text:style-name="P1"><text:span text:style-name="T1"><text:tab/></text:span><text:span text:style-name="T10">#----------------------------------------------------------------------</text:span></text:p>
      <text:p text:style-name="P1"><text:span text:style-name="T1"><text:tab/></text:span><text:span text:style-name="T7">def</text:span><text:span text:style-name="T1"> </text:span><text:span text:style-name="T11">probeDraw</text:span><text:span text:style-name="T4">(</text:span><text:span text:style-name="T1">self</text:span><text:span text:style-name="T4">):</text:span></text:p>
      <text:p text:style-name="P1"><text:span text:style-name="T1"><text:tab/><text:tab/>self</text:span><text:span text:style-name="T4">.</text:span><text:span text:style-name="T1">draw_probe</text:span><text:span text:style-name="T4">.</text:span><text:span text:style-name="T1">set</text:span><text:span text:style-name="T4">(</text:span><text:span text:style-name="T7">True</text:span><text:span text:style-name="T4">)</text:span></text:p>
      <text:p text:style-name="P1"><text:span text:style-name="T1"><text:tab/><text:tab/>self</text:span><text:span text:style-name="T4">.</text:span><text:span text:style-name="T1">canvas</text:span><text:span text:style-name="T4">.</text:span><text:span text:style-name="T1">draw_probe </text:span><text:span text:style-name="T4">=</text:span><text:span text:style-name="T1"> self</text:span><text:span text:style-name="T4">.</text:span><text:span text:style-name="T1">draw_probe</text:span><text:span text:style-name="T4">.</text:span><text:span text:style-name="T1">get</text:span><text:span text:style-name="T4">()</text:span></text:p>
      <text:p text:style-name="P1"><text:span text:style-name="T1"><text:tab/><text:tab/>self</text:span><text:span text:style-name="T4">.</text:span><text:span text:style-name="T1">probeChange</text:span><text:span text:style-name="T4">(</text:span><text:span text:style-name="T7">False</text:span><text:span text:style-name="T4">)</text:span></text:p>
      <text:p text:style-name="P1"><text:span text:style-name="T1"><text:tab/><text:tab/>self</text:span><text:span text:style-name="T4">.</text:span><text:span text:style-name="T1">draw</text:span><text:span text:style-name="T4">()</text:span></text:p>
      <text:p text:style-name="P4"/>
      <text:p text:style-name="P1"><text:span text:style-name="T1"><text:tab/></text:span><text:span text:style-name="T10">#----------------------------------------------------------------------</text:span></text:p>
      <text:p text:style-name="P1"><text:span text:style-name="T1"><text:tab/></text:span><text:span text:style-name="T7">def</text:span><text:span text:style-name="T1"> </text:span><text:span text:style-name="T11">probeClear</text:span><text:span text:style-name="T4">(</text:span><text:span text:style-name="T1">self</text:span><text:span text:style-name="T4">):</text:span></text:p>
      <text:p text:style-name="P1"><text:span text:style-name="T1"><text:tab/><text:tab/>self</text:span><text:span text:style-name="T4">.</text:span><text:span text:style-name="T1">gcode</text:span><text:span text:style-name="T4">.</text:span><text:span text:style-name="T1">probe</text:span><text:span text:style-name="T4">.</text:span><text:span text:style-name="T1">clear</text:span><text:span text:style-name="T4">()</text:span></text:p>
      <text:p text:style-name="P1"><text:span text:style-name="T1"><text:tab/><text:tab/>self</text:span><text:span text:style-name="T4">.</text:span><text:span text:style-name="T1">draw</text:span><text:span text:style-name="T4">()</text:span></text:p>
      <text:p text:style-name="P4"/>
      <text:p text:style-name="P1"><text:span text:style-name="T1"><text:tab/></text:span><text:span text:style-name="T10">#----------------------------------------------------------------------</text:span></text:p>
      <text:p text:style-name="P1"><text:span text:style-name="T1"><text:tab/></text:span><text:span text:style-name="T10"># Probe one Point</text:span></text:p>
      <text:p text:style-name="P1"><text:span text:style-name="T1"><text:tab/></text:span><text:span text:style-name="T10">#----------------------------------------------------------------------</text:span></text:p>
      <text:p text:style-name="P1"><text:span text:style-name="T1"><text:tab/></text:span><text:span text:style-name="T7">def</text:span><text:span text:style-name="T1"> </text:span><text:span text:style-name="T11">probeOne</text:span><text:span text:style-name="T4">(</text:span><text:span text:style-name="T1">self</text:span><text:span text:style-name="T4">):</text:span></text:p>
      <text:p text:style-name="P1"><text:span text:style-name="T1"><text:tab/><text:tab/>cmd </text:span><text:span text:style-name="T4">=</text:span><text:span text:style-name="T1"> </text:span><text:span text:style-name="T6">"G38.2"</text:span></text:p>
      <text:p text:style-name="P1"><text:span text:style-name="T1"><text:tab/><text:tab/>ok </text:span><text:span text:style-name="T4">=</text:span><text:span text:style-name="T1"> </text:span><text:span text:style-name="T7">False</text:span></text:p>
      <text:p text:style-name="P1"><text:span text:style-name="T1"><text:tab/><text:tab/>v </text:span><text:span text:style-name="T4">=</text:span><text:span text:style-name="T1"> self</text:span><text:span text:style-name="T4">.</text:span><text:span text:style-name="T1">probeXdir</text:span><text:span text:style-name="T4">.</text:span><text:span text:style-name="T1">get</text:span><text:span text:style-name="T4">()</text:span></text:p>
      <text:p text:style-name="P1"><text:span text:style-name="T1"><text:tab/><text:tab/></text:span><text:span text:style-name="T7">if</text:span><text:span text:style-name="T1"> v </text:span><text:span text:style-name="T4">!=</text:span><text:span text:style-name="T1"> </text:span><text:span text:style-name="T6">""</text:span><text:span text:style-name="T4">:</text:span></text:p>
      <text:p text:style-name="P1"><text:span text:style-name="T1"><text:tab/><text:tab/><text:tab/>cmd </text:span><text:span text:style-name="T4">+=</text:span><text:span text:style-name="T1"> </text:span><text:span text:style-name="T6">"X"</text:span><text:span text:style-name="T4">+</text:span><text:span text:style-name="T1">str</text:span><text:span text:style-name="T4">(</text:span><text:span text:style-name="T1">v</text:span><text:span text:style-name="T4">)</text:span></text:p>
      <text:p text:style-name="P1"><text:span text:style-name="T1"><text:tab/><text:tab/><text:tab/>ok </text:span><text:span text:style-name="T4">=</text:span><text:span text:style-name="T1"> </text:span><text:span text:style-name="T7">True</text:span></text:p>
      <text:p text:style-name="P1"><text:span text:style-name="T1"><text:tab/><text:tab/>v </text:span><text:span text:style-name="T4">=</text:span><text:span text:style-name="T1"> self</text:span><text:span text:style-name="T4">.</text:span><text:span text:style-name="T1">probeYdir</text:span><text:span text:style-name="T4">.</text:span><text:span text:style-name="T1">get</text:span><text:span text:style-name="T4">()</text:span></text:p>
      <text:p text:style-name="P1"><text:span text:style-name="T1"><text:tab/><text:tab/></text:span><text:span text:style-name="T7">if</text:span><text:span text:style-name="T1"> v </text:span><text:span text:style-name="T4">!=</text:span><text:span text:style-name="T1"> </text:span><text:span text:style-name="T6">""</text:span><text:span text:style-name="T4">:</text:span></text:p>
      <text:p text:style-name="P1"><text:span text:style-name="T1"><text:tab/><text:tab/><text:tab/>cmd </text:span><text:span text:style-name="T4">+=</text:span><text:span text:style-name="T1"> </text:span><text:span text:style-name="T6">"Y"</text:span><text:span text:style-name="T4">+</text:span><text:span text:style-name="T1">str</text:span><text:span text:style-name="T4">(</text:span><text:span text:style-name="T1">v</text:span><text:span text:style-name="T4">)</text:span></text:p>
      <text:p text:style-name="P1"><text:span text:style-name="T1"><text:tab/><text:tab/><text:tab/>ok </text:span><text:span text:style-name="T4">=</text:span><text:span text:style-name="T1"> </text:span><text:span text:style-name="T7">True</text:span></text:p>
      <text:p text:style-name="P1"><text:span text:style-name="T1"><text:tab/><text:tab/>v </text:span><text:span text:style-name="T4">=</text:span><text:span text:style-name="T1"> self</text:span><text:span text:style-name="T4">.</text:span><text:span text:style-name="T1">probeZdir</text:span><text:span text:style-name="T4">.</text:span><text:span text:style-name="T1">get</text:span><text:span text:style-name="T4">()</text:span></text:p>
      <text:p text:style-name="P1"><text:span text:style-name="T1"><text:tab/><text:tab/></text:span><text:span text:style-name="T7">if</text:span><text:span text:style-name="T1"> v </text:span><text:span text:style-name="T4">!=</text:span><text:span text:style-name="T1"> </text:span><text:span text:style-name="T6">""</text:span><text:span text:style-name="T4">:</text:span></text:p>
      <text:p text:style-name="P1"><text:span text:style-name="T1"><text:tab/><text:tab/><text:tab/>cmd </text:span><text:span text:style-name="T4">+=</text:span><text:span text:style-name="T1"> </text:span><text:span text:style-name="T6">"Z"</text:span><text:span text:style-name="T4">+</text:span><text:span text:style-name="T1">str</text:span><text:span text:style-name="T4">(</text:span><text:span text:style-name="T1">v</text:span><text:span text:style-name="T4">)</text:span></text:p>
      <text:p text:style-name="P1"><text:span text:style-name="T1"><text:tab/><text:tab/><text:tab/>ok </text:span><text:span text:style-name="T4">=</text:span><text:span text:style-name="T1"> </text:span><text:span text:style-name="T7">True</text:span></text:p>
      <text:p text:style-name="P1"><text:span text:style-name="T1"><text:tab/><text:tab/>v </text:span><text:span text:style-name="T4">=</text:span><text:span text:style-name="T1"> self</text:span><text:span text:style-name="T4">.</text:span><text:span text:style-name="T1">probeFeed</text:span><text:span text:style-name="T4">.</text:span><text:span text:style-name="T1">get</text:span><text:span text:style-name="T4">()</text:span></text:p>
      <text:p text:style-name="P1"><text:span text:style-name="T1"><text:tab/><text:tab/></text:span><text:span text:style-name="T7">if</text:span><text:span text:style-name="T1"> v </text:span><text:span text:style-name="T4">!=</text:span><text:span text:style-name="T1"> </text:span><text:span text:style-name="T6">""</text:span><text:span text:style-name="T4">:</text:span></text:p>
      <text:p text:style-name="P1"><text:span text:style-name="T1"><text:tab/><text:tab/><text:tab/>cmd </text:span><text:span text:style-name="T4">+=</text:span><text:span text:style-name="T1"> </text:span><text:span text:style-name="T6">"F"</text:span><text:span text:style-name="T4">+</text:span><text:span text:style-name="T1">str</text:span><text:span text:style-name="T4">(</text:span><text:span text:style-name="T1">v</text:span><text:span text:style-name="T4">)</text:span></text:p>
      <text:p text:style-name="P4"/>
      <text:p text:style-name="P1"><text:span text:style-name="T1"><text:tab/><text:tab/></text:span><text:span text:style-name="T7">if</text:span><text:span text:style-name="T1"> ok</text:span><text:span text:style-name="T4">:</text:span></text:p>
      <text:p text:style-name="P1"><text:span text:style-name="T1"><text:tab/><text:tab/><text:tab/>self</text:span><text:span text:style-name="T4">.</text:span><text:span text:style-name="T1">queue</text:span><text:span text:style-name="T4">.</text:span><text:span text:style-name="T1">put</text:span><text:span text:style-name="T4">(</text:span><text:span text:style-name="T1">cmd</text:span><text:span text:style-name="T4">+</text:span><text:span text:style-name="T6">"\n"</text:span><text:span text:style-name="T4">)</text:span></text:p>
      <text:p text:style-name="P1"><text:span text:style-name="T1"><text:tab/><text:tab/></text:span><text:span text:style-name="T7">else</text:span><text:span text:style-name="T4">:</text:span></text:p>
      <text:p text:style-name="P1"><text:span text:style-name="T1"><text:tab/><text:tab/><text:tab/>tkMessageBox</text:span><text:span text:style-name="T4">.</text:span><text:span text:style-name="T1">showerror</text:span><text:span text:style-name="T4">(</text:span><text:span text:style-name="T6">"Probe Error"</text:span><text:span text:style-name="T4">,</text:span></text:p>
      <text:p text:style-name="P1"><text:span text:style-name="T1"><text:tab/><text:tab/><text:tab/><text:tab/><text:tab/></text:span><text:span text:style-name="T6">"At least one probe direction should be specified"</text:span><text:span text:style-name="T4">)</text:span></text:p>
      <text:p text:style-name="P4"/>
      <text:p text:style-name="P1"><text:span text:style-name="T1"><text:tab/></text:span><text:span text:style-name="T10">#----------------------------------------------------------------------</text:span></text:p>
      <text:p text:style-name="P1"><text:span text:style-name="T1"><text:tab/></text:span><text:span text:style-name="T10"># Probe an X-Y area</text:span></text:p>
      <text:p text:style-name="P1"><text:span text:style-name="T1"><text:tab/></text:span><text:span text:style-name="T10">#----------------------------------------------------------------------</text:span></text:p>
      <text:p text:style-name="P1"><text:span text:style-name="T1"><text:tab/></text:span><text:span text:style-name="T7">def</text:span><text:span text:style-name="T1"> </text:span><text:span text:style-name="T11">probeScanArea</text:span><text:span text:style-name="T4">(</text:span><text:span text:style-name="T1">self</text:span><text:span text:style-name="T4">):</text:span></text:p>
      <text:p text:style-name="P1"><text:span text:style-name="T1"><text:tab/><text:tab/></text:span><text:span text:style-name="T7">if</text:span><text:span text:style-name="T1"> self</text:span><text:span text:style-name="T4">.</text:span><text:span text:style-name="T1">probeChange</text:span><text:span text:style-name="T4">():</text:span><text:span text:style-name="T1"> </text:span><text:span text:style-name="T7">return</text:span></text:p>
      <text:p text:style-name="P4"/>
      <text:p text:style-name="P1"><text:span text:style-name="T1"><text:tab/><text:tab/></text:span><text:span text:style-name="T7">if</text:span><text:span text:style-name="T1"> self</text:span><text:span text:style-name="T4">.</text:span><text:span text:style-name="T1">serial </text:span><text:span text:style-name="T7">is</text:span><text:span text:style-name="T1"> </text:span><text:span text:style-name="T7">None</text:span><text:span text:style-name="T1"> </text:span><text:span text:style-name="T7">or</text:span><text:span text:style-name="T1"> self</text:span><text:span text:style-name="T4">.</text:span><text:span text:style-name="T1">running</text:span><text:span text:style-name="T4">:</text:span><text:span text:style-name="T1"> </text:span><text:span text:style-name="T7">return</text:span></text:p>
      <text:p text:style-name="P1"><text:span text:style-name="T1"><text:tab/><text:tab/>probe </text:span><text:span text:style-name="T4">=</text:span><text:span text:style-name="T1"> self</text:span><text:span text:style-name="T4">.</text:span><text:span text:style-name="T1">gcode</text:span><text:span text:style-name="T4">.</text:span><text:span text:style-name="T1">probe</text:span></text:p>
      <text:p text:style-name="P1"><text:span text:style-name="T1"><text:tab/><text:tab/>self</text:span><text:span text:style-name="T4">.</text:span><text:span text:style-name="T1">initRun</text:span><text:span text:style-name="T4">()</text:span></text:p>
      <text:p text:style-name="P4"/>
      <text:p text:style-name="P1"><text:span text:style-name="T1"><text:tab/><text:tab/></text:span><text:span text:style-name="T10"># absolute</text:span></text:p>
      <text:p text:style-name="P1"><text:span text:style-name="T1"><text:tab/><text:tab/>probe</text:span><text:span text:style-name="T4">.</text:span><text:span text:style-name="T1">clear</text:span><text:span text:style-name="T4">()</text:span></text:p>
      <text:p text:style-name="P1"><text:span text:style-name="T1"><text:tab/><text:tab/>lines </text:span><text:span text:style-name="T4">=</text:span><text:span text:style-name="T1"> probe</text:span><text:span text:style-name="T4">.</text:span><text:span text:style-name="T1">scan</text:span><text:span text:style-name="T4">()</text:span></text:p>
      <text:p text:style-name="P1"><text:span text:style-name="T1"><text:tab/><text:tab/>self</text:span><text:span text:style-name="T4">.</text:span><text:span text:style-name="T1">_runLines </text:span><text:span text:style-name="T4">=</text:span><text:span text:style-name="T1"> len</text:span><text:span text:style-name="T4">(</text:span><text:span text:style-name="T1">lines</text:span><text:span text:style-name="T4">)</text:span></text:p>
      <text:p text:style-name="P1"><text:span text:style-name="T1"><text:tab/><text:tab/>self</text:span><text:span text:style-name="T4">.</text:span><text:span text:style-name="T1">_gcount <text:s text:c="2"/></text:span><text:span text:style-name="T4">=</text:span><text:span text:style-name="T1"> </text:span><text:span text:style-name="T8">0</text:span></text:p>
      <text:p text:style-name="P1"><text:span text:style-name="T1"><text:tab/><text:tab/>self</text:span><text:span text:style-name="T4">.</text:span><text:span text:style-name="T1">_selectI <text:s/></text:span><text:span text:style-name="T4">=</text:span><text:span text:style-name="T1"> </text:span><text:span text:style-name="T4">-</text:span><text:span text:style-name="T8">1</text:span><text:span text:style-name="T1"><text:tab/><text:tab/></text:span><text:span text:style-name="T10"># do not show any lines selected</text:span></text:p>
      <text:p text:style-name="P4"/>
      <text:p text:style-name="P1"><text:span text:style-name="T1"><text:tab/><text:tab/>self</text:span><text:span text:style-name="T4">.</text:span><text:span text:style-name="T1">progress</text:span><text:span text:style-name="T4">.</text:span><text:span text:style-name="T1">setLimits</text:span><text:span text:style-name="T4">(</text:span><text:span text:style-name="T8">0</text:span><text:span text:style-name="T4">,</text:span><text:span text:style-name="T1"> self</text:span><text:span text:style-name="T4">.</text:span><text:span text:style-name="T1">_runLines</text:span><text:span text:style-name="T4">)</text:span></text:p>
      <text:p text:style-name="P4"/>
      <text:p text:style-name="P1"><text:span text:style-name="T1"><text:tab/><text:tab/>self</text:span><text:span text:style-name="T4">.</text:span><text:span text:style-name="T1">running </text:span><text:span text:style-name="T4">=</text:span><text:span text:style-name="T1"> </text:span><text:span text:style-name="T7">True</text:span></text:p>
      <text:p text:style-name="P1"><text:span text:style-name="T1"><text:tab/><text:tab/></text:span><text:span text:style-name="T10"># Push commands</text:span></text:p>
      <text:p text:style-name="P1"><text:span text:style-name="T1"><text:tab/><text:tab/></text:span><text:span text:style-name="T7">for</text:span><text:span text:style-name="T1"> line </text:span><text:span text:style-name="T7">in</text:span><text:span text:style-name="T1"> lines</text:span><text:span text:style-name="T4">:</text:span></text:p>
      <text:p text:style-name="P1"><text:soft-page-break/><text:span text:style-name="T1"><text:tab/><text:tab/><text:tab/>self</text:span><text:span text:style-name="T4">.</text:span><text:span text:style-name="T1">queue</text:span><text:span text:style-name="T4">.</text:span><text:span text:style-name="T1">put</text:span><text:span text:style-name="T4">(</text:span><text:span text:style-name="T1">line</text:span><text:span text:style-name="T4">)</text:span></text:p>
      <text:p text:style-name="P4"/>
      <text:p text:style-name="P1"><text:span text:style-name="T1"><text:tab/></text:span><text:span text:style-name="T10">#----------------------------------------------------------------------</text:span></text:p>
      <text:p text:style-name="P1"><text:span text:style-name="T1"><text:tab/></text:span><text:span text:style-name="T7">def</text:span><text:span text:style-name="T1"> </text:span><text:span text:style-name="T11">emptyQueue</text:span><text:span text:style-name="T4">(</text:span><text:span text:style-name="T1">self</text:span><text:span text:style-name="T4">):</text:span></text:p>
      <text:p text:style-name="P1"><text:span text:style-name="T1"><text:tab/><text:tab/></text:span><text:span text:style-name="T7">while</text:span><text:span text:style-name="T1"> self</text:span><text:span text:style-name="T4">.</text:span><text:span text:style-name="T1">queue</text:span><text:span text:style-name="T4">.</text:span><text:span text:style-name="T1">qsize</text:span><text:span text:style-name="T4">()&gt;</text:span><text:span text:style-name="T8">0</text:span><text:span text:style-name="T4">:</text:span></text:p>
      <text:p text:style-name="P1"><text:span text:style-name="T1"><text:tab/><text:tab/><text:tab/></text:span><text:span text:style-name="T7">try</text:span><text:span text:style-name="T4">:</text:span></text:p>
      <text:p text:style-name="P1"><text:span text:style-name="T1"><text:tab/><text:tab/><text:tab/><text:tab/>self</text:span><text:span text:style-name="T4">.</text:span><text:span text:style-name="T1">queue</text:span><text:span text:style-name="T4">.</text:span><text:span text:style-name="T1">get_nowait</text:span><text:span text:style-name="T4">()</text:span></text:p>
      <text:p text:style-name="P1"><text:span text:style-name="T1"><text:tab/><text:tab/><text:tab/></text:span><text:span text:style-name="T7">except</text:span><text:span text:style-name="T1"> Empty</text:span><text:span text:style-name="T4">:</text:span></text:p>
      <text:p text:style-name="P1"><text:span text:style-name="T1"><text:tab/><text:tab/><text:tab/><text:tab/></text:span><text:span text:style-name="T7">break</text:span></text:p>
      <text:p text:style-name="P4"/>
      <text:p text:style-name="P1"><text:span text:style-name="T1"><text:tab/></text:span><text:span text:style-name="T10">#----------------------------------------------------------------------</text:span></text:p>
      <text:p text:style-name="P1"><text:span text:style-name="T1"><text:tab/></text:span><text:span text:style-name="T7">def</text:span><text:span text:style-name="T1"> </text:span><text:span text:style-name="T11">initRun</text:span><text:span text:style-name="T4">(</text:span><text:span text:style-name="T1">self</text:span><text:span text:style-name="T4">):</text:span></text:p>
      <text:p text:style-name="P1"><text:span text:style-name="T1"><text:tab/><text:tab/>self</text:span><text:span text:style-name="T4">.</text:span><text:span text:style-name="T1">_quit <text:s/></text:span><text:span text:style-name="T4">=</text:span><text:span text:style-name="T1"> </text:span><text:span text:style-name="T8">0</text:span></text:p>
      <text:p text:style-name="P1"><text:span text:style-name="T1"><text:tab/><text:tab/>self</text:span><text:span text:style-name="T4">.</text:span><text:span text:style-name="T1">_pause </text:span><text:span text:style-name="T4">=</text:span><text:span text:style-name="T1"> </text:span><text:span text:style-name="T7">False</text:span></text:p>
      <text:p text:style-name="P1"><text:span text:style-name="T1"><text:tab/><text:tab/>self</text:span><text:span text:style-name="T4">.</text:span><text:span text:style-name="T1">_paths </text:span><text:span text:style-name="T4">=</text:span><text:span text:style-name="T1"> </text:span><text:span text:style-name="T7">None</text:span></text:p>
      <text:p text:style-name="P1"><text:span text:style-name="T1"><text:tab/><text:tab/>self</text:span><text:span text:style-name="T4">.</text:span><text:span text:style-name="T1">disable</text:span><text:span text:style-name="T4">()</text:span></text:p>
      <text:p text:style-name="P1"><text:span text:style-name="T1"><text:tab/><text:tab/>self</text:span><text:span text:style-name="T4">.</text:span><text:span text:style-name="T1">emptyQueue</text:span><text:span text:style-name="T4">()</text:span></text:p>
      <text:p text:style-name="P6"><text:span text:style-name="T1"><text:tab/><text:tab/></text:span><text:span text:style-name="T10">#self.queue.put(self.tools["CNC"]["startup"]+"\n")</text:span></text:p>
      <text:p text:style-name="P6"><text:span text:style-name="T1"><text:tab/><text:tab/></text:span><text:span text:style-name="T10">#time.sleep(1)</text:span></text:p>
      <text:p text:style-name="P5"/>
      <text:p text:style-name="P1"><text:span text:style-name="T1"><text:tab/></text:span><text:span text:style-name="T10">#----------------------------------------------------------------------</text:span></text:p>
      <text:p text:style-name="P1"><text:span text:style-name="T1"><text:tab/></text:span><text:span text:style-name="T10"># Send enabled gcode file to the CNC machine</text:span></text:p>
      <text:p text:style-name="P1"><text:span text:style-name="T1"><text:tab/></text:span><text:span text:style-name="T10">#----------------------------------------------------------------------</text:span></text:p>
      <text:p text:style-name="P1"><text:span text:style-name="T1"><text:tab/></text:span><text:span text:style-name="T7">def</text:span><text:span text:style-name="T1"> </text:span><text:span text:style-name="T11">run</text:span><text:span text:style-name="T4">(</text:span><text:span text:style-name="T1">self</text:span><text:span text:style-name="T4">):</text:span></text:p>
      <text:p text:style-name="P1"><text:span text:style-name="T1"><text:tab/><text:tab/></text:span><text:span text:style-name="T7">if</text:span><text:span text:style-name="T1"> self</text:span><text:span text:style-name="T4">.</text:span><text:span text:style-name="T1">serial </text:span><text:span text:style-name="T7">is</text:span><text:span text:style-name="T1"> </text:span><text:span text:style-name="T7">None</text:span><text:span text:style-name="T4">:</text:span></text:p>
      <text:p text:style-name="P1"><text:span text:style-name="T1"><text:tab/><text:tab/><text:tab/>tkMessageBox</text:span><text:span text:style-name="T4">.</text:span><text:span text:style-name="T1">showerror</text:span><text:span text:style-name="T4">(</text:span><text:span text:style-name="T6">"Serial Error"</text:span><text:span text:style-name="T4">,</text:span></text:p>
      <text:p text:style-name="P1"><text:span text:style-name="T1"><text:tab/><text:tab/><text:tab/><text:tab/></text:span><text:span text:style-name="T6">"Serial is not connected"</text:span><text:span text:style-name="T4">,</text:span></text:p>
      <text:p text:style-name="P1"><text:span text:style-name="T1"><text:tab/><text:tab/><text:tab/><text:tab/>parent</text:span><text:span text:style-name="T4">=</text:span><text:span text:style-name="T1">self</text:span><text:span text:style-name="T4">)</text:span></text:p>
      <text:p text:style-name="P1"><text:span text:style-name="T1"><text:tab/><text:tab/><text:tab/></text:span><text:span text:style-name="T7">return</text:span></text:p>
      <text:p text:style-name="P1"><text:span text:style-name="T1"><text:tab/><text:tab/></text:span><text:span text:style-name="T7">if</text:span><text:span text:style-name="T1"> self</text:span><text:span text:style-name="T4">.</text:span><text:span text:style-name="T1">running</text:span><text:span text:style-name="T4">:</text:span></text:p>
      <text:p text:style-name="P1"><text:span text:style-name="T1"><text:tab/><text:tab/><text:tab/></text:span><text:span text:style-name="T7">if</text:span><text:span text:style-name="T1"> self</text:span><text:span text:style-name="T4">.</text:span><text:span text:style-name="T1">_pause</text:span><text:span text:style-name="T4">:</text:span></text:p>
      <text:p text:style-name="P1"><text:span text:style-name="T1"><text:tab/><text:tab/><text:tab/><text:tab/>self</text:span><text:span text:style-name="T4">.</text:span><text:span text:style-name="T1">resume</text:span><text:span text:style-name="T4">()</text:span></text:p>
      <text:p text:style-name="P1"><text:span text:style-name="T1"><text:tab/><text:tab/><text:tab/><text:tab/></text:span><text:span text:style-name="T7">return</text:span></text:p>
      <text:p text:style-name="P1"><text:span text:style-name="T1"><text:tab/><text:tab/><text:tab/>tkMessageBox</text:span><text:span text:style-name="T4">.</text:span><text:span text:style-name="T1">showerror</text:span><text:span text:style-name="T4">(</text:span><text:span text:style-name="T6">"Already running"</text:span><text:span text:style-name="T4">,</text:span></text:p>
      <text:p text:style-name="P1"><text:span text:style-name="T1"><text:tab/><text:tab/><text:tab/><text:tab/></text:span><text:span text:style-name="T6">"Please stop before"</text:span><text:span text:style-name="T4">,</text:span></text:p>
      <text:p text:style-name="P1"><text:span text:style-name="T1"><text:tab/><text:tab/><text:tab/><text:tab/>parent</text:span><text:span text:style-name="T4">=</text:span><text:span text:style-name="T1">self</text:span><text:span text:style-name="T4">)</text:span></text:p>
      <text:p text:style-name="P1"><text:span text:style-name="T1"><text:tab/><text:tab/><text:tab/></text:span><text:span text:style-name="T7">return</text:span></text:p>
      <text:p text:style-name="P1"><text:span text:style-name="T1"><text:tab/><text:tab/></text:span><text:span text:style-name="T7">if</text:span><text:span text:style-name="T1"> </text:span><text:span text:style-name="T7">not</text:span><text:span text:style-name="T1"> self</text:span><text:span text:style-name="T4">.</text:span><text:span text:style-name="T1">gcode</text:span><text:span text:style-name="T4">.</text:span><text:span text:style-name="T1">probe</text:span><text:span text:style-name="T4">.</text:span><text:span text:style-name="T1">isEmpty</text:span><text:span text:style-name="T4">()</text:span><text:span text:style-name="T1"> </text:span><text:span text:style-name="T7">and</text:span><text:span text:style-name="T1"> </text:span><text:span text:style-name="T7">not</text:span><text:span text:style-name="T1"> self</text:span><text:span text:style-name="T4">.</text:span><text:span text:style-name="T1">gcode</text:span><text:span text:style-name="T4">.</text:span><text:span text:style-name="T1">probe</text:span><text:span text:style-name="T4">.</text:span><text:span text:style-name="T1">zeroed</text:span><text:span text:style-name="T4">:</text:span></text:p>
      <text:p text:style-name="P1"><text:span text:style-name="T1"><text:tab/><text:tab/><text:tab/>tkMessageBox</text:span><text:span text:style-name="T4">.</text:span><text:span text:style-name="T1">showerror</text:span><text:span text:style-name="T4">(</text:span><text:span text:style-name="T6">"Probe is not zeroed"</text:span><text:span text:style-name="T4">,</text:span></text:p>
      <text:p text:style-name="P1"><text:span text:style-name="T1"><text:tab/><text:tab/><text:tab/><text:tab/></text:span><text:span text:style-name="T6">"Please ZERO any location of the probe before starting a run"</text:span><text:span text:style-name="T4">,</text:span></text:p>
      <text:p text:style-name="P1"><text:span text:style-name="T1"><text:tab/><text:tab/><text:tab/><text:tab/>parent</text:span><text:span text:style-name="T4">=</text:span><text:span text:style-name="T1">self</text:span><text:span text:style-name="T4">)</text:span></text:p>
      <text:p text:style-name="P1"><text:span text:style-name="T1"><text:tab/><text:tab/><text:tab/></text:span><text:span text:style-name="T7">return</text:span></text:p>
      <text:p text:style-name="P4"/>
      <text:p text:style-name="P1"><text:span text:style-name="T1"><text:tab/><text:tab/>lines</text:span><text:span text:style-name="T4">,</text:span><text:span text:style-name="T1">paths </text:span><text:span text:style-name="T4">=</text:span><text:span text:style-name="T1"> self</text:span><text:span text:style-name="T4">.</text:span><text:span text:style-name="T1">gcode</text:span><text:span text:style-name="T4">.</text:span><text:span text:style-name="T1">prepare2Run</text:span><text:span text:style-name="T4">()</text:span></text:p>
      <text:p text:style-name="P1"><text:span text:style-name="T1"><text:tab/><text:tab/></text:span><text:span text:style-name="T7">if</text:span><text:span text:style-name="T1"> </text:span><text:span text:style-name="T7">not</text:span><text:span text:style-name="T1"> lines</text:span><text:span text:style-name="T4">:</text:span></text:p>
      <text:p text:style-name="P1"><text:span text:style-name="T1"><text:tab/><text:tab/><text:tab/>tkMessageBox</text:span><text:span text:style-name="T4">.</text:span><text:span text:style-name="T1">showerror</text:span><text:span text:style-name="T4">(</text:span><text:span text:style-name="T6">"Empty gcode"</text:span><text:span text:style-name="T4">,</text:span></text:p>
      <text:p text:style-name="P1"><text:span text:style-name="T1"><text:tab/><text:tab/><text:tab/><text:tab/></text:span><text:span text:style-name="T6">"Not gcode file was loaded"</text:span><text:span text:style-name="T4">,</text:span></text:p>
      <text:p text:style-name="P1"><text:span text:style-name="T1"><text:tab/><text:tab/><text:tab/><text:tab/>parent</text:span><text:span text:style-name="T4">=</text:span><text:span text:style-name="T1">self</text:span><text:span text:style-name="T4">)</text:span></text:p>
      <text:p text:style-name="P1"><text:span text:style-name="T1"><text:tab/><text:tab/><text:tab/></text:span><text:span text:style-name="T7">return</text:span></text:p>
      <text:p text:style-name="P4"/>
      <text:p text:style-name="P1"><text:span text:style-name="T1"><text:tab/><text:tab/></text:span><text:span text:style-name="T10"># reset colors</text:span></text:p>
      <text:p text:style-name="P1"><text:span text:style-name="T1"><text:tab/><text:tab/></text:span><text:span text:style-name="T7">for</text:span><text:span text:style-name="T1"> ij </text:span><text:span text:style-name="T7">in</text:span><text:span text:style-name="T1"> paths</text:span><text:span text:style-name="T4">:</text:span></text:p>
      <text:p text:style-name="P1"><text:span text:style-name="T1"><text:tab/><text:tab/><text:tab/></text:span><text:span text:style-name="T7">if</text:span><text:span text:style-name="T1"> ij</text:span><text:span text:style-name="T4">:</text:span></text:p>
      <text:p text:style-name="P1"><text:span text:style-name="T1"><text:tab/><text:tab/><text:tab/><text:tab/>self</text:span><text:span text:style-name="T4">.</text:span><text:span text:style-name="T1">canvas</text:span><text:span text:style-name="T4">.</text:span><text:span text:style-name="T1">itemconfig</text:span><text:span text:style-name="T4">(</text:span></text:p>
      <text:p text:style-name="P1"><text:span text:style-name="T1"><text:tab/><text:tab/><text:tab/><text:tab/><text:tab/>self</text:span><text:span text:style-name="T4">.</text:span><text:span text:style-name="T1">gcode</text:span><text:span text:style-name="T4">[</text:span><text:span text:style-name="T1">ij</text:span><text:span text:style-name="T4">[</text:span><text:span text:style-name="T8">0</text:span><text:span text:style-name="T4">]].</text:span><text:span text:style-name="T1">path</text:span><text:span text:style-name="T4">(</text:span><text:span text:style-name="T1">ij</text:span><text:span text:style-name="T4">[</text:span><text:span text:style-name="T8">1</text:span><text:span text:style-name="T4">]),</text:span></text:p>
      <text:p text:style-name="P1"><text:span text:style-name="T1"><text:tab/><text:tab/><text:tab/><text:tab/><text:tab/>width</text:span><text:span text:style-name="T4">=</text:span><text:span text:style-name="T8">1</text:span><text:span text:style-name="T4">,</text:span></text:p>
      <text:p text:style-name="P1"><text:span text:style-name="T1"><text:tab/><text:tab/><text:tab/><text:tab/><text:tab/>fill</text:span><text:span text:style-name="T4">=</text:span><text:span text:style-name="T1">CNCCanvas</text:span><text:span text:style-name="T4">.</text:span><text:span text:style-name="T1">ENABLE_COLOR</text:span><text:span text:style-name="T4">)</text:span></text:p>
      <text:p text:style-name="P4"/>
      <text:p text:style-name="P1"><text:span text:style-name="T1"><text:tab/><text:tab/>self</text:span><text:span text:style-name="T4">.</text:span><text:span text:style-name="T1">initRun</text:span><text:span text:style-name="T4">()</text:span></text:p>
      <text:p text:style-name="P1"><text:span text:style-name="T1"><text:tab/><text:tab/></text:span><text:span text:style-name="T10"># the buffer of the machine should be empty?</text:span></text:p>
      <text:p text:style-name="P1"><text:span text:style-name="T1"><text:tab/><text:tab/>self</text:span><text:span text:style-name="T4">.</text:span><text:span text:style-name="T1">_runLines </text:span><text:span text:style-name="T4">=</text:span><text:span text:style-name="T1"> len</text:span><text:span text:style-name="T4">(</text:span><text:span text:style-name="T1">lines</text:span><text:span text:style-name="T4">)</text:span></text:p>
      <text:p text:style-name="P1"><text:span text:style-name="T1"><text:tab/><text:tab/></text:span><text:span text:style-name="T10">#self._runLines = 0</text:span></text:p>
      <text:p text:style-name="P1"><text:span text:style-name="T1"><text:tab/><text:tab/></text:span><text:span text:style-name="T10">#del self._runLineMap[:]</text:span></text:p>
      <text:p text:style-name="P1"><text:span text:style-name="T1"><text:tab/><text:tab/></text:span><text:span text:style-name="T10">#lineno = 0</text:span></text:p>
      <text:p text:style-name="P1"><text:soft-page-break/><text:span text:style-name="T1"><text:tab/><text:tab/></text:span><text:span text:style-name="T10">#for line in lines:</text:span></text:p>
      <text:p text:style-name="P1"><text:span text:style-name="T1"><text:tab/><text:tab/></text:span><text:span text:style-name="T10">#<text:tab/>#print "***",lineno,line</text:span></text:p>
      <text:p text:style-name="P1"><text:span text:style-name="T1"><text:tab/><text:tab/></text:span><text:span text:style-name="T10">#<text:tab/>if line is not None:</text:span></text:p>
      <text:p text:style-name="P1"><text:span text:style-name="T1"><text:tab/><text:tab/></text:span><text:span text:style-name="T10">#<text:tab/><text:tab/>self._runLines += 1</text:span></text:p>
      <text:p text:style-name="P1"><text:span text:style-name="T1"><text:tab/><text:tab/></text:span><text:span text:style-name="T10">#<text:tab/><text:tab/>self._runLineMap.append(lineno)</text:span></text:p>
      <text:p text:style-name="P1"><text:span text:style-name="T1"><text:tab/><text:tab/></text:span><text:span text:style-name="T10">#<text:tab/><text:tab/>if line and line[0]!=' ': lineno += 1<text:tab/># ignore expanded lines</text:span></text:p>
      <text:p text:style-name="P1"><text:span text:style-name="T1"><text:tab/><text:tab/></text:span><text:span text:style-name="T10">#<text:tab/>else:</text:span></text:p>
      <text:p text:style-name="P1"><text:span text:style-name="T1"><text:tab/><text:tab/></text:span><text:span text:style-name="T10">#<text:tab/><text:tab/>lineno += 1<text:tab/><text:tab/><text:tab/># count commented lines</text:span></text:p>
      <text:p text:style-name="P4"/>
      <text:p text:style-name="P1"><text:span text:style-name="T1"><text:tab/><text:tab/>self</text:span><text:span text:style-name="T4">.</text:span><text:span text:style-name="T1">canvas</text:span><text:span text:style-name="T4">.</text:span><text:span text:style-name="T1">clearSelection</text:span><text:span text:style-name="T4">()</text:span></text:p>
      <text:p text:style-name="P1"><text:span text:style-name="T1"><text:tab/><text:tab/>self</text:span><text:span text:style-name="T4">.</text:span><text:span text:style-name="T1">_gcount <text:s/></text:span><text:span text:style-name="T4">=</text:span><text:span text:style-name="T1"> </text:span><text:span text:style-name="T8">0</text:span></text:p>
      <text:p text:style-name="P1"><text:span text:style-name="T1"><text:tab/><text:tab/>self</text:span><text:span text:style-name="T4">.</text:span><text:span text:style-name="T1">_selectI </text:span><text:span text:style-name="T4">=</text:span><text:span text:style-name="T1"> </text:span><text:span text:style-name="T8">0</text:span><text:span text:style-name="T1"><text:tab/></text:span><text:span text:style-name="T10"># last selection pointer in items</text:span></text:p>
      <text:p text:style-name="P1"><text:span text:style-name="T1"><text:tab/><text:tab/>self</text:span><text:span text:style-name="T4">.</text:span><text:span text:style-name="T1">_paths <text:s text:c="2"/></text:span><text:span text:style-name="T4">=</text:span><text:span text:style-name="T1"> paths<text:tab/></text:span><text:span text:style-name="T10"># drawing paths for canvas</text:span></text:p>
      <text:p text:style-name="P1"><text:span text:style-name="T1"><text:tab/><text:tab/>self</text:span><text:span text:style-name="T4">.</text:span><text:span text:style-name="T1">progress</text:span><text:span text:style-name="T4">.</text:span><text:span text:style-name="T1">setLimits</text:span><text:span text:style-name="T4">(</text:span><text:span text:style-name="T8">0</text:span><text:span text:style-name="T4">,</text:span><text:span text:style-name="T1"> self</text:span><text:span text:style-name="T4">.</text:span><text:span text:style-name="T1">_runLines</text:span><text:span text:style-name="T4">)</text:span></text:p>
      <text:p text:style-name="P4"/>
      <text:p text:style-name="P1"><text:span text:style-name="T1"><text:tab/><text:tab/>self</text:span><text:span text:style-name="T4">.</text:span><text:span text:style-name="T1">running </text:span><text:span text:style-name="T4">=</text:span><text:span text:style-name="T1"> </text:span><text:span text:style-name="T7">True</text:span></text:p>
      <text:p text:style-name="P1"><text:span text:style-name="T1"><text:tab/><text:tab/></text:span><text:span text:style-name="T7">for</text:span><text:span text:style-name="T1"> line </text:span><text:span text:style-name="T7">in</text:span><text:span text:style-name="T1"> lines</text:span><text:span text:style-name="T4">:</text:span></text:p>
      <text:p text:style-name="P1"><text:span text:style-name="T1"><text:tab/><text:tab/><text:tab/></text:span><text:span text:style-name="T7">if</text:span><text:span text:style-name="T1"> line </text:span><text:span text:style-name="T7">is</text:span><text:span text:style-name="T1"> </text:span><text:span text:style-name="T7">not</text:span><text:span text:style-name="T1"> </text:span><text:span text:style-name="T7">None</text:span><text:span text:style-name="T4">:</text:span></text:p>
      <text:p text:style-name="P1"><text:span text:style-name="T1"><text:tab/><text:tab/><text:tab/><text:tab/>self</text:span><text:span text:style-name="T4">.</text:span><text:span text:style-name="T1">queue</text:span><text:span text:style-name="T4">.</text:span><text:span text:style-name="T1">put</text:span><text:span text:style-name="T4">(</text:span><text:span text:style-name="T1">line</text:span><text:span text:style-name="T4">+</text:span><text:span text:style-name="T6">"\n"</text:span><text:span text:style-name="T4">)</text:span></text:p>
      <text:p text:style-name="P4"/>
      <text:p text:style-name="P4"/>
      <text:p text:style-name="P1"><text:span text:style-name="T1"><text:tab/></text:span><text:span text:style-name="T10">#----------------------------------------------------------------------</text:span></text:p>
      <text:p text:style-name="P1"><text:span text:style-name="T1"><text:tab/></text:span><text:span text:style-name="T10"># Called when run is finished</text:span></text:p>
      <text:p text:style-name="P1"><text:span text:style-name="T1"><text:tab/></text:span><text:span text:style-name="T10">#----------------------------------------------------------------------</text:span></text:p>
      <text:p text:style-name="P1"><text:span text:style-name="T1"><text:tab/></text:span><text:span text:style-name="T7">def</text:span><text:span text:style-name="T1"> </text:span><text:span text:style-name="T11">runEnded</text:span><text:span text:style-name="T4">(</text:span><text:span text:style-name="T1">self</text:span><text:span text:style-name="T4">):</text:span></text:p>
      <text:p text:style-name="P6"><text:span text:style-name="T1"><text:tab/><text:tab/></text:span><text:span text:style-name="T7">if</text:span><text:span text:style-name="T1"> self</text:span><text:span text:style-name="T4">.</text:span><text:span text:style-name="T1">_checkMode</text:span><text:span text:style-name="T4">:</text:span></text:p>
      <text:p text:style-name="P6"><text:span text:style-name="T1"><text:tab/><text:tab/><text:tab/>self</text:span><text:span text:style-name="T4">.</text:span><text:span text:style-name="T1">_checkMode </text:span><text:span text:style-name="T4">=</text:span><text:span text:style-name="T1"> </text:span><text:span text:style-name="T7">False</text:span></text:p>
      <text:p text:style-name="P6"><text:span text:style-name="T1"><text:tab/><text:tab/><text:tab/>self</text:span><text:span text:style-name="T4">.</text:span><text:span text:style-name="T1">queue</text:span><text:span text:style-name="T4">.</text:span><text:span text:style-name="T1">put</text:span><text:span text:style-name="T4">(</text:span><text:span text:style-name="T6">"$C\n"</text:span><text:span text:style-name="T4">)</text:span></text:p>
      <text:p text:style-name="P6"><text:span text:style-name="T1"><text:tab/><text:tab/><text:tab/>self</text:span><text:span text:style-name="T4">.</text:span><text:span text:style-name="T1">checker</text:span><text:span text:style-name="T4">[</text:span><text:span text:style-name="T6">"state"</text:span><text:span text:style-name="T4">]</text:span><text:span text:style-name="T1"> </text:span><text:span text:style-name="T4">=</text:span><text:span text:style-name="T1"> NORMAL</text:span></text:p>
      <text:p text:style-name="P6"><text:span text:style-name="T1"><text:tab/><text:tab/><text:tab/>self</text:span><text:span text:style-name="T4">.</text:span><text:span text:style-name="T1">checker</text:span><text:span text:style-name="T4">.</text:span><text:span text:style-name="T1">delete</text:span><text:span text:style-name="T4">(</text:span><text:span text:style-name="T6">"1.0"</text:span><text:span text:style-name="T4">,</text:span><text:span text:style-name="T1"> END</text:span><text:span text:style-name="T4">)</text:span></text:p>
      <text:p text:style-name="P6"><text:span text:style-name="T1"><text:tab/><text:tab/><text:tab/></text:span><text:span text:style-name="T7">for</text:span><text:span text:style-name="T1"> snt</text:span><text:span text:style-name="T4">,</text:span><text:span text:style-name="T1"> res </text:span><text:span text:style-name="T7">in</text:span><text:span text:style-name="T1"> zip</text:span><text:span text:style-name="T4">(</text:span><text:span text:style-name="T1">self</text:span><text:span text:style-name="T4">.</text:span><text:span text:style-name="T1">checkedGcode</text:span><text:span text:style-name="T4">[</text:span><text:span text:style-name="T8">0</text:span><text:span text:style-name="T4">],</text:span><text:span text:style-name="T1"> self</text:span><text:span text:style-name="T4">.</text:span><text:span text:style-name="T1">checkedGcode</text:span><text:span text:style-name="T4">[</text:span><text:span text:style-name="T8">1</text:span><text:span text:style-name="T4">]):</text:span></text:p>
      <text:p text:style-name="P6"><text:span text:style-name="T1"><text:tab/><text:tab/><text:tab/><text:tab/></text:span><text:span text:style-name="T7">if</text:span><text:span text:style-name="T1"> res</text:span><text:span text:style-name="T4">.</text:span><text:span text:style-name="T1">find</text:span><text:span text:style-name="T4">(</text:span><text:span text:style-name="T6">"ok"</text:span><text:span text:style-name="T4">)</text:span><text:span text:style-name="T1"> </text:span><text:span text:style-name="T4">&gt;=</text:span><text:span text:style-name="T1"> </text:span><text:span text:style-name="T8">0</text:span><text:span text:style-name="T4">:</text:span><text:span text:style-name="T1"> self</text:span><text:span text:style-name="T4">.</text:span><text:span text:style-name="T1">checker</text:span><text:span text:style-name="T4">.</text:span><text:span text:style-name="T1">insert</text:span><text:span text:style-name="T4">(</text:span><text:span text:style-name="T1">END</text:span><text:span text:style-name="T4">,</text:span><text:span text:style-name="T1"> res </text:span><text:span text:style-name="T4">+</text:span><text:span text:style-name="T1"> </text:span><text:span text:style-name="T6">" <text:s/>: <text:s/>"</text:span><text:span text:style-name="T1"> </text:span><text:span text:style-name="T4">+</text:span><text:span text:style-name="T1"> snt </text:span><text:span text:style-name="T4">+</text:span><text:span text:style-name="T1"> </text:span><text:span text:style-name="T6">"\n"</text:span><text:span text:style-name="T4">)</text:span></text:p>
      <text:p text:style-name="P6"><text:span text:style-name="T1"><text:tab/><text:tab/><text:tab/><text:tab/></text:span><text:span text:style-name="T7">else</text:span><text:span text:style-name="T4">:</text:span><text:span text:style-name="T1"> self</text:span><text:span text:style-name="T4">.</text:span><text:span text:style-name="T1">checker</text:span><text:span text:style-name="T4">.</text:span><text:span text:style-name="T1">insert</text:span><text:span text:style-name="T4">(</text:span><text:span text:style-name="T1">END</text:span><text:span text:style-name="T4">,</text:span><text:span text:style-name="T1"> res </text:span><text:span text:style-name="T4">+</text:span><text:span text:style-name="T1"> </text:span><text:span text:style-name="T6">" <text:s/>: <text:s/>"</text:span><text:span text:style-name="T1"> </text:span><text:span text:style-name="T4">+</text:span><text:span text:style-name="T1"> snt </text:span><text:span text:style-name="T4">+</text:span><text:span text:style-name="T1"> </text:span><text:span text:style-name="T6">"\n"</text:span><text:span text:style-name="T4">,</text:span><text:span text:style-name="T1"> </text:span><text:span text:style-name="T6">"ERROR"</text:span><text:span text:style-name="T4">)</text:span></text:p>
      <text:p text:style-name="P6"><text:span text:style-name="T1"><text:tab/><text:tab/><text:tab/>self</text:span><text:span text:style-name="T4">.</text:span><text:span text:style-name="T1">checker</text:span><text:span text:style-name="T4">[</text:span><text:span text:style-name="T6">"state"</text:span><text:span text:style-name="T4">]</text:span><text:span text:style-name="T1"> </text:span><text:span text:style-name="T4">=</text:span><text:span text:style-name="T1"> DISABLED</text:span></text:p>
      <text:p text:style-name="P5"/>
      <text:p text:style-name="P1"><text:span text:style-name="T1"><text:tab/><text:tab/>self</text:span><text:span text:style-name="T4">.</text:span><text:span text:style-name="T1">_runLines </text:span><text:span text:style-name="T4">=</text:span><text:span text:style-name="T1"> </text:span><text:span text:style-name="T8">0</text:span></text:p>
      <text:p text:style-name="P1"><text:span text:style-name="T1"><text:tab/><text:tab/>self</text:span><text:span text:style-name="T4">.</text:span><text:span text:style-name="T1">_quit <text:s text:c="4"/></text:span><text:span text:style-name="T4">=</text:span><text:span text:style-name="T1"> </text:span><text:span text:style-name="T8">0</text:span></text:p>
      <text:p text:style-name="P1"><text:span text:style-name="T1"><text:tab/><text:tab/>self</text:span><text:span text:style-name="T4">.</text:span><text:span text:style-name="T1">_pause <text:s text:c="3"/></text:span><text:span text:style-name="T4">=</text:span><text:span text:style-name="T1"> </text:span><text:span text:style-name="T7">False</text:span></text:p>
      <text:p text:style-name="P1"><text:span text:style-name="T1"><text:tab/><text:tab/>self</text:span><text:span text:style-name="T4">.</text:span><text:span text:style-name="T1">running <text:s text:c="2"/></text:span><text:span text:style-name="T4">=</text:span><text:span text:style-name="T1"> </text:span><text:span text:style-name="T7">False</text:span></text:p>
      <text:p text:style-name="P1"><text:span text:style-name="T1"><text:tab/><text:tab/>self</text:span><text:span text:style-name="T4">.</text:span><text:span text:style-name="T1">enable</text:span><text:span text:style-name="T4">()</text:span></text:p>
      <text:p text:style-name="P4"/>
      <text:p text:style-name="P1"><text:span text:style-name="T1"><text:tab/></text:span><text:span text:style-name="T10">#----------------------------------------------------------------------</text:span></text:p>
      <text:p text:style-name="P1"><text:span text:style-name="T1"><text:tab/></text:span><text:span text:style-name="T10"># Stop the current run</text:span></text:p>
      <text:p text:style-name="P1"><text:span text:style-name="T1"><text:tab/></text:span><text:span text:style-name="T10">#----------------------------------------------------------------------</text:span></text:p>
      <text:p text:style-name="P1"><text:span text:style-name="T1"><text:tab/></text:span><text:span text:style-name="T7">def</text:span><text:span text:style-name="T1"> </text:span><text:span text:style-name="T11">stopRun</text:span><text:span text:style-name="T4">(</text:span><text:span text:style-name="T1">self</text:span><text:span text:style-name="T4">):</text:span></text:p>
      <text:p text:style-name="P1"><text:span text:style-name="T1"><text:tab/><text:tab/>self</text:span><text:span text:style-name="T4">.</text:span><text:span text:style-name="T1">feedHold</text:span><text:span text:style-name="T4">()</text:span></text:p>
      <text:p text:style-name="P1"><text:span text:style-name="T1"><text:tab/><text:tab/>time</text:span><text:span text:style-name="T4">.</text:span><text:span text:style-name="T1">sleep</text:span><text:span text:style-name="T4">(</text:span><text:span text:style-name="T8">1</text:span><text:span text:style-name="T4">);</text:span></text:p>
      <text:p text:style-name="P1"><text:span text:style-name="T1"><text:tab/><text:tab/>self</text:span><text:span text:style-name="T4">.</text:span><text:span text:style-name="T1">softReset</text:span><text:span text:style-name="T4">()</text:span></text:p>
      <text:p text:style-name="P1"><text:span text:style-name="T1"><text:tab/><text:tab/>self</text:span><text:span text:style-name="T4">.</text:span><text:span text:style-name="T1">emptyQueue</text:span><text:span text:style-name="T4">()</text:span></text:p>
      <text:p text:style-name="P1"><text:span text:style-name="T1"><text:tab/><text:tab/>self</text:span><text:span text:style-name="T4">.</text:span><text:span text:style-name="T1">_runLines </text:span><text:span text:style-name="T4">=</text:span><text:span text:style-name="T1"> </text:span><text:span text:style-name="T8">0</text:span></text:p>
      <text:p text:style-name="P1"><text:span text:style-name="T1"><text:tab/><text:tab/>self</text:span><text:span text:style-name="T4">.</text:span><text:span text:style-name="T1">_quit <text:s text:c="4"/></text:span><text:span text:style-name="T4">=</text:span><text:span text:style-name="T1"> </text:span><text:span text:style-name="T8">0</text:span></text:p>
      <text:p text:style-name="P1"><text:span text:style-name="T1"><text:tab/><text:tab/>self</text:span><text:span text:style-name="T4">.</text:span><text:span text:style-name="T1">_pause <text:s text:c="3"/></text:span><text:span text:style-name="T4">=</text:span><text:span text:style-name="T1"> </text:span><text:span text:style-name="T7">False</text:span></text:p>
      <text:p text:style-name="P1"><text:span text:style-name="T1"><text:tab/><text:tab/>self</text:span><text:span text:style-name="T4">.</text:span><text:span text:style-name="T1">enable</text:span><text:span text:style-name="T4">()</text:span></text:p>
      <text:p text:style-name="P4"/>
      <text:p text:style-name="P1"><text:span text:style-name="T1"><text:tab/></text:span><text:span text:style-name="T10">#----------------------------------------------------------------------</text:span></text:p>
      <text:p text:style-name="P1"><text:span text:style-name="T1"><text:tab/></text:span><text:span text:style-name="T10"># Start the web pendant</text:span></text:p>
      <text:p text:style-name="P1"><text:span text:style-name="T1"><text:tab/></text:span><text:span text:style-name="T10">#----------------------------------------------------------------------</text:span></text:p>
      <text:p text:style-name="P1"><text:span text:style-name="T1"><text:tab/></text:span><text:span text:style-name="T7">def</text:span><text:span text:style-name="T1"> </text:span><text:span text:style-name="T11">startPendant</text:span><text:span text:style-name="T4">(</text:span><text:span text:style-name="T1">self</text:span><text:span text:style-name="T4">,</text:span><text:span text:style-name="T1"> showInfo</text:span><text:span text:style-name="T4">=</text:span><text:span text:style-name="T7">True</text:span><text:span text:style-name="T4">):</text:span></text:p>
      <text:p text:style-name="P1"><text:span text:style-name="T1"><text:tab/><text:tab/>started</text:span><text:span text:style-name="T4">=</text:span><text:span text:style-name="T1">CNCPendant</text:span><text:span text:style-name="T4">.</text:span><text:span text:style-name="T1">start</text:span><text:span text:style-name="T4">(</text:span><text:span text:style-name="T1">self</text:span><text:span text:style-name="T4">)</text:span></text:p>
      <text:p text:style-name="P1"><text:span text:style-name="T1"><text:tab/><text:tab/></text:span><text:span text:style-name="T7">if</text:span><text:span text:style-name="T1"> showInfo</text:span><text:span text:style-name="T4">:</text:span></text:p>
      <text:p text:style-name="P1"><text:span text:style-name="T1"><text:tab/><text:tab/><text:tab/>hostName</text:span><text:span text:style-name="T4">=</text:span><text:span text:style-name="T6">"http://%s:%d"</text:span><text:span text:style-name="T4">%(</text:span><text:span text:style-name="T1">socket</text:span><text:span text:style-name="T4">.</text:span><text:span text:style-name="T1">gethostname</text:span><text:span text:style-name="T4">(),</text:span><text:span text:style-name="T1">CNCPendant</text:span><text:span text:style-name="T4">.</text:span><text:span text:style-name="T1">port</text:span><text:span text:style-name="T4">)</text:span></text:p>
      <text:p text:style-name="P1"><text:span text:style-name="T1"><text:tab/><text:tab/><text:tab/></text:span><text:span text:style-name="T7">if</text:span><text:span text:style-name="T1"> started</text:span><text:span text:style-name="T4">:</text:span></text:p>
      <text:p text:style-name="P1"><text:span text:style-name="T1"><text:tab/><text:tab/><text:tab/><text:tab/>tkMessageBox</text:span><text:span text:style-name="T4">.</text:span><text:span text:style-name="T1">showinfo</text:span><text:span text:style-name="T4">(</text:span><text:span text:style-name="T6">"Pendant"</text:span><text:span text:style-name="T4">,</text:span></text:p>
      <text:p text:style-name="P1"><text:soft-page-break/><text:span text:style-name="T1"><text:tab/><text:tab/><text:tab/><text:tab/></text:span><text:span text:style-name="T6">"Pendant started:\n"</text:span><text:span text:style-name="T4">+</text:span><text:span text:style-name="T1">hostName</text:span><text:span text:style-name="T4">,</text:span></text:p>
      <text:p text:style-name="P1"><text:span text:style-name="T1"><text:tab/><text:tab/><text:tab/><text:tab/>parent</text:span><text:span text:style-name="T4">=</text:span><text:span text:style-name="T1">self</text:span><text:span text:style-name="T4">)</text:span></text:p>
      <text:p text:style-name="P1"><text:span text:style-name="T1"><text:tab/><text:tab/><text:tab/></text:span><text:span text:style-name="T7">else</text:span><text:span text:style-name="T4">:</text:span></text:p>
      <text:p text:style-name="P1"><text:span text:style-name="T1"><text:tab/><text:tab/><text:tab/><text:tab/>dr</text:span><text:span text:style-name="T4">=</text:span><text:span text:style-name="T1">tkMessageBox</text:span><text:span text:style-name="T4">.</text:span><text:span text:style-name="T1">askquestion</text:span><text:span text:style-name="T4">(</text:span><text:span text:style-name="T6">"Pendant"</text:span><text:span text:style-name="T4">,</text:span></text:p>
      <text:p text:style-name="P1"><text:span text:style-name="T1"><text:tab/><text:tab/><text:tab/><text:tab/></text:span><text:span text:style-name="T6">"Pendant already started:\n"</text:span><text:span text:style-name="T4">+</text:span><text:span text:style-name="T1">hostName</text:span><text:span text:style-name="T4">+</text:span><text:span text:style-name="T6">"\nWould you like open it locally?"</text:span><text:span text:style-name="T4">)</text:span></text:p>
      <text:p text:style-name="P1"><text:span text:style-name="T1"><text:tab/><text:tab/><text:tab/><text:tab/></text:span><text:span text:style-name="T7">if</text:span><text:span text:style-name="T1"> dr</text:span><text:span text:style-name="T4">==</text:span><text:span text:style-name="T6">"yes"</text:span><text:span text:style-name="T4">:</text:span></text:p>
      <text:p text:style-name="P1"><text:span text:style-name="T1"><text:tab/><text:tab/><text:tab/><text:tab/><text:tab/>webbrowser</text:span><text:span text:style-name="T4">.</text:span><text:span text:style-name="T1">open</text:span><text:span text:style-name="T4">(</text:span><text:span text:style-name="T1">hostName</text:span><text:span text:style-name="T4">,</text:span><text:span text:style-name="T1">new</text:span><text:span text:style-name="T4">=</text:span><text:span text:style-name="T8">2</text:span><text:span text:style-name="T4">)</text:span></text:p>
      <text:p text:style-name="P4"/>
      <text:p text:style-name="P1"><text:span text:style-name="T1"><text:tab/></text:span><text:span text:style-name="T10">#----------------------------------------------------------------------</text:span></text:p>
      <text:p text:style-name="P1"><text:span text:style-name="T1"><text:tab/></text:span><text:span text:style-name="T10"># Stop the web pendant</text:span></text:p>
      <text:p text:style-name="P1"><text:span text:style-name="T1"><text:tab/></text:span><text:span text:style-name="T10">#----------------------------------------------------------------------</text:span></text:p>
      <text:p text:style-name="P1"><text:span text:style-name="T1"><text:tab/></text:span><text:span text:style-name="T7">def</text:span><text:span text:style-name="T1"> </text:span><text:span text:style-name="T11">stopPendant</text:span><text:span text:style-name="T4">(</text:span><text:span text:style-name="T1">self</text:span><text:span text:style-name="T4">):</text:span></text:p>
      <text:p text:style-name="P1"><text:span text:style-name="T1"><text:tab/><text:tab/></text:span><text:span text:style-name="T7">if</text:span><text:span text:style-name="T1"> CNCPendant</text:span><text:span text:style-name="T4">.</text:span><text:span text:style-name="T1">stop</text:span><text:span text:style-name="T4">():</text:span></text:p>
      <text:p text:style-name="P1"><text:span text:style-name="T1"><text:tab/><text:tab/><text:tab/>tkMessageBox</text:span><text:span text:style-name="T4">.</text:span><text:span text:style-name="T1">showinfo</text:span><text:span text:style-name="T4">(</text:span><text:span text:style-name="T6">"Pendant"</text:span><text:span text:style-name="T4">,</text:span><text:span text:style-name="T6">"Pendant stopped"</text:span><text:span text:style-name="T4">,</text:span><text:span text:style-name="T1"> parent</text:span><text:span text:style-name="T4">=</text:span><text:span text:style-name="T1">self</text:span><text:span text:style-name="T4">)</text:span></text:p>
      <text:p text:style-name="P4"/>
      <text:p text:style-name="P1"><text:span text:style-name="T1"><text:tab/></text:span><text:span text:style-name="T10">#----------------------------------------------------------------------</text:span></text:p>
      <text:p text:style-name="P1"><text:span text:style-name="T1"><text:tab/></text:span><text:span text:style-name="T10"># thread performing I/O on serial line</text:span></text:p>
      <text:p text:style-name="P1"><text:span text:style-name="T1"><text:tab/></text:span><text:span text:style-name="T10">#----------------------------------------------------------------------</text:span></text:p>
      <text:p text:style-name="P1"><text:span text:style-name="T1"><text:tab/></text:span><text:span text:style-name="T7">def</text:span><text:span text:style-name="T1"> </text:span><text:span text:style-name="T11">serialIO</text:span><text:span text:style-name="T4">(</text:span><text:span text:style-name="T1">self</text:span><text:span text:style-name="T4">):</text:span></text:p>
      <text:p text:style-name="P1"><text:span text:style-name="T1"><text:tab/><text:tab/>cline </text:span><text:span text:style-name="T4">=</text:span><text:span text:style-name="T1"> </text:span><text:span text:style-name="T4">[]</text:span></text:p>
      <text:p text:style-name="P1"><text:span text:style-name="T1"><text:tab/><text:tab/>tosend </text:span><text:span text:style-name="T4">=</text:span><text:span text:style-name="T1"> </text:span><text:span text:style-name="T7">None</text:span></text:p>
      <text:p text:style-name="P1"><text:span text:style-name="T1"><text:tab/><text:tab/>tr </text:span><text:span text:style-name="T4">=</text:span><text:span text:style-name="T1"> tg </text:span><text:span text:style-name="T4">=</text:span><text:span text:style-name="T1"> time</text:span><text:span text:style-name="T4">.</text:span><text:span text:style-name="T1">time</text:span><text:span text:style-name="T4">()</text:span></text:p>
      <text:p text:style-name="P1"><text:span text:style-name="T1"><text:tab/><text:tab/></text:span><text:span text:style-name="T7">while</text:span><text:span text:style-name="T1"> self</text:span><text:span text:style-name="T4">.</text:span><text:span text:style-name="T1">thread</text:span><text:span text:style-name="T4">:</text:span></text:p>
      <text:p text:style-name="P1"><text:span text:style-name="T1"><text:tab/><text:tab/><text:tab/>t </text:span><text:span text:style-name="T4">=</text:span><text:span text:style-name="T1"> time</text:span><text:span text:style-name="T4">.</text:span><text:span text:style-name="T1">time</text:span><text:span text:style-name="T4">()</text:span></text:p>
      <text:p text:style-name="P1"><text:span text:style-name="T1"><text:tab/><text:tab/><text:tab/></text:span><text:span text:style-name="T7">if</text:span><text:span text:style-name="T1"> t</text:span><text:span text:style-name="T4">-</text:span><text:span text:style-name="T1">tr </text:span><text:span text:style-name="T4">&gt;</text:span><text:span text:style-name="T1"> SERIAL_POLL</text:span><text:span text:style-name="T4">:</text:span></text:p>
      <text:p text:style-name="P1"><text:span text:style-name="T1"><text:tab/><text:tab/><text:tab/><text:tab/></text:span><text:span text:style-name="T10"># Send one ?</text:span></text:p>
      <text:p text:style-name="P1"><text:span text:style-name="T1"><text:tab/><text:tab/><text:tab/><text:tab/>self</text:span><text:span text:style-name="T4">.</text:span><text:span text:style-name="T1">serial</text:span><text:span text:style-name="T4">.</text:span><text:span text:style-name="T1">write</text:span><text:span text:style-name="T4">(</text:span><text:span text:style-name="T6">"?"</text:span><text:span text:style-name="T4">)</text:span></text:p>
      <text:p text:style-name="P1"><text:span text:style-name="T1"><text:tab/><text:tab/><text:tab/><text:tab/>tr </text:span><text:span text:style-name="T4">=</text:span><text:span text:style-name="T1"> t</text:span></text:p>
      <text:p text:style-name="P4"/>
      <text:p text:style-name="P1"><text:span text:style-name="T1"><text:tab/><text:tab/><text:tab/></text:span><text:span text:style-name="T7">if</text:span><text:span text:style-name="T1"> tosend </text:span><text:span text:style-name="T7">is</text:span><text:span text:style-name="T1"> </text:span><text:span text:style-name="T7">None</text:span><text:span text:style-name="T1"> </text:span><text:span text:style-name="T7">and</text:span><text:span text:style-name="T1"> self</text:span><text:span text:style-name="T4">.</text:span><text:span text:style-name="T1">queue</text:span><text:span text:style-name="T4">.</text:span><text:span text:style-name="T1">qsize</text:span><text:span text:style-name="T4">()&gt;</text:span><text:span text:style-name="T8">0</text:span><text:span text:style-name="T4">:</text:span></text:p>
      <text:p text:style-name="P1"><text:span text:style-name="T1"><text:tab/><text:tab/><text:tab/><text:tab/></text:span><text:span text:style-name="T7">try</text:span><text:span text:style-name="T4">:</text:span></text:p>
      <text:p text:style-name="P1"><text:span text:style-name="T1"><text:tab/><text:tab/><text:tab/><text:tab/><text:tab/>tosend </text:span><text:span text:style-name="T4">=</text:span><text:span text:style-name="T1"> self</text:span><text:span text:style-name="T4">.</text:span><text:span text:style-name="T1">queue</text:span><text:span text:style-name="T4">.</text:span><text:span text:style-name="T1">get_nowait</text:span><text:span text:style-name="T4">()</text:span></text:p>
      <text:p text:style-name="P1"><text:span text:style-name="T1"><text:tab/><text:tab/><text:tab/><text:tab/><text:tab/>cline</text:span><text:span text:style-name="T4">.</text:span><text:span text:style-name="T1">append</text:span><text:span text:style-name="T4">(</text:span><text:span text:style-name="T1">len</text:span><text:span text:style-name="T4">(</text:span><text:span text:style-name="T1">tosend</text:span><text:span text:style-name="T4">))</text:span></text:p>
      <text:p text:style-name="P1"><text:span text:style-name="T1"><text:tab/><text:tab/><text:tab/><text:tab/><text:tab/>self</text:span><text:span text:style-name="T4">.</text:span><text:span text:style-name="T1">log</text:span><text:span text:style-name="T4">.</text:span><text:span text:style-name="T1">put</text:span><text:span text:style-name="T4">((</text:span><text:span text:style-name="T7">True</text:span><text:span text:style-name="T4">,</text:span><text:span text:style-name="T1">tosend</text:span><text:span text:style-name="T4">))</text:span></text:p>
      <text:p text:style-name="P1"><text:span text:style-name="T1"><text:tab/><text:tab/><text:tab/><text:tab/></text:span><text:span text:style-name="T7">except</text:span><text:span text:style-name="T1"> Empty</text:span><text:span text:style-name="T4">:</text:span></text:p>
      <text:p text:style-name="P1"><text:span text:style-name="T1"><text:tab/><text:tab/><text:tab/><text:tab/><text:tab/></text:span><text:span text:style-name="T7">break</text:span></text:p>
      <text:p text:style-name="P4"/>
      <text:p text:style-name="P1"><text:span text:style-name="T1"><text:tab/><text:tab/><text:tab/></text:span><text:span text:style-name="T7">if</text:span><text:span text:style-name="T1"> tosend </text:span><text:span text:style-name="T7">is</text:span><text:span text:style-name="T1"> </text:span><text:span text:style-name="T7">None</text:span><text:span text:style-name="T1"> </text:span><text:span text:style-name="T7">or</text:span><text:span text:style-name="T1"> self</text:span><text:span text:style-name="T4">.</text:span><text:span text:style-name="T1">serial</text:span><text:span text:style-name="T4">.</text:span><text:span text:style-name="T1">inWaiting</text:span><text:span text:style-name="T4">():</text:span></text:p>
      <text:p text:style-name="P1"><text:span text:style-name="T1"><text:tab/><text:tab/><text:tab/><text:tab/>line </text:span><text:span text:style-name="T4">=</text:span><text:span text:style-name="T1"> self</text:span><text:span text:style-name="T4">.</text:span><text:span text:style-name="T1">serial</text:span><text:span text:style-name="T4">.</text:span><text:span text:style-name="T1">readline</text:span><text:span text:style-name="T4">().</text:span><text:span text:style-name="T1">strip</text:span><text:span text:style-name="T4">()</text:span></text:p>
      <text:p text:style-name="P1"><text:span text:style-name="T1"><text:tab/><text:tab/><text:tab/><text:tab/></text:span><text:span text:style-name="T7">if</text:span><text:span text:style-name="T1"> line</text:span><text:span text:style-name="T4">:</text:span></text:p>
      <text:p text:style-name="P1"><text:span text:style-name="T1"><text:tab/><text:tab/><text:tab/><text:tab/><text:tab/></text:span><text:span text:style-name="T7">if</text:span><text:span text:style-name="T1"> line</text:span><text:span text:style-name="T4">[</text:span><text:span text:style-name="T8">0</text:span><text:span text:style-name="T4">]==</text:span><text:span text:style-name="T6">"&lt;"</text:span><text:span text:style-name="T4">:</text:span></text:p>
      <text:p text:style-name="P1"><text:span text:style-name="T1"><text:tab/><text:tab/><text:tab/><text:tab/><text:tab/><text:tab/>pat </text:span><text:span text:style-name="T4">=</text:span><text:span text:style-name="T1"> STATUSPAT</text:span><text:span text:style-name="T4">.</text:span><text:span text:style-name="T1">match</text:span><text:span text:style-name="T4">(</text:span><text:span text:style-name="T1">line</text:span><text:span text:style-name="T4">)</text:span></text:p>
      <text:p text:style-name="P1"><text:span text:style-name="T1"><text:tab/><text:tab/><text:tab/><text:tab/><text:tab/><text:tab/></text:span><text:span text:style-name="T7">if</text:span><text:span text:style-name="T1"> pat</text:span><text:span text:style-name="T4">:</text:span></text:p>
      <text:p text:style-name="P1"><text:span text:style-name="T1"><text:tab/><text:tab/><text:tab/><text:tab/><text:tab/><text:tab/><text:tab/></text:span><text:span text:style-name="T7">if</text:span><text:span text:style-name="T1"> </text:span><text:span text:style-name="T7">not</text:span><text:span text:style-name="T1"> self</text:span><text:span text:style-name="T4">.</text:span><text:span text:style-name="T1">_alarm</text:span><text:span text:style-name="T4">:</text:span></text:p>
      <text:p text:style-name="P1"><text:span text:style-name="T1"><text:tab/><text:tab/><text:tab/><text:tab/><text:tab/><text:tab/><text:tab/><text:tab/>self</text:span><text:span text:style-name="T4">.</text:span><text:span text:style-name="T1">_pos</text:span><text:span text:style-name="T4">[</text:span><text:span text:style-name="T6">"state"</text:span><text:span text:style-name="T4">]</text:span><text:span text:style-name="T1"> </text:span><text:span text:style-name="T4">=</text:span><text:span text:style-name="T1"> pat</text:span><text:span text:style-name="T4">.</text:span><text:span text:style-name="T1">group</text:span><text:span text:style-name="T4">(</text:span><text:span text:style-name="T8">1</text:span><text:span text:style-name="T4">)</text:span></text:p>
      <text:p text:style-name="P1"><text:span text:style-name="T1"><text:tab/><text:tab/><text:tab/><text:tab/><text:tab/><text:tab/><text:tab/>self</text:span><text:span text:style-name="T4">.</text:span><text:span text:style-name="T1">_pos</text:span><text:span text:style-name="T4">[</text:span><text:span text:style-name="T6">"mx"</text:span><text:span text:style-name="T4">]</text:span><text:span text:style-name="T1"> </text:span><text:span text:style-name="T4">=</text:span><text:span text:style-name="T1"> float</text:span><text:span text:style-name="T4">(</text:span><text:span text:style-name="T1">pat</text:span><text:span text:style-name="T4">.</text:span><text:span text:style-name="T1">group</text:span><text:span text:style-name="T4">(</text:span><text:span text:style-name="T8">2</text:span><text:span text:style-name="T4">))</text:span></text:p>
      <text:p text:style-name="P1"><text:span text:style-name="T1"><text:tab/><text:tab/><text:tab/><text:tab/><text:tab/><text:tab/><text:tab/>self</text:span><text:span text:style-name="T4">.</text:span><text:span text:style-name="T1">_pos</text:span><text:span text:style-name="T4">[</text:span><text:span text:style-name="T6">"my"</text:span><text:span text:style-name="T4">]</text:span><text:span text:style-name="T1"> </text:span><text:span text:style-name="T4">=</text:span><text:span text:style-name="T1"> float</text:span><text:span text:style-name="T4">(</text:span><text:span text:style-name="T1">pat</text:span><text:span text:style-name="T4">.</text:span><text:span text:style-name="T1">group</text:span><text:span text:style-name="T4">(</text:span><text:span text:style-name="T8">3</text:span><text:span text:style-name="T4">))</text:span></text:p>
      <text:p text:style-name="P1"><text:span text:style-name="T1"><text:tab/><text:tab/><text:tab/><text:tab/><text:tab/><text:tab/><text:tab/>self</text:span><text:span text:style-name="T4">.</text:span><text:span text:style-name="T1">_pos</text:span><text:span text:style-name="T4">[</text:span><text:span text:style-name="T6">"mz"</text:span><text:span text:style-name="T4">]</text:span><text:span text:style-name="T1"> </text:span><text:span text:style-name="T4">=</text:span><text:span text:style-name="T1"> float</text:span><text:span text:style-name="T4">(</text:span><text:span text:style-name="T1">pat</text:span><text:span text:style-name="T4">.</text:span><text:span text:style-name="T1">group</text:span><text:span text:style-name="T4">(</text:span><text:span text:style-name="T8">4</text:span><text:span text:style-name="T4">))</text:span></text:p>
      <text:p text:style-name="P1"><text:span text:style-name="T1"><text:tab/><text:tab/><text:tab/><text:tab/><text:tab/><text:tab/><text:tab/>self</text:span><text:span text:style-name="T4">.</text:span><text:span text:style-name="T1">_pos</text:span><text:span text:style-name="T4">[</text:span><text:span text:style-name="T6">"wx"</text:span><text:span text:style-name="T4">]</text:span><text:span text:style-name="T1"> </text:span><text:span text:style-name="T4">=</text:span><text:span text:style-name="T1"> float</text:span><text:span text:style-name="T4">(</text:span><text:span text:style-name="T1">pat</text:span><text:span text:style-name="T4">.</text:span><text:span text:style-name="T1">group</text:span><text:span text:style-name="T4">(</text:span><text:span text:style-name="T8">5</text:span><text:span text:style-name="T4">))</text:span></text:p>
      <text:p text:style-name="P1"><text:span text:style-name="T1"><text:tab/><text:tab/><text:tab/><text:tab/><text:tab/><text:tab/><text:tab/>self</text:span><text:span text:style-name="T4">.</text:span><text:span text:style-name="T1">_pos</text:span><text:span text:style-name="T4">[</text:span><text:span text:style-name="T6">"wy"</text:span><text:span text:style-name="T4">]</text:span><text:span text:style-name="T1"> </text:span><text:span text:style-name="T4">=</text:span><text:span text:style-name="T1"> float</text:span><text:span text:style-name="T4">(</text:span><text:span text:style-name="T1">pat</text:span><text:span text:style-name="T4">.</text:span><text:span text:style-name="T1">group</text:span><text:span text:style-name="T4">(</text:span><text:span text:style-name="T8">6</text:span><text:span text:style-name="T4">))</text:span></text:p>
      <text:p text:style-name="P1"><text:span text:style-name="T1"><text:tab/><text:tab/><text:tab/><text:tab/><text:tab/><text:tab/><text:tab/>self</text:span><text:span text:style-name="T4">.</text:span><text:span text:style-name="T1">_pos</text:span><text:span text:style-name="T4">[</text:span><text:span text:style-name="T6">"wz"</text:span><text:span text:style-name="T4">]</text:span><text:span text:style-name="T1"> </text:span><text:span text:style-name="T4">=</text:span><text:span text:style-name="T1"> float</text:span><text:span text:style-name="T4">(</text:span><text:span text:style-name="T1">pat</text:span><text:span text:style-name="T4">.</text:span><text:span text:style-name="T1">group</text:span><text:span text:style-name="T4">(</text:span><text:span text:style-name="T8">7</text:span><text:span text:style-name="T4">))</text:span></text:p>
      <text:p text:style-name="P1"><text:span text:style-name="T1"><text:tab/><text:tab/><text:tab/><text:tab/><text:tab/><text:tab/><text:tab/>self</text:span><text:span text:style-name="T4">.</text:span><text:span text:style-name="T1">_posUpdate </text:span><text:span text:style-name="T4">=</text:span><text:span text:style-name="T1"> </text:span><text:span text:style-name="T7">True</text:span></text:p>
      <text:p text:style-name="P1"><text:span text:style-name="T1"><text:tab/><text:tab/><text:tab/><text:tab/><text:tab/><text:tab/></text:span><text:span text:style-name="T7">else</text:span><text:span text:style-name="T4">:</text:span></text:p>
      <text:p text:style-name="P1"><text:span text:style-name="T1"><text:tab/><text:tab/><text:tab/><text:tab/><text:tab/><text:tab/><text:tab/>self</text:span><text:span text:style-name="T4">.</text:span><text:span text:style-name="T1">log</text:span><text:span text:style-name="T4">.</text:span><text:span text:style-name="T1">put</text:span><text:span text:style-name="T4">((</text:span><text:span text:style-name="T7">False</text:span><text:span text:style-name="T4">,</text:span><text:span text:style-name="T1"> line</text:span><text:span text:style-name="T4">+</text:span><text:span text:style-name="T6">"\n"</text:span><text:span text:style-name="T4">))</text:span></text:p>
      <text:p text:style-name="P4"/>
      <text:p text:style-name="P1"><text:span text:style-name="T1"><text:tab/><text:tab/><text:tab/><text:tab/><text:tab/></text:span><text:span text:style-name="T7">elif</text:span><text:span text:style-name="T1"> line</text:span><text:span text:style-name="T4">[</text:span><text:span text:style-name="T8">0</text:span><text:span text:style-name="T4">]==</text:span><text:span text:style-name="T6">"["</text:span><text:span text:style-name="T4">:</text:span></text:p>
      <text:p text:style-name="P1"><text:span text:style-name="T1"><text:tab/><text:tab/><text:tab/><text:tab/><text:tab/><text:tab/>self</text:span><text:span text:style-name="T4">.</text:span><text:span text:style-name="T1">log</text:span><text:span text:style-name="T4">.</text:span><text:span text:style-name="T1">put</text:span><text:span text:style-name="T4">((</text:span><text:span text:style-name="T7">False</text:span><text:span text:style-name="T4">,</text:span><text:span text:style-name="T1"> line</text:span><text:span text:style-name="T4">+</text:span><text:span text:style-name="T6">"\n"</text:span><text:span text:style-name="T4">))</text:span></text:p>
      <text:p text:style-name="P1"><text:span text:style-name="T1"><text:tab/><text:tab/><text:tab/><text:tab/><text:tab/><text:tab/>pat </text:span><text:span text:style-name="T4">=</text:span><text:span text:style-name="T1"> POSPAT</text:span><text:span text:style-name="T4">.</text:span><text:span text:style-name="T1">match</text:span><text:span text:style-name="T4">(</text:span><text:span text:style-name="T1">line</text:span><text:span text:style-name="T4">)</text:span></text:p>
      <text:p text:style-name="P1"><text:span text:style-name="T1"><text:tab/><text:tab/><text:tab/><text:tab/><text:tab/><text:tab/></text:span><text:span text:style-name="T7">if</text:span><text:span text:style-name="T1"> pat</text:span><text:span text:style-name="T4">:</text:span></text:p>
      <text:p text:style-name="P1"><text:span text:style-name="T1"><text:tab/><text:tab/><text:tab/><text:tab/><text:tab/><text:tab/><text:tab/></text:span><text:span text:style-name="T7">if</text:span><text:span text:style-name="T1"> pat</text:span><text:span text:style-name="T4">.</text:span><text:span text:style-name="T1">group</text:span><text:span text:style-name="T4">(</text:span><text:span text:style-name="T8">1</text:span><text:span text:style-name="T4">)</text:span><text:span text:style-name="T1"> </text:span><text:span text:style-name="T4">==</text:span><text:span text:style-name="T1"> </text:span><text:span text:style-name="T6">"PRB"</text:span><text:span text:style-name="T4">:</text:span></text:p>
      <text:p text:style-name="P1"><text:span text:style-name="T1"><text:tab/><text:tab/><text:tab/><text:tab/><text:tab/><text:tab/><text:tab/><text:tab/></text:span><text:span text:style-name="T7">if</text:span><text:span text:style-name="T1"> self</text:span><text:span text:style-name="T4">.</text:span><text:span text:style-name="T1">running</text:span><text:span text:style-name="T4">:</text:span></text:p>
      <text:p text:style-name="P1"><text:span text:style-name="T1"><text:tab/><text:tab/><text:tab/><text:tab/><text:tab/><text:tab/><text:tab/><text:tab/><text:tab/>self</text:span><text:span text:style-name="T4">.</text:span><text:span text:style-name="T1">gcode</text:span><text:span text:style-name="T4">.</text:span><text:span text:style-name="T1">probe</text:span><text:span text:style-name="T4">.</text:span><text:span text:style-name="T1">add</text:span><text:span text:style-name="T4">(</text:span></text:p>
      <text:p text:style-name="P1"><text:span text:style-name="T1"><text:tab/><text:tab/><text:tab/><text:tab/><text:tab/><text:tab/><text:tab/><text:tab/><text:tab/><text:tab/> float</text:span><text:span text:style-name="T4">(</text:span><text:span text:style-name="T1">pat</text:span><text:span text:style-name="T4">.</text:span><text:span text:style-name="T1">group</text:span><text:span text:style-name="T4">(</text:span><text:span text:style-name="T8">2</text:span><text:span text:style-name="T4">))+</text:span><text:span text:style-name="T1">self</text:span><text:span text:style-name="T4">.</text:span><text:span text:style-name="T1">_pos</text:span><text:span text:style-name="T4">[</text:span><text:span text:style-name="T6">"wx"</text:span><text:span text:style-name="T4">]-</text:span><text:span text:style-name="T1">self</text:span><text:span text:style-name="T4">.</text:span><text:span text:style-name="T1">_pos</text:span><text:span text:style-name="T4">[</text:span><text:span text:style-name="T6">"mx"</text:span><text:span text:style-name="T4">],</text:span></text:p>
      <text:p text:style-name="P1"><text:soft-page-break/><text:span text:style-name="T1"><text:tab/><text:tab/><text:tab/><text:tab/><text:tab/><text:tab/><text:tab/><text:tab/><text:tab/><text:tab/> float</text:span><text:span text:style-name="T4">(</text:span><text:span text:style-name="T1">pat</text:span><text:span text:style-name="T4">.</text:span><text:span text:style-name="T1">group</text:span><text:span text:style-name="T4">(</text:span><text:span text:style-name="T8">3</text:span><text:span text:style-name="T4">))+</text:span><text:span text:style-name="T1">self</text:span><text:span text:style-name="T4">.</text:span><text:span text:style-name="T1">_pos</text:span><text:span text:style-name="T4">[</text:span><text:span text:style-name="T6">"wy"</text:span><text:span text:style-name="T4">]-</text:span><text:span text:style-name="T1">self</text:span><text:span text:style-name="T4">.</text:span><text:span text:style-name="T1">_pos</text:span><text:span text:style-name="T4">[</text:span><text:span text:style-name="T6">"my"</text:span><text:span text:style-name="T4">],</text:span></text:p>
      <text:p text:style-name="P1"><text:span text:style-name="T1"><text:tab/><text:tab/><text:tab/><text:tab/><text:tab/><text:tab/><text:tab/><text:tab/><text:tab/><text:tab/> float</text:span><text:span text:style-name="T4">(</text:span><text:span text:style-name="T1">pat</text:span><text:span text:style-name="T4">.</text:span><text:span text:style-name="T1">group</text:span><text:span text:style-name="T4">(</text:span><text:span text:style-name="T8">4</text:span><text:span text:style-name="T4">))+</text:span><text:span text:style-name="T1">self</text:span><text:span text:style-name="T4">.</text:span><text:span text:style-name="T1">_pos</text:span><text:span text:style-name="T4">[</text:span><text:span text:style-name="T6">"wz"</text:span><text:span text:style-name="T4">]-</text:span><text:span text:style-name="T1">self</text:span><text:span text:style-name="T4">.</text:span><text:span text:style-name="T1">_pos</text:span><text:span text:style-name="T4">[</text:span><text:span text:style-name="T6">"mz"</text:span><text:span text:style-name="T4">])</text:span></text:p>
      <text:p text:style-name="P1"><text:span text:style-name="T1"><text:tab/><text:tab/><text:tab/><text:tab/><text:tab/><text:tab/><text:tab/><text:tab/>self</text:span><text:span text:style-name="T4">.</text:span><text:span text:style-name="T1">_probeUpdate </text:span><text:span text:style-name="T4">=</text:span><text:span text:style-name="T1"> </text:span><text:span text:style-name="T7">True</text:span></text:p>
      <text:p text:style-name="P1"><text:span text:style-name="T1"><text:tab/><text:tab/><text:tab/><text:tab/><text:tab/><text:tab/><text:tab/></text:span><text:span text:style-name="T7">else</text:span><text:span text:style-name="T4">:</text:span></text:p>
      <text:p text:style-name="P1"><text:span text:style-name="T1"><text:tab/><text:tab/><text:tab/><text:tab/><text:tab/><text:tab/><text:tab/><text:tab/>self</text:span><text:span text:style-name="T4">.</text:span><text:span text:style-name="T1">_wcsUpdate </text:span><text:span text:style-name="T4">=</text:span><text:span text:style-name="T1"> </text:span><text:span text:style-name="T7">True</text:span></text:p>
      <text:p text:style-name="P1"><text:span text:style-name="T1"><text:tab/><text:tab/><text:tab/><text:tab/><text:tab/><text:tab/><text:tab/>self</text:span><text:span text:style-name="T4">.</text:span><text:span text:style-name="T1">_pos</text:span><text:span text:style-name="T4">[</text:span><text:span text:style-name="T1">pat</text:span><text:span text:style-name="T4">.</text:span><text:span text:style-name="T1">group</text:span><text:span text:style-name="T4">(</text:span><text:span text:style-name="T8">1</text:span><text:span text:style-name="T4">)]</text:span><text:span text:style-name="T1"> </text:span><text:span text:style-name="T4">=</text:span><text:span text:style-name="T1"> \</text:span></text:p>
      <text:p text:style-name="P1"><text:span text:style-name="T1"><text:tab/><text:tab/><text:tab/><text:tab/><text:tab/><text:tab/><text:tab/><text:tab/></text:span><text:span text:style-name="T4">[</text:span><text:span text:style-name="T1">float</text:span><text:span text:style-name="T4">(</text:span><text:span text:style-name="T1">pat</text:span><text:span text:style-name="T4">.</text:span><text:span text:style-name="T1">group</text:span><text:span text:style-name="T4">(</text:span><text:span text:style-name="T8">2</text:span><text:span text:style-name="T4">)),</text:span></text:p>
      <text:p text:style-name="P1"><text:span text:style-name="T1"><text:tab/><text:tab/><text:tab/><text:tab/><text:tab/><text:tab/><text:tab/><text:tab/> float</text:span><text:span text:style-name="T4">(</text:span><text:span text:style-name="T1">pat</text:span><text:span text:style-name="T4">.</text:span><text:span text:style-name="T1">group</text:span><text:span text:style-name="T4">(</text:span><text:span text:style-name="T8">3</text:span><text:span text:style-name="T4">)),</text:span></text:p>
      <text:p text:style-name="P1"><text:span text:style-name="T1"><text:tab/><text:tab/><text:tab/><text:tab/><text:tab/><text:tab/><text:tab/><text:tab/> float</text:span><text:span text:style-name="T4">(</text:span><text:span text:style-name="T1">pat</text:span><text:span text:style-name="T4">.</text:span><text:span text:style-name="T1">group</text:span><text:span text:style-name="T4">(</text:span><text:span text:style-name="T8">4</text:span><text:span text:style-name="T4">))]</text:span></text:p>
      <text:p text:style-name="P1"><text:span text:style-name="T1"><text:tab/><text:tab/><text:tab/><text:tab/><text:tab/><text:tab/></text:span><text:span text:style-name="T7">else</text:span><text:span text:style-name="T4">:</text:span></text:p>
      <text:p text:style-name="P1"><text:span text:style-name="T1"><text:tab/><text:tab/><text:tab/><text:tab/><text:tab/><text:tab/><text:tab/>pat </text:span><text:span text:style-name="T4">=</text:span><text:span text:style-name="T1"> TLOPAT</text:span><text:span text:style-name="T4">.</text:span><text:span text:style-name="T1">match</text:span><text:span text:style-name="T4">(</text:span><text:span text:style-name="T1">line</text:span><text:span text:style-name="T4">)</text:span></text:p>
      <text:p text:style-name="P1"><text:span text:style-name="T1"><text:tab/><text:tab/><text:tab/><text:tab/><text:tab/><text:tab/><text:tab/></text:span><text:span text:style-name="T7">if</text:span><text:span text:style-name="T1"> pat</text:span><text:span text:style-name="T4">:</text:span></text:p>
      <text:p text:style-name="P1"><text:span text:style-name="T1"><text:tab/><text:tab/><text:tab/><text:tab/><text:tab/><text:tab/><text:tab/><text:tab/>self</text:span><text:span text:style-name="T4">.</text:span><text:span text:style-name="T1">_pos</text:span><text:span text:style-name="T4">[</text:span><text:span text:style-name="T1">pat</text:span><text:span text:style-name="T4">.</text:span><text:span text:style-name="T1">group</text:span><text:span text:style-name="T4">(</text:span><text:span text:style-name="T8">1</text:span><text:span text:style-name="T4">)]</text:span><text:span text:style-name="T1"> </text:span><text:span text:style-name="T4">=</text:span><text:span text:style-name="T1"> pat</text:span><text:span text:style-name="T4">.</text:span><text:span text:style-name="T1">group</text:span><text:span text:style-name="T4">(</text:span><text:span text:style-name="T8">2</text:span><text:span text:style-name="T4">)</text:span></text:p>
      <text:p text:style-name="P1"><text:span text:style-name="T1"><text:tab/><text:tab/><text:tab/><text:tab/><text:tab/><text:tab/><text:tab/></text:span><text:span text:style-name="T7">else</text:span><text:span text:style-name="T4">:</text:span></text:p>
      <text:p text:style-name="P1"><text:span text:style-name="T1"><text:tab/><text:tab/><text:tab/><text:tab/><text:tab/><text:tab/><text:tab/><text:tab/>self</text:span><text:span text:style-name="T4">.</text:span><text:span text:style-name="T1">_pos</text:span><text:span text:style-name="T4">[</text:span><text:span text:style-name="T6">"G"</text:span><text:span text:style-name="T4">]</text:span><text:span text:style-name="T1"> </text:span><text:span text:style-name="T4">=</text:span><text:span text:style-name="T1"> line</text:span><text:span text:style-name="T4">[</text:span><text:span text:style-name="T8">1</text:span><text:span text:style-name="T4">:-</text:span><text:span text:style-name="T8">1</text:span><text:span text:style-name="T4">].</text:span><text:span text:style-name="T1">split</text:span><text:span text:style-name="T4">()</text:span></text:p>
      <text:p text:style-name="P1"><text:span text:style-name="T1"><text:tab/><text:tab/><text:tab/><text:tab/><text:tab/><text:tab/><text:tab/><text:tab/>self</text:span><text:span text:style-name="T4">.</text:span><text:span text:style-name="T1">_gUpdate </text:span><text:span text:style-name="T4">=</text:span><text:span text:style-name="T1"> </text:span><text:span text:style-name="T7">True</text:span></text:p>
      <text:p text:style-name="P4"/>
      <text:p text:style-name="P1"><text:span text:style-name="T1"><text:tab/><text:tab/><text:tab/><text:tab/><text:tab/></text:span><text:span text:style-name="T7">else</text:span><text:span text:style-name="T4">:</text:span></text:p>
      <text:p text:style-name="P1"><text:span text:style-name="T1"><text:tab/><text:tab/><text:tab/><text:tab/><text:tab/><text:tab/>self</text:span><text:span text:style-name="T4">.</text:span><text:span text:style-name="T1">log</text:span><text:span text:style-name="T4">.</text:span><text:span text:style-name="T1">put</text:span><text:span text:style-name="T4">((</text:span><text:span text:style-name="T7">False</text:span><text:span text:style-name="T4">,</text:span><text:span text:style-name="T1"> line</text:span><text:span text:style-name="T4">+</text:span><text:span text:style-name="T6">"\n"</text:span><text:span text:style-name="T4">))</text:span></text:p>
      <text:p text:style-name="P1"><text:span text:style-name="T1"><text:tab/><text:tab/><text:tab/><text:tab/><text:tab/><text:tab/>uline </text:span><text:span text:style-name="T4">=</text:span><text:span text:style-name="T1"> line</text:span><text:span text:style-name="T4">.</text:span><text:span text:style-name="T1">upper</text:span><text:span text:style-name="T4">()</text:span></text:p>
      <text:p text:style-name="P1"><text:span text:style-name="T1"><text:tab/><text:tab/><text:tab/><text:tab/><text:tab/><text:tab/></text:span><text:span text:style-name="T7">if</text:span><text:span text:style-name="T1"> uline</text:span><text:span text:style-name="T4">.</text:span><text:span text:style-name="T1">find</text:span><text:span text:style-name="T4">(</text:span><text:span text:style-name="T6">"ERROR"</text:span><text:span text:style-name="T4">)&gt;=</text:span><text:span text:style-name="T8">0</text:span><text:span text:style-name="T1"> </text:span><text:span text:style-name="T7">or</text:span><text:span text:style-name="T1"> uline</text:span><text:span text:style-name="T4">.</text:span><text:span text:style-name="T1">find</text:span><text:span text:style-name="T4">(</text:span><text:span text:style-name="T6">"ALARM"</text:span><text:span text:style-name="T4">)&gt;=</text:span><text:span text:style-name="T8">0</text:span><text:span text:style-name="T4">:</text:span></text:p>
      <text:p text:style-name="P1"><text:span text:style-name="T1"><text:tab/><text:tab/><text:tab/><text:tab/><text:tab/><text:tab/><text:tab/>self</text:span><text:span text:style-name="T4">.</text:span><text:span text:style-name="T1">_gcount </text:span><text:span text:style-name="T4">+=</text:span><text:span text:style-name="T1"> </text:span><text:span text:style-name="T8">1</text:span></text:p>
      <text:p text:style-name="P1"><text:span text:style-name="T1"><text:tab/><text:tab/><text:tab/><text:tab/><text:tab/><text:tab/><text:tab/></text:span><text:span text:style-name="T7">if</text:span><text:span text:style-name="T1"> cline</text:span><text:span text:style-name="T4">:</text:span><text:span text:style-name="T1"> </text:span><text:span text:style-name="T7">del</text:span><text:span text:style-name="T1"> cline</text:span><text:span text:style-name="T4">[</text:span><text:span text:style-name="T8">0</text:span><text:span text:style-name="T4">]</text:span></text:p>
      <text:p text:style-name="P6"><text:span text:style-name="T1"><text:tab/><text:tab/><text:tab/><text:tab/><text:tab/><text:tab/><text:tab/></text:span><text:span text:style-name="T7">if</text:span><text:span text:style-name="T1"> </text:span><text:span text:style-name="T7">not</text:span><text:span text:style-name="T1"> self</text:span><text:span text:style-name="T4">.</text:span><text:span text:style-name="T1">_checkMode</text:span><text:span text:style-name="T4">:</text:span></text:p>
      <text:p text:style-name="P6"><text:span text:style-name="T1"><text:tab/><text:tab/><text:tab/><text:tab/><text:tab/><text:tab/><text:tab/><text:tab/></text:span><text:span text:style-name="T7">if</text:span><text:span text:style-name="T1"> </text:span><text:span text:style-name="T7">not</text:span><text:span text:style-name="T1"> self</text:span><text:span text:style-name="T4">.</text:span><text:span text:style-name="T1">_alarm</text:span><text:span text:style-name="T4">:</text:span></text:p>
      <text:p text:style-name="P6"><text:span text:style-name="T1"><text:tab/><text:tab/><text:tab/><text:tab/><text:tab/><text:tab/><text:tab/><text:tab/> <text:s text:c="7"/>self</text:span><text:span text:style-name="T4">.</text:span><text:span text:style-name="T1">_posUpdate </text:span><text:span text:style-name="T4">=</text:span><text:span text:style-name="T1"> </text:span><text:span text:style-name="T7">True</text:span></text:p>
      <text:p text:style-name="P6"><text:span text:style-name="T1"><text:tab/><text:tab/><text:tab/><text:tab/><text:tab/><text:tab/><text:tab/><text:tab/>self</text:span><text:span text:style-name="T4">.</text:span><text:span text:style-name="T1">_alarm </text:span><text:span text:style-name="T4">=</text:span><text:span text:style-name="T1"> </text:span><text:span text:style-name="T7">True</text:span></text:p>
      <text:p text:style-name="P6"><text:span text:style-name="T1"><text:tab/><text:tab/><text:tab/><text:tab/><text:tab/><text:tab/><text:tab/><text:tab/>self</text:span><text:span text:style-name="T4">.</text:span><text:span text:style-name="T1">_pos</text:span><text:span text:style-name="T4">[</text:span><text:span text:style-name="T6">"state"</text:span><text:span text:style-name="T4">]</text:span><text:span text:style-name="T1"> </text:span><text:span text:style-name="T4">=</text:span><text:span text:style-name="T1"> line</text:span></text:p>
      <text:p text:style-name="P6"><text:span text:style-name="T1"><text:tab/><text:tab/><text:tab/><text:tab/><text:tab/><text:tab/><text:tab/><text:tab/></text:span><text:span text:style-name="T7">if</text:span><text:span text:style-name="T1"> self</text:span><text:span text:style-name="T4">.</text:span><text:span text:style-name="T1">running</text:span><text:span text:style-name="T4">:</text:span><text:span text:style-name="T1"> self</text:span><text:span text:style-name="T4">.</text:span><text:span text:style-name="T1">stopRun</text:span><text:span text:style-name="T4">()</text:span></text:p>
      <text:p text:style-name="P5"/>
      <text:p text:style-name="P1"><text:span text:style-name="T1"><text:tab/><text:tab/><text:tab/><text:tab/><text:tab/><text:tab/></text:span><text:span text:style-name="T7">elif</text:span><text:span text:style-name="T1"> line</text:span><text:span text:style-name="T4">.</text:span><text:span text:style-name="T1">find</text:span><text:span text:style-name="T4">(</text:span><text:span text:style-name="T6">"ok"</text:span><text:span text:style-name="T4">)&gt;=</text:span><text:span text:style-name="T8">0</text:span><text:span text:style-name="T4">:</text:span></text:p>
      <text:p text:style-name="P1"><text:span text:style-name="T1"><text:tab/><text:tab/><text:tab/><text:tab/><text:tab/><text:tab/><text:tab/>self</text:span><text:span text:style-name="T4">.</text:span><text:span text:style-name="T1">_gcount </text:span><text:span text:style-name="T4">+=</text:span><text:span text:style-name="T1"> </text:span><text:span text:style-name="T8">1</text:span></text:p>
      <text:p text:style-name="P1"><text:span text:style-name="T1"><text:tab/><text:tab/><text:tab/><text:tab/><text:tab/><text:tab/><text:tab/></text:span><text:span text:style-name="T7">if</text:span><text:span text:style-name="T1"> cline</text:span><text:span text:style-name="T4">:</text:span><text:span text:style-name="T1"> </text:span><text:span text:style-name="T7">del</text:span><text:span text:style-name="T1"> cline</text:span><text:span text:style-name="T4">[</text:span><text:span text:style-name="T8">0</text:span><text:span text:style-name="T4">]</text:span></text:p>
      <text:p text:style-name="P4"/>
      <text:p text:style-name="P1"><text:span text:style-name="T1"><text:tab/><text:tab/><text:tab/></text:span><text:span text:style-name="T7">if</text:span><text:span text:style-name="T1"> tosend </text:span><text:span text:style-name="T7">is</text:span><text:span text:style-name="T1"> </text:span><text:span text:style-name="T7">not</text:span><text:span text:style-name="T1"> </text:span><text:span text:style-name="T7">None</text:span><text:span text:style-name="T1"> </text:span><text:span text:style-name="T7">and</text:span><text:span text:style-name="T1"> sum</text:span><text:span text:style-name="T4">(</text:span><text:span text:style-name="T1">cline</text:span><text:span text:style-name="T4">)</text:span><text:span text:style-name="T1"> </text:span><text:span text:style-name="T4">&lt;=</text:span><text:span text:style-name="T1"> RX_BUFFER_SIZE</text:span><text:span text:style-name="T4">-</text:span><text:span text:style-name="T8">2</text:span><text:span text:style-name="T4">:</text:span></text:p>
      <text:p text:style-name="P1"><text:span text:style-name="T1"><text:tab/><text:tab/><text:tab/><text:tab/></text:span><text:span text:style-name="T7">if</text:span><text:span text:style-name="T1"> isinstance</text:span><text:span text:style-name="T4">(</text:span><text:span text:style-name="T1">tosend</text:span><text:span text:style-name="T4">,</text:span><text:span text:style-name="T1"> unicode</text:span><text:span text:style-name="T4">):</text:span></text:p>
      <text:p text:style-name="P1"><text:span text:style-name="T1"><text:tab/><text:tab/><text:tab/><text:tab/><text:tab/>self</text:span><text:span text:style-name="T4">.</text:span><text:span text:style-name="T1">serial</text:span><text:span text:style-name="T4">.</text:span><text:span text:style-name="T1">write</text:span><text:span text:style-name="T4">(</text:span><text:span text:style-name="T1">tosend</text:span><text:span text:style-name="T4">.</text:span><text:span text:style-name="T1">encode</text:span><text:span text:style-name="T4">(</text:span><text:span text:style-name="T6">"ascii"</text:span><text:span text:style-name="T4">,</text:span><text:span text:style-name="T6">"replace"</text:span><text:span text:style-name="T4">))</text:span></text:p>
      <text:p text:style-name="P1"><text:span text:style-name="T1"><text:tab/><text:tab/><text:tab/><text:tab/></text:span><text:span text:style-name="T7">else</text:span><text:span text:style-name="T4">:</text:span></text:p>
      <text:p text:style-name="P1"><text:span text:style-name="T1"><text:tab/><text:tab/><text:tab/><text:tab/><text:tab/>self</text:span><text:span text:style-name="T4">.</text:span><text:span text:style-name="T1">serial</text:span><text:span text:style-name="T4">.</text:span><text:span text:style-name="T1">write</text:span><text:span text:style-name="T4">(</text:span><text:span text:style-name="T1">str</text:span><text:span text:style-name="T4">(</text:span><text:span text:style-name="T1">tosend</text:span><text:span text:style-name="T4">))</text:span></text:p>
      <text:p text:style-name="P1"><text:span text:style-name="T1"><text:tab/><text:tab/><text:tab/><text:tab/>tosend </text:span><text:span text:style-name="T4">=</text:span><text:span text:style-name="T1"> </text:span><text:span text:style-name="T7">None</text:span></text:p>
      <text:p text:style-name="P4"/>
      <text:p text:style-name="P1"><text:span text:style-name="T1"><text:tab/><text:tab/><text:tab/><text:tab/></text:span><text:span text:style-name="T7">if</text:span><text:span text:style-name="T1"> </text:span><text:span text:style-name="T7">not</text:span><text:span text:style-name="T1"> self</text:span><text:span text:style-name="T4">.</text:span><text:span text:style-name="T1">running </text:span><text:span text:style-name="T7">and</text:span><text:span text:style-name="T1"> t</text:span><text:span text:style-name="T4">-</text:span><text:span text:style-name="T1">tg </text:span><text:span text:style-name="T4">&gt;</text:span><text:span text:style-name="T1"> G_POLL</text:span><text:span text:style-name="T4">:</text:span></text:p>
      <text:p text:style-name="P1"><text:span text:style-name="T1"><text:tab/><text:tab/><text:tab/><text:tab/><text:tab/>self</text:span><text:span text:style-name="T4">.</text:span><text:span text:style-name="T1">serial</text:span><text:span text:style-name="T4">.</text:span><text:span text:style-name="T1">write</text:span><text:span text:style-name="T4">(</text:span><text:span text:style-name="T6">"$G\n"</text:span><text:span text:style-name="T4">)</text:span></text:p>
      <text:p text:style-name="P1"><text:span text:style-name="T1"><text:tab/><text:tab/><text:tab/><text:tab/><text:tab/>tg </text:span><text:span text:style-name="T4">=</text:span><text:span text:style-name="T1"> t</text:span></text:p>
      <text:p text:style-name="P4"/>
      <text:p text:style-name="P1"><text:span text:style-name="T1"><text:tab/></text:span><text:span text:style-name="T10">#----------------------------------------------------------------------</text:span></text:p>
      <text:p text:style-name="P1"><text:span text:style-name="T1"><text:tab/></text:span><text:span text:style-name="T10"># "thread" timed function looking for messages in the serial thread</text:span></text:p>
      <text:p text:style-name="P1"><text:span text:style-name="T1"><text:tab/></text:span><text:span text:style-name="T10"># and reporting back in the terminal</text:span></text:p>
      <text:p text:style-name="P1"><text:span text:style-name="T1"><text:tab/></text:span><text:span text:style-name="T10">#----------------------------------------------------------------------</text:span></text:p>
      <text:p text:style-name="P1"><text:span text:style-name="T1"><text:tab/></text:span><text:span text:style-name="T7">def</text:span><text:span text:style-name="T1"> </text:span><text:span text:style-name="T11">monitorSerial</text:span><text:span text:style-name="T4">(</text:span><text:span text:style-name="T1">self</text:span><text:span text:style-name="T4">):</text:span></text:p>
      <text:p text:style-name="P1"><text:span text:style-name="T1"><text:tab/><text:tab/>inserted </text:span><text:span text:style-name="T4">=</text:span><text:span text:style-name="T1"> </text:span><text:span text:style-name="T7">False</text:span></text:p>
      <text:p text:style-name="P4"/>
      <text:p text:style-name="P1"><text:span text:style-name="T1"><text:tab/><text:tab/></text:span><text:span text:style-name="T10"># Check serial output</text:span></text:p>
      <text:p text:style-name="P1"><text:span text:style-name="T1"><text:tab/><text:tab/>t </text:span><text:span text:style-name="T4">=</text:span><text:span text:style-name="T1"> time</text:span><text:span text:style-name="T4">.</text:span><text:span text:style-name="T1">time</text:span><text:span text:style-name="T4">()</text:span></text:p>
      <text:p text:style-name="P1"><text:span text:style-name="T1"><text:tab/><text:tab/></text:span><text:span text:style-name="T7">while</text:span><text:span text:style-name="T1"> self</text:span><text:span text:style-name="T4">.</text:span><text:span text:style-name="T1">log</text:span><text:span text:style-name="T4">.</text:span><text:span text:style-name="T1">qsize</text:span><text:span text:style-name="T4">()&gt;</text:span><text:span text:style-name="T8">0</text:span><text:span text:style-name="T1"> </text:span><text:span text:style-name="T7">and</text:span><text:span text:style-name="T1"> time</text:span><text:span text:style-name="T4">.</text:span><text:span text:style-name="T1">time</text:span><text:span text:style-name="T4">()-</text:span><text:span text:style-name="T1">t</text:span><text:span text:style-name="T4">&lt;</text:span><text:span text:style-name="T8">0.1</text:span><text:span text:style-name="T4">:</text:span></text:p>
      <text:p text:style-name="P1"><text:span text:style-name="T1"><text:tab/><text:tab/><text:tab/></text:span><text:span text:style-name="T7">try</text:span><text:span text:style-name="T4">:</text:span></text:p>
      <text:p text:style-name="P1"><text:span text:style-name="T1"><text:tab/><text:tab/><text:tab/><text:tab/>io</text:span><text:span text:style-name="T4">,</text:span><text:span text:style-name="T1"> line </text:span><text:span text:style-name="T4">=</text:span><text:span text:style-name="T1"> self</text:span><text:span text:style-name="T4">.</text:span><text:span text:style-name="T1">log</text:span><text:span text:style-name="T4">.</text:span><text:span text:style-name="T1">get_nowait</text:span><text:span text:style-name="T4">()</text:span></text:p>
      <text:p text:style-name="P1"><text:span text:style-name="T1"><text:tab/><text:tab/><text:tab/><text:tab/></text:span><text:span text:style-name="T7">if</text:span><text:span text:style-name="T1"> </text:span><text:span text:style-name="T7">not</text:span><text:span text:style-name="T1"> inserted</text:span><text:span text:style-name="T4">:</text:span></text:p>
      <text:p text:style-name="P1"><text:span text:style-name="T1"><text:tab/><text:tab/><text:tab/><text:tab/><text:tab/>self</text:span><text:span text:style-name="T4">.</text:span><text:span text:style-name="T1">terminal</text:span><text:span text:style-name="T4">[</text:span><text:span text:style-name="T6">"state"</text:span><text:span text:style-name="T4">]</text:span><text:span text:style-name="T1"> </text:span><text:span text:style-name="T4">=</text:span><text:span text:style-name="T1"> NORMAL</text:span></text:p>
      <text:p text:style-name="P1"><text:span text:style-name="T1"><text:tab/><text:tab/><text:tab/><text:tab/><text:tab/>inserted </text:span><text:span text:style-name="T4">=</text:span><text:span text:style-name="T1"> </text:span><text:span text:style-name="T7">True</text:span></text:p>
      <text:p text:style-name="P1"><text:span text:style-name="T1"><text:tab/><text:tab/><text:tab/><text:tab/></text:span><text:span text:style-name="T7">if</text:span><text:span text:style-name="T1"> io</text:span><text:span text:style-name="T4">:</text:span></text:p>
      <text:p text:style-name="P1"><text:span text:style-name="T1"><text:tab/><text:tab/><text:tab/><text:tab/><text:tab/>self</text:span><text:span text:style-name="T4">.</text:span><text:span text:style-name="T1">terminal</text:span><text:span text:style-name="T4">.</text:span><text:span text:style-name="T1">insert</text:span><text:span text:style-name="T4">(</text:span><text:span text:style-name="T1">END</text:span><text:span text:style-name="T4">,</text:span><text:span text:style-name="T1"> line</text:span><text:span text:style-name="T4">,</text:span><text:span text:style-name="T1"> </text:span><text:span text:style-name="T6">"SEND"</text:span><text:span text:style-name="T4">)</text:span></text:p>
      <text:p text:style-name="P6"><text:span text:style-name="T1"><text:tab/><text:tab/><text:tab/><text:tab/><text:tab/></text:span><text:span text:style-name="T7">if</text:span><text:span text:style-name="T1"> self</text:span><text:span text:style-name="T4">.</text:span><text:span text:style-name="T1">_checkMode</text:span><text:span text:style-name="T4">:</text:span><text:span text:style-name="T1"> self</text:span><text:span text:style-name="T4">.</text:span><text:span text:style-name="T1">checkedGcode</text:span><text:span text:style-name="T4">[</text:span><text:span text:style-name="T8">0</text:span><text:span text:style-name="T4">].</text:span><text:span text:style-name="T1">append</text:span><text:span text:style-name="T4">(</text:span><text:span text:style-name="T1">line</text:span><text:span text:style-name="T4">.</text:span><text:span text:style-name="T1">strip</text:span><text:span text:style-name="T4">())</text:span></text:p>
      <text:p text:style-name="P1"><text:span text:style-name="T1"><text:tab/><text:tab/><text:tab/><text:tab/></text:span><text:span text:style-name="T7">else</text:span><text:span text:style-name="T4">:</text:span></text:p>
      <text:p text:style-name="P1"><text:soft-page-break/><text:span text:style-name="T1"><text:tab/><text:tab/><text:tab/><text:tab/><text:tab/>self</text:span><text:span text:style-name="T4">.</text:span><text:span text:style-name="T1">terminal</text:span><text:span text:style-name="T4">.</text:span><text:span text:style-name="T1">insert</text:span><text:span text:style-name="T4">(</text:span><text:span text:style-name="T1">END</text:span><text:span text:style-name="T4">,</text:span><text:span text:style-name="T1"> line</text:span><text:span text:style-name="T4">)</text:span></text:p>
      <text:p text:style-name="P6"><text:span text:style-name="T1"><text:tab/><text:tab/><text:tab/><text:tab/><text:tab/></text:span><text:span text:style-name="T7">if</text:span><text:span text:style-name="T1"> self</text:span><text:span text:style-name="T4">.</text:span><text:span text:style-name="T1">_checkMode</text:span><text:span text:style-name="T4">:</text:span><text:span text:style-name="T1"> self</text:span><text:span text:style-name="T4">.</text:span><text:span text:style-name="T1">checkedGcode</text:span><text:span text:style-name="T4">[</text:span><text:span text:style-name="T8">1</text:span><text:span text:style-name="T4">].</text:span><text:span text:style-name="T1">append</text:span><text:span text:style-name="T4">(</text:span><text:span text:style-name="T1">line</text:span><text:span text:style-name="T4">.</text:span><text:span text:style-name="T1">strip</text:span><text:span text:style-name="T4">())</text:span></text:p>
      <text:p text:style-name="P1"><text:span text:style-name="T1"><text:tab/><text:tab/><text:tab/></text:span><text:span text:style-name="T7">except</text:span><text:span text:style-name="T1"> Empty</text:span><text:span text:style-name="T4">:</text:span></text:p>
      <text:p text:style-name="P1"><text:span text:style-name="T1"><text:tab/><text:tab/><text:tab/><text:tab/></text:span><text:span text:style-name="T7">break</text:span></text:p>
      <text:p text:style-name="P4"/>
      <text:p text:style-name="P1"><text:span text:style-name="T1"><text:tab/><text:tab/></text:span><text:span text:style-name="T10"># Check pendant</text:span></text:p>
      <text:p text:style-name="P1"><text:span text:style-name="T1"><text:tab/><text:tab/></text:span><text:span text:style-name="T7">try</text:span><text:span text:style-name="T4">:</text:span></text:p>
      <text:p text:style-name="P1"><text:span text:style-name="T1"><text:tab/><text:tab/><text:tab/>cmd </text:span><text:span text:style-name="T4">=</text:span><text:span text:style-name="T1"> self</text:span><text:span text:style-name="T4">.</text:span><text:span text:style-name="T1">pendant</text:span><text:span text:style-name="T4">.</text:span><text:span text:style-name="T1">get_nowait</text:span><text:span text:style-name="T4">()</text:span></text:p>
      <text:p text:style-name="P1"><text:span text:style-name="T1"><text:tab/><text:tab/><text:tab/>self</text:span><text:span text:style-name="T4">.</text:span><text:span text:style-name="T1">execute</text:span><text:span text:style-name="T4">(</text:span><text:span text:style-name="T1">cmd</text:span><text:span text:style-name="T4">)</text:span></text:p>
      <text:p text:style-name="P1"><text:span text:style-name="T1"><text:tab/><text:tab/></text:span><text:span text:style-name="T7">except</text:span><text:span text:style-name="T1"> Empty</text:span><text:span text:style-name="T4">:</text:span></text:p>
      <text:p text:style-name="P1"><text:span text:style-name="T1"><text:tab/><text:tab/><text:tab/></text:span><text:span text:style-name="T7">pass</text:span></text:p>
      <text:p text:style-name="P4"/>
      <text:p text:style-name="P1"><text:span text:style-name="T1"><text:tab/><text:tab/></text:span><text:span text:style-name="T10"># Update position if needed</text:span></text:p>
      <text:p text:style-name="P1"><text:span text:style-name="T1"><text:tab/><text:tab/></text:span><text:span text:style-name="T7">if</text:span><text:span text:style-name="T1"> self</text:span><text:span text:style-name="T4">.</text:span><text:span text:style-name="T1">_posUpdate</text:span><text:span text:style-name="T4">:</text:span></text:p>
      <text:p text:style-name="P1"><text:span text:style-name="T1"><text:tab/><text:tab/><text:tab/>state </text:span><text:span text:style-name="T4">=</text:span><text:span text:style-name="T1"> self</text:span><text:span text:style-name="T4">.</text:span><text:span text:style-name="T1">_pos</text:span><text:span text:style-name="T4">[</text:span><text:span text:style-name="T6">"state"</text:span><text:span text:style-name="T4">]</text:span></text:p>
      <text:p text:style-name="P1"><text:span text:style-name="T1"><text:tab/><text:tab/><text:tab/>self</text:span><text:span text:style-name="T4">.</text:span><text:span text:style-name="T1">state</text:span><text:span text:style-name="T4">[</text:span><text:span text:style-name="T6">"text"</text:span><text:span text:style-name="T4">]</text:span><text:span text:style-name="T1"> </text:span><text:span text:style-name="T4">=</text:span><text:span text:style-name="T1"> state</text:span></text:p>
      <text:p text:style-name="P1"><text:span text:style-name="T1"><text:tab/><text:tab/><text:tab/></text:span><text:span text:style-name="T7">try</text:span><text:span text:style-name="T4">:</text:span></text:p>
      <text:p text:style-name="P1"><text:span text:style-name="T1"><text:tab/><text:tab/><text:tab/><text:tab/>self</text:span><text:span text:style-name="T4">.</text:span><text:span text:style-name="T1">_pos</text:span><text:span text:style-name="T4">[</text:span><text:span text:style-name="T6">"color"</text:span><text:span text:style-name="T4">]</text:span><text:span text:style-name="T1"> </text:span><text:span text:style-name="T4">=</text:span><text:span text:style-name="T1"> STATECOLOR</text:span><text:span text:style-name="T4">[</text:span><text:span text:style-name="T1">state</text:span><text:span text:style-name="T4">]</text:span></text:p>
      <text:p text:style-name="P1"><text:span text:style-name="T1"><text:tab/><text:tab/><text:tab/></text:span><text:span text:style-name="T7">except</text:span><text:span text:style-name="T1"> KeyError</text:span><text:span text:style-name="T4">:</text:span></text:p>
      <text:p text:style-name="P1"><text:span text:style-name="T1"><text:tab/><text:tab/><text:tab/><text:tab/></text:span><text:span text:style-name="T7">if</text:span><text:span text:style-name="T1"> self</text:span><text:span text:style-name="T4">.</text:span><text:span text:style-name="T1">_alarm</text:span><text:span text:style-name="T4">:</text:span></text:p>
      <text:p text:style-name="P1"><text:span text:style-name="T1"><text:tab/><text:tab/><text:tab/><text:tab/><text:tab/>self</text:span><text:span text:style-name="T4">.</text:span><text:span text:style-name="T1">_pos</text:span><text:span text:style-name="T4">[</text:span><text:span text:style-name="T6">"color"</text:span><text:span text:style-name="T4">]</text:span><text:span text:style-name="T1"> </text:span><text:span text:style-name="T4">=</text:span><text:span text:style-name="T1"> STATECOLOR</text:span><text:span text:style-name="T4">[</text:span><text:span text:style-name="T6">"Alarm"</text:span><text:span text:style-name="T4">]</text:span></text:p>
      <text:p text:style-name="P1"><text:span text:style-name="T1"><text:tab/><text:tab/><text:tab/><text:tab/></text:span><text:span text:style-name="T7">else</text:span><text:span text:style-name="T4">:</text:span></text:p>
      <text:p text:style-name="P1"><text:span text:style-name="T1"><text:tab/><text:tab/><text:tab/><text:tab/><text:tab/>self</text:span><text:span text:style-name="T4">.</text:span><text:span text:style-name="T1">_pos</text:span><text:span text:style-name="T4">[</text:span><text:span text:style-name="T6">"color"</text:span><text:span text:style-name="T4">]</text:span><text:span text:style-name="T1"> </text:span><text:span text:style-name="T4">=</text:span><text:span text:style-name="T1"> STATECOLORDEF</text:span></text:p>
      <text:p text:style-name="P1"><text:span text:style-name="T1"><text:tab/><text:tab/><text:tab/></text:span><text:span text:style-name="T7">if</text:span><text:span text:style-name="T1"> state </text:span><text:span text:style-name="T4">==</text:span><text:span text:style-name="T1"> </text:span><text:span text:style-name="T6">"Hold"</text:span><text:span text:style-name="T4">:</text:span><text:span text:style-name="T1"> self</text:span><text:span text:style-name="T4">.</text:span><text:span text:style-name="T1">_pause </text:span><text:span text:style-name="T4">=</text:span><text:span text:style-name="T1"> </text:span><text:span text:style-name="T7">True</text:span></text:p>
      <text:p text:style-name="P4"/>
      <text:p text:style-name="P1"><text:span text:style-name="T1"><text:tab/><text:tab/><text:tab/>self</text:span><text:span text:style-name="T4">.</text:span><text:span text:style-name="T1">state</text:span><text:span text:style-name="T4">[</text:span><text:span text:style-name="T6">"background"</text:span><text:span text:style-name="T4">]</text:span><text:span text:style-name="T1"> </text:span><text:span text:style-name="T4">=</text:span><text:span text:style-name="T1"> self</text:span><text:span text:style-name="T4">.</text:span><text:span text:style-name="T1">_pos</text:span><text:span text:style-name="T4">[</text:span><text:span text:style-name="T6">"color"</text:span><text:span text:style-name="T4">]</text:span></text:p>
      <text:p text:style-name="P4"/>
      <text:p text:style-name="P1"><text:span text:style-name="T1"><text:tab/><text:tab/><text:tab/>self</text:span><text:span text:style-name="T4">.</text:span><text:span text:style-name="T1">xwork</text:span><text:span text:style-name="T4">[</text:span><text:span text:style-name="T6">"text"</text:span><text:span text:style-name="T4">]</text:span><text:span text:style-name="T1"> </text:span><text:span text:style-name="T4">=</text:span><text:span text:style-name="T1"> self</text:span><text:span text:style-name="T4">.</text:span><text:span text:style-name="T1">_pos</text:span><text:span text:style-name="T4">[</text:span><text:span text:style-name="T6">"wx"</text:span><text:span text:style-name="T4">]</text:span></text:p>
      <text:p text:style-name="P1"><text:span text:style-name="T1"><text:tab/><text:tab/><text:tab/>self</text:span><text:span text:style-name="T4">.</text:span><text:span text:style-name="T1">ywork</text:span><text:span text:style-name="T4">[</text:span><text:span text:style-name="T6">"text"</text:span><text:span text:style-name="T4">]</text:span><text:span text:style-name="T1"> </text:span><text:span text:style-name="T4">=</text:span><text:span text:style-name="T1"> self</text:span><text:span text:style-name="T4">.</text:span><text:span text:style-name="T1">_pos</text:span><text:span text:style-name="T4">[</text:span><text:span text:style-name="T6">"wy"</text:span><text:span text:style-name="T4">]</text:span></text:p>
      <text:p text:style-name="P1"><text:span text:style-name="T1"><text:tab/><text:tab/><text:tab/>self</text:span><text:span text:style-name="T4">.</text:span><text:span text:style-name="T1">zwork</text:span><text:span text:style-name="T4">[</text:span><text:span text:style-name="T6">"text"</text:span><text:span text:style-name="T4">]</text:span><text:span text:style-name="T1"> </text:span><text:span text:style-name="T4">=</text:span><text:span text:style-name="T1"> self</text:span><text:span text:style-name="T4">.</text:span><text:span text:style-name="T1">_pos</text:span><text:span text:style-name="T4">[</text:span><text:span text:style-name="T6">"wz"</text:span><text:span text:style-name="T4">]</text:span></text:p>
      <text:p text:style-name="P4"/>
      <text:p text:style-name="P1"><text:span text:style-name="T1"><text:tab/><text:tab/><text:tab/>self</text:span><text:span text:style-name="T4">.</text:span><text:span text:style-name="T1">xmachine</text:span><text:span text:style-name="T4">[</text:span><text:span text:style-name="T6">"text"</text:span><text:span text:style-name="T4">]</text:span><text:span text:style-name="T1"> </text:span><text:span text:style-name="T4">=</text:span><text:span text:style-name="T1"> self</text:span><text:span text:style-name="T4">.</text:span><text:span text:style-name="T1">_pos</text:span><text:span text:style-name="T4">[</text:span><text:span text:style-name="T6">"mx"</text:span><text:span text:style-name="T4">]</text:span></text:p>
      <text:p text:style-name="P1"><text:span text:style-name="T1"><text:tab/><text:tab/><text:tab/>self</text:span><text:span text:style-name="T4">.</text:span><text:span text:style-name="T1">ymachine</text:span><text:span text:style-name="T4">[</text:span><text:span text:style-name="T6">"text"</text:span><text:span text:style-name="T4">]</text:span><text:span text:style-name="T1"> </text:span><text:span text:style-name="T4">=</text:span><text:span text:style-name="T1"> self</text:span><text:span text:style-name="T4">.</text:span><text:span text:style-name="T1">_pos</text:span><text:span text:style-name="T4">[</text:span><text:span text:style-name="T6">"my"</text:span><text:span text:style-name="T4">]</text:span></text:p>
      <text:p text:style-name="P1"><text:span text:style-name="T1"><text:tab/><text:tab/><text:tab/>self</text:span><text:span text:style-name="T4">.</text:span><text:span text:style-name="T1">zmachine</text:span><text:span text:style-name="T4">[</text:span><text:span text:style-name="T6">"text"</text:span><text:span text:style-name="T4">]</text:span><text:span text:style-name="T1"> </text:span><text:span text:style-name="T4">=</text:span><text:span text:style-name="T1"> self</text:span><text:span text:style-name="T4">.</text:span><text:span text:style-name="T1">_pos</text:span><text:span text:style-name="T4">[</text:span><text:span text:style-name="T6">"mz"</text:span><text:span text:style-name="T4">]</text:span></text:p>
      <text:p text:style-name="P4"/>
      <text:p text:style-name="P1"><text:span text:style-name="T1"><text:tab/><text:tab/><text:tab/>self</text:span><text:span text:style-name="T4">.</text:span><text:span text:style-name="T1">canvas</text:span><text:span text:style-name="T4">.</text:span><text:span text:style-name="T1">gantry</text:span><text:span text:style-name="T4">(</text:span><text:span text:style-name="T1">self</text:span><text:span text:style-name="T4">.</text:span><text:span text:style-name="T1">_pos</text:span><text:span text:style-name="T4">[</text:span><text:span text:style-name="T6">"wx"</text:span><text:span text:style-name="T4">],</text:span></text:p>
      <text:p text:style-name="P1"><text:span text:style-name="T1"><text:tab/><text:tab/><text:tab/><text:tab/><text:tab/> <text:s text:c="2"/>self</text:span><text:span text:style-name="T4">.</text:span><text:span text:style-name="T1">_pos</text:span><text:span text:style-name="T4">[</text:span><text:span text:style-name="T6">"wy"</text:span><text:span text:style-name="T4">],</text:span></text:p>
      <text:p text:style-name="P1"><text:span text:style-name="T1"><text:tab/><text:tab/><text:tab/><text:tab/><text:tab/> <text:s text:c="2"/>self</text:span><text:span text:style-name="T4">.</text:span><text:span text:style-name="T1">_pos</text:span><text:span text:style-name="T4">[</text:span><text:span text:style-name="T6">"wz"</text:span><text:span text:style-name="T4">],</text:span></text:p>
      <text:p text:style-name="P1"><text:span text:style-name="T1"><text:tab/><text:tab/><text:tab/><text:tab/><text:tab/> <text:s text:c="2"/>self</text:span><text:span text:style-name="T4">.</text:span><text:span text:style-name="T1">_pos</text:span><text:span text:style-name="T4">[</text:span><text:span text:style-name="T6">"mx"</text:span><text:span text:style-name="T4">],</text:span></text:p>
      <text:p text:style-name="P1"><text:span text:style-name="T1"><text:tab/><text:tab/><text:tab/><text:tab/><text:tab/> <text:s text:c="2"/>self</text:span><text:span text:style-name="T4">.</text:span><text:span text:style-name="T1">_pos</text:span><text:span text:style-name="T4">[</text:span><text:span text:style-name="T6">"my"</text:span><text:span text:style-name="T4">],</text:span></text:p>
      <text:p text:style-name="P1"><text:span text:style-name="T1"><text:tab/><text:tab/><text:tab/><text:tab/><text:tab/> <text:s text:c="2"/>self</text:span><text:span text:style-name="T4">.</text:span><text:span text:style-name="T1">_pos</text:span><text:span text:style-name="T4">[</text:span><text:span text:style-name="T6">"mz"</text:span><text:span text:style-name="T4">])</text:span></text:p>
      <text:p text:style-name="P1"><text:span text:style-name="T1"><text:tab/><text:tab/><text:tab/>self</text:span><text:span text:style-name="T4">.</text:span><text:span text:style-name="T1">_posUpdate </text:span><text:span text:style-name="T4">=</text:span><text:span text:style-name="T1"> </text:span><text:span text:style-name="T7">False</text:span></text:p>
      <text:p text:style-name="P4"/>
      <text:p text:style-name="P1"><text:span text:style-name="T1"><text:tab/><text:tab/></text:span><text:span text:style-name="T10"># Update parameters if needed</text:span></text:p>
      <text:p text:style-name="P1"><text:span text:style-name="T1"><text:tab/><text:tab/></text:span><text:span text:style-name="T7">if</text:span><text:span text:style-name="T1"> self</text:span><text:span text:style-name="T4">.</text:span><text:span text:style-name="T1">_wcsUpdate</text:span><text:span text:style-name="T4">:</text:span></text:p>
      <text:p text:style-name="P1"><text:span text:style-name="T1"><text:tab/><text:tab/><text:tab/></text:span><text:span text:style-name="T7">try</text:span><text:span text:style-name="T4">:</text:span></text:p>
      <text:p text:style-name="P1"><text:span text:style-name="T1"><text:tab/><text:tab/><text:tab/><text:tab/>value </text:span><text:span text:style-name="T4">=</text:span><text:span text:style-name="T1"> self</text:span><text:span text:style-name="T4">.</text:span><text:span text:style-name="T1">_pos</text:span><text:span text:style-name="T4">[</text:span><text:span text:style-name="T1">WCS</text:span><text:span text:style-name="T4">[</text:span><text:span text:style-name="T1">self</text:span><text:span text:style-name="T4">.</text:span><text:span text:style-name="T1">wcsvar</text:span><text:span text:style-name="T4">.</text:span><text:span text:style-name="T1">get</text:span><text:span text:style-name="T4">()]]</text:span></text:p>
      <text:p text:style-name="P1"><text:span text:style-name="T1"><text:tab/><text:tab/><text:tab/><text:tab/></text:span><text:span text:style-name="T7">for</text:span><text:span text:style-name="T1"> i </text:span><text:span text:style-name="T7">in</text:span><text:span text:style-name="T1"> range</text:span><text:span text:style-name="T4">(</text:span><text:span text:style-name="T8">3</text:span><text:span text:style-name="T4">):</text:span></text:p>
      <text:p text:style-name="P1"><text:span text:style-name="T1"><text:tab/><text:tab/><text:tab/><text:tab/><text:tab/>self</text:span><text:span text:style-name="T4">.</text:span><text:span text:style-name="T1">wcs</text:span><text:span text:style-name="T4">[</text:span><text:span text:style-name="T1">i</text:span><text:span text:style-name="T4">][</text:span><text:span text:style-name="T6">"text"</text:span><text:span text:style-name="T4">]</text:span><text:span text:style-name="T1"> </text:span><text:span text:style-name="T4">=</text:span><text:span text:style-name="T1"> value</text:span><text:span text:style-name="T4">[</text:span><text:span text:style-name="T1">i</text:span><text:span text:style-name="T4">]</text:span></text:p>
      <text:p text:style-name="P1"><text:span text:style-name="T1"><text:tab/><text:tab/><text:tab/></text:span><text:span text:style-name="T7">except</text:span><text:span text:style-name="T1"> KeyError</text:span><text:span text:style-name="T4">:</text:span></text:p>
      <text:p text:style-name="P1"><text:span text:style-name="T1"><text:tab/><text:tab/><text:tab/><text:tab/></text:span><text:span text:style-name="T7">pass</text:span></text:p>
      <text:p text:style-name="P4"/>
      <text:p text:style-name="P1"><text:span text:style-name="T1"><text:tab/><text:tab/><text:tab/>self</text:span><text:span text:style-name="T4">.</text:span><text:span text:style-name="T1">_tlo</text:span><text:span text:style-name="T4">[</text:span><text:span text:style-name="T6">"text"</text:span><text:span text:style-name="T4">]</text:span><text:span text:style-name="T1"> </text:span><text:span text:style-name="T4">=</text:span><text:span text:style-name="T1"> self</text:span><text:span text:style-name="T4">.</text:span><text:span text:style-name="T1">_pos</text:span><text:span text:style-name="T4">.</text:span><text:span text:style-name="T1">get</text:span><text:span text:style-name="T4">(</text:span><text:span text:style-name="T6">"TLO"</text:span><text:span text:style-name="T4">,</text:span><text:span text:style-name="T6">""</text:span><text:span text:style-name="T4">)</text:span></text:p>
      <text:p text:style-name="P1"><text:span text:style-name="T1"><text:tab/><text:tab/><text:tab/>self</text:span><text:span text:style-name="T4">.</text:span><text:span text:style-name="T1">_wcsUpdate </text:span><text:span text:style-name="T4">=</text:span><text:span text:style-name="T1"> </text:span><text:span text:style-name="T7">False</text:span></text:p>
      <text:p text:style-name="P4"/>
      <text:p text:style-name="P1"><text:span text:style-name="T1"><text:tab/><text:tab/></text:span><text:span text:style-name="T10"># Update status string</text:span></text:p>
      <text:p text:style-name="P1"><text:span text:style-name="T1"><text:tab/><text:tab/></text:span><text:span text:style-name="T7">if</text:span><text:span text:style-name="T1"> self</text:span><text:span text:style-name="T4">.</text:span><text:span text:style-name="T1">_gUpdate</text:span><text:span text:style-name="T4">:</text:span></text:p>
      <text:p text:style-name="P1"><text:span text:style-name="T1"><text:tab/><text:tab/><text:tab/></text:span><text:span text:style-name="T7">for</text:span><text:span text:style-name="T1"> g </text:span><text:span text:style-name="T7">in</text:span><text:span text:style-name="T1"> self</text:span><text:span text:style-name="T4">.</text:span><text:span text:style-name="T1">_pos</text:span><text:span text:style-name="T4">[</text:span><text:span text:style-name="T6">"G"</text:span><text:span text:style-name="T4">]:</text:span></text:p>
      <text:p text:style-name="P1"><text:span text:style-name="T1"><text:tab/><text:tab/><text:tab/><text:tab/></text:span><text:span text:style-name="T7">if</text:span><text:span text:style-name="T1"> g</text:span><text:span text:style-name="T4">[</text:span><text:span text:style-name="T8">0</text:span><text:span text:style-name="T4">]==</text:span><text:span text:style-name="T6">'G'</text:span><text:span text:style-name="T4">:</text:span></text:p>
      <text:p text:style-name="P1"><text:span text:style-name="T1"><text:tab/><text:tab/><text:tab/><text:tab/><text:tab/></text:span><text:span text:style-name="T7">try</text:span><text:span text:style-name="T4">:</text:span></text:p>
      <text:p text:style-name="P1"><text:span text:style-name="T1"><text:tab/><text:tab/><text:tab/><text:tab/><text:tab/><text:tab/>w</text:span><text:span text:style-name="T4">,</text:span><text:span text:style-name="T1"> v </text:span><text:span text:style-name="T4">=</text:span><text:span text:style-name="T1"> self</text:span><text:span text:style-name="T4">.</text:span><text:span text:style-name="T1">gstate</text:span><text:span text:style-name="T4">[</text:span><text:span text:style-name="T1">g</text:span><text:span text:style-name="T4">]</text:span></text:p>
      <text:p text:style-name="P1"><text:span text:style-name="T1"><text:tab/><text:tab/><text:tab/><text:tab/><text:tab/><text:tab/>w</text:span><text:span text:style-name="T4">.</text:span><text:span text:style-name="T1">set</text:span><text:span text:style-name="T4">(</text:span><text:span text:style-name="T1">v</text:span><text:span text:style-name="T4">)</text:span></text:p>
      <text:p text:style-name="P1"><text:span text:style-name="T1"><text:tab/><text:tab/><text:tab/><text:tab/><text:tab/></text:span><text:span text:style-name="T7">except</text:span><text:span text:style-name="T1"> KeyError</text:span><text:span text:style-name="T4">:</text:span></text:p>
      <text:p text:style-name="P1"><text:span text:style-name="T1"><text:tab/><text:tab/><text:tab/><text:tab/><text:tab/><text:tab/></text:span><text:span text:style-name="T7">try</text:span><text:span text:style-name="T4">:</text:span></text:p>
      <text:p text:style-name="P1"><text:soft-page-break/><text:span text:style-name="T1"><text:tab/><text:tab/><text:tab/><text:tab/><text:tab/><text:tab/><text:tab/>self</text:span><text:span text:style-name="T4">.</text:span><text:span text:style-name="T1">wcsvar</text:span><text:span text:style-name="T4">.</text:span><text:span text:style-name="T1">set</text:span><text:span text:style-name="T4">(</text:span><text:span text:style-name="T1">WCS</text:span><text:span text:style-name="T4">.</text:span><text:span text:style-name="T1">index</text:span><text:span text:style-name="T4">(</text:span><text:span text:style-name="T1">g</text:span><text:span text:style-name="T4">))</text:span></text:p>
      <text:p text:style-name="P1"><text:span text:style-name="T1"><text:tab/><text:tab/><text:tab/><text:tab/><text:tab/><text:tab/></text:span><text:span text:style-name="T7">except</text:span><text:span text:style-name="T1"> ValueError</text:span><text:span text:style-name="T4">:</text:span></text:p>
      <text:p text:style-name="P1"><text:span text:style-name="T1"><text:tab/><text:tab/><text:tab/><text:tab/><text:tab/><text:tab/><text:tab/></text:span><text:span text:style-name="T7">pass</text:span></text:p>
      <text:p text:style-name="P1"><text:span text:style-name="T1"><text:tab/><text:tab/><text:tab/><text:tab/></text:span><text:span text:style-name="T7">elif</text:span><text:span text:style-name="T1"> g</text:span><text:span text:style-name="T4">[</text:span><text:span text:style-name="T8">0</text:span><text:span text:style-name="T4">]</text:span><text:span text:style-name="T1"> </text:span><text:span text:style-name="T4">==</text:span><text:span text:style-name="T1"> </text:span><text:span text:style-name="T6">'F'</text:span><text:span text:style-name="T4">:</text:span></text:p>
      <text:p text:style-name="P1"><text:span text:style-name="T1"><text:tab/><text:tab/><text:tab/><text:tab/><text:tab/></text:span><text:span text:style-name="T7">if</text:span><text:span text:style-name="T1"> self</text:span><text:span text:style-name="T4">.</text:span><text:span text:style-name="T1">focus_get</text:span><text:span text:style-name="T4">()</text:span><text:span text:style-name="T1"> </text:span><text:span text:style-name="T7">is</text:span><text:span text:style-name="T1"> </text:span><text:span text:style-name="T7">not</text:span><text:span text:style-name="T1"> self</text:span><text:span text:style-name="T4">.</text:span><text:span text:style-name="T1">feedRate</text:span><text:span text:style-name="T4">:</text:span></text:p>
      <text:p text:style-name="P1"><text:span text:style-name="T1"><text:tab/><text:tab/><text:tab/><text:tab/><text:tab/><text:tab/>self</text:span><text:span text:style-name="T4">.</text:span><text:span text:style-name="T1">feedRate</text:span><text:span text:style-name="T4">.</text:span><text:span text:style-name="T1">delete</text:span><text:span text:style-name="T4">(</text:span><text:span text:style-name="T8">0</text:span><text:span text:style-name="T4">,</text:span><text:span text:style-name="T1">END</text:span><text:span text:style-name="T4">)</text:span></text:p>
      <text:p text:style-name="P1"><text:span text:style-name="T1"><text:tab/><text:tab/><text:tab/><text:tab/><text:tab/><text:tab/>self</text:span><text:span text:style-name="T4">.</text:span><text:span text:style-name="T1">feedRate</text:span><text:span text:style-name="T4">.</text:span><text:span text:style-name="T1">insert</text:span><text:span text:style-name="T4">(</text:span><text:span text:style-name="T8">0</text:span><text:span text:style-name="T4">,</text:span><text:span text:style-name="T1">g</text:span><text:span text:style-name="T4">[</text:span><text:span text:style-name="T8">1</text:span><text:span text:style-name="T4">:])</text:span></text:p>
      <text:p text:style-name="P4"/>
      <text:p text:style-name="P1"><text:span text:style-name="T1"><text:tab/><text:tab/><text:tab/><text:tab/></text:span><text:span text:style-name="T7">elif</text:span><text:span text:style-name="T1"> g</text:span><text:span text:style-name="T4">[</text:span><text:span text:style-name="T8">0</text:span><text:span text:style-name="T4">]</text:span><text:span text:style-name="T1"> </text:span><text:span text:style-name="T4">==</text:span><text:span text:style-name="T1"> </text:span><text:span text:style-name="T6">'T'</text:span><text:span text:style-name="T4">:</text:span></text:p>
      <text:p text:style-name="P1"><text:span text:style-name="T1"><text:tab/><text:tab/><text:tab/><text:tab/><text:tab/></text:span><text:span text:style-name="T7">if</text:span><text:span text:style-name="T1"> self</text:span><text:span text:style-name="T4">.</text:span><text:span text:style-name="T1">focus_get</text:span><text:span text:style-name="T4">()</text:span><text:span text:style-name="T1"> </text:span><text:span text:style-name="T7">is</text:span><text:span text:style-name="T1"> </text:span><text:span text:style-name="T7">not</text:span><text:span text:style-name="T1"> self</text:span><text:span text:style-name="T4">.</text:span><text:span text:style-name="T1">toolEntry</text:span><text:span text:style-name="T4">:</text:span></text:p>
      <text:p text:style-name="P1"><text:span text:style-name="T1"><text:tab/><text:tab/><text:tab/><text:tab/><text:tab/><text:tab/>self</text:span><text:span text:style-name="T4">.</text:span><text:span text:style-name="T1">toolEntry</text:span><text:span text:style-name="T4">.</text:span><text:span text:style-name="T1">delete</text:span><text:span text:style-name="T4">(</text:span><text:span text:style-name="T8">0</text:span><text:span text:style-name="T4">,</text:span><text:span text:style-name="T1">END</text:span><text:span text:style-name="T4">)</text:span></text:p>
      <text:p text:style-name="P1"><text:span text:style-name="T1"><text:tab/><text:tab/><text:tab/><text:tab/><text:tab/><text:tab/>self</text:span><text:span text:style-name="T4">.</text:span><text:span text:style-name="T1">toolEntry</text:span><text:span text:style-name="T4">.</text:span><text:span text:style-name="T1">insert</text:span><text:span text:style-name="T4">(</text:span><text:span text:style-name="T8">0</text:span><text:span text:style-name="T4">,</text:span><text:span text:style-name="T1">g</text:span><text:span text:style-name="T4">[</text:span><text:span text:style-name="T8">1</text:span><text:span text:style-name="T4">:])</text:span></text:p>
      <text:p text:style-name="P4"/>
      <text:p text:style-name="P1"><text:span text:style-name="T1"><text:tab/><text:tab/><text:tab/><text:tab/></text:span><text:span text:style-name="T7">elif</text:span><text:span text:style-name="T1"> g</text:span><text:span text:style-name="T4">[</text:span><text:span text:style-name="T8">0</text:span><text:span text:style-name="T4">]</text:span><text:span text:style-name="T1"> </text:span><text:span text:style-name="T4">==</text:span><text:span text:style-name="T1"> </text:span><text:span text:style-name="T6">'S'</text:span><text:span text:style-name="T4">:</text:span></text:p>
      <text:p text:style-name="P1"><text:span text:style-name="T1"><text:tab/><text:tab/><text:tab/><text:tab/><text:tab/>self</text:span><text:span text:style-name="T4">.</text:span><text:span text:style-name="T1">spindleSpeed</text:span><text:span text:style-name="T4">.</text:span><text:span text:style-name="T1">set</text:span><text:span text:style-name="T4">(</text:span><text:span text:style-name="T1">int</text:span><text:span text:style-name="T4">(</text:span><text:span text:style-name="T1">float</text:span><text:span text:style-name="T4">(</text:span><text:span text:style-name="T1">g</text:span><text:span text:style-name="T4">[</text:span><text:span text:style-name="T8">1</text:span><text:span text:style-name="T4">:])))</text:span></text:p>
      <text:p text:style-name="P1"><text:span text:style-name="T1"><text:tab/><text:tab/><text:tab/>self</text:span><text:span text:style-name="T4">.</text:span><text:span text:style-name="T1">_gUpdate </text:span><text:span text:style-name="T4">=</text:span><text:span text:style-name="T1"> </text:span><text:span text:style-name="T7">False</text:span></text:p>
      <text:p text:style-name="P4"/>
      <text:p text:style-name="P1"><text:span text:style-name="T1"><text:tab/><text:tab/></text:span><text:span text:style-name="T10"># Update probe and draw point</text:span></text:p>
      <text:p text:style-name="P1"><text:span text:style-name="T1"><text:tab/><text:tab/></text:span><text:span text:style-name="T7">if</text:span><text:span text:style-name="T1"> self</text:span><text:span text:style-name="T4">.</text:span><text:span text:style-name="T1">_probeUpdate</text:span><text:span text:style-name="T4">:</text:span></text:p>
      <text:p text:style-name="P1"><text:span text:style-name="T1"><text:tab/><text:tab/><text:tab/></text:span><text:span text:style-name="T7">try</text:span><text:span text:style-name="T4">:</text:span></text:p>
      <text:p text:style-name="P1"><text:span text:style-name="T1"><text:tab/><text:tab/><text:tab/><text:tab/>probe </text:span><text:span text:style-name="T4">=</text:span><text:span text:style-name="T1"> self</text:span><text:span text:style-name="T4">.</text:span><text:span text:style-name="T1">_pos</text:span><text:span text:style-name="T4">.</text:span><text:span text:style-name="T1">get</text:span><text:span text:style-name="T4">(</text:span><text:span text:style-name="T6">"PRB"</text:span><text:span text:style-name="T4">)</text:span></text:p>
      <text:p text:style-name="P1"><text:span text:style-name="T1"><text:tab/><text:tab/><text:tab/><text:tab/>self</text:span><text:span text:style-name="T4">.</text:span><text:span text:style-name="T1">_probeX</text:span><text:span text:style-name="T4">[</text:span><text:span text:style-name="T6">"text"</text:span><text:span text:style-name="T4">]</text:span><text:span text:style-name="T1"> </text:span><text:span text:style-name="T4">=</text:span><text:span text:style-name="T1"> probe</text:span><text:span text:style-name="T4">[</text:span><text:span text:style-name="T8">0</text:span><text:span text:style-name="T4">]</text:span></text:p>
      <text:p text:style-name="P1"><text:span text:style-name="T1"><text:tab/><text:tab/><text:tab/><text:tab/>self</text:span><text:span text:style-name="T4">.</text:span><text:span text:style-name="T1">_probeY</text:span><text:span text:style-name="T4">[</text:span><text:span text:style-name="T6">"text"</text:span><text:span text:style-name="T4">]</text:span><text:span text:style-name="T1"> </text:span><text:span text:style-name="T4">=</text:span><text:span text:style-name="T1"> probe</text:span><text:span text:style-name="T4">[</text:span><text:span text:style-name="T8">1</text:span><text:span text:style-name="T4">]</text:span></text:p>
      <text:p text:style-name="P1"><text:span text:style-name="T1"><text:tab/><text:tab/><text:tab/><text:tab/>self</text:span><text:span text:style-name="T4">.</text:span><text:span text:style-name="T1">_probeZ</text:span><text:span text:style-name="T4">[</text:span><text:span text:style-name="T6">"text"</text:span><text:span text:style-name="T4">]</text:span><text:span text:style-name="T1"> </text:span><text:span text:style-name="T4">=</text:span><text:span text:style-name="T1"> probe</text:span><text:span text:style-name="T4">[</text:span><text:span text:style-name="T8">2</text:span><text:span text:style-name="T4">]</text:span></text:p>
      <text:p text:style-name="P1"><text:span text:style-name="T1"><text:tab/><text:tab/><text:tab/></text:span><text:span text:style-name="T7">except</text:span><text:span text:style-name="T4">:</text:span></text:p>
      <text:p text:style-name="P1"><text:span text:style-name="T1"><text:tab/><text:tab/><text:tab/><text:tab/></text:span><text:span text:style-name="T7">pass</text:span></text:p>
      <text:p text:style-name="P1"><text:span text:style-name="T1"><text:tab/><text:tab/><text:tab/>self</text:span><text:span text:style-name="T4">.</text:span><text:span text:style-name="T1">canvas</text:span><text:span text:style-name="T4">.</text:span><text:span text:style-name="T1">drawProbePoint</text:span><text:span text:style-name="T4">(</text:span><text:span text:style-name="T1">probe</text:span><text:span text:style-name="T4">)</text:span></text:p>
      <text:p text:style-name="P1"><text:span text:style-name="T1"><text:tab/><text:tab/><text:tab/>self</text:span><text:span text:style-name="T4">.</text:span><text:span text:style-name="T1">_probeUpdate </text:span><text:span text:style-name="T4">=</text:span><text:span text:style-name="T1"> </text:span><text:span text:style-name="T7">False</text:span></text:p>
      <text:p text:style-name="P4"/>
      <text:p text:style-name="P1"><text:span text:style-name="T1"><text:tab/><text:tab/></text:span><text:span text:style-name="T7">if</text:span><text:span text:style-name="T1"> inserted</text:span><text:span text:style-name="T4">:</text:span></text:p>
      <text:p text:style-name="P1"><text:span text:style-name="T1"><text:tab/><text:tab/><text:tab/>self</text:span><text:span text:style-name="T4">.</text:span><text:span text:style-name="T1">terminal</text:span><text:span text:style-name="T4">.</text:span><text:span text:style-name="T1">see</text:span><text:span text:style-name="T4">(</text:span><text:span text:style-name="T1">END</text:span><text:span text:style-name="T4">)</text:span></text:p>
      <text:p text:style-name="P1"><text:span text:style-name="T1"><text:tab/><text:tab/><text:tab/>self</text:span><text:span text:style-name="T4">.</text:span><text:span text:style-name="T1">terminal</text:span><text:span text:style-name="T4">[</text:span><text:span text:style-name="T6">"state"</text:span><text:span text:style-name="T4">]</text:span><text:span text:style-name="T1"> </text:span><text:span text:style-name="T4">=</text:span><text:span text:style-name="T1"> DISABLED</text:span></text:p>
      <text:p text:style-name="P4"/>
      <text:p text:style-name="P1"><text:span text:style-name="T1"><text:tab/><text:tab/></text:span><text:span text:style-name="T7">if</text:span><text:span text:style-name="T1"> self</text:span><text:span text:style-name="T4">.</text:span><text:span text:style-name="T1">running</text:span><text:span text:style-name="T4">:</text:span></text:p>
      <text:p text:style-name="P1"><text:span text:style-name="T1"><text:tab/><text:tab/><text:tab/>self</text:span><text:span text:style-name="T4">.</text:span><text:span text:style-name="T1">progress</text:span><text:span text:style-name="T4">.</text:span><text:span text:style-name="T1">setProgress</text:span><text:span text:style-name="T4">(</text:span><text:span text:style-name="T1">self</text:span><text:span text:style-name="T4">.</text:span><text:span text:style-name="T1">_runLines</text:span><text:span text:style-name="T4">-</text:span><text:span text:style-name="T1">self</text:span><text:span text:style-name="T4">.</text:span><text:span text:style-name="T1">queue</text:span><text:span text:style-name="T4">.</text:span><text:span text:style-name="T1">qsize</text:span><text:span text:style-name="T4">(),</text:span></text:p>
      <text:p text:style-name="P1"><text:span text:style-name="T1"><text:tab/><text:tab/><text:tab/><text:tab/><text:tab/><text:tab/>self</text:span><text:span text:style-name="T4">.</text:span><text:span text:style-name="T1">_gcount</text:span><text:span text:style-name="T4">)</text:span></text:p>
      <text:p text:style-name="P4"/>
      <text:p text:style-name="P1"><text:span text:style-name="T1"><text:tab/><text:tab/><text:tab/></text:span><text:span text:style-name="T7">if</text:span><text:span text:style-name="T1"> self</text:span><text:span text:style-name="T4">.</text:span><text:span text:style-name="T1">_selectI</text:span><text:span text:style-name="T4">&gt;=</text:span><text:span text:style-name="T8">0</text:span><text:span text:style-name="T1"> </text:span><text:span text:style-name="T7">and</text:span><text:span text:style-name="T1"> self</text:span><text:span text:style-name="T4">.</text:span><text:span text:style-name="T1">_paths</text:span><text:span text:style-name="T4">:</text:span></text:p>
      <text:p text:style-name="P1"><text:span text:style-name="T1"><text:tab/><text:tab/><text:tab/><text:tab/></text:span><text:span text:style-name="T7">while</text:span><text:span text:style-name="T1"> self</text:span><text:span text:style-name="T4">.</text:span><text:span text:style-name="T1">_selectI </text:span><text:span text:style-name="T4">&lt;</text:span><text:span text:style-name="T1"> self</text:span><text:span text:style-name="T4">.</text:span><text:span text:style-name="T1">_gcount </text:span><text:span text:style-name="T7">and</text:span><text:span text:style-name="T1"> self</text:span><text:span text:style-name="T4">.</text:span><text:span text:style-name="T1">_selectI</text:span><text:span text:style-name="T4">&lt;</text:span><text:span text:style-name="T1">len</text:span><text:span text:style-name="T4">(</text:span><text:span text:style-name="T1">self</text:span><text:span text:style-name="T4">.</text:span><text:span text:style-name="T1">_paths</text:span><text:span text:style-name="T4">):</text:span></text:p>
      <text:p text:style-name="P1"><text:span text:style-name="T1"><text:tab/><text:tab/><text:tab/><text:tab/><text:tab/></text:span><text:span text:style-name="T7">if</text:span><text:span text:style-name="T1"> self</text:span><text:span text:style-name="T4">.</text:span><text:span text:style-name="T1">_paths</text:span><text:span text:style-name="T4">[</text:span><text:span text:style-name="T1">self</text:span><text:span text:style-name="T4">.</text:span><text:span text:style-name="T1">_selectI</text:span><text:span text:style-name="T4">]:</text:span></text:p>
      <text:p text:style-name="P1"><text:span text:style-name="T1"><text:tab/><text:tab/><text:tab/><text:tab/><text:tab/><text:tab/>i</text:span><text:span text:style-name="T4">,</text:span><text:span text:style-name="T1">j </text:span><text:span text:style-name="T4">=</text:span><text:span text:style-name="T1"> self</text:span><text:span text:style-name="T4">.</text:span><text:span text:style-name="T1">_paths</text:span><text:span text:style-name="T4">[</text:span><text:span text:style-name="T1">self</text:span><text:span text:style-name="T4">.</text:span><text:span text:style-name="T1">_selectI</text:span><text:span text:style-name="T4">]</text:span></text:p>
      <text:p text:style-name="P1"><text:span text:style-name="T1"><text:tab/><text:tab/><text:tab/><text:tab/><text:tab/><text:tab/>path </text:span><text:span text:style-name="T4">=</text:span><text:span text:style-name="T1"> self</text:span><text:span text:style-name="T4">.</text:span><text:span text:style-name="T1">gcode</text:span><text:span text:style-name="T4">[</text:span><text:span text:style-name="T1">i</text:span><text:span text:style-name="T4">].</text:span><text:span text:style-name="T1">path</text:span><text:span text:style-name="T4">(</text:span><text:span text:style-name="T1">j</text:span><text:span text:style-name="T4">)</text:span></text:p>
      <text:p text:style-name="P1"><text:span text:style-name="T1"><text:tab/><text:tab/><text:tab/><text:tab/><text:tab/><text:tab/>self</text:span><text:span text:style-name="T4">.</text:span><text:span text:style-name="T1">canvas</text:span><text:span text:style-name="T4">.</text:span><text:span text:style-name="T1">itemconfig</text:span><text:span text:style-name="T4">(</text:span><text:span text:style-name="T1">path</text:span><text:span text:style-name="T4">,</text:span><text:span text:style-name="T1"> width</text:span><text:span text:style-name="T4">=</text:span><text:span text:style-name="T8">2</text:span><text:span text:style-name="T4">,</text:span><text:span text:style-name="T1"> fill</text:span><text:span text:style-name="T4">=</text:span><text:span text:style-name="T1">CNCCanvas</text:span><text:span text:style-name="T4">.</text:span><text:span text:style-name="T1">PROCESS_COLOR</text:span><text:span text:style-name="T4">)</text:span></text:p>
      <text:p text:style-name="P1"><text:span text:style-name="T1"><text:tab/><text:tab/><text:tab/><text:tab/><text:tab/>self</text:span><text:span text:style-name="T4">.</text:span><text:span text:style-name="T1">_selectI </text:span><text:span text:style-name="T4">+=</text:span><text:span text:style-name="T1"> </text:span><text:span text:style-name="T8">1</text:span></text:p>
      <text:p text:style-name="P4"/>
      <text:p text:style-name="P1"><text:span text:style-name="T1"><text:tab/><text:tab/><text:tab/></text:span><text:span text:style-name="T7">if</text:span><text:span text:style-name="T1"> self</text:span><text:span text:style-name="T4">.</text:span><text:span text:style-name="T1">_gcount </text:span><text:span text:style-name="T4">&gt;=</text:span><text:span text:style-name="T1"> self</text:span><text:span text:style-name="T4">.</text:span><text:span text:style-name="T1">_runLines</text:span><text:span text:style-name="T4">:</text:span></text:p>
      <text:p text:style-name="P1"><text:span text:style-name="T1"><text:tab/><text:tab/><text:tab/><text:tab/>self</text:span><text:span text:style-name="T4">.</text:span><text:span text:style-name="T1">runEnded</text:span><text:span text:style-name="T4">()</text:span></text:p>
      <text:p text:style-name="P4"/>
      <text:p text:style-name="P1"><text:span text:style-name="T1"><text:tab/><text:tab/>self</text:span><text:span text:style-name="T4">.</text:span><text:span text:style-name="T1">after</text:span><text:span text:style-name="T4">(</text:span><text:span text:style-name="T1">MONITOR_AFTER</text:span><text:span text:style-name="T4">,</text:span><text:span text:style-name="T1"> self</text:span><text:span text:style-name="T4">.</text:span><text:span text:style-name="T1">monitorSerial</text:span><text:span text:style-name="T4">)</text:span></text:p>
      <text:p text:style-name="P4"/>
      <text:p text:style-name="P1"><text:span text:style-name="T1"><text:tab/></text:span><text:span text:style-name="T10">#----------------------------------------------------------------------</text:span></text:p>
      <text:p text:style-name="P1"><text:span text:style-name="T1"><text:tab/></text:span><text:span text:style-name="T7">def</text:span><text:span text:style-name="T1"> </text:span><text:span text:style-name="T11">get</text:span><text:span text:style-name="T4">(</text:span><text:span text:style-name="T1">self</text:span><text:span text:style-name="T4">,</text:span><text:span text:style-name="T1"> section</text:span><text:span text:style-name="T4">,</text:span><text:span text:style-name="T1"> item</text:span><text:span text:style-name="T4">):</text:span></text:p>
      <text:p text:style-name="P1"><text:span text:style-name="T1"><text:tab/><text:tab/></text:span><text:span text:style-name="T7">return</text:span><text:span text:style-name="T1"> Utils</text:span><text:span text:style-name="T4">.</text:span><text:span text:style-name="T1">config</text:span><text:span text:style-name="T4">.</text:span><text:span text:style-name="T1">get</text:span><text:span text:style-name="T4">(</text:span><text:span text:style-name="T1">section</text:span><text:span text:style-name="T4">,</text:span><text:span text:style-name="T1"> item</text:span><text:span text:style-name="T4">)</text:span></text:p>
      <text:p text:style-name="P4"/>
      <text:p text:style-name="P1"><text:span text:style-name="T1"><text:tab/></text:span><text:span text:style-name="T10">#----------------------------------------------------------------------</text:span></text:p>
      <text:p text:style-name="P1"><text:span text:style-name="T1"><text:tab/></text:span><text:span text:style-name="T7">def</text:span><text:span text:style-name="T1"> </text:span><text:span text:style-name="T11">set</text:span><text:span text:style-name="T4">(</text:span><text:span text:style-name="T1">self</text:span><text:span text:style-name="T4">,</text:span><text:span text:style-name="T1"> section</text:span><text:span text:style-name="T4">,</text:span><text:span text:style-name="T1"> item</text:span><text:span text:style-name="T4">,</text:span><text:span text:style-name="T1"> value</text:span><text:span text:style-name="T4">):</text:span></text:p>
      <text:p text:style-name="P1"><text:span text:style-name="T1"><text:tab/><text:tab/></text:span><text:span text:style-name="T7">return</text:span><text:span text:style-name="T1"> Utils</text:span><text:span text:style-name="T4">.</text:span><text:span text:style-name="T1">config</text:span><text:span text:style-name="T4">.</text:span><text:span text:style-name="T1">set</text:span><text:span text:style-name="T4">(</text:span><text:span text:style-name="T1">section</text:span><text:span text:style-name="T4">,</text:span><text:span text:style-name="T1"> item</text:span><text:span text:style-name="T4">,</text:span><text:span text:style-name="T1"> value</text:span><text:span text:style-name="T4">)</text:span></text:p>
      <text:p text:style-name="P4"/>
      <text:p text:style-name="P2">#------------------------------------------------------------------------------</text:p>
      <text:p text:style-name="P1"><text:span text:style-name="T7">if</text:span><text:span text:style-name="T1"> __name__ </text:span><text:span text:style-name="T4">==</text:span><text:span text:style-name="T1"> </text:span><text:span text:style-name="T6">"__main__"</text:span><text:span text:style-name="T4">:</text:span></text:p>
      <text:p text:style-name="P1"><text:span text:style-name="T1"><text:tab/>tk </text:span><text:span text:style-name="T4">=</text:span><text:span text:style-name="T1"> Tk</text:span><text:span text:style-name="T4">()</text:span></text:p>
      <text:p text:style-name="P1"><text:span text:style-name="T1"><text:tab/>tk</text:span><text:span text:style-name="T4">.</text:span><text:span text:style-name="T1">withdraw</text:span><text:span text:style-name="T4">()</text:span></text:p>
      <text:p text:style-name="P1"><text:span text:style-name="T1"><text:tab/></text:span><text:span text:style-name="T7">try</text:span><text:span text:style-name="T4">:</text:span></text:p>
      <text:p text:style-name="P1"><text:span text:style-name="T1"><text:tab/><text:tab/>Tkinter</text:span><text:span text:style-name="T4">.</text:span><text:span text:style-name="T1">CallWrapper </text:span><text:span text:style-name="T4">=</text:span><text:span text:style-name="T1"> Utils</text:span><text:span text:style-name="T4">.</text:span><text:span text:style-name="T1">CallWrapper</text:span></text:p>
      <text:p text:style-name="P1"><text:soft-page-break/><text:span text:style-name="T1"><text:tab/></text:span><text:span text:style-name="T7">except</text:span><text:span text:style-name="T4">:</text:span></text:p>
      <text:p text:style-name="P1"><text:span text:style-name="T1"><text:tab/><text:tab/>tkinter</text:span><text:span text:style-name="T4">.</text:span><text:span text:style-name="T1">CallWrapper </text:span><text:span text:style-name="T4">=</text:span><text:span text:style-name="T1"> Utils</text:span><text:span text:style-name="T4">.</text:span><text:span text:style-name="T1">CallWrapper</text:span></text:p>
      <text:p text:style-name="P4"/>
      <text:p text:style-name="P1"><text:span text:style-name="T1"><text:tab/>tkExtra</text:span><text:span text:style-name="T4">.</text:span><text:span text:style-name="T1">bindClasses</text:span><text:span text:style-name="T4">(</text:span><text:span text:style-name="T1">tk</text:span><text:span text:style-name="T4">)</text:span></text:p>
      <text:p text:style-name="P1"><text:span text:style-name="T1"><text:tab/>Utils</text:span><text:span text:style-name="T4">.</text:span><text:span text:style-name="T1">loadConfiguration</text:span><text:span text:style-name="T4">()</text:span></text:p>
      <text:p text:style-name="P4"/>
      <text:p text:style-name="P1"><text:span text:style-name="T1"><text:tab/>application </text:span><text:span text:style-name="T4">=</text:span><text:span text:style-name="T1"> Application</text:span><text:span text:style-name="T4">(</text:span><text:span text:style-name="T1">tk</text:span><text:span text:style-name="T4">)</text:span></text:p>
      <text:p text:style-name="P1"><text:span text:style-name="T1"><text:tab/></text:span><text:span text:style-name="T7">if</text:span><text:span text:style-name="T1"> len</text:span><text:span text:style-name="T4">(</text:span><text:span text:style-name="T1">sys</text:span><text:span text:style-name="T4">.</text:span><text:span text:style-name="T1">argv</text:span><text:span text:style-name="T4">)&gt;</text:span><text:span text:style-name="T8">1</text:span><text:span text:style-name="T4">:</text:span></text:p>
      <text:p text:style-name="P1"><text:span text:style-name="T1"><text:tab/><text:tab/>application</text:span><text:span text:style-name="T4">.</text:span><text:span text:style-name="T1">load</text:span><text:span text:style-name="T4">(</text:span><text:span text:style-name="T1">sys</text:span><text:span text:style-name="T4">.</text:span><text:span text:style-name="T1">argv</text:span><text:span text:style-name="T4">[</text:span><text:span text:style-name="T8">1</text:span><text:span text:style-name="T4">])</text:span></text:p>
      <text:p text:style-name="P1"><text:span text:style-name="T1"><text:tab/></text:span><text:span text:style-name="T7">try</text:span><text:span text:style-name="T4">:</text:span></text:p>
      <text:p text:style-name="P1"><text:span text:style-name="T1"><text:tab/><text:tab/>tk</text:span><text:span text:style-name="T4">.</text:span><text:span text:style-name="T1">mainloop</text:span><text:span text:style-name="T4">()</text:span></text:p>
      <text:p text:style-name="P1"><text:span text:style-name="T1"><text:tab/></text:span><text:span text:style-name="T7">except</text:span><text:span text:style-name="T1"> KeyboardInterrupt</text:span><text:span text:style-name="T4">:</text:span></text:p>
      <text:p text:style-name="P1"><text:span text:style-name="T1"><text:tab/><text:tab/>application</text:span><text:span text:style-name="T4">.</text:span><text:span text:style-name="T1">quit</text:span><text:span text:style-name="T4">()</text:span></text:p>
      <text:p text:style-name="P4"/>
      <text:p text:style-name="P1"><text:span text:style-name="T1"><text:tab/>application</text:span><text:span text:style-name="T4">.</text:span><text:span text:style-name="T1">close</text:span><text:span text:style-name="T4">()</text:span></text:p>
      <text:p text:style-name="P1"><text:span text:style-name="T1"><text:tab/>Utils</text:span><text:span text:style-name="T4">.</text:span><text:span text:style-name="T1">saveConfiguration</text:span><text:span text:style-name="T4">()</text:span></text:p>
      <text:p text:style-name="P1"><text:span text:style-name="T1"><text:s/></text:span><text:span text:style-name="T10">#vim:ts=8:sw=8:sts=8:noe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none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none" style:punctuation-wrap="hanging" style:line-break="strict" style:tab-stop-distance="0.423cm" style:writing-mode="page"/>
      <style:text-properties style:use-window-font-color="true" style:font-name="Courier New" fo:font-size="12pt" fo:language="en" fo:country="GB" style:letter-kerning="true" style:font-name-asian="Courier New" style:font-size-asian="12pt" style:language-asian="zh" style:country-asian="CN" style:font-name-complex="Courier New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66" meta:paragraph-count="3548" meta:word-count="9206" meta:character-count="118575"/>
    <dc:date>2015-06-25T17:16:33.53</dc:date>
    <meta:generator>OpenOffice/4.0.1$Win32 OpenOffice.org_project/401m5$Build-9714</meta:generator>
  </office:meta>
</office:document-meta>
</file>